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667cm" svg:height="12.723cm" svg:x="15.061cm" svg:y="0.505cm">
            <draw:object draw:notify-on-update-of-ranges="Sheet1.B1:Sheet1.B1000 Sheet1.C1:Sheet1.C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float" office:value="0">
            <text:p>0</text:p>
          </table:table-cell>
          <table:table-cell table:formula="of:=PI()*[.$A1]" office:value-type="float" office:value="0">
            <text:p>0</text:p>
          </table:table-cell>
          <table:table-cell table:formula="of:=20*(500-499*COS([.$B1]*(1+RAND())))" office:value-type="float" office:value="20">
            <text:p>20</text:p>
          </table:table-cell>
          <table:table-cell table:formula="of:=INT([.C1])" office:value-type="float" office:value="20">
            <text:p>20</text:p>
          </table:table-cell>
          <table:table-cell table:number-columns-repeated="12"/>
        </table:table-row>
        <table:table-row table:style-name="ro1">
          <table:table-cell table:formula="of:=[.$A1]+RAND()*0.1" office:value-type="float" office:value="0.0362219900358468">
            <text:p>0.03622199</text:p>
          </table:table-cell>
          <table:table-cell table:formula="of:=PI()*[.$A2]" office:value-type="float" office:value="0.113794737795019">
            <text:p>0.1137947378</text:p>
          </table:table-cell>
          <table:table-cell table:formula="of:=20*(500-499*COS([.$B2]*(1+RAND())))" office:value-type="float" office:value="125.53895535105">
            <text:p>125.5389553511</text:p>
          </table:table-cell>
          <table:table-cell table:formula="of:=INT([.C2])" office:value-type="float" office:value="125">
            <text:p>125</text:p>
          </table:table-cell>
          <table:table-cell table:formula="of:=[.D2]-[.D1]" office:value-type="float" office:value="105">
            <text:p>105</text:p>
          </table:table-cell>
          <table:table-cell table:number-columns-repeated="10"/>
          <table:table-cell table:formula="of:=RAND()*0.1" office:value-type="float" office:value="0.070600900799036">
            <text:p>0.0706009008</text:p>
          </table:table-cell>
        </table:table-row>
        <table:table-row table:style-name="ro1">
          <table:table-cell table:formula="of:=[.$A2]+RAND()*0.1" office:value-type="float" office:value="0.0838639406487346">
            <text:p>0.0838639406</text:p>
          </table:table-cell>
          <table:table-cell table:formula="of:=PI()*[.$A3]" office:value-type="float" office:value="0.263466339843155">
            <text:p>0.2634663398</text:p>
          </table:table-cell>
          <table:table-cell table:formula="of:=20*(500-499*COS([.$B3]*(1+RAND())))" office:value-type="float" office:value="662.837388878465">
            <text:p>662.8373888785</text:p>
          </table:table-cell>
          <table:table-cell table:formula="of:=INT([.C3])" office:value-type="float" office:value="662">
            <text:p>662</text:p>
          </table:table-cell>
          <table:table-cell table:formula="of:=[.D3]-[.D2]" office:value-type="float" office:value="537">
            <text:p>537</text:p>
          </table:table-cell>
          <table:table-cell table:number-columns-repeated="11"/>
        </table:table-row>
        <table:table-row table:style-name="ro1">
          <table:table-cell table:formula="of:=[.$A3]+RAND()*0.1" office:value-type="float" office:value="0.164681341312826">
            <text:p>0.1646813413</text:p>
          </table:table-cell>
          <table:table-cell table:formula="of:=PI()*[.$A4]" office:value-type="float" office:value="0.517361692051686">
            <text:p>0.5173616921</text:p>
          </table:table-cell>
          <table:table-cell table:formula="of:=20*(500-499*COS([.$B4]*(1+RAND())))" office:value-type="float" office:value="1334.13710639849">
            <text:p>1334.1371063985</text:p>
          </table:table-cell>
          <table:table-cell table:formula="of:=INT([.C4])" office:value-type="float" office:value="1334">
            <text:p>1334</text:p>
          </table:table-cell>
          <table:table-cell table:formula="of:=[.D4]-[.D3]" office:value-type="float" office:value="672">
            <text:p>672</text:p>
          </table:table-cell>
          <table:table-cell table:number-columns-repeated="11"/>
        </table:table-row>
        <table:table-row table:style-name="ro1">
          <table:table-cell table:formula="of:=[.$A4]+RAND()*0.1" office:value-type="float" office:value="0.176291031390429">
            <text:p>0.1762910314</text:p>
          </table:table-cell>
          <table:table-cell table:formula="of:=PI()*[.$A5]" office:value-type="float" office:value="0.553834609109938">
            <text:p>0.5538346091</text:p>
          </table:table-cell>
          <table:table-cell table:formula="of:=20*(500-499*COS([.$B5]*(1+RAND())))" office:value-type="float" office:value="2941.98228546282">
            <text:p>2941.9822854628</text:p>
          </table:table-cell>
          <table:table-cell table:formula="of:=INT([.C5])" office:value-type="float" office:value="2941">
            <text:p>2941</text:p>
          </table:table-cell>
          <table:table-cell table:formula="of:=[.D5]-[.D4]" office:value-type="float" office:value="1607">
            <text:p>1607</text:p>
          </table:table-cell>
          <table:table-cell table:number-columns-repeated="11"/>
        </table:table-row>
        <table:table-row table:style-name="ro1">
          <table:table-cell table:formula="of:=[.$A5]+RAND()*0.1" office:value-type="float" office:value="0.246989539917558">
            <text:p>0.2469895399</text:p>
          </table:table-cell>
          <table:table-cell table:formula="of:=PI()*[.$A6]" office:value-type="float" office:value="0.775940524118525">
            <text:p>0.7759405241</text:p>
          </table:table-cell>
          <table:table-cell table:formula="of:=20*(500-499*COS([.$B6]*(1+RAND())))" office:value-type="float" office:value="5562.31716574795">
            <text:p>5562.317165748</text:p>
          </table:table-cell>
          <table:table-cell table:formula="of:=INT([.C6])" office:value-type="float" office:value="5562">
            <text:p>5562</text:p>
          </table:table-cell>
          <table:table-cell table:formula="of:=[.D6]-[.D5]" office:value-type="float" office:value="2621">
            <text:p>2621</text:p>
          </table:table-cell>
          <table:table-cell table:number-columns-repeated="11"/>
        </table:table-row>
        <table:table-row table:style-name="ro1">
          <table:table-cell table:formula="of:=[.$A6]+RAND()*0.1" office:value-type="float" office:value="0.282710709050298">
            <text:p>0.2827107091</text:p>
          </table:table-cell>
          <table:table-cell table:formula="of:=PI()*[.$A7]" office:value-type="float" office:value="0.888161886643577">
            <text:p>0.8881618866</text:p>
          </table:table-cell>
          <table:table-cell table:formula="of:=20*(500-499*COS([.$B7]*(1+RAND())))" office:value-type="float" office:value="6363.45330199606">
            <text:p>6363.4533019961</text:p>
          </table:table-cell>
          <table:table-cell table:formula="of:=INT([.C7])" office:value-type="float" office:value="6363">
            <text:p>6363</text:p>
          </table:table-cell>
          <table:table-cell table:formula="of:=[.D7]-[.D6]" office:value-type="float" office:value="801">
            <text:p>801</text:p>
          </table:table-cell>
          <table:table-cell table:number-columns-repeated="11"/>
        </table:table-row>
        <table:table-row table:style-name="ro1">
          <table:table-cell table:formula="of:=[.$A7]+RAND()*0.1" office:value-type="float" office:value="0.376263416791335">
            <text:p>0.3762634168</text:p>
          </table:table-cell>
          <table:table-cell table:formula="of:=PI()*[.$A8]" office:value-type="float" office:value="1.18206638600625">
            <text:p>1.182066386</text:p>
          </table:table-cell>
          <table:table-cell table:formula="of:=20*(500-499*COS([.$B8]*(1+RAND())))" office:value-type="float" office:value="13088.7490445158">
            <text:p>13088.7490445158</text:p>
          </table:table-cell>
          <table:table-cell table:formula="of:=INT([.C8])" office:value-type="float" office:value="13088">
            <text:p>13088</text:p>
          </table:table-cell>
          <table:table-cell table:formula="of:=[.D8]-[.D7]" office:value-type="float" office:value="6725">
            <text:p>6725</text:p>
          </table:table-cell>
          <table:table-cell table:number-columns-repeated="11"/>
        </table:table-row>
        <table:table-row table:style-name="ro1">
          <table:table-cell table:formula="of:=[.$A8]+RAND()*0.1" office:value-type="float" office:value="0.46273215841502">
            <text:p>0.4627321584</text:p>
          </table:table-cell>
          <table:table-cell table:formula="of:=PI()*[.$A9]" office:value-type="float" office:value="1.45371594945637">
            <text:p>1.4537159495</text:p>
          </table:table-cell>
          <table:table-cell table:formula="of:=20*(500-499*COS([.$B9]*(1+RAND())))" office:value-type="float" office:value="19504.7239903201">
            <text:p>19504.7239903201</text:p>
          </table:table-cell>
          <table:table-cell table:formula="of:=INT([.C9])" office:value-type="float" office:value="19504">
            <text:p>19504</text:p>
          </table:table-cell>
          <table:table-cell table:formula="of:=[.D9]-[.D8]" office:value-type="float" office:value="6416">
            <text:p>6416</text:p>
          </table:table-cell>
          <table:table-cell table:number-columns-repeated="11"/>
        </table:table-row>
        <table:table-row table:style-name="ro1">
          <table:table-cell table:formula="of:=[.$A9]+RAND()*0.1" office:value-type="float" office:value="0.508769175270572">
            <text:p>0.5087691753</text:p>
          </table:table-cell>
          <table:table-cell table:formula="of:=PI()*[.$A10]" office:value-type="float" office:value="1.59834550340297">
            <text:p>1.5983455034</text:p>
          </table:table-cell>
          <table:table-cell table:formula="of:=20*(500-499*COS([.$B10]*(1+RAND())))" office:value-type="float" office:value="17528.0878198051">
            <text:p>17528.0878198051</text:p>
          </table:table-cell>
          <table:table-cell table:formula="of:=INT([.C10])" office:value-type="float" office:value="17528">
            <text:p>17528</text:p>
          </table:table-cell>
          <table:table-cell table:formula="of:=[.D10]-[.D9]" office:value-type="float" office:value="-1976">
            <text:p>-1976</text:p>
          </table:table-cell>
          <table:table-cell table:number-columns-repeated="11"/>
        </table:table-row>
        <table:table-row table:style-name="ro1">
          <table:table-cell table:formula="of:=[.$A10]+RAND()*0.1" office:value-type="float" office:value="0.52706822543405">
            <text:p>0.5270682254</text:p>
          </table:table-cell>
          <table:table-cell table:formula="of:=PI()*[.$A11]" office:value-type="float" office:value="1.65583366496422">
            <text:p>1.655833665</text:p>
          </table:table-cell>
          <table:table-cell table:formula="of:=20*(500-499*COS([.$B11]*(1+RAND())))" office:value-type="float" office:value="17073.1316697168">
            <text:p>17073.1316697168</text:p>
          </table:table-cell>
          <table:table-cell table:formula="of:=INT([.C11])" office:value-type="float" office:value="17073">
            <text:p>17073</text:p>
          </table:table-cell>
          <table:table-cell table:formula="of:=[.D11]-[.D10]" office:value-type="float" office:value="-455">
            <text:p>-455</text:p>
          </table:table-cell>
          <table:table-cell table:number-columns-repeated="11"/>
        </table:table-row>
        <table:table-row table:style-name="ro1">
          <table:table-cell table:formula="of:=[.$A11]+RAND()*0.1" office:value-type="float" office:value="0.547009752457962">
            <text:p>0.5470097525</text:p>
          </table:table-cell>
          <table:table-cell table:formula="of:=PI()*[.$A12]" office:value-type="float" office:value="1.7184818197639">
            <text:p>1.7184818198</text:p>
          </table:table-cell>
          <table:table-cell table:formula="of:=20*(500-499*COS([.$B12]*(1+RAND())))" office:value-type="float" office:value="19836.5869738102">
            <text:p>19836.5869738102</text:p>
          </table:table-cell>
          <table:table-cell table:formula="of:=INT([.C12])" office:value-type="float" office:value="19836">
            <text:p>19836</text:p>
          </table:table-cell>
          <table:table-cell table:formula="of:=[.D12]-[.D11]" office:value-type="float" office:value="2763">
            <text:p>2763</text:p>
          </table:table-cell>
          <table:table-cell table:number-columns-repeated="11"/>
        </table:table-row>
        <table:table-row table:style-name="ro1">
          <table:table-cell table:formula="of:=[.$A12]+RAND()*0.1" office:value-type="float" office:value="0.570498077291995">
            <text:p>0.5704980773</text:p>
          </table:table-cell>
          <table:table-cell table:formula="of:=PI()*[.$A13]" office:value-type="float" office:value="1.79227256850763">
            <text:p>1.7922725685</text:p>
          </table:table-cell>
          <table:table-cell table:formula="of:=20*(500-499*COS([.$B13]*(1+RAND())))" office:value-type="float" office:value="19699.3278927367">
            <text:p>19699.3278927367</text:p>
          </table:table-cell>
          <table:table-cell table:formula="of:=INT([.C13])" office:value-type="float" office:value="19699">
            <text:p>19699</text:p>
          </table:table-cell>
          <table:table-cell table:formula="of:=[.D13]-[.D12]" office:value-type="float" office:value="-137">
            <text:p>-137</text:p>
          </table:table-cell>
          <table:table-cell table:number-columns-repeated="11"/>
        </table:table-row>
        <table:table-row table:style-name="ro1">
          <table:table-cell table:formula="of:=[.$A13]+RAND()*0.1" office:value-type="float" office:value="0.584367288788781">
            <text:p>0.5843672888</text:p>
          </table:table-cell>
          <table:table-cell table:formula="of:=PI()*[.$A14]" office:value-type="float" office:value="1.83584398145702">
            <text:p>1.8358439815</text:p>
          </table:table-cell>
          <table:table-cell table:formula="of:=20*(500-499*COS([.$B14]*(1+RAND())))" office:value-type="float" office:value="19426.0470151699">
            <text:p>19426.0470151699</text:p>
          </table:table-cell>
          <table:table-cell table:formula="of:=INT([.C14])" office:value-type="float" office:value="19426">
            <text:p>19426</text:p>
          </table:table-cell>
          <table:table-cell table:formula="of:=[.D14]-[.D13]" office:value-type="float" office:value="-273">
            <text:p>-273</text:p>
          </table:table-cell>
          <table:table-cell table:number-columns-repeated="11"/>
        </table:table-row>
        <table:table-row table:style-name="ro1">
          <table:table-cell table:formula="of:=[.$A14]+RAND()*0.1" office:value-type="float" office:value="0.590447248704732">
            <text:p>0.5904472487</text:p>
          </table:table-cell>
          <table:table-cell table:formula="of:=PI()*[.$A15]" office:value-type="float" office:value="1.85494473886309">
            <text:p>1.8549447389</text:p>
          </table:table-cell>
          <table:table-cell table:formula="of:=20*(500-499*COS([.$B15]*(1+RAND())))" office:value-type="float" office:value="19926.5313178309">
            <text:p>19926.5313178309</text:p>
          </table:table-cell>
          <table:table-cell table:formula="of:=INT([.C15])" office:value-type="float" office:value="19926">
            <text:p>19926</text:p>
          </table:table-cell>
          <table:table-cell table:formula="of:=[.D15]-[.D14]" office:value-type="float" office:value="500">
            <text:p>500</text:p>
          </table:table-cell>
          <table:table-cell table:number-columns-repeated="11"/>
        </table:table-row>
        <table:table-row table:style-name="ro1">
          <table:table-cell table:formula="of:=[.$A15]+RAND()*0.1" office:value-type="float" office:value="0.624999125115574">
            <text:p>0.6249991251</text:p>
          </table:table-cell>
          <table:table-cell table:formula="of:=PI()*[.$A16]" office:value-type="float" office:value="1.96349265996313">
            <text:p>1.96349266</text:p>
          </table:table-cell>
          <table:table-cell table:formula="of:=20*(500-499*COS([.$B16]*(1+RAND())))" office:value-type="float" office:value="17887.960321863">
            <text:p>17887.960321863</text:p>
          </table:table-cell>
          <table:table-cell table:formula="of:=INT([.C16])" office:value-type="float" office:value="17887">
            <text:p>17887</text:p>
          </table:table-cell>
          <table:table-cell table:formula="of:=[.D16]-[.D15]" office:value-type="float" office:value="-2039">
            <text:p>-2039</text:p>
          </table:table-cell>
          <table:table-cell table:number-columns-repeated="11"/>
        </table:table-row>
        <table:table-row table:style-name="ro1">
          <table:table-cell table:formula="of:=[.$A16]+RAND()*0.1" office:value-type="float" office:value="0.642721286881715">
            <text:p>0.6427212869</text:p>
          </table:table-cell>
          <table:table-cell table:formula="of:=PI()*[.$A17]" office:value-type="float" office:value="2.01916847317337">
            <text:p>2.0191684732</text:p>
          </table:table-cell>
          <table:table-cell table:formula="of:=20*(500-499*COS([.$B17]*(1+RAND())))" office:value-type="float" office:value="18042.9200195372">
            <text:p>18042.9200195372</text:p>
          </table:table-cell>
          <table:table-cell table:formula="of:=INT([.C17])" office:value-type="float" office:value="18042">
            <text:p>18042</text:p>
          </table:table-cell>
          <table:table-cell table:formula="of:=[.D17]-[.D16]" office:value-type="float" office:value="155">
            <text:p>155</text:p>
          </table:table-cell>
          <table:table-cell table:number-columns-repeated="11"/>
        </table:table-row>
        <table:table-row table:style-name="ro1">
          <table:table-cell table:formula="of:=[.$A17]+RAND()*0.1" office:value-type="float" office:value="0.694461428700015">
            <text:p>0.6944614287</text:p>
          </table:table-cell>
          <table:table-cell table:formula="of:=PI()*[.$A18]" office:value-type="float" office:value="2.18171492260544">
            <text:p>2.1817149226</text:p>
          </table:table-cell>
          <table:table-cell table:formula="of:=20*(500-499*COS([.$B18]*(1+RAND())))" office:value-type="float" office:value="18119.2075400822">
            <text:p>18119.2075400822</text:p>
          </table:table-cell>
          <table:table-cell table:formula="of:=INT([.C18])" office:value-type="float" office:value="18119">
            <text:p>18119</text:p>
          </table:table-cell>
          <table:table-cell table:formula="of:=[.D18]-[.D17]" office:value-type="float" office:value="77">
            <text:p>77</text:p>
          </table:table-cell>
          <table:table-cell table:number-columns-repeated="11"/>
        </table:table-row>
        <table:table-row table:style-name="ro1">
          <table:table-cell table:formula="of:=[.$A18]+RAND()*0.1" office:value-type="float" office:value="0.711340780137107">
            <text:p>0.7113407801</text:p>
          </table:table-cell>
          <table:table-cell table:formula="of:=PI()*[.$A19]" office:value-type="float" office:value="2.23474296907757">
            <text:p>2.2347429691</text:p>
          </table:table-cell>
          <table:table-cell table:formula="of:=20*(500-499*COS([.$B19]*(1+RAND())))" office:value-type="float" office:value="18775.1866146588">
            <text:p>18775.1866146588</text:p>
          </table:table-cell>
          <table:table-cell table:formula="of:=INT([.C19])" office:value-type="float" office:value="18775">
            <text:p>18775</text:p>
          </table:table-cell>
          <table:table-cell table:formula="of:=[.D19]-[.D18]" office:value-type="float" office:value="656">
            <text:p>656</text:p>
          </table:table-cell>
          <table:table-cell table:number-columns-repeated="11"/>
        </table:table-row>
        <table:table-row table:style-name="ro1">
          <table:table-cell table:formula="of:=[.$A19]+RAND()*0.1" office:value-type="float" office:value="0.794271021801978">
            <text:p>0.7942710218</text:p>
          </table:table-cell>
          <table:table-cell table:formula="of:=PI()*[.$A20]" office:value-type="float" office:value="2.49527600705235">
            <text:p>2.4952760071</text:p>
          </table:table-cell>
          <table:table-cell table:formula="of:=20*(500-499*COS([.$B20]*(1+RAND())))" office:value-type="float" office:value="15230.3389446288">
            <text:p>15230.3389446288</text:p>
          </table:table-cell>
          <table:table-cell table:formula="of:=INT([.C20])" office:value-type="float" office:value="15230">
            <text:p>15230</text:p>
          </table:table-cell>
          <table:table-cell table:formula="of:=[.D20]-[.D19]" office:value-type="float" office:value="-3545">
            <text:p>-3545</text:p>
          </table:table-cell>
          <table:table-cell table:number-columns-repeated="11"/>
        </table:table-row>
        <table:table-row table:style-name="ro1">
          <table:table-cell table:formula="of:=[.$A20]+RAND()*0.1" office:value-type="float" office:value="0.872413315018639">
            <text:p>0.872413315</text:p>
          </table:table-cell>
          <table:table-cell table:formula="of:=PI()*[.$A21]" office:value-type="float" office:value="2.74076726135647">
            <text:p>2.7407672614</text:p>
          </table:table-cell>
          <table:table-cell table:formula="of:=20*(500-499*COS([.$B21]*(1+RAND())))" office:value-type="float" office:value="17543.2194268694">
            <text:p>17543.2194268694</text:p>
          </table:table-cell>
          <table:table-cell table:formula="of:=INT([.C21])" office:value-type="float" office:value="17543">
            <text:p>17543</text:p>
          </table:table-cell>
          <table:table-cell table:formula="of:=[.D21]-[.D20]" office:value-type="float" office:value="2313">
            <text:p>2313</text:p>
          </table:table-cell>
          <table:table-cell table:number-columns-repeated="11"/>
        </table:table-row>
        <table:table-row table:style-name="ro1">
          <table:table-cell table:formula="of:=[.$A21]+RAND()*0.1" office:value-type="float" office:value="0.88268988467753">
            <text:p>0.8826898847</text:p>
          </table:table-cell>
          <table:table-cell table:formula="of:=PI()*[.$A22]" office:value-type="float" office:value="2.77305205710095">
            <text:p>2.7730520571</text:p>
          </table:table-cell>
          <table:table-cell table:formula="of:=20*(500-499*COS([.$B22]*(1+RAND())))" office:value-type="float" office:value="8598.25460660415">
            <text:p>8598.2546066042</text:p>
          </table:table-cell>
          <table:table-cell table:formula="of:=INT([.C22])" office:value-type="float" office:value="8598">
            <text:p>8598</text:p>
          </table:table-cell>
          <table:table-cell table:formula="of:=[.D22]-[.D21]" office:value-type="float" office:value="-8945">
            <text:p>-8945</text:p>
          </table:table-cell>
          <table:table-cell table:number-columns-repeated="11"/>
        </table:table-row>
        <table:table-row table:style-name="ro1">
          <table:table-cell table:formula="of:=[.$A22]+RAND()*0.1" office:value-type="float" office:value="0.929613638063893">
            <text:p>0.9296136381</text:p>
          </table:table-cell>
          <table:table-cell table:formula="of:=PI()*[.$A23]" office:value-type="float" office:value="2.92046737601841">
            <text:p>2.920467376</text:p>
          </table:table-cell>
          <table:table-cell table:formula="of:=20*(500-499*COS([.$B23]*(1+RAND())))" office:value-type="float" office:value="4584.98897521159">
            <text:p>4584.9889752116</text:p>
          </table:table-cell>
          <table:table-cell table:formula="of:=INT([.C23])" office:value-type="float" office:value="4584">
            <text:p>4584</text:p>
          </table:table-cell>
          <table:table-cell table:formula="of:=[.D23]-[.D22]" office:value-type="float" office:value="-4014">
            <text:p>-4014</text:p>
          </table:table-cell>
          <table:table-cell table:number-columns-repeated="11"/>
        </table:table-row>
        <table:table-row table:style-name="ro1">
          <table:table-cell table:formula="of:=[.$A23]+RAND()*0.1" office:value-type="float" office:value="0.931624513026327">
            <text:p>0.931624513</text:p>
          </table:table-cell>
          <table:table-cell table:formula="of:=PI()*[.$A24]" office:value-type="float" office:value="2.92678472602768">
            <text:p>2.926784726</text:p>
          </table:table-cell>
          <table:table-cell table:formula="of:=20*(500-499*COS([.$B24]*(1+RAND())))" office:value-type="float" office:value="14474.7510701976">
            <text:p>14474.7510701976</text:p>
          </table:table-cell>
          <table:table-cell table:formula="of:=INT([.C24])" office:value-type="float" office:value="14474">
            <text:p>14474</text:p>
          </table:table-cell>
          <table:table-cell table:formula="of:=[.D24]-[.D23]" office:value-type="float" office:value="9890">
            <text:p>9890</text:p>
          </table:table-cell>
          <table:table-cell table:number-columns-repeated="11"/>
        </table:table-row>
        <table:table-row table:style-name="ro1">
          <table:table-cell table:formula="of:=[.$A24]+RAND()*0.1" office:value-type="float" office:value="0.963184736343101">
            <text:p>0.9631847363</text:p>
          </table:table-cell>
          <table:table-cell table:formula="of:=PI()*[.$A25]" office:value-type="float" office:value="3.02593409174531">
            <text:p>3.0259340917</text:p>
          </table:table-cell>
          <table:table-cell table:formula="of:=20*(500-499*COS([.$B25]*(1+RAND())))" office:value-type="float" office:value="15887.5670930195">
            <text:p>15887.5670930195</text:p>
          </table:table-cell>
          <table:table-cell table:formula="of:=INT([.C25])" office:value-type="float" office:value="15887">
            <text:p>15887</text:p>
          </table:table-cell>
          <table:table-cell table:formula="of:=[.D25]-[.D24]" office:value-type="float" office:value="1413">
            <text:p>1413</text:p>
          </table:table-cell>
          <table:table-cell table:number-columns-repeated="11"/>
        </table:table-row>
        <table:table-row table:style-name="ro1">
          <table:table-cell table:formula="of:=[.$A25]+RAND()*0.1" office:value-type="float" office:value="1.0607930497732">
            <text:p>1.0607930498</text:p>
          </table:table-cell>
          <table:table-cell table:formula="of:=PI()*[.$A26]" office:value-type="float" office:value="3.3325796521466">
            <text:p>3.3325796521</text:p>
          </table:table-cell>
          <table:table-cell table:formula="of:=20*(500-499*COS([.$B26]*(1+RAND())))" office:value-type="float" office:value="870.225696679031">
            <text:p>870.225696679</text:p>
          </table:table-cell>
          <table:table-cell table:formula="of:=INT([.C26])" office:value-type="float" office:value="870">
            <text:p>870</text:p>
          </table:table-cell>
          <table:table-cell table:formula="of:=[.D26]-[.D25]" office:value-type="float" office:value="-15017">
            <text:p>-15017</text:p>
          </table:table-cell>
          <table:table-cell table:number-columns-repeated="11"/>
        </table:table-row>
        <table:table-row table:style-name="ro1">
          <table:table-cell table:formula="of:=[.$A26]+RAND()*0.1" office:value-type="float" office:value="1.15828753444366">
            <text:p>1.1582875344</text:p>
          </table:table-cell>
          <table:table-cell table:formula="of:=PI()*[.$A27]" office:value-type="float" office:value="3.63886760895284">
            <text:p>3.638867609</text:p>
          </table:table-cell>
          <table:table-cell table:formula="of:=20*(500-499*COS([.$B27]*(1+RAND())))" office:value-type="float" office:value="878.703801147232">
            <text:p>878.7038011472</text:p>
          </table:table-cell>
          <table:table-cell table:formula="of:=INT([.C27])" office:value-type="float" office:value="878">
            <text:p>878</text:p>
          </table:table-cell>
          <table:table-cell table:formula="of:=[.D27]-[.D26]" office:value-type="float" office:value="8">
            <text:p>8</text:p>
          </table:table-cell>
          <table:table-cell table:number-columns-repeated="11"/>
        </table:table-row>
        <table:table-row table:style-name="ro1">
          <table:table-cell table:formula="of:=[.$A27]+RAND()*0.1" office:value-type="float" office:value="1.22750054206699">
            <text:p>1.2275005421</text:p>
          </table:table-cell>
          <table:table-cell table:formula="of:=PI()*[.$A28]" office:value-type="float" office:value="3.85630668523515">
            <text:p>3.8563066852</text:p>
          </table:table-cell>
          <table:table-cell table:formula="of:=20*(500-499*COS([.$B28]*(1+RAND())))" office:value-type="float" office:value="66.7431455713461">
            <text:p>66.7431455713</text:p>
          </table:table-cell>
          <table:table-cell table:formula="of:=INT([.C28])" office:value-type="float" office:value="66">
            <text:p>66</text:p>
          </table:table-cell>
          <table:table-cell table:formula="of:=[.D28]-[.D27]" office:value-type="float" office:value="-812">
            <text:p>-812</text:p>
          </table:table-cell>
          <table:table-cell table:number-columns-repeated="11"/>
        </table:table-row>
        <table:table-row table:style-name="ro1">
          <table:table-cell table:formula="of:=[.$A28]+RAND()*0.1" office:value-type="float" office:value="1.30727822007611">
            <text:p>1.3072782201</text:p>
          </table:table-cell>
          <table:table-cell table:formula="of:=PI()*[.$A29]" office:value-type="float" office:value="4.10693565238906">
            <text:p>4.1069356524</text:p>
          </table:table-cell>
          <table:table-cell table:formula="of:=20*(500-499*COS([.$B29]*(1+RAND())))" office:value-type="float" office:value="13178.1249480832">
            <text:p>13178.1249480832</text:p>
          </table:table-cell>
          <table:table-cell table:formula="of:=INT([.C29])" office:value-type="float" office:value="13178">
            <text:p>13178</text:p>
          </table:table-cell>
          <table:table-cell table:formula="of:=[.D29]-[.D28]" office:value-type="float" office:value="13112">
            <text:p>13112</text:p>
          </table:table-cell>
          <table:table-cell table:number-columns-repeated="11"/>
        </table:table-row>
        <table:table-row table:style-name="ro1">
          <table:table-cell table:formula="of:=[.$A29]+RAND()*0.1" office:value-type="float" office:value="1.37550858501345">
            <text:p>1.375508585</text:p>
          </table:table-cell>
          <table:table-cell table:formula="of:=PI()*[.$A30]" office:value-type="float" office:value="4.32128766562794">
            <text:p>4.3212876656</text:p>
          </table:table-cell>
          <table:table-cell table:formula="of:=20*(500-499*COS([.$B30]*(1+RAND())))" office:value-type="float" office:value="5451.57663213084">
            <text:p>5451.5766321308</text:p>
          </table:table-cell>
          <table:table-cell table:formula="of:=INT([.C30])" office:value-type="float" office:value="5451">
            <text:p>5451</text:p>
          </table:table-cell>
          <table:table-cell table:formula="of:=[.D30]-[.D29]" office:value-type="float" office:value="-7727">
            <text:p>-7727</text:p>
          </table:table-cell>
          <table:table-cell table:number-columns-repeated="11"/>
        </table:table-row>
        <table:table-row table:style-name="ro1">
          <table:table-cell table:formula="of:=[.$A30]+RAND()*0.1" office:value-type="float" office:value="1.38773066219874">
            <text:p>1.3877306622</text:p>
          </table:table-cell>
          <table:table-cell table:formula="of:=PI()*[.$A31]" office:value-type="float" office:value="4.35968445352485">
            <text:p>4.3596844535</text:p>
          </table:table-cell>
          <table:table-cell table:formula="of:=20*(500-499*COS([.$B31]*(1+RAND())))" office:value-type="float" office:value="11009.6662763619">
            <text:p>11009.6662763619</text:p>
          </table:table-cell>
          <table:table-cell table:formula="of:=INT([.C31])" office:value-type="float" office:value="11009">
            <text:p>11009</text:p>
          </table:table-cell>
          <table:table-cell table:formula="of:=[.D31]-[.D30]" office:value-type="float" office:value="5558">
            <text:p>5558</text:p>
          </table:table-cell>
          <table:table-cell table:number-columns-repeated="11"/>
        </table:table-row>
        <table:table-row table:style-name="ro1">
          <table:table-cell table:formula="of:=[.$A31]+RAND()*0.1" office:value-type="float" office:value="1.40198056818917">
            <text:p>1.4019805682</text:p>
          </table:table-cell>
          <table:table-cell table:formula="of:=PI()*[.$A32]" office:value-type="float" office:value="4.40445185349875">
            <text:p>4.4044518535</text:p>
          </table:table-cell>
          <table:table-cell table:formula="of:=20*(500-499*COS([.$B32]*(1+RAND())))" office:value-type="float" office:value="12333.0360433191">
            <text:p>12333.0360433191</text:p>
          </table:table-cell>
          <table:table-cell table:formula="of:=INT([.C32])" office:value-type="float" office:value="12333">
            <text:p>12333</text:p>
          </table:table-cell>
          <table:table-cell table:formula="of:=[.D32]-[.D31]" office:value-type="float" office:value="1324">
            <text:p>1324</text:p>
          </table:table-cell>
          <table:table-cell table:number-columns-repeated="11"/>
        </table:table-row>
        <table:table-row table:style-name="ro1">
          <table:table-cell table:formula="of:=[.$A32]+RAND()*0.1" office:value-type="float" office:value="1.40643292320892">
            <text:p>1.4064329232</text:p>
          </table:table-cell>
          <table:table-cell table:formula="of:=PI()*[.$A33]" office:value-type="float" office:value="4.41843933931997">
            <text:p>4.4184393393</text:p>
          </table:table-cell>
          <table:table-cell table:formula="of:=20*(500-499*COS([.$B33]*(1+RAND())))" office:value-type="float" office:value="17976.661247245">
            <text:p>17976.661247245</text:p>
          </table:table-cell>
          <table:table-cell table:formula="of:=INT([.C33])" office:value-type="float" office:value="17976">
            <text:p>17976</text:p>
          </table:table-cell>
          <table:table-cell table:formula="of:=[.D33]-[.D32]" office:value-type="float" office:value="5643">
            <text:p>5643</text:p>
          </table:table-cell>
          <table:table-cell table:number-columns-repeated="11"/>
        </table:table-row>
        <table:table-row table:style-name="ro1">
          <table:table-cell table:formula="of:=[.$A33]+RAND()*0.1" office:value-type="float" office:value="1.4662969510071">
            <text:p>1.466296951</text:p>
          </table:table-cell>
          <table:table-cell table:formula="of:=PI()*[.$A34]" office:value-type="float" office:value="4.60650772926501">
            <text:p>4.6065077293</text:p>
          </table:table-cell>
          <table:table-cell table:formula="of:=20*(500-499*COS([.$B34]*(1+RAND())))" office:value-type="float" office:value="2910.86690867993">
            <text:p>2910.8669086799</text:p>
          </table:table-cell>
          <table:table-cell table:formula="of:=INT([.C34])" office:value-type="float" office:value="2910">
            <text:p>2910</text:p>
          </table:table-cell>
          <table:table-cell table:formula="of:=[.D34]-[.D33]" office:value-type="float" office:value="-15066">
            <text:p>-15066</text:p>
          </table:table-cell>
          <table:table-cell table:number-columns-repeated="11"/>
        </table:table-row>
        <table:table-row table:style-name="ro1">
          <table:table-cell table:formula="of:=[.$A34]+RAND()*0.1" office:value-type="float" office:value="1.56136425766163">
            <text:p>1.5613642577</text:p>
          </table:table-cell>
          <table:table-cell table:formula="of:=PI()*[.$A35]" office:value-type="float" office:value="4.90517048144744">
            <text:p>4.9051704814</text:p>
          </table:table-cell>
          <table:table-cell table:formula="of:=20*(500-499*COS([.$B35]*(1+RAND())))" office:value-type="float" office:value="19193.172187168">
            <text:p>19193.172187168</text:p>
          </table:table-cell>
          <table:table-cell table:formula="of:=INT([.C35])" office:value-type="float" office:value="19193">
            <text:p>19193</text:p>
          </table:table-cell>
          <table:table-cell table:formula="of:=[.D35]-[.D34]" office:value-type="float" office:value="16283">
            <text:p>16283</text:p>
          </table:table-cell>
          <table:table-cell table:number-columns-repeated="11"/>
        </table:table-row>
        <table:table-row table:style-name="ro1">
          <table:table-cell table:formula="of:=[.$A35]+RAND()*0.1" office:value-type="float" office:value="1.57742630275898">
            <text:p>1.5774263028</text:p>
          </table:table-cell>
          <table:table-cell table:formula="of:=PI()*[.$A36]" office:value-type="float" office:value="4.95563088432691">
            <text:p>4.9556308843</text:p>
          </table:table-cell>
          <table:table-cell table:formula="of:=20*(500-499*COS([.$B36]*(1+RAND())))" office:value-type="float" office:value="2235.57275264445">
            <text:p>2235.5727526445</text:p>
          </table:table-cell>
          <table:table-cell table:formula="of:=INT([.C36])" office:value-type="float" office:value="2235">
            <text:p>2235</text:p>
          </table:table-cell>
          <table:table-cell table:formula="of:=[.D36]-[.D35]" office:value-type="float" office:value="-16958">
            <text:p>-16958</text:p>
          </table:table-cell>
          <table:table-cell table:number-columns-repeated="11"/>
        </table:table-row>
        <table:table-row table:style-name="ro1">
          <table:table-cell table:formula="of:=[.$A36]+RAND()*0.1" office:value-type="float" office:value="1.60798883908428">
            <text:p>1.6079888391</text:p>
          </table:table-cell>
          <table:table-cell table:formula="of:=PI()*[.$A37]" office:value-type="float" office:value="5.05164592392156">
            <text:p>5.0516459239</text:p>
          </table:table-cell>
          <table:table-cell table:formula="of:=20*(500-499*COS([.$B37]*(1+RAND())))" office:value-type="float" office:value="13468.5769608211">
            <text:p>13468.5769608211</text:p>
          </table:table-cell>
          <table:table-cell table:formula="of:=INT([.C37])" office:value-type="float" office:value="13468">
            <text:p>13468</text:p>
          </table:table-cell>
          <table:table-cell table:formula="of:=[.D37]-[.D36]" office:value-type="float" office:value="11233">
            <text:p>11233</text:p>
          </table:table-cell>
          <table:table-cell table:number-columns-repeated="11"/>
        </table:table-row>
        <table:table-row table:style-name="ro1">
          <table:table-cell table:formula="of:=[.$A37]+RAND()*0.1" office:value-type="float" office:value="1.63877731487155">
            <text:p>1.6387773149</text:p>
          </table:table-cell>
          <table:table-cell table:formula="of:=PI()*[.$A38]" office:value-type="float" office:value="5.14837077327007">
            <text:p>5.1483707733</text:p>
          </table:table-cell>
          <table:table-cell table:formula="of:=20*(500-499*COS([.$B38]*(1+RAND())))" office:value-type="float" office:value="153.984130457927">
            <text:p>153.9841304579</text:p>
          </table:table-cell>
          <table:table-cell table:formula="of:=INT([.C38])" office:value-type="float" office:value="153">
            <text:p>153</text:p>
          </table:table-cell>
          <table:table-cell table:formula="of:=[.D38]-[.D37]" office:value-type="float" office:value="-13315">
            <text:p>-13315</text:p>
          </table:table-cell>
          <table:table-cell table:number-columns-repeated="11"/>
        </table:table-row>
        <table:table-row table:style-name="ro1">
          <table:table-cell table:formula="of:=[.$A38]+RAND()*0.1" office:value-type="float" office:value="1.64839206770994">
            <text:p>1.6483920677</text:p>
          </table:table-cell>
          <table:table-cell table:formula="of:=PI()*[.$A39]" office:value-type="float" office:value="5.17857641015323">
            <text:p>5.1785764102</text:p>
          </table:table-cell>
          <table:table-cell table:formula="of:=20*(500-499*COS([.$B39]*(1+RAND())))" office:value-type="float" office:value="5513.19499961776">
            <text:p>5513.1949996178</text:p>
          </table:table-cell>
          <table:table-cell table:formula="of:=INT([.C39])" office:value-type="float" office:value="5513">
            <text:p>5513</text:p>
          </table:table-cell>
          <table:table-cell table:formula="of:=[.D39]-[.D38]" office:value-type="float" office:value="5360">
            <text:p>5360</text:p>
          </table:table-cell>
          <table:table-cell table:number-columns-repeated="11"/>
        </table:table-row>
        <table:table-row table:style-name="ro1">
          <table:table-cell table:formula="of:=[.$A39]+RAND()*0.1" office:value-type="float" office:value="1.66542334570549">
            <text:p>1.6654233457</text:p>
          </table:table-cell>
          <table:table-cell table:formula="of:=PI()*[.$A40]" office:value-type="float" office:value="5.23208174798532">
            <text:p>5.232081748</text:p>
          </table:table-cell>
          <table:table-cell table:formula="of:=20*(500-499*COS([.$B40]*(1+RAND())))" office:value-type="float" office:value="13662.1722788527">
            <text:p>13662.1722788527</text:p>
          </table:table-cell>
          <table:table-cell table:formula="of:=INT([.C40])" office:value-type="float" office:value="13662">
            <text:p>13662</text:p>
          </table:table-cell>
          <table:table-cell table:formula="of:=[.D40]-[.D39]" office:value-type="float" office:value="8149">
            <text:p>8149</text:p>
          </table:table-cell>
          <table:table-cell table:number-columns-repeated="11"/>
        </table:table-row>
        <table:table-row table:style-name="ro1">
          <table:table-cell table:formula="of:=[.$A40]+RAND()*0.1" office:value-type="float" office:value="1.69278009822592">
            <text:p>1.6927800982</text:p>
          </table:table-cell>
          <table:table-cell table:formula="of:=PI()*[.$A41]" office:value-type="float" office:value="5.31802552072956">
            <text:p>5.3180255207</text:p>
          </table:table-cell>
          <table:table-cell table:formula="of:=20*(500-499*COS([.$B41]*(1+RAND())))" office:value-type="float" office:value="19932.6736770366">
            <text:p>19932.6736770366</text:p>
          </table:table-cell>
          <table:table-cell table:formula="of:=INT([.C41])" office:value-type="float" office:value="19932">
            <text:p>19932</text:p>
          </table:table-cell>
          <table:table-cell table:formula="of:=[.D41]-[.D40]" office:value-type="float" office:value="6270">
            <text:p>6270</text:p>
          </table:table-cell>
          <table:table-cell table:number-columns-repeated="11"/>
        </table:table-row>
        <table:table-row table:style-name="ro1">
          <table:table-cell table:formula="of:=[.$A41]+RAND()*0.1" office:value-type="float" office:value="1.77053322382271">
            <text:p>1.7705332238</text:p>
          </table:table-cell>
          <table:table-cell table:formula="of:=PI()*[.$A42]" office:value-type="float" office:value="5.56229416889809">
            <text:p>5.5622941689</text:p>
          </table:table-cell>
          <table:table-cell table:formula="of:=20*(500-499*COS([.$B42]*(1+RAND())))" office:value-type="float" office:value="14886.9017309444">
            <text:p>14886.9017309444</text:p>
          </table:table-cell>
          <table:table-cell table:formula="of:=INT([.C42])" office:value-type="float" office:value="14886">
            <text:p>14886</text:p>
          </table:table-cell>
          <table:table-cell table:formula="of:=[.D42]-[.D41]" office:value-type="float" office:value="-5046">
            <text:p>-5046</text:p>
          </table:table-cell>
          <table:table-cell table:number-columns-repeated="11"/>
        </table:table-row>
        <table:table-row table:style-name="ro1">
          <table:table-cell table:formula="of:=[.$A42]+RAND()*0.1" office:value-type="float" office:value="1.78304766500369">
            <text:p>1.783047665</text:p>
          </table:table-cell>
          <table:table-cell table:formula="of:=PI()*[.$A43]" office:value-type="float" office:value="5.60160944537602">
            <text:p>5.6016094454</text:p>
          </table:table-cell>
          <table:table-cell table:formula="of:=20*(500-499*COS([.$B43]*(1+RAND())))" office:value-type="float" office:value="1166.4570556906">
            <text:p>1166.4570556906</text:p>
          </table:table-cell>
          <table:table-cell table:formula="of:=INT([.C43])" office:value-type="float" office:value="1166">
            <text:p>1166</text:p>
          </table:table-cell>
          <table:table-cell table:formula="of:=[.D43]-[.D42]" office:value-type="float" office:value="-13720">
            <text:p>-13720</text:p>
          </table:table-cell>
          <table:table-cell table:number-columns-repeated="11"/>
        </table:table-row>
        <table:table-row table:style-name="ro1">
          <table:table-cell table:formula="of:=[.$A43]+RAND()*0.1" office:value-type="float" office:value="1.78784046461806">
            <text:p>1.7878404646</text:p>
          </table:table-cell>
          <table:table-cell table:formula="of:=PI()*[.$A44]" office:value-type="float" office:value="5.61666646943465">
            <text:p>5.6166664694</text:p>
          </table:table-cell>
          <table:table-cell table:formula="of:=20*(500-499*COS([.$B44]*(1+RAND())))" office:value-type="float" office:value="14690.3119001374">
            <text:p>14690.3119001374</text:p>
          </table:table-cell>
          <table:table-cell table:formula="of:=INT([.C44])" office:value-type="float" office:value="14690">
            <text:p>14690</text:p>
          </table:table-cell>
          <table:table-cell table:formula="of:=[.D44]-[.D43]" office:value-type="float" office:value="13524">
            <text:p>13524</text:p>
          </table:table-cell>
          <table:table-cell table:number-columns-repeated="11"/>
        </table:table-row>
        <table:table-row table:style-name="ro1">
          <table:table-cell table:formula="of:=[.$A44]+RAND()*0.1" office:value-type="float" office:value="1.83044713293202">
            <text:p>1.8304471329</text:p>
          </table:table-cell>
          <table:table-cell table:formula="of:=PI()*[.$A45]" office:value-type="float" office:value="5.75051926560374">
            <text:p>5.7505192656</text:p>
          </table:table-cell>
          <table:table-cell table:formula="of:=20*(500-499*COS([.$B45]*(1+RAND())))" office:value-type="float" office:value="19704.1735052809">
            <text:p>19704.1735052809</text:p>
          </table:table-cell>
          <table:table-cell table:formula="of:=INT([.C45])" office:value-type="float" office:value="19704">
            <text:p>19704</text:p>
          </table:table-cell>
          <table:table-cell table:formula="of:=[.D45]-[.D44]" office:value-type="float" office:value="5014">
            <text:p>5014</text:p>
          </table:table-cell>
          <table:table-cell table:number-columns-repeated="11"/>
        </table:table-row>
        <table:table-row table:style-name="ro1">
          <table:table-cell table:formula="of:=[.$A45]+RAND()*0.1" office:value-type="float" office:value="1.85190253551118">
            <text:p>1.8519025355</text:p>
          </table:table-cell>
          <table:table-cell table:formula="of:=PI()*[.$A46]" office:value-type="float" office:value="5.81792340072624">
            <text:p>5.8179234007</text:p>
          </table:table-cell>
          <table:table-cell table:formula="of:=20*(500-499*COS([.$B46]*(1+RAND())))" office:value-type="float" office:value="17416.7142479007">
            <text:p>17416.7142479007</text:p>
          </table:table-cell>
          <table:table-cell table:formula="of:=INT([.C46])" office:value-type="float" office:value="17416">
            <text:p>17416</text:p>
          </table:table-cell>
          <table:table-cell table:formula="of:=[.D46]-[.D45]" office:value-type="float" office:value="-2288">
            <text:p>-2288</text:p>
          </table:table-cell>
          <table:table-cell table:number-columns-repeated="11"/>
        </table:table-row>
        <table:table-row table:style-name="ro1">
          <table:table-cell table:formula="of:=[.$A46]+RAND()*0.1" office:value-type="float" office:value="1.87467949627899">
            <text:p>1.8746794963</text:p>
          </table:table-cell>
          <table:table-cell table:formula="of:=PI()*[.$A47]" office:value-type="float" office:value="5.88947933334548">
            <text:p>5.8894793333</text:p>
          </table:table-cell>
          <table:table-cell table:formula="of:=20*(500-499*COS([.$B47]*(1+RAND())))" office:value-type="float" office:value="49.1723860505238">
            <text:p>49.1723860505</text:p>
          </table:table-cell>
          <table:table-cell table:formula="of:=INT([.C47])" office:value-type="float" office:value="49">
            <text:p>49</text:p>
          </table:table-cell>
          <table:table-cell table:formula="of:=[.D47]-[.D46]" office:value-type="float" office:value="-17367">
            <text:p>-17367</text:p>
          </table:table-cell>
          <table:table-cell table:number-columns-repeated="11"/>
        </table:table-row>
        <table:table-row table:style-name="ro1">
          <table:table-cell table:formula="of:=[.$A47]+RAND()*0.1" office:value-type="float" office:value="1.89149831873365">
            <text:p>1.8914983187</text:p>
          </table:table-cell>
          <table:table-cell table:formula="of:=PI()*[.$A48]" office:value-type="float" office:value="5.94231722241107">
            <text:p>5.9423172224</text:p>
          </table:table-cell>
          <table:table-cell table:formula="of:=20*(500-499*COS([.$B48]*(1+RAND())))" office:value-type="float" office:value="23.7423955476856">
            <text:p>23.7423955477</text:p>
          </table:table-cell>
          <table:table-cell table:formula="of:=INT([.C48])" office:value-type="float" office:value="23">
            <text:p>23</text:p>
          </table:table-cell>
          <table:table-cell table:formula="of:=[.D48]-[.D47]" office:value-type="float" office:value="-26">
            <text:p>-26</text:p>
          </table:table-cell>
          <table:table-cell table:number-columns-repeated="11"/>
        </table:table-row>
        <table:table-row table:style-name="ro1">
          <table:table-cell table:formula="of:=[.$A48]+RAND()*0.1" office:value-type="float" office:value="1.94557364345528">
            <text:p>1.9455736435</text:p>
          </table:table-cell>
          <table:table-cell table:formula="of:=PI()*[.$A49]" office:value-type="float" office:value="6.11219986529704">
            <text:p>6.1121998653</text:p>
          </table:table-cell>
          <table:table-cell table:formula="of:=20*(500-499*COS([.$B49]*(1+RAND())))" office:value-type="float" office:value="5257.87064351573">
            <text:p>5257.8706435157</text:p>
          </table:table-cell>
          <table:table-cell table:formula="of:=INT([.C49])" office:value-type="float" office:value="5257">
            <text:p>5257</text:p>
          </table:table-cell>
          <table:table-cell table:formula="of:=[.D49]-[.D48]" office:value-type="float" office:value="5234">
            <text:p>5234</text:p>
          </table:table-cell>
          <table:table-cell table:number-columns-repeated="11"/>
        </table:table-row>
        <table:table-row table:style-name="ro1">
          <table:table-cell table:formula="of:=[.$A49]+RAND()*0.1" office:value-type="float" office:value="1.96446931096725">
            <text:p>1.964469311</text:p>
          </table:table-cell>
          <table:table-cell table:formula="of:=PI()*[.$A50]" office:value-type="float" office:value="6.17156235553732">
            <text:p>6.1715623555</text:p>
          </table:table-cell>
          <table:table-cell table:formula="of:=20*(500-499*COS([.$B50]*(1+RAND())))" office:value-type="float" office:value="8851.63916997906">
            <text:p>8851.6391699791</text:p>
          </table:table-cell>
          <table:table-cell table:formula="of:=INT([.C50])" office:value-type="float" office:value="8851">
            <text:p>8851</text:p>
          </table:table-cell>
          <table:table-cell table:formula="of:=[.D50]-[.D49]" office:value-type="float" office:value="3594">
            <text:p>3594</text:p>
          </table:table-cell>
          <table:table-cell table:number-columns-repeated="11"/>
        </table:table-row>
        <table:table-row table:style-name="ro1">
          <table:table-cell table:formula="of:=[.$A50]+RAND()*0.1" office:value-type="float" office:value="2.05037077786401">
            <text:p>2.0503707779</text:p>
          </table:table-cell>
          <table:table-cell table:formula="of:=PI()*[.$A51]" office:value-type="float" office:value="6.44142977287276">
            <text:p>6.4414297729</text:p>
          </table:table-cell>
          <table:table-cell table:formula="of:=20*(500-499*COS([.$B51]*(1+RAND())))" office:value-type="float" office:value="4434.91148855099">
            <text:p>4434.911488551</text:p>
          </table:table-cell>
          <table:table-cell table:formula="of:=INT([.C51])" office:value-type="float" office:value="4434">
            <text:p>4434</text:p>
          </table:table-cell>
          <table:table-cell table:formula="of:=[.D51]-[.D50]" office:value-type="float" office:value="-4417">
            <text:p>-4417</text:p>
          </table:table-cell>
          <table:table-cell table:number-columns-repeated="11"/>
        </table:table-row>
        <table:table-row table:style-name="ro1">
          <table:table-cell table:formula="of:=[.$A51]+RAND()*0.1" office:value-type="float" office:value="2.06349255866371">
            <text:p>2.0634925587</text:p>
          </table:table-cell>
          <table:table-cell table:formula="of:=PI()*[.$A52]" office:value-type="float" office:value="6.48265306303512">
            <text:p>6.482653063</text:p>
          </table:table-cell>
          <table:table-cell table:formula="of:=20*(500-499*COS([.$B52]*(1+RAND())))" office:value-type="float" office:value="2257.05116632957">
            <text:p>2257.0511663296</text:p>
          </table:table-cell>
          <table:table-cell table:formula="of:=INT([.C52])" office:value-type="float" office:value="2257">
            <text:p>2257</text:p>
          </table:table-cell>
          <table:table-cell table:formula="of:=[.D52]-[.D51]" office:value-type="float" office:value="-2177">
            <text:p>-2177</text:p>
          </table:table-cell>
          <table:table-cell table:number-columns-repeated="11"/>
        </table:table-row>
        <table:table-row table:style-name="ro1">
          <table:table-cell table:formula="of:=[.$A52]+RAND()*0.1" office:value-type="float" office:value="2.13210105043836">
            <text:p>2.1321010504</text:p>
          </table:table-cell>
          <table:table-cell table:formula="of:=PI()*[.$A53]" office:value-type="float" office:value="6.69819299676823">
            <text:p>6.6981929968</text:p>
          </table:table-cell>
          <table:table-cell table:formula="of:=20*(500-499*COS([.$B53]*(1+RAND())))" office:value-type="float" office:value="1816.50605550796">
            <text:p>1816.506055508</text:p>
          </table:table-cell>
          <table:table-cell table:formula="of:=INT([.C53])" office:value-type="float" office:value="1816">
            <text:p>1816</text:p>
          </table:table-cell>
          <table:table-cell table:formula="of:=[.D53]-[.D52]" office:value-type="float" office:value="-441">
            <text:p>-441</text:p>
          </table:table-cell>
          <table:table-cell table:number-columns-repeated="11"/>
        </table:table-row>
        <table:table-row table:style-name="ro1">
          <table:table-cell table:formula="of:=[.$A53]+RAND()*0.1" office:value-type="float" office:value="2.13707295847125">
            <text:p>2.1370729585</text:p>
          </table:table-cell>
          <table:table-cell table:formula="of:=PI()*[.$A54]" office:value-type="float" office:value="6.71381270651869">
            <text:p>6.7138127065</text:p>
          </table:table-cell>
          <table:table-cell table:formula="of:=20*(500-499*COS([.$B54]*(1+RAND())))" office:value-type="float" office:value="194.033492957218">
            <text:p>194.0334929572</text:p>
          </table:table-cell>
          <table:table-cell table:formula="of:=INT([.C54])" office:value-type="float" office:value="194">
            <text:p>194</text:p>
          </table:table-cell>
          <table:table-cell table:formula="of:=[.D54]-[.D53]" office:value-type="float" office:value="-1622">
            <text:p>-1622</text:p>
          </table:table-cell>
          <table:table-cell table:number-columns-repeated="11"/>
        </table:table-row>
        <table:table-row table:style-name="ro1">
          <table:table-cell table:formula="of:=[.$A54]+RAND()*0.1" office:value-type="float" office:value="2.21701401970349">
            <text:p>2.2170140197</text:p>
          </table:table-cell>
          <table:table-cell table:formula="of:=PI()*[.$A55]" office:value-type="float" office:value="6.96495495720607">
            <text:p>6.9649549572</text:p>
          </table:table-cell>
          <table:table-cell table:formula="of:=20*(500-499*COS([.$B55]*(1+RAND())))" office:value-type="float" office:value="18605.5559112533">
            <text:p>18605.5559112533</text:p>
          </table:table-cell>
          <table:table-cell table:formula="of:=INT([.C55])" office:value-type="float" office:value="18605">
            <text:p>18605</text:p>
          </table:table-cell>
          <table:table-cell table:formula="of:=[.D55]-[.D54]" office:value-type="float" office:value="18411">
            <text:p>18411</text:p>
          </table:table-cell>
          <table:table-cell table:number-columns-repeated="11"/>
        </table:table-row>
        <table:table-row table:style-name="ro1">
          <table:table-cell table:formula="of:=[.$A55]+RAND()*0.1" office:value-type="float" office:value="2.3023521672003">
            <text:p>2.3023521672</text:p>
          </table:table-cell>
          <table:table-cell table:formula="of:=PI()*[.$A56]" office:value-type="float" office:value="7.23305265445299">
            <text:p>7.2330526545</text:p>
          </table:table-cell>
          <table:table-cell table:formula="of:=20*(500-499*COS([.$B56]*(1+RAND())))" office:value-type="float" office:value="19587.8334393064">
            <text:p>19587.8334393064</text:p>
          </table:table-cell>
          <table:table-cell table:formula="of:=INT([.C56])" office:value-type="float" office:value="19587">
            <text:p>19587</text:p>
          </table:table-cell>
          <table:table-cell table:formula="of:=[.D56]-[.D55]" office:value-type="float" office:value="982">
            <text:p>982</text:p>
          </table:table-cell>
          <table:table-cell table:number-columns-repeated="11"/>
        </table:table-row>
        <table:table-row table:style-name="ro1">
          <table:table-cell table:formula="of:=[.$A56]+RAND()*0.1" office:value-type="float" office:value="2.38020109818317">
            <text:p>2.3802010982</text:p>
          </table:table-cell>
          <table:table-cell table:formula="of:=PI()*[.$A57]" office:value-type="float" office:value="7.47762228411861">
            <text:p>7.4776222841</text:p>
          </table:table-cell>
          <table:table-cell table:formula="of:=20*(500-499*COS([.$B57]*(1+RAND())))" office:value-type="float" office:value="3289.94563604197">
            <text:p>3289.945636042</text:p>
          </table:table-cell>
          <table:table-cell table:formula="of:=INT([.C57])" office:value-type="float" office:value="3289">
            <text:p>3289</text:p>
          </table:table-cell>
          <table:table-cell table:formula="of:=[.D57]-[.D56]" office:value-type="float" office:value="-16298">
            <text:p>-16298</text:p>
          </table:table-cell>
          <table:table-cell table:number-columns-repeated="11"/>
        </table:table-row>
        <table:table-row table:style-name="ro1">
          <table:table-cell table:formula="of:=[.$A57]+RAND()*0.1" office:value-type="float" office:value="2.46574589796364">
            <text:p>2.465745898</text:p>
          </table:table-cell>
          <table:table-cell table:formula="of:=PI()*[.$A58]" office:value-type="float" office:value="7.74636919866175">
            <text:p>7.7463691987</text:p>
          </table:table-cell>
          <table:table-cell table:formula="of:=20*(500-499*COS([.$B58]*(1+RAND())))" office:value-type="float" office:value="3177.04148889228">
            <text:p>3177.0414888923</text:p>
          </table:table-cell>
          <table:table-cell table:formula="of:=INT([.C58])" office:value-type="float" office:value="3177">
            <text:p>3177</text:p>
          </table:table-cell>
          <table:table-cell table:formula="of:=[.D58]-[.D57]" office:value-type="float" office:value="-112">
            <text:p>-112</text:p>
          </table:table-cell>
          <table:table-cell table:number-columns-repeated="11"/>
        </table:table-row>
        <table:table-row table:style-name="ro1">
          <table:table-cell table:formula="of:=[.$A58]+RAND()*0.1" office:value-type="float" office:value="2.56418677102774">
            <text:p>2.564186771</text:p>
          </table:table-cell>
          <table:table-cell table:formula="of:=PI()*[.$A59]" office:value-type="float" office:value="8.05563032229289">
            <text:p>8.0556303223</text:p>
          </table:table-cell>
          <table:table-cell table:formula="of:=20*(500-499*COS([.$B59]*(1+RAND())))" office:value-type="float" office:value="436.679208310077">
            <text:p>436.6792083101</text:p>
          </table:table-cell>
          <table:table-cell table:formula="of:=INT([.C59])" office:value-type="float" office:value="436">
            <text:p>436</text:p>
          </table:table-cell>
          <table:table-cell table:formula="of:=[.D59]-[.D58]" office:value-type="float" office:value="-2741">
            <text:p>-2741</text:p>
          </table:table-cell>
          <table:table-cell table:number-columns-repeated="11"/>
        </table:table-row>
        <table:table-row table:style-name="ro1">
          <table:table-cell table:formula="of:=[.$A59]+RAND()*0.1" office:value-type="float" office:value="2.64918384002522">
            <text:p>2.64918384</text:p>
          </table:table-cell>
          <table:table-cell table:formula="of:=PI()*[.$A60]" office:value-type="float" office:value="8.32265648983202">
            <text:p>8.3226564898</text:p>
          </table:table-cell>
          <table:table-cell table:formula="of:=20*(500-499*COS([.$B60]*(1+RAND())))" office:value-type="float" office:value="16250.3139300491">
            <text:p>16250.3139300491</text:p>
          </table:table-cell>
          <table:table-cell table:formula="of:=INT([.C60])" office:value-type="float" office:value="16250">
            <text:p>16250</text:p>
          </table:table-cell>
          <table:table-cell table:formula="of:=[.D60]-[.D59]" office:value-type="float" office:value="15814">
            <text:p>15814</text:p>
          </table:table-cell>
          <table:table-cell table:number-columns-repeated="11"/>
        </table:table-row>
        <table:table-row table:style-name="ro1">
          <table:table-cell table:formula="of:=[.$A60]+RAND()*0.1" office:value-type="float" office:value="2.73913436857983">
            <text:p>2.7391343686</text:p>
          </table:table-cell>
          <table:table-cell table:formula="of:=PI()*[.$A61]" office:value-type="float" office:value="8.60524440952572">
            <text:p>8.6052444095</text:p>
          </table:table-cell>
          <table:table-cell table:formula="of:=20*(500-499*COS([.$B61]*(1+RAND())))" office:value-type="float" office:value="19975.0737737019">
            <text:p>19975.0737737019</text:p>
          </table:table-cell>
          <table:table-cell table:formula="of:=INT([.C61])" office:value-type="float" office:value="19975">
            <text:p>19975</text:p>
          </table:table-cell>
          <table:table-cell table:formula="of:=[.D61]-[.D60]" office:value-type="float" office:value="3725">
            <text:p>3725</text:p>
          </table:table-cell>
          <table:table-cell table:number-columns-repeated="11"/>
        </table:table-row>
        <table:table-row table:style-name="ro1">
          <table:table-cell table:formula="of:=[.$A61]+RAND()*0.1" office:value-type="float" office:value="2.75551114561968">
            <text:p>2.7555111456</text:p>
          </table:table-cell>
          <table:table-cell table:formula="of:=PI()*[.$A62]" office:value-type="float" office:value="8.65669357196357">
            <text:p>8.656693572</text:p>
          </table:table-cell>
          <table:table-cell table:formula="of:=20*(500-499*COS([.$B62]*(1+RAND())))" office:value-type="float" office:value="25.7681915388184">
            <text:p>25.7681915388</text:p>
          </table:table-cell>
          <table:table-cell table:formula="of:=INT([.C62])" office:value-type="float" office:value="25">
            <text:p>25</text:p>
          </table:table-cell>
          <table:table-cell table:formula="of:=[.D62]-[.D61]" office:value-type="float" office:value="-19950">
            <text:p>-19950</text:p>
          </table:table-cell>
          <table:table-cell table:number-columns-repeated="11"/>
        </table:table-row>
        <table:table-row table:style-name="ro1">
          <table:table-cell table:formula="of:=[.$A62]+RAND()*0.1" office:value-type="float" office:value="2.84417110607028">
            <text:p>2.8441711061</text:p>
          </table:table-cell>
          <table:table-cell table:formula="of:=PI()*[.$A63]" office:value-type="float" office:value="8.93522705238275">
            <text:p>8.9352270524</text:p>
          </table:table-cell>
          <table:table-cell table:formula="of:=20*(500-499*COS([.$B63]*(1+RAND())))" office:value-type="float" office:value="3375.25929823682">
            <text:p>3375.2592982368</text:p>
          </table:table-cell>
          <table:table-cell table:formula="of:=INT([.C63])" office:value-type="float" office:value="3375">
            <text:p>3375</text:p>
          </table:table-cell>
          <table:table-cell table:formula="of:=[.D63]-[.D62]" office:value-type="float" office:value="3350">
            <text:p>3350</text:p>
          </table:table-cell>
          <table:table-cell table:number-columns-repeated="11"/>
        </table:table-row>
        <table:table-row table:style-name="ro1">
          <table:table-cell table:formula="of:=[.$A63]+RAND()*0.1" office:value-type="float" office:value="2.84783749608323">
            <text:p>2.8478374961</text:p>
          </table:table-cell>
          <table:table-cell table:formula="of:=PI()*[.$A64]" office:value-type="float" office:value="8.94674535631263">
            <text:p>8.9467453563</text:p>
          </table:table-cell>
          <table:table-cell table:formula="of:=20*(500-499*COS([.$B64]*(1+RAND())))" office:value-type="float" office:value="11176.5324559154">
            <text:p>11176.5324559154</text:p>
          </table:table-cell>
          <table:table-cell table:formula="of:=INT([.C64])" office:value-type="float" office:value="11176">
            <text:p>11176</text:p>
          </table:table-cell>
          <table:table-cell table:formula="of:=[.D64]-[.D63]" office:value-type="float" office:value="7801">
            <text:p>7801</text:p>
          </table:table-cell>
          <table:table-cell table:number-columns-repeated="11"/>
        </table:table-row>
        <table:table-row table:style-name="ro1">
          <table:table-cell table:formula="of:=[.$A64]+RAND()*0.1" office:value-type="float" office:value="2.94236201853491">
            <text:p>2.9423620185</text:p>
          </table:table-cell>
          <table:table-cell table:formula="of:=PI()*[.$A65]" office:value-type="float" office:value="9.24370290163092">
            <text:p>9.2437029016</text:p>
          </table:table-cell>
          <table:table-cell table:formula="of:=20*(500-499*COS([.$B65]*(1+RAND())))" office:value-type="float" office:value="11619.0460126175">
            <text:p>11619.0460126175</text:p>
          </table:table-cell>
          <table:table-cell table:formula="of:=INT([.C65])" office:value-type="float" office:value="11619">
            <text:p>11619</text:p>
          </table:table-cell>
          <table:table-cell table:formula="of:=[.D65]-[.D64]" office:value-type="float" office:value="443">
            <text:p>443</text:p>
          </table:table-cell>
          <table:table-cell table:number-columns-repeated="11"/>
        </table:table-row>
        <table:table-row table:style-name="ro1">
          <table:table-cell table:formula="of:=[.$A65]+RAND()*0.1" office:value-type="float" office:value="3.01026512049139">
            <text:p>3.0102651205</text:p>
          </table:table-cell>
          <table:table-cell table:formula="of:=PI()*[.$A66]" office:value-type="float" office:value="9.45702678789333">
            <text:p>9.4570267879</text:p>
          </table:table-cell>
          <table:table-cell table:formula="of:=20*(500-499*COS([.$B66]*(1+RAND())))" office:value-type="float" office:value="3618.06240183829">
            <text:p>3618.0624018383</text:p>
          </table:table-cell>
          <table:table-cell table:formula="of:=INT([.C66])" office:value-type="float" office:value="3618">
            <text:p>3618</text:p>
          </table:table-cell>
          <table:table-cell table:formula="of:=[.D66]-[.D65]" office:value-type="float" office:value="-8001">
            <text:p>-8001</text:p>
          </table:table-cell>
          <table:table-cell table:number-columns-repeated="11"/>
        </table:table-row>
        <table:table-row table:style-name="ro1">
          <table:table-cell table:formula="of:=[.$A66]+RAND()*0.1" office:value-type="float" office:value="3.04805688662455">
            <text:p>3.0480568866</text:p>
          </table:table-cell>
          <table:table-cell table:formula="of:=PI()*[.$A67]" office:value-type="float" office:value="9.57575312274345">
            <text:p>9.5757531227</text:p>
          </table:table-cell>
          <table:table-cell table:formula="of:=20*(500-499*COS([.$B67]*(1+RAND())))" office:value-type="float" office:value="7595.33572541192">
            <text:p>7595.3357254119</text:p>
          </table:table-cell>
          <table:table-cell table:formula="of:=INT([.C67])" office:value-type="float" office:value="7595">
            <text:p>7595</text:p>
          </table:table-cell>
          <table:table-cell table:formula="of:=[.D67]-[.D66]" office:value-type="float" office:value="3977">
            <text:p>3977</text:p>
          </table:table-cell>
          <table:table-cell table:number-columns-repeated="11"/>
        </table:table-row>
        <table:table-row table:style-name="ro1">
          <table:table-cell table:formula="of:=[.$A67]+RAND()*0.1" office:value-type="float" office:value="3.08585070315748">
            <text:p>3.0858507032</text:p>
          </table:table-cell>
          <table:table-cell table:formula="of:=PI()*[.$A68]" office:value-type="float" office:value="9.69448589911445">
            <text:p>9.6944858991</text:p>
          </table:table-cell>
          <table:table-cell table:formula="of:=20*(500-499*COS([.$B68]*(1+RAND())))" office:value-type="float" office:value="140.221611013009">
            <text:p>140.221611013</text:p>
          </table:table-cell>
          <table:table-cell table:formula="of:=INT([.C68])" office:value-type="float" office:value="140">
            <text:p>140</text:p>
          </table:table-cell>
          <table:table-cell table:formula="of:=[.D68]-[.D67]" office:value-type="float" office:value="-7455">
            <text:p>-7455</text:p>
          </table:table-cell>
          <table:table-cell table:number-columns-repeated="11"/>
        </table:table-row>
        <table:table-row table:style-name="ro1">
          <table:table-cell table:formula="of:=[.$A68]+RAND()*0.1" office:value-type="float" office:value="3.13476212960668">
            <text:p>3.1347621296</text:p>
          </table:table-cell>
          <table:table-cell table:formula="of:=PI()*[.$A69]" office:value-type="float" office:value="9.84814567712384">
            <text:p>9.8481456771</text:p>
          </table:table-cell>
          <table:table-cell table:formula="of:=20*(500-499*COS([.$B69]*(1+RAND())))" office:value-type="float" office:value="178.965970405342">
            <text:p>178.9659704053</text:p>
          </table:table-cell>
          <table:table-cell table:formula="of:=INT([.C69])" office:value-type="float" office:value="178">
            <text:p>178</text:p>
          </table:table-cell>
          <table:table-cell table:formula="of:=[.D69]-[.D68]" office:value-type="float" office:value="38">
            <text:p>38</text:p>
          </table:table-cell>
          <table:table-cell table:number-columns-repeated="11"/>
        </table:table-row>
        <table:table-row table:style-name="ro1">
          <table:table-cell table:formula="of:=[.$A69]+RAND()*0.1" office:value-type="float" office:value="3.15748181254603">
            <text:p>3.1574818125</text:p>
          </table:table-cell>
          <table:table-cell table:formula="of:=PI()*[.$A70]" office:value-type="float" office:value="9.91952166613799">
            <text:p>9.9195216661</text:p>
          </table:table-cell>
          <table:table-cell table:formula="of:=20*(500-499*COS([.$B70]*(1+RAND())))" office:value-type="float" office:value="20.7550981845679">
            <text:p>20.7550981846</text:p>
          </table:table-cell>
          <table:table-cell table:formula="of:=INT([.C70])" office:value-type="float" office:value="20">
            <text:p>20</text:p>
          </table:table-cell>
          <table:table-cell table:formula="of:=[.D70]-[.D69]" office:value-type="float" office:value="-158">
            <text:p>-158</text:p>
          </table:table-cell>
          <table:table-cell table:number-columns-repeated="11"/>
        </table:table-row>
        <table:table-row table:style-name="ro1">
          <table:table-cell table:formula="of:=[.$A70]+RAND()*0.1" office:value-type="float" office:value="3.21531955534592">
            <text:p>3.2153195553</text:p>
          </table:table-cell>
          <table:table-cell table:formula="of:=PI()*[.$A71]" office:value-type="float" office:value="10.1012242940184">
            <text:p>10.101224294</text:p>
          </table:table-cell>
          <table:table-cell table:formula="of:=20*(500-499*COS([.$B71]*(1+RAND())))" office:value-type="float" office:value="9404.00148498021">
            <text:p>9404.0014849802</text:p>
          </table:table-cell>
          <table:table-cell table:formula="of:=INT([.C71])" office:value-type="float" office:value="9404">
            <text:p>9404</text:p>
          </table:table-cell>
          <table:table-cell table:formula="of:=[.D71]-[.D70]" office:value-type="float" office:value="9384">
            <text:p>9384</text:p>
          </table:table-cell>
          <table:table-cell table:number-columns-repeated="11"/>
        </table:table-row>
        <table:table-row table:style-name="ro1">
          <table:table-cell table:formula="of:=[.$A71]+RAND()*0.1" office:value-type="float" office:value="3.29158773436211">
            <text:p>3.2915877344</text:p>
          </table:table-cell>
          <table:table-cell table:formula="of:=PI()*[.$A72]" office:value-type="float" office:value="10.3408278449183">
            <text:p>10.3408278449</text:p>
          </table:table-cell>
          <table:table-cell table:formula="of:=20*(500-499*COS([.$B72]*(1+RAND())))" office:value-type="float" office:value="12164.3942313645">
            <text:p>12164.3942313645</text:p>
          </table:table-cell>
          <table:table-cell table:formula="of:=INT([.C72])" office:value-type="float" office:value="12164">
            <text:p>12164</text:p>
          </table:table-cell>
          <table:table-cell table:formula="of:=[.D72]-[.D71]" office:value-type="float" office:value="2760">
            <text:p>2760</text:p>
          </table:table-cell>
          <table:table-cell table:number-columns-repeated="11"/>
        </table:table-row>
        <table:table-row table:style-name="ro1">
          <table:table-cell table:formula="of:=[.$A72]+RAND()*0.1" office:value-type="float" office:value="3.29206054294482">
            <text:p>3.2920605429</text:p>
          </table:table-cell>
          <table:table-cell table:formula="of:=PI()*[.$A73]" office:value-type="float" office:value="10.3423132168883">
            <text:p>10.3423132169</text:p>
          </table:table-cell>
          <table:table-cell table:formula="of:=20*(500-499*COS([.$B73]*(1+RAND())))" office:value-type="float" office:value="2012.44330356251">
            <text:p>2012.4433035625</text:p>
          </table:table-cell>
          <table:table-cell table:formula="of:=INT([.C73])" office:value-type="float" office:value="2012">
            <text:p>2012</text:p>
          </table:table-cell>
          <table:table-cell table:formula="of:=[.D73]-[.D72]" office:value-type="float" office:value="-10152">
            <text:p>-10152</text:p>
          </table:table-cell>
          <table:table-cell table:number-columns-repeated="11"/>
        </table:table-row>
        <table:table-row table:style-name="ro1">
          <table:table-cell table:formula="of:=[.$A73]+RAND()*0.1" office:value-type="float" office:value="3.36241272692569">
            <text:p>3.3624127269</text:p>
          </table:table-cell>
          <table:table-cell table:formula="of:=PI()*[.$A74]" office:value-type="float" office:value="10.5633311212466">
            <text:p>10.5633311212</text:p>
          </table:table-cell>
          <table:table-cell table:formula="of:=20*(500-499*COS([.$B74]*(1+RAND())))" office:value-type="float" office:value="1952.20368343456">
            <text:p>1952.2036834346</text:p>
          </table:table-cell>
          <table:table-cell table:formula="of:=INT([.C74])" office:value-type="float" office:value="1952">
            <text:p>1952</text:p>
          </table:table-cell>
          <table:table-cell table:formula="of:=[.D74]-[.D73]" office:value-type="float" office:value="-60">
            <text:p>-60</text:p>
          </table:table-cell>
          <table:table-cell table:number-columns-repeated="11"/>
        </table:table-row>
        <table:table-row table:style-name="ro1">
          <table:table-cell table:formula="of:=[.$A74]+RAND()*0.1" office:value-type="float" office:value="3.44347370555624">
            <text:p>3.4434737056</text:p>
          </table:table-cell>
          <table:table-cell table:formula="of:=PI()*[.$A75]" office:value-type="float" office:value="10.8179916962051">
            <text:p>10.8179916962</text:p>
          </table:table-cell>
          <table:table-cell table:formula="of:=20*(500-499*COS([.$B75]*(1+RAND())))" office:value-type="float" office:value="17375.753738789">
            <text:p>17375.753738789</text:p>
          </table:table-cell>
          <table:table-cell table:formula="of:=INT([.C75])" office:value-type="float" office:value="17375">
            <text:p>17375</text:p>
          </table:table-cell>
          <table:table-cell table:formula="of:=[.D75]-[.D74]" office:value-type="float" office:value="15423">
            <text:p>15423</text:p>
          </table:table-cell>
          <table:table-cell table:number-columns-repeated="11"/>
        </table:table-row>
        <table:table-row table:style-name="ro1">
          <table:table-cell table:formula="of:=[.$A75]+RAND()*0.1" office:value-type="float" office:value="3.48655318245292">
            <text:p>3.4865531825</text:p>
          </table:table-cell>
          <table:table-cell table:formula="of:=PI()*[.$A76]" office:value-type="float" office:value="10.9533298643442">
            <text:p>10.9533298643</text:p>
          </table:table-cell>
          <table:table-cell table:formula="of:=20*(500-499*COS([.$B76]*(1+RAND())))" office:value-type="float" office:value="6624.46865233506">
            <text:p>6624.4686523351</text:p>
          </table:table-cell>
          <table:table-cell table:formula="of:=INT([.C76])" office:value-type="float" office:value="6624">
            <text:p>6624</text:p>
          </table:table-cell>
          <table:table-cell table:formula="of:=[.D76]-[.D75]" office:value-type="float" office:value="-10751">
            <text:p>-10751</text:p>
          </table:table-cell>
          <table:table-cell table:number-columns-repeated="11"/>
        </table:table-row>
        <table:table-row table:style-name="ro1">
          <table:table-cell table:formula="of:=[.$A76]+RAND()*0.1" office:value-type="float" office:value="3.57836076905951">
            <text:p>3.5783607691</text:p>
          </table:table-cell>
          <table:table-cell table:formula="of:=PI()*[.$A77]" office:value-type="float" office:value="11.2417519039713">
            <text:p>11.241751904</text:p>
          </table:table-cell>
          <table:table-cell table:formula="of:=20*(500-499*COS([.$B77]*(1+RAND())))" office:value-type="float" office:value="16161.7509136636">
            <text:p>16161.7509136636</text:p>
          </table:table-cell>
          <table:table-cell table:formula="of:=INT([.C77])" office:value-type="float" office:value="16161">
            <text:p>16161</text:p>
          </table:table-cell>
          <table:table-cell table:formula="of:=[.D77]-[.D76]" office:value-type="float" office:value="9537">
            <text:p>9537</text:p>
          </table:table-cell>
          <table:table-cell table:number-columns-repeated="11"/>
        </table:table-row>
        <table:table-row table:style-name="ro1">
          <table:table-cell table:formula="of:=[.$A77]+RAND()*0.1" office:value-type="float" office:value="3.58219870845787">
            <text:p>3.5821987085</text:p>
          </table:table-cell>
          <table:table-cell table:formula="of:=PI()*[.$A78]" office:value-type="float" office:value="11.2538091461901">
            <text:p>11.2538091462</text:p>
          </table:table-cell>
          <table:table-cell table:formula="of:=20*(500-499*COS([.$B78]*(1+RAND())))" office:value-type="float" office:value="5775.35283170028">
            <text:p>5775.3528317003</text:p>
          </table:table-cell>
          <table:table-cell table:formula="of:=INT([.C78])" office:value-type="float" office:value="5775">
            <text:p>5775</text:p>
          </table:table-cell>
          <table:table-cell table:formula="of:=[.D78]-[.D77]" office:value-type="float" office:value="-10386">
            <text:p>-10386</text:p>
          </table:table-cell>
          <table:table-cell table:number-columns-repeated="11"/>
        </table:table-row>
        <table:table-row table:style-name="ro1">
          <table:table-cell table:formula="of:=[.$A78]+RAND()*0.1" office:value-type="float" office:value="3.64209700785577">
            <text:p>3.6420970079</text:p>
          </table:table-cell>
          <table:table-cell table:formula="of:=PI()*[.$A79]" office:value-type="float" office:value="11.4419852035411">
            <text:p>11.4419852035</text:p>
          </table:table-cell>
          <table:table-cell table:formula="of:=20*(500-499*COS([.$B79]*(1+RAND())))" office:value-type="float" office:value="19126.3708137338">
            <text:p>19126.3708137338</text:p>
          </table:table-cell>
          <table:table-cell table:formula="of:=INT([.C79])" office:value-type="float" office:value="19126">
            <text:p>19126</text:p>
          </table:table-cell>
          <table:table-cell table:formula="of:=[.D79]-[.D78]" office:value-type="float" office:value="13351">
            <text:p>13351</text:p>
          </table:table-cell>
          <table:table-cell table:number-columns-repeated="11"/>
        </table:table-row>
        <table:table-row table:style-name="ro1">
          <table:table-cell table:formula="of:=[.$A79]+RAND()*0.1" office:value-type="float" office:value="3.687979919184">
            <text:p>3.6879799192</text:p>
          </table:table-cell>
          <table:table-cell table:formula="of:=PI()*[.$A80]" office:value-type="float" office:value="11.5861306206951">
            <text:p>11.5861306207</text:p>
          </table:table-cell>
          <table:table-cell table:formula="of:=20*(500-499*COS([.$B80]*(1+RAND())))" office:value-type="float" office:value="9208.90551706834">
            <text:p>9208.9055170683</text:p>
          </table:table-cell>
          <table:table-cell table:formula="of:=INT([.C80])" office:value-type="float" office:value="9208">
            <text:p>9208</text:p>
          </table:table-cell>
          <table:table-cell table:formula="of:=[.D80]-[.D79]" office:value-type="float" office:value="-9918">
            <text:p>-9918</text:p>
          </table:table-cell>
          <table:table-cell table:number-columns-repeated="11"/>
        </table:table-row>
        <table:table-row table:style-name="ro1">
          <table:table-cell table:formula="of:=[.$A80]+RAND()*0.1" office:value-type="float" office:value="3.71071352609433">
            <text:p>3.7107135261</text:p>
          </table:table-cell>
          <table:table-cell table:formula="of:=PI()*[.$A81]" office:value-type="float" office:value="11.6575503531542">
            <text:p>11.6575503532</text:p>
          </table:table-cell>
          <table:table-cell table:formula="of:=20*(500-499*COS([.$B81]*(1+RAND())))" office:value-type="float" office:value="17762.648586919">
            <text:p>17762.648586919</text:p>
          </table:table-cell>
          <table:table-cell table:formula="of:=INT([.C81])" office:value-type="float" office:value="17762">
            <text:p>17762</text:p>
          </table:table-cell>
          <table:table-cell table:formula="of:=[.D81]-[.D80]" office:value-type="float" office:value="8554">
            <text:p>8554</text:p>
          </table:table-cell>
          <table:table-cell table:number-columns-repeated="11"/>
        </table:table-row>
        <table:table-row table:style-name="ro1">
          <table:table-cell table:formula="of:=[.$A81]+RAND()*0.1" office:value-type="float" office:value="3.75651329238899">
            <text:p>3.7565132924</text:p>
          </table:table-cell>
          <table:table-cell table:formula="of:=PI()*[.$A82]" office:value-type="float" office:value="11.8014345624817">
            <text:p>11.8014345625</text:p>
          </table:table-cell>
          <table:table-cell table:formula="of:=20*(500-499*COS([.$B82]*(1+RAND())))" office:value-type="float" office:value="4851.48001367232">
            <text:p>4851.4800136723</text:p>
          </table:table-cell>
          <table:table-cell table:formula="of:=INT([.C82])" office:value-type="float" office:value="4851">
            <text:p>4851</text:p>
          </table:table-cell>
          <table:table-cell table:formula="of:=[.D82]-[.D81]" office:value-type="float" office:value="-12911">
            <text:p>-12911</text:p>
          </table:table-cell>
          <table:table-cell table:number-columns-repeated="11"/>
        </table:table-row>
        <table:table-row table:style-name="ro1">
          <table:table-cell table:formula="of:=[.$A82]+RAND()*0.1" office:value-type="float" office:value="3.81551798451692">
            <text:p>3.8155179845</text:p>
          </table:table-cell>
          <table:table-cell table:formula="of:=PI()*[.$A83]" office:value-type="float" office:value="11.9868032697981">
            <text:p>11.9868032698</text:p>
          </table:table-cell>
          <table:table-cell table:formula="of:=20*(500-499*COS([.$B83]*(1+RAND())))" office:value-type="float" office:value="208.752800764468">
            <text:p>208.7528007645</text:p>
          </table:table-cell>
          <table:table-cell table:formula="of:=INT([.C83])" office:value-type="float" office:value="208">
            <text:p>208</text:p>
          </table:table-cell>
          <table:table-cell table:formula="of:=[.D83]-[.D82]" office:value-type="float" office:value="-4643">
            <text:p>-4643</text:p>
          </table:table-cell>
          <table:table-cell table:number-columns-repeated="11"/>
        </table:table-row>
        <table:table-row table:style-name="ro1">
          <table:table-cell table:formula="of:=[.$A83]+RAND()*0.1" office:value-type="float" office:value="3.9068600832019">
            <text:p>3.9068600832</text:p>
          </table:table-cell>
          <table:table-cell table:formula="of:=PI()*[.$A84]" office:value-type="float" office:value="12.2737629359903">
            <text:p>12.273762936</text:p>
          </table:table-cell>
          <table:table-cell table:formula="of:=20*(500-499*COS([.$B84]*(1+RAND())))" office:value-type="float" office:value="16930.7366077505">
            <text:p>16930.7366077505</text:p>
          </table:table-cell>
          <table:table-cell table:formula="of:=INT([.C84])" office:value-type="float" office:value="16930">
            <text:p>16930</text:p>
          </table:table-cell>
          <table:table-cell table:formula="of:=[.D84]-[.D83]" office:value-type="float" office:value="16722">
            <text:p>16722</text:p>
          </table:table-cell>
          <table:table-cell table:number-columns-repeated="11"/>
        </table:table-row>
        <table:table-row table:style-name="ro1">
          <table:table-cell table:formula="of:=[.$A84]+RAND()*0.1" office:value-type="float" office:value="3.95763175752945">
            <text:p>3.9576317575</text:p>
          </table:table-cell>
          <table:table-cell table:formula="of:=PI()*[.$A85]" office:value-type="float" office:value="12.4332668550682">
            <text:p>12.4332668551</text:p>
          </table:table-cell>
          <table:table-cell table:formula="of:=20*(500-499*COS([.$B85]*(1+RAND())))" office:value-type="float" office:value="134.632475726468">
            <text:p>134.6324757265</text:p>
          </table:table-cell>
          <table:table-cell table:formula="of:=INT([.C85])" office:value-type="float" office:value="134">
            <text:p>134</text:p>
          </table:table-cell>
          <table:table-cell table:formula="of:=[.D85]-[.D84]" office:value-type="float" office:value="-16796">
            <text:p>-16796</text:p>
          </table:table-cell>
          <table:table-cell table:number-columns-repeated="11"/>
        </table:table-row>
        <table:table-row table:style-name="ro1">
          <table:table-cell table:formula="of:=[.$A85]+RAND()*0.1" office:value-type="float" office:value="3.99657751093619">
            <text:p>3.9965775109</text:p>
          </table:table-cell>
          <table:table-cell table:formula="of:=PI()*[.$A86]" office:value-type="float" office:value="12.5556185478593">
            <text:p>12.5556185479</text:p>
          </table:table-cell>
          <table:table-cell table:formula="of:=20*(500-499*COS([.$B86]*(1+RAND())))" office:value-type="float" office:value="255.496346009883">
            <text:p>255.4963460099</text:p>
          </table:table-cell>
          <table:table-cell table:formula="of:=INT([.C86])" office:value-type="float" office:value="255">
            <text:p>255</text:p>
          </table:table-cell>
          <table:table-cell table:formula="of:=[.D86]-[.D85]" office:value-type="float" office:value="121">
            <text:p>121</text:p>
          </table:table-cell>
          <table:table-cell table:number-columns-repeated="11"/>
        </table:table-row>
        <table:table-row table:style-name="ro1">
          <table:table-cell table:formula="of:=[.$A86]+RAND()*0.1" office:value-type="float" office:value="4.07325775711797">
            <text:p>4.0732577571</text:p>
          </table:table-cell>
          <table:table-cell table:formula="of:=PI()*[.$A87]" office:value-type="float" office:value="12.7965166459395">
            <text:p>12.7965166459</text:p>
          </table:table-cell>
          <table:table-cell table:formula="of:=20*(500-499*COS([.$B87]*(1+RAND())))" office:value-type="float" office:value="12093.6473668227">
            <text:p>12093.6473668227</text:p>
          </table:table-cell>
          <table:table-cell table:formula="of:=INT([.C87])" office:value-type="float" office:value="12093">
            <text:p>12093</text:p>
          </table:table-cell>
          <table:table-cell table:formula="of:=[.D87]-[.D86]" office:value-type="float" office:value="11838">
            <text:p>11838</text:p>
          </table:table-cell>
          <table:table-cell table:number-columns-repeated="11"/>
        </table:table-row>
        <table:table-row table:style-name="ro1">
          <table:table-cell table:formula="of:=[.$A87]+RAND()*0.1" office:value-type="float" office:value="4.1018783624284">
            <text:p>4.1018783624</text:p>
          </table:table-cell>
          <table:table-cell table:formula="of:=PI()*[.$A88]" office:value-type="float" office:value="12.886430929324">
            <text:p>12.8864309293</text:p>
          </table:table-cell>
          <table:table-cell table:formula="of:=20*(500-499*COS([.$B88]*(1+RAND())))" office:value-type="float" office:value="12618.7503067409">
            <text:p>12618.7503067409</text:p>
          </table:table-cell>
          <table:table-cell table:formula="of:=INT([.C88])" office:value-type="float" office:value="12618">
            <text:p>12618</text:p>
          </table:table-cell>
          <table:table-cell table:formula="of:=[.D88]-[.D87]" office:value-type="float" office:value="525">
            <text:p>525</text:p>
          </table:table-cell>
          <table:table-cell table:number-columns-repeated="11"/>
        </table:table-row>
        <table:table-row table:style-name="ro1">
          <table:table-cell table:formula="of:=[.$A88]+RAND()*0.1" office:value-type="float" office:value="4.1263689156156">
            <text:p>4.1263689156</text:p>
          </table:table-cell>
          <table:table-cell table:formula="of:=PI()*[.$A89]" office:value-type="float" office:value="12.9633702712993">
            <text:p>12.9633702713</text:p>
          </table:table-cell>
          <table:table-cell table:formula="of:=20*(500-499*COS([.$B89]*(1+RAND())))" office:value-type="float" office:value="5007.15809754197">
            <text:p>5007.158097542</text:p>
          </table:table-cell>
          <table:table-cell table:formula="of:=INT([.C89])" office:value-type="float" office:value="5007">
            <text:p>5007</text:p>
          </table:table-cell>
          <table:table-cell table:formula="of:=[.D89]-[.D88]" office:value-type="float" office:value="-7611">
            <text:p>-7611</text:p>
          </table:table-cell>
          <table:table-cell table:number-columns-repeated="11"/>
        </table:table-row>
        <table:table-row table:style-name="ro1">
          <table:table-cell table:formula="of:=[.$A89]+RAND()*0.1" office:value-type="float" office:value="4.20149003490806">
            <text:p>4.2014900349</text:p>
          </table:table-cell>
          <table:table-cell table:formula="of:=PI()*[.$A90]" office:value-type="float" office:value="13.1993702277979">
            <text:p>13.1993702278</text:p>
          </table:table-cell>
          <table:table-cell table:formula="of:=20*(500-499*COS([.$B90]*(1+RAND())))" office:value-type="float" office:value="17790.1901692045">
            <text:p>17790.1901692045</text:p>
          </table:table-cell>
          <table:table-cell table:formula="of:=INT([.C90])" office:value-type="float" office:value="17790">
            <text:p>17790</text:p>
          </table:table-cell>
          <table:table-cell table:formula="of:=[.D90]-[.D89]" office:value-type="float" office:value="12783">
            <text:p>12783</text:p>
          </table:table-cell>
          <table:table-cell table:number-columns-repeated="11"/>
        </table:table-row>
        <table:table-row table:style-name="ro1">
          <table:table-cell table:formula="of:=[.$A90]+RAND()*0.1" office:value-type="float" office:value="4.21510770926252">
            <text:p>4.2151077093</text:p>
          </table:table-cell>
          <table:table-cell table:formula="of:=PI()*[.$A91]" office:value-type="float" office:value="13.2421514135088">
            <text:p>13.2421514135</text:p>
          </table:table-cell>
          <table:table-cell table:formula="of:=20*(500-499*COS([.$B91]*(1+RAND())))" office:value-type="float" office:value="12358.5991199182">
            <text:p>12358.5991199182</text:p>
          </table:table-cell>
          <table:table-cell table:formula="of:=INT([.C91])" office:value-type="float" office:value="12358">
            <text:p>12358</text:p>
          </table:table-cell>
          <table:table-cell table:formula="of:=[.D91]-[.D90]" office:value-type="float" office:value="-5432">
            <text:p>-5432</text:p>
          </table:table-cell>
          <table:table-cell table:number-columns-repeated="11"/>
        </table:table-row>
        <table:table-row table:style-name="ro1">
          <table:table-cell table:formula="of:=[.$A91]+RAND()*0.1" office:value-type="float" office:value="4.22954879105091">
            <text:p>4.2295487911</text:p>
          </table:table-cell>
          <table:table-cell table:formula="of:=PI()*[.$A92]" office:value-type="float" office:value="13.2875194099651">
            <text:p>13.28751941</text:p>
          </table:table-cell>
          <table:table-cell table:formula="of:=20*(500-499*COS([.$B92]*(1+RAND())))" office:value-type="float" office:value="19582.3516156083">
            <text:p>19582.3516156083</text:p>
          </table:table-cell>
          <table:table-cell table:formula="of:=INT([.C92])" office:value-type="float" office:value="19582">
            <text:p>19582</text:p>
          </table:table-cell>
          <table:table-cell table:formula="of:=[.D92]-[.D91]" office:value-type="float" office:value="7224">
            <text:p>7224</text:p>
          </table:table-cell>
          <table:table-cell table:number-columns-repeated="11"/>
        </table:table-row>
        <table:table-row table:style-name="ro1">
          <table:table-cell table:formula="of:=[.$A92]+RAND()*0.1" office:value-type="float" office:value="4.32104668738321">
            <text:p>4.3210466874</text:p>
          </table:table-cell>
          <table:table-cell table:formula="of:=PI()*[.$A93]" office:value-type="float" office:value="13.5749685289016">
            <text:p>13.5749685289</text:p>
          </table:table-cell>
          <table:table-cell table:formula="of:=20*(500-499*COS([.$B93]*(1+RAND())))" office:value-type="float" office:value="19755.1481161178">
            <text:p>19755.1481161178</text:p>
          </table:table-cell>
          <table:table-cell table:formula="of:=INT([.C93])" office:value-type="float" office:value="19755">
            <text:p>19755</text:p>
          </table:table-cell>
          <table:table-cell table:formula="of:=[.D93]-[.D92]" office:value-type="float" office:value="173">
            <text:p>173</text:p>
          </table:table-cell>
          <table:table-cell table:number-columns-repeated="11"/>
        </table:table-row>
        <table:table-row table:style-name="ro1">
          <table:table-cell table:formula="of:=[.$A93]+RAND()*0.1" office:value-type="float" office:value="4.32332432218827">
            <text:p>4.3233243222</text:p>
          </table:table-cell>
          <table:table-cell table:formula="of:=PI()*[.$A94]" office:value-type="float" office:value="13.5821239296728">
            <text:p>13.5821239297</text:p>
          </table:table-cell>
          <table:table-cell table:formula="of:=20*(500-499*COS([.$B94]*(1+RAND())))" office:value-type="float" office:value="442.022335306301">
            <text:p>442.0223353063</text:p>
          </table:table-cell>
          <table:table-cell table:formula="of:=INT([.C94])" office:value-type="float" office:value="442">
            <text:p>442</text:p>
          </table:table-cell>
          <table:table-cell table:formula="of:=[.D94]-[.D93]" office:value-type="float" office:value="-19313">
            <text:p>-19313</text:p>
          </table:table-cell>
          <table:table-cell table:number-columns-repeated="11"/>
        </table:table-row>
        <table:table-row table:style-name="ro1">
          <table:table-cell table:formula="of:=[.$A94]+RAND()*0.1" office:value-type="float" office:value="4.34143179398961">
            <text:p>4.341431794</text:p>
          </table:table-cell>
          <table:table-cell table:formula="of:=PI()*[.$A95]" office:value-type="float" office:value="13.6390102300589">
            <text:p>13.6390102301</text:p>
          </table:table-cell>
          <table:table-cell table:formula="of:=20*(500-499*COS([.$B95]*(1+RAND())))" office:value-type="float" office:value="62.7902840959246">
            <text:p>62.7902840959</text:p>
          </table:table-cell>
          <table:table-cell table:formula="of:=INT([.C95])" office:value-type="float" office:value="62">
            <text:p>62</text:p>
          </table:table-cell>
          <table:table-cell table:formula="of:=[.D95]-[.D94]" office:value-type="float" office:value="-380">
            <text:p>-380</text:p>
          </table:table-cell>
          <table:table-cell table:number-columns-repeated="11"/>
        </table:table-row>
        <table:table-row table:style-name="ro1">
          <table:table-cell table:formula="of:=[.$A95]+RAND()*0.1" office:value-type="float" office:value="4.42745421282016">
            <text:p>4.4274542128</text:p>
          </table:table-cell>
          <table:table-cell table:formula="of:=PI()*[.$A96]" office:value-type="float" office:value="13.909257629101">
            <text:p>13.9092576291</text:p>
          </table:table-cell>
          <table:table-cell table:formula="of:=20*(500-499*COS([.$B96]*(1+RAND())))" office:value-type="float" office:value="11111.9113650506">
            <text:p>11111.9113650506</text:p>
          </table:table-cell>
          <table:table-cell table:formula="of:=INT([.C96])" office:value-type="float" office:value="11111">
            <text:p>11111</text:p>
          </table:table-cell>
          <table:table-cell table:formula="of:=[.D96]-[.D95]" office:value-type="float" office:value="11049">
            <text:p>11049</text:p>
          </table:table-cell>
          <table:table-cell table:number-columns-repeated="11"/>
        </table:table-row>
        <table:table-row table:style-name="ro1">
          <table:table-cell table:formula="of:=[.$A96]+RAND()*0.1" office:value-type="float" office:value="4.4976349495817">
            <text:p>4.4976349496</text:p>
          </table:table-cell>
          <table:table-cell table:formula="of:=PI()*[.$A97]" office:value-type="float" office:value="14.1297369161346">
            <text:p>14.1297369161</text:p>
          </table:table-cell>
          <table:table-cell table:formula="of:=20*(500-499*COS([.$B97]*(1+RAND())))" office:value-type="float" office:value="1617.52203375681">
            <text:p>1617.5220337568</text:p>
          </table:table-cell>
          <table:table-cell table:formula="of:=INT([.C97])" office:value-type="float" office:value="1617">
            <text:p>1617</text:p>
          </table:table-cell>
          <table:table-cell table:formula="of:=[.D97]-[.D96]" office:value-type="float" office:value="-9494">
            <text:p>-9494</text:p>
          </table:table-cell>
          <table:table-cell table:number-columns-repeated="11"/>
        </table:table-row>
        <table:table-row table:style-name="ro1">
          <table:table-cell table:formula="of:=[.$A97]+RAND()*0.1" office:value-type="float" office:value="4.5535341875162">
            <text:p>4.5535341875</text:p>
          </table:table-cell>
          <table:table-cell table:formula="of:=PI()*[.$A98]" office:value-type="float" office:value="14.3053495513709">
            <text:p>14.3053495514</text:p>
          </table:table-cell>
          <table:table-cell table:formula="of:=20*(500-499*COS([.$B98]*(1+RAND())))" office:value-type="float" office:value="321.201796146686">
            <text:p>321.2017961467</text:p>
          </table:table-cell>
          <table:table-cell table:formula="of:=INT([.C98])" office:value-type="float" office:value="321">
            <text:p>321</text:p>
          </table:table-cell>
          <table:table-cell table:formula="of:=[.D98]-[.D97]" office:value-type="float" office:value="-1296">
            <text:p>-1296</text:p>
          </table:table-cell>
          <table:table-cell table:number-columns-repeated="11"/>
        </table:table-row>
        <table:table-row table:style-name="ro1">
          <table:table-cell table:formula="of:=[.$A98]+RAND()*0.1" office:value-type="float" office:value="4.57735042287968">
            <text:p>4.5773504229</text:p>
          </table:table-cell>
          <table:table-cell table:formula="of:=PI()*[.$A99]" office:value-type="float" office:value="14.3801704614249">
            <text:p>14.3801704614</text:p>
          </table:table-cell>
          <table:table-cell table:formula="of:=20*(500-499*COS([.$B99]*(1+RAND())))" office:value-type="float" office:value="59.3567412653556">
            <text:p>59.3567412654</text:p>
          </table:table-cell>
          <table:table-cell table:formula="of:=INT([.C99])" office:value-type="float" office:value="59">
            <text:p>59</text:p>
          </table:table-cell>
          <table:table-cell table:formula="of:=[.D99]-[.D98]" office:value-type="float" office:value="-262">
            <text:p>-262</text:p>
          </table:table-cell>
          <table:table-cell table:number-columns-repeated="11"/>
        </table:table-row>
        <table:table-row table:style-name="ro1">
          <table:table-cell table:formula="of:=[.$A99]+RAND()*0.1" office:value-type="float" office:value="4.59644258613698">
            <text:p>4.5964425861</text:p>
          </table:table-cell>
          <table:table-cell table:formula="of:=PI()*[.$A100]" office:value-type="float" office:value="14.4401502612552">
            <text:p>14.4401502613</text:p>
          </table:table-cell>
          <table:table-cell table:formula="of:=20*(500-499*COS([.$B100]*(1+RAND())))" office:value-type="float" office:value="11045.5825101102">
            <text:p>11045.5825101102</text:p>
          </table:table-cell>
          <table:table-cell table:formula="of:=INT([.C100])" office:value-type="float" office:value="11045">
            <text:p>11045</text:p>
          </table:table-cell>
          <table:table-cell table:formula="of:=[.D100]-[.D99]" office:value-type="float" office:value="10986">
            <text:p>10986</text:p>
          </table:table-cell>
          <table:table-cell table:number-columns-repeated="11"/>
        </table:table-row>
        <table:table-row table:style-name="ro1">
          <table:table-cell table:formula="of:=[.$A100]+RAND()*0.1" office:value-type="float" office:value="4.67506150701083">
            <text:p>4.675061507</text:p>
          </table:table-cell>
          <table:table-cell table:formula="of:=PI()*[.$A101]" office:value-type="float" office:value="14.6871388855057">
            <text:p>14.6871388855</text:p>
          </table:table-cell>
          <table:table-cell table:formula="of:=20*(500-499*COS([.$B101]*(1+RAND())))" office:value-type="float" office:value="15001.9747081684">
            <text:p>15001.9747081684</text:p>
          </table:table-cell>
          <table:table-cell table:formula="of:=INT([.C101])" office:value-type="float" office:value="15001">
            <text:p>15001</text:p>
          </table:table-cell>
          <table:table-cell table:formula="of:=[.D101]-[.D100]" office:value-type="float" office:value="3956">
            <text:p>3956</text:p>
          </table:table-cell>
          <table:table-cell table:number-columns-repeated="11"/>
        </table:table-row>
        <table:table-row table:style-name="ro1">
          <table:table-cell table:formula="of:=[.$A101]+RAND()*0.1" office:value-type="float" office:value="4.75671548517421">
            <text:p>4.7567154852</text:p>
          </table:table-cell>
          <table:table-cell table:formula="of:=PI()*[.$A102]" office:value-type="float" office:value="14.9436624234401">
            <text:p>14.9436624234</text:p>
          </table:table-cell>
          <table:table-cell table:formula="of:=20*(500-499*COS([.$B102]*(1+RAND())))" office:value-type="float" office:value="14670.4479439242">
            <text:p>14670.4479439242</text:p>
          </table:table-cell>
          <table:table-cell table:formula="of:=INT([.C102])" office:value-type="float" office:value="14670">
            <text:p>14670</text:p>
          </table:table-cell>
          <table:table-cell table:formula="of:=[.D102]-[.D101]" office:value-type="float" office:value="-331">
            <text:p>-331</text:p>
          </table:table-cell>
          <table:table-cell table:number-columns-repeated="11"/>
        </table:table-row>
        <table:table-row table:style-name="ro1">
          <table:table-cell table:formula="of:=[.$A102]+RAND()*0.1" office:value-type="float" office:value="4.8520758274477">
            <text:p>4.8520758274</text:p>
          </table:table-cell>
          <table:table-cell table:formula="of:=PI()*[.$A103]" office:value-type="float" office:value="15.2432457741703">
            <text:p>15.2432457742</text:p>
          </table:table-cell>
          <table:table-cell table:formula="of:=20*(500-499*COS([.$B103]*(1+RAND())))" office:value-type="float" office:value="19692.6140493466">
            <text:p>19692.6140493466</text:p>
          </table:table-cell>
          <table:table-cell table:formula="of:=INT([.C103])" office:value-type="float" office:value="19692">
            <text:p>19692</text:p>
          </table:table-cell>
          <table:table-cell table:formula="of:=[.D103]-[.D102]" office:value-type="float" office:value="5022">
            <text:p>5022</text:p>
          </table:table-cell>
          <table:table-cell table:number-columns-repeated="11"/>
        </table:table-row>
        <table:table-row table:style-name="ro1">
          <table:table-cell table:formula="of:=[.$A103]+RAND()*0.1" office:value-type="float" office:value="4.93116755690426">
            <text:p>4.9311675569</text:p>
          </table:table-cell>
          <table:table-cell table:formula="of:=PI()*[.$A104]" office:value-type="float" office:value="15.4917197703907">
            <text:p>15.4917197704</text:p>
          </table:table-cell>
          <table:table-cell table:formula="of:=20*(500-499*COS([.$B104]*(1+RAND())))" office:value-type="float" office:value="9638.98451515728">
            <text:p>9638.9845151573</text:p>
          </table:table-cell>
          <table:table-cell table:formula="of:=INT([.C104])" office:value-type="float" office:value="9638">
            <text:p>9638</text:p>
          </table:table-cell>
          <table:table-cell table:formula="of:=[.D104]-[.D103]" office:value-type="float" office:value="-10054">
            <text:p>-10054</text:p>
          </table:table-cell>
          <table:table-cell table:number-columns-repeated="11"/>
        </table:table-row>
        <table:table-row table:style-name="ro1">
          <table:table-cell table:formula="of:=[.$A104]+RAND()*0.1" office:value-type="float" office:value="4.9831737190485">
            <text:p>4.983173719</text:p>
          </table:table-cell>
          <table:table-cell table:formula="of:=PI()*[.$A105]" office:value-type="float" office:value="15.6551019473245">
            <text:p>15.6551019473</text:p>
          </table:table-cell>
          <table:table-cell table:formula="of:=20*(500-499*COS([.$B105]*(1+RAND())))" office:value-type="float" office:value="6376.72868339733">
            <text:p>6376.7286833973</text:p>
          </table:table-cell>
          <table:table-cell table:formula="of:=INT([.C105])" office:value-type="float" office:value="6376">
            <text:p>6376</text:p>
          </table:table-cell>
          <table:table-cell table:formula="of:=[.D105]-[.D104]" office:value-type="float" office:value="-3262">
            <text:p>-3262</text:p>
          </table:table-cell>
          <table:table-cell table:number-columns-repeated="11"/>
        </table:table-row>
        <table:table-row table:style-name="ro1">
          <table:table-cell table:formula="of:=[.$A105]+RAND()*0.1" office:value-type="float" office:value="5.05959503995255">
            <text:p>5.05959504</text:p>
          </table:table-cell>
          <table:table-cell table:formula="of:=PI()*[.$A106]" office:value-type="float" office:value="15.8951866076543">
            <text:p>15.8951866077</text:p>
          </table:table-cell>
          <table:table-cell table:formula="of:=20*(500-499*COS([.$B106]*(1+RAND())))" office:value-type="float" office:value="19258.4911040425">
            <text:p>19258.4911040425</text:p>
          </table:table-cell>
          <table:table-cell table:formula="of:=INT([.C106])" office:value-type="float" office:value="19258">
            <text:p>19258</text:p>
          </table:table-cell>
          <table:table-cell table:formula="of:=[.D106]-[.D105]" office:value-type="float" office:value="12882">
            <text:p>12882</text:p>
          </table:table-cell>
          <table:table-cell table:number-columns-repeated="11"/>
        </table:table-row>
        <table:table-row table:style-name="ro1">
          <table:table-cell table:formula="of:=[.$A106]+RAND()*0.1" office:value-type="float" office:value="5.08176624635235">
            <text:p>5.0817662464</text:p>
          </table:table-cell>
          <table:table-cell table:formula="of:=PI()*[.$A107]" office:value-type="float" office:value="15.9648395068011">
            <text:p>15.9648395068</text:p>
          </table:table-cell>
          <table:table-cell table:formula="of:=20*(500-499*COS([.$B107]*(1+RAND())))" office:value-type="float" office:value="527.264705698011">
            <text:p>527.264705698</text:p>
          </table:table-cell>
          <table:table-cell table:formula="of:=INT([.C107])" office:value-type="float" office:value="527">
            <text:p>527</text:p>
          </table:table-cell>
          <table:table-cell table:formula="of:=[.D107]-[.D106]" office:value-type="float" office:value="-18731">
            <text:p>-18731</text:p>
          </table:table-cell>
          <table:table-cell table:number-columns-repeated="11"/>
        </table:table-row>
        <table:table-row table:style-name="ro1">
          <table:table-cell table:formula="of:=[.$A107]+RAND()*0.1" office:value-type="float" office:value="5.12557999510318">
            <text:p>5.1255799951</text:p>
          </table:table-cell>
          <table:table-cell table:formula="of:=PI()*[.$A108]" office:value-type="float" office:value="16.102484458003">
            <text:p>16.102484458</text:p>
          </table:table-cell>
          <table:table-cell table:formula="of:=20*(500-499*COS([.$B108]*(1+RAND())))" office:value-type="float" office:value="18097.8023394037">
            <text:p>18097.8023394037</text:p>
          </table:table-cell>
          <table:table-cell table:formula="of:=INT([.C108])" office:value-type="float" office:value="18097">
            <text:p>18097</text:p>
          </table:table-cell>
          <table:table-cell table:formula="of:=[.D108]-[.D107]" office:value-type="float" office:value="17570">
            <text:p>17570</text:p>
          </table:table-cell>
          <table:table-cell table:number-columns-repeated="11"/>
        </table:table-row>
        <table:table-row table:style-name="ro1">
          <table:table-cell table:formula="of:=[.$A108]+RAND()*0.1" office:value-type="float" office:value="5.20583925540559">
            <text:p>5.2058392554</text:p>
          </table:table-cell>
          <table:table-cell table:formula="of:=PI()*[.$A109]" office:value-type="float" office:value="16.3546263605516">
            <text:p>16.3546263606</text:p>
          </table:table-cell>
          <table:table-cell table:formula="of:=20*(500-499*COS([.$B109]*(1+RAND())))" office:value-type="float" office:value="235.543252357974">
            <text:p>235.543252358</text:p>
          </table:table-cell>
          <table:table-cell table:formula="of:=INT([.C109])" office:value-type="float" office:value="235">
            <text:p>235</text:p>
          </table:table-cell>
          <table:table-cell table:formula="of:=[.D109]-[.D108]" office:value-type="float" office:value="-17862">
            <text:p>-17862</text:p>
          </table:table-cell>
          <table:table-cell table:number-columns-repeated="11"/>
        </table:table-row>
        <table:table-row table:style-name="ro1">
          <table:table-cell table:formula="of:=[.$A109]+RAND()*0.1" office:value-type="float" office:value="5.28790876120329">
            <text:p>5.2879087612</text:p>
          </table:table-cell>
          <table:table-cell table:formula="of:=PI()*[.$A110]" office:value-type="float" office:value="16.6124553170494">
            <text:p>16.612455317</text:p>
          </table:table-cell>
          <table:table-cell table:formula="of:=20*(500-499*COS([.$B110]*(1+RAND())))" office:value-type="float" office:value="6521.94539766809">
            <text:p>6521.9453976681</text:p>
          </table:table-cell>
          <table:table-cell table:formula="of:=INT([.C110])" office:value-type="float" office:value="6521">
            <text:p>6521</text:p>
          </table:table-cell>
          <table:table-cell table:formula="of:=[.D110]-[.D109]" office:value-type="float" office:value="6286">
            <text:p>6286</text:p>
          </table:table-cell>
          <table:table-cell table:number-columns-repeated="11"/>
        </table:table-row>
        <table:table-row table:style-name="ro1">
          <table:table-cell table:formula="of:=[.$A110]+RAND()*0.1" office:value-type="float" office:value="5.37760542128235">
            <text:p>5.3776054213</text:p>
          </table:table-cell>
          <table:table-cell table:formula="of:=PI()*[.$A111]" office:value-type="float" office:value="16.8942456854053">
            <text:p>16.8942456854</text:p>
          </table:table-cell>
          <table:table-cell table:formula="of:=20*(500-499*COS([.$B111]*(1+RAND())))" office:value-type="float" office:value="2694.05571310987">
            <text:p>2694.0557131099</text:p>
          </table:table-cell>
          <table:table-cell table:formula="of:=INT([.C111])" office:value-type="float" office:value="2694">
            <text:p>2694</text:p>
          </table:table-cell>
          <table:table-cell table:formula="of:=[.D111]-[.D110]" office:value-type="float" office:value="-3827">
            <text:p>-3827</text:p>
          </table:table-cell>
          <table:table-cell table:number-columns-repeated="11"/>
        </table:table-row>
        <table:table-row table:style-name="ro1">
          <table:table-cell table:formula="of:=[.$A111]+RAND()*0.1" office:value-type="float" office:value="5.38059828849509">
            <text:p>5.3805982885</text:p>
          </table:table-cell>
          <table:table-cell table:formula="of:=PI()*[.$A112]" office:value-type="float" office:value="16.903648055054">
            <text:p>16.9036480551</text:p>
          </table:table-cell>
          <table:table-cell table:formula="of:=20*(500-499*COS([.$B112]*(1+RAND())))" office:value-type="float" office:value="10643.9690718357">
            <text:p>10643.9690718357</text:p>
          </table:table-cell>
          <table:table-cell table:formula="of:=INT([.C112])" office:value-type="float" office:value="10643">
            <text:p>10643</text:p>
          </table:table-cell>
          <table:table-cell table:formula="of:=[.D112]-[.D111]" office:value-type="float" office:value="7949">
            <text:p>7949</text:p>
          </table:table-cell>
          <table:table-cell table:number-columns-repeated="11"/>
        </table:table-row>
        <table:table-row table:style-name="ro1">
          <table:table-cell table:formula="of:=[.$A112]+RAND()*0.1" office:value-type="float" office:value="5.40846756058745">
            <text:p>5.4084675606</text:p>
          </table:table-cell>
          <table:table-cell table:formula="of:=PI()*[.$A113]" office:value-type="float" office:value="16.9912019555203">
            <text:p>16.9912019555</text:p>
          </table:table-cell>
          <table:table-cell table:formula="of:=20*(500-499*COS([.$B113]*(1+RAND())))" office:value-type="float" office:value="333.245907779382">
            <text:p>333.2459077794</text:p>
          </table:table-cell>
          <table:table-cell table:formula="of:=INT([.C113])" office:value-type="float" office:value="333">
            <text:p>333</text:p>
          </table:table-cell>
          <table:table-cell table:formula="of:=[.D113]-[.D112]" office:value-type="float" office:value="-10310">
            <text:p>-10310</text:p>
          </table:table-cell>
          <table:table-cell table:number-columns-repeated="11"/>
        </table:table-row>
        <table:table-row table:style-name="ro1">
          <table:table-cell table:formula="of:=[.$A113]+RAND()*0.1" office:value-type="float" office:value="5.45716891284101">
            <text:p>5.4571689128</text:p>
          </table:table-cell>
          <table:table-cell table:formula="of:=PI()*[.$A114]" office:value-type="float" office:value="17.1442017659799">
            <text:p>17.144201766</text:p>
          </table:table-cell>
          <table:table-cell table:formula="of:=20*(500-499*COS([.$B114]*(1+RAND())))" office:value-type="float" office:value="8627.49012525117">
            <text:p>8627.4901252512</text:p>
          </table:table-cell>
          <table:table-cell table:formula="of:=INT([.C114])" office:value-type="float" office:value="8627">
            <text:p>8627</text:p>
          </table:table-cell>
          <table:table-cell table:formula="of:=[.D114]-[.D113]" office:value-type="float" office:value="8294">
            <text:p>8294</text:p>
          </table:table-cell>
          <table:table-cell table:number-columns-repeated="11"/>
        </table:table-row>
        <table:table-row table:style-name="ro1">
          <table:table-cell table:formula="of:=[.$A114]+RAND()*0.1" office:value-type="float" office:value="5.5515038787853">
            <text:p>5.5515038788</text:p>
          </table:table-cell>
          <table:table-cell table:formula="of:=PI()*[.$A115]" office:value-type="float" office:value="17.4405638019671">
            <text:p>17.440563802</text:p>
          </table:table-cell>
          <table:table-cell table:formula="of:=20*(500-499*COS([.$B115]*(1+RAND())))" office:value-type="float" office:value="19972.3510400837">
            <text:p>19972.3510400837</text:p>
          </table:table-cell>
          <table:table-cell table:formula="of:=INT([.C115])" office:value-type="float" office:value="19972">
            <text:p>19972</text:p>
          </table:table-cell>
          <table:table-cell table:formula="of:=[.D115]-[.D114]" office:value-type="float" office:value="11345">
            <text:p>11345</text:p>
          </table:table-cell>
          <table:table-cell table:number-columns-repeated="11"/>
        </table:table-row>
        <table:table-row table:style-name="ro1">
          <table:table-cell table:formula="of:=[.$A115]+RAND()*0.1" office:value-type="float" office:value="5.63014482525177">
            <text:p>5.6301448253</text:p>
          </table:table-cell>
          <table:table-cell table:formula="of:=PI()*[.$A116]" office:value-type="float" office:value="17.6876216216576">
            <text:p>17.6876216217</text:p>
          </table:table-cell>
          <table:table-cell table:formula="of:=20*(500-499*COS([.$B116]*(1+RAND())))" office:value-type="float" office:value="15780.9517904541">
            <text:p>15780.9517904541</text:p>
          </table:table-cell>
          <table:table-cell table:formula="of:=INT([.C116])" office:value-type="float" office:value="15780">
            <text:p>15780</text:p>
          </table:table-cell>
          <table:table-cell table:formula="of:=[.D116]-[.D115]" office:value-type="float" office:value="-4192">
            <text:p>-4192</text:p>
          </table:table-cell>
          <table:table-cell table:number-columns-repeated="11"/>
        </table:table-row>
        <table:table-row table:style-name="ro1">
          <table:table-cell table:formula="of:=[.$A116]+RAND()*0.1" office:value-type="float" office:value="5.71779193091206">
            <text:p>5.7177919309</text:p>
          </table:table-cell>
          <table:table-cell table:formula="of:=PI()*[.$A117]" office:value-type="float" office:value="17.9629731249083">
            <text:p>17.9629731249</text:p>
          </table:table-cell>
          <table:table-cell table:formula="of:=20*(500-499*COS([.$B117]*(1+RAND())))" office:value-type="float" office:value="545.300993991571">
            <text:p>545.3009939916</text:p>
          </table:table-cell>
          <table:table-cell table:formula="of:=INT([.C117])" office:value-type="float" office:value="545">
            <text:p>545</text:p>
          </table:table-cell>
          <table:table-cell table:formula="of:=[.D117]-[.D116]" office:value-type="float" office:value="-15235">
            <text:p>-15235</text:p>
          </table:table-cell>
          <table:table-cell table:number-columns-repeated="11"/>
        </table:table-row>
        <table:table-row table:style-name="ro1">
          <table:table-cell table:formula="of:=[.$A117]+RAND()*0.1" office:value-type="float" office:value="5.78880714303814">
            <text:p>5.788807143</text:p>
          </table:table-cell>
          <table:table-cell table:formula="of:=PI()*[.$A118]" office:value-type="float" office:value="18.1860739936167">
            <text:p>18.1860739936</text:p>
          </table:table-cell>
          <table:table-cell table:formula="of:=20*(500-499*COS([.$B118]*(1+RAND())))" office:value-type="float" office:value="287.048244490849">
            <text:p>287.0482444908</text:p>
          </table:table-cell>
          <table:table-cell table:formula="of:=INT([.C118])" office:value-type="float" office:value="287">
            <text:p>287</text:p>
          </table:table-cell>
          <table:table-cell table:formula="of:=[.D118]-[.D117]" office:value-type="float" office:value="-258">
            <text:p>-258</text:p>
          </table:table-cell>
          <table:table-cell table:number-columns-repeated="11"/>
        </table:table-row>
        <table:table-row table:style-name="ro1">
          <table:table-cell table:formula="of:=[.$A118]+RAND()*0.1" office:value-type="float" office:value="5.79606869481504">
            <text:p>5.7960686948</text:p>
          </table:table-cell>
          <table:table-cell table:formula="of:=PI()*[.$A119]" office:value-type="float" office:value="18.2088868313327">
            <text:p>18.2088868313</text:p>
          </table:table-cell>
          <table:table-cell table:formula="of:=20*(500-499*COS([.$B119]*(1+RAND())))" office:value-type="float" office:value="12064.209831757">
            <text:p>12064.209831757</text:p>
          </table:table-cell>
          <table:table-cell table:formula="of:=INT([.C119])" office:value-type="float" office:value="12064">
            <text:p>12064</text:p>
          </table:table-cell>
          <table:table-cell table:formula="of:=[.D119]-[.D118]" office:value-type="float" office:value="11777">
            <text:p>11777</text:p>
          </table:table-cell>
          <table:table-cell table:number-columns-repeated="11"/>
        </table:table-row>
        <table:table-row table:style-name="ro1">
          <table:table-cell table:formula="of:=[.$A119]+RAND()*0.1" office:value-type="float" office:value="5.80820635366254">
            <text:p>5.8082063537</text:p>
          </table:table-cell>
          <table:table-cell table:formula="of:=PI()*[.$A120]" office:value-type="float" office:value="18.2470184111998">
            <text:p>18.2470184112</text:p>
          </table:table-cell>
          <table:table-cell table:formula="of:=20*(500-499*COS([.$B120]*(1+RAND())))" office:value-type="float" office:value="8079.58038981686">
            <text:p>8079.5803898169</text:p>
          </table:table-cell>
          <table:table-cell table:formula="of:=INT([.C120])" office:value-type="float" office:value="8079">
            <text:p>8079</text:p>
          </table:table-cell>
          <table:table-cell table:formula="of:=[.D120]-[.D119]" office:value-type="float" office:value="-3985">
            <text:p>-3985</text:p>
          </table:table-cell>
          <table:table-cell table:number-columns-repeated="11"/>
        </table:table-row>
        <table:table-row table:style-name="ro1">
          <table:table-cell table:formula="of:=[.$A120]+RAND()*0.1" office:value-type="float" office:value="5.85434268508107">
            <text:p>5.8543426851</text:p>
          </table:table-cell>
          <table:table-cell table:formula="of:=PI()*[.$A121]" office:value-type="float" office:value="18.3919599710478">
            <text:p>18.391959971</text:p>
          </table:table-cell>
          <table:table-cell table:formula="of:=20*(500-499*COS([.$B121]*(1+RAND())))" office:value-type="float" office:value="11014.5364240498">
            <text:p>11014.5364240498</text:p>
          </table:table-cell>
          <table:table-cell table:formula="of:=INT([.C121])" office:value-type="float" office:value="11014">
            <text:p>11014</text:p>
          </table:table-cell>
          <table:table-cell table:formula="of:=[.D121]-[.D120]" office:value-type="float" office:value="2935">
            <text:p>2935</text:p>
          </table:table-cell>
          <table:table-cell table:number-columns-repeated="11"/>
        </table:table-row>
        <table:table-row table:style-name="ro1">
          <table:table-cell table:formula="of:=[.$A121]+RAND()*0.1" office:value-type="float" office:value="5.87522191121243">
            <text:p>5.8752219112</text:p>
          </table:table-cell>
          <table:table-cell table:formula="of:=PI()*[.$A122]" office:value-type="float" office:value="18.4575539944748">
            <text:p>18.4575539945</text:p>
          </table:table-cell>
          <table:table-cell table:formula="of:=20*(500-499*COS([.$B122]*(1+RAND())))" office:value-type="float" office:value="19978.6401165752">
            <text:p>19978.6401165752</text:p>
          </table:table-cell>
          <table:table-cell table:formula="of:=INT([.C122])" office:value-type="float" office:value="19978">
            <text:p>19978</text:p>
          </table:table-cell>
          <table:table-cell table:formula="of:=[.D122]-[.D121]" office:value-type="float" office:value="8964">
            <text:p>8964</text:p>
          </table:table-cell>
          <table:table-cell table:number-columns-repeated="11"/>
        </table:table-row>
        <table:table-row table:style-name="ro1">
          <table:table-cell table:formula="of:=[.$A122]+RAND()*0.1" office:value-type="float" office:value="5.90180065184832">
            <text:p>5.9018006518</text:p>
          </table:table-cell>
          <table:table-cell table:formula="of:=PI()*[.$A123]" office:value-type="float" office:value="18.5410535707981">
            <text:p>18.5410535708</text:p>
          </table:table-cell>
          <table:table-cell table:formula="of:=20*(500-499*COS([.$B123]*(1+RAND())))" office:value-type="float" office:value="12375.6082436594">
            <text:p>12375.6082436594</text:p>
          </table:table-cell>
          <table:table-cell table:formula="of:=INT([.C123])" office:value-type="float" office:value="12375">
            <text:p>12375</text:p>
          </table:table-cell>
          <table:table-cell table:formula="of:=[.D123]-[.D122]" office:value-type="float" office:value="-7603">
            <text:p>-7603</text:p>
          </table:table-cell>
          <table:table-cell table:number-columns-repeated="11"/>
        </table:table-row>
        <table:table-row table:style-name="ro1">
          <table:table-cell table:formula="of:=[.$A123]+RAND()*0.1" office:value-type="float" office:value="5.93943487964571">
            <text:p>5.9394348796</text:p>
          </table:table-cell>
          <table:table-cell table:formula="of:=PI()*[.$A124]" office:value-type="float" office:value="18.6592849843699">
            <text:p>18.6592849844</text:p>
          </table:table-cell>
          <table:table-cell table:formula="of:=20*(500-499*COS([.$B124]*(1+RAND())))" office:value-type="float" office:value="4580.39330869294">
            <text:p>4580.393308693</text:p>
          </table:table-cell>
          <table:table-cell table:formula="of:=INT([.C124])" office:value-type="float" office:value="4580">
            <text:p>4580</text:p>
          </table:table-cell>
          <table:table-cell table:formula="of:=[.D124]-[.D123]" office:value-type="float" office:value="-7795">
            <text:p>-7795</text:p>
          </table:table-cell>
          <table:table-cell table:number-columns-repeated="11"/>
        </table:table-row>
        <table:table-row table:style-name="ro1">
          <table:table-cell table:formula="of:=[.$A124]+RAND()*0.1" office:value-type="float" office:value="5.96259174058214">
            <text:p>5.9625917406</text:p>
          </table:table-cell>
          <table:table-cell table:formula="of:=PI()*[.$A125]" office:value-type="float" office:value="18.732034408568">
            <text:p>18.7320344086</text:p>
          </table:table-cell>
          <table:table-cell table:formula="of:=20*(500-499*COS([.$B125]*(1+RAND())))" office:value-type="float" office:value="6194.05438595883">
            <text:p>6194.0543859588</text:p>
          </table:table-cell>
          <table:table-cell table:formula="of:=INT([.C125])" office:value-type="float" office:value="6194">
            <text:p>6194</text:p>
          </table:table-cell>
          <table:table-cell table:formula="of:=[.D125]-[.D124]" office:value-type="float" office:value="1614">
            <text:p>1614</text:p>
          </table:table-cell>
          <table:table-cell table:number-columns-repeated="11"/>
        </table:table-row>
        <table:table-row table:style-name="ro1">
          <table:table-cell table:formula="of:=[.$A125]+RAND()*0.1" office:value-type="float" office:value="6.00727795301937">
            <text:p>6.007277953</text:p>
          </table:table-cell>
          <table:table-cell table:formula="of:=PI()*[.$A126]" office:value-type="float" office:value="18.8724202852776">
            <text:p>18.8724202853</text:p>
          </table:table-cell>
          <table:table-cell table:formula="of:=20*(500-499*COS([.$B126]*(1+RAND())))" office:value-type="float" office:value="16447.4323975753">
            <text:p>16447.4323975753</text:p>
          </table:table-cell>
          <table:table-cell table:formula="of:=INT([.C126])" office:value-type="float" office:value="16447">
            <text:p>16447</text:p>
          </table:table-cell>
          <table:table-cell table:formula="of:=[.D126]-[.D125]" office:value-type="float" office:value="10253">
            <text:p>10253</text:p>
          </table:table-cell>
          <table:table-cell table:number-columns-repeated="11"/>
        </table:table-row>
        <table:table-row table:style-name="ro1">
          <table:table-cell table:formula="of:=[.$A126]+RAND()*0.1" office:value-type="float" office:value="6.0309345996473">
            <text:p>6.0309345996</text:p>
          </table:table-cell>
          <table:table-cell table:formula="of:=PI()*[.$A127]" office:value-type="float" office:value="18.9467398325325">
            <text:p>18.9467398325</text:p>
          </table:table-cell>
          <table:table-cell table:formula="of:=20*(500-499*COS([.$B127]*(1+RAND())))" office:value-type="float" office:value="41.4546512418553">
            <text:p>41.4546512419</text:p>
          </table:table-cell>
          <table:table-cell table:formula="of:=INT([.C127])" office:value-type="float" office:value="41">
            <text:p>41</text:p>
          </table:table-cell>
          <table:table-cell table:formula="of:=[.D127]-[.D126]" office:value-type="float" office:value="-16406">
            <text:p>-16406</text:p>
          </table:table-cell>
          <table:table-cell table:number-columns-repeated="11"/>
        </table:table-row>
        <table:table-row table:style-name="ro1">
          <table:table-cell table:formula="of:=[.$A127]+RAND()*0.1" office:value-type="float" office:value="6.12427219739184">
            <text:p>6.1242721974</text:p>
          </table:table-cell>
          <table:table-cell table:formula="of:=PI()*[.$A128]" office:value-type="float" office:value="19.2399685439104">
            <text:p>19.2399685439</text:p>
          </table:table-cell>
          <table:table-cell table:formula="of:=20*(500-499*COS([.$B128]*(1+RAND())))" office:value-type="float" office:value="6905.44294478081">
            <text:p>6905.4429447808</text:p>
          </table:table-cell>
          <table:table-cell table:formula="of:=INT([.C128])" office:value-type="float" office:value="6905">
            <text:p>6905</text:p>
          </table:table-cell>
          <table:table-cell table:formula="of:=[.D128]-[.D127]" office:value-type="float" office:value="6864">
            <text:p>6864</text:p>
          </table:table-cell>
          <table:table-cell table:number-columns-repeated="11"/>
        </table:table-row>
        <table:table-row table:style-name="ro1">
          <table:table-cell table:formula="of:=[.$A128]+RAND()*0.1" office:value-type="float" office:value="6.12485764776357">
            <text:p>6.1248576478</text:p>
          </table:table-cell>
          <table:table-cell table:formula="of:=PI()*[.$A129]" office:value-type="float" office:value="19.2418077904973">
            <text:p>19.2418077905</text:p>
          </table:table-cell>
          <table:table-cell table:formula="of:=20*(500-499*COS([.$B129]*(1+RAND())))" office:value-type="float" office:value="14496.1482290038">
            <text:p>14496.1482290038</text:p>
          </table:table-cell>
          <table:table-cell table:formula="of:=INT([.C129])" office:value-type="float" office:value="14496">
            <text:p>14496</text:p>
          </table:table-cell>
          <table:table-cell table:formula="of:=[.D129]-[.D128]" office:value-type="float" office:value="7591">
            <text:p>7591</text:p>
          </table:table-cell>
          <table:table-cell table:number-columns-repeated="11"/>
        </table:table-row>
        <table:table-row table:style-name="ro1">
          <table:table-cell table:formula="of:=[.$A129]+RAND()*0.1" office:value-type="float" office:value="6.17233052975498">
            <text:p>6.1723305298</text:p>
          </table:table-cell>
          <table:table-cell table:formula="of:=PI()*[.$A130]" office:value-type="float" office:value="19.3909482478062">
            <text:p>19.3909482478</text:p>
          </table:table-cell>
          <table:table-cell table:formula="of:=20*(500-499*COS([.$B130]*(1+RAND())))" office:value-type="float" office:value="445.892773458673">
            <text:p>445.8927734587</text:p>
          </table:table-cell>
          <table:table-cell table:formula="of:=INT([.C130])" office:value-type="float" office:value="445">
            <text:p>445</text:p>
          </table:table-cell>
          <table:table-cell table:formula="of:=[.D130]-[.D129]" office:value-type="float" office:value="-14051">
            <text:p>-14051</text:p>
          </table:table-cell>
          <table:table-cell table:number-columns-repeated="11"/>
        </table:table-row>
        <table:table-row table:style-name="ro1">
          <table:table-cell table:formula="of:=[.$A130]+RAND()*0.1" office:value-type="float" office:value="6.18476029075682">
            <text:p>6.1847602908</text:p>
          </table:table-cell>
          <table:table-cell table:formula="of:=PI()*[.$A131]" office:value-type="float" office:value="19.4299974936555">
            <text:p>19.4299974937</text:p>
          </table:table-cell>
          <table:table-cell table:formula="of:=20*(500-499*COS([.$B131]*(1+RAND())))" office:value-type="float" office:value="4833.91567414858">
            <text:p>4833.9156741486</text:p>
          </table:table-cell>
          <table:table-cell table:formula="of:=INT([.C131])" office:value-type="float" office:value="4833">
            <text:p>4833</text:p>
          </table:table-cell>
          <table:table-cell table:formula="of:=[.D131]-[.D130]" office:value-type="float" office:value="4388">
            <text:p>4388</text:p>
          </table:table-cell>
          <table:table-cell table:number-columns-repeated="11"/>
        </table:table-row>
        <table:table-row table:style-name="ro1">
          <table:table-cell table:formula="of:=[.$A131]+RAND()*0.1" office:value-type="float" office:value="6.26396466204897">
            <text:p>6.263964662</text:p>
          </table:table-cell>
          <table:table-cell table:formula="of:=PI()*[.$A132]" office:value-type="float" office:value="19.6788253646391">
            <text:p>19.6788253646</text:p>
          </table:table-cell>
          <table:table-cell table:formula="of:=20*(500-499*COS([.$B132]*(1+RAND())))" office:value-type="float" office:value="5776.48737231213">
            <text:p>5776.4873723121</text:p>
          </table:table-cell>
          <table:table-cell table:formula="of:=INT([.C132])" office:value-type="float" office:value="5776">
            <text:p>5776</text:p>
          </table:table-cell>
          <table:table-cell table:formula="of:=[.D132]-[.D131]" office:value-type="float" office:value="943">
            <text:p>943</text:p>
          </table:table-cell>
          <table:table-cell table:number-columns-repeated="11"/>
        </table:table-row>
        <table:table-row table:style-name="ro1">
          <table:table-cell table:formula="of:=[.$A132]+RAND()*0.1" office:value-type="float" office:value="6.29309152220376">
            <text:p>6.2930915222</text:p>
          </table:table-cell>
          <table:table-cell table:formula="of:=PI()*[.$A133]" office:value-type="float" office:value="19.7703300945235">
            <text:p>19.7703300945</text:p>
          </table:table-cell>
          <table:table-cell table:formula="of:=20*(500-499*COS([.$B133]*(1+RAND())))" office:value-type="float" office:value="11507.8526277481">
            <text:p>11507.8526277481</text:p>
          </table:table-cell>
          <table:table-cell table:formula="of:=INT([.C133])" office:value-type="float" office:value="11507">
            <text:p>11507</text:p>
          </table:table-cell>
          <table:table-cell table:formula="of:=[.D133]-[.D132]" office:value-type="float" office:value="5731">
            <text:p>5731</text:p>
          </table:table-cell>
          <table:table-cell table:number-columns-repeated="11"/>
        </table:table-row>
        <table:table-row table:style-name="ro1">
          <table:table-cell table:formula="of:=[.$A133]+RAND()*0.1" office:value-type="float" office:value="6.30088162547909">
            <text:p>6.3008816255</text:p>
          </table:table-cell>
          <table:table-cell table:formula="of:=PI()*[.$A134]" office:value-type="float" office:value="19.794803425744">
            <text:p>19.7948034257</text:p>
          </table:table-cell>
          <table:table-cell table:formula="of:=20*(500-499*COS([.$B134]*(1+RAND())))" office:value-type="float" office:value="19261.9086760243">
            <text:p>19261.9086760243</text:p>
          </table:table-cell>
          <table:table-cell table:formula="of:=INT([.C134])" office:value-type="float" office:value="19261">
            <text:p>19261</text:p>
          </table:table-cell>
          <table:table-cell table:formula="of:=[.D134]-[.D133]" office:value-type="float" office:value="7754">
            <text:p>7754</text:p>
          </table:table-cell>
          <table:table-cell table:number-columns-repeated="11"/>
        </table:table-row>
        <table:table-row table:style-name="ro1">
          <table:table-cell table:formula="of:=[.$A134]+RAND()*0.1" office:value-type="float" office:value="6.35917772622779">
            <text:p>6.3591777262</text:p>
          </table:table-cell>
          <table:table-cell table:formula="of:=PI()*[.$A135]" office:value-type="float" office:value="19.9779460275891">
            <text:p>19.9779460276</text:p>
          </table:table-cell>
          <table:table-cell table:formula="of:=20*(500-499*COS([.$B135]*(1+RAND())))" office:value-type="float" office:value="16983.1758870711">
            <text:p>16983.1758870711</text:p>
          </table:table-cell>
          <table:table-cell table:formula="of:=INT([.C135])" office:value-type="float" office:value="16983">
            <text:p>16983</text:p>
          </table:table-cell>
          <table:table-cell table:formula="of:=[.D135]-[.D134]" office:value-type="float" office:value="-2278">
            <text:p>-2278</text:p>
          </table:table-cell>
          <table:table-cell table:number-columns-repeated="11"/>
        </table:table-row>
        <table:table-row table:style-name="ro1">
          <table:table-cell table:formula="of:=[.$A135]+RAND()*0.1" office:value-type="float" office:value="6.44031074852683">
            <text:p>6.4403107485</text:p>
          </table:table-cell>
          <table:table-cell table:formula="of:=PI()*[.$A136]" office:value-type="float" office:value="20.2328329344073">
            <text:p>20.2328329344</text:p>
          </table:table-cell>
          <table:table-cell table:formula="of:=20*(500-499*COS([.$B136]*(1+RAND())))" office:value-type="float" office:value="1163.59965062809">
            <text:p>1163.5996506281</text:p>
          </table:table-cell>
          <table:table-cell table:formula="of:=INT([.C136])" office:value-type="float" office:value="1163">
            <text:p>1163</text:p>
          </table:table-cell>
          <table:table-cell table:formula="of:=[.D136]-[.D135]" office:value-type="float" office:value="-15820">
            <text:p>-15820</text:p>
          </table:table-cell>
          <table:table-cell table:number-columns-repeated="11"/>
        </table:table-row>
        <table:table-row table:style-name="ro1">
          <table:table-cell table:formula="of:=[.$A136]+RAND()*0.1" office:value-type="float" office:value="6.5245221727062">
            <text:p>6.5245221727</text:p>
          </table:table-cell>
          <table:table-cell table:formula="of:=PI()*[.$A137]" office:value-type="float" office:value="20.4973909259575">
            <text:p>20.497390926</text:p>
          </table:table-cell>
          <table:table-cell table:formula="of:=20*(500-499*COS([.$B137]*(1+RAND())))" office:value-type="float" office:value="19623.8900085002">
            <text:p>19623.8900085002</text:p>
          </table:table-cell>
          <table:table-cell table:formula="of:=INT([.C137])" office:value-type="float" office:value="19623">
            <text:p>19623</text:p>
          </table:table-cell>
          <table:table-cell table:formula="of:=[.D137]-[.D136]" office:value-type="float" office:value="18460">
            <text:p>18460</text:p>
          </table:table-cell>
          <table:table-cell table:number-columns-repeated="11"/>
        </table:table-row>
        <table:table-row table:style-name="ro1">
          <table:table-cell table:formula="of:=[.$A137]+RAND()*0.1" office:value-type="float" office:value="6.6049894798547">
            <text:p>6.6049894799</text:p>
          </table:table-cell>
          <table:table-cell table:formula="of:=PI()*[.$A138]" office:value-type="float" office:value="20.7501864269494">
            <text:p>20.7501864269</text:p>
          </table:table-cell>
          <table:table-cell table:formula="of:=20*(500-499*COS([.$B138]*(1+RAND())))" office:value-type="float" office:value="16951.2878148797">
            <text:p>16951.2878148797</text:p>
          </table:table-cell>
          <table:table-cell table:formula="of:=INT([.C138])" office:value-type="float" office:value="16951">
            <text:p>16951</text:p>
          </table:table-cell>
          <table:table-cell table:formula="of:=[.D138]-[.D137]" office:value-type="float" office:value="-2672">
            <text:p>-2672</text:p>
          </table:table-cell>
          <table:table-cell table:number-columns-repeated="11"/>
        </table:table-row>
        <table:table-row table:style-name="ro1">
          <table:table-cell table:formula="of:=[.$A138]+RAND()*0.1" office:value-type="float" office:value="6.62993625095114">
            <text:p>6.629936251</text:p>
          </table:table-cell>
          <table:table-cell table:formula="of:=PI()*[.$A139]" office:value-type="float" office:value="20.8285590197568">
            <text:p>20.8285590198</text:p>
          </table:table-cell>
          <table:table-cell table:formula="of:=20*(500-499*COS([.$B139]*(1+RAND())))" office:value-type="float" office:value="11974.0397098875">
            <text:p>11974.0397098875</text:p>
          </table:table-cell>
          <table:table-cell table:formula="of:=INT([.C139])" office:value-type="float" office:value="11974">
            <text:p>11974</text:p>
          </table:table-cell>
          <table:table-cell table:formula="of:=[.D139]-[.D138]" office:value-type="float" office:value="-4977">
            <text:p>-4977</text:p>
          </table:table-cell>
          <table:table-cell table:number-columns-repeated="11"/>
        </table:table-row>
        <table:table-row table:style-name="ro1">
          <table:table-cell table:formula="of:=[.$A139]+RAND()*0.1" office:value-type="float" office:value="6.69440693543293">
            <text:p>6.6944069354</text:p>
          </table:table-cell>
          <table:table-cell table:formula="of:=PI()*[.$A140]" office:value-type="float" office:value="21.0310996484966">
            <text:p>21.0310996485</text:p>
          </table:table-cell>
          <table:table-cell table:formula="of:=20*(500-499*COS([.$B140]*(1+RAND())))" office:value-type="float" office:value="18519.2652028421">
            <text:p>18519.2652028421</text:p>
          </table:table-cell>
          <table:table-cell table:formula="of:=INT([.C140])" office:value-type="float" office:value="18519">
            <text:p>18519</text:p>
          </table:table-cell>
          <table:table-cell table:formula="of:=[.D140]-[.D139]" office:value-type="float" office:value="6545">
            <text:p>6545</text:p>
          </table:table-cell>
          <table:table-cell table:number-columns-repeated="11"/>
        </table:table-row>
        <table:table-row table:style-name="ro1">
          <table:table-cell table:formula="of:=[.$A140]+RAND()*0.1" office:value-type="float" office:value="6.75694374837913">
            <text:p>6.7569437484</text:p>
          </table:table-cell>
          <table:table-cell table:formula="of:=PI()*[.$A141]" office:value-type="float" office:value="21.2275648406273">
            <text:p>21.2275648406</text:p>
          </table:table-cell>
          <table:table-cell table:formula="of:=20*(500-499*COS([.$B141]*(1+RAND())))" office:value-type="float" office:value="16990.890757542">
            <text:p>16990.890757542</text:p>
          </table:table-cell>
          <table:table-cell table:formula="of:=INT([.C141])" office:value-type="float" office:value="16990">
            <text:p>16990</text:p>
          </table:table-cell>
          <table:table-cell table:formula="of:=[.D141]-[.D140]" office:value-type="float" office:value="-1529">
            <text:p>-1529</text:p>
          </table:table-cell>
          <table:table-cell table:number-columns-repeated="11"/>
        </table:table-row>
        <table:table-row table:style-name="ro1">
          <table:table-cell table:formula="of:=[.$A141]+RAND()*0.1" office:value-type="float" office:value="6.77158717955463">
            <text:p>6.7715871796</text:p>
          </table:table-cell>
          <table:table-cell table:formula="of:=PI()*[.$A142]" office:value-type="float" office:value="21.2735685364316">
            <text:p>21.2735685364</text:p>
          </table:table-cell>
          <table:table-cell table:formula="of:=20*(500-499*COS([.$B142]*(1+RAND())))" office:value-type="float" office:value="1402.3050365049">
            <text:p>1402.3050365049</text:p>
          </table:table-cell>
          <table:table-cell table:formula="of:=INT([.C142])" office:value-type="float" office:value="1402">
            <text:p>1402</text:p>
          </table:table-cell>
          <table:table-cell table:formula="of:=[.D142]-[.D141]" office:value-type="float" office:value="-15588">
            <text:p>-15588</text:p>
          </table:table-cell>
          <table:table-cell table:number-columns-repeated="11"/>
        </table:table-row>
        <table:table-row table:style-name="ro1">
          <table:table-cell table:formula="of:=[.$A142]+RAND()*0.1" office:value-type="float" office:value="6.83905073124916">
            <text:p>6.8390507312</text:p>
          </table:table-cell>
          <table:table-cell table:formula="of:=PI()*[.$A143]" office:value-type="float" office:value="21.4855115348202">
            <text:p>21.4855115348</text:p>
          </table:table-cell>
          <table:table-cell table:formula="of:=20*(500-499*COS([.$B143]*(1+RAND())))" office:value-type="float" office:value="1623.65179044426">
            <text:p>1623.6517904443</text:p>
          </table:table-cell>
          <table:table-cell table:formula="of:=INT([.C143])" office:value-type="float" office:value="1623">
            <text:p>1623</text:p>
          </table:table-cell>
          <table:table-cell table:formula="of:=[.D143]-[.D142]" office:value-type="float" office:value="221">
            <text:p>221</text:p>
          </table:table-cell>
          <table:table-cell table:number-columns-repeated="11"/>
        </table:table-row>
        <table:table-row table:style-name="ro1">
          <table:table-cell table:formula="of:=[.$A143]+RAND()*0.1" office:value-type="float" office:value="6.92945681633428">
            <text:p>6.9294568163</text:p>
          </table:table-cell>
          <table:table-cell table:formula="of:=PI()*[.$A144]" office:value-type="float" office:value="21.7695306275635">
            <text:p>21.7695306276</text:p>
          </table:table-cell>
          <table:table-cell table:formula="of:=20*(500-499*COS([.$B144]*(1+RAND())))" office:value-type="float" office:value="5456.30924666513">
            <text:p>5456.3092466651</text:p>
          </table:table-cell>
          <table:table-cell table:formula="of:=INT([.C144])" office:value-type="float" office:value="5456">
            <text:p>5456</text:p>
          </table:table-cell>
          <table:table-cell table:formula="of:=[.D144]-[.D143]" office:value-type="float" office:value="3833">
            <text:p>3833</text:p>
          </table:table-cell>
          <table:table-cell table:number-columns-repeated="11"/>
        </table:table-row>
        <table:table-row table:style-name="ro1">
          <table:table-cell table:formula="of:=[.$A144]+RAND()*0.1" office:value-type="float" office:value="6.99280159976334">
            <text:p>6.9928015998</text:p>
          </table:table-cell>
          <table:table-cell table:formula="of:=PI()*[.$A145]" office:value-type="float" office:value="21.9685341338274">
            <text:p>21.9685341338</text:p>
          </table:table-cell>
          <table:table-cell table:formula="of:=20*(500-499*COS([.$B145]*(1+RAND())))" office:value-type="float" office:value="6783.79911518528">
            <text:p>6783.7991151853</text:p>
          </table:table-cell>
          <table:table-cell table:formula="of:=INT([.C145])" office:value-type="float" office:value="6783">
            <text:p>6783</text:p>
          </table:table-cell>
          <table:table-cell table:formula="of:=[.D145]-[.D144]" office:value-type="float" office:value="1327">
            <text:p>1327</text:p>
          </table:table-cell>
          <table:table-cell table:number-columns-repeated="11"/>
        </table:table-row>
        <table:table-row table:style-name="ro1">
          <table:table-cell table:formula="of:=[.$A145]+RAND()*0.1" office:value-type="float" office:value="7.05460011740215">
            <text:p>7.0546001174</text:p>
          </table:table-cell>
          <table:table-cell table:formula="of:=PI()*[.$A146]" office:value-type="float" office:value="22.1626799028443">
            <text:p>22.1626799028</text:p>
          </table:table-cell>
          <table:table-cell table:formula="of:=20*(500-499*COS([.$B146]*(1+RAND())))" office:value-type="float" office:value="736.051106189647">
            <text:p>736.0511061896</text:p>
          </table:table-cell>
          <table:table-cell table:formula="of:=INT([.C146])" office:value-type="float" office:value="736">
            <text:p>736</text:p>
          </table:table-cell>
          <table:table-cell table:formula="of:=[.D146]-[.D145]" office:value-type="float" office:value="-6047">
            <text:p>-6047</text:p>
          </table:table-cell>
          <table:table-cell table:number-columns-repeated="11"/>
        </table:table-row>
        <table:table-row table:style-name="ro1">
          <table:table-cell table:formula="of:=[.$A146]+RAND()*0.1" office:value-type="float" office:value="7.12364714895375">
            <text:p>7.123647149</text:p>
          </table:table-cell>
          <table:table-cell table:formula="of:=PI()*[.$A147]" office:value-type="float" office:value="22.379597549919">
            <text:p>22.3795975499</text:p>
          </table:table-cell>
          <table:table-cell table:formula="of:=20*(500-499*COS([.$B147]*(1+RAND())))" office:value-type="float" office:value="1308.02589850398">
            <text:p>1308.025898504</text:p>
          </table:table-cell>
          <table:table-cell table:formula="of:=INT([.C147])" office:value-type="float" office:value="1308">
            <text:p>1308</text:p>
          </table:table-cell>
          <table:table-cell table:formula="of:=[.D147]-[.D146]" office:value-type="float" office:value="572">
            <text:p>572</text:p>
          </table:table-cell>
          <table:table-cell table:number-columns-repeated="11"/>
        </table:table-row>
        <table:table-row table:style-name="ro1">
          <table:table-cell table:formula="of:=[.$A147]+RAND()*0.1" office:value-type="float" office:value="7.1746390380431">
            <text:p>7.174639038</text:p>
          </table:table-cell>
          <table:table-cell table:formula="of:=PI()*[.$A148]" office:value-type="float" office:value="22.5397932940747">
            <text:p>22.5397932941</text:p>
          </table:table-cell>
          <table:table-cell table:formula="of:=20*(500-499*COS([.$B148]*(1+RAND())))" office:value-type="float" office:value="690.18758031841">
            <text:p>690.1875803184</text:p>
          </table:table-cell>
          <table:table-cell table:formula="of:=INT([.C148])" office:value-type="float" office:value="690">
            <text:p>690</text:p>
          </table:table-cell>
          <table:table-cell table:formula="of:=[.D148]-[.D147]" office:value-type="float" office:value="-618">
            <text:p>-618</text:p>
          </table:table-cell>
          <table:table-cell table:number-columns-repeated="11"/>
        </table:table-row>
        <table:table-row table:style-name="ro1">
          <table:table-cell table:formula="of:=[.$A148]+RAND()*0.1" office:value-type="float" office:value="7.20745276785456">
            <text:p>7.2074527679</text:p>
          </table:table-cell>
          <table:table-cell table:formula="of:=PI()*[.$A149]" office:value-type="float" office:value="22.6428806665873">
            <text:p>22.6428806666</text:p>
          </table:table-cell>
          <table:table-cell table:formula="of:=20*(500-499*COS([.$B149]*(1+RAND())))" office:value-type="float" office:value="2317.94616657534">
            <text:p>2317.9461665753</text:p>
          </table:table-cell>
          <table:table-cell table:formula="of:=INT([.C149])" office:value-type="float" office:value="2317">
            <text:p>2317</text:p>
          </table:table-cell>
          <table:table-cell table:formula="of:=[.D149]-[.D148]" office:value-type="float" office:value="1627">
            <text:p>1627</text:p>
          </table:table-cell>
          <table:table-cell table:number-columns-repeated="11"/>
        </table:table-row>
        <table:table-row table:style-name="ro1">
          <table:table-cell table:formula="of:=[.$A149]+RAND()*0.1" office:value-type="float" office:value="7.28376135118306">
            <text:p>7.2837613512</text:p>
          </table:table-cell>
          <table:table-cell table:formula="of:=PI()*[.$A150]" office:value-type="float" office:value="22.882611151378">
            <text:p>22.8826111514</text:p>
          </table:table-cell>
          <table:table-cell table:formula="of:=20*(500-499*COS([.$B150]*(1+RAND())))" office:value-type="float" office:value="1077.68594254022">
            <text:p>1077.6859425402</text:p>
          </table:table-cell>
          <table:table-cell table:formula="of:=INT([.C150])" office:value-type="float" office:value="1077">
            <text:p>1077</text:p>
          </table:table-cell>
          <table:table-cell table:formula="of:=[.D150]-[.D149]" office:value-type="float" office:value="-1240">
            <text:p>-1240</text:p>
          </table:table-cell>
          <table:table-cell table:number-columns-repeated="11"/>
        </table:table-row>
        <table:table-row table:style-name="ro1">
          <table:table-cell table:formula="of:=[.$A150]+RAND()*0.1" office:value-type="float" office:value="7.34689089916647">
            <text:p>7.3468908992</text:p>
          </table:table-cell>
          <table:table-cell table:formula="of:=PI()*[.$A151]" office:value-type="float" office:value="23.0809384755471">
            <text:p>23.0809384755</text:p>
          </table:table-cell>
          <table:table-cell table:formula="of:=20*(500-499*COS([.$B151]*(1+RAND())))" office:value-type="float" office:value="15152.9005303115">
            <text:p>15152.9005303115</text:p>
          </table:table-cell>
          <table:table-cell table:formula="of:=INT([.C151])" office:value-type="float" office:value="15152">
            <text:p>15152</text:p>
          </table:table-cell>
          <table:table-cell table:formula="of:=[.D151]-[.D150]" office:value-type="float" office:value="14075">
            <text:p>14075</text:p>
          </table:table-cell>
          <table:table-cell table:number-columns-repeated="11"/>
        </table:table-row>
        <table:table-row table:style-name="ro1">
          <table:table-cell table:formula="of:=[.$A151]+RAND()*0.1" office:value-type="float" office:value="7.42584096039646">
            <text:p>7.4258409604</text:p>
          </table:table-cell>
          <table:table-cell table:formula="of:=PI()*[.$A152]" office:value-type="float" office:value="23.3289674079077">
            <text:p>23.3289674079</text:p>
          </table:table-cell>
          <table:table-cell table:formula="of:=20*(500-499*COS([.$B152]*(1+RAND())))" office:value-type="float" office:value="885.989298032487">
            <text:p>885.9892980325</text:p>
          </table:table-cell>
          <table:table-cell table:formula="of:=INT([.C152])" office:value-type="float" office:value="885">
            <text:p>885</text:p>
          </table:table-cell>
          <table:table-cell table:formula="of:=[.D152]-[.D151]" office:value-type="float" office:value="-14267">
            <text:p>-14267</text:p>
          </table:table-cell>
          <table:table-cell table:number-columns-repeated="11"/>
        </table:table-row>
        <table:table-row table:style-name="ro1">
          <table:table-cell table:formula="of:=[.$A152]+RAND()*0.1" office:value-type="float" office:value="7.52302876990289">
            <text:p>7.5230287699</text:p>
          </table:table-cell>
          <table:table-cell table:formula="of:=PI()*[.$A153]" office:value-type="float" office:value="23.6342919162716">
            <text:p>23.6342919163</text:p>
          </table:table-cell>
          <table:table-cell table:formula="of:=20*(500-499*COS([.$B153]*(1+RAND())))" office:value-type="float" office:value="7622.40784348787">
            <text:p>7622.4078434879</text:p>
          </table:table-cell>
          <table:table-cell table:formula="of:=INT([.C153])" office:value-type="float" office:value="7622">
            <text:p>7622</text:p>
          </table:table-cell>
          <table:table-cell table:formula="of:=[.D153]-[.D152]" office:value-type="float" office:value="6737">
            <text:p>6737</text:p>
          </table:table-cell>
          <table:table-cell table:number-columns-repeated="11"/>
        </table:table-row>
        <table:table-row table:style-name="ro1">
          <table:table-cell table:formula="of:=[.$A153]+RAND()*0.1" office:value-type="float" office:value="7.61273705852218">
            <text:p>7.6127370585</text:p>
          </table:table-cell>
          <table:table-cell table:formula="of:=PI()*[.$A154]" office:value-type="float" office:value="23.9161188167641">
            <text:p>23.9161188168</text:p>
          </table:table-cell>
          <table:table-cell table:formula="of:=20*(500-499*COS([.$B154]*(1+RAND())))" office:value-type="float" office:value="18517.3741672156">
            <text:p>18517.3741672156</text:p>
          </table:table-cell>
          <table:table-cell table:formula="of:=INT([.C154])" office:value-type="float" office:value="18517">
            <text:p>18517</text:p>
          </table:table-cell>
          <table:table-cell table:formula="of:=[.D154]-[.D153]" office:value-type="float" office:value="10895">
            <text:p>10895</text:p>
          </table:table-cell>
          <table:table-cell table:number-columns-repeated="11"/>
        </table:table-row>
        <table:table-row table:style-name="ro1">
          <table:table-cell table:formula="of:=[.$A154]+RAND()*0.1" office:value-type="float" office:value="7.62932134754956">
            <text:p>7.6293213475</text:p>
          </table:table-cell>
          <table:table-cell table:formula="of:=PI()*[.$A155]" office:value-type="float" office:value="23.9682198973375">
            <text:p>23.9682198973</text:p>
          </table:table-cell>
          <table:table-cell table:formula="of:=20*(500-499*COS([.$B155]*(1+RAND())))" office:value-type="float" office:value="13946.4953287454">
            <text:p>13946.4953287454</text:p>
          </table:table-cell>
          <table:table-cell table:formula="of:=INT([.C155])" office:value-type="float" office:value="13946">
            <text:p>13946</text:p>
          </table:table-cell>
          <table:table-cell table:formula="of:=[.D155]-[.D154]" office:value-type="float" office:value="-4571">
            <text:p>-4571</text:p>
          </table:table-cell>
          <table:table-cell table:number-columns-repeated="11"/>
        </table:table-row>
        <table:table-row table:style-name="ro1">
          <table:table-cell table:formula="of:=[.$A155]+RAND()*0.1" office:value-type="float" office:value="7.64966601799242">
            <text:p>7.649666018</text:p>
          </table:table-cell>
          <table:table-cell table:formula="of:=PI()*[.$A156]" office:value-type="float" office:value="24.0321345645405">
            <text:p>24.0321345645</text:p>
          </table:table-cell>
          <table:table-cell table:formula="of:=20*(500-499*COS([.$B156]*(1+RAND())))" office:value-type="float" office:value="321.649987405179">
            <text:p>321.6499874052</text:p>
          </table:table-cell>
          <table:table-cell table:formula="of:=INT([.C156])" office:value-type="float" office:value="321">
            <text:p>321</text:p>
          </table:table-cell>
          <table:table-cell table:formula="of:=[.D156]-[.D155]" office:value-type="float" office:value="-13625">
            <text:p>-13625</text:p>
          </table:table-cell>
          <table:table-cell table:number-columns-repeated="11"/>
        </table:table-row>
        <table:table-row table:style-name="ro1">
          <table:table-cell table:formula="of:=[.$A156]+RAND()*0.1" office:value-type="float" office:value="7.68406051909551">
            <text:p>7.6840605191</text:p>
          </table:table-cell>
          <table:table-cell table:formula="of:=PI()*[.$A157]" office:value-type="float" office:value="24.1401880765298">
            <text:p>24.1401880765</text:p>
          </table:table-cell>
          <table:table-cell table:formula="of:=20*(500-499*COS([.$B157]*(1+RAND())))" office:value-type="float" office:value="16037.2692600228">
            <text:p>16037.2692600228</text:p>
          </table:table-cell>
          <table:table-cell table:formula="of:=INT([.C157])" office:value-type="float" office:value="16037">
            <text:p>16037</text:p>
          </table:table-cell>
          <table:table-cell table:formula="of:=[.D157]-[.D156]" office:value-type="float" office:value="15716">
            <text:p>15716</text:p>
          </table:table-cell>
          <table:table-cell table:number-columns-repeated="11"/>
        </table:table-row>
        <table:table-row table:style-name="ro1">
          <table:table-cell table:formula="of:=[.$A157]+RAND()*0.1" office:value-type="float" office:value="7.72430145475082">
            <text:p>7.7243014548</text:p>
          </table:table-cell>
          <table:table-cell table:formula="of:=PI()*[.$A158]" office:value-type="float" office:value="24.2666087043581">
            <text:p>24.2666087044</text:p>
          </table:table-cell>
          <table:table-cell table:formula="of:=20*(500-499*COS([.$B158]*(1+RAND())))" office:value-type="float" office:value="11375.5514225243">
            <text:p>11375.5514225243</text:p>
          </table:table-cell>
          <table:table-cell table:formula="of:=INT([.C158])" office:value-type="float" office:value="11375">
            <text:p>11375</text:p>
          </table:table-cell>
          <table:table-cell table:formula="of:=[.D158]-[.D157]" office:value-type="float" office:value="-4662">
            <text:p>-4662</text:p>
          </table:table-cell>
          <table:table-cell table:number-columns-repeated="11"/>
        </table:table-row>
        <table:table-row table:style-name="ro1">
          <table:table-cell table:formula="of:=[.$A158]+RAND()*0.1" office:value-type="float" office:value="7.73798372293823">
            <text:p>7.7379837229</text:p>
          </table:table-cell>
          <table:table-cell table:formula="of:=PI()*[.$A159]" office:value-type="float" office:value="24.3095928175801">
            <text:p>24.3095928176</text:p>
          </table:table-cell>
          <table:table-cell table:formula="of:=20*(500-499*COS([.$B159]*(1+RAND())))" office:value-type="float" office:value="7711.72282934325">
            <text:p>7711.7228293433</text:p>
          </table:table-cell>
          <table:table-cell table:formula="of:=INT([.C159])" office:value-type="float" office:value="7711">
            <text:p>7711</text:p>
          </table:table-cell>
          <table:table-cell table:formula="of:=[.D159]-[.D158]" office:value-type="float" office:value="-3664">
            <text:p>-3664</text:p>
          </table:table-cell>
          <table:table-cell table:number-columns-repeated="11"/>
        </table:table-row>
        <table:table-row table:style-name="ro1">
          <table:table-cell table:formula="of:=[.$A159]+RAND()*0.1" office:value-type="float" office:value="7.77296367441304">
            <text:p>7.7729636744</text:p>
          </table:table-cell>
          <table:table-cell table:formula="of:=PI()*[.$A160]" office:value-type="float" office:value="24.4194855761563">
            <text:p>24.4194855762</text:p>
          </table:table-cell>
          <table:table-cell table:formula="of:=20*(500-499*COS([.$B160]*(1+RAND())))" office:value-type="float" office:value="5808.9831565487">
            <text:p>5808.9831565487</text:p>
          </table:table-cell>
          <table:table-cell table:formula="of:=INT([.C160])" office:value-type="float" office:value="5808">
            <text:p>5808</text:p>
          </table:table-cell>
          <table:table-cell table:formula="of:=[.D160]-[.D159]" office:value-type="float" office:value="-1903">
            <text:p>-1903</text:p>
          </table:table-cell>
          <table:table-cell table:number-columns-repeated="11"/>
        </table:table-row>
        <table:table-row table:style-name="ro1">
          <table:table-cell table:formula="of:=[.$A160]+RAND()*0.1" office:value-type="float" office:value="7.86067749205977">
            <text:p>7.8606774921</text:p>
          </table:table-cell>
          <table:table-cell table:formula="of:=PI()*[.$A161]" office:value-type="float" office:value="24.6950466612936">
            <text:p>24.6950466613</text:p>
          </table:table-cell>
          <table:table-cell table:formula="of:=20*(500-499*COS([.$B161]*(1+RAND())))" office:value-type="float" office:value="9395.61014524901">
            <text:p>9395.610145249</text:p>
          </table:table-cell>
          <table:table-cell table:formula="of:=INT([.C161])" office:value-type="float" office:value="9395">
            <text:p>9395</text:p>
          </table:table-cell>
          <table:table-cell table:formula="of:=[.D161]-[.D160]" office:value-type="float" office:value="3587">
            <text:p>3587</text:p>
          </table:table-cell>
          <table:table-cell table:number-columns-repeated="11"/>
        </table:table-row>
        <table:table-row table:style-name="ro1">
          <table:table-cell table:formula="of:=[.$A161]+RAND()*0.1" office:value-type="float" office:value="7.88678952124901">
            <text:p>7.8867895212</text:p>
          </table:table-cell>
          <table:table-cell table:formula="of:=PI()*[.$A162]" office:value-type="float" office:value="24.7770800203649">
            <text:p>24.7770800204</text:p>
          </table:table-cell>
          <table:table-cell table:formula="of:=20*(500-499*COS([.$B162]*(1+RAND())))" office:value-type="float" office:value="19840.466940916">
            <text:p>19840.466940916</text:p>
          </table:table-cell>
          <table:table-cell table:formula="of:=INT([.C162])" office:value-type="float" office:value="19840">
            <text:p>19840</text:p>
          </table:table-cell>
          <table:table-cell table:formula="of:=[.D162]-[.D161]" office:value-type="float" office:value="10445">
            <text:p>10445</text:p>
          </table:table-cell>
          <table:table-cell table:number-columns-repeated="11"/>
        </table:table-row>
        <table:table-row table:style-name="ro1">
          <table:table-cell table:formula="of:=[.$A162]+RAND()*0.1" office:value-type="float" office:value="7.90097384401597">
            <text:p>7.900973844</text:p>
          </table:table-cell>
          <table:table-cell table:formula="of:=PI()*[.$A163]" office:value-type="float" office:value="24.8216413845657">
            <text:p>24.8216413846</text:p>
          </table:table-cell>
          <table:table-cell table:formula="of:=20*(500-499*COS([.$B163]*(1+RAND())))" office:value-type="float" office:value="4990.36845870691">
            <text:p>4990.3684587069</text:p>
          </table:table-cell>
          <table:table-cell table:formula="of:=INT([.C163])" office:value-type="float" office:value="4990">
            <text:p>4990</text:p>
          </table:table-cell>
          <table:table-cell table:formula="of:=[.D163]-[.D162]" office:value-type="float" office:value="-14850">
            <text:p>-14850</text:p>
          </table:table-cell>
          <table:table-cell table:number-columns-repeated="11"/>
        </table:table-row>
        <table:table-row table:style-name="ro1">
          <table:table-cell table:formula="of:=[.$A163]+RAND()*0.1" office:value-type="float" office:value="7.91781452181749">
            <text:p>7.9178145218</text:p>
          </table:table-cell>
          <table:table-cell table:formula="of:=PI()*[.$A164]" office:value-type="float" office:value="24.8745479342284">
            <text:p>24.8745479342</text:p>
          </table:table-cell>
          <table:table-cell table:formula="of:=20*(500-499*COS([.$B164]*(1+RAND())))" office:value-type="float" office:value="9825.27634381803">
            <text:p>9825.276343818</text:p>
          </table:table-cell>
          <table:table-cell table:formula="of:=INT([.C164])" office:value-type="float" office:value="9825">
            <text:p>9825</text:p>
          </table:table-cell>
          <table:table-cell table:formula="of:=[.D164]-[.D163]" office:value-type="float" office:value="4835">
            <text:p>4835</text:p>
          </table:table-cell>
          <table:table-cell table:number-columns-repeated="11"/>
        </table:table-row>
        <table:table-row table:style-name="ro1">
          <table:table-cell table:formula="of:=[.$A164]+RAND()*0.1" office:value-type="float" office:value="7.95171665428207">
            <text:p>7.9517166543</text:p>
          </table:table-cell>
          <table:table-cell table:formula="of:=PI()*[.$A165]" office:value-type="float" office:value="24.9810546245202">
            <text:p>24.9810546245</text:p>
          </table:table-cell>
          <table:table-cell table:formula="of:=20*(500-499*COS([.$B165]*(1+RAND())))" office:value-type="float" office:value="19262.3352165657">
            <text:p>19262.3352165657</text:p>
          </table:table-cell>
          <table:table-cell table:formula="of:=INT([.C165])" office:value-type="float" office:value="19262">
            <text:p>19262</text:p>
          </table:table-cell>
          <table:table-cell table:formula="of:=[.D165]-[.D164]" office:value-type="float" office:value="9437">
            <text:p>9437</text:p>
          </table:table-cell>
          <table:table-cell table:number-columns-repeated="11"/>
        </table:table-row>
        <table:table-row table:style-name="ro1">
          <table:table-cell table:formula="of:=[.$A165]+RAND()*0.1" office:value-type="float" office:value="8.0241970778443">
            <text:p>8.0241970778</text:p>
          </table:table-cell>
          <table:table-cell table:formula="of:=PI()*[.$A166]" office:value-type="float" office:value="25.2087585907123">
            <text:p>25.2087585907</text:p>
          </table:table-cell>
          <table:table-cell table:formula="of:=20*(500-499*COS([.$B166]*(1+RAND())))" office:value-type="float" office:value="19146.4793165739">
            <text:p>19146.4793165739</text:p>
          </table:table-cell>
          <table:table-cell table:formula="of:=INT([.C166])" office:value-type="float" office:value="19146">
            <text:p>19146</text:p>
          </table:table-cell>
          <table:table-cell table:formula="of:=[.D166]-[.D165]" office:value-type="float" office:value="-116">
            <text:p>-116</text:p>
          </table:table-cell>
          <table:table-cell table:number-columns-repeated="11"/>
        </table:table-row>
        <table:table-row table:style-name="ro1">
          <table:table-cell table:formula="of:=[.$A166]+RAND()*0.1" office:value-type="float" office:value="8.12217077799142">
            <text:p>8.122170778</text:p>
          </table:table-cell>
          <table:table-cell table:formula="of:=PI()*[.$A167]" office:value-type="float" office:value="25.5165520473395">
            <text:p>25.5165520473</text:p>
          </table:table-cell>
          <table:table-cell table:formula="of:=20*(500-499*COS([.$B167]*(1+RAND())))" office:value-type="float" office:value="18659.2668844685">
            <text:p>18659.2668844685</text:p>
          </table:table-cell>
          <table:table-cell table:formula="of:=INT([.C167])" office:value-type="float" office:value="18659">
            <text:p>18659</text:p>
          </table:table-cell>
          <table:table-cell table:formula="of:=[.D167]-[.D166]" office:value-type="float" office:value="-487">
            <text:p>-487</text:p>
          </table:table-cell>
          <table:table-cell table:number-columns-repeated="11"/>
        </table:table-row>
        <table:table-row table:style-name="ro1">
          <table:table-cell table:formula="of:=[.$A167]+RAND()*0.1" office:value-type="float" office:value="8.14028433463537">
            <text:p>8.1402843346</text:p>
          </table:table-cell>
          <table:table-cell table:formula="of:=PI()*[.$A168]" office:value-type="float" office:value="25.5734574638225">
            <text:p>25.5734574638</text:p>
          </table:table-cell>
          <table:table-cell table:formula="of:=20*(500-499*COS([.$B168]*(1+RAND())))" office:value-type="float" office:value="1313.06410601495">
            <text:p>1313.064106015</text:p>
          </table:table-cell>
          <table:table-cell table:formula="of:=INT([.C168])" office:value-type="float" office:value="1313">
            <text:p>1313</text:p>
          </table:table-cell>
          <table:table-cell table:formula="of:=[.D168]-[.D167]" office:value-type="float" office:value="-17346">
            <text:p>-17346</text:p>
          </table:table-cell>
          <table:table-cell table:number-columns-repeated="11"/>
        </table:table-row>
        <table:table-row table:style-name="ro1">
          <table:table-cell table:formula="of:=[.$A168]+RAND()*0.1" office:value-type="float" office:value="8.1932320653461">
            <text:p>8.1932320653</text:p>
          </table:table-cell>
          <table:table-cell table:formula="of:=PI()*[.$A169]" office:value-type="float" office:value="25.7397976656476">
            <text:p>25.7397976656</text:p>
          </table:table-cell>
          <table:table-cell table:formula="of:=20*(500-499*COS([.$B169]*(1+RAND())))" office:value-type="float" office:value="9353.3426884109">
            <text:p>9353.3426884109</text:p>
          </table:table-cell>
          <table:table-cell table:formula="of:=INT([.C169])" office:value-type="float" office:value="9353">
            <text:p>9353</text:p>
          </table:table-cell>
          <table:table-cell table:formula="of:=[.D169]-[.D168]" office:value-type="float" office:value="8040">
            <text:p>8040</text:p>
          </table:table-cell>
          <table:table-cell table:number-columns-repeated="11"/>
        </table:table-row>
        <table:table-row table:style-name="ro1">
          <table:table-cell table:formula="of:=[.$A169]+RAND()*0.1" office:value-type="float" office:value="8.21615253658966">
            <text:p>8.2161525366</text:p>
          </table:table-cell>
          <table:table-cell table:formula="of:=PI()*[.$A170]" office:value-type="float" office:value="25.8118044497232">
            <text:p>25.8118044497</text:p>
          </table:table-cell>
          <table:table-cell table:formula="of:=20*(500-499*COS([.$B170]*(1+RAND())))" office:value-type="float" office:value="15009.3109838778">
            <text:p>15009.3109838778</text:p>
          </table:table-cell>
          <table:table-cell table:formula="of:=INT([.C170])" office:value-type="float" office:value="15009">
            <text:p>15009</text:p>
          </table:table-cell>
          <table:table-cell table:formula="of:=[.D170]-[.D169]" office:value-type="float" office:value="5656">
            <text:p>5656</text:p>
          </table:table-cell>
          <table:table-cell table:number-columns-repeated="11"/>
        </table:table-row>
        <table:table-row table:style-name="ro1">
          <table:table-cell table:formula="of:=[.$A170]+RAND()*0.1" office:value-type="float" office:value="8.29873677771539">
            <text:p>8.2987367777</text:p>
          </table:table-cell>
          <table:table-cell table:formula="of:=PI()*[.$A171]" office:value-type="float" office:value="26.0712504949461">
            <text:p>26.0712504949</text:p>
          </table:table-cell>
          <table:table-cell table:formula="of:=20*(500-499*COS([.$B171]*(1+RAND())))" office:value-type="float" office:value="2497.26801852779">
            <text:p>2497.2680185278</text:p>
          </table:table-cell>
          <table:table-cell table:formula="of:=INT([.C171])" office:value-type="float" office:value="2497">
            <text:p>2497</text:p>
          </table:table-cell>
          <table:table-cell table:formula="of:=[.D171]-[.D170]" office:value-type="float" office:value="-12512">
            <text:p>-12512</text:p>
          </table:table-cell>
          <table:table-cell table:number-columns-repeated="11"/>
        </table:table-row>
        <table:table-row table:style-name="ro1">
          <table:table-cell table:formula="of:=[.$A171]+RAND()*0.1" office:value-type="float" office:value="8.31422132141889">
            <text:p>8.3142213214</text:p>
          </table:table-cell>
          <table:table-cell table:formula="of:=PI()*[.$A172]" office:value-type="float" office:value="26.1198966236892">
            <text:p>26.1198966237</text:p>
          </table:table-cell>
          <table:table-cell table:formula="of:=20*(500-499*COS([.$B172]*(1+RAND())))" office:value-type="float" office:value="4762.60397989875">
            <text:p>4762.6039798988</text:p>
          </table:table-cell>
          <table:table-cell table:formula="of:=INT([.C172])" office:value-type="float" office:value="4762">
            <text:p>4762</text:p>
          </table:table-cell>
          <table:table-cell table:formula="of:=[.D172]-[.D171]" office:value-type="float" office:value="2265">
            <text:p>2265</text:p>
          </table:table-cell>
          <table:table-cell table:number-columns-repeated="11"/>
        </table:table-row>
        <table:table-row table:style-name="ro1">
          <table:table-cell table:formula="of:=[.$A172]+RAND()*0.1" office:value-type="float" office:value="8.35178522383795">
            <text:p>8.3517852238</text:p>
          </table:table-cell>
          <table:table-cell table:formula="of:=PI()*[.$A173]" office:value-type="float" office:value="26.2379071035691">
            <text:p>26.2379071036</text:p>
          </table:table-cell>
          <table:table-cell table:formula="of:=20*(500-499*COS([.$B173]*(1+RAND())))" office:value-type="float" office:value="16057.2839331835">
            <text:p>16057.2839331835</text:p>
          </table:table-cell>
          <table:table-cell table:formula="of:=INT([.C173])" office:value-type="float" office:value="16057">
            <text:p>16057</text:p>
          </table:table-cell>
          <table:table-cell table:formula="of:=[.D173]-[.D172]" office:value-type="float" office:value="11295">
            <text:p>11295</text:p>
          </table:table-cell>
          <table:table-cell table:number-columns-repeated="11"/>
        </table:table-row>
        <table:table-row table:style-name="ro1">
          <table:table-cell table:formula="of:=[.$A173]+RAND()*0.1" office:value-type="float" office:value="8.40183301670477">
            <text:p>8.4018330167</text:p>
          </table:table-cell>
          <table:table-cell table:formula="of:=PI()*[.$A174]" office:value-type="float" office:value="26.3951368819679">
            <text:p>26.395136882</text:p>
          </table:table-cell>
          <table:table-cell table:formula="of:=20*(500-499*COS([.$B174]*(1+RAND())))" office:value-type="float" office:value="11385.2189307565">
            <text:p>11385.2189307565</text:p>
          </table:table-cell>
          <table:table-cell table:formula="of:=INT([.C174])" office:value-type="float" office:value="11385">
            <text:p>11385</text:p>
          </table:table-cell>
          <table:table-cell table:formula="of:=[.D174]-[.D173]" office:value-type="float" office:value="-4672">
            <text:p>-4672</text:p>
          </table:table-cell>
          <table:table-cell table:number-columns-repeated="11"/>
        </table:table-row>
        <table:table-row table:style-name="ro1">
          <table:table-cell table:formula="of:=[.$A174]+RAND()*0.1" office:value-type="float" office:value="8.40772364549339">
            <text:p>8.4077236455</text:p>
          </table:table-cell>
          <table:table-cell table:formula="of:=PI()*[.$A175]" office:value-type="float" office:value="26.4136428380952">
            <text:p>26.4136428381</text:p>
          </table:table-cell>
          <table:table-cell table:formula="of:=20*(500-499*COS([.$B175]*(1+RAND())))" office:value-type="float" office:value="111.537400796922">
            <text:p>111.5374007969</text:p>
          </table:table-cell>
          <table:table-cell table:formula="of:=INT([.C175])" office:value-type="float" office:value="111">
            <text:p>111</text:p>
          </table:table-cell>
          <table:table-cell table:formula="of:=[.D175]-[.D174]" office:value-type="float" office:value="-11274">
            <text:p>-11274</text:p>
          </table:table-cell>
          <table:table-cell table:number-columns-repeated="11"/>
        </table:table-row>
        <table:table-row table:style-name="ro1">
          <table:table-cell table:formula="of:=[.$A175]+RAND()*0.1" office:value-type="float" office:value="8.40863233138808">
            <text:p>8.4086323314</text:p>
          </table:table-cell>
          <table:table-cell table:formula="of:=PI()*[.$A176]" office:value-type="float" office:value="26.4164975590264">
            <text:p>26.416497559</text:p>
          </table:table-cell>
          <table:table-cell table:formula="of:=20*(500-499*COS([.$B176]*(1+RAND())))" office:value-type="float" office:value="15204.4306775558">
            <text:p>15204.4306775558</text:p>
          </table:table-cell>
          <table:table-cell table:formula="of:=INT([.C176])" office:value-type="float" office:value="15204">
            <text:p>15204</text:p>
          </table:table-cell>
          <table:table-cell table:formula="of:=[.D176]-[.D175]" office:value-type="float" office:value="15093">
            <text:p>15093</text:p>
          </table:table-cell>
          <table:table-cell table:number-columns-repeated="11"/>
        </table:table-row>
        <table:table-row table:style-name="ro1">
          <table:table-cell table:formula="of:=[.$A176]+RAND()*0.1" office:value-type="float" office:value="8.42047864189372">
            <text:p>8.4204786419</text:p>
          </table:table-cell>
          <table:table-cell table:formula="of:=PI()*[.$A177]" office:value-type="float" office:value="26.4537138410831">
            <text:p>26.4537138411</text:p>
          </table:table-cell>
          <table:table-cell table:formula="of:=20*(500-499*COS([.$B177]*(1+RAND())))" office:value-type="float" office:value="205.09719603373">
            <text:p>205.0971960337</text:p>
          </table:table-cell>
          <table:table-cell table:formula="of:=INT([.C177])" office:value-type="float" office:value="205">
            <text:p>205</text:p>
          </table:table-cell>
          <table:table-cell table:formula="of:=[.D177]-[.D176]" office:value-type="float" office:value="-14999">
            <text:p>-14999</text:p>
          </table:table-cell>
          <table:table-cell table:number-columns-repeated="11"/>
        </table:table-row>
        <table:table-row table:style-name="ro1">
          <table:table-cell table:formula="of:=[.$A177]+RAND()*0.1" office:value-type="float" office:value="8.49541630223394">
            <text:p>8.4954163022</text:p>
          </table:table-cell>
          <table:table-cell table:formula="of:=PI()*[.$A178]" office:value-type="float" office:value="26.6891374442851">
            <text:p>26.6891374443</text:p>
          </table:table-cell>
          <table:table-cell table:formula="of:=20*(500-499*COS([.$B178]*(1+RAND())))" office:value-type="float" office:value="19133.7896315163">
            <text:p>19133.7896315163</text:p>
          </table:table-cell>
          <table:table-cell table:formula="of:=INT([.C178])" office:value-type="float" office:value="19133">
            <text:p>19133</text:p>
          </table:table-cell>
          <table:table-cell table:formula="of:=[.D178]-[.D177]" office:value-type="float" office:value="18928">
            <text:p>18928</text:p>
          </table:table-cell>
          <table:table-cell table:number-columns-repeated="11"/>
        </table:table-row>
        <table:table-row table:style-name="ro1">
          <table:table-cell table:formula="of:=[.$A178]+RAND()*0.1" office:value-type="float" office:value="8.54731687721797">
            <text:p>8.5473168772</text:p>
          </table:table-cell>
          <table:table-cell table:formula="of:=PI()*[.$A179]" office:value-type="float" office:value="26.852187909372">
            <text:p>26.8521879094</text:p>
          </table:table-cell>
          <table:table-cell table:formula="of:=20*(500-499*COS([.$B179]*(1+RAND())))" office:value-type="float" office:value="19595.2880595796">
            <text:p>19595.2880595796</text:p>
          </table:table-cell>
          <table:table-cell table:formula="of:=INT([.C179])" office:value-type="float" office:value="19595">
            <text:p>19595</text:p>
          </table:table-cell>
          <table:table-cell table:formula="of:=[.D179]-[.D178]" office:value-type="float" office:value="462">
            <text:p>462</text:p>
          </table:table-cell>
          <table:table-cell table:number-columns-repeated="11"/>
        </table:table-row>
        <table:table-row table:style-name="ro1">
          <table:table-cell table:formula="of:=[.$A179]+RAND()*0.1" office:value-type="float" office:value="8.59197691753507">
            <text:p>8.5919769175</text:p>
          </table:table-cell>
          <table:table-cell table:formula="of:=PI()*[.$A180]" office:value-type="float" office:value="26.9924915639413">
            <text:p>26.9924915639</text:p>
          </table:table-cell>
          <table:table-cell table:formula="of:=20*(500-499*COS([.$B180]*(1+RAND())))" office:value-type="float" office:value="12177.2270538453">
            <text:p>12177.2270538453</text:p>
          </table:table-cell>
          <table:table-cell table:formula="of:=INT([.C180])" office:value-type="float" office:value="12177">
            <text:p>12177</text:p>
          </table:table-cell>
          <table:table-cell table:formula="of:=[.D180]-[.D179]" office:value-type="float" office:value="-7418">
            <text:p>-7418</text:p>
          </table:table-cell>
          <table:table-cell table:number-columns-repeated="11"/>
        </table:table-row>
        <table:table-row table:style-name="ro1">
          <table:table-cell table:formula="of:=[.$A180]+RAND()*0.1" office:value-type="float" office:value="8.64322316120379">
            <text:p>8.6432231612</text:p>
          </table:table-cell>
          <table:table-cell table:formula="of:=PI()*[.$A181]" office:value-type="float" office:value="27.153486386575">
            <text:p>27.1534863866</text:p>
          </table:table-cell>
          <table:table-cell table:formula="of:=20*(500-499*COS([.$B181]*(1+RAND())))" office:value-type="float" office:value="131.642250294452">
            <text:p>131.6422502945</text:p>
          </table:table-cell>
          <table:table-cell table:formula="of:=INT([.C181])" office:value-type="float" office:value="131">
            <text:p>131</text:p>
          </table:table-cell>
          <table:table-cell table:formula="of:=[.D181]-[.D180]" office:value-type="float" office:value="-12046">
            <text:p>-12046</text:p>
          </table:table-cell>
          <table:table-cell table:number-columns-repeated="11"/>
        </table:table-row>
        <table:table-row table:style-name="ro1">
          <table:table-cell table:formula="of:=[.$A181]+RAND()*0.1" office:value-type="float" office:value="8.65825328417123">
            <text:p>8.6582532842</text:p>
          </table:table-cell>
          <table:table-cell table:formula="of:=PI()*[.$A182]" office:value-type="float" office:value="27.200704910472">
            <text:p>27.2007049105</text:p>
          </table:table-cell>
          <table:table-cell table:formula="of:=20*(500-499*COS([.$B182]*(1+RAND())))" office:value-type="float" office:value="19970.4976882968">
            <text:p>19970.4976882968</text:p>
          </table:table-cell>
          <table:table-cell table:formula="of:=INT([.C182])" office:value-type="float" office:value="19970">
            <text:p>19970</text:p>
          </table:table-cell>
          <table:table-cell table:formula="of:=[.D182]-[.D181]" office:value-type="float" office:value="19839">
            <text:p>19839</text:p>
          </table:table-cell>
          <table:table-cell table:number-columns-repeated="11"/>
        </table:table-row>
        <table:table-row table:style-name="ro1">
          <table:table-cell table:formula="of:=[.$A182]+RAND()*0.1" office:value-type="float" office:value="8.68186338576489">
            <text:p>8.6818633858</text:p>
          </table:table-cell>
          <table:table-cell table:formula="of:=PI()*[.$A183]" office:value-type="float" office:value="27.2748782321892">
            <text:p>27.2748782322</text:p>
          </table:table-cell>
          <table:table-cell table:formula="of:=20*(500-499*COS([.$B183]*(1+RAND())))" office:value-type="float" office:value="520.353235428547">
            <text:p>520.3532354285</text:p>
          </table:table-cell>
          <table:table-cell table:formula="of:=INT([.C183])" office:value-type="float" office:value="520">
            <text:p>520</text:p>
          </table:table-cell>
          <table:table-cell table:formula="of:=[.D183]-[.D182]" office:value-type="float" office:value="-19450">
            <text:p>-19450</text:p>
          </table:table-cell>
          <table:table-cell table:number-columns-repeated="11"/>
        </table:table-row>
        <table:table-row table:style-name="ro1">
          <table:table-cell table:formula="of:=[.$A183]+RAND()*0.1" office:value-type="float" office:value="8.73029743894004">
            <text:p>8.7302974389</text:p>
          </table:table-cell>
          <table:table-cell table:formula="of:=PI()*[.$A184]" office:value-type="float" office:value="27.4270382978278">
            <text:p>27.4270382978</text:p>
          </table:table-cell>
          <table:table-cell table:formula="of:=20*(500-499*COS([.$B184]*(1+RAND())))" office:value-type="float" office:value="1320.50939471569">
            <text:p>1320.5093947157</text:p>
          </table:table-cell>
          <table:table-cell table:formula="of:=INT([.C184])" office:value-type="float" office:value="1320">
            <text:p>1320</text:p>
          </table:table-cell>
          <table:table-cell table:formula="of:=[.D184]-[.D183]"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formula="of:=[.$A184]+RAND()*0.1" office:value-type="float" office:value="8.73503585057333">
            <text:p>8.7350358506</text:p>
          </table:table-cell>
          <table:table-cell table:formula="of:=PI()*[.$A185]" office:value-type="float" office:value="27.4419244570047">
            <text:p>27.441924457</text:p>
          </table:table-cell>
          <table:table-cell table:formula="of:=20*(500-499*COS([.$B185]*(1+RAND())))" office:value-type="float" office:value="19226.8995282277">
            <text:p>19226.8995282277</text:p>
          </table:table-cell>
          <table:table-cell table:formula="of:=INT([.C185])" office:value-type="float" office:value="19226">
            <text:p>19226</text:p>
          </table:table-cell>
          <table:table-cell table:formula="of:=[.D185]-[.D184]" office:value-type="float" office:value="17906">
            <text:p>17906</text:p>
          </table:table-cell>
          <table:table-cell table:number-columns-repeated="11"/>
        </table:table-row>
        <table:table-row table:style-name="ro1">
          <table:table-cell table:formula="of:=[.$A185]+RAND()*0.1" office:value-type="float" office:value="8.77523024119437">
            <text:p>8.7752302412</text:p>
          </table:table-cell>
          <table:table-cell table:formula="of:=PI()*[.$A186]" office:value-type="float" office:value="27.5681988592952">
            <text:p>27.5681988593</text:p>
          </table:table-cell>
          <table:table-cell table:formula="of:=20*(500-499*COS([.$B186]*(1+RAND())))" office:value-type="float" office:value="2600.91346979661">
            <text:p>2600.9134697966</text:p>
          </table:table-cell>
          <table:table-cell table:formula="of:=INT([.C186])" office:value-type="float" office:value="2600">
            <text:p>2600</text:p>
          </table:table-cell>
          <table:table-cell table:formula="of:=[.D186]-[.D185]" office:value-type="float" office:value="-16626">
            <text:p>-16626</text:p>
          </table:table-cell>
          <table:table-cell table:number-columns-repeated="11"/>
        </table:table-row>
        <table:table-row table:style-name="ro1">
          <table:table-cell table:formula="of:=[.$A186]+RAND()*0.1" office:value-type="float" office:value="8.84400896485895">
            <text:p>8.8440089649</text:p>
          </table:table-cell>
          <table:table-cell table:formula="of:=PI()*[.$A187]" office:value-type="float" office:value="27.7842735922832">
            <text:p>27.7842735923</text:p>
          </table:table-cell>
          <table:table-cell table:formula="of:=20*(500-499*COS([.$B187]*(1+RAND())))" office:value-type="float" office:value="11178.6662820187">
            <text:p>11178.6662820187</text:p>
          </table:table-cell>
          <table:table-cell table:formula="of:=INT([.C187])" office:value-type="float" office:value="11178">
            <text:p>11178</text:p>
          </table:table-cell>
          <table:table-cell table:formula="of:=[.D187]-[.D186]" office:value-type="float" office:value="8578">
            <text:p>8578</text:p>
          </table:table-cell>
          <table:table-cell table:number-columns-repeated="11"/>
        </table:table-row>
        <table:table-row table:style-name="ro1">
          <table:table-cell table:formula="of:=[.$A187]+RAND()*0.1" office:value-type="float" office:value="8.88314187759534">
            <text:p>8.8831418776</text:p>
          </table:table-cell>
          <table:table-cell table:formula="of:=PI()*[.$A188]" office:value-type="float" office:value="27.9072132634494">
            <text:p>27.9072132634</text:p>
          </table:table-cell>
          <table:table-cell table:formula="of:=20*(500-499*COS([.$B188]*(1+RAND())))" office:value-type="float" office:value="19977.414581276">
            <text:p>19977.414581276</text:p>
          </table:table-cell>
          <table:table-cell table:formula="of:=INT([.C188])" office:value-type="float" office:value="19977">
            <text:p>19977</text:p>
          </table:table-cell>
          <table:table-cell table:formula="of:=[.D188]-[.D187]" office:value-type="float" office:value="8799">
            <text:p>8799</text:p>
          </table:table-cell>
          <table:table-cell table:number-columns-repeated="11"/>
        </table:table-row>
        <table:table-row table:style-name="ro1">
          <table:table-cell table:formula="of:=[.$A188]+RAND()*0.1" office:value-type="float" office:value="8.96357720391825">
            <text:p>8.9635772039</text:p>
          </table:table-cell>
          <table:table-cell table:formula="of:=PI()*[.$A189]" office:value-type="float" office:value="28.1599082937145">
            <text:p>28.1599082937</text:p>
          </table:table-cell>
          <table:table-cell table:formula="of:=20*(500-499*COS([.$B189]*(1+RAND())))" office:value-type="float" office:value="10314.7341062222">
            <text:p>10314.7341062222</text:p>
          </table:table-cell>
          <table:table-cell table:formula="of:=INT([.C189])" office:value-type="float" office:value="10314">
            <text:p>10314</text:p>
          </table:table-cell>
          <table:table-cell table:formula="of:=[.D189]-[.D188]" office:value-type="float" office:value="-9663">
            <text:p>-9663</text:p>
          </table:table-cell>
          <table:table-cell table:number-columns-repeated="11"/>
        </table:table-row>
        <table:table-row table:style-name="ro1">
          <table:table-cell table:formula="of:=[.$A189]+RAND()*0.1" office:value-type="float" office:value="9.04603819577024">
            <text:p>9.0460381958</text:p>
          </table:table-cell>
          <table:table-cell table:formula="of:=PI()*[.$A190]" office:value-type="float" office:value="28.4189671399244">
            <text:p>28.4189671399</text:p>
          </table:table-cell>
          <table:table-cell table:formula="of:=20*(500-499*COS([.$B190]*(1+RAND())))" office:value-type="float" office:value="15649.9187892994">
            <text:p>15649.9187892994</text:p>
          </table:table-cell>
          <table:table-cell table:formula="of:=INT([.C190])" office:value-type="float" office:value="15649">
            <text:p>15649</text:p>
          </table:table-cell>
          <table:table-cell table:formula="of:=[.D190]-[.D189]" office:value-type="float" office:value="5335">
            <text:p>5335</text:p>
          </table:table-cell>
          <table:table-cell table:number-columns-repeated="11"/>
        </table:table-row>
        <table:table-row table:style-name="ro1">
          <table:table-cell table:formula="of:=[.$A190]+RAND()*0.1" office:value-type="float" office:value="9.12015105998144">
            <text:p>9.12015106</text:p>
          </table:table-cell>
          <table:table-cell table:formula="of:=PI()*[.$A191]" office:value-type="float" office:value="28.6517995696669">
            <text:p>28.6517995697</text:p>
          </table:table-cell>
          <table:table-cell table:formula="of:=20*(500-499*COS([.$B191]*(1+RAND())))" office:value-type="float" office:value="121.672476669844">
            <text:p>121.6724766698</text:p>
          </table:table-cell>
          <table:table-cell table:formula="of:=INT([.C191])" office:value-type="float" office:value="121">
            <text:p>121</text:p>
          </table:table-cell>
          <table:table-cell table:formula="of:=[.D191]-[.D190]" office:value-type="float" office:value="-15528">
            <text:p>-15528</text:p>
          </table:table-cell>
          <table:table-cell table:number-columns-repeated="11"/>
        </table:table-row>
        <table:table-row table:style-name="ro1">
          <table:table-cell table:formula="of:=[.$A191]+RAND()*0.1" office:value-type="float" office:value="9.18830020395108">
            <text:p>9.188300204</text:p>
          </table:table-cell>
          <table:table-cell table:formula="of:=PI()*[.$A192]" office:value-type="float" office:value="28.8658964197103">
            <text:p>28.8658964197</text:p>
          </table:table-cell>
          <table:table-cell table:formula="of:=20*(500-499*COS([.$B192]*(1+RAND())))" office:value-type="float" office:value="6267.34336264551">
            <text:p>6267.3433626455</text:p>
          </table:table-cell>
          <table:table-cell table:formula="of:=INT([.C192])" office:value-type="float" office:value="6267">
            <text:p>6267</text:p>
          </table:table-cell>
          <table:table-cell table:formula="of:=[.D192]-[.D191]" office:value-type="float" office:value="6146">
            <text:p>6146</text:p>
          </table:table-cell>
          <table:table-cell table:number-columns-repeated="11"/>
        </table:table-row>
        <table:table-row table:style-name="ro1">
          <table:table-cell table:formula="of:=[.$A192]+RAND()*0.1" office:value-type="float" office:value="9.19687322503887">
            <text:p>9.196873225</text:p>
          </table:table-cell>
          <table:table-cell table:formula="of:=PI()*[.$A193]" office:value-type="float" office:value="28.8928293597788">
            <text:p>28.8928293598</text:p>
          </table:table-cell>
          <table:table-cell table:formula="of:=20*(500-499*COS([.$B193]*(1+RAND())))" office:value-type="float" office:value="5748.35435494832">
            <text:p>5748.3543549483</text:p>
          </table:table-cell>
          <table:table-cell table:formula="of:=INT([.C193])" office:value-type="float" office:value="5748">
            <text:p>5748</text:p>
          </table:table-cell>
          <table:table-cell table:formula="of:=[.D193]-[.D192]" office:value-type="float" office:value="-519">
            <text:p>-519</text:p>
          </table:table-cell>
          <table:table-cell table:number-columns-repeated="11"/>
        </table:table-row>
        <table:table-row table:style-name="ro1">
          <table:table-cell table:formula="of:=[.$A193]+RAND()*0.1" office:value-type="float" office:value="9.2851704120636">
            <text:p>9.2851704121</text:p>
          </table:table-cell>
          <table:table-cell table:formula="of:=PI()*[.$A194]" office:value-type="float" office:value="29.1702231538683">
            <text:p>29.1702231539</text:p>
          </table:table-cell>
          <table:table-cell table:formula="of:=20*(500-499*COS([.$B194]*(1+RAND())))" office:value-type="float" office:value="2093.25361062065">
            <text:p>2093.2536106207</text:p>
          </table:table-cell>
          <table:table-cell table:formula="of:=INT([.C194])" office:value-type="float" office:value="2093">
            <text:p>2093</text:p>
          </table:table-cell>
          <table:table-cell table:formula="of:=[.D194]-[.D193]" office:value-type="float" office:value="-3655">
            <text:p>-3655</text:p>
          </table:table-cell>
          <table:table-cell table:number-columns-repeated="11"/>
        </table:table-row>
        <table:table-row table:style-name="ro1">
          <table:table-cell table:formula="of:=[.$A194]+RAND()*0.1" office:value-type="float" office:value="9.37016023388133">
            <text:p>9.3701602339</text:p>
          </table:table-cell>
          <table:table-cell table:formula="of:=PI()*[.$A195]" office:value-type="float" office:value="29.4372265537208">
            <text:p>29.4372265537</text:p>
          </table:table-cell>
          <table:table-cell table:formula="of:=20*(500-499*COS([.$B195]*(1+RAND())))" office:value-type="float" office:value="10061.7831511925">
            <text:p>10061.7831511925</text:p>
          </table:table-cell>
          <table:table-cell table:formula="of:=INT([.C195])" office:value-type="float" office:value="10061">
            <text:p>10061</text:p>
          </table:table-cell>
          <table:table-cell table:formula="of:=[.D195]-[.D194]" office:value-type="float" office:value="7968">
            <text:p>7968</text:p>
          </table:table-cell>
          <table:table-cell table:number-columns-repeated="11"/>
        </table:table-row>
        <table:table-row table:style-name="ro1">
          <table:table-cell table:formula="of:=[.$A195]+RAND()*0.1" office:value-type="float" office:value="9.41263538743369">
            <text:p>9.4126353874</text:p>
          </table:table-cell>
          <table:table-cell table:formula="of:=PI()*[.$A196]" office:value-type="float" office:value="29.570666184081">
            <text:p>29.5706661841</text:p>
          </table:table-cell>
          <table:table-cell table:formula="of:=20*(500-499*COS([.$B196]*(1+RAND())))" office:value-type="float" office:value="13740.0777114642">
            <text:p>13740.0777114642</text:p>
          </table:table-cell>
          <table:table-cell table:formula="of:=INT([.C196])" office:value-type="float" office:value="13740">
            <text:p>13740</text:p>
          </table:table-cell>
          <table:table-cell table:formula="of:=[.D196]-[.D195]" office:value-type="float" office:value="3679">
            <text:p>3679</text:p>
          </table:table-cell>
          <table:table-cell table:number-columns-repeated="11"/>
        </table:table-row>
        <table:table-row table:style-name="ro1">
          <table:table-cell table:formula="of:=[.$A196]+RAND()*0.1" office:value-type="float" office:value="9.47341299802065">
            <text:p>9.473412998</text:p>
          </table:table-cell>
          <table:table-cell table:formula="of:=PI()*[.$A197]" office:value-type="float" office:value="29.7616046790037">
            <text:p>29.761604679</text:p>
          </table:table-cell>
          <table:table-cell table:formula="of:=20*(500-499*COS([.$B197]*(1+RAND())))" office:value-type="float" office:value="19942.7769609991">
            <text:p>19942.7769609991</text:p>
          </table:table-cell>
          <table:table-cell table:formula="of:=INT([.C197])" office:value-type="float" office:value="19942">
            <text:p>19942</text:p>
          </table:table-cell>
          <table:table-cell table:formula="of:=[.D197]-[.D196]" office:value-type="float" office:value="6202">
            <text:p>6202</text:p>
          </table:table-cell>
          <table:table-cell table:number-columns-repeated="11"/>
        </table:table-row>
        <table:table-row table:style-name="ro1">
          <table:table-cell table:formula="of:=[.$A197]+RAND()*0.1" office:value-type="float" office:value="9.5563765199855">
            <text:p>9.55637652</text:p>
          </table:table-cell>
          <table:table-cell table:formula="of:=PI()*[.$A198]" office:value-type="float" office:value="30.0222422701244">
            <text:p>30.0222422701</text:p>
          </table:table-cell>
          <table:table-cell table:formula="of:=20*(500-499*COS([.$B198]*(1+RAND())))" office:value-type="float" office:value="6090.0114498512">
            <text:p>6090.0114498512</text:p>
          </table:table-cell>
          <table:table-cell table:formula="of:=INT([.C198])" office:value-type="float" office:value="6090">
            <text:p>6090</text:p>
          </table:table-cell>
          <table:table-cell table:formula="of:=[.D198]-[.D197]" office:value-type="float" office:value="-13852">
            <text:p>-13852</text:p>
          </table:table-cell>
          <table:table-cell table:number-columns-repeated="11"/>
        </table:table-row>
        <table:table-row table:style-name="ro1">
          <table:table-cell table:formula="of:=[.$A198]+RAND()*0.1" office:value-type="float" office:value="9.61696523022838">
            <text:p>9.6169652302</text:p>
          </table:table-cell>
          <table:table-cell table:formula="of:=PI()*[.$A199]" office:value-type="float" office:value="30.212587317114">
            <text:p>30.2125873171</text:p>
          </table:table-cell>
          <table:table-cell table:formula="of:=20*(500-499*COS([.$B199]*(1+RAND())))" office:value-type="float" office:value="8777.36467128974">
            <text:p>8777.3646712897</text:p>
          </table:table-cell>
          <table:table-cell table:formula="of:=INT([.C199])" office:value-type="float" office:value="8777">
            <text:p>8777</text:p>
          </table:table-cell>
          <table:table-cell table:formula="of:=[.D199]-[.D198]" office:value-type="float" office:value="2687">
            <text:p>2687</text:p>
          </table:table-cell>
          <table:table-cell table:number-columns-repeated="11"/>
        </table:table-row>
        <table:table-row table:style-name="ro1">
          <table:table-cell table:formula="of:=[.$A199]+RAND()*0.1" office:value-type="float" office:value="9.63069057152607">
            <text:p>9.6306905715</text:p>
          </table:table-cell>
          <table:table-cell table:formula="of:=PI()*[.$A200]" office:value-type="float" office:value="30.2557067485028">
            <text:p>30.2557067485</text:p>
          </table:table-cell>
          <table:table-cell table:formula="of:=20*(500-499*COS([.$B200]*(1+RAND())))" office:value-type="float" office:value="7514.69732069227">
            <text:p>7514.6973206923</text:p>
          </table:table-cell>
          <table:table-cell table:formula="of:=INT([.C200])" office:value-type="float" office:value="7514">
            <text:p>7514</text:p>
          </table:table-cell>
          <table:table-cell table:formula="of:=[.D200]-[.D199]" office:value-type="float" office:value="-1263">
            <text:p>-1263</text:p>
          </table:table-cell>
          <table:table-cell table:number-columns-repeated="11"/>
        </table:table-row>
        <table:table-row table:style-name="ro1">
          <table:table-cell table:formula="of:=[.$A200]+RAND()*0.1" office:value-type="float" office:value="9.63657456473448">
            <text:p>9.6365745647</text:p>
          </table:table-cell>
          <table:table-cell table:formula="of:=PI()*[.$A201]" office:value-type="float" office:value="30.2741918583401">
            <text:p>30.2741918583</text:p>
          </table:table-cell>
          <table:table-cell table:formula="of:=20*(500-499*COS([.$B201]*(1+RAND())))" office:value-type="float" office:value="2351.02007131055">
            <text:p>2351.0200713106</text:p>
          </table:table-cell>
          <table:table-cell table:formula="of:=INT([.C201])" office:value-type="float" office:value="2351">
            <text:p>2351</text:p>
          </table:table-cell>
          <table:table-cell table:formula="of:=[.D201]-[.D200]" office:value-type="float" office:value="-5163">
            <text:p>-5163</text:p>
          </table:table-cell>
          <table:table-cell table:number-columns-repeated="11"/>
        </table:table-row>
        <table:table-row table:style-name="ro1">
          <table:table-cell table:formula="of:=[.$A201]+RAND()*0.1" office:value-type="float" office:value="9.67974751610309">
            <text:p>9.6797475161</text:p>
          </table:table-cell>
          <table:table-cell table:formula="of:=PI()*[.$A202]" office:value-type="float" office:value="30.4098236851935">
            <text:p>30.4098236852</text:p>
          </table:table-cell>
          <table:table-cell table:formula="of:=20*(500-499*COS([.$B202]*(1+RAND())))" office:value-type="float" office:value="19349.6812889715">
            <text:p>19349.6812889715</text:p>
          </table:table-cell>
          <table:table-cell table:formula="of:=INT([.C202])" office:value-type="float" office:value="19349">
            <text:p>19349</text:p>
          </table:table-cell>
          <table:table-cell table:formula="of:=[.D202]-[.D201]" office:value-type="float" office:value="16998">
            <text:p>16998</text:p>
          </table:table-cell>
          <table:table-cell table:number-columns-repeated="11"/>
        </table:table-row>
        <table:table-row table:style-name="ro1">
          <table:table-cell table:formula="of:=[.$A202]+RAND()*0.1" office:value-type="float" office:value="9.70895740110427">
            <text:p>9.7089574011</text:p>
          </table:table-cell>
          <table:table-cell table:formula="of:=PI()*[.$A203]" office:value-type="float" office:value="30.5015892453254">
            <text:p>30.5015892453</text:p>
          </table:table-cell>
          <table:table-cell table:formula="of:=20*(500-499*COS([.$B203]*(1+RAND())))" office:value-type="float" office:value="6442.03487738371">
            <text:p>6442.0348773837</text:p>
          </table:table-cell>
          <table:table-cell table:formula="of:=INT([.C203])" office:value-type="float" office:value="6442">
            <text:p>6442</text:p>
          </table:table-cell>
          <table:table-cell table:formula="of:=[.D203]-[.D202]" office:value-type="float" office:value="-12907">
            <text:p>-12907</text:p>
          </table:table-cell>
          <table:table-cell table:number-columns-repeated="11"/>
        </table:table-row>
        <table:table-row table:style-name="ro1">
          <table:table-cell table:formula="of:=[.$A203]+RAND()*0.1" office:value-type="float" office:value="9.75240529673174">
            <text:p>9.7524052967</text:p>
          </table:table-cell>
          <table:table-cell table:formula="of:=PI()*[.$A204]" office:value-type="float" office:value="30.6380848350426">
            <text:p>30.638084835</text:p>
          </table:table-cell>
          <table:table-cell table:formula="of:=20*(500-499*COS([.$B204]*(1+RAND())))" office:value-type="float" office:value="20.0002547842303">
            <text:p>20.0002547842</text:p>
          </table:table-cell>
          <table:table-cell table:formula="of:=INT([.C204])" office:value-type="float" office:value="20">
            <text:p>20</text:p>
          </table:table-cell>
          <table:table-cell table:formula="of:=[.D204]-[.D203]" office:value-type="float" office:value="-6422">
            <text:p>-6422</text:p>
          </table:table-cell>
          <table:table-cell table:number-columns-repeated="11"/>
        </table:table-row>
        <table:table-row table:style-name="ro1">
          <table:table-cell table:formula="of:=[.$A204]+RAND()*0.1" office:value-type="float" office:value="9.84562604096718">
            <text:p>9.845626041</text:p>
          </table:table-cell>
          <table:table-cell table:formula="of:=PI()*[.$A205]" office:value-type="float" office:value="30.9309464402949">
            <text:p>30.9309464403</text:p>
          </table:table-cell>
          <table:table-cell table:formula="of:=20*(500-499*COS([.$B205]*(1+RAND())))" office:value-type="float" office:value="682.161269733431">
            <text:p>682.1612697334</text:p>
          </table:table-cell>
          <table:table-cell table:formula="of:=INT([.C205])" office:value-type="float" office:value="682">
            <text:p>682</text:p>
          </table:table-cell>
          <table:table-cell table:formula="of:=[.D205]-[.D204]" office:value-type="float" office:value="662">
            <text:p>662</text:p>
          </table:table-cell>
          <table:table-cell table:number-columns-repeated="11"/>
        </table:table-row>
        <table:table-row table:style-name="ro1">
          <table:table-cell table:formula="of:=[.$A205]+RAND()*0.1" office:value-type="float" office:value="9.88072655475699">
            <text:p>9.8807265548</text:p>
          </table:table-cell>
          <table:table-cell table:formula="of:=PI()*[.$A206]" office:value-type="float" office:value="31.0412179565541">
            <text:p>31.0412179566</text:p>
          </table:table-cell>
          <table:table-cell table:formula="of:=20*(500-499*COS([.$B206]*(1+RAND())))" office:value-type="float" office:value="19656.0711027962">
            <text:p>19656.0711027962</text:p>
          </table:table-cell>
          <table:table-cell table:formula="of:=INT([.C206])" office:value-type="float" office:value="19656">
            <text:p>19656</text:p>
          </table:table-cell>
          <table:table-cell table:formula="of:=[.D206]-[.D205]" office:value-type="float" office:value="18974">
            <text:p>18974</text:p>
          </table:table-cell>
          <table:table-cell table:number-columns-repeated="11"/>
        </table:table-row>
        <table:table-row table:style-name="ro1">
          <table:table-cell table:formula="of:=[.$A206]+RAND()*0.1" office:value-type="float" office:value="9.92508313627914">
            <text:p>9.9250831363</text:p>
          </table:table-cell>
          <table:table-cell table:formula="of:=PI()*[.$A207]" office:value-type="float" office:value="31.1805682672025">
            <text:p>31.1805682672</text:p>
          </table:table-cell>
          <table:table-cell table:formula="of:=20*(500-499*COS([.$B207]*(1+RAND())))" office:value-type="float" office:value="14042.3462082681">
            <text:p>14042.3462082681</text:p>
          </table:table-cell>
          <table:table-cell table:formula="of:=INT([.C207])" office:value-type="float" office:value="14042">
            <text:p>14042</text:p>
          </table:table-cell>
          <table:table-cell table:formula="of:=[.D207]-[.D206]" office:value-type="float" office:value="-5614">
            <text:p>-5614</text:p>
          </table:table-cell>
          <table:table-cell table:number-columns-repeated="11"/>
        </table:table-row>
        <table:table-row table:style-name="ro1">
          <table:table-cell table:formula="of:=[.$A207]+RAND()*0.1" office:value-type="float" office:value="9.93015019106679">
            <text:p>9.9301501911</text:p>
          </table:table-cell>
          <table:table-cell table:formula="of:=PI()*[.$A208]" office:value-type="float" office:value="31.1964868892987">
            <text:p>31.1964868893</text:p>
          </table:table-cell>
          <table:table-cell table:formula="of:=20*(500-499*COS([.$B208]*(1+RAND())))" office:value-type="float" office:value="13504.6402643575">
            <text:p>13504.6402643575</text:p>
          </table:table-cell>
          <table:table-cell table:formula="of:=INT([.C208])" office:value-type="float" office:value="13504">
            <text:p>13504</text:p>
          </table:table-cell>
          <table:table-cell table:formula="of:=[.D208]-[.D207]" office:value-type="float" office:value="-538">
            <text:p>-538</text:p>
          </table:table-cell>
          <table:table-cell table:number-columns-repeated="11"/>
        </table:table-row>
        <table:table-row table:style-name="ro1">
          <table:table-cell table:formula="of:=[.$A208]+RAND()*0.1" office:value-type="float" office:value="9.94018836519681">
            <text:p>9.9401883652</text:p>
          </table:table-cell>
          <table:table-cell table:formula="of:=PI()*[.$A209]" office:value-type="float" office:value="31.228022743401">
            <text:p>31.2280227434</text:p>
          </table:table-cell>
          <table:table-cell table:formula="of:=20*(500-499*COS([.$B209]*(1+RAND())))" office:value-type="float" office:value="11362.3535822142">
            <text:p>11362.3535822142</text:p>
          </table:table-cell>
          <table:table-cell table:formula="of:=INT([.C209])" office:value-type="float" office:value="11362">
            <text:p>11362</text:p>
          </table:table-cell>
          <table:table-cell table:formula="of:=[.D209]-[.D208]" office:value-type="float" office:value="-2142">
            <text:p>-2142</text:p>
          </table:table-cell>
          <table:table-cell table:number-columns-repeated="11"/>
        </table:table-row>
        <table:table-row table:style-name="ro1">
          <table:table-cell table:formula="of:=[.$A209]+RAND()*0.1" office:value-type="float" office:value="10.0364455217496">
            <text:p>10.0364455217</text:p>
          </table:table-cell>
          <table:table-cell table:formula="of:=PI()*[.$A210]" office:value-type="float" office:value="31.5304235192826">
            <text:p>31.5304235193</text:p>
          </table:table-cell>
          <table:table-cell table:formula="of:=20*(500-499*COS([.$B210]*(1+RAND())))" office:value-type="float" office:value="18665.9158431298">
            <text:p>18665.9158431298</text:p>
          </table:table-cell>
          <table:table-cell table:formula="of:=INT([.C210])" office:value-type="float" office:value="18665">
            <text:p>18665</text:p>
          </table:table-cell>
          <table:table-cell table:formula="of:=[.D210]-[.D209]" office:value-type="float" office:value="7303">
            <text:p>7303</text:p>
          </table:table-cell>
          <table:table-cell table:number-columns-repeated="11"/>
        </table:table-row>
        <table:table-row table:style-name="ro1">
          <table:table-cell table:formula="of:=[.$A210]+RAND()*0.1" office:value-type="float" office:value="10.0861726168543">
            <text:p>10.0861726169</text:p>
          </table:table-cell>
          <table:table-cell table:formula="of:=PI()*[.$A211]" office:value-type="float" office:value="31.686645795948">
            <text:p>31.6866457959</text:p>
          </table:table-cell>
          <table:table-cell table:formula="of:=20*(500-499*COS([.$B211]*(1+RAND())))" office:value-type="float" office:value="17785.7620213121">
            <text:p>17785.7620213121</text:p>
          </table:table-cell>
          <table:table-cell table:formula="of:=INT([.C211])" office:value-type="float" office:value="17785">
            <text:p>17785</text:p>
          </table:table-cell>
          <table:table-cell table:formula="of:=[.D211]-[.D210]" office:value-type="float" office:value="-880">
            <text:p>-880</text:p>
          </table:table-cell>
          <table:table-cell table:number-columns-repeated="11"/>
        </table:table-row>
        <table:table-row table:style-name="ro1">
          <table:table-cell table:formula="of:=[.$A211]+RAND()*0.1" office:value-type="float" office:value="10.1474570346996">
            <text:p>10.1474570347</text:p>
          </table:table-cell>
          <table:table-cell table:formula="of:=PI()*[.$A212]" office:value-type="float" office:value="31.8791764728304">
            <text:p>31.8791764728</text:p>
          </table:table-cell>
          <table:table-cell table:formula="of:=20*(500-499*COS([.$B212]*(1+RAND())))" office:value-type="float" office:value="10962.2628154774">
            <text:p>10962.2628154774</text:p>
          </table:table-cell>
          <table:table-cell table:formula="of:=INT([.C212])" office:value-type="float" office:value="10962">
            <text:p>10962</text:p>
          </table:table-cell>
          <table:table-cell table:formula="of:=[.D212]-[.D211]" office:value-type="float" office:value="-6823">
            <text:p>-6823</text:p>
          </table:table-cell>
          <table:table-cell table:number-columns-repeated="11"/>
        </table:table-row>
        <table:table-row table:style-name="ro1">
          <table:table-cell table:formula="of:=[.$A212]+RAND()*0.1" office:value-type="float" office:value="10.1587443142198">
            <text:p>10.1587443142</text:p>
          </table:table-cell>
          <table:table-cell table:formula="of:=PI()*[.$A213]" office:value-type="float" office:value="31.91463650725">
            <text:p>31.9146365073</text:p>
          </table:table-cell>
          <table:table-cell table:formula="of:=20*(500-499*COS([.$B213]*(1+RAND())))" office:value-type="float" office:value="5840.33071981607">
            <text:p>5840.3307198161</text:p>
          </table:table-cell>
          <table:table-cell table:formula="of:=INT([.C213])" office:value-type="float" office:value="5840">
            <text:p>5840</text:p>
          </table:table-cell>
          <table:table-cell table:formula="of:=[.D213]-[.D212]" office:value-type="float" office:value="-5122">
            <text:p>-5122</text:p>
          </table:table-cell>
          <table:table-cell table:number-columns-repeated="11"/>
        </table:table-row>
        <table:table-row table:style-name="ro1">
          <table:table-cell table:formula="of:=[.$A213]+RAND()*0.1" office:value-type="float" office:value="10.2320815109182">
            <text:p>10.2320815109</text:p>
          </table:table-cell>
          <table:table-cell table:formula="of:=PI()*[.$A214]" office:value-type="float" office:value="32.1450321056326">
            <text:p>32.1450321056</text:p>
          </table:table-cell>
          <table:table-cell table:formula="of:=20*(500-499*COS([.$B214]*(1+RAND())))" office:value-type="float" office:value="19979.9958795784">
            <text:p>19979.9958795784</text:p>
          </table:table-cell>
          <table:table-cell table:formula="of:=INT([.C214])" office:value-type="float" office:value="19979">
            <text:p>19979</text:p>
          </table:table-cell>
          <table:table-cell table:formula="of:=[.D214]-[.D213]" office:value-type="float" office:value="14139">
            <text:p>14139</text:p>
          </table:table-cell>
          <table:table-cell table:number-columns-repeated="11"/>
        </table:table-row>
        <table:table-row table:style-name="ro1">
          <table:table-cell table:formula="of:=[.$A214]+RAND()*0.1" office:value-type="float" office:value="10.2417999819387">
            <text:p>10.2417999819</text:p>
          </table:table-cell>
          <table:table-cell table:formula="of:=PI()*[.$A215]" office:value-type="float" office:value="32.1755635827946">
            <text:p>32.1755635828</text:p>
          </table:table-cell>
          <table:table-cell table:formula="of:=20*(500-499*COS([.$B215]*(1+RAND())))" office:value-type="float" office:value="3076.66670595949">
            <text:p>3076.6667059595</text:p>
          </table:table-cell>
          <table:table-cell table:formula="of:=INT([.C215])" office:value-type="float" office:value="3076">
            <text:p>3076</text:p>
          </table:table-cell>
          <table:table-cell table:formula="of:=[.D215]-[.D214]" office:value-type="float" office:value="-16903">
            <text:p>-16903</text:p>
          </table:table-cell>
          <table:table-cell table:number-columns-repeated="11"/>
        </table:table-row>
        <table:table-row table:style-name="ro1">
          <table:table-cell table:formula="of:=[.$A215]+RAND()*0.1" office:value-type="float" office:value="10.2578256730922">
            <text:p>10.2578256731</text:p>
          </table:table-cell>
          <table:table-cell table:formula="of:=PI()*[.$A216]" office:value-type="float" office:value="32.2259097763911">
            <text:p>32.2259097764</text:p>
          </table:table-cell>
          <table:table-cell table:formula="of:=20*(500-499*COS([.$B216]*(1+RAND())))" office:value-type="float" office:value="13459.5797260517">
            <text:p>13459.5797260517</text:p>
          </table:table-cell>
          <table:table-cell table:formula="of:=INT([.C216])" office:value-type="float" office:value="13459">
            <text:p>13459</text:p>
          </table:table-cell>
          <table:table-cell table:formula="of:=[.D216]-[.D215]" office:value-type="float" office:value="10383">
            <text:p>10383</text:p>
          </table:table-cell>
          <table:table-cell table:number-columns-repeated="11"/>
        </table:table-row>
        <table:table-row table:style-name="ro1">
          <table:table-cell table:formula="of:=[.$A216]+RAND()*0.1" office:value-type="float" office:value="10.2713572604582">
            <text:p>10.2713572605</text:p>
          </table:table-cell>
          <table:table-cell table:formula="of:=PI()*[.$A217]" office:value-type="float" office:value="32.2684205118516">
            <text:p>32.2684205119</text:p>
          </table:table-cell>
          <table:table-cell table:formula="of:=20*(500-499*COS([.$B217]*(1+RAND())))" office:value-type="float" office:value="18371.1783367632">
            <text:p>18371.1783367632</text:p>
          </table:table-cell>
          <table:table-cell table:formula="of:=INT([.C217])" office:value-type="float" office:value="18371">
            <text:p>18371</text:p>
          </table:table-cell>
          <table:table-cell table:formula="of:=[.D217]-[.D216]" office:value-type="float" office:value="4912">
            <text:p>4912</text:p>
          </table:table-cell>
          <table:table-cell table:number-columns-repeated="11"/>
        </table:table-row>
        <table:table-row table:style-name="ro1">
          <table:table-cell table:formula="of:=[.$A217]+RAND()*0.1" office:value-type="float" office:value="10.3498544551432">
            <text:p>10.3498544551</text:p>
          </table:table-cell>
          <table:table-cell table:formula="of:=PI()*[.$A218]" office:value-type="float" office:value="32.5150267220015">
            <text:p>32.515026722</text:p>
          </table:table-cell>
          <table:table-cell table:formula="of:=20*(500-499*COS([.$B218]*(1+RAND())))" office:value-type="float" office:value="12634.4801769586">
            <text:p>12634.4801769586</text:p>
          </table:table-cell>
          <table:table-cell table:formula="of:=INT([.C218])" office:value-type="float" office:value="12634">
            <text:p>12634</text:p>
          </table:table-cell>
          <table:table-cell table:formula="of:=[.D218]-[.D217]" office:value-type="float" office:value="-5737">
            <text:p>-5737</text:p>
          </table:table-cell>
          <table:table-cell table:number-columns-repeated="11"/>
        </table:table-row>
        <table:table-row table:style-name="ro1">
          <table:table-cell table:formula="of:=[.$A218]+RAND()*0.1" office:value-type="float" office:value="10.4050130590331">
            <text:p>10.405013059</text:p>
          </table:table-cell>
          <table:table-cell table:formula="of:=PI()*[.$A219]" office:value-type="float" office:value="32.6883125867642">
            <text:p>32.6883125868</text:p>
          </table:table-cell>
          <table:table-cell table:formula="of:=20*(500-499*COS([.$B219]*(1+RAND())))" office:value-type="float" office:value="16441.0965940371">
            <text:p>16441.0965940371</text:p>
          </table:table-cell>
          <table:table-cell table:formula="of:=INT([.C219])" office:value-type="float" office:value="16441">
            <text:p>16441</text:p>
          </table:table-cell>
          <table:table-cell table:formula="of:=[.D219]-[.D218]" office:value-type="float" office:value="3807">
            <text:p>3807</text:p>
          </table:table-cell>
          <table:table-cell table:number-columns-repeated="11"/>
        </table:table-row>
        <table:table-row table:style-name="ro1">
          <table:table-cell table:formula="of:=[.$A219]+RAND()*0.1" office:value-type="float" office:value="10.498979972722">
            <text:p>10.4989799727</text:p>
          </table:table-cell>
          <table:table-cell table:formula="of:=PI()*[.$A220]" office:value-type="float" office:value="32.9835183524898">
            <text:p>32.9835183525</text:p>
          </table:table-cell>
          <table:table-cell table:formula="of:=20*(500-499*COS([.$B220]*(1+RAND())))" office:value-type="float" office:value="17632.180890504">
            <text:p>17632.180890504</text:p>
          </table:table-cell>
          <table:table-cell table:formula="of:=INT([.C220])" office:value-type="float" office:value="17632">
            <text:p>17632</text:p>
          </table:table-cell>
          <table:table-cell table:formula="of:=[.D220]-[.D219]" office:value-type="float" office:value="1191">
            <text:p>1191</text:p>
          </table:table-cell>
          <table:table-cell table:number-columns-repeated="11"/>
        </table:table-row>
        <table:table-row table:style-name="ro1">
          <table:table-cell table:formula="of:=[.$A220]+RAND()*0.1" office:value-type="float" office:value="10.5599381593056">
            <text:p>10.5599381593</text:p>
          </table:table-cell>
          <table:table-cell table:formula="of:=PI()*[.$A221]" office:value-type="float" office:value="33.175024143637">
            <text:p>33.1750241436</text:p>
          </table:table-cell>
          <table:table-cell table:formula="of:=20*(500-499*COS([.$B221]*(1+RAND())))" office:value-type="float" office:value="19867.0653916845">
            <text:p>19867.0653916845</text:p>
          </table:table-cell>
          <table:table-cell table:formula="of:=INT([.C221])" office:value-type="float" office:value="19867">
            <text:p>19867</text:p>
          </table:table-cell>
          <table:table-cell table:formula="of:=[.D221]-[.D220]" office:value-type="float" office:value="2235">
            <text:p>2235</text:p>
          </table:table-cell>
          <table:table-cell table:number-columns-repeated="11"/>
        </table:table-row>
        <table:table-row table:style-name="ro1">
          <table:table-cell table:formula="of:=[.$A221]+RAND()*0.1" office:value-type="float" office:value="10.5892096274532">
            <text:p>10.5892096275</text:p>
          </table:table-cell>
          <table:table-cell table:formula="of:=PI()*[.$A222]" office:value-type="float" office:value="33.2669831729294">
            <text:p>33.2669831729</text:p>
          </table:table-cell>
          <table:table-cell table:formula="of:=20*(500-499*COS([.$B222]*(1+RAND())))" office:value-type="float" office:value="18165.049172931">
            <text:p>18165.049172931</text:p>
          </table:table-cell>
          <table:table-cell table:formula="of:=INT([.C222])" office:value-type="float" office:value="18165">
            <text:p>18165</text:p>
          </table:table-cell>
          <table:table-cell table:formula="of:=[.D222]-[.D221]" office:value-type="float" office:value="-1702">
            <text:p>-1702</text:p>
          </table:table-cell>
          <table:table-cell table:number-columns-repeated="11"/>
        </table:table-row>
        <table:table-row table:style-name="ro1">
          <table:table-cell table:formula="of:=[.$A222]+RAND()*0.1" office:value-type="float" office:value="10.6513256851118">
            <text:p>10.6513256851</text:p>
          </table:table-cell>
          <table:table-cell table:formula="of:=PI()*[.$A223]" office:value-type="float" office:value="33.4621265233395">
            <text:p>33.4621265233</text:p>
          </table:table-cell>
          <table:table-cell table:formula="of:=20*(500-499*COS([.$B223]*(1+RAND())))" office:value-type="float" office:value="468.974212314075">
            <text:p>468.9742123141</text:p>
          </table:table-cell>
          <table:table-cell table:formula="of:=INT([.C223])" office:value-type="float" office:value="468">
            <text:p>468</text:p>
          </table:table-cell>
          <table:table-cell table:formula="of:=[.D223]-[.D222]" office:value-type="float" office:value="-17697">
            <text:p>-17697</text:p>
          </table:table-cell>
          <table:table-cell table:number-columns-repeated="11"/>
        </table:table-row>
        <table:table-row table:style-name="ro1">
          <table:table-cell table:formula="of:=[.$A223]+RAND()*0.1" office:value-type="float" office:value="10.7208568927832">
            <text:p>10.7208568928</text:p>
          </table:table-cell>
          <table:table-cell table:formula="of:=PI()*[.$A224]" office:value-type="float" office:value="33.6805652545552">
            <text:p>33.6805652546</text:p>
          </table:table-cell>
          <table:table-cell table:formula="of:=20*(500-499*COS([.$B224]*(1+RAND())))" office:value-type="float" office:value="20.3062636448715">
            <text:p>20.3062636449</text:p>
          </table:table-cell>
          <table:table-cell table:formula="of:=INT([.C224])" office:value-type="float" office:value="20">
            <text:p>20</text:p>
          </table:table-cell>
          <table:table-cell table:formula="of:=[.D224]-[.D223]" office:value-type="float" office:value="-448">
            <text:p>-448</text:p>
          </table:table-cell>
          <table:table-cell table:number-columns-repeated="11"/>
        </table:table-row>
        <table:table-row table:style-name="ro1">
          <table:table-cell table:formula="of:=[.$A224]+RAND()*0.1" office:value-type="float" office:value="10.7384255479556">
            <text:p>10.738425548</text:p>
          </table:table-cell>
          <table:table-cell table:formula="of:=PI()*[.$A225]" office:value-type="float" office:value="33.7357588125781">
            <text:p>33.7357588126</text:p>
          </table:table-cell>
          <table:table-cell table:formula="of:=20*(500-499*COS([.$B225]*(1+RAND())))" office:value-type="float" office:value="5067.33801445615">
            <text:p>5067.3380144562</text:p>
          </table:table-cell>
          <table:table-cell table:formula="of:=INT([.C225])" office:value-type="float" office:value="5067">
            <text:p>5067</text:p>
          </table:table-cell>
          <table:table-cell table:formula="of:=[.D225]-[.D224]" office:value-type="float" office:value="5047">
            <text:p>5047</text:p>
          </table:table-cell>
          <table:table-cell table:number-columns-repeated="11"/>
        </table:table-row>
        <table:table-row table:style-name="ro1">
          <table:table-cell table:formula="of:=[.$A225]+RAND()*0.1" office:value-type="float" office:value="10.7855314274319">
            <text:p>10.7855314274</text:p>
          </table:table-cell>
          <table:table-cell table:formula="of:=PI()*[.$A226]" office:value-type="float" office:value="33.8837462974818">
            <text:p>33.8837462975</text:p>
          </table:table-cell>
          <table:table-cell table:formula="of:=20*(500-499*COS([.$B226]*(1+RAND())))" office:value-type="float" office:value="1183.28782598457">
            <text:p>1183.2878259846</text:p>
          </table:table-cell>
          <table:table-cell table:formula="of:=INT([.C226])" office:value-type="float" office:value="1183">
            <text:p>1183</text:p>
          </table:table-cell>
          <table:table-cell table:formula="of:=[.D226]-[.D225]" office:value-type="float" office:value="-3884">
            <text:p>-3884</text:p>
          </table:table-cell>
          <table:table-cell table:number-columns-repeated="11"/>
        </table:table-row>
        <table:table-row table:style-name="ro1">
          <table:table-cell table:formula="of:=[.$A226]+RAND()*0.1" office:value-type="float" office:value="10.7975377886556">
            <text:p>10.7975377887</text:p>
          </table:table-cell>
          <table:table-cell table:formula="of:=PI()*[.$A227]" office:value-type="float" office:value="33.9214653936987">
            <text:p>33.9214653937</text:p>
          </table:table-cell>
          <table:table-cell table:formula="of:=20*(500-499*COS([.$B227]*(1+RAND())))" office:value-type="float" office:value="1211.59300288735">
            <text:p>1211.5930028874</text:p>
          </table:table-cell>
          <table:table-cell table:formula="of:=INT([.C227])" office:value-type="float" office:value="1211">
            <text:p>1211</text:p>
          </table:table-cell>
          <table:table-cell table:formula="of:=[.D227]-[.D226]" office:value-type="float" office:value="28">
            <text:p>28</text:p>
          </table:table-cell>
          <table:table-cell table:number-columns-repeated="11"/>
        </table:table-row>
        <table:table-row table:style-name="ro1">
          <table:table-cell table:formula="of:=[.$A227]+RAND()*0.1" office:value-type="float" office:value="10.8758840544149">
            <text:p>10.8758840544</text:p>
          </table:table-cell>
          <table:table-cell table:formula="of:=PI()*[.$A228]" office:value-type="float" office:value="34.1675974466443">
            <text:p>34.1675974466</text:p>
          </table:table-cell>
          <table:table-cell table:formula="of:=20*(500-499*COS([.$B228]*(1+RAND())))" office:value-type="float" office:value="1924.02089151853">
            <text:p>1924.0208915185</text:p>
          </table:table-cell>
          <table:table-cell table:formula="of:=INT([.C228])" office:value-type="float" office:value="1924">
            <text:p>1924</text:p>
          </table:table-cell>
          <table:table-cell table:formula="of:=[.D228]-[.D227]" office:value-type="float" office:value="713">
            <text:p>713</text:p>
          </table:table-cell>
          <table:table-cell table:number-columns-repeated="11"/>
        </table:table-row>
        <table:table-row table:style-name="ro1">
          <table:table-cell table:formula="of:=[.$A228]+RAND()*0.1" office:value-type="float" office:value="10.9059534558561">
            <text:p>10.9059534559</text:p>
          </table:table-cell>
          <table:table-cell table:formula="of:=PI()*[.$A229]" office:value-type="float" office:value="34.2620632573097">
            <text:p>34.2620632573</text:p>
          </table:table-cell>
          <table:table-cell table:formula="of:=20*(500-499*COS([.$B229]*(1+RAND())))" office:value-type="float" office:value="6361.43402601726">
            <text:p>6361.4340260173</text:p>
          </table:table-cell>
          <table:table-cell table:formula="of:=INT([.C229])" office:value-type="float" office:value="6361">
            <text:p>6361</text:p>
          </table:table-cell>
          <table:table-cell table:formula="of:=[.D229]-[.D228]" office:value-type="float" office:value="4437">
            <text:p>4437</text:p>
          </table:table-cell>
          <table:table-cell table:number-columns-repeated="11"/>
        </table:table-row>
        <table:table-row table:style-name="ro1">
          <table:table-cell table:formula="of:=[.$A229]+RAND()*0.1" office:value-type="float" office:value="10.9785485273227">
            <text:p>10.9785485273</text:p>
          </table:table-cell>
          <table:table-cell table:formula="of:=PI()*[.$A230]" office:value-type="float" office:value="34.4901274005161">
            <text:p>34.4901274005</text:p>
          </table:table-cell>
          <table:table-cell table:formula="of:=20*(500-499*COS([.$B230]*(1+RAND())))" office:value-type="float" office:value="15231.3947635652">
            <text:p>15231.3947635652</text:p>
          </table:table-cell>
          <table:table-cell table:formula="of:=INT([.C230])" office:value-type="float" office:value="15231">
            <text:p>15231</text:p>
          </table:table-cell>
          <table:table-cell table:formula="of:=[.D230]-[.D229]" office:value-type="float" office:value="8870">
            <text:p>8870</text:p>
          </table:table-cell>
          <table:table-cell table:number-columns-repeated="11"/>
        </table:table-row>
        <table:table-row table:style-name="ro1">
          <table:table-cell table:formula="of:=[.$A230]+RAND()*0.1" office:value-type="float" office:value="11.0706201343797">
            <text:p>11.0706201344</text:p>
          </table:table-cell>
          <table:table-cell table:formula="of:=PI()*[.$A231]" office:value-type="float" office:value="34.7793788848506">
            <text:p>34.7793788849</text:p>
          </table:table-cell>
          <table:table-cell table:formula="of:=20*(500-499*COS([.$B231]*(1+RAND())))" office:value-type="float" office:value="12697.5128249558">
            <text:p>12697.5128249558</text:p>
          </table:table-cell>
          <table:table-cell table:formula="of:=INT([.C231])" office:value-type="float" office:value="12697">
            <text:p>12697</text:p>
          </table:table-cell>
          <table:table-cell table:formula="of:=[.D231]-[.D230]" office:value-type="float" office:value="-2534">
            <text:p>-2534</text:p>
          </table:table-cell>
          <table:table-cell table:number-columns-repeated="11"/>
        </table:table-row>
        <table:table-row table:style-name="ro1">
          <table:table-cell table:formula="of:=[.$A231]+RAND()*0.1" office:value-type="float" office:value="11.1065735290293">
            <text:p>11.106573529</text:p>
          </table:table-cell>
          <table:table-cell table:formula="of:=PI()*[.$A232]" office:value-type="float" office:value="34.8923298053532">
            <text:p>34.8923298054</text:p>
          </table:table-cell>
          <table:table-cell table:formula="of:=20*(500-499*COS([.$B232]*(1+RAND())))" office:value-type="float" office:value="18231.6955272247">
            <text:p>18231.6955272247</text:p>
          </table:table-cell>
          <table:table-cell table:formula="of:=INT([.C232])" office:value-type="float" office:value="18231">
            <text:p>18231</text:p>
          </table:table-cell>
          <table:table-cell table:formula="of:=[.D232]-[.D231]" office:value-type="float" office:value="5534">
            <text:p>5534</text:p>
          </table:table-cell>
          <table:table-cell table:number-columns-repeated="11"/>
        </table:table-row>
        <table:table-row table:style-name="ro1">
          <table:table-cell table:formula="of:=[.$A232]+RAND()*0.1" office:value-type="float" office:value="11.1223415519111">
            <text:p>11.1223415519</text:p>
          </table:table-cell>
          <table:table-cell table:formula="of:=PI()*[.$A233]" office:value-type="float" office:value="34.9418665102004">
            <text:p>34.9418665102</text:p>
          </table:table-cell>
          <table:table-cell table:formula="of:=20*(500-499*COS([.$B233]*(1+RAND())))" office:value-type="float" office:value="3106.46597069926">
            <text:p>3106.4659706993</text:p>
          </table:table-cell>
          <table:table-cell table:formula="of:=INT([.C233])" office:value-type="float" office:value="3106">
            <text:p>3106</text:p>
          </table:table-cell>
          <table:table-cell table:formula="of:=[.D233]-[.D232]" office:value-type="float" office:value="-15125">
            <text:p>-15125</text:p>
          </table:table-cell>
          <table:table-cell table:number-columns-repeated="11"/>
        </table:table-row>
        <table:table-row table:style-name="ro1">
          <table:table-cell table:formula="of:=[.$A233]+RAND()*0.1" office:value-type="float" office:value="11.1436230440158">
            <text:p>11.143623044</text:p>
          </table:table-cell>
          <table:table-cell table:formula="of:=PI()*[.$A234]" office:value-type="float" office:value="35.0087242894541">
            <text:p>35.0087242895</text:p>
          </table:table-cell>
          <table:table-cell table:formula="of:=20*(500-499*COS([.$B234]*(1+RAND())))" office:value-type="float" office:value="14293.1578805459">
            <text:p>14293.1578805459</text:p>
          </table:table-cell>
          <table:table-cell table:formula="of:=INT([.C234])" office:value-type="float" office:value="14293">
            <text:p>14293</text:p>
          </table:table-cell>
          <table:table-cell table:formula="of:=[.D234]-[.D233]" office:value-type="float" office:value="11187">
            <text:p>11187</text:p>
          </table:table-cell>
          <table:table-cell table:number-columns-repeated="11"/>
        </table:table-row>
        <table:table-row table:style-name="ro1">
          <table:table-cell table:formula="of:=[.$A234]+RAND()*0.1" office:value-type="float" office:value="11.2230243343394">
            <text:p>11.2230243343</text:p>
          </table:table-cell>
          <table:table-cell table:formula="of:=PI()*[.$A235]" office:value-type="float" office:value="35.2581707998202">
            <text:p>35.2581707998</text:p>
          </table:table-cell>
          <table:table-cell table:formula="of:=20*(500-499*COS([.$B235]*(1+RAND())))" office:value-type="float" office:value="17437.3066859161">
            <text:p>17437.3066859161</text:p>
          </table:table-cell>
          <table:table-cell table:formula="of:=INT([.C235])" office:value-type="float" office:value="17437">
            <text:p>17437</text:p>
          </table:table-cell>
          <table:table-cell table:formula="of:=[.D235]-[.D234]" office:value-type="float" office:value="3144">
            <text:p>3144</text:p>
          </table:table-cell>
          <table:table-cell table:number-columns-repeated="11"/>
        </table:table-row>
        <table:table-row table:style-name="ro1">
          <table:table-cell table:formula="of:=[.$A235]+RAND()*0.1" office:value-type="float" office:value="11.2320131014567">
            <text:p>11.2320131015</text:p>
          </table:table-cell>
          <table:table-cell table:formula="of:=PI()*[.$A236]" office:value-type="float" office:value="35.2864098445606">
            <text:p>35.2864098446</text:p>
          </table:table-cell>
          <table:table-cell table:formula="of:=20*(500-499*COS([.$B236]*(1+RAND())))" office:value-type="float" office:value="780.153288607289">
            <text:p>780.1532886073</text:p>
          </table:table-cell>
          <table:table-cell table:formula="of:=INT([.C236])" office:value-type="float" office:value="780">
            <text:p>780</text:p>
          </table:table-cell>
          <table:table-cell table:formula="of:=[.D236]-[.D235]" office:value-type="float" office:value="-16657">
            <text:p>-16657</text:p>
          </table:table-cell>
          <table:table-cell table:number-columns-repeated="11"/>
        </table:table-row>
        <table:table-row table:style-name="ro1">
          <table:table-cell table:formula="of:=[.$A236]+RAND()*0.1" office:value-type="float" office:value="11.2883951073512">
            <text:p>11.2883951074</text:p>
          </table:table-cell>
          <table:table-cell table:formula="of:=PI()*[.$A237]" office:value-type="float" office:value="35.4635391400736">
            <text:p>35.4635391401</text:p>
          </table:table-cell>
          <table:table-cell table:formula="of:=20*(500-499*COS([.$B237]*(1+RAND())))" office:value-type="float" office:value="6620.1945417169">
            <text:p>6620.1945417169</text:p>
          </table:table-cell>
          <table:table-cell table:formula="of:=INT([.C237])" office:value-type="float" office:value="6620">
            <text:p>6620</text:p>
          </table:table-cell>
          <table:table-cell table:formula="of:=[.D237]-[.D236]" office:value-type="float" office:value="5840">
            <text:p>5840</text:p>
          </table:table-cell>
          <table:table-cell table:number-columns-repeated="11"/>
        </table:table-row>
        <table:table-row table:style-name="ro1">
          <table:table-cell table:formula="of:=[.$A237]+RAND()*0.1" office:value-type="float" office:value="11.312152979197">
            <text:p>11.3121529792</text:p>
          </table:table-cell>
          <table:table-cell table:formula="of:=PI()*[.$A238]" office:value-type="float" office:value="35.5381766957291">
            <text:p>35.5381766957</text:p>
          </table:table-cell>
          <table:table-cell table:formula="of:=20*(500-499*COS([.$B238]*(1+RAND())))" office:value-type="float" office:value="143.518946391434">
            <text:p>143.5189463914</text:p>
          </table:table-cell>
          <table:table-cell table:formula="of:=INT([.C238])" office:value-type="float" office:value="143">
            <text:p>143</text:p>
          </table:table-cell>
          <table:table-cell table:formula="of:=[.D238]-[.D237]" office:value-type="float" office:value="-6477">
            <text:p>-6477</text:p>
          </table:table-cell>
          <table:table-cell table:number-columns-repeated="11"/>
        </table:table-row>
        <table:table-row table:style-name="ro1">
          <table:table-cell table:formula="of:=[.$A238]+RAND()*0.1" office:value-type="float" office:value="11.3262088011019">
            <text:p>11.3262088011</text:p>
          </table:table-cell>
          <table:table-cell table:formula="of:=PI()*[.$A239]" office:value-type="float" office:value="35.5823343625658">
            <text:p>35.5823343626</text:p>
          </table:table-cell>
          <table:table-cell table:formula="of:=20*(500-499*COS([.$B239]*(1+RAND())))" office:value-type="float" office:value="103.663705291958">
            <text:p>103.663705292</text:p>
          </table:table-cell>
          <table:table-cell table:formula="of:=INT([.C239])" office:value-type="float" office:value="103">
            <text:p>103</text:p>
          </table:table-cell>
          <table:table-cell table:formula="of:=[.D239]-[.D238]" office:value-type="float" office:value="-40">
            <text:p>-40</text:p>
          </table:table-cell>
          <table:table-cell table:number-columns-repeated="11"/>
        </table:table-row>
        <table:table-row table:style-name="ro1">
          <table:table-cell table:formula="of:=[.$A239]+RAND()*0.1" office:value-type="float" office:value="11.392628981173">
            <text:p>11.3926289812</text:p>
          </table:table-cell>
          <table:table-cell table:formula="of:=PI()*[.$A240]" office:value-type="float" office:value="35.7909995123274">
            <text:p>35.7909995123</text:p>
          </table:table-cell>
          <table:table-cell table:formula="of:=20*(500-499*COS([.$B240]*(1+RAND())))" office:value-type="float" office:value="5472.60716460627">
            <text:p>5472.6071646063</text:p>
          </table:table-cell>
          <table:table-cell table:formula="of:=INT([.C240])" office:value-type="float" office:value="5472">
            <text:p>5472</text:p>
          </table:table-cell>
          <table:table-cell table:formula="of:=[.D240]-[.D239]" office:value-type="float" office:value="5369">
            <text:p>5369</text:p>
          </table:table-cell>
          <table:table-cell table:number-columns-repeated="11"/>
        </table:table-row>
        <table:table-row table:style-name="ro1">
          <table:table-cell table:formula="of:=[.$A240]+RAND()*0.1" office:value-type="float" office:value="11.4126440095715">
            <text:p>11.4126440096</text:p>
          </table:table-cell>
          <table:table-cell table:formula="of:=PI()*[.$A241]" office:value-type="float" office:value="35.8538785785055">
            <text:p>35.8538785785</text:p>
          </table:table-cell>
          <table:table-cell table:formula="of:=20*(500-499*COS([.$B241]*(1+RAND())))" office:value-type="float" office:value="201.598571365387">
            <text:p>201.5985713654</text:p>
          </table:table-cell>
          <table:table-cell table:formula="of:=INT([.C241])" office:value-type="float" office:value="201">
            <text:p>201</text:p>
          </table:table-cell>
          <table:table-cell table:formula="of:=[.D241]-[.D240]" office:value-type="float" office:value="-5271">
            <text:p>-5271</text:p>
          </table:table-cell>
          <table:table-cell table:number-columns-repeated="11"/>
        </table:table-row>
        <table:table-row table:style-name="ro1">
          <table:table-cell table:formula="of:=[.$A241]+RAND()*0.1" office:value-type="float" office:value="11.4764269266278">
            <text:p>11.4764269266</text:p>
          </table:table-cell>
          <table:table-cell table:formula="of:=PI()*[.$A242]" office:value-type="float" office:value="36.0542585221539">
            <text:p>36.0542585222</text:p>
          </table:table-cell>
          <table:table-cell table:formula="of:=20*(500-499*COS([.$B242]*(1+RAND())))" office:value-type="float" office:value="16562.0891860845">
            <text:p>16562.0891860845</text:p>
          </table:table-cell>
          <table:table-cell table:formula="of:=INT([.C242])" office:value-type="float" office:value="16562">
            <text:p>16562</text:p>
          </table:table-cell>
          <table:table-cell table:formula="of:=[.D242]-[.D241]" office:value-type="float" office:value="16361">
            <text:p>16361</text:p>
          </table:table-cell>
          <table:table-cell table:number-columns-repeated="11"/>
        </table:table-row>
        <table:table-row table:style-name="ro1">
          <table:table-cell table:formula="of:=[.$A242]+RAND()*0.1" office:value-type="float" office:value="11.5041315245442">
            <text:p>11.5041315245</text:p>
          </table:table-cell>
          <table:table-cell table:formula="of:=PI()*[.$A243]" office:value-type="float" office:value="36.1412950834388">
            <text:p>36.1412950834</text:p>
          </table:table-cell>
          <table:table-cell table:formula="of:=20*(500-499*COS([.$B243]*(1+RAND())))" office:value-type="float" office:value="5955.19945587864">
            <text:p>5955.1994558786</text:p>
          </table:table-cell>
          <table:table-cell table:formula="of:=INT([.C243])" office:value-type="float" office:value="5955">
            <text:p>5955</text:p>
          </table:table-cell>
          <table:table-cell table:formula="of:=[.D243]-[.D242]" office:value-type="float" office:value="-10607">
            <text:p>-10607</text:p>
          </table:table-cell>
          <table:table-cell table:number-columns-repeated="11"/>
        </table:table-row>
        <table:table-row table:style-name="ro1">
          <table:table-cell table:formula="of:=[.$A243]+RAND()*0.1" office:value-type="float" office:value="11.5354338325094">
            <text:p>11.5354338325</text:p>
          </table:table-cell>
          <table:table-cell table:formula="of:=PI()*[.$A244]" office:value-type="float" office:value="36.2396341841828">
            <text:p>36.2396341842</text:p>
          </table:table-cell>
          <table:table-cell table:formula="of:=20*(500-499*COS([.$B244]*(1+RAND())))" office:value-type="float" office:value="8165.37139372065">
            <text:p>8165.3713937207</text:p>
          </table:table-cell>
          <table:table-cell table:formula="of:=INT([.C244])" office:value-type="float" office:value="8165">
            <text:p>8165</text:p>
          </table:table-cell>
          <table:table-cell table:formula="of:=[.D244]-[.D243]" office:value-type="float" office:value="2210">
            <text:p>2210</text:p>
          </table:table-cell>
          <table:table-cell table:number-columns-repeated="11"/>
        </table:table-row>
        <table:table-row table:style-name="ro1">
          <table:table-cell table:formula="of:=[.$A244]+RAND()*0.1" office:value-type="float" office:value="11.5725539462641">
            <text:p>11.5725539463</text:p>
          </table:table-cell>
          <table:table-cell table:formula="of:=PI()*[.$A245]" office:value-type="float" office:value="36.3562504608548">
            <text:p>36.3562504609</text:p>
          </table:table-cell>
          <table:table-cell table:formula="of:=20*(500-499*COS([.$B245]*(1+RAND())))" office:value-type="float" office:value="19838.0311163275">
            <text:p>19838.0311163275</text:p>
          </table:table-cell>
          <table:table-cell table:formula="of:=INT([.C245])" office:value-type="float" office:value="19838">
            <text:p>19838</text:p>
          </table:table-cell>
          <table:table-cell table:formula="of:=[.D245]-[.D244]" office:value-type="float" office:value="11673">
            <text:p>11673</text:p>
          </table:table-cell>
          <table:table-cell table:number-columns-repeated="11"/>
        </table:table-row>
        <table:table-row table:style-name="ro1">
          <table:table-cell table:formula="of:=[.$A245]+RAND()*0.1" office:value-type="float" office:value="11.609977015201">
            <text:p>11.6099770152</text:p>
          </table:table-cell>
          <table:table-cell table:formula="of:=PI()*[.$A246]" office:value-type="float" office:value="36.4738184993018">
            <text:p>36.4738184993</text:p>
          </table:table-cell>
          <table:table-cell table:formula="of:=20*(500-499*COS([.$B246]*(1+RAND())))" office:value-type="float" office:value="16512.9805644628">
            <text:p>16512.9805644628</text:p>
          </table:table-cell>
          <table:table-cell table:formula="of:=INT([.C246])" office:value-type="float" office:value="16512">
            <text:p>16512</text:p>
          </table:table-cell>
          <table:table-cell table:formula="of:=[.D246]-[.D245]" office:value-type="float" office:value="-3326">
            <text:p>-3326</text:p>
          </table:table-cell>
          <table:table-cell table:number-columns-repeated="11"/>
        </table:table-row>
        <table:table-row table:style-name="ro1">
          <table:table-cell table:formula="of:=[.$A246]+RAND()*0.1" office:value-type="float" office:value="11.6573050143197">
            <text:p>11.6573050143</text:p>
          </table:table-cell>
          <table:table-cell table:formula="of:=PI()*[.$A247]" office:value-type="float" office:value="36.6225037936423">
            <text:p>36.6225037936</text:p>
          </table:table-cell>
          <table:table-cell table:formula="of:=20*(500-499*COS([.$B247]*(1+RAND())))" office:value-type="float" office:value="2029.67507453575">
            <text:p>2029.6750745358</text:p>
          </table:table-cell>
          <table:table-cell table:formula="of:=INT([.C247])" office:value-type="float" office:value="2029">
            <text:p>2029</text:p>
          </table:table-cell>
          <table:table-cell table:formula="of:=[.D247]-[.D246]" office:value-type="float" office:value="-14483">
            <text:p>-14483</text:p>
          </table:table-cell>
          <table:table-cell table:number-columns-repeated="11"/>
        </table:table-row>
        <table:table-row table:style-name="ro1">
          <table:table-cell table:formula="of:=[.$A247]+RAND()*0.1" office:value-type="float" office:value="11.7079567154404">
            <text:p>11.7079567154</text:p>
          </table:table-cell>
          <table:table-cell table:formula="of:=PI()*[.$A248]" office:value-type="float" office:value="36.7816308057748">
            <text:p>36.7816308058</text:p>
          </table:table-cell>
          <table:table-cell table:formula="of:=20*(500-499*COS([.$B248]*(1+RAND())))" office:value-type="float" office:value="19770.7924600364">
            <text:p>19770.7924600364</text:p>
          </table:table-cell>
          <table:table-cell table:formula="of:=INT([.C248])" office:value-type="float" office:value="19770">
            <text:p>19770</text:p>
          </table:table-cell>
          <table:table-cell table:formula="of:=[.D248]-[.D247]" office:value-type="float" office:value="17741">
            <text:p>17741</text:p>
          </table:table-cell>
          <table:table-cell table:number-columns-repeated="11"/>
        </table:table-row>
        <table:table-row table:style-name="ro1">
          <table:table-cell table:formula="of:=[.$A248]+RAND()*0.1" office:value-type="float" office:value="11.7238769791089">
            <text:p>11.7238769791</text:p>
          </table:table-cell>
          <table:table-cell table:formula="of:=PI()*[.$A249]" office:value-type="float" office:value="36.831645789159">
            <text:p>36.8316457892</text:p>
          </table:table-cell>
          <table:table-cell table:formula="of:=20*(500-499*COS([.$B249]*(1+RAND())))" office:value-type="float" office:value="2923.33991905863">
            <text:p>2923.3399190586</text:p>
          </table:table-cell>
          <table:table-cell table:formula="of:=INT([.C249])" office:value-type="float" office:value="2923">
            <text:p>2923</text:p>
          </table:table-cell>
          <table:table-cell table:formula="of:=[.D249]-[.D248]" office:value-type="float" office:value="-16847">
            <text:p>-16847</text:p>
          </table:table-cell>
          <table:table-cell table:number-columns-repeated="11"/>
        </table:table-row>
        <table:table-row table:style-name="ro1">
          <table:table-cell table:formula="of:=[.$A249]+RAND()*0.1" office:value-type="float" office:value="11.7263635821641">
            <text:p>11.7263635822</text:p>
          </table:table-cell>
          <table:table-cell table:formula="of:=PI()*[.$A250]" office:value-type="float" office:value="36.8394576830495">
            <text:p>36.839457683</text:p>
          </table:table-cell>
          <table:table-cell table:formula="of:=20*(500-499*COS([.$B250]*(1+RAND())))" office:value-type="float" office:value="19432.5298917598">
            <text:p>19432.5298917598</text:p>
          </table:table-cell>
          <table:table-cell table:formula="of:=INT([.C250])" office:value-type="float" office:value="19432">
            <text:p>19432</text:p>
          </table:table-cell>
          <table:table-cell table:formula="of:=[.D250]-[.D249]" office:value-type="float" office:value="16509">
            <text:p>16509</text:p>
          </table:table-cell>
          <table:table-cell table:number-columns-repeated="11"/>
        </table:table-row>
        <table:table-row table:style-name="ro1">
          <table:table-cell table:formula="of:=[.$A250]+RAND()*0.1" office:value-type="float" office:value="11.7709821969736">
            <text:p>11.770982197</text:p>
          </table:table-cell>
          <table:table-cell table:formula="of:=PI()*[.$A251]" office:value-type="float" office:value="36.9796311955486">
            <text:p>36.9796311955</text:p>
          </table:table-cell>
          <table:table-cell table:formula="of:=20*(500-499*COS([.$B251]*(1+RAND())))" office:value-type="float" office:value="10789.8315900519">
            <text:p>10789.8315900519</text:p>
          </table:table-cell>
          <table:table-cell table:formula="of:=INT([.C251])" office:value-type="float" office:value="10789">
            <text:p>10789</text:p>
          </table:table-cell>
          <table:table-cell table:formula="of:=[.D251]-[.D250]" office:value-type="float" office:value="-8643">
            <text:p>-8643</text:p>
          </table:table-cell>
          <table:table-cell table:number-columns-repeated="11"/>
        </table:table-row>
        <table:table-row table:style-name="ro1">
          <table:table-cell table:formula="of:=[.$A251]+RAND()*0.1" office:value-type="float" office:value="11.8478606472258">
            <text:p>11.8478606472</text:p>
          </table:table-cell>
          <table:table-cell table:formula="of:=PI()*[.$A252]" office:value-type="float" office:value="37.22115197008">
            <text:p>37.2211519701</text:p>
          </table:table-cell>
          <table:table-cell table:formula="of:=20*(500-499*COS([.$B252]*(1+RAND())))" office:value-type="float" office:value="19637.1294187557">
            <text:p>19637.1294187557</text:p>
          </table:table-cell>
          <table:table-cell table:formula="of:=INT([.C252])" office:value-type="float" office:value="19637">
            <text:p>19637</text:p>
          </table:table-cell>
          <table:table-cell table:formula="of:=[.D252]-[.D251]" office:value-type="float" office:value="8848">
            <text:p>8848</text:p>
          </table:table-cell>
          <table:table-cell table:number-columns-repeated="11"/>
        </table:table-row>
        <table:table-row table:style-name="ro1">
          <table:table-cell table:formula="of:=[.$A252]+RAND()*0.1" office:value-type="float" office:value="11.8796187184285">
            <text:p>11.8796187184</text:p>
          </table:table-cell>
          <table:table-cell table:formula="of:=PI()*[.$A253]" office:value-type="float" office:value="37.3209228932629">
            <text:p>37.3209228933</text:p>
          </table:table-cell>
          <table:table-cell table:formula="of:=20*(500-499*COS([.$B253]*(1+RAND())))" office:value-type="float" office:value="15823.2045247412">
            <text:p>15823.2045247412</text:p>
          </table:table-cell>
          <table:table-cell table:formula="of:=INT([.C253])" office:value-type="float" office:value="15823">
            <text:p>15823</text:p>
          </table:table-cell>
          <table:table-cell table:formula="of:=[.D253]-[.D252]" office:value-type="float" office:value="-3814">
            <text:p>-3814</text:p>
          </table:table-cell>
          <table:table-cell table:number-columns-repeated="11"/>
        </table:table-row>
        <table:table-row table:style-name="ro1">
          <table:table-cell table:formula="of:=[.$A253]+RAND()*0.1" office:value-type="float" office:value="11.8863533909433">
            <text:p>11.8863533909</text:p>
          </table:table-cell>
          <table:table-cell table:formula="of:=PI()*[.$A254]" office:value-type="float" office:value="37.3420804909595">
            <text:p>37.342080491</text:p>
          </table:table-cell>
          <table:table-cell table:formula="of:=20*(500-499*COS([.$B254]*(1+RAND())))" office:value-type="float" office:value="3167.98126092458">
            <text:p>3167.9812609246</text:p>
          </table:table-cell>
          <table:table-cell table:formula="of:=INT([.C254])" office:value-type="float" office:value="3167">
            <text:p>3167</text:p>
          </table:table-cell>
          <table:table-cell table:formula="of:=[.D254]-[.D253]" office:value-type="float" office:value="-12656">
            <text:p>-12656</text:p>
          </table:table-cell>
          <table:table-cell table:number-columns-repeated="11"/>
        </table:table-row>
        <table:table-row table:style-name="ro1">
          <table:table-cell table:formula="of:=[.$A254]+RAND()*0.1" office:value-type="float" office:value="11.9327630488668">
            <text:p>11.9327630489</text:p>
          </table:table-cell>
          <table:table-cell table:formula="of:=PI()*[.$A255]" office:value-type="float" office:value="37.4878807313476">
            <text:p>37.4878807313</text:p>
          </table:table-cell>
          <table:table-cell table:formula="of:=20*(500-499*COS([.$B255]*(1+RAND())))" office:value-type="float" office:value="19672.4090535856">
            <text:p>19672.4090535856</text:p>
          </table:table-cell>
          <table:table-cell table:formula="of:=INT([.C255])" office:value-type="float" office:value="19672">
            <text:p>19672</text:p>
          </table:table-cell>
          <table:table-cell table:formula="of:=[.D255]-[.D254]" office:value-type="float" office:value="16505">
            <text:p>16505</text:p>
          </table:table-cell>
          <table:table-cell table:number-columns-repeated="11"/>
        </table:table-row>
        <table:table-row table:style-name="ro1">
          <table:table-cell table:formula="of:=[.$A255]+RAND()*0.1" office:value-type="float" office:value="11.9820897752419">
            <text:p>11.9820897752</text:p>
          </table:table-cell>
          <table:table-cell table:formula="of:=PI()*[.$A256]" office:value-type="float" office:value="37.6428452125534">
            <text:p>37.6428452126</text:p>
          </table:table-cell>
          <table:table-cell table:formula="of:=20*(500-499*COS([.$B256]*(1+RAND())))" office:value-type="float" office:value="7861.30066933856">
            <text:p>7861.3006693386</text:p>
          </table:table-cell>
          <table:table-cell table:formula="of:=INT([.C256])" office:value-type="float" office:value="7861">
            <text:p>7861</text:p>
          </table:table-cell>
          <table:table-cell table:formula="of:=[.D256]-[.D255]" office:value-type="float" office:value="-11811">
            <text:p>-11811</text:p>
          </table:table-cell>
          <table:table-cell table:number-columns-repeated="11"/>
        </table:table-row>
        <table:table-row table:style-name="ro1">
          <table:table-cell table:formula="of:=[.$A256]+RAND()*0.1" office:value-type="float" office:value="12.0359303272329">
            <text:p>12.0359303272</text:p>
          </table:table-cell>
          <table:table-cell table:formula="of:=PI()*[.$A257]" office:value-type="float" office:value="37.8119902951536">
            <text:p>37.8119902952</text:p>
          </table:table-cell>
          <table:table-cell table:formula="of:=20*(500-499*COS([.$B257]*(1+RAND())))" office:value-type="float" office:value="14904.2551993731">
            <text:p>14904.2551993731</text:p>
          </table:table-cell>
          <table:table-cell table:formula="of:=INT([.C257])" office:value-type="float" office:value="14904">
            <text:p>14904</text:p>
          </table:table-cell>
          <table:table-cell table:formula="of:=[.D257]-[.D256]" office:value-type="float" office:value="7043">
            <text:p>7043</text:p>
          </table:table-cell>
          <table:table-cell table:number-columns-repeated="11"/>
        </table:table-row>
        <table:table-row table:style-name="ro1">
          <table:table-cell table:formula="of:=[.$A257]+RAND()*0.1" office:value-type="float" office:value="12.0943463463802">
            <text:p>12.0943463464</text:p>
          </table:table-cell>
          <table:table-cell table:formula="of:=PI()*[.$A258]" office:value-type="float" office:value="37.9955096317586">
            <text:p>37.9955096318</text:p>
          </table:table-cell>
          <table:table-cell table:formula="of:=20*(500-499*COS([.$B258]*(1+RAND())))" office:value-type="float" office:value="18431.3999303507">
            <text:p>18431.3999303507</text:p>
          </table:table-cell>
          <table:table-cell table:formula="of:=INT([.C258])" office:value-type="float" office:value="18431">
            <text:p>18431</text:p>
          </table:table-cell>
          <table:table-cell table:formula="of:=[.D258]-[.D257]" office:value-type="float" office:value="3527">
            <text:p>3527</text:p>
          </table:table-cell>
          <table:table-cell table:number-columns-repeated="11"/>
        </table:table-row>
        <table:table-row table:style-name="ro1">
          <table:table-cell table:formula="of:=[.$A258]+RAND()*0.1" office:value-type="float" office:value="12.1220193385147">
            <text:p>12.1220193385</text:p>
          </table:table-cell>
          <table:table-cell table:formula="of:=PI()*[.$A259]" office:value-type="float" office:value="38.0824469005511">
            <text:p>38.0824469006</text:p>
          </table:table-cell>
          <table:table-cell table:formula="of:=20*(500-499*COS([.$B259]*(1+RAND())))" office:value-type="float" office:value="19975.2346122274">
            <text:p>19975.2346122274</text:p>
          </table:table-cell>
          <table:table-cell table:formula="of:=INT([.C259])" office:value-type="float" office:value="19975">
            <text:p>19975</text:p>
          </table:table-cell>
          <table:table-cell table:formula="of:=[.D259]-[.D258]" office:value-type="float" office:value="1544">
            <text:p>1544</text:p>
          </table:table-cell>
          <table:table-cell table:number-columns-repeated="11"/>
        </table:table-row>
        <table:table-row table:style-name="ro1">
          <table:table-cell table:formula="of:=[.$A259]+RAND()*0.1" office:value-type="float" office:value="12.2059292919934">
            <text:p>12.205929292</text:p>
          </table:table-cell>
          <table:table-cell table:formula="of:=PI()*[.$A260]" office:value-type="float" office:value="38.3460577939629">
            <text:p>38.346057794</text:p>
          </table:table-cell>
          <table:table-cell table:formula="of:=20*(500-499*COS([.$B260]*(1+RAND())))" office:value-type="float" office:value="15004.4175157373">
            <text:p>15004.4175157373</text:p>
          </table:table-cell>
          <table:table-cell table:formula="of:=INT([.C260])" office:value-type="float" office:value="15004">
            <text:p>15004</text:p>
          </table:table-cell>
          <table:table-cell table:formula="of:=[.D260]-[.D259]" office:value-type="float" office:value="-4971">
            <text:p>-4971</text:p>
          </table:table-cell>
          <table:table-cell table:number-columns-repeated="11"/>
        </table:table-row>
        <table:table-row table:style-name="ro1">
          <table:table-cell table:formula="of:=[.$A260]+RAND()*0.1" office:value-type="float" office:value="12.2369403826539">
            <text:p>12.2369403827</text:p>
          </table:table-cell>
          <table:table-cell table:formula="of:=PI()*[.$A261]" office:value-type="float" office:value="38.4434820085616">
            <text:p>38.4434820086</text:p>
          </table:table-cell>
          <table:table-cell table:formula="of:=20*(500-499*COS([.$B261]*(1+RAND())))" office:value-type="float" office:value="7331.59557252708">
            <text:p>7331.5955725271</text:p>
          </table:table-cell>
          <table:table-cell table:formula="of:=INT([.C261])" office:value-type="float" office:value="7331">
            <text:p>7331</text:p>
          </table:table-cell>
          <table:table-cell table:formula="of:=[.D261]-[.D260]" office:value-type="float" office:value="-7673">
            <text:p>-7673</text:p>
          </table:table-cell>
          <table:table-cell table:number-columns-repeated="11"/>
        </table:table-row>
        <table:table-row table:style-name="ro1">
          <table:table-cell table:formula="of:=[.$A261]+RAND()*0.1" office:value-type="float" office:value="12.2566849818453">
            <text:p>12.2566849818</text:p>
          </table:table-cell>
          <table:table-cell table:formula="of:=PI()*[.$A262]" office:value-type="float" office:value="38.5055114963296">
            <text:p>38.5055114963</text:p>
          </table:table-cell>
          <table:table-cell table:formula="of:=20*(500-499*COS([.$B262]*(1+RAND())))" office:value-type="float" office:value="16212.3431397903">
            <text:p>16212.3431397903</text:p>
          </table:table-cell>
          <table:table-cell table:formula="of:=INT([.C262])" office:value-type="float" office:value="16212">
            <text:p>16212</text:p>
          </table:table-cell>
          <table:table-cell table:formula="of:=[.D262]-[.D261]" office:value-type="float" office:value="8881">
            <text:p>8881</text:p>
          </table:table-cell>
          <table:table-cell table:number-columns-repeated="11"/>
        </table:table-row>
        <table:table-row table:style-name="ro1">
          <table:table-cell table:formula="of:=[.$A262]+RAND()*0.1" office:value-type="float" office:value="12.2765483299736">
            <text:p>12.27654833</text:p>
          </table:table-cell>
          <table:table-cell table:formula="of:=PI()*[.$A263]" office:value-type="float" office:value="38.5679140448851">
            <text:p>38.5679140449</text:p>
          </table:table-cell>
          <table:table-cell table:formula="of:=20*(500-499*COS([.$B263]*(1+RAND())))" office:value-type="float" office:value="18808.1244560579">
            <text:p>18808.1244560579</text:p>
          </table:table-cell>
          <table:table-cell table:formula="of:=INT([.C263])" office:value-type="float" office:value="18808">
            <text:p>18808</text:p>
          </table:table-cell>
          <table:table-cell table:formula="of:=[.D263]-[.D262]" office:value-type="float" office:value="2596">
            <text:p>2596</text:p>
          </table:table-cell>
          <table:table-cell table:number-columns-repeated="11"/>
        </table:table-row>
        <table:table-row table:style-name="ro1">
          <table:table-cell table:formula="of:=[.$A263]+RAND()*0.1" office:value-type="float" office:value="12.3233274435159">
            <text:p>12.3233274435</text:p>
          </table:table-cell>
          <table:table-cell table:formula="of:=PI()*[.$A264]" office:value-type="float" office:value="38.714874964331">
            <text:p>38.7148749643</text:p>
          </table:table-cell>
          <table:table-cell table:formula="of:=20*(500-499*COS([.$B264]*(1+RAND())))" office:value-type="float" office:value="19697.2943055161">
            <text:p>19697.2943055161</text:p>
          </table:table-cell>
          <table:table-cell table:formula="of:=INT([.C264])" office:value-type="float" office:value="19697">
            <text:p>19697</text:p>
          </table:table-cell>
          <table:table-cell table:formula="of:=[.D264]-[.D263]" office:value-type="float" office:value="889">
            <text:p>889</text:p>
          </table:table-cell>
          <table:table-cell table:number-columns-repeated="11"/>
        </table:table-row>
        <table:table-row table:style-name="ro1">
          <table:table-cell table:formula="of:=[.$A264]+RAND()*0.1" office:value-type="float" office:value="12.3643535348121">
            <text:p>12.3643535348</text:p>
          </table:table-cell>
          <table:table-cell table:formula="of:=PI()*[.$A265]" office:value-type="float" office:value="38.8437622313527">
            <text:p>38.8437622314</text:p>
          </table:table-cell>
          <table:table-cell table:formula="of:=20*(500-499*COS([.$B265]*(1+RAND())))" office:value-type="float" office:value="9354.48337748297">
            <text:p>9354.483377483</text:p>
          </table:table-cell>
          <table:table-cell table:formula="of:=INT([.C265])" office:value-type="float" office:value="9354">
            <text:p>9354</text:p>
          </table:table-cell>
          <table:table-cell table:formula="of:=[.D265]-[.D264]" office:value-type="float" office:value="-10343">
            <text:p>-10343</text:p>
          </table:table-cell>
          <table:table-cell table:number-columns-repeated="11"/>
        </table:table-row>
        <table:table-row table:style-name="ro1">
          <table:table-cell table:formula="of:=[.$A265]+RAND()*0.1" office:value-type="float" office:value="12.463618173264">
            <text:p>12.4636181733</text:p>
          </table:table-cell>
          <table:table-cell table:formula="of:=PI()*[.$A266]" office:value-type="float" office:value="39.1556112902743">
            <text:p>39.1556112903</text:p>
          </table:table-cell>
          <table:table-cell table:formula="of:=20*(500-499*COS([.$B266]*(1+RAND())))" office:value-type="float" office:value="14170.5010196857">
            <text:p>14170.5010196857</text:p>
          </table:table-cell>
          <table:table-cell table:formula="of:=INT([.C266])" office:value-type="float" office:value="14170">
            <text:p>14170</text:p>
          </table:table-cell>
          <table:table-cell table:formula="of:=[.D266]-[.D265]" office:value-type="float" office:value="4816">
            <text:p>4816</text:p>
          </table:table-cell>
          <table:table-cell table:number-columns-repeated="11"/>
        </table:table-row>
        <table:table-row table:style-name="ro1">
          <table:table-cell table:formula="of:=[.$A266]+RAND()*0.1" office:value-type="float" office:value="12.5193860539235">
            <text:p>12.5193860539</text:p>
          </table:table-cell>
          <table:table-cell table:formula="of:=PI()*[.$A267]" office:value-type="float" office:value="39.3308112544606">
            <text:p>39.3308112545</text:p>
          </table:table-cell>
          <table:table-cell table:formula="of:=20*(500-499*COS([.$B267]*(1+RAND())))" office:value-type="float" office:value="11064.2785946785">
            <text:p>11064.2785946785</text:p>
          </table:table-cell>
          <table:table-cell table:formula="of:=INT([.C267])" office:value-type="float" office:value="11064">
            <text:p>11064</text:p>
          </table:table-cell>
          <table:table-cell table:formula="of:=[.D267]-[.D266]" office:value-type="float" office:value="-3106">
            <text:p>-3106</text:p>
          </table:table-cell>
          <table:table-cell table:number-columns-repeated="11"/>
        </table:table-row>
        <table:table-row table:style-name="ro1">
          <table:table-cell table:formula="of:=[.$A267]+RAND()*0.1" office:value-type="float" office:value="12.6167941511609">
            <text:p>12.6167941512</text:p>
          </table:table-cell>
          <table:table-cell table:formula="of:=PI()*[.$A268]" office:value-type="float" office:value="39.6368278171417">
            <text:p>39.6368278171</text:p>
          </table:table-cell>
          <table:table-cell table:formula="of:=20*(500-499*COS([.$B268]*(1+RAND())))" office:value-type="float" office:value="11708.5041530271">
            <text:p>11708.5041530271</text:p>
          </table:table-cell>
          <table:table-cell table:formula="of:=INT([.C268])" office:value-type="float" office:value="11708">
            <text:p>11708</text:p>
          </table:table-cell>
          <table:table-cell table:formula="of:=[.D268]-[.D267]" office:value-type="float" office:value="644">
            <text:p>644</text:p>
          </table:table-cell>
          <table:table-cell table:number-columns-repeated="11"/>
        </table:table-row>
        <table:table-row table:style-name="ro1">
          <table:table-cell table:formula="of:=[.$A268]+RAND()*0.1" office:value-type="float" office:value="12.639816661505">
            <text:p>12.6398166615</text:p>
          </table:table-cell>
          <table:table-cell table:formula="of:=PI()*[.$A269]" office:value-type="float" office:value="39.7091551665061">
            <text:p>39.7091551665</text:p>
          </table:table-cell>
          <table:table-cell table:formula="of:=20*(500-499*COS([.$B269]*(1+RAND())))" office:value-type="float" office:value="6248.65512269691">
            <text:p>6248.6551226969</text:p>
          </table:table-cell>
          <table:table-cell table:formula="of:=INT([.C269])" office:value-type="float" office:value="6248">
            <text:p>6248</text:p>
          </table:table-cell>
          <table:table-cell table:formula="of:=[.D269]-[.D268]" office:value-type="float" office:value="-5460">
            <text:p>-5460</text:p>
          </table:table-cell>
          <table:table-cell table:number-columns-repeated="11"/>
        </table:table-row>
        <table:table-row table:style-name="ro1">
          <table:table-cell table:formula="of:=[.$A269]+RAND()*0.1" office:value-type="float" office:value="12.7096403641161">
            <text:p>12.7096403641</text:p>
          </table:table-cell>
          <table:table-cell table:formula="of:=PI()*[.$A270]" office:value-type="float" office:value="39.9285127976753">
            <text:p>39.9285127977</text:p>
          </table:table-cell>
          <table:table-cell table:formula="of:=20*(500-499*COS([.$B270]*(1+RAND())))" office:value-type="float" office:value="5512.97047923258">
            <text:p>5512.9704792326</text:p>
          </table:table-cell>
          <table:table-cell table:formula="of:=INT([.C270])" office:value-type="float" office:value="5512">
            <text:p>5512</text:p>
          </table:table-cell>
          <table:table-cell table:formula="of:=[.D270]-[.D269]" office:value-type="float" office:value="-736">
            <text:p>-736</text:p>
          </table:table-cell>
          <table:table-cell table:number-columns-repeated="11"/>
        </table:table-row>
        <table:table-row table:style-name="ro1">
          <table:table-cell table:formula="of:=[.$A270]+RAND()*0.1" office:value-type="float" office:value="12.7734686414246">
            <text:p>12.7734686414</text:p>
          </table:table-cell>
          <table:table-cell table:formula="of:=PI()*[.$A271]" office:value-type="float" office:value="40.129035244759">
            <text:p>40.1290352448</text:p>
          </table:table-cell>
          <table:table-cell table:formula="of:=20*(500-499*COS([.$B271]*(1+RAND())))" office:value-type="float" office:value="6088.49292573564">
            <text:p>6088.4929257356</text:p>
          </table:table-cell>
          <table:table-cell table:formula="of:=INT([.C271])" office:value-type="float" office:value="6088">
            <text:p>6088</text:p>
          </table:table-cell>
          <table:table-cell table:formula="of:=[.D271]-[.D270]" office:value-type="float" office:value="576">
            <text:p>576</text:p>
          </table:table-cell>
          <table:table-cell table:number-columns-repeated="11"/>
        </table:table-row>
        <table:table-row table:style-name="ro1">
          <table:table-cell table:formula="of:=[.$A271]+RAND()*0.1" office:value-type="float" office:value="12.8165061801672">
            <text:p>12.8165061802</text:p>
          </table:table-cell>
          <table:table-cell table:formula="of:=PI()*[.$A272]" office:value-type="float" office:value="40.2642416603015">
            <text:p>40.2642416603</text:p>
          </table:table-cell>
          <table:table-cell table:formula="of:=20*(500-499*COS([.$B272]*(1+RAND())))" office:value-type="float" office:value="1383.77610194205">
            <text:p>1383.7761019421</text:p>
          </table:table-cell>
          <table:table-cell table:formula="of:=INT([.C272])" office:value-type="float" office:value="1383">
            <text:p>1383</text:p>
          </table:table-cell>
          <table:table-cell table:formula="of:=[.D272]-[.D271]" office:value-type="float" office:value="-4705">
            <text:p>-4705</text:p>
          </table:table-cell>
          <table:table-cell table:number-columns-repeated="11"/>
        </table:table-row>
        <table:table-row table:style-name="ro1">
          <table:table-cell table:formula="of:=[.$A272]+RAND()*0.1" office:value-type="float" office:value="12.8501127998345">
            <text:p>12.8501127998</text:p>
          </table:table-cell>
          <table:table-cell table:formula="of:=PI()*[.$A273]" office:value-type="float" office:value="40.3698199697601">
            <text:p>40.3698199698</text:p>
          </table:table-cell>
          <table:table-cell table:formula="of:=20*(500-499*COS([.$B273]*(1+RAND())))" office:value-type="float" office:value="16190.0042964065">
            <text:p>16190.0042964065</text:p>
          </table:table-cell>
          <table:table-cell table:formula="of:=INT([.C273])" office:value-type="float" office:value="16190">
            <text:p>16190</text:p>
          </table:table-cell>
          <table:table-cell table:formula="of:=[.D273]-[.D272]" office:value-type="float" office:value="14807">
            <text:p>14807</text:p>
          </table:table-cell>
          <table:table-cell table:number-columns-repeated="11"/>
        </table:table-row>
        <table:table-row table:style-name="ro1">
          <table:table-cell table:formula="of:=[.$A273]+RAND()*0.1" office:value-type="float" office:value="12.9416456750594">
            <text:p>12.9416456751</text:p>
          </table:table-cell>
          <table:table-cell table:formula="of:=PI()*[.$A274]" office:value-type="float" office:value="40.6573789781288">
            <text:p>40.6573789781</text:p>
          </table:table-cell>
          <table:table-cell table:formula="of:=20*(500-499*COS([.$B274]*(1+RAND())))" office:value-type="float" office:value="18956.9897802762">
            <text:p>18956.9897802762</text:p>
          </table:table-cell>
          <table:table-cell table:formula="of:=INT([.C274])" office:value-type="float" office:value="18956">
            <text:p>18956</text:p>
          </table:table-cell>
          <table:table-cell table:formula="of:=[.D274]-[.D273]" office:value-type="float" office:value="2766">
            <text:p>2766</text:p>
          </table:table-cell>
          <table:table-cell table:number-columns-repeated="11"/>
        </table:table-row>
        <table:table-row table:style-name="ro1">
          <table:table-cell table:formula="of:=[.$A274]+RAND()*0.1" office:value-type="float" office:value="13.0159855217673">
            <text:p>13.0159855218</text:p>
          </table:table-cell>
          <table:table-cell table:formula="of:=PI()*[.$A275]" office:value-type="float" office:value="40.8909244944152">
            <text:p>40.8909244944</text:p>
          </table:table-cell>
          <table:table-cell table:formula="of:=20*(500-499*COS([.$B275]*(1+RAND())))" office:value-type="float" office:value="18193.984787712">
            <text:p>18193.984787712</text:p>
          </table:table-cell>
          <table:table-cell table:formula="of:=INT([.C275])" office:value-type="float" office:value="18193">
            <text:p>18193</text:p>
          </table:table-cell>
          <table:table-cell table:formula="of:=[.D275]-[.D274]" office:value-type="float" office:value="-763">
            <text:p>-763</text:p>
          </table:table-cell>
          <table:table-cell table:number-columns-repeated="11"/>
        </table:table-row>
        <table:table-row table:style-name="ro1">
          <table:table-cell table:formula="of:=[.$A275]+RAND()*0.1" office:value-type="float" office:value="13.0867122551892">
            <text:p>13.0867122552</text:p>
          </table:table-cell>
          <table:table-cell table:formula="of:=PI()*[.$A276]" office:value-type="float" office:value="41.1131190805459">
            <text:p>41.1131190805</text:p>
          </table:table-cell>
          <table:table-cell table:formula="of:=20*(500-499*COS([.$B276]*(1+RAND())))" office:value-type="float" office:value="12226.836454087">
            <text:p>12226.836454087</text:p>
          </table:table-cell>
          <table:table-cell table:formula="of:=INT([.C276])" office:value-type="float" office:value="12226">
            <text:p>12226</text:p>
          </table:table-cell>
          <table:table-cell table:formula="of:=[.D276]-[.D275]" office:value-type="float" office:value="-5967">
            <text:p>-5967</text:p>
          </table:table-cell>
          <table:table-cell table:number-columns-repeated="11"/>
        </table:table-row>
        <table:table-row table:style-name="ro1">
          <table:table-cell table:formula="of:=[.$A276]+RAND()*0.1" office:value-type="float" office:value="13.1156681993511">
            <text:p>13.1156681994</text:p>
          </table:table-cell>
          <table:table-cell table:formula="of:=PI()*[.$A277]" office:value-type="float" office:value="41.2040868620026">
            <text:p>41.204086862</text:p>
          </table:table-cell>
          <table:table-cell table:formula="of:=20*(500-499*COS([.$B277]*(1+RAND())))" office:value-type="float" office:value="6332.16875236321">
            <text:p>6332.1687523632</text:p>
          </table:table-cell>
          <table:table-cell table:formula="of:=INT([.C277])" office:value-type="float" office:value="6332">
            <text:p>6332</text:p>
          </table:table-cell>
          <table:table-cell table:formula="of:=[.D277]-[.D276]" office:value-type="float" office:value="-5894">
            <text:p>-5894</text:p>
          </table:table-cell>
          <table:table-cell table:number-columns-repeated="11"/>
        </table:table-row>
        <table:table-row table:style-name="ro1">
          <table:table-cell table:formula="of:=[.$A277]+RAND()*0.1" office:value-type="float" office:value="13.1373360452242">
            <text:p>13.1373360452</text:p>
          </table:table-cell>
          <table:table-cell table:formula="of:=PI()*[.$A278]" office:value-type="float" office:value="41.2721584074168">
            <text:p>41.2721584074</text:p>
          </table:table-cell>
          <table:table-cell table:formula="of:=20*(500-499*COS([.$B278]*(1+RAND())))" office:value-type="float" office:value="11791.9280029036">
            <text:p>11791.9280029036</text:p>
          </table:table-cell>
          <table:table-cell table:formula="of:=INT([.C278])" office:value-type="float" office:value="11791">
            <text:p>11791</text:p>
          </table:table-cell>
          <table:table-cell table:formula="of:=[.D278]-[.D277]" office:value-type="float" office:value="5459">
            <text:p>5459</text:p>
          </table:table-cell>
          <table:table-cell table:number-columns-repeated="11"/>
        </table:table-row>
        <table:table-row table:style-name="ro1">
          <table:table-cell table:formula="of:=[.$A278]+RAND()*0.1" office:value-type="float" office:value="13.1587144798134">
            <text:p>13.1587144798</text:p>
          </table:table-cell>
          <table:table-cell table:formula="of:=PI()*[.$A279]" office:value-type="float" office:value="41.3393207404673">
            <text:p>41.3393207405</text:p>
          </table:table-cell>
          <table:table-cell table:formula="of:=20*(500-499*COS([.$B279]*(1+RAND())))" office:value-type="float" office:value="19173.5601667461">
            <text:p>19173.5601667461</text:p>
          </table:table-cell>
          <table:table-cell table:formula="of:=INT([.C279])" office:value-type="float" office:value="19173">
            <text:p>19173</text:p>
          </table:table-cell>
          <table:table-cell table:formula="of:=[.D279]-[.D278]" office:value-type="float" office:value="7382">
            <text:p>7382</text:p>
          </table:table-cell>
          <table:table-cell table:number-columns-repeated="11"/>
        </table:table-row>
        <table:table-row table:style-name="ro1">
          <table:table-cell table:formula="of:=[.$A279]+RAND()*0.1" office:value-type="float" office:value="13.2035906876437">
            <text:p>13.2035906876</text:p>
          </table:table-cell>
          <table:table-cell table:formula="of:=PI()*[.$A280]" office:value-type="float" office:value="41.4803035053082">
            <text:p>41.4803035053</text:p>
          </table:table-cell>
          <table:table-cell table:formula="of:=20*(500-499*COS([.$B280]*(1+RAND())))" office:value-type="float" office:value="14604.0862566477">
            <text:p>14604.0862566477</text:p>
          </table:table-cell>
          <table:table-cell table:formula="of:=INT([.C280])" office:value-type="float" office:value="14604">
            <text:p>14604</text:p>
          </table:table-cell>
          <table:table-cell table:formula="of:=[.D280]-[.D279]" office:value-type="float" office:value="-4569">
            <text:p>-4569</text:p>
          </table:table-cell>
          <table:table-cell table:number-columns-repeated="11"/>
        </table:table-row>
        <table:table-row table:style-name="ro1">
          <table:table-cell table:formula="of:=[.$A280]+RAND()*0.1" office:value-type="float" office:value="13.2277451365721">
            <text:p>13.2277451366</text:p>
          </table:table-cell>
          <table:table-cell table:formula="of:=PI()*[.$A281]" office:value-type="float" office:value="41.5561869446129">
            <text:p>41.5561869446</text:p>
          </table:table-cell>
          <table:table-cell table:formula="of:=20*(500-499*COS([.$B281]*(1+RAND())))" office:value-type="float" office:value="15611.9460392862">
            <text:p>15611.9460392862</text:p>
          </table:table-cell>
          <table:table-cell table:formula="of:=INT([.C281])" office:value-type="float" office:value="15611">
            <text:p>15611</text:p>
          </table:table-cell>
          <table:table-cell table:formula="of:=[.D281]-[.D280]" office:value-type="float" office:value="1007">
            <text:p>1007</text:p>
          </table:table-cell>
          <table:table-cell table:number-columns-repeated="11"/>
        </table:table-row>
        <table:table-row table:style-name="ro1">
          <table:table-cell table:formula="of:=[.$A281]+RAND()*0.1" office:value-type="float" office:value="13.2937421859708">
            <text:p>13.293742186</text:p>
          </table:table-cell>
          <table:table-cell table:formula="of:=PI()*[.$A282]" office:value-type="float" office:value="41.7635227901625">
            <text:p>41.7635227902</text:p>
          </table:table-cell>
          <table:table-cell table:formula="of:=20*(500-499*COS([.$B282]*(1+RAND())))" office:value-type="float" office:value="1200.88040218696">
            <text:p>1200.880402187</text:p>
          </table:table-cell>
          <table:table-cell table:formula="of:=INT([.C282])" office:value-type="float" office:value="1200">
            <text:p>1200</text:p>
          </table:table-cell>
          <table:table-cell table:formula="of:=[.D282]-[.D281]" office:value-type="float" office:value="-14411">
            <text:p>-14411</text:p>
          </table:table-cell>
          <table:table-cell table:number-columns-repeated="11"/>
        </table:table-row>
        <table:table-row table:style-name="ro1">
          <table:table-cell table:formula="of:=[.$A282]+RAND()*0.1" office:value-type="float" office:value="13.3154968440533">
            <text:p>13.3154968441</text:p>
          </table:table-cell>
          <table:table-cell table:formula="of:=PI()*[.$A283]" office:value-type="float" office:value="41.8318670641758">
            <text:p>41.8318670642</text:p>
          </table:table-cell>
          <table:table-cell table:formula="of:=20*(500-499*COS([.$B283]*(1+RAND())))" office:value-type="float" office:value="481.703855035926">
            <text:p>481.7038550359</text:p>
          </table:table-cell>
          <table:table-cell table:formula="of:=INT([.C283])" office:value-type="float" office:value="481">
            <text:p>481</text:p>
          </table:table-cell>
          <table:table-cell table:formula="of:=[.D283]-[.D282]" office:value-type="float" office:value="-719">
            <text:p>-719</text:p>
          </table:table-cell>
          <table:table-cell table:number-columns-repeated="11"/>
        </table:table-row>
        <table:table-row table:style-name="ro1">
          <table:table-cell table:formula="of:=[.$A283]+RAND()*0.1" office:value-type="float" office:value="13.3714093641844">
            <text:p>13.3714093642</text:p>
          </table:table-cell>
          <table:table-cell table:formula="of:=PI()*[.$A284]" office:value-type="float" office:value="42.0075214266634">
            <text:p>42.0075214267</text:p>
          </table:table-cell>
          <table:table-cell table:formula="of:=20*(500-499*COS([.$B284]*(1+RAND())))" office:value-type="float" office:value="4011.89298496018">
            <text:p>4011.8929849602</text:p>
          </table:table-cell>
          <table:table-cell table:formula="of:=INT([.C284])" office:value-type="float" office:value="4011">
            <text:p>4011</text:p>
          </table:table-cell>
          <table:table-cell table:formula="of:=[.D284]-[.D283]" office:value-type="float" office:value="3530">
            <text:p>3530</text:p>
          </table:table-cell>
          <table:table-cell table:number-columns-repeated="11"/>
        </table:table-row>
        <table:table-row table:style-name="ro1">
          <table:table-cell table:formula="of:=[.$A284]+RAND()*0.1" office:value-type="float" office:value="13.4441410860978">
            <text:p>13.4441410861</text:p>
          </table:table-cell>
          <table:table-cell table:formula="of:=PI()*[.$A285]" office:value-type="float" office:value="42.2360148699096">
            <text:p>42.2360148699</text:p>
          </table:table-cell>
          <table:table-cell table:formula="of:=20*(500-499*COS([.$B285]*(1+RAND())))" office:value-type="float" office:value="19873.4889326508">
            <text:p>19873.4889326508</text:p>
          </table:table-cell>
          <table:table-cell table:formula="of:=INT([.C285])" office:value-type="float" office:value="19873">
            <text:p>19873</text:p>
          </table:table-cell>
          <table:table-cell table:formula="of:=[.D285]-[.D284]" office:value-type="float" office:value="15862">
            <text:p>15862</text:p>
          </table:table-cell>
          <table:table-cell table:number-columns-repeated="11"/>
        </table:table-row>
        <table:table-row table:style-name="ro1">
          <table:table-cell table:formula="of:=[.$A285]+RAND()*0.1" office:value-type="float" office:value="13.5123054021038">
            <text:p>13.5123054021</text:p>
          </table:table-cell>
          <table:table-cell table:formula="of:=PI()*[.$A286]" office:value-type="float" office:value="42.450159384311">
            <text:p>42.4501593843</text:p>
          </table:table-cell>
          <table:table-cell table:formula="of:=20*(500-499*COS([.$B286]*(1+RAND())))" office:value-type="float" office:value="19722.2106082428">
            <text:p>19722.2106082428</text:p>
          </table:table-cell>
          <table:table-cell table:formula="of:=INT([.C286])" office:value-type="float" office:value="19722">
            <text:p>19722</text:p>
          </table:table-cell>
          <table:table-cell table:formula="of:=[.D286]-[.D285]" office:value-type="float" office:value="-151">
            <text:p>-151</text:p>
          </table:table-cell>
          <table:table-cell table:number-columns-repeated="11"/>
        </table:table-row>
        <table:table-row table:style-name="ro1">
          <table:table-cell table:formula="of:=[.$A286]+RAND()*0.1" office:value-type="float" office:value="13.5175446486101">
            <text:p>13.5175446486</text:p>
          </table:table-cell>
          <table:table-cell table:formula="of:=PI()*[.$A287]" office:value-type="float" office:value="42.4666189626454">
            <text:p>42.4666189626</text:p>
          </table:table-cell>
          <table:table-cell table:formula="of:=20*(500-499*COS([.$B287]*(1+RAND())))" office:value-type="float" office:value="12636.3945708227">
            <text:p>12636.3945708227</text:p>
          </table:table-cell>
          <table:table-cell table:formula="of:=INT([.C287])" office:value-type="float" office:value="12636">
            <text:p>12636</text:p>
          </table:table-cell>
          <table:table-cell table:formula="of:=[.D287]-[.D286]" office:value-type="float" office:value="-7086">
            <text:p>-7086</text:p>
          </table:table-cell>
          <table:table-cell table:number-columns-repeated="11"/>
        </table:table-row>
        <table:table-row table:style-name="ro1">
          <table:table-cell table:formula="of:=[.$A287]+RAND()*0.1" office:value-type="float" office:value="13.5441169225611">
            <text:p>13.5441169226</text:p>
          </table:table-cell>
          <table:table-cell table:formula="of:=PI()*[.$A288]" office:value-type="float" office:value="42.5500982232791">
            <text:p>42.5500982233</text:p>
          </table:table-cell>
          <table:table-cell table:formula="of:=20*(500-499*COS([.$B288]*(1+RAND())))" office:value-type="float" office:value="6377.52986655064">
            <text:p>6377.5298665506</text:p>
          </table:table-cell>
          <table:table-cell table:formula="of:=INT([.C288])" office:value-type="float" office:value="6377">
            <text:p>6377</text:p>
          </table:table-cell>
          <table:table-cell table:formula="of:=[.D288]-[.D287]" office:value-type="float" office:value="-6259">
            <text:p>-6259</text:p>
          </table:table-cell>
          <table:table-cell table:number-columns-repeated="11"/>
        </table:table-row>
        <table:table-row table:style-name="ro1">
          <table:table-cell table:formula="of:=[.$A288]+RAND()*0.1" office:value-type="float" office:value="13.5706972577609">
            <text:p>13.5706972578</text:p>
          </table:table-cell>
          <table:table-cell table:formula="of:=PI()*[.$A289]" office:value-type="float" office:value="42.6336028090728">
            <text:p>42.6336028091</text:p>
          </table:table-cell>
          <table:table-cell table:formula="of:=20*(500-499*COS([.$B289]*(1+RAND())))" office:value-type="float" office:value="3827.09912185541">
            <text:p>3827.0991218554</text:p>
          </table:table-cell>
          <table:table-cell table:formula="of:=INT([.C289])" office:value-type="float" office:value="3827">
            <text:p>3827</text:p>
          </table:table-cell>
          <table:table-cell table:formula="of:=[.D289]-[.D288]" office:value-type="float" office:value="-2550">
            <text:p>-2550</text:p>
          </table:table-cell>
          <table:table-cell table:number-columns-repeated="11"/>
        </table:table-row>
        <table:table-row table:style-name="ro1">
          <table:table-cell table:formula="of:=[.$A289]+RAND()*0.1" office:value-type="float" office:value="13.6036094964016">
            <text:p>13.6036094964</text:p>
          </table:table-cell>
          <table:table-cell table:formula="of:=PI()*[.$A290]" office:value-type="float" office:value="42.7369996561997">
            <text:p>42.7369996562</text:p>
          </table:table-cell>
          <table:table-cell table:formula="of:=20*(500-499*COS([.$B290]*(1+RAND())))" office:value-type="float" office:value="19284.0115990282">
            <text:p>19284.0115990282</text:p>
          </table:table-cell>
          <table:table-cell table:formula="of:=INT([.C290])" office:value-type="float" office:value="19284">
            <text:p>19284</text:p>
          </table:table-cell>
          <table:table-cell table:formula="of:=[.D290]-[.D289]" office:value-type="float" office:value="15457">
            <text:p>15457</text:p>
          </table:table-cell>
          <table:table-cell table:number-columns-repeated="11"/>
        </table:table-row>
        <table:table-row table:style-name="ro1">
          <table:table-cell table:formula="of:=[.$A290]+RAND()*0.1" office:value-type="float" office:value="13.6140917238314">
            <text:p>13.6140917238</text:p>
          </table:table-cell>
          <table:table-cell table:formula="of:=PI()*[.$A291]" office:value-type="float" office:value="42.7699305448863">
            <text:p>42.7699305449</text:p>
          </table:table-cell>
          <table:table-cell table:formula="of:=20*(500-499*COS([.$B291]*(1+RAND())))" office:value-type="float" office:value="8899.01201299065">
            <text:p>8899.0120129907</text:p>
          </table:table-cell>
          <table:table-cell table:formula="of:=INT([.C291])" office:value-type="float" office:value="8899">
            <text:p>8899</text:p>
          </table:table-cell>
          <table:table-cell table:formula="of:=[.D291]-[.D290]" office:value-type="float" office:value="-10385">
            <text:p>-10385</text:p>
          </table:table-cell>
          <table:table-cell table:number-columns-repeated="11"/>
        </table:table-row>
        <table:table-row table:style-name="ro1">
          <table:table-cell table:formula="of:=[.$A291]+RAND()*0.1" office:value-type="float" office:value="13.6716831496917">
            <text:p>13.6716831497</text:p>
          </table:table-cell>
          <table:table-cell table:formula="of:=PI()*[.$A292]" office:value-type="float" office:value="42.9508593452787">
            <text:p>42.9508593453</text:p>
          </table:table-cell>
          <table:table-cell table:formula="of:=20*(500-499*COS([.$B292]*(1+RAND())))" office:value-type="float" office:value="916.522752128778">
            <text:p>916.5227521288</text:p>
          </table:table-cell>
          <table:table-cell table:formula="of:=INT([.C292])" office:value-type="float" office:value="916">
            <text:p>916</text:p>
          </table:table-cell>
          <table:table-cell table:formula="of:=[.D292]-[.D291]" office:value-type="float" office:value="-7983">
            <text:p>-7983</text:p>
          </table:table-cell>
          <table:table-cell table:number-columns-repeated="11"/>
        </table:table-row>
        <table:table-row table:style-name="ro1">
          <table:table-cell table:formula="of:=[.$A292]+RAND()*0.1" office:value-type="float" office:value="13.7243399875239">
            <text:p>13.7243399875</text:p>
          </table:table-cell>
          <table:table-cell table:formula="of:=PI()*[.$A293]" office:value-type="float" office:value="43.1162856801736">
            <text:p>43.1162856802</text:p>
          </table:table-cell>
          <table:table-cell table:formula="of:=20*(500-499*COS([.$B293]*(1+RAND())))" office:value-type="float" office:value="8684.72203968422">
            <text:p>8684.7220396842</text:p>
          </table:table-cell>
          <table:table-cell table:formula="of:=INT([.C293])" office:value-type="float" office:value="8684">
            <text:p>8684</text:p>
          </table:table-cell>
          <table:table-cell table:formula="of:=[.D293]-[.D292]" office:value-type="float" office:value="7768">
            <text:p>7768</text:p>
          </table:table-cell>
          <table:table-cell table:number-columns-repeated="11"/>
        </table:table-row>
        <table:table-row table:style-name="ro1">
          <table:table-cell table:formula="of:=[.$A293]+RAND()*0.1" office:value-type="float" office:value="13.7546855630819">
            <text:p>13.7546855631</text:p>
          </table:table-cell>
          <table:table-cell table:formula="of:=PI()*[.$A294]" office:value-type="float" office:value="43.2116191174156">
            <text:p>43.2116191174</text:p>
          </table:table-cell>
          <table:table-cell table:formula="of:=20*(500-499*COS([.$B294]*(1+RAND())))" office:value-type="float" office:value="4147.47650816832">
            <text:p>4147.4765081683</text:p>
          </table:table-cell>
          <table:table-cell table:formula="of:=INT([.C294])" office:value-type="float" office:value="4147">
            <text:p>4147</text:p>
          </table:table-cell>
          <table:table-cell table:formula="of:=[.D294]-[.D293]" office:value-type="float" office:value="-4537">
            <text:p>-4537</text:p>
          </table:table-cell>
          <table:table-cell table:number-columns-repeated="11"/>
        </table:table-row>
        <table:table-row table:style-name="ro1">
          <table:table-cell table:formula="of:=[.$A294]+RAND()*0.1" office:value-type="float" office:value="13.7590561024845">
            <text:p>13.7590561025</text:p>
          </table:table-cell>
          <table:table-cell table:formula="of:=PI()*[.$A295]" office:value-type="float" office:value="43.225349571895">
            <text:p>43.2253495719</text:p>
          </table:table-cell>
          <table:table-cell table:formula="of:=20*(500-499*COS([.$B295]*(1+RAND())))" office:value-type="float" office:value="19686.1915396863">
            <text:p>19686.1915396863</text:p>
          </table:table-cell>
          <table:table-cell table:formula="of:=INT([.C295])" office:value-type="float" office:value="19686">
            <text:p>19686</text:p>
          </table:table-cell>
          <table:table-cell table:formula="of:=[.D295]-[.D294]" office:value-type="float" office:value="15539">
            <text:p>15539</text:p>
          </table:table-cell>
          <table:table-cell table:number-columns-repeated="11"/>
        </table:table-row>
        <table:table-row table:style-name="ro1">
          <table:table-cell table:formula="of:=[.$A295]+RAND()*0.1" office:value-type="float" office:value="13.8527390316594">
            <text:p>13.8527390317</text:p>
          </table:table-cell>
          <table:table-cell table:formula="of:=PI()*[.$A296]" office:value-type="float" office:value="43.5196631739579">
            <text:p>43.519663174</text:p>
          </table:table-cell>
          <table:table-cell table:formula="of:=20*(500-499*COS([.$B296]*(1+RAND())))" office:value-type="float" office:value="19561.9400627375">
            <text:p>19561.9400627375</text:p>
          </table:table-cell>
          <table:table-cell table:formula="of:=INT([.C296])" office:value-type="float" office:value="19561">
            <text:p>19561</text:p>
          </table:table-cell>
          <table:table-cell table:formula="of:=[.D296]-[.D295]" office:value-type="float" office:value="-125">
            <text:p>-125</text:p>
          </table:table-cell>
          <table:table-cell table:number-columns-repeated="11"/>
        </table:table-row>
        <table:table-row table:style-name="ro1">
          <table:table-cell table:formula="of:=[.$A296]+RAND()*0.1" office:value-type="float" office:value="13.8823492457159">
            <text:p>13.8823492457</text:p>
          </table:table-cell>
          <table:table-cell table:formula="of:=PI()*[.$A297]" office:value-type="float" office:value="43.6126864049089">
            <text:p>43.6126864049</text:p>
          </table:table-cell>
          <table:table-cell table:formula="of:=20*(500-499*COS([.$B297]*(1+RAND())))" office:value-type="float" office:value="5863.66007531777">
            <text:p>5863.6600753178</text:p>
          </table:table-cell>
          <table:table-cell table:formula="of:=INT([.C297])" office:value-type="float" office:value="5863">
            <text:p>5863</text:p>
          </table:table-cell>
          <table:table-cell table:formula="of:=[.D297]-[.D296]" office:value-type="float" office:value="-13698">
            <text:p>-13698</text:p>
          </table:table-cell>
          <table:table-cell table:number-columns-repeated="11"/>
        </table:table-row>
        <table:table-row table:style-name="ro1">
          <table:table-cell table:formula="of:=[.$A297]+RAND()*0.1" office:value-type="float" office:value="13.942487665778">
            <text:p>13.9424876658</text:p>
          </table:table-cell>
          <table:table-cell table:formula="of:=PI()*[.$A298]" office:value-type="float" office:value="43.8016168235746">
            <text:p>43.8016168236</text:p>
          </table:table-cell>
          <table:table-cell table:formula="of:=20*(500-499*COS([.$B298]*(1+RAND())))" office:value-type="float" office:value="1224.63094274725">
            <text:p>1224.6309427473</text:p>
          </table:table-cell>
          <table:table-cell table:formula="of:=INT([.C298])" office:value-type="float" office:value="1224">
            <text:p>1224</text:p>
          </table:table-cell>
          <table:table-cell table:formula="of:=[.D298]-[.D297]" office:value-type="float" office:value="-4639">
            <text:p>-4639</text:p>
          </table:table-cell>
          <table:table-cell table:number-columns-repeated="11"/>
        </table:table-row>
        <table:table-row table:style-name="ro1">
          <table:table-cell table:formula="of:=[.$A298]+RAND()*0.1" office:value-type="float" office:value="14.0335786921904">
            <text:p>14.0335786922</text:p>
          </table:table-cell>
          <table:table-cell table:formula="of:=PI()*[.$A299]" office:value-type="float" office:value="44.0877877229595">
            <text:p>44.087787723</text:p>
          </table:table-cell>
          <table:table-cell table:formula="of:=20*(500-499*COS([.$B299]*(1+RAND())))" office:value-type="float" office:value="13461.7367826743">
            <text:p>13461.7367826743</text:p>
          </table:table-cell>
          <table:table-cell table:formula="of:=INT([.C299])" office:value-type="float" office:value="13461">
            <text:p>13461</text:p>
          </table:table-cell>
          <table:table-cell table:formula="of:=[.D299]-[.D298]" office:value-type="float" office:value="12237">
            <text:p>12237</text:p>
          </table:table-cell>
          <table:table-cell table:number-columns-repeated="11"/>
        </table:table-row>
        <table:table-row table:style-name="ro1">
          <table:table-cell table:formula="of:=[.$A299]+RAND()*0.1" office:value-type="float" office:value="14.086211416591">
            <text:p>14.0862114166</text:p>
          </table:table-cell>
          <table:table-cell table:formula="of:=PI()*[.$A300]" office:value-type="float" office:value="44.2531383032748">
            <text:p>44.2531383033</text:p>
          </table:table-cell>
          <table:table-cell table:formula="of:=20*(500-499*COS([.$B300]*(1+RAND())))" office:value-type="float" office:value="9476.18063020201">
            <text:p>9476.180630202</text:p>
          </table:table-cell>
          <table:table-cell table:formula="of:=INT([.C300])" office:value-type="float" office:value="9476">
            <text:p>9476</text:p>
          </table:table-cell>
          <table:table-cell table:formula="of:=[.D300]-[.D299]" office:value-type="float" office:value="-3985">
            <text:p>-3985</text:p>
          </table:table-cell>
          <table:table-cell table:number-columns-repeated="11"/>
        </table:table-row>
        <table:table-row table:style-name="ro1">
          <table:table-cell table:formula="of:=[.$A300]+RAND()*0.1" office:value-type="float" office:value="14.1161735392641">
            <text:p>14.1161735393</text:p>
          </table:table-cell>
          <table:table-cell table:formula="of:=PI()*[.$A301]" office:value-type="float" office:value="44.3472670877508">
            <text:p>44.3472670878</text:p>
          </table:table-cell>
          <table:table-cell table:formula="of:=20*(500-499*COS([.$B301]*(1+RAND())))" office:value-type="float" office:value="3223.37698479337">
            <text:p>3223.3769847934</text:p>
          </table:table-cell>
          <table:table-cell table:formula="of:=INT([.C301])" office:value-type="float" office:value="3223">
            <text:p>3223</text:p>
          </table:table-cell>
          <table:table-cell table:formula="of:=[.D301]-[.D300]" office:value-type="float" office:value="-6253">
            <text:p>-6253</text:p>
          </table:table-cell>
          <table:table-cell table:number-columns-repeated="11"/>
        </table:table-row>
        <table:table-row table:style-name="ro1">
          <table:table-cell table:formula="of:=[.$A301]+RAND()*0.1" office:value-type="float" office:value="14.171092842985">
            <text:p>14.171092843</text:p>
          </table:table-cell>
          <table:table-cell table:formula="of:=PI()*[.$A302]" office:value-type="float" office:value="44.5198011688604">
            <text:p>44.5198011689</text:p>
          </table:table-cell>
          <table:table-cell table:formula="of:=20*(500-499*COS([.$B302]*(1+RAND())))" office:value-type="float" office:value="9654.3075103951">
            <text:p>9654.3075103951</text:p>
          </table:table-cell>
          <table:table-cell table:formula="of:=INT([.C302])" office:value-type="float" office:value="9654">
            <text:p>9654</text:p>
          </table:table-cell>
          <table:table-cell table:formula="of:=[.D302]-[.D301]" office:value-type="float" office:value="6431">
            <text:p>6431</text:p>
          </table:table-cell>
          <table:table-cell table:number-columns-repeated="11"/>
        </table:table-row>
        <table:table-row table:style-name="ro1">
          <table:table-cell table:formula="of:=[.$A302]+RAND()*0.1" office:value-type="float" office:value="14.2667631061282">
            <text:p>14.2667631061</text:p>
          </table:table-cell>
          <table:table-cell table:formula="of:=PI()*[.$A303]" office:value-type="float" office:value="44.8203581647183">
            <text:p>44.8203581647</text:p>
          </table:table-cell>
          <table:table-cell table:formula="of:=20*(500-499*COS([.$B303]*(1+RAND())))" office:value-type="float" office:value="7317.53055808932">
            <text:p>7317.5305580893</text:p>
          </table:table-cell>
          <table:table-cell table:formula="of:=INT([.C303])" office:value-type="float" office:value="7317">
            <text:p>7317</text:p>
          </table:table-cell>
          <table:table-cell table:formula="of:=[.D303]-[.D302]" office:value-type="float" office:value="-2337">
            <text:p>-2337</text:p>
          </table:table-cell>
          <table:table-cell table:number-columns-repeated="11"/>
        </table:table-row>
        <table:table-row table:style-name="ro1">
          <table:table-cell table:formula="of:=[.$A303]+RAND()*0.1" office:value-type="float" office:value="14.3303318484686">
            <text:p>14.3303318485</text:p>
          </table:table-cell>
          <table:table-cell table:formula="of:=PI()*[.$A304]" office:value-type="float" office:value="45.0200652586529">
            <text:p>45.0200652587</text:p>
          </table:table-cell>
          <table:table-cell table:formula="of:=20*(500-499*COS([.$B304]*(1+RAND())))" office:value-type="float" office:value="19304.968949596">
            <text:p>19304.968949596</text:p>
          </table:table-cell>
          <table:table-cell table:formula="of:=INT([.C304])" office:value-type="float" office:value="19304">
            <text:p>19304</text:p>
          </table:table-cell>
          <table:table-cell table:formula="of:=[.D304]-[.D303]" office:value-type="float" office:value="11987">
            <text:p>11987</text:p>
          </table:table-cell>
          <table:table-cell table:number-columns-repeated="11"/>
        </table:table-row>
        <table:table-row table:style-name="ro1">
          <table:table-cell table:formula="of:=[.$A304]+RAND()*0.1" office:value-type="float" office:value="14.3767840274144">
            <text:p>14.3767840274</text:p>
          </table:table-cell>
          <table:table-cell table:formula="of:=PI()*[.$A305]" office:value-type="float" office:value="45.1659990827722">
            <text:p>45.1659990828</text:p>
          </table:table-cell>
          <table:table-cell table:formula="of:=20*(500-499*COS([.$B305]*(1+RAND())))" office:value-type="float" office:value="17116.6856138262">
            <text:p>17116.6856138262</text:p>
          </table:table-cell>
          <table:table-cell table:formula="of:=INT([.C305])" office:value-type="float" office:value="17116">
            <text:p>17116</text:p>
          </table:table-cell>
          <table:table-cell table:formula="of:=[.D305]-[.D304]" office:value-type="float" office:value="-2188">
            <text:p>-2188</text:p>
          </table:table-cell>
          <table:table-cell table:number-columns-repeated="11"/>
        </table:table-row>
        <table:table-row table:style-name="ro1">
          <table:table-cell table:formula="of:=[.$A305]+RAND()*0.1" office:value-type="float" office:value="14.4467941373121">
            <text:p>14.4467941373</text:p>
          </table:table-cell>
          <table:table-cell table:formula="of:=PI()*[.$A306]" office:value-type="float" office:value="45.3859423297038">
            <text:p>45.3859423297</text:p>
          </table:table-cell>
          <table:table-cell table:formula="of:=20*(500-499*COS([.$B306]*(1+RAND())))" office:value-type="float" office:value="15431.2110700109">
            <text:p>15431.2110700109</text:p>
          </table:table-cell>
          <table:table-cell table:formula="of:=INT([.C306])" office:value-type="float" office:value="15431">
            <text:p>15431</text:p>
          </table:table-cell>
          <table:table-cell table:formula="of:=[.D306]-[.D305]" office:value-type="float" office:value="-1685">
            <text:p>-1685</text:p>
          </table:table-cell>
          <table:table-cell table:number-columns-repeated="11"/>
        </table:table-row>
        <table:table-row table:style-name="ro1">
          <table:table-cell table:formula="of:=[.$A306]+RAND()*0.1" office:value-type="float" office:value="14.481089613121">
            <text:p>14.4810896131</text:p>
          </table:table-cell>
          <table:table-cell table:formula="of:=PI()*[.$A307]" office:value-type="float" office:value="45.4936847445564">
            <text:p>45.4936847446</text:p>
          </table:table-cell>
          <table:table-cell table:formula="of:=20*(500-499*COS([.$B307]*(1+RAND())))" office:value-type="float" office:value="2723.78193702892">
            <text:p>2723.7819370289</text:p>
          </table:table-cell>
          <table:table-cell table:formula="of:=INT([.C307])" office:value-type="float" office:value="2723">
            <text:p>2723</text:p>
          </table:table-cell>
          <table:table-cell table:formula="of:=[.D307]-[.D306]" office:value-type="float" office:value="-12708">
            <text:p>-12708</text:p>
          </table:table-cell>
          <table:table-cell table:number-columns-repeated="11"/>
        </table:table-row>
        <table:table-row table:style-name="ro1">
          <table:table-cell table:formula="of:=[.$A307]+RAND()*0.1" office:value-type="float" office:value="14.5564977362286">
            <text:p>14.5564977362</text:p>
          </table:table-cell>
          <table:table-cell table:formula="of:=PI()*[.$A308]" office:value-type="float" office:value="45.7305863501323">
            <text:p>45.7305863501</text:p>
          </table:table-cell>
          <table:table-cell table:formula="of:=20*(500-499*COS([.$B308]*(1+RAND())))" office:value-type="float" office:value="18165.1152332209">
            <text:p>18165.1152332209</text:p>
          </table:table-cell>
          <table:table-cell table:formula="of:=INT([.C308])" office:value-type="float" office:value="18165">
            <text:p>18165</text:p>
          </table:table-cell>
          <table:table-cell table:formula="of:=[.D308]-[.D307]" office:value-type="float" office:value="15442">
            <text:p>15442</text:p>
          </table:table-cell>
          <table:table-cell table:number-columns-repeated="11"/>
        </table:table-row>
        <table:table-row table:style-name="ro1">
          <table:table-cell table:formula="of:=[.$A308]+RAND()*0.1" office:value-type="float" office:value="14.6481756919995">
            <text:p>14.648175692</text:p>
          </table:table-cell>
          <table:table-cell table:formula="of:=PI()*[.$A309]" office:value-type="float" office:value="46.0186011424782">
            <text:p>46.0186011425</text:p>
          </table:table-cell>
          <table:table-cell table:formula="of:=20*(500-499*COS([.$B309]*(1+RAND())))" office:value-type="float" office:value="163.028334286797">
            <text:p>163.0283342868</text:p>
          </table:table-cell>
          <table:table-cell table:formula="of:=INT([.C309])" office:value-type="float" office:value="163">
            <text:p>163</text:p>
          </table:table-cell>
          <table:table-cell table:formula="of:=[.D309]-[.D308]" office:value-type="float" office:value="-18002">
            <text:p>-18002</text:p>
          </table:table-cell>
          <table:table-cell table:number-columns-repeated="11"/>
        </table:table-row>
        <table:table-row table:style-name="ro1">
          <table:table-cell table:formula="of:=[.$A309]+RAND()*0.1" office:value-type="float" office:value="14.7038496023975">
            <text:p>14.7038496024</text:p>
          </table:table-cell>
          <table:table-cell table:formula="of:=PI()*[.$A310]" office:value-type="float" office:value="46.1935058903813">
            <text:p>46.1935058904</text:p>
          </table:table-cell>
          <table:table-cell table:formula="of:=20*(500-499*COS([.$B310]*(1+RAND())))" office:value-type="float" office:value="623.088596878747">
            <text:p>623.0885968787</text:p>
          </table:table-cell>
          <table:table-cell table:formula="of:=INT([.C310])" office:value-type="float" office:value="623">
            <text:p>623</text:p>
          </table:table-cell>
          <table:table-cell table:formula="of:=[.D310]-[.D309]" office:value-type="float" office:value="460">
            <text:p>460</text:p>
          </table:table-cell>
          <table:table-cell table:number-columns-repeated="11"/>
        </table:table-row>
        <table:table-row table:style-name="ro1">
          <table:table-cell table:formula="of:=[.$A310]+RAND()*0.1" office:value-type="float" office:value="14.7241339333821">
            <text:p>14.7241339334</text:p>
          </table:table-cell>
          <table:table-cell table:formula="of:=PI()*[.$A311]" office:value-type="float" office:value="46.2572309955854">
            <text:p>46.2572309956</text:p>
          </table:table-cell>
          <table:table-cell table:formula="of:=20*(500-499*COS([.$B311]*(1+RAND())))" office:value-type="float" office:value="12326.0332674155">
            <text:p>12326.0332674155</text:p>
          </table:table-cell>
          <table:table-cell table:formula="of:=INT([.C311])" office:value-type="float" office:value="12326">
            <text:p>12326</text:p>
          </table:table-cell>
          <table:table-cell table:formula="of:=[.D311]-[.D310]" office:value-type="float" office:value="11703">
            <text:p>11703</text:p>
          </table:table-cell>
          <table:table-cell table:number-columns-repeated="11"/>
        </table:table-row>
        <table:table-row table:style-name="ro1">
          <table:table-cell table:formula="of:=[.$A311]+RAND()*0.1" office:value-type="float" office:value="14.7399663380813">
            <text:p>14.7399663381</text:p>
          </table:table-cell>
          <table:table-cell table:formula="of:=PI()*[.$A312]" office:value-type="float" office:value="46.306969961877">
            <text:p>46.3069699619</text:p>
          </table:table-cell>
          <table:table-cell table:formula="of:=20*(500-499*COS([.$B312]*(1+RAND())))" office:value-type="float" office:value="122.827717252219">
            <text:p>122.8277172522</text:p>
          </table:table-cell>
          <table:table-cell table:formula="of:=INT([.C312])" office:value-type="float" office:value="122">
            <text:p>122</text:p>
          </table:table-cell>
          <table:table-cell table:formula="of:=[.D312]-[.D311]" office:value-type="float" office:value="-12204">
            <text:p>-12204</text:p>
          </table:table-cell>
          <table:table-cell table:number-columns-repeated="11"/>
        </table:table-row>
        <table:table-row table:style-name="ro1">
          <table:table-cell table:formula="of:=[.$A312]+RAND()*0.1" office:value-type="float" office:value="14.7616372978781">
            <text:p>14.7616372979</text:p>
          </table:table-cell>
          <table:table-cell table:formula="of:=PI()*[.$A313]" office:value-type="float" office:value="46.3750512899708">
            <text:p>46.37505129</text:p>
          </table:table-cell>
          <table:table-cell table:formula="of:=20*(500-499*COS([.$B313]*(1+RAND())))" office:value-type="float" office:value="14507.62429436">
            <text:p>14507.62429436</text:p>
          </table:table-cell>
          <table:table-cell table:formula="of:=INT([.C313])" office:value-type="float" office:value="14507">
            <text:p>14507</text:p>
          </table:table-cell>
          <table:table-cell table:formula="of:=[.D313]-[.D312]" office:value-type="float" office:value="14385">
            <text:p>14385</text:p>
          </table:table-cell>
          <table:table-cell table:number-columns-repeated="11"/>
        </table:table-row>
        <table:table-row table:style-name="ro1">
          <table:table-cell table:formula="of:=[.$A313]+RAND()*0.1" office:value-type="float" office:value="14.8036762869451">
            <text:p>14.8036762869</text:p>
          </table:table-cell>
          <table:table-cell table:formula="of:=PI()*[.$A314]" office:value-type="float" office:value="46.5071206691882">
            <text:p>46.5071206692</text:p>
          </table:table-cell>
          <table:table-cell table:formula="of:=20*(500-499*COS([.$B314]*(1+RAND())))" office:value-type="float" office:value="6570.06763604358">
            <text:p>6570.0676360436</text:p>
          </table:table-cell>
          <table:table-cell table:formula="of:=INT([.C314])" office:value-type="float" office:value="6570">
            <text:p>6570</text:p>
          </table:table-cell>
          <table:table-cell table:formula="of:=[.D314]-[.D313]" office:value-type="float" office:value="-7937">
            <text:p>-7937</text:p>
          </table:table-cell>
          <table:table-cell table:number-columns-repeated="11"/>
        </table:table-row>
        <table:table-row table:style-name="ro1">
          <table:table-cell table:formula="of:=[.$A314]+RAND()*0.1" office:value-type="float" office:value="14.8754212117754">
            <text:p>14.8754212118</text:p>
          </table:table-cell>
          <table:table-cell table:formula="of:=PI()*[.$A315]" office:value-type="float" office:value="46.7325139979674">
            <text:p>46.732513998</text:p>
          </table:table-cell>
          <table:table-cell table:formula="of:=20*(500-499*COS([.$B315]*(1+RAND())))" office:value-type="float" office:value="16757.6088304859">
            <text:p>16757.6088304859</text:p>
          </table:table-cell>
          <table:table-cell table:formula="of:=INT([.C315])" office:value-type="float" office:value="16757">
            <text:p>16757</text:p>
          </table:table-cell>
          <table:table-cell table:formula="of:=[.D315]-[.D314]" office:value-type="float" office:value="10187">
            <text:p>10187</text:p>
          </table:table-cell>
          <table:table-cell table:number-columns-repeated="11"/>
        </table:table-row>
        <table:table-row table:style-name="ro1">
          <table:table-cell table:formula="of:=[.$A315]+RAND()*0.1" office:value-type="float" office:value="14.9698238935322">
            <text:p>14.9698238935</text:p>
          </table:table-cell>
          <table:table-cell table:formula="of:=PI()*[.$A316]" office:value-type="float" office:value="47.0290887694536">
            <text:p>47.0290887695</text:p>
          </table:table-cell>
          <table:table-cell table:formula="of:=20*(500-499*COS([.$B316]*(1+RAND())))" office:value-type="float" office:value="18930.761093575">
            <text:p>18930.761093575</text:p>
          </table:table-cell>
          <table:table-cell table:formula="of:=INT([.C316])" office:value-type="float" office:value="18930">
            <text:p>18930</text:p>
          </table:table-cell>
          <table:table-cell table:formula="of:=[.D316]-[.D315]" office:value-type="float" office:value="2173">
            <text:p>2173</text:p>
          </table:table-cell>
          <table:table-cell table:number-columns-repeated="11"/>
        </table:table-row>
        <table:table-row table:style-name="ro1">
          <table:table-cell table:formula="of:=[.$A316]+RAND()*0.1" office:value-type="float" office:value="14.9800271986518">
            <text:p>14.9800271987</text:p>
          </table:table-cell>
          <table:table-cell table:formula="of:=PI()*[.$A317]" office:value-type="float" office:value="47.0611433978598">
            <text:p>47.0611433979</text:p>
          </table:table-cell>
          <table:table-cell table:formula="of:=20*(500-499*COS([.$B317]*(1+RAND())))" office:value-type="float" office:value="9991.04854349666">
            <text:p>9991.0485434967</text:p>
          </table:table-cell>
          <table:table-cell table:formula="of:=INT([.C317])" office:value-type="float" office:value="9991">
            <text:p>9991</text:p>
          </table:table-cell>
          <table:table-cell table:formula="of:=[.D317]-[.D316]" office:value-type="float" office:value="-8939">
            <text:p>-8939</text:p>
          </table:table-cell>
          <table:table-cell table:number-columns-repeated="11"/>
        </table:table-row>
        <table:table-row table:style-name="ro1">
          <table:table-cell table:formula="of:=[.$A317]+RAND()*0.1" office:value-type="float" office:value="15.0570113699883">
            <text:p>15.05701137</text:p>
          </table:table-cell>
          <table:table-cell table:formula="of:=PI()*[.$A318]" office:value-type="float" office:value="47.3029963049733">
            <text:p>47.302996305</text:p>
          </table:table-cell>
          <table:table-cell table:formula="of:=20*(500-499*COS([.$B318]*(1+RAND())))" office:value-type="float" office:value="19876.0901798799">
            <text:p>19876.0901798799</text:p>
          </table:table-cell>
          <table:table-cell table:formula="of:=INT([.C318])" office:value-type="float" office:value="19876">
            <text:p>19876</text:p>
          </table:table-cell>
          <table:table-cell table:formula="of:=[.D318]-[.D317]" office:value-type="float" office:value="9885">
            <text:p>9885</text:p>
          </table:table-cell>
          <table:table-cell table:number-columns-repeated="11"/>
        </table:table-row>
        <table:table-row table:style-name="ro1">
          <table:table-cell table:formula="of:=[.$A318]+RAND()*0.1" office:value-type="float" office:value="15.0779863256961">
            <text:p>15.0779863257</text:p>
          </table:table-cell>
          <table:table-cell table:formula="of:=PI()*[.$A319]" office:value-type="float" office:value="47.3688910717343">
            <text:p>47.3688910717</text:p>
          </table:table-cell>
          <table:table-cell table:formula="of:=20*(500-499*COS([.$B319]*(1+RAND())))" office:value-type="float" office:value="37.273075111259">
            <text:p>37.2730751113</text:p>
          </table:table-cell>
          <table:table-cell table:formula="of:=INT([.C319])" office:value-type="float" office:value="37">
            <text:p>37</text:p>
          </table:table-cell>
          <table:table-cell table:formula="of:=[.D319]-[.D318]" office:value-type="float" office:value="-19839">
            <text:p>-19839</text:p>
          </table:table-cell>
          <table:table-cell table:number-columns-repeated="11"/>
        </table:table-row>
        <table:table-row table:style-name="ro1">
          <table:table-cell table:formula="of:=[.$A319]+RAND()*0.1" office:value-type="float" office:value="15.1147699660156">
            <text:p>15.114769966</text:p>
          </table:table-cell>
          <table:table-cell table:formula="of:=PI()*[.$A320]" office:value-type="float" office:value="47.4844502859343">
            <text:p>47.4844502859</text:p>
          </table:table-cell>
          <table:table-cell table:formula="of:=20*(500-499*COS([.$B320]*(1+RAND())))" office:value-type="float" office:value="11103.4828710428">
            <text:p>11103.4828710428</text:p>
          </table:table-cell>
          <table:table-cell table:formula="of:=INT([.C320])" office:value-type="float" office:value="11103">
            <text:p>11103</text:p>
          </table:table-cell>
          <table:table-cell table:formula="of:=[.D320]-[.D319]" office:value-type="float" office:value="11066">
            <text:p>11066</text:p>
          </table:table-cell>
          <table:table-cell table:number-columns-repeated="11"/>
        </table:table-row>
        <table:table-row table:style-name="ro1">
          <table:table-cell table:formula="of:=[.$A320]+RAND()*0.1" office:value-type="float" office:value="15.1246663759928">
            <text:p>15.124666376</text:p>
          </table:table-cell>
          <table:table-cell table:formula="of:=PI()*[.$A321]" office:value-type="float" office:value="47.5155407748156">
            <text:p>47.5155407748</text:p>
          </table:table-cell>
          <table:table-cell table:formula="of:=20*(500-499*COS([.$B321]*(1+RAND())))" office:value-type="float" office:value="667.700686875594">
            <text:p>667.7006868756</text:p>
          </table:table-cell>
          <table:table-cell table:formula="of:=INT([.C321])" office:value-type="float" office:value="667">
            <text:p>667</text:p>
          </table:table-cell>
          <table:table-cell table:formula="of:=[.D321]-[.D320]" office:value-type="float" office:value="-10436">
            <text:p>-10436</text:p>
          </table:table-cell>
          <table:table-cell table:number-columns-repeated="11"/>
        </table:table-row>
        <table:table-row table:style-name="ro1">
          <table:table-cell table:formula="of:=[.$A321]+RAND()*0.1" office:value-type="float" office:value="15.1561235591304">
            <text:p>15.1561235591</text:p>
          </table:table-cell>
          <table:table-cell table:formula="of:=PI()*[.$A322]" office:value-type="float" office:value="47.6143664302631">
            <text:p>47.6143664303</text:p>
          </table:table-cell>
          <table:table-cell table:formula="of:=20*(500-499*COS([.$B322]*(1+RAND())))" office:value-type="float" office:value="18589.1019726373">
            <text:p>18589.1019726373</text:p>
          </table:table-cell>
          <table:table-cell table:formula="of:=INT([.C322])" office:value-type="float" office:value="18589">
            <text:p>18589</text:p>
          </table:table-cell>
          <table:table-cell table:formula="of:=[.D322]-[.D321]" office:value-type="float" office:value="17922">
            <text:p>17922</text:p>
          </table:table-cell>
          <table:table-cell table:number-columns-repeated="11"/>
        </table:table-row>
        <table:table-row table:style-name="ro1">
          <table:table-cell table:formula="of:=[.$A322]+RAND()*0.1" office:value-type="float" office:value="15.2504986253101">
            <text:p>15.2504986253</text:p>
          </table:table-cell>
          <table:table-cell table:formula="of:=PI()*[.$A323]" office:value-type="float" office:value="47.9108544448556">
            <text:p>47.9108544449</text:p>
          </table:table-cell>
          <table:table-cell table:formula="of:=20*(500-499*COS([.$B323]*(1+RAND())))" office:value-type="float" office:value="13654.3246384496">
            <text:p>13654.3246384496</text:p>
          </table:table-cell>
          <table:table-cell table:formula="of:=INT([.C323])" office:value-type="float" office:value="13654">
            <text:p>13654</text:p>
          </table:table-cell>
          <table:table-cell table:formula="of:=[.D323]-[.D322]" office:value-type="float" office:value="-4935">
            <text:p>-4935</text:p>
          </table:table-cell>
          <table:table-cell table:number-columns-repeated="11"/>
        </table:table-row>
        <table:table-row table:style-name="ro1">
          <table:table-cell table:formula="of:=[.$A323]+RAND()*0.1" office:value-type="float" office:value="15.3130518731196">
            <text:p>15.3130518731</text:p>
          </table:table-cell>
          <table:table-cell table:formula="of:=PI()*[.$A324]" office:value-type="float" office:value="48.1073712686318">
            <text:p>48.1073712686</text:p>
          </table:table-cell>
          <table:table-cell table:formula="of:=20*(500-499*COS([.$B324]*(1+RAND())))" office:value-type="float" office:value="3936.01917868881">
            <text:p>3936.0191786888</text:p>
          </table:table-cell>
          <table:table-cell table:formula="of:=INT([.C324])" office:value-type="float" office:value="3936">
            <text:p>3936</text:p>
          </table:table-cell>
          <table:table-cell table:formula="of:=[.D324]-[.D323]" office:value-type="float" office:value="-9718">
            <text:p>-9718</text:p>
          </table:table-cell>
          <table:table-cell table:number-columns-repeated="11"/>
        </table:table-row>
        <table:table-row table:style-name="ro1">
          <table:table-cell table:formula="of:=[.$A324]+RAND()*0.1" office:value-type="float" office:value="15.3748546318151">
            <text:p>15.3748546318</text:p>
          </table:table-cell>
          <table:table-cell table:formula="of:=PI()*[.$A325]" office:value-type="float" office:value="48.3015303613214">
            <text:p>48.3015303613</text:p>
          </table:table-cell>
          <table:table-cell table:formula="of:=20*(500-499*COS([.$B325]*(1+RAND())))" office:value-type="float" office:value="344.995674855106">
            <text:p>344.9956748551</text:p>
          </table:table-cell>
          <table:table-cell table:formula="of:=INT([.C325])" office:value-type="float" office:value="344">
            <text:p>344</text:p>
          </table:table-cell>
          <table:table-cell table:formula="of:=[.D325]-[.D324]" office:value-type="float" office:value="-3592">
            <text:p>-3592</text:p>
          </table:table-cell>
          <table:table-cell table:number-columns-repeated="11"/>
        </table:table-row>
        <table:table-row table:style-name="ro1">
          <table:table-cell table:formula="of:=[.$A325]+RAND()*0.1" office:value-type="float" office:value="15.4736002373975">
            <text:p>15.4736002374</text:p>
          </table:table-cell>
          <table:table-cell table:formula="of:=PI()*[.$A326]" office:value-type="float" office:value="48.6117488303932">
            <text:p>48.6117488304</text:p>
          </table:table-cell>
          <table:table-cell table:formula="of:=20*(500-499*COS([.$B326]*(1+RAND())))" office:value-type="float" office:value="17816.8444255752">
            <text:p>17816.8444255752</text:p>
          </table:table-cell>
          <table:table-cell table:formula="of:=INT([.C326])" office:value-type="float" office:value="17816">
            <text:p>17816</text:p>
          </table:table-cell>
          <table:table-cell table:formula="of:=[.D326]-[.D325]" office:value-type="float" office:value="17472">
            <text:p>17472</text:p>
          </table:table-cell>
          <table:table-cell table:number-columns-repeated="11"/>
        </table:table-row>
        <table:table-row table:style-name="ro1">
          <table:table-cell table:formula="of:=[.$A326]+RAND()*0.1" office:value-type="float" office:value="15.5298364143819">
            <text:p>15.5298364144</text:p>
          </table:table-cell>
          <table:table-cell table:formula="of:=PI()*[.$A327]" office:value-type="float" office:value="48.7884199908733">
            <text:p>48.7884199909</text:p>
          </table:table-cell>
          <table:table-cell table:formula="of:=20*(500-499*COS([.$B327]*(1+RAND())))" office:value-type="float" office:value="16385.0824142838">
            <text:p>16385.0824142838</text:p>
          </table:table-cell>
          <table:table-cell table:formula="of:=INT([.C327])" office:value-type="float" office:value="16385">
            <text:p>16385</text:p>
          </table:table-cell>
          <table:table-cell table:formula="of:=[.D327]-[.D326]" office:value-type="float" office:value="-1431">
            <text:p>-1431</text:p>
          </table:table-cell>
          <table:table-cell table:number-columns-repeated="11"/>
        </table:table-row>
        <table:table-row table:style-name="ro1">
          <table:table-cell table:formula="of:=[.$A327]+RAND()*0.1" office:value-type="float" office:value="15.6212493871339">
            <text:p>15.6212493871</text:p>
          </table:table-cell>
          <table:table-cell table:formula="of:=PI()*[.$A328]" office:value-type="float" office:value="49.0756023145138">
            <text:p>49.0756023145</text:p>
          </table:table-cell>
          <table:table-cell table:formula="of:=20*(500-499*COS([.$B328]*(1+RAND())))" office:value-type="float" office:value="14851.0018130293">
            <text:p>14851.0018130293</text:p>
          </table:table-cell>
          <table:table-cell table:formula="of:=INT([.C328])" office:value-type="float" office:value="14851">
            <text:p>14851</text:p>
          </table:table-cell>
          <table:table-cell table:formula="of:=[.D328]-[.D327]" office:value-type="float" office:value="-1534">
            <text:p>-1534</text:p>
          </table:table-cell>
          <table:table-cell table:number-columns-repeated="11"/>
        </table:table-row>
        <table:table-row table:style-name="ro1">
          <table:table-cell table:formula="of:=[.$A328]+RAND()*0.1" office:value-type="float" office:value="15.6801334127784">
            <text:p>15.6801334128</text:p>
          </table:table-cell>
          <table:table-cell table:formula="of:=PI()*[.$A329]" office:value-type="float" office:value="49.2605919368924">
            <text:p>49.2605919369</text:p>
          </table:table-cell>
          <table:table-cell table:formula="of:=20*(500-499*COS([.$B329]*(1+RAND())))" office:value-type="float" office:value="2733.17494895014">
            <text:p>2733.1749489502</text:p>
          </table:table-cell>
          <table:table-cell table:formula="of:=INT([.C329])" office:value-type="float" office:value="2733">
            <text:p>2733</text:p>
          </table:table-cell>
          <table:table-cell table:formula="of:=[.D329]-[.D328]" office:value-type="float" office:value="-12118">
            <text:p>-12118</text:p>
          </table:table-cell>
          <table:table-cell table:number-columns-repeated="11"/>
        </table:table-row>
        <table:table-row table:style-name="ro1">
          <table:table-cell table:formula="of:=[.$A329]+RAND()*0.1" office:value-type="float" office:value="15.7274606161751">
            <text:p>15.7274606162</text:p>
          </table:table-cell>
          <table:table-cell table:formula="of:=PI()*[.$A330]" office:value-type="float" office:value="49.4092747313985">
            <text:p>49.4092747314</text:p>
          </table:table-cell>
          <table:table-cell table:formula="of:=20*(500-499*COS([.$B330]*(1+RAND())))" office:value-type="float" office:value="19690.1985174408">
            <text:p>19690.1985174408</text:p>
          </table:table-cell>
          <table:table-cell table:formula="of:=INT([.C330])" office:value-type="float" office:value="19690">
            <text:p>19690</text:p>
          </table:table-cell>
          <table:table-cell table:formula="of:=[.D330]-[.D329]" office:value-type="float" office:value="16957">
            <text:p>16957</text:p>
          </table:table-cell>
          <table:table-cell table:number-columns-repeated="11"/>
        </table:table-row>
        <table:table-row table:style-name="ro1">
          <table:table-cell table:formula="of:=[.$A330]+RAND()*0.1" office:value-type="float" office:value="15.7715063133277">
            <text:p>15.7715063133</text:p>
          </table:table-cell>
          <table:table-cell table:formula="of:=PI()*[.$A331]" office:value-type="float" office:value="49.5476483699954">
            <text:p>49.54764837</text:p>
          </table:table-cell>
          <table:table-cell table:formula="of:=20*(500-499*COS([.$B331]*(1+RAND())))" office:value-type="float" office:value="13088.330084384">
            <text:p>13088.330084384</text:p>
          </table:table-cell>
          <table:table-cell table:formula="of:=INT([.C331])" office:value-type="float" office:value="13088">
            <text:p>13088</text:p>
          </table:table-cell>
          <table:table-cell table:formula="of:=[.D331]-[.D330]" office:value-type="float" office:value="-6602">
            <text:p>-6602</text:p>
          </table:table-cell>
          <table:table-cell table:number-columns-repeated="11"/>
        </table:table-row>
        <table:table-row table:style-name="ro1">
          <table:table-cell table:formula="of:=[.$A331]+RAND()*0.1" office:value-type="float" office:value="15.860352461692">
            <text:p>15.8603524617</text:p>
          </table:table-cell>
          <table:table-cell table:formula="of:=PI()*[.$A332]" office:value-type="float" office:value="49.8267667769962">
            <text:p>49.826766777</text:p>
          </table:table-cell>
          <table:table-cell table:formula="of:=20*(500-499*COS([.$B332]*(1+RAND())))" office:value-type="float" office:value="14790.4342577774">
            <text:p>14790.4342577774</text:p>
          </table:table-cell>
          <table:table-cell table:formula="of:=INT([.C332])" office:value-type="float" office:value="14790">
            <text:p>14790</text:p>
          </table:table-cell>
          <table:table-cell table:formula="of:=[.D332]-[.D331]" office:value-type="float" office:value="1702">
            <text:p>1702</text:p>
          </table:table-cell>
          <table:table-cell table:number-columns-repeated="11"/>
        </table:table-row>
        <table:table-row table:style-name="ro1">
          <table:table-cell table:formula="of:=[.$A332]+RAND()*0.1" office:value-type="float" office:value="15.8625989688095">
            <text:p>15.8625989688</text:p>
          </table:table-cell>
          <table:table-cell table:formula="of:=PI()*[.$A333]" office:value-type="float" office:value="49.8338243872529">
            <text:p>49.8338243873</text:p>
          </table:table-cell>
          <table:table-cell table:formula="of:=20*(500-499*COS([.$B333]*(1+RAND())))" office:value-type="float" office:value="16206.7562593417">
            <text:p>16206.7562593417</text:p>
          </table:table-cell>
          <table:table-cell table:formula="of:=INT([.C333])" office:value-type="float" office:value="16206">
            <text:p>16206</text:p>
          </table:table-cell>
          <table:table-cell table:formula="of:=[.D333]-[.D332]" office:value-type="float" office:value="1416">
            <text:p>1416</text:p>
          </table:table-cell>
          <table:table-cell table:number-columns-repeated="11"/>
        </table:table-row>
        <table:table-row table:style-name="ro1">
          <table:table-cell table:formula="of:=[.$A333]+RAND()*0.1" office:value-type="float" office:value="15.9023149291519">
            <text:p>15.9023149292</text:p>
          </table:table-cell>
          <table:table-cell table:formula="of:=PI()*[.$A334]" office:value-type="float" office:value="49.958595756495">
            <text:p>49.9585957565</text:p>
          </table:table-cell>
          <table:table-cell table:formula="of:=20*(500-499*COS([.$B334]*(1+RAND())))" office:value-type="float" office:value="4889.77108052541">
            <text:p>4889.7710805254</text:p>
          </table:table-cell>
          <table:table-cell table:formula="of:=INT([.C334])" office:value-type="float" office:value="4889">
            <text:p>4889</text:p>
          </table:table-cell>
          <table:table-cell table:formula="of:=[.D334]-[.D333]" office:value-type="float" office:value="-11317">
            <text:p>-11317</text:p>
          </table:table-cell>
          <table:table-cell table:number-columns-repeated="11"/>
        </table:table-row>
        <table:table-row table:style-name="ro1">
          <table:table-cell table:formula="of:=[.$A334]+RAND()*0.1" office:value-type="float" office:value="15.9547298198566">
            <text:p>15.9547298199</text:p>
          </table:table-cell>
          <table:table-cell table:formula="of:=PI()*[.$A335]" office:value-type="float" office:value="50.1232619920715">
            <text:p>50.1232619921</text:p>
          </table:table-cell>
          <table:table-cell table:formula="of:=20*(500-499*COS([.$B335]*(1+RAND())))" office:value-type="float" office:value="8166.78892515046">
            <text:p>8166.7889251505</text:p>
          </table:table-cell>
          <table:table-cell table:formula="of:=INT([.C335])" office:value-type="float" office:value="8166">
            <text:p>8166</text:p>
          </table:table-cell>
          <table:table-cell table:formula="of:=[.D335]-[.D334]" office:value-type="float" office:value="3277">
            <text:p>3277</text:p>
          </table:table-cell>
          <table:table-cell table:number-columns-repeated="11"/>
        </table:table-row>
        <table:table-row table:style-name="ro1">
          <table:table-cell table:formula="of:=[.$A335]+RAND()*0.1" office:value-type="float" office:value="16.0034285059199">
            <text:p>16.0034285059</text:p>
          </table:table-cell>
          <table:table-cell table:formula="of:=PI()*[.$A336]" office:value-type="float" office:value="50.2762534264474">
            <text:p>50.2762534264</text:p>
          </table:table-cell>
          <table:table-cell table:formula="of:=20*(500-499*COS([.$B336]*(1+RAND())))" office:value-type="float" office:value="531.216540660124">
            <text:p>531.2165406601</text:p>
          </table:table-cell>
          <table:table-cell table:formula="of:=INT([.C336])" office:value-type="float" office:value="531">
            <text:p>531</text:p>
          </table:table-cell>
          <table:table-cell table:formula="of:=[.D336]-[.D335]" office:value-type="float" office:value="-7635">
            <text:p>-7635</text:p>
          </table:table-cell>
          <table:table-cell table:number-columns-repeated="11"/>
        </table:table-row>
        <table:table-row table:style-name="ro1">
          <table:table-cell table:formula="of:=[.$A336]+RAND()*0.1" office:value-type="float" office:value="16.01315457616">
            <text:p>16.0131545762</text:p>
          </table:table-cell>
          <table:table-cell table:formula="of:=PI()*[.$A337]" office:value-type="float" office:value="50.3068087772621">
            <text:p>50.3068087773</text:p>
          </table:table-cell>
          <table:table-cell table:formula="of:=20*(500-499*COS([.$B337]*(1+RAND())))" office:value-type="float" office:value="3810.88712780069">
            <text:p>3810.8871278007</text:p>
          </table:table-cell>
          <table:table-cell table:formula="of:=INT([.C337])" office:value-type="float" office:value="3810">
            <text:p>3810</text:p>
          </table:table-cell>
          <table:table-cell table:formula="of:=[.D337]-[.D336]" office:value-type="float" office:value="3279">
            <text:p>3279</text:p>
          </table:table-cell>
          <table:table-cell table:number-columns-repeated="11"/>
        </table:table-row>
        <table:table-row table:style-name="ro1">
          <table:table-cell table:formula="of:=[.$A337]+RAND()*0.1" office:value-type="float" office:value="16.0998649426736">
            <text:p>16.0998649427</text:p>
          </table:table-cell>
          <table:table-cell table:formula="of:=PI()*[.$A338]" office:value-type="float" office:value="50.5792174276913">
            <text:p>50.5792174277</text:p>
          </table:table-cell>
          <table:table-cell table:formula="of:=20*(500-499*COS([.$B338]*(1+RAND())))" office:value-type="float" office:value="2172.87422871756">
            <text:p>2172.8742287176</text:p>
          </table:table-cell>
          <table:table-cell table:formula="of:=INT([.C338])" office:value-type="float" office:value="2172">
            <text:p>2172</text:p>
          </table:table-cell>
          <table:table-cell table:formula="of:=[.D338]-[.D337]" office:value-type="float" office:value="-1638">
            <text:p>-1638</text:p>
          </table:table-cell>
          <table:table-cell table:number-columns-repeated="11"/>
        </table:table-row>
        <table:table-row table:style-name="ro1">
          <table:table-cell table:formula="of:=[.$A338]+RAND()*0.1" office:value-type="float" office:value="16.1239717518911">
            <text:p>16.1239717519</text:p>
          </table:table-cell>
          <table:table-cell table:formula="of:=PI()*[.$A339]" office:value-type="float" office:value="50.6549512024304">
            <text:p>50.6549512024</text:p>
          </table:table-cell>
          <table:table-cell table:formula="of:=20*(500-499*COS([.$B339]*(1+RAND())))" office:value-type="float" office:value="12918.8654526014">
            <text:p>12918.8654526014</text:p>
          </table:table-cell>
          <table:table-cell table:formula="of:=INT([.C339])" office:value-type="float" office:value="12918">
            <text:p>12918</text:p>
          </table:table-cell>
          <table:table-cell table:formula="of:=[.D339]-[.D338]" office:value-type="float" office:value="10746">
            <text:p>10746</text:p>
          </table:table-cell>
          <table:table-cell table:number-columns-repeated="11"/>
        </table:table-row>
        <table:table-row table:style-name="ro1">
          <table:table-cell table:formula="of:=[.$A339]+RAND()*0.1" office:value-type="float" office:value="16.1253757779021">
            <text:p>16.1253757779</text:p>
          </table:table-cell>
          <table:table-cell table:formula="of:=PI()*[.$A340]" office:value-type="float" office:value="50.659362080232">
            <text:p>50.6593620802</text:p>
          </table:table-cell>
          <table:table-cell table:formula="of:=20*(500-499*COS([.$B340]*(1+RAND())))" office:value-type="float" office:value="11666.4319059511">
            <text:p>11666.4319059511</text:p>
          </table:table-cell>
          <table:table-cell table:formula="of:=INT([.C340])" office:value-type="float" office:value="11666">
            <text:p>11666</text:p>
          </table:table-cell>
          <table:table-cell table:formula="of:=[.D340]-[.D339]" office:value-type="float" office:value="-1252">
            <text:p>-1252</text:p>
          </table:table-cell>
          <table:table-cell table:number-columns-repeated="11"/>
        </table:table-row>
        <table:table-row table:style-name="ro1">
          <table:table-cell table:formula="of:=[.$A340]+RAND()*0.1" office:value-type="float" office:value="16.1677600548137">
            <text:p>16.1677600548</text:p>
          </table:table-cell>
          <table:table-cell table:formula="of:=PI()*[.$A341]" office:value-type="float" office:value="50.7925162132053">
            <text:p>50.7925162132</text:p>
          </table:table-cell>
          <table:table-cell table:formula="of:=20*(500-499*COS([.$B341]*(1+RAND())))" office:value-type="float" office:value="6881.16998219062">
            <text:p>6881.1699821906</text:p>
          </table:table-cell>
          <table:table-cell table:formula="of:=INT([.C341])" office:value-type="float" office:value="6881">
            <text:p>6881</text:p>
          </table:table-cell>
          <table:table-cell table:formula="of:=[.D341]-[.D340]" office:value-type="float" office:value="-4785">
            <text:p>-4785</text:p>
          </table:table-cell>
          <table:table-cell table:number-columns-repeated="11"/>
        </table:table-row>
        <table:table-row table:style-name="ro1">
          <table:table-cell table:formula="of:=[.$A341]+RAND()*0.1" office:value-type="float" office:value="16.2121511950158">
            <text:p>16.212151195</text:p>
          </table:table-cell>
          <table:table-cell table:formula="of:=PI()*[.$A342]" office:value-type="float" office:value="50.9319750931485">
            <text:p>50.9319750931</text:p>
          </table:table-cell>
          <table:table-cell table:formula="of:=20*(500-499*COS([.$B342]*(1+RAND())))" office:value-type="float" office:value="5166.65928547385">
            <text:p>5166.6592854739</text:p>
          </table:table-cell>
          <table:table-cell table:formula="of:=INT([.C342])" office:value-type="float" office:value="5166">
            <text:p>5166</text:p>
          </table:table-cell>
          <table:table-cell table:formula="of:=[.D342]-[.D341]" office:value-type="float" office:value="-1715">
            <text:p>-1715</text:p>
          </table:table-cell>
          <table:table-cell table:number-columns-repeated="11"/>
        </table:table-row>
        <table:table-row table:style-name="ro1">
          <table:table-cell table:formula="of:=[.$A342]+RAND()*0.1" office:value-type="float" office:value="16.2293876257259">
            <text:p>16.2293876257</text:p>
          </table:table-cell>
          <table:table-cell table:formula="of:=PI()*[.$A343]" office:value-type="float" office:value="50.9861249372417">
            <text:p>50.9861249372</text:p>
          </table:table-cell>
          <table:table-cell table:formula="of:=20*(500-499*COS([.$B343]*(1+RAND())))" office:value-type="float" office:value="17890.8888090019">
            <text:p>17890.8888090019</text:p>
          </table:table-cell>
          <table:table-cell table:formula="of:=INT([.C343])" office:value-type="float" office:value="17890">
            <text:p>17890</text:p>
          </table:table-cell>
          <table:table-cell table:formula="of:=[.D343]-[.D342]" office:value-type="float" office:value="12724">
            <text:p>12724</text:p>
          </table:table-cell>
          <table:table-cell table:number-columns-repeated="11"/>
        </table:table-row>
        <table:table-row table:style-name="ro1">
          <table:table-cell table:formula="of:=[.$A343]+RAND()*0.1" office:value-type="float" office:value="16.2934428624809">
            <text:p>16.2934428625</text:p>
          </table:table-cell>
          <table:table-cell table:formula="of:=PI()*[.$A344]" office:value-type="float" office:value="51.187360398455">
            <text:p>51.1873603985</text:p>
          </table:table-cell>
          <table:table-cell table:formula="of:=20*(500-499*COS([.$B344]*(1+RAND())))" office:value-type="float" office:value="19893.0918274856">
            <text:p>19893.0918274856</text:p>
          </table:table-cell>
          <table:table-cell table:formula="of:=INT([.C344])" office:value-type="float" office:value="19893">
            <text:p>19893</text:p>
          </table:table-cell>
          <table:table-cell table:formula="of:=[.D344]-[.D343]" office:value-type="float" office:value="2003">
            <text:p>2003</text:p>
          </table:table-cell>
          <table:table-cell table:number-columns-repeated="11"/>
        </table:table-row>
        <table:table-row table:style-name="ro1">
          <table:table-cell table:formula="of:=[.$A344]+RAND()*0.1" office:value-type="float" office:value="16.37987299175">
            <text:p>16.3798729918</text:p>
          </table:table-cell>
          <table:table-cell table:formula="of:=PI()*[.$A345]" office:value-type="float" office:value="51.4588886576158">
            <text:p>51.4588886576</text:p>
          </table:table-cell>
          <table:table-cell table:formula="of:=20*(500-499*COS([.$B345]*(1+RAND())))" office:value-type="float" office:value="9846.96125301958">
            <text:p>9846.9612530196</text:p>
          </table:table-cell>
          <table:table-cell table:formula="of:=INT([.C345])" office:value-type="float" office:value="9846">
            <text:p>9846</text:p>
          </table:table-cell>
          <table:table-cell table:formula="of:=[.D345]-[.D344]" office:value-type="float" office:value="-10047">
            <text:p>-10047</text:p>
          </table:table-cell>
          <table:table-cell table:number-columns-repeated="11"/>
        </table:table-row>
        <table:table-row table:style-name="ro1">
          <table:table-cell table:formula="of:=[.$A345]+RAND()*0.1" office:value-type="float" office:value="16.4688543472905">
            <text:p>16.4688543473</text:p>
          </table:table-cell>
          <table:table-cell table:formula="of:=PI()*[.$A346]" office:value-type="float" office:value="51.7384318304881">
            <text:p>51.7384318305</text:p>
          </table:table-cell>
          <table:table-cell table:formula="of:=20*(500-499*COS([.$B346]*(1+RAND())))" office:value-type="float" office:value="9613.82506674223">
            <text:p>9613.8250667422</text:p>
          </table:table-cell>
          <table:table-cell table:formula="of:=INT([.C346])" office:value-type="float" office:value="9613">
            <text:p>9613</text:p>
          </table:table-cell>
          <table:table-cell table:formula="of:=[.D346]-[.D345]" office:value-type="float" office:value="-233">
            <text:p>-233</text:p>
          </table:table-cell>
          <table:table-cell table:number-columns-repeated="11"/>
        </table:table-row>
        <table:table-row table:style-name="ro1">
          <table:table-cell table:formula="of:=[.$A346]+RAND()*0.1" office:value-type="float" office:value="16.5273122658022">
            <text:p>16.5273122658</text:p>
          </table:table-cell>
          <table:table-cell table:formula="of:=PI()*[.$A347]" office:value-type="float" office:value="51.9220827978286">
            <text:p>51.9220827978</text:p>
          </table:table-cell>
          <table:table-cell table:formula="of:=20*(500-499*COS([.$B347]*(1+RAND())))" office:value-type="float" office:value="5335.46359849121">
            <text:p>5335.4635984912</text:p>
          </table:table-cell>
          <table:table-cell table:formula="of:=INT([.C347])" office:value-type="float" office:value="5335">
            <text:p>5335</text:p>
          </table:table-cell>
          <table:table-cell table:formula="of:=[.D347]-[.D346]" office:value-type="float" office:value="-4278">
            <text:p>-4278</text:p>
          </table:table-cell>
          <table:table-cell table:number-columns-repeated="11"/>
        </table:table-row>
        <table:table-row table:style-name="ro1">
          <table:table-cell table:formula="of:=[.$A347]+RAND()*0.1" office:value-type="float" office:value="16.623945700191">
            <text:p>16.6239457002</text:p>
          </table:table-cell>
          <table:table-cell table:formula="of:=PI()*[.$A348]" office:value-type="float" office:value="52.2256656853956">
            <text:p>52.2256656854</text:p>
          </table:table-cell>
          <table:table-cell table:formula="of:=20*(500-499*COS([.$B348]*(1+RAND())))" office:value-type="float" office:value="16745.6798882264">
            <text:p>16745.6798882264</text:p>
          </table:table-cell>
          <table:table-cell table:formula="of:=INT([.C348])" office:value-type="float" office:value="16745">
            <text:p>16745</text:p>
          </table:table-cell>
          <table:table-cell table:formula="of:=[.D348]-[.D347]" office:value-type="float" office:value="11410">
            <text:p>11410</text:p>
          </table:table-cell>
          <table:table-cell table:number-columns-repeated="11"/>
        </table:table-row>
        <table:table-row table:style-name="ro1">
          <table:table-cell table:formula="of:=[.$A348]+RAND()*0.1" office:value-type="float" office:value="16.6899112270679">
            <text:p>16.6899112271</text:p>
          </table:table-cell>
          <table:table-cell table:formula="of:=PI()*[.$A349]" office:value-type="float" office:value="52.4329025000225">
            <text:p>52.4329025</text:p>
          </table:table-cell>
          <table:table-cell table:formula="of:=20*(500-499*COS([.$B349]*(1+RAND())))" office:value-type="float" office:value="19963.7043929186">
            <text:p>19963.7043929186</text:p>
          </table:table-cell>
          <table:table-cell table:formula="of:=INT([.C349])" office:value-type="float" office:value="19963">
            <text:p>19963</text:p>
          </table:table-cell>
          <table:table-cell table:formula="of:=[.D349]-[.D348]" office:value-type="float" office:value="3218">
            <text:p>3218</text:p>
          </table:table-cell>
          <table:table-cell table:number-columns-repeated="11"/>
        </table:table-row>
        <table:table-row table:style-name="ro1">
          <table:table-cell table:formula="of:=[.$A349]+RAND()*0.1" office:value-type="float" office:value="16.7693441012874">
            <text:p>16.7693441013</text:p>
          </table:table-cell>
          <table:table-cell table:formula="of:=PI()*[.$A350]" office:value-type="float" office:value="52.6824482341239">
            <text:p>52.6824482341</text:p>
          </table:table-cell>
          <table:table-cell table:formula="of:=20*(500-499*COS([.$B350]*(1+RAND())))" office:value-type="float" office:value="19904.9882284749">
            <text:p>19904.9882284749</text:p>
          </table:table-cell>
          <table:table-cell table:formula="of:=INT([.C350])" office:value-type="float" office:value="19904">
            <text:p>19904</text:p>
          </table:table-cell>
          <table:table-cell table:formula="of:=[.D350]-[.D349]" office:value-type="float" office:value="-59">
            <text:p>-59</text:p>
          </table:table-cell>
          <table:table-cell table:number-columns-repeated="11"/>
        </table:table-row>
        <table:table-row table:style-name="ro1">
          <table:table-cell table:formula="of:=[.$A350]+RAND()*0.1" office:value-type="float" office:value="16.8027611759957">
            <text:p>16.802761176</text:p>
          </table:table-cell>
          <table:table-cell table:formula="of:=PI()*[.$A351]" office:value-type="float" office:value="52.7874310705319">
            <text:p>52.7874310705</text:p>
          </table:table-cell>
          <table:table-cell table:formula="of:=20*(500-499*COS([.$B351]*(1+RAND())))" office:value-type="float" office:value="975.162242860947">
            <text:p>975.1622428609</text:p>
          </table:table-cell>
          <table:table-cell table:formula="of:=INT([.C351])" office:value-type="float" office:value="975">
            <text:p>975</text:p>
          </table:table-cell>
          <table:table-cell table:formula="of:=[.D351]-[.D350]" office:value-type="float" office:value="-18929">
            <text:p>-18929</text:p>
          </table:table-cell>
          <table:table-cell table:number-columns-repeated="11"/>
        </table:table-row>
        <table:table-row table:style-name="ro1">
          <table:table-cell table:formula="of:=[.$A351]+RAND()*0.1" office:value-type="float" office:value="16.8786231128499">
            <text:p>16.8786231128</text:p>
          </table:table-cell>
          <table:table-cell table:formula="of:=PI()*[.$A352]" office:value-type="float" office:value="53.0257583740401">
            <text:p>53.025758374</text:p>
          </table:table-cell>
          <table:table-cell table:formula="of:=20*(500-499*COS([.$B352]*(1+RAND())))" office:value-type="float" office:value="3622.67941713828">
            <text:p>3622.6794171383</text:p>
          </table:table-cell>
          <table:table-cell table:formula="of:=INT([.C352])" office:value-type="float" office:value="3622">
            <text:p>3622</text:p>
          </table:table-cell>
          <table:table-cell table:formula="of:=[.D352]-[.D351]" office:value-type="float" office:value="2647">
            <text:p>2647</text:p>
          </table:table-cell>
          <table:table-cell table:number-columns-repeated="11"/>
        </table:table-row>
        <table:table-row table:style-name="ro1">
          <table:table-cell table:formula="of:=[.$A352]+RAND()*0.1" office:value-type="float" office:value="16.8895131702069">
            <text:p>16.8895131702</text:p>
          </table:table-cell>
          <table:table-cell table:formula="of:=PI()*[.$A353]" office:value-type="float" office:value="53.0599704982302">
            <text:p>53.0599704982</text:p>
          </table:table-cell>
          <table:table-cell table:formula="of:=20*(500-499*COS([.$B353]*(1+RAND())))" office:value-type="float" office:value="19831.0886109601">
            <text:p>19831.0886109601</text:p>
          </table:table-cell>
          <table:table-cell table:formula="of:=INT([.C353])" office:value-type="float" office:value="19831">
            <text:p>19831</text:p>
          </table:table-cell>
          <table:table-cell table:formula="of:=[.D353]-[.D352]" office:value-type="float" office:value="16209">
            <text:p>16209</text:p>
          </table:table-cell>
          <table:table-cell table:number-columns-repeated="11"/>
        </table:table-row>
        <table:table-row table:style-name="ro1">
          <table:table-cell table:formula="of:=[.$A353]+RAND()*0.1" office:value-type="float" office:value="16.917305311095">
            <text:p>16.9173053111</text:p>
          </table:table-cell>
          <table:table-cell table:formula="of:=PI()*[.$A354]" office:value-type="float" office:value="53.1472820838716">
            <text:p>53.1472820839</text:p>
          </table:table-cell>
          <table:table-cell table:formula="of:=20*(500-499*COS([.$B354]*(1+RAND())))" office:value-type="float" office:value="8368.18743029065">
            <text:p>8368.1874302907</text:p>
          </table:table-cell>
          <table:table-cell table:formula="of:=INT([.C354])" office:value-type="float" office:value="8368">
            <text:p>8368</text:p>
          </table:table-cell>
          <table:table-cell table:formula="of:=[.D354]-[.D353]" office:value-type="float" office:value="-11463">
            <text:p>-11463</text:p>
          </table:table-cell>
          <table:table-cell table:number-columns-repeated="11"/>
        </table:table-row>
        <table:table-row table:style-name="ro1">
          <table:table-cell table:formula="of:=[.$A354]+RAND()*0.1" office:value-type="float" office:value="16.9557204957586">
            <text:p>16.9557204958</text:p>
          </table:table-cell>
          <table:table-cell table:formula="of:=PI()*[.$A355]" office:value-type="float" office:value="53.2679669457971">
            <text:p>53.2679669458</text:p>
          </table:table-cell>
          <table:table-cell table:formula="of:=20*(500-499*COS([.$B355]*(1+RAND())))" office:value-type="float" office:value="16698.3743660886">
            <text:p>16698.3743660886</text:p>
          </table:table-cell>
          <table:table-cell table:formula="of:=INT([.C355])" office:value-type="float" office:value="16698">
            <text:p>16698</text:p>
          </table:table-cell>
          <table:table-cell table:formula="of:=[.D355]-[.D354]" office:value-type="float" office:value="8330">
            <text:p>8330</text:p>
          </table:table-cell>
          <table:table-cell table:number-columns-repeated="11"/>
        </table:table-row>
        <table:table-row table:style-name="ro1">
          <table:table-cell table:formula="of:=[.$A355]+RAND()*0.1" office:value-type="float" office:value="17.0284133118112">
            <text:p>17.0284133118</text:p>
          </table:table-cell>
          <table:table-cell table:formula="of:=PI()*[.$A356]" office:value-type="float" office:value="53.4963381626766">
            <text:p>53.4963381627</text:p>
          </table:table-cell>
          <table:table-cell table:formula="of:=20*(500-499*COS([.$B356]*(1+RAND())))" office:value-type="float" office:value="3566.8645649025">
            <text:p>3566.8645649025</text:p>
          </table:table-cell>
          <table:table-cell table:formula="of:=INT([.C356])" office:value-type="float" office:value="3566">
            <text:p>3566</text:p>
          </table:table-cell>
          <table:table-cell table:formula="of:=[.D356]-[.D355]" office:value-type="float" office:value="-13132">
            <text:p>-13132</text:p>
          </table:table-cell>
          <table:table-cell table:number-columns-repeated="11"/>
        </table:table-row>
        <table:table-row table:style-name="ro1">
          <table:table-cell table:formula="of:=[.$A356]+RAND()*0.1" office:value-type="float" office:value="17.0549510582816">
            <text:p>17.0549510583</text:p>
          </table:table-cell>
          <table:table-cell table:formula="of:=PI()*[.$A357]" office:value-type="float" office:value="53.5797089520309">
            <text:p>53.579708952</text:p>
          </table:table-cell>
          <table:table-cell table:formula="of:=20*(500-499*COS([.$B357]*(1+RAND())))" office:value-type="float" office:value="7427.2447956645">
            <text:p>7427.2447956645</text:p>
          </table:table-cell>
          <table:table-cell table:formula="of:=INT([.C357])" office:value-type="float" office:value="7427">
            <text:p>7427</text:p>
          </table:table-cell>
          <table:table-cell table:formula="of:=[.D357]-[.D356]" office:value-type="float" office:value="3861">
            <text:p>3861</text:p>
          </table:table-cell>
          <table:table-cell table:number-columns-repeated="11"/>
        </table:table-row>
        <table:table-row table:style-name="ro1">
          <table:table-cell table:formula="of:=[.$A357]+RAND()*0.1" office:value-type="float" office:value="17.1496024199762">
            <text:p>17.14960242</text:p>
          </table:table-cell>
          <table:table-cell table:formula="of:=PI()*[.$A358]" office:value-type="float" office:value="53.8770649745828">
            <text:p>53.8770649746</text:p>
          </table:table-cell>
          <table:table-cell table:formula="of:=20*(500-499*COS([.$B358]*(1+RAND())))" office:value-type="float" office:value="4331.94022883082">
            <text:p>4331.9402288308</text:p>
          </table:table-cell>
          <table:table-cell table:formula="of:=INT([.C358])" office:value-type="float" office:value="4331">
            <text:p>4331</text:p>
          </table:table-cell>
          <table:table-cell table:formula="of:=[.D358]-[.D357]" office:value-type="float" office:value="-3096">
            <text:p>-3096</text:p>
          </table:table-cell>
          <table:table-cell table:number-columns-repeated="11"/>
        </table:table-row>
        <table:table-row table:style-name="ro1">
          <table:table-cell table:formula="of:=[.$A358]+RAND()*0.1" office:value-type="float" office:value="17.2137082088273">
            <text:p>17.2137082088</text:p>
          </table:table-cell>
          <table:table-cell table:formula="of:=PI()*[.$A359]" office:value-type="float" office:value="54.0784592498902">
            <text:p>54.0784592499</text:p>
          </table:table-cell>
          <table:table-cell table:formula="of:=20*(500-499*COS([.$B359]*(1+RAND())))" office:value-type="float" office:value="227.502722425617">
            <text:p>227.5027224256</text:p>
          </table:table-cell>
          <table:table-cell table:formula="of:=INT([.C359])" office:value-type="float" office:value="227">
            <text:p>227</text:p>
          </table:table-cell>
          <table:table-cell table:formula="of:=[.D359]-[.D358]" office:value-type="float" office:value="-4104">
            <text:p>-4104</text:p>
          </table:table-cell>
          <table:table-cell table:number-columns-repeated="11"/>
        </table:table-row>
        <table:table-row table:style-name="ro1">
          <table:table-cell table:formula="of:=[.$A359]+RAND()*0.1" office:value-type="float" office:value="17.2991299809888">
            <text:p>17.299129981</text:p>
          </table:table-cell>
          <table:table-cell table:formula="of:=PI()*[.$A360]" office:value-type="float" office:value="54.3468196617694">
            <text:p>54.3468196618</text:p>
          </table:table-cell>
          <table:table-cell table:formula="of:=20*(500-499*COS([.$B360]*(1+RAND())))" office:value-type="float" office:value="87.1961361042747">
            <text:p>87.1961361043</text:p>
          </table:table-cell>
          <table:table-cell table:formula="of:=INT([.C360])" office:value-type="float" office:value="87">
            <text:p>87</text:p>
          </table:table-cell>
          <table:table-cell table:formula="of:=[.D360]-[.D359]" office:value-type="float" office:value="-140">
            <text:p>-140</text:p>
          </table:table-cell>
          <table:table-cell table:number-columns-repeated="11"/>
        </table:table-row>
        <table:table-row table:style-name="ro1">
          <table:table-cell table:formula="of:=[.$A360]+RAND()*0.1" office:value-type="float" office:value="17.3411085460801">
            <text:p>17.3411085461</text:p>
          </table:table-cell>
          <table:table-cell table:formula="of:=PI()*[.$A361]" office:value-type="float" office:value="54.4786992134684">
            <text:p>54.4786992135</text:p>
          </table:table-cell>
          <table:table-cell table:formula="of:=20*(500-499*COS([.$B361]*(1+RAND())))" office:value-type="float" office:value="2612.9581005368">
            <text:p>2612.9581005368</text:p>
          </table:table-cell>
          <table:table-cell table:formula="of:=INT([.C361])" office:value-type="float" office:value="2612">
            <text:p>2612</text:p>
          </table:table-cell>
          <table:table-cell table:formula="of:=[.D361]-[.D360]" office:value-type="float" office:value="2525">
            <text:p>2525</text:p>
          </table:table-cell>
          <table:table-cell table:number-columns-repeated="11"/>
        </table:table-row>
        <table:table-row table:style-name="ro1">
          <table:table-cell table:formula="of:=[.$A361]+RAND()*0.1" office:value-type="float" office:value="17.3492600320839">
            <text:p>17.3492600321</text:p>
          </table:table-cell>
          <table:table-cell table:formula="of:=PI()*[.$A362]" office:value-type="float" office:value="54.5043078620136">
            <text:p>54.504307862</text:p>
          </table:table-cell>
          <table:table-cell table:formula="of:=20*(500-499*COS([.$B362]*(1+RAND())))" office:value-type="float" office:value="1427.44052931225">
            <text:p>1427.4405293123</text:p>
          </table:table-cell>
          <table:table-cell table:formula="of:=INT([.C362])" office:value-type="float" office:value="1427">
            <text:p>1427</text:p>
          </table:table-cell>
          <table:table-cell table:formula="of:=[.D362]-[.D361]" office:value-type="float" office:value="-1185">
            <text:p>-1185</text:p>
          </table:table-cell>
          <table:table-cell table:number-columns-repeated="11"/>
        </table:table-row>
        <table:table-row table:style-name="ro1">
          <table:table-cell table:formula="of:=[.$A362]+RAND()*0.1" office:value-type="float" office:value="17.4235279526096">
            <text:p>17.4235279526</text:p>
          </table:table-cell>
          <table:table-cell table:formula="of:=PI()*[.$A363]" office:value-type="float" office:value="54.7376274155347">
            <text:p>54.7376274155</text:p>
          </table:table-cell>
          <table:table-cell table:formula="of:=20*(500-499*COS([.$B363]*(1+RAND())))" office:value-type="float" office:value="12711.1816581901">
            <text:p>12711.1816581901</text:p>
          </table:table-cell>
          <table:table-cell table:formula="of:=INT([.C363])" office:value-type="float" office:value="12711">
            <text:p>12711</text:p>
          </table:table-cell>
          <table:table-cell table:formula="of:=[.D363]-[.D362]" office:value-type="float" office:value="11284">
            <text:p>11284</text:p>
          </table:table-cell>
          <table:table-cell table:number-columns-repeated="11"/>
        </table:table-row>
        <table:table-row table:style-name="ro1">
          <table:table-cell table:formula="of:=[.$A363]+RAND()*0.1" office:value-type="float" office:value="17.467753024865">
            <text:p>17.4677530249</text:p>
          </table:table-cell>
          <table:table-cell table:formula="of:=PI()*[.$A364]" office:value-type="float" office:value="54.8765645776366">
            <text:p>54.8765645776</text:p>
          </table:table-cell>
          <table:table-cell table:formula="of:=20*(500-499*COS([.$B364]*(1+RAND())))" office:value-type="float" office:value="4657.26939657396">
            <text:p>4657.269396574</text:p>
          </table:table-cell>
          <table:table-cell table:formula="of:=INT([.C364])" office:value-type="float" office:value="4657">
            <text:p>4657</text:p>
          </table:table-cell>
          <table:table-cell table:formula="of:=[.D364]-[.D363]" office:value-type="float" office:value="-8054">
            <text:p>-8054</text:p>
          </table:table-cell>
          <table:table-cell table:number-columns-repeated="11"/>
        </table:table-row>
        <table:table-row table:style-name="ro1">
          <table:table-cell table:formula="of:=[.$A364]+RAND()*0.1" office:value-type="float" office:value="17.5156204712112">
            <text:p>17.5156204712</text:p>
          </table:table-cell>
          <table:table-cell table:formula="of:=PI()*[.$A365]" office:value-type="float" office:value="55.026944595424">
            <text:p>55.0269445954</text:p>
          </table:table-cell>
          <table:table-cell table:formula="of:=20*(500-499*COS([.$B365]*(1+RAND())))" office:value-type="float" office:value="3308.18761183078">
            <text:p>3308.1876118308</text:p>
          </table:table-cell>
          <table:table-cell table:formula="of:=INT([.C365])" office:value-type="float" office:value="3308">
            <text:p>3308</text:p>
          </table:table-cell>
          <table:table-cell table:formula="of:=[.D365]-[.D364]" office:value-type="float" office:value="-1349">
            <text:p>-1349</text:p>
          </table:table-cell>
          <table:table-cell table:number-columns-repeated="11"/>
        </table:table-row>
        <table:table-row table:style-name="ro1">
          <table:table-cell table:formula="of:=[.$A365]+RAND()*0.1" office:value-type="float" office:value="17.5423032824416">
            <text:p>17.5423032824</text:p>
          </table:table-cell>
          <table:table-cell table:formula="of:=PI()*[.$A366]" office:value-type="float" office:value="55.1107711191626">
            <text:p>55.1107711192</text:p>
          </table:table-cell>
          <table:table-cell table:formula="of:=20*(500-499*COS([.$B366]*(1+RAND())))" office:value-type="float" office:value="340.51131261636">
            <text:p>340.5113126164</text:p>
          </table:table-cell>
          <table:table-cell table:formula="of:=INT([.C366])" office:value-type="float" office:value="340">
            <text:p>340</text:p>
          </table:table-cell>
          <table:table-cell table:formula="of:=[.D366]-[.D365]" office:value-type="float" office:value="-2968">
            <text:p>-2968</text:p>
          </table:table-cell>
          <table:table-cell table:number-columns-repeated="11"/>
        </table:table-row>
        <table:table-row table:style-name="ro1">
          <table:table-cell table:formula="of:=[.$A366]+RAND()*0.1" office:value-type="float" office:value="17.6352270407602">
            <text:p>17.6352270408</text:p>
          </table:table-cell>
          <table:table-cell table:formula="of:=PI()*[.$A367]" office:value-type="float" office:value="55.4026997156404">
            <text:p>55.4026997156</text:p>
          </table:table-cell>
          <table:table-cell table:formula="of:=20*(500-499*COS([.$B367]*(1+RAND())))" office:value-type="float" office:value="13895.0186945254">
            <text:p>13895.0186945254</text:p>
          </table:table-cell>
          <table:table-cell table:formula="of:=INT([.C367])" office:value-type="float" office:value="13895">
            <text:p>13895</text:p>
          </table:table-cell>
          <table:table-cell table:formula="of:=[.D367]-[.D366]" office:value-type="float" office:value="13555">
            <text:p>13555</text:p>
          </table:table-cell>
          <table:table-cell table:number-columns-repeated="11"/>
        </table:table-row>
        <table:table-row table:style-name="ro1">
          <table:table-cell table:formula="of:=[.$A367]+RAND()*0.1" office:value-type="float" office:value="17.6928205573466">
            <text:p>17.6928205573</text:p>
          </table:table-cell>
          <table:table-cell table:formula="of:=PI()*[.$A368]" office:value-type="float" office:value="55.5836350842425">
            <text:p>55.5836350842</text:p>
          </table:table-cell>
          <table:table-cell table:formula="of:=20*(500-499*COS([.$B368]*(1+RAND())))" office:value-type="float" office:value="1080.66623605914">
            <text:p>1080.6662360591</text:p>
          </table:table-cell>
          <table:table-cell table:formula="of:=INT([.C368])" office:value-type="float" office:value="1080">
            <text:p>1080</text:p>
          </table:table-cell>
          <table:table-cell table:formula="of:=[.D368]-[.D367]" office:value-type="float" office:value="-12815">
            <text:p>-12815</text:p>
          </table:table-cell>
          <table:table-cell table:number-columns-repeated="11"/>
        </table:table-row>
        <table:table-row table:style-name="ro1">
          <table:table-cell table:formula="of:=[.$A368]+RAND()*0.1" office:value-type="float" office:value="17.7062137351372">
            <text:p>17.7062137351</text:p>
          </table:table-cell>
          <table:table-cell table:formula="of:=PI()*[.$A369]" office:value-type="float" office:value="55.6257109931976">
            <text:p>55.6257109932</text:p>
          </table:table-cell>
          <table:table-cell table:formula="of:=20*(500-499*COS([.$B369]*(1+RAND())))" office:value-type="float" office:value="16414.9933880396">
            <text:p>16414.9933880396</text:p>
          </table:table-cell>
          <table:table-cell table:formula="of:=INT([.C369])" office:value-type="float" office:value="16414">
            <text:p>16414</text:p>
          </table:table-cell>
          <table:table-cell table:formula="of:=[.D369]-[.D368]" office:value-type="float" office:value="15334">
            <text:p>15334</text:p>
          </table:table-cell>
          <table:table-cell table:number-columns-repeated="11"/>
        </table:table-row>
        <table:table-row table:style-name="ro1">
          <table:table-cell table:formula="of:=[.$A369]+RAND()*0.1" office:value-type="float" office:value="17.7232443026733">
            <text:p>17.7232443027</text:p>
          </table:table-cell>
          <table:table-cell table:formula="of:=PI()*[.$A370]" office:value-type="float" office:value="55.6792140990555">
            <text:p>55.6792140991</text:p>
          </table:table-cell>
          <table:table-cell table:formula="of:=20*(500-499*COS([.$B370]*(1+RAND())))" office:value-type="float" office:value="1044.49202789868">
            <text:p>1044.4920278987</text:p>
          </table:table-cell>
          <table:table-cell table:formula="of:=INT([.C370])" office:value-type="float" office:value="1044">
            <text:p>1044</text:p>
          </table:table-cell>
          <table:table-cell table:formula="of:=[.D370]-[.D369]" office:value-type="float" office:value="-15370">
            <text:p>-15370</text:p>
          </table:table-cell>
          <table:table-cell table:number-columns-repeated="11"/>
        </table:table-row>
        <table:table-row table:style-name="ro1">
          <table:table-cell table:formula="of:=[.$A370]+RAND()*0.1" office:value-type="float" office:value="17.7822418452706">
            <text:p>17.7822418453</text:p>
          </table:table-cell>
          <table:table-cell table:formula="of:=PI()*[.$A371]" office:value-type="float" office:value="55.8645603454592">
            <text:p>55.8645603455</text:p>
          </table:table-cell>
          <table:table-cell table:formula="of:=20*(500-499*COS([.$B371]*(1+RAND())))" office:value-type="float" office:value="8267.72846872448">
            <text:p>8267.7284687245</text:p>
          </table:table-cell>
          <table:table-cell table:formula="of:=INT([.C371])" office:value-type="float" office:value="8267">
            <text:p>8267</text:p>
          </table:table-cell>
          <table:table-cell table:formula="of:=[.D371]-[.D370]" office:value-type="float" office:value="7223">
            <text:p>7223</text:p>
          </table:table-cell>
          <table:table-cell table:number-columns-repeated="11"/>
        </table:table-row>
        <table:table-row table:style-name="ro1">
          <table:table-cell table:formula="of:=[.$A371]+RAND()*0.1" office:value-type="float" office:value="17.8380192999728">
            <text:p>17.8380193</text:p>
          </table:table-cell>
          <table:table-cell table:formula="of:=PI()*[.$A372]" office:value-type="float" office:value="56.0397903873876">
            <text:p>56.0397903874</text:p>
          </table:table-cell>
          <table:table-cell table:formula="of:=20*(500-499*COS([.$B372]*(1+RAND())))" office:value-type="float" office:value="19064.596891655">
            <text:p>19064.596891655</text:p>
          </table:table-cell>
          <table:table-cell table:formula="of:=INT([.C372])" office:value-type="float" office:value="19064">
            <text:p>19064</text:p>
          </table:table-cell>
          <table:table-cell table:formula="of:=[.D372]-[.D371]" office:value-type="float" office:value="10797">
            <text:p>10797</text:p>
          </table:table-cell>
          <table:table-cell table:number-columns-repeated="11"/>
        </table:table-row>
        <table:table-row table:style-name="ro1">
          <table:table-cell table:formula="of:=[.$A372]+RAND()*0.1" office:value-type="float" office:value="17.899441007711">
            <text:p>17.8994410077</text:p>
          </table:table-cell>
          <table:table-cell table:formula="of:=PI()*[.$A373]" office:value-type="float" office:value="56.2327523731888">
            <text:p>56.2327523732</text:p>
          </table:table-cell>
          <table:table-cell table:formula="of:=20*(500-499*COS([.$B373]*(1+RAND())))" office:value-type="float" office:value="9987.16331411717">
            <text:p>9987.1633141172</text:p>
          </table:table-cell>
          <table:table-cell table:formula="of:=INT([.C373])" office:value-type="float" office:value="9987">
            <text:p>9987</text:p>
          </table:table-cell>
          <table:table-cell table:formula="of:=[.D373]-[.D372]" office:value-type="float" office:value="-9077">
            <text:p>-9077</text:p>
          </table:table-cell>
          <table:table-cell table:number-columns-repeated="11"/>
        </table:table-row>
        <table:table-row table:style-name="ro1">
          <table:table-cell table:formula="of:=[.$A373]+RAND()*0.1" office:value-type="float" office:value="17.9756749810185">
            <text:p>17.975674981</text:p>
          </table:table-cell>
          <table:table-cell table:formula="of:=PI()*[.$A374]" office:value-type="float" office:value="56.4722484636857">
            <text:p>56.4722484637</text:p>
          </table:table-cell>
          <table:table-cell table:formula="of:=20*(500-499*COS([.$B374]*(1+RAND())))" office:value-type="float" office:value="15162.7925075046">
            <text:p>15162.7925075046</text:p>
          </table:table-cell>
          <table:table-cell table:formula="of:=INT([.C374])" office:value-type="float" office:value="15162">
            <text:p>15162</text:p>
          </table:table-cell>
          <table:table-cell table:formula="of:=[.D374]-[.D373]" office:value-type="float" office:value="5175">
            <text:p>5175</text:p>
          </table:table-cell>
          <table:table-cell table:number-columns-repeated="11"/>
        </table:table-row>
        <table:table-row table:style-name="ro1">
          <table:table-cell table:formula="of:=[.$A374]+RAND()*0.1" office:value-type="float" office:value="17.9955076724757">
            <text:p>17.9955076725</text:p>
          </table:table-cell>
          <table:table-cell table:formula="of:=PI()*[.$A375]" office:value-type="float" office:value="56.5345547014683">
            <text:p>56.5345547015</text:p>
          </table:table-cell>
          <table:table-cell table:formula="of:=20*(500-499*COS([.$B375]*(1+RAND())))" office:value-type="float" office:value="12283.3887862059">
            <text:p>12283.3887862059</text:p>
          </table:table-cell>
          <table:table-cell table:formula="of:=INT([.C375])" office:value-type="float" office:value="12283">
            <text:p>12283</text:p>
          </table:table-cell>
          <table:table-cell table:formula="of:=[.D375]-[.D374]" office:value-type="float" office:value="-2879">
            <text:p>-2879</text:p>
          </table:table-cell>
          <table:table-cell table:number-columns-repeated="11"/>
        </table:table-row>
        <table:table-row table:style-name="ro1">
          <table:table-cell table:formula="of:=[.$A375]+RAND()*0.1" office:value-type="float" office:value="18.0433595095296">
            <text:p>18.0433595095</text:p>
          </table:table-cell>
          <table:table-cell table:formula="of:=PI()*[.$A376]" office:value-type="float" office:value="56.6848856812176">
            <text:p>56.6848856812</text:p>
          </table:table-cell>
          <table:table-cell table:formula="of:=20*(500-499*COS([.$B376]*(1+RAND())))" office:value-type="float" office:value="11442.483638936">
            <text:p>11442.483638936</text:p>
          </table:table-cell>
          <table:table-cell table:formula="of:=INT([.C376])" office:value-type="float" office:value="11442">
            <text:p>11442</text:p>
          </table:table-cell>
          <table:table-cell table:formula="of:=[.D376]-[.D375]" office:value-type="float" office:value="-841">
            <text:p>-841</text:p>
          </table:table-cell>
          <table:table-cell table:number-columns-repeated="11"/>
        </table:table-row>
        <table:table-row table:style-name="ro1">
          <table:table-cell table:formula="of:=[.$A376]+RAND()*0.1" office:value-type="float" office:value="18.1085748383776">
            <text:p>18.1085748384</text:p>
          </table:table-cell>
          <table:table-cell table:formula="of:=PI()*[.$A377]" office:value-type="float" office:value="56.8897656792279">
            <text:p>56.8897656792</text:p>
          </table:table-cell>
          <table:table-cell table:formula="of:=20*(500-499*COS([.$B377]*(1+RAND())))" office:value-type="float" office:value="4563.14069604418">
            <text:p>4563.1406960442</text:p>
          </table:table-cell>
          <table:table-cell table:formula="of:=INT([.C377])" office:value-type="float" office:value="4563">
            <text:p>4563</text:p>
          </table:table-cell>
          <table:table-cell table:formula="of:=[.D377]-[.D376]" office:value-type="float" office:value="-6879">
            <text:p>-6879</text:p>
          </table:table-cell>
          <table:table-cell table:number-columns-repeated="11"/>
        </table:table-row>
        <table:table-row table:style-name="ro1">
          <table:table-cell table:formula="of:=[.$A377]+RAND()*0.1" office:value-type="float" office:value="18.1868654483464">
            <text:p>18.1868654483</text:p>
          </table:table-cell>
          <table:table-cell table:formula="of:=PI()*[.$A378]" office:value-type="float" office:value="57.135722884351">
            <text:p>57.1357228844</text:p>
          </table:table-cell>
          <table:table-cell table:formula="of:=20*(500-499*COS([.$B378]*(1+RAND())))" office:value-type="float" office:value="323.916415145142">
            <text:p>323.9164151451</text:p>
          </table:table-cell>
          <table:table-cell table:formula="of:=INT([.C378])" office:value-type="float" office:value="323">
            <text:p>323</text:p>
          </table:table-cell>
          <table:table-cell table:formula="of:=[.D378]-[.D377]" office:value-type="float" office:value="-4240">
            <text:p>-4240</text:p>
          </table:table-cell>
          <table:table-cell table:number-columns-repeated="11"/>
        </table:table-row>
        <table:table-row table:style-name="ro1">
          <table:table-cell table:formula="of:=[.$A378]+RAND()*0.1" office:value-type="float" office:value="18.2313507197891">
            <text:p>18.2313507198</text:p>
          </table:table-cell>
          <table:table-cell table:formula="of:=PI()*[.$A379]" office:value-type="float" office:value="57.2754774863083">
            <text:p>57.2754774863</text:p>
          </table:table-cell>
          <table:table-cell table:formula="of:=20*(500-499*COS([.$B379]*(1+RAND())))" office:value-type="float" office:value="17432.8611425357">
            <text:p>17432.8611425357</text:p>
          </table:table-cell>
          <table:table-cell table:formula="of:=INT([.C379])" office:value-type="float" office:value="17432">
            <text:p>17432</text:p>
          </table:table-cell>
          <table:table-cell table:formula="of:=[.D379]-[.D378]" office:value-type="float" office:value="17109">
            <text:p>17109</text:p>
          </table:table-cell>
          <table:table-cell table:number-columns-repeated="11"/>
        </table:table-row>
        <table:table-row table:style-name="ro1">
          <table:table-cell table:formula="of:=[.$A379]+RAND()*0.1" office:value-type="float" office:value="18.262531575514">
            <text:p>18.2625315755</text:p>
          </table:table-cell>
          <table:table-cell table:formula="of:=PI()*[.$A380]" office:value-type="float" office:value="57.3734350335865">
            <text:p>57.3734350336</text:p>
          </table:table-cell>
          <table:table-cell table:formula="of:=20*(500-499*COS([.$B380]*(1+RAND())))" office:value-type="float" office:value="19590.4111007223">
            <text:p>19590.4111007223</text:p>
          </table:table-cell>
          <table:table-cell table:formula="of:=INT([.C380])" office:value-type="float" office:value="19590">
            <text:p>19590</text:p>
          </table:table-cell>
          <table:table-cell table:formula="of:=[.D380]-[.D379]" office:value-type="float" office:value="2158">
            <text:p>2158</text:p>
          </table:table-cell>
          <table:table-cell table:number-columns-repeated="11"/>
        </table:table-row>
        <table:table-row table:style-name="ro1">
          <table:table-cell table:formula="of:=[.$A380]+RAND()*0.1" office:value-type="float" office:value="18.3202550597023">
            <text:p>18.3202550597</text:p>
          </table:table-cell>
          <table:table-cell table:formula="of:=PI()*[.$A381]" office:value-type="float" office:value="57.5547787074521">
            <text:p>57.5547787075</text:p>
          </table:table-cell>
          <table:table-cell table:formula="of:=20*(500-499*COS([.$B381]*(1+RAND())))" office:value-type="float" office:value="15162.0128612144">
            <text:p>15162.0128612144</text:p>
          </table:table-cell>
          <table:table-cell table:formula="of:=INT([.C381])" office:value-type="float" office:value="15162">
            <text:p>15162</text:p>
          </table:table-cell>
          <table:table-cell table:formula="of:=[.D381]-[.D380]" office:value-type="float" office:value="-4428">
            <text:p>-4428</text:p>
          </table:table-cell>
          <table:table-cell table:number-columns-repeated="11"/>
        </table:table-row>
        <table:table-row table:style-name="ro1">
          <table:table-cell table:formula="of:=[.$A381]+RAND()*0.1" office:value-type="float" office:value="18.3981574058999">
            <text:p>18.3981574059</text:p>
          </table:table-cell>
          <table:table-cell table:formula="of:=PI()*[.$A382]" office:value-type="float" office:value="57.7995161459636">
            <text:p>57.799516146</text:p>
          </table:table-cell>
          <table:table-cell table:formula="of:=20*(500-499*COS([.$B382]*(1+RAND())))" office:value-type="float" office:value="18811.8509660474">
            <text:p>18811.8509660474</text:p>
          </table:table-cell>
          <table:table-cell table:formula="of:=INT([.C382])" office:value-type="float" office:value="18811">
            <text:p>18811</text:p>
          </table:table-cell>
          <table:table-cell table:formula="of:=[.D382]-[.D381]" office:value-type="float" office:value="3649">
            <text:p>3649</text:p>
          </table:table-cell>
          <table:table-cell table:number-columns-repeated="11"/>
        </table:table-row>
        <table:table-row table:style-name="ro1">
          <table:table-cell table:formula="of:=[.$A382]+RAND()*0.1" office:value-type="float" office:value="18.405200198479">
            <text:p>18.4052001985</text:p>
          </table:table-cell>
          <table:table-cell table:formula="of:=PI()*[.$A383]" office:value-type="float" office:value="57.8216417313911">
            <text:p>57.8216417314</text:p>
          </table:table-cell>
          <table:table-cell table:formula="of:=20*(500-499*COS([.$B383]*(1+RAND())))" office:value-type="float" office:value="15745.6653787634">
            <text:p>15745.6653787634</text:p>
          </table:table-cell>
          <table:table-cell table:formula="of:=INT([.C383])" office:value-type="float" office:value="15745">
            <text:p>15745</text:p>
          </table:table-cell>
          <table:table-cell table:formula="of:=[.D383]-[.D382]" office:value-type="float" office:value="-3066">
            <text:p>-3066</text:p>
          </table:table-cell>
          <table:table-cell table:number-columns-repeated="11"/>
        </table:table-row>
        <table:table-row table:style-name="ro1">
          <table:table-cell table:formula="of:=[.$A383]+RAND()*0.1" office:value-type="float" office:value="18.4738137400244">
            <text:p>18.47381374</text:p>
          </table:table-cell>
          <table:table-cell table:formula="of:=PI()*[.$A384]" office:value-type="float" office:value="58.0371975294467">
            <text:p>58.0371975294</text:p>
          </table:table-cell>
          <table:table-cell table:formula="of:=20*(500-499*COS([.$B384]*(1+RAND())))" office:value-type="float" office:value="7209.26395150332">
            <text:p>7209.2639515033</text:p>
          </table:table-cell>
          <table:table-cell table:formula="of:=INT([.C384])" office:value-type="float" office:value="7209">
            <text:p>7209</text:p>
          </table:table-cell>
          <table:table-cell table:formula="of:=[.D384]-[.D383]" office:value-type="float" office:value="-8536">
            <text:p>-8536</text:p>
          </table:table-cell>
          <table:table-cell table:number-columns-repeated="11"/>
        </table:table-row>
        <table:table-row table:style-name="ro1">
          <table:table-cell table:formula="of:=[.$A384]+RAND()*0.1" office:value-type="float" office:value="18.4795082271099">
            <text:p>18.4795082271</text:p>
          </table:table-cell>
          <table:table-cell table:formula="of:=PI()*[.$A385]" office:value-type="float" office:value="58.0550872882407">
            <text:p>58.0550872882</text:p>
          </table:table-cell>
          <table:table-cell table:formula="of:=20*(500-499*COS([.$B385]*(1+RAND())))" office:value-type="float" office:value="2858.55527244388">
            <text:p>2858.5552724439</text:p>
          </table:table-cell>
          <table:table-cell table:formula="of:=INT([.C385])" office:value-type="float" office:value="2858">
            <text:p>2858</text:p>
          </table:table-cell>
          <table:table-cell table:formula="of:=[.D385]-[.D384]" office:value-type="float" office:value="-4351">
            <text:p>-4351</text:p>
          </table:table-cell>
          <table:table-cell table:number-columns-repeated="11"/>
        </table:table-row>
        <table:table-row table:style-name="ro1">
          <table:table-cell table:formula="of:=[.$A385]+RAND()*0.1" office:value-type="float" office:value="18.5249662043993">
            <text:p>18.5249662044</text:p>
          </table:table-cell>
          <table:table-cell table:formula="of:=PI()*[.$A386]" office:value-type="float" office:value="58.1978977357399">
            <text:p>58.1978977357</text:p>
          </table:table-cell>
          <table:table-cell table:formula="of:=20*(500-499*COS([.$B386]*(1+RAND())))" office:value-type="float" office:value="5896.94587035914">
            <text:p>5896.9458703591</text:p>
          </table:table-cell>
          <table:table-cell table:formula="of:=INT([.C386])" office:value-type="float" office:value="5896">
            <text:p>5896</text:p>
          </table:table-cell>
          <table:table-cell table:formula="of:=[.D386]-[.D385]" office:value-type="float" office:value="3038">
            <text:p>3038</text:p>
          </table:table-cell>
          <table:table-cell table:number-columns-repeated="11"/>
        </table:table-row>
        <table:table-row table:style-name="ro1">
          <table:table-cell table:formula="of:=[.$A386]+RAND()*0.1" office:value-type="float" office:value="18.5662725620438">
            <text:p>18.566272562</text:p>
          </table:table-cell>
          <table:table-cell table:formula="of:=PI()*[.$A387]" office:value-type="float" office:value="58.3276654854624">
            <text:p>58.3276654855</text:p>
          </table:table-cell>
          <table:table-cell table:formula="of:=20*(500-499*COS([.$B387]*(1+RAND())))" office:value-type="float" office:value="12283.66104258">
            <text:p>12283.66104258</text:p>
          </table:table-cell>
          <table:table-cell table:formula="of:=INT([.C387])" office:value-type="float" office:value="12283">
            <text:p>12283</text:p>
          </table:table-cell>
          <table:table-cell table:formula="of:=[.D387]-[.D386]" office:value-type="float" office:value="6387">
            <text:p>6387</text:p>
          </table:table-cell>
          <table:table-cell table:number-columns-repeated="11"/>
        </table:table-row>
        <table:table-row table:style-name="ro1">
          <table:table-cell table:formula="of:=[.$A387]+RAND()*0.1" office:value-type="float" office:value="18.5985047956463">
            <text:p>18.5985047956</text:p>
          </table:table-cell>
          <table:table-cell table:formula="of:=PI()*[.$A388]" office:value-type="float" office:value="58.428926033757">
            <text:p>58.4289260338</text:p>
          </table:table-cell>
          <table:table-cell table:formula="of:=20*(500-499*COS([.$B388]*(1+RAND())))" office:value-type="float" office:value="4408.88945452017">
            <text:p>4408.8894545202</text:p>
          </table:table-cell>
          <table:table-cell table:formula="of:=INT([.C388])" office:value-type="float" office:value="4408">
            <text:p>4408</text:p>
          </table:table-cell>
          <table:table-cell table:formula="of:=[.D388]-[.D387]" office:value-type="float" office:value="-7875">
            <text:p>-7875</text:p>
          </table:table-cell>
          <table:table-cell table:number-columns-repeated="11"/>
        </table:table-row>
        <table:table-row table:style-name="ro1">
          <table:table-cell table:formula="of:=[.$A388]+RAND()*0.1" office:value-type="float" office:value="18.6386141346302">
            <text:p>18.6386141346</text:p>
          </table:table-cell>
          <table:table-cell table:formula="of:=PI()*[.$A389]" office:value-type="float" office:value="58.5549332384491">
            <text:p>58.5549332384</text:p>
          </table:table-cell>
          <table:table-cell table:formula="of:=20*(500-499*COS([.$B389]*(1+RAND())))" office:value-type="float" office:value="18229.2937688379">
            <text:p>18229.2937688379</text:p>
          </table:table-cell>
          <table:table-cell table:formula="of:=INT([.C389])" office:value-type="float" office:value="18229">
            <text:p>18229</text:p>
          </table:table-cell>
          <table:table-cell table:formula="of:=[.D389]-[.D388]" office:value-type="float" office:value="13821">
            <text:p>13821</text:p>
          </table:table-cell>
          <table:table-cell table:number-columns-repeated="11"/>
        </table:table-row>
        <table:table-row table:style-name="ro1">
          <table:table-cell table:formula="of:=[.$A389]+RAND()*0.1" office:value-type="float" office:value="18.6440262811259">
            <text:p>18.6440262811</text:p>
          </table:table-cell>
          <table:table-cell table:formula="of:=PI()*[.$A390]" office:value-type="float" office:value="58.57193599812">
            <text:p>58.5719359981</text:p>
          </table:table-cell>
          <table:table-cell table:formula="of:=20*(500-499*COS([.$B390]*(1+RAND())))" office:value-type="float" office:value="18370.5603943351">
            <text:p>18370.5603943351</text:p>
          </table:table-cell>
          <table:table-cell table:formula="of:=INT([.C390])" office:value-type="float" office:value="18370">
            <text:p>18370</text:p>
          </table:table-cell>
          <table:table-cell table:formula="of:=[.D390]-[.D389]" office:value-type="float" office:value="141">
            <text:p>141</text:p>
          </table:table-cell>
          <table:table-cell table:number-columns-repeated="11"/>
        </table:table-row>
        <table:table-row table:style-name="ro1">
          <table:table-cell table:formula="of:=[.$A390]+RAND()*0.1" office:value-type="float" office:value="18.6616802868899">
            <text:p>18.6616802869</text:p>
          </table:table-cell>
          <table:table-cell table:formula="of:=PI()*[.$A391]" office:value-type="float" office:value="58.6273976929348">
            <text:p>58.6273976929</text:p>
          </table:table-cell>
          <table:table-cell table:formula="of:=20*(500-499*COS([.$B391]*(1+RAND())))" office:value-type="float" office:value="11910.2621183838">
            <text:p>11910.2621183838</text:p>
          </table:table-cell>
          <table:table-cell table:formula="of:=INT([.C391])" office:value-type="float" office:value="11910">
            <text:p>11910</text:p>
          </table:table-cell>
          <table:table-cell table:formula="of:=[.D391]-[.D390]" office:value-type="float" office:value="-6460">
            <text:p>-6460</text:p>
          </table:table-cell>
          <table:table-cell table:number-columns-repeated="11"/>
        </table:table-row>
        <table:table-row table:style-name="ro1">
          <table:table-cell table:formula="of:=[.$A391]+RAND()*0.1" office:value-type="float" office:value="18.7437681909651">
            <text:p>18.743768191</text:p>
          </table:table-cell>
          <table:table-cell table:formula="of:=PI()*[.$A392]" office:value-type="float" office:value="58.8852844493259">
            <text:p>58.8852844493</text:p>
          </table:table-cell>
          <table:table-cell table:formula="of:=20*(500-499*COS([.$B392]*(1+RAND())))" office:value-type="float" office:value="8555.99306611222">
            <text:p>8555.9930661122</text:p>
          </table:table-cell>
          <table:table-cell table:formula="of:=INT([.C392])" office:value-type="float" office:value="8555">
            <text:p>8555</text:p>
          </table:table-cell>
          <table:table-cell table:formula="of:=[.D392]-[.D391]" office:value-type="float" office:value="-3355">
            <text:p>-3355</text:p>
          </table:table-cell>
          <table:table-cell table:number-columns-repeated="11"/>
        </table:table-row>
        <table:table-row table:style-name="ro1">
          <table:table-cell table:formula="of:=[.$A392]+RAND()*0.1" office:value-type="float" office:value="18.7573318234645">
            <text:p>18.7573318235</text:p>
          </table:table-cell>
          <table:table-cell table:formula="of:=PI()*[.$A393]" office:value-type="float" office:value="58.9278958575421">
            <text:p>58.9278958575</text:p>
          </table:table-cell>
          <table:table-cell table:formula="of:=20*(500-499*COS([.$B393]*(1+RAND())))" office:value-type="float" office:value="7625.95936006521">
            <text:p>7625.9593600652</text:p>
          </table:table-cell>
          <table:table-cell table:formula="of:=INT([.C393])" office:value-type="float" office:value="7625">
            <text:p>7625</text:p>
          </table:table-cell>
          <table:table-cell table:formula="of:=[.D393]-[.D392]" office:value-type="float" office:value="-930">
            <text:p>-930</text:p>
          </table:table-cell>
          <table:table-cell table:number-columns-repeated="11"/>
        </table:table-row>
        <table:table-row table:style-name="ro1">
          <table:table-cell table:formula="of:=[.$A393]+RAND()*0.1" office:value-type="float" office:value="18.8492537497543">
            <text:p>18.8492537498</text:p>
          </table:table-cell>
          <table:table-cell table:formula="of:=PI()*[.$A394]" office:value-type="float" office:value="59.216677105878">
            <text:p>59.2166771059</text:p>
          </table:table-cell>
          <table:table-cell table:formula="of:=20*(500-499*COS([.$B394]*(1+RAND())))" office:value-type="float" office:value="19458.298262995">
            <text:p>19458.298262995</text:p>
          </table:table-cell>
          <table:table-cell table:formula="of:=INT([.C394])" office:value-type="float" office:value="19458">
            <text:p>19458</text:p>
          </table:table-cell>
          <table:table-cell table:formula="of:=[.D394]-[.D393]" office:value-type="float" office:value="11833">
            <text:p>11833</text:p>
          </table:table-cell>
          <table:table-cell table:number-columns-repeated="11"/>
        </table:table-row>
        <table:table-row table:style-name="ro1">
          <table:table-cell table:formula="of:=[.$A394]+RAND()*0.1" office:value-type="float" office:value="18.8755667260848">
            <text:p>18.8755667261</text:p>
          </table:table-cell>
          <table:table-cell table:formula="of:=PI()*[.$A395]" office:value-type="float" office:value="59.299341759012">
            <text:p>59.299341759</text:p>
          </table:table-cell>
          <table:table-cell table:formula="of:=20*(500-499*COS([.$B395]*(1+RAND())))" office:value-type="float" office:value="7655.34789401898">
            <text:p>7655.347894019</text:p>
          </table:table-cell>
          <table:table-cell table:formula="of:=INT([.C395])" office:value-type="float" office:value="7655">
            <text:p>7655</text:p>
          </table:table-cell>
          <table:table-cell table:formula="of:=[.D395]-[.D394]" office:value-type="float" office:value="-11803">
            <text:p>-11803</text:p>
          </table:table-cell>
          <table:table-cell table:number-columns-repeated="11"/>
        </table:table-row>
        <table:table-row table:style-name="ro1">
          <table:table-cell table:formula="of:=[.$A395]+RAND()*0.1" office:value-type="float" office:value="18.936997804977">
            <text:p>18.936997805</text:p>
          </table:table-cell>
          <table:table-cell table:formula="of:=PI()*[.$A396]" office:value-type="float" office:value="59.4923331851618">
            <text:p>59.4923331852</text:p>
          </table:table-cell>
          <table:table-cell table:formula="of:=20*(500-499*COS([.$B396]*(1+RAND())))" office:value-type="float" office:value="444.284873476772">
            <text:p>444.2848734768</text:p>
          </table:table-cell>
          <table:table-cell table:formula="of:=INT([.C396])" office:value-type="float" office:value="444">
            <text:p>444</text:p>
          </table:table-cell>
          <table:table-cell table:formula="of:=[.D396]-[.D395]" office:value-type="float" office:value="-7211">
            <text:p>-7211</text:p>
          </table:table-cell>
          <table:table-cell table:number-columns-repeated="11"/>
        </table:table-row>
        <table:table-row table:style-name="ro1">
          <table:table-cell table:formula="of:=[.$A396]+RAND()*0.1" office:value-type="float" office:value="18.9556025424972">
            <text:p>18.9556025425</text:p>
          </table:table-cell>
          <table:table-cell table:formula="of:=PI()*[.$A397]" office:value-type="float" office:value="59.5507816918773">
            <text:p>59.5507816919</text:p>
          </table:table-cell>
          <table:table-cell table:formula="of:=20*(500-499*COS([.$B397]*(1+RAND())))" office:value-type="float" office:value="4795.07908874485">
            <text:p>4795.0790887449</text:p>
          </table:table-cell>
          <table:table-cell table:formula="of:=INT([.C397])" office:value-type="float" office:value="4795">
            <text:p>4795</text:p>
          </table:table-cell>
          <table:table-cell table:formula="of:=[.D397]-[.D396]" office:value-type="float" office:value="4351">
            <text:p>4351</text:p>
          </table:table-cell>
          <table:table-cell table:number-columns-repeated="11"/>
        </table:table-row>
        <table:table-row table:style-name="ro1">
          <table:table-cell table:formula="of:=[.$A397]+RAND()*0.1" office:value-type="float" office:value="18.974839277193">
            <text:p>18.9748392772</text:p>
          </table:table-cell>
          <table:table-cell table:formula="of:=PI()*[.$A398]" office:value-type="float" office:value="59.6112156762765">
            <text:p>59.6112156763</text:p>
          </table:table-cell>
          <table:table-cell table:formula="of:=20*(500-499*COS([.$B398]*(1+RAND())))" office:value-type="float" office:value="7245.40545214736">
            <text:p>7245.4054521474</text:p>
          </table:table-cell>
          <table:table-cell table:formula="of:=INT([.C398])" office:value-type="float" office:value="7245">
            <text:p>7245</text:p>
          </table:table-cell>
          <table:table-cell table:formula="of:=[.D398]-[.D397]" office:value-type="float" office:value="2450">
            <text:p>2450</text:p>
          </table:table-cell>
          <table:table-cell table:number-columns-repeated="11"/>
        </table:table-row>
        <table:table-row table:style-name="ro1">
          <table:table-cell table:formula="of:=[.$A398]+RAND()*0.1" office:value-type="float" office:value="18.9938638726715">
            <text:p>18.9938638727</text:p>
          </table:table-cell>
          <table:table-cell table:formula="of:=PI()*[.$A399]" office:value-type="float" office:value="59.6709832056694">
            <text:p>59.6709832057</text:p>
          </table:table-cell>
          <table:table-cell table:formula="of:=20*(500-499*COS([.$B399]*(1+RAND())))" office:value-type="float" office:value="6302.70136896492">
            <text:p>6302.7013689649</text:p>
          </table:table-cell>
          <table:table-cell table:formula="of:=INT([.C399])" office:value-type="float" office:value="6302">
            <text:p>6302</text:p>
          </table:table-cell>
          <table:table-cell table:formula="of:=[.D399]-[.D398]" office:value-type="float" office:value="-943">
            <text:p>-943</text:p>
          </table:table-cell>
          <table:table-cell table:number-columns-repeated="11"/>
        </table:table-row>
        <table:table-row table:style-name="ro1">
          <table:table-cell table:formula="of:=[.$A399]+RAND()*0.1" office:value-type="float" office:value="19.0258617879823">
            <text:p>19.025861788</text:p>
          </table:table-cell>
          <table:table-cell table:formula="of:=PI()*[.$A400]" office:value-type="float" office:value="59.77150762134">
            <text:p>59.7715076213</text:p>
          </table:table-cell>
          <table:table-cell table:formula="of:=20*(500-499*COS([.$B400]*(1+RAND())))" office:value-type="float" office:value="19971.249875806">
            <text:p>19971.249875806</text:p>
          </table:table-cell>
          <table:table-cell table:formula="of:=INT([.C400])" office:value-type="float" office:value="19971">
            <text:p>19971</text:p>
          </table:table-cell>
          <table:table-cell table:formula="of:=[.D400]-[.D399]" office:value-type="float" office:value="13669">
            <text:p>13669</text:p>
          </table:table-cell>
          <table:table-cell table:number-columns-repeated="11"/>
        </table:table-row>
        <table:table-row table:style-name="ro1">
          <table:table-cell table:formula="of:=[.$A400]+RAND()*0.1" office:value-type="float" office:value="19.0621290902142">
            <text:p>19.0621290902</text:p>
          </table:table-cell>
          <table:table-cell table:formula="of:=PI()*[.$A401]" office:value-type="float" office:value="59.8854447115971">
            <text:p>59.8854447116</text:p>
          </table:table-cell>
          <table:table-cell table:formula="of:=20*(500-499*COS([.$B401]*(1+RAND())))" office:value-type="float" office:value="4330.71247696201">
            <text:p>4330.712476962</text:p>
          </table:table-cell>
          <table:table-cell table:formula="of:=INT([.C401])" office:value-type="float" office:value="4330">
            <text:p>4330</text:p>
          </table:table-cell>
          <table:table-cell table:formula="of:=[.D401]-[.D400]" office:value-type="float" office:value="-15641">
            <text:p>-15641</text:p>
          </table:table-cell>
          <table:table-cell table:number-columns-repeated="11"/>
        </table:table-row>
        <table:table-row table:style-name="ro1">
          <table:table-cell table:formula="of:=[.$A401]+RAND()*0.1" office:value-type="float" office:value="19.1401512283366">
            <text:p>19.1401512283</text:p>
          </table:table-cell>
          <table:table-cell table:formula="of:=PI()*[.$A402]" office:value-type="float" office:value="60.13055848754">
            <text:p>60.1305584875</text:p>
          </table:table-cell>
          <table:table-cell table:formula="of:=20*(500-499*COS([.$B402]*(1+RAND())))" office:value-type="float" office:value="19819.8301285669">
            <text:p>19819.8301285669</text:p>
          </table:table-cell>
          <table:table-cell table:formula="of:=INT([.C402])" office:value-type="float" office:value="19819">
            <text:p>19819</text:p>
          </table:table-cell>
          <table:table-cell table:formula="of:=[.D402]-[.D401]" office:value-type="float" office:value="15489">
            <text:p>15489</text:p>
          </table:table-cell>
          <table:table-cell table:number-columns-repeated="11"/>
        </table:table-row>
        <table:table-row table:style-name="ro1">
          <table:table-cell table:formula="of:=[.$A402]+RAND()*0.1" office:value-type="float" office:value="19.2279265983962">
            <text:p>19.2279265984</text:p>
          </table:table-cell>
          <table:table-cell table:formula="of:=PI()*[.$A403]" office:value-type="float" office:value="60.4063129452852">
            <text:p>60.4063129453</text:p>
          </table:table-cell>
          <table:table-cell table:formula="of:=20*(500-499*COS([.$B403]*(1+RAND())))" office:value-type="float" office:value="19851.1786480389">
            <text:p>19851.1786480389</text:p>
          </table:table-cell>
          <table:table-cell table:formula="of:=INT([.C403])" office:value-type="float" office:value="19851">
            <text:p>19851</text:p>
          </table:table-cell>
          <table:table-cell table:formula="of:=[.D403]-[.D402]" office:value-type="float" office:value="32">
            <text:p>32</text:p>
          </table:table-cell>
          <table:table-cell table:number-columns-repeated="11"/>
        </table:table-row>
        <table:table-row table:style-name="ro1">
          <table:table-cell table:formula="of:=[.$A403]+RAND()*0.1" office:value-type="float" office:value="19.3256156084128">
            <text:p>19.3256156084</text:p>
          </table:table-cell>
          <table:table-cell table:formula="of:=PI()*[.$A404]" office:value-type="float" office:value="60.7132120214899">
            <text:p>60.7132120215</text:p>
          </table:table-cell>
          <table:table-cell table:formula="of:=20*(500-499*COS([.$B404]*(1+RAND())))" office:value-type="float" office:value="3448.42601304554">
            <text:p>3448.4260130456</text:p>
          </table:table-cell>
          <table:table-cell table:formula="of:=INT([.C404])" office:value-type="float" office:value="3448">
            <text:p>3448</text:p>
          </table:table-cell>
          <table:table-cell table:formula="of:=[.D404]-[.D403]" office:value-type="float" office:value="-16403">
            <text:p>-16403</text:p>
          </table:table-cell>
          <table:table-cell table:number-columns-repeated="11"/>
        </table:table-row>
        <table:table-row table:style-name="ro1">
          <table:table-cell table:formula="of:=[.$A404]+RAND()*0.1" office:value-type="float" office:value="19.3798717198428">
            <text:p>19.3798717198</text:p>
          </table:table-cell>
          <table:table-cell table:formula="of:=PI()*[.$A405]" office:value-type="float" office:value="60.8836626225707">
            <text:p>60.8836626226</text:p>
          </table:table-cell>
          <table:table-cell table:formula="of:=20*(500-499*COS([.$B405]*(1+RAND())))" office:value-type="float" office:value="19858.9890893756">
            <text:p>19858.9890893756</text:p>
          </table:table-cell>
          <table:table-cell table:formula="of:=INT([.C405])" office:value-type="float" office:value="19858">
            <text:p>19858</text:p>
          </table:table-cell>
          <table:table-cell table:formula="of:=[.D405]-[.D404]" office:value-type="float" office:value="16410">
            <text:p>16410</text:p>
          </table:table-cell>
          <table:table-cell table:number-columns-repeated="11"/>
        </table:table-row>
        <table:table-row table:style-name="ro1">
          <table:table-cell table:formula="of:=[.$A405]+RAND()*0.1" office:value-type="float" office:value="19.3874797813594">
            <text:p>19.3874797814</text:p>
          </table:table-cell>
          <table:table-cell table:formula="of:=PI()*[.$A406]" office:value-type="float" office:value="60.9075640527395">
            <text:p>60.9075640527</text:p>
          </table:table-cell>
          <table:table-cell table:formula="of:=20*(500-499*COS([.$B406]*(1+RAND())))" office:value-type="float" office:value="16218.5026938999">
            <text:p>16218.5026938999</text:p>
          </table:table-cell>
          <table:table-cell table:formula="of:=INT([.C406])" office:value-type="float" office:value="16218">
            <text:p>16218</text:p>
          </table:table-cell>
          <table:table-cell table:formula="of:=[.D406]-[.D405]" office:value-type="float" office:value="-3640">
            <text:p>-3640</text:p>
          </table:table-cell>
          <table:table-cell table:number-columns-repeated="11"/>
        </table:table-row>
        <table:table-row table:style-name="ro1">
          <table:table-cell table:formula="of:=[.$A406]+RAND()*0.1" office:value-type="float" office:value="19.43302062843">
            <text:p>19.4330206284</text:p>
          </table:table-cell>
          <table:table-cell table:formula="of:=PI()*[.$A407]" office:value-type="float" office:value="61.0506348433345">
            <text:p>61.0506348433</text:p>
          </table:table-cell>
          <table:table-cell table:formula="of:=20*(500-499*COS([.$B407]*(1+RAND())))" office:value-type="float" office:value="1356.52988301688">
            <text:p>1356.5298830169</text:p>
          </table:table-cell>
          <table:table-cell table:formula="of:=INT([.C407])" office:value-type="float" office:value="1356">
            <text:p>1356</text:p>
          </table:table-cell>
          <table:table-cell table:formula="of:=[.D407]-[.D406]" office:value-type="float" office:value="-14862">
            <text:p>-14862</text:p>
          </table:table-cell>
          <table:table-cell table:number-columns-repeated="11"/>
        </table:table-row>
        <table:table-row table:style-name="ro1">
          <table:table-cell table:formula="of:=[.$A407]+RAND()*0.1" office:value-type="float" office:value="19.4524920687545">
            <text:p>19.4524920688</text:p>
          </table:table-cell>
          <table:table-cell table:formula="of:=PI()*[.$A408]" office:value-type="float" office:value="61.1118061772129">
            <text:p>61.1118061772</text:p>
          </table:table-cell>
          <table:table-cell table:formula="of:=20*(500-499*COS([.$B408]*(1+RAND())))" office:value-type="float" office:value="19966.5175101713">
            <text:p>19966.5175101713</text:p>
          </table:table-cell>
          <table:table-cell table:formula="of:=INT([.C408])" office:value-type="float" office:value="19966">
            <text:p>19966</text:p>
          </table:table-cell>
          <table:table-cell table:formula="of:=[.D408]-[.D407]" office:value-type="float" office:value="18610">
            <text:p>18610</text:p>
          </table:table-cell>
          <table:table-cell table:number-columns-repeated="11"/>
        </table:table-row>
        <table:table-row table:style-name="ro1">
          <table:table-cell table:formula="of:=[.$A408]+RAND()*0.1" office:value-type="float" office:value="19.5383907402866">
            <text:p>19.5383907403</text:p>
          </table:table-cell>
          <table:table-cell table:formula="of:=PI()*[.$A409]" office:value-type="float" office:value="61.3816648126511">
            <text:p>61.3816648127</text:p>
          </table:table-cell>
          <table:table-cell table:formula="of:=20*(500-499*COS([.$B409]*(1+RAND())))" office:value-type="float" office:value="9126.77305736607">
            <text:p>9126.7730573661</text:p>
          </table:table-cell>
          <table:table-cell table:formula="of:=INT([.C409])" office:value-type="float" office:value="9126">
            <text:p>9126</text:p>
          </table:table-cell>
          <table:table-cell table:formula="of:=[.D409]-[.D408]" office:value-type="float" office:value="-10840">
            <text:p>-10840</text:p>
          </table:table-cell>
          <table:table-cell table:number-columns-repeated="11"/>
        </table:table-row>
        <table:table-row table:style-name="ro1">
          <table:table-cell table:formula="of:=[.$A409]+RAND()*0.1" office:value-type="float" office:value="19.6284168587998">
            <text:p>19.6284168588</text:p>
          </table:table-cell>
          <table:table-cell table:formula="of:=PI()*[.$A410]" office:value-type="float" office:value="61.6644902052034">
            <text:p>61.6644902052</text:p>
          </table:table-cell>
          <table:table-cell table:formula="of:=20*(500-499*COS([.$B410]*(1+RAND())))" office:value-type="float" office:value="38.5236531894361">
            <text:p>38.5236531894</text:p>
          </table:table-cell>
          <table:table-cell table:formula="of:=INT([.C410])" office:value-type="float" office:value="38">
            <text:p>38</text:p>
          </table:table-cell>
          <table:table-cell table:formula="of:=[.D410]-[.D409]" office:value-type="float" office:value="-9088">
            <text:p>-9088</text:p>
          </table:table-cell>
          <table:table-cell table:number-columns-repeated="11"/>
        </table:table-row>
        <table:table-row table:style-name="ro1">
          <table:table-cell table:formula="of:=[.$A410]+RAND()*0.1" office:value-type="float" office:value="19.6790691548493">
            <text:p>19.6790691548</text:p>
          </table:table-cell>
          <table:table-cell table:formula="of:=PI()*[.$A411]" office:value-type="float" office:value="61.82361908636">
            <text:p>61.8236190864</text:p>
          </table:table-cell>
          <table:table-cell table:formula="of:=20*(500-499*COS([.$B411]*(1+RAND())))" office:value-type="float" office:value="12286.976458209">
            <text:p>12286.976458209</text:p>
          </table:table-cell>
          <table:table-cell table:formula="of:=INT([.C411])" office:value-type="float" office:value="12286">
            <text:p>12286</text:p>
          </table:table-cell>
          <table:table-cell table:formula="of:=[.D411]-[.D410]" office:value-type="float" office:value="12248">
            <text:p>12248</text:p>
          </table:table-cell>
          <table:table-cell table:number-columns-repeated="11"/>
        </table:table-row>
        <table:table-row table:style-name="ro1">
          <table:table-cell table:formula="of:=[.$A411]+RAND()*0.1" office:value-type="float" office:value="19.7226913105697">
            <text:p>19.7226913106</text:p>
          </table:table-cell>
          <table:table-cell table:formula="of:=PI()*[.$A412]" office:value-type="float" office:value="61.9606621303049">
            <text:p>61.9606621303</text:p>
          </table:table-cell>
          <table:table-cell table:formula="of:=20*(500-499*COS([.$B412]*(1+RAND())))" office:value-type="float" office:value="16951.7429110182">
            <text:p>16951.7429110182</text:p>
          </table:table-cell>
          <table:table-cell table:formula="of:=INT([.C412])" office:value-type="float" office:value="16951">
            <text:p>16951</text:p>
          </table:table-cell>
          <table:table-cell table:formula="of:=[.D412]-[.D411]" office:value-type="float" office:value="4665">
            <text:p>4665</text:p>
          </table:table-cell>
          <table:table-cell table:number-columns-repeated="11"/>
        </table:table-row>
        <table:table-row table:style-name="ro1">
          <table:table-cell table:formula="of:=[.$A412]+RAND()*0.1" office:value-type="float" office:value="19.7906197752804">
            <text:p>19.7906197753</text:p>
          </table:table-cell>
          <table:table-cell table:formula="of:=PI()*[.$A413]" office:value-type="float" office:value="62.1740656960097">
            <text:p>62.174065696</text:p>
          </table:table-cell>
          <table:table-cell table:formula="of:=20*(500-499*COS([.$B413]*(1+RAND())))" office:value-type="float" office:value="2929.06733148396">
            <text:p>2929.067331484</text:p>
          </table:table-cell>
          <table:table-cell table:formula="of:=INT([.C413])" office:value-type="float" office:value="2929">
            <text:p>2929</text:p>
          </table:table-cell>
          <table:table-cell table:formula="of:=[.D413]-[.D412]" office:value-type="float" office:value="-14022">
            <text:p>-14022</text:p>
          </table:table-cell>
          <table:table-cell table:number-columns-repeated="11"/>
        </table:table-row>
        <table:table-row table:style-name="ro1">
          <table:table-cell table:formula="of:=[.$A413]+RAND()*0.1" office:value-type="float" office:value="19.8483148639556">
            <text:p>19.848314864</text:p>
          </table:table-cell>
          <table:table-cell table:formula="of:=PI()*[.$A414]" office:value-type="float" office:value="62.35532016274">
            <text:p>62.3553201627</text:p>
          </table:table-cell>
          <table:table-cell table:formula="of:=20*(500-499*COS([.$B414]*(1+RAND())))" office:value-type="float" office:value="14132.2631064911">
            <text:p>14132.2631064911</text:p>
          </table:table-cell>
          <table:table-cell table:formula="of:=INT([.C414])" office:value-type="float" office:value="14132">
            <text:p>14132</text:p>
          </table:table-cell>
          <table:table-cell table:formula="of:=[.D414]-[.D413]" office:value-type="float" office:value="11203">
            <text:p>11203</text:p>
          </table:table-cell>
          <table:table-cell table:number-columns-repeated="11"/>
        </table:table-row>
        <table:table-row table:style-name="ro1">
          <table:table-cell table:formula="of:=[.$A414]+RAND()*0.1" office:value-type="float" office:value="19.8605505612679">
            <text:p>19.8605505613</text:p>
          </table:table-cell>
          <table:table-cell table:formula="of:=PI()*[.$A415]" office:value-type="float" office:value="62.3937597395279">
            <text:p>62.3937597395</text:p>
          </table:table-cell>
          <table:table-cell table:formula="of:=20*(500-499*COS([.$B415]*(1+RAND())))" office:value-type="float" office:value="16833.6512936515">
            <text:p>16833.6512936515</text:p>
          </table:table-cell>
          <table:table-cell table:formula="of:=INT([.C415])" office:value-type="float" office:value="16833">
            <text:p>16833</text:p>
          </table:table-cell>
          <table:table-cell table:formula="of:=[.D415]-[.D414]" office:value-type="float" office:value="2701">
            <text:p>2701</text:p>
          </table:table-cell>
          <table:table-cell table:number-columns-repeated="11"/>
        </table:table-row>
        <table:table-row table:style-name="ro1">
          <table:table-cell table:formula="of:=[.$A415]+RAND()*0.1" office:value-type="float" office:value="19.9341735131107">
            <text:p>19.9341735131</text:p>
          </table:table-cell>
          <table:table-cell table:formula="of:=PI()*[.$A416]" office:value-type="float" office:value="62.6250530641729">
            <text:p>62.6250530642</text:p>
          </table:table-cell>
          <table:table-cell table:formula="of:=20*(500-499*COS([.$B416]*(1+RAND())))" office:value-type="float" office:value="10999.8661000845">
            <text:p>10999.8661000845</text:p>
          </table:table-cell>
          <table:table-cell table:formula="of:=INT([.C416])" office:value-type="float" office:value="10999">
            <text:p>10999</text:p>
          </table:table-cell>
          <table:table-cell table:formula="of:=[.D416]-[.D415]" office:value-type="float" office:value="-5834">
            <text:p>-5834</text:p>
          </table:table-cell>
          <table:table-cell table:number-columns-repeated="11"/>
        </table:table-row>
        <table:table-row table:style-name="ro1">
          <table:table-cell table:formula="of:=[.$A416]+RAND()*0.1" office:value-type="float" office:value="19.9373265790753">
            <text:p>19.9373265791</text:p>
          </table:table-cell>
          <table:table-cell table:formula="of:=PI()*[.$A417]" office:value-type="float" office:value="62.6349587130435">
            <text:p>62.634958713</text:p>
          </table:table-cell>
          <table:table-cell table:formula="of:=20*(500-499*COS([.$B417]*(1+RAND())))" office:value-type="float" office:value="3381.7307042115">
            <text:p>3381.7307042115</text:p>
          </table:table-cell>
          <table:table-cell table:formula="of:=INT([.C417])" office:value-type="float" office:value="3381">
            <text:p>3381</text:p>
          </table:table-cell>
          <table:table-cell table:formula="of:=[.D417]-[.D416]" office:value-type="float" office:value="-7618">
            <text:p>-7618</text:p>
          </table:table-cell>
          <table:table-cell table:number-columns-repeated="11"/>
        </table:table-row>
        <table:table-row table:style-name="ro1">
          <table:table-cell table:formula="of:=[.$A417]+RAND()*0.1" office:value-type="float" office:value="19.9908686340321">
            <text:p>19.990868634</text:p>
          </table:table-cell>
          <table:table-cell table:formula="of:=PI()*[.$A418]" office:value-type="float" office:value="62.8031660395538">
            <text:p>62.8031660396</text:p>
          </table:table-cell>
          <table:table-cell table:formula="of:=20*(500-499*COS([.$B418]*(1+RAND())))" office:value-type="float" office:value="13273.1879445505">
            <text:p>13273.1879445505</text:p>
          </table:table-cell>
          <table:table-cell table:formula="of:=INT([.C418])" office:value-type="float" office:value="13273">
            <text:p>13273</text:p>
          </table:table-cell>
          <table:table-cell table:formula="of:=[.D418]-[.D417]" office:value-type="float" office:value="9892">
            <text:p>9892</text:p>
          </table:table-cell>
          <table:table-cell table:number-columns-repeated="11"/>
        </table:table-row>
        <table:table-row table:style-name="ro1">
          <table:table-cell table:formula="of:=[.$A418]+RAND()*0.1" office:value-type="float" office:value="19.9967238194775">
            <text:p>19.9967238195</text:p>
          </table:table-cell>
          <table:table-cell table:formula="of:=PI()*[.$A419]" office:value-type="float" office:value="62.8215606471345">
            <text:p>62.8215606471</text:p>
          </table:table-cell>
          <table:table-cell table:formula="of:=20*(500-499*COS([.$B419]*(1+RAND())))" office:value-type="float" office:value="16325.488208289">
            <text:p>16325.488208289</text:p>
          </table:table-cell>
          <table:table-cell table:formula="of:=INT([.C419])" office:value-type="float" office:value="16325">
            <text:p>16325</text:p>
          </table:table-cell>
          <table:table-cell table:formula="of:=[.D419]-[.D418]" office:value-type="float" office:value="3052">
            <text:p>3052</text:p>
          </table:table-cell>
          <table:table-cell table:number-columns-repeated="11"/>
        </table:table-row>
        <table:table-row table:style-name="ro1">
          <table:table-cell table:formula="of:=[.$A419]+RAND()*0.1" office:value-type="float" office:value="20.039986224426">
            <text:p>20.0399862244</text:p>
          </table:table-cell>
          <table:table-cell table:formula="of:=PI()*[.$A420]" office:value-type="float" office:value="62.9574735006973">
            <text:p>62.9574735007</text:p>
          </table:table-cell>
          <table:table-cell table:formula="of:=20*(500-499*COS([.$B420]*(1+RAND())))" office:value-type="float" office:value="2482.88911532362">
            <text:p>2482.8891153236</text:p>
          </table:table-cell>
          <table:table-cell table:formula="of:=INT([.C420])" office:value-type="float" office:value="2482">
            <text:p>2482</text:p>
          </table:table-cell>
          <table:table-cell table:formula="of:=[.D420]-[.D419]" office:value-type="float" office:value="-13843">
            <text:p>-13843</text:p>
          </table:table-cell>
          <table:table-cell table:number-columns-repeated="11"/>
        </table:table-row>
        <table:table-row table:style-name="ro1">
          <table:table-cell table:formula="of:=[.$A420]+RAND()*0.1" office:value-type="float" office:value="20.0989404258784">
            <text:p>20.0989404259</text:p>
          </table:table-cell>
          <table:table-cell table:formula="of:=PI()*[.$A421]" office:value-type="float" office:value="63.1426835868785">
            <text:p>63.1426835869</text:p>
          </table:table-cell>
          <table:table-cell table:formula="of:=20*(500-499*COS([.$B421]*(1+RAND())))" office:value-type="float" office:value="19624.0433617127">
            <text:p>19624.0433617127</text:p>
          </table:table-cell>
          <table:table-cell table:formula="of:=INT([.C421])" office:value-type="float" office:value="19624">
            <text:p>19624</text:p>
          </table:table-cell>
          <table:table-cell table:formula="of:=[.D421]-[.D420]" office:value-type="float" office:value="17142">
            <text:p>17142</text:p>
          </table:table-cell>
          <table:table-cell table:number-columns-repeated="11"/>
        </table:table-row>
        <table:table-row table:style-name="ro1">
          <table:table-cell table:formula="of:=[.$A421]+RAND()*0.1" office:value-type="float" office:value="20.1224496170878">
            <text:p>20.1224496171</text:p>
          </table:table-cell>
          <table:table-cell table:formula="of:=PI()*[.$A422]" office:value-type="float" office:value="63.2165398892739">
            <text:p>63.2165398893</text:p>
          </table:table-cell>
          <table:table-cell table:formula="of:=20*(500-499*COS([.$B422]*(1+RAND())))" office:value-type="float" office:value="19452.5530383209">
            <text:p>19452.5530383209</text:p>
          </table:table-cell>
          <table:table-cell table:formula="of:=INT([.C422])" office:value-type="float" office:value="19452">
            <text:p>19452</text:p>
          </table:table-cell>
          <table:table-cell table:formula="of:=[.D422]-[.D421]" office:value-type="float" office:value="-172">
            <text:p>-172</text:p>
          </table:table-cell>
          <table:table-cell table:number-columns-repeated="11"/>
        </table:table-row>
        <table:table-row table:style-name="ro1">
          <table:table-cell table:formula="of:=[.$A422]+RAND()*0.1" office:value-type="float" office:value="20.1477999261115">
            <text:p>20.1477999261</text:p>
          </table:table-cell>
          <table:table-cell table:formula="of:=PI()*[.$A423]" office:value-type="float" office:value="63.2961802338688">
            <text:p>63.2961802339</text:p>
          </table:table-cell>
          <table:table-cell table:formula="of:=20*(500-499*COS([.$B423]*(1+RAND())))" office:value-type="float" office:value="9677.93406451151">
            <text:p>9677.9340645115</text:p>
          </table:table-cell>
          <table:table-cell table:formula="of:=INT([.C423])" office:value-type="float" office:value="9677">
            <text:p>9677</text:p>
          </table:table-cell>
          <table:table-cell table:formula="of:=[.D423]-[.D422]" office:value-type="float" office:value="-9775">
            <text:p>-9775</text:p>
          </table:table-cell>
          <table:table-cell table:number-columns-repeated="11"/>
        </table:table-row>
        <table:table-row table:style-name="ro1">
          <table:table-cell table:formula="of:=[.$A423]+RAND()*0.1" office:value-type="float" office:value="20.2203177600633">
            <text:p>20.2203177601</text:p>
          </table:table-cell>
          <table:table-cell table:formula="of:=PI()*[.$A424]" office:value-type="float" office:value="63.5240017282662">
            <text:p>63.5240017283</text:p>
          </table:table-cell>
          <table:table-cell table:formula="of:=20*(500-499*COS([.$B424]*(1+RAND())))" office:value-type="float" office:value="2206.80736677451">
            <text:p>2206.8073667745</text:p>
          </table:table-cell>
          <table:table-cell table:formula="of:=INT([.C424])" office:value-type="float" office:value="2206">
            <text:p>2206</text:p>
          </table:table-cell>
          <table:table-cell table:formula="of:=[.D424]-[.D423]" office:value-type="float" office:value="-7471">
            <text:p>-7471</text:p>
          </table:table-cell>
          <table:table-cell table:number-columns-repeated="11"/>
        </table:table-row>
        <table:table-row table:style-name="ro1">
          <table:table-cell table:formula="of:=[.$A424]+RAND()*0.1" office:value-type="float" office:value="20.2357488775626">
            <text:p>20.2357488776</text:p>
          </table:table-cell>
          <table:table-cell table:formula="of:=PI()*[.$A425]" office:value-type="float" office:value="63.5724800136385">
            <text:p>63.5724800136</text:p>
          </table:table-cell>
          <table:table-cell table:formula="of:=20*(500-499*COS([.$B425]*(1+RAND())))" office:value-type="float" office:value="366.611974075952">
            <text:p>366.611974076</text:p>
          </table:table-cell>
          <table:table-cell table:formula="of:=INT([.C425])" office:value-type="float" office:value="366">
            <text:p>366</text:p>
          </table:table-cell>
          <table:table-cell table:formula="of:=[.D425]-[.D424]" office:value-type="float" office:value="-1840">
            <text:p>-1840</text:p>
          </table:table-cell>
          <table:table-cell table:number-columns-repeated="11"/>
        </table:table-row>
        <table:table-row table:style-name="ro1">
          <table:table-cell table:formula="of:=[.$A425]+RAND()*0.1" office:value-type="float" office:value="20.2874121629633">
            <text:p>20.287412163</text:p>
          </table:table-cell>
          <table:table-cell table:formula="of:=PI()*[.$A426]" office:value-type="float" office:value="63.7347850115137">
            <text:p>63.7347850115</text:p>
          </table:table-cell>
          <table:table-cell table:formula="of:=20*(500-499*COS([.$B426]*(1+RAND())))" office:value-type="float" office:value="649.73879930866">
            <text:p>649.7387993087</text:p>
          </table:table-cell>
          <table:table-cell table:formula="of:=INT([.C426])" office:value-type="float" office:value="649">
            <text:p>649</text:p>
          </table:table-cell>
          <table:table-cell table:formula="of:=[.D426]-[.D425]" office:value-type="float" office:value="283">
            <text:p>283</text:p>
          </table:table-cell>
          <table:table-cell table:number-columns-repeated="11"/>
        </table:table-row>
        <table:table-row table:style-name="ro1">
          <table:table-cell table:formula="of:=[.$A426]+RAND()*0.1" office:value-type="float" office:value="20.3213610758074">
            <text:p>20.3213610758</text:p>
          </table:table-cell>
          <table:table-cell table:formula="of:=PI()*[.$A427]" office:value-type="float" office:value="63.841438666702">
            <text:p>63.8414386667</text:p>
          </table:table-cell>
          <table:table-cell table:formula="of:=20*(500-499*COS([.$B427]*(1+RAND())))" office:value-type="float" office:value="7802.06868861424">
            <text:p>7802.0686886143</text:p>
          </table:table-cell>
          <table:table-cell table:formula="of:=INT([.C427])" office:value-type="float" office:value="7802">
            <text:p>7802</text:p>
          </table:table-cell>
          <table:table-cell table:formula="of:=[.D427]-[.D426]" office:value-type="float" office:value="7153">
            <text:p>7153</text:p>
          </table:table-cell>
          <table:table-cell table:number-columns-repeated="11"/>
        </table:table-row>
        <table:table-row table:style-name="ro1">
          <table:table-cell table:formula="of:=[.$A427]+RAND()*0.1" office:value-type="float" office:value="20.3553969308268">
            <text:p>20.3553969308</text:p>
          </table:table-cell>
          <table:table-cell table:formula="of:=PI()*[.$A428]" office:value-type="float" office:value="63.9483654587898">
            <text:p>63.9483654588</text:p>
          </table:table-cell>
          <table:table-cell table:formula="of:=20*(500-499*COS([.$B428]*(1+RAND())))" office:value-type="float" office:value="19920.6659240439">
            <text:p>19920.6659240439</text:p>
          </table:table-cell>
          <table:table-cell table:formula="of:=INT([.C428])" office:value-type="float" office:value="19920">
            <text:p>19920</text:p>
          </table:table-cell>
          <table:table-cell table:formula="of:=[.D428]-[.D427]" office:value-type="float" office:value="12118">
            <text:p>12118</text:p>
          </table:table-cell>
          <table:table-cell table:number-columns-repeated="11"/>
        </table:table-row>
        <table:table-row table:style-name="ro1">
          <table:table-cell table:formula="of:=[.$A428]+RAND()*0.1" office:value-type="float" office:value="20.4262969509233">
            <text:p>20.4262969509</text:p>
          </table:table-cell>
          <table:table-cell table:formula="of:=PI()*[.$A429]" office:value-type="float" office:value="64.1711044410642">
            <text:p>64.1711044411</text:p>
          </table:table-cell>
          <table:table-cell table:formula="of:=20*(500-499*COS([.$B429]*(1+RAND())))" office:value-type="float" office:value="19649.761724402">
            <text:p>19649.761724402</text:p>
          </table:table-cell>
          <table:table-cell table:formula="of:=INT([.C429])" office:value-type="float" office:value="19649">
            <text:p>19649</text:p>
          </table:table-cell>
          <table:table-cell table:formula="of:=[.D429]-[.D428]" office:value-type="float" office:value="-271">
            <text:p>-271</text:p>
          </table:table-cell>
          <table:table-cell table:number-columns-repeated="11"/>
        </table:table-row>
        <table:table-row table:style-name="ro1">
          <table:table-cell table:formula="of:=[.$A429]+RAND()*0.1" office:value-type="float" office:value="20.4792704592925">
            <text:p>20.4792704593</text:p>
          </table:table-cell>
          <table:table-cell table:formula="of:=PI()*[.$A430]" office:value-type="float" office:value="64.3375256257917">
            <text:p>64.3375256258</text:p>
          </table:table-cell>
          <table:table-cell table:formula="of:=20*(500-499*COS([.$B430]*(1+RAND())))" office:value-type="float" office:value="9748.41039210931">
            <text:p>9748.4103921093</text:p>
          </table:table-cell>
          <table:table-cell table:formula="of:=INT([.C430])" office:value-type="float" office:value="9748">
            <text:p>9748</text:p>
          </table:table-cell>
          <table:table-cell table:formula="of:=[.D430]-[.D429]" office:value-type="float" office:value="-9901">
            <text:p>-9901</text:p>
          </table:table-cell>
          <table:table-cell table:number-columns-repeated="11"/>
        </table:table-row>
        <table:table-row table:style-name="ro1">
          <table:table-cell table:formula="of:=[.$A430]+RAND()*0.1" office:value-type="float" office:value="20.5453042296693">
            <text:p>20.5453042297</text:p>
          </table:table-cell>
          <table:table-cell table:formula="of:=PI()*[.$A431]" office:value-type="float" office:value="64.5449768336963">
            <text:p>64.5449768337</text:p>
          </table:table-cell>
          <table:table-cell table:formula="of:=20*(500-499*COS([.$B431]*(1+RAND())))" office:value-type="float" office:value="14687.1078274928">
            <text:p>14687.1078274928</text:p>
          </table:table-cell>
          <table:table-cell table:formula="of:=INT([.C431])" office:value-type="float" office:value="14687">
            <text:p>14687</text:p>
          </table:table-cell>
          <table:table-cell table:formula="of:=[.D431]-[.D430]" office:value-type="float" office:value="4939">
            <text:p>4939</text:p>
          </table:table-cell>
          <table:table-cell table:number-columns-repeated="11"/>
        </table:table-row>
        <table:table-row table:style-name="ro1">
          <table:table-cell table:formula="of:=[.$A431]+RAND()*0.1" office:value-type="float" office:value="20.5524715519976">
            <text:p>20.552471552</text:p>
          </table:table-cell>
          <table:table-cell table:formula="of:=PI()*[.$A432]" office:value-type="float" office:value="64.5674936408688">
            <text:p>64.5674936409</text:p>
          </table:table-cell>
          <table:table-cell table:formula="of:=20*(500-499*COS([.$B432]*(1+RAND())))" office:value-type="float" office:value="268.276503815136">
            <text:p>268.2765038151</text:p>
          </table:table-cell>
          <table:table-cell table:formula="of:=INT([.C432])" office:value-type="float" office:value="268">
            <text:p>268</text:p>
          </table:table-cell>
          <table:table-cell table:formula="of:=[.D432]-[.D431]" office:value-type="float" office:value="-14419">
            <text:p>-14419</text:p>
          </table:table-cell>
          <table:table-cell table:number-columns-repeated="11"/>
        </table:table-row>
        <table:table-row table:style-name="ro1">
          <table:table-cell table:formula="of:=[.$A432]+RAND()*0.1" office:value-type="float" office:value="20.5834671984892">
            <text:p>20.5834671985</text:p>
          </table:table-cell>
          <table:table-cell table:formula="of:=PI()*[.$A433]" office:value-type="float" office:value="64.6648693361803">
            <text:p>64.6648693362</text:p>
          </table:table-cell>
          <table:table-cell table:formula="of:=20*(500-499*COS([.$B433]*(1+RAND())))" office:value-type="float" office:value="19864.7457420323">
            <text:p>19864.7457420323</text:p>
          </table:table-cell>
          <table:table-cell table:formula="of:=INT([.C433])" office:value-type="float" office:value="19864">
            <text:p>19864</text:p>
          </table:table-cell>
          <table:table-cell table:formula="of:=[.D433]-[.D432]" office:value-type="float" office:value="19596">
            <text:p>19596</text:p>
          </table:table-cell>
          <table:table-cell table:number-columns-repeated="11"/>
        </table:table-row>
        <table:table-row table:style-name="ro1">
          <table:table-cell table:formula="of:=[.$A433]+RAND()*0.1" office:value-type="float" office:value="20.6372763389256">
            <text:p>20.6372763389</text:p>
          </table:table-cell>
          <table:table-cell table:formula="of:=PI()*[.$A434]" office:value-type="float" office:value="64.8339157364711">
            <text:p>64.8339157365</text:p>
          </table:table-cell>
          <table:table-cell table:formula="of:=20*(500-499*COS([.$B434]*(1+RAND())))" office:value-type="float" office:value="2864.15315674022">
            <text:p>2864.1531567402</text:p>
          </table:table-cell>
          <table:table-cell table:formula="of:=INT([.C434])" office:value-type="float" office:value="2864">
            <text:p>2864</text:p>
          </table:table-cell>
          <table:table-cell table:formula="of:=[.D434]-[.D433]" office:value-type="float" office:value="-17000">
            <text:p>-17000</text:p>
          </table:table-cell>
          <table:table-cell table:number-columns-repeated="11"/>
        </table:table-row>
        <table:table-row table:style-name="ro1">
          <table:table-cell table:formula="of:=[.$A434]+RAND()*0.1" office:value-type="float" office:value="20.6421326712705">
            <text:p>20.6421326713</text:p>
          </table:table-cell>
          <table:table-cell table:formula="of:=PI()*[.$A435]" office:value-type="float" office:value="64.8491723544893">
            <text:p>64.8491723545</text:p>
          </table:table-cell>
          <table:table-cell table:formula="of:=20*(500-499*COS([.$B435]*(1+RAND())))" office:value-type="float" office:value="19727.6671224409">
            <text:p>19727.6671224409</text:p>
          </table:table-cell>
          <table:table-cell table:formula="of:=INT([.C435])" office:value-type="float" office:value="19727">
            <text:p>19727</text:p>
          </table:table-cell>
          <table:table-cell table:formula="of:=[.D435]-[.D434]" office:value-type="float" office:value="16863">
            <text:p>16863</text:p>
          </table:table-cell>
          <table:table-cell table:number-columns-repeated="11"/>
        </table:table-row>
        <table:table-row table:style-name="ro1">
          <table:table-cell table:formula="of:=[.$A435]+RAND()*0.1" office:value-type="float" office:value="20.7273844291922">
            <text:p>20.7273844292</text:p>
          </table:table-cell>
          <table:table-cell table:formula="of:=PI()*[.$A436]" office:value-type="float" office:value="65.1169986508816">
            <text:p>65.1169986509</text:p>
          </table:table-cell>
          <table:table-cell table:formula="of:=20*(500-499*COS([.$B436]*(1+RAND())))" office:value-type="float" office:value="17521.8571788636">
            <text:p>17521.8571788636</text:p>
          </table:table-cell>
          <table:table-cell table:formula="of:=INT([.C436])" office:value-type="float" office:value="17521">
            <text:p>17521</text:p>
          </table:table-cell>
          <table:table-cell table:formula="of:=[.D436]-[.D435]" office:value-type="float" office:value="-2206">
            <text:p>-2206</text:p>
          </table:table-cell>
          <table:table-cell table:number-columns-repeated="11"/>
        </table:table-row>
        <table:table-row table:style-name="ro1">
          <table:table-cell table:formula="of:=[.$A436]+RAND()*0.1" office:value-type="float" office:value="20.7888016311452">
            <text:p>20.7888016311</text:p>
          </table:table-cell>
          <table:table-cell table:formula="of:=PI()*[.$A437]" office:value-type="float" office:value="65.3099464813412">
            <text:p>65.3099464813</text:p>
          </table:table-cell>
          <table:table-cell table:formula="of:=20*(500-499*COS([.$B437]*(1+RAND())))" office:value-type="float" office:value="17526.0787436289">
            <text:p>17526.0787436289</text:p>
          </table:table-cell>
          <table:table-cell table:formula="of:=INT([.C437])" office:value-type="float" office:value="17526">
            <text:p>17526</text:p>
          </table:table-cell>
          <table:table-cell table:formula="of:=[.D437]-[.D436]"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formula="of:=[.$A437]+RAND()*0.1" office:value-type="float" office:value="20.8391988105606">
            <text:p>20.8391988106</text:p>
          </table:table-cell>
          <table:table-cell table:formula="of:=PI()*[.$A438]" office:value-type="float" office:value="65.4682738899544">
            <text:p>65.46827389</text:p>
          </table:table-cell>
          <table:table-cell table:formula="of:=20*(500-499*COS([.$B438]*(1+RAND())))" office:value-type="float" office:value="128.823805957369">
            <text:p>128.8238059574</text:p>
          </table:table-cell>
          <table:table-cell table:formula="of:=INT([.C438])" office:value-type="float" office:value="128">
            <text:p>128</text:p>
          </table:table-cell>
          <table:table-cell table:formula="of:=[.D438]-[.D437]" office:value-type="float" office:value="-17398">
            <text:p>-17398</text:p>
          </table:table-cell>
          <table:table-cell table:number-columns-repeated="11"/>
        </table:table-row>
        <table:table-row table:style-name="ro1">
          <table:table-cell table:formula="of:=[.$A438]+RAND()*0.1" office:value-type="float" office:value="20.8439220088068">
            <text:p>20.8439220088</text:p>
          </table:table-cell>
          <table:table-cell table:formula="of:=PI()*[.$A439]" office:value-type="float" office:value="65.4831122548662">
            <text:p>65.4831122549</text:p>
          </table:table-cell>
          <table:table-cell table:formula="of:=20*(500-499*COS([.$B439]*(1+RAND())))" office:value-type="float" office:value="17983.1575532902">
            <text:p>17983.1575532902</text:p>
          </table:table-cell>
          <table:table-cell table:formula="of:=INT([.C439])" office:value-type="float" office:value="17983">
            <text:p>17983</text:p>
          </table:table-cell>
          <table:table-cell table:formula="of:=[.D439]-[.D438]" office:value-type="float" office:value="17855">
            <text:p>17855</text:p>
          </table:table-cell>
          <table:table-cell table:number-columns-repeated="11"/>
        </table:table-row>
        <table:table-row table:style-name="ro1">
          <table:table-cell table:formula="of:=[.$A439]+RAND()*0.1" office:value-type="float" office:value="20.8912378822919">
            <text:p>20.8912378823</text:p>
          </table:table-cell>
          <table:table-cell table:formula="of:=PI()*[.$A440]" office:value-type="float" office:value="65.631759455405">
            <text:p>65.6317594554</text:p>
          </table:table-cell>
          <table:table-cell table:formula="of:=20*(500-499*COS([.$B440]*(1+RAND())))" office:value-type="float" office:value="17406.6295136419">
            <text:p>17406.6295136419</text:p>
          </table:table-cell>
          <table:table-cell table:formula="of:=INT([.C440])" office:value-type="float" office:value="17406">
            <text:p>17406</text:p>
          </table:table-cell>
          <table:table-cell table:formula="of:=[.D440]-[.D439]" office:value-type="float" office:value="-577">
            <text:p>-577</text:p>
          </table:table-cell>
          <table:table-cell table:number-columns-repeated="11"/>
        </table:table-row>
        <table:table-row table:style-name="ro1">
          <table:table-cell table:formula="of:=[.$A440]+RAND()*0.1" office:value-type="float" office:value="20.9316611802671">
            <text:p>20.9316611803</text:p>
          </table:table-cell>
          <table:table-cell table:formula="of:=PI()*[.$A441]" office:value-type="float" office:value="65.7587529913578">
            <text:p>65.7587529914</text:p>
          </table:table-cell>
          <table:table-cell table:formula="of:=20*(500-499*COS([.$B441]*(1+RAND())))" office:value-type="float" office:value="13548.5805765966">
            <text:p>13548.5805765966</text:p>
          </table:table-cell>
          <table:table-cell table:formula="of:=INT([.C441])" office:value-type="float" office:value="13548">
            <text:p>13548</text:p>
          </table:table-cell>
          <table:table-cell table:formula="of:=[.D441]-[.D440]" office:value-type="float" office:value="-3858">
            <text:p>-3858</text:p>
          </table:table-cell>
          <table:table-cell table:number-columns-repeated="11"/>
        </table:table-row>
        <table:table-row table:style-name="ro1">
          <table:table-cell table:formula="of:=[.$A441]+RAND()*0.1" office:value-type="float" office:value="20.9870366746094">
            <text:p>20.9870366746</text:p>
          </table:table-cell>
          <table:table-cell table:formula="of:=PI()*[.$A442]" office:value-type="float" office:value="65.9327202375725">
            <text:p>65.9327202376</text:p>
          </table:table-cell>
          <table:table-cell table:formula="of:=20*(500-499*COS([.$B442]*(1+RAND())))" office:value-type="float" office:value="19541.6085996618">
            <text:p>19541.6085996618</text:p>
          </table:table-cell>
          <table:table-cell table:formula="of:=INT([.C442])" office:value-type="float" office:value="19541">
            <text:p>19541</text:p>
          </table:table-cell>
          <table:table-cell table:formula="of:=[.D442]-[.D441]" office:value-type="float" office:value="5993">
            <text:p>5993</text:p>
          </table:table-cell>
          <table:table-cell table:number-columns-repeated="11"/>
        </table:table-row>
        <table:table-row table:style-name="ro1">
          <table:table-cell table:formula="of:=[.$A442]+RAND()*0.1" office:value-type="float" office:value="21.0779747038614">
            <text:p>21.0779747039</text:p>
          </table:table-cell>
          <table:table-cell table:formula="of:=PI()*[.$A443]" office:value-type="float" office:value="66.2184104822025">
            <text:p>66.2184104822</text:p>
          </table:table-cell>
          <table:table-cell table:formula="of:=20*(500-499*COS([.$B443]*(1+RAND())))" office:value-type="float" office:value="1380.08046920503">
            <text:p>1380.080469205</text:p>
          </table:table-cell>
          <table:table-cell table:formula="of:=INT([.C443])" office:value-type="float" office:value="1380">
            <text:p>1380</text:p>
          </table:table-cell>
          <table:table-cell table:formula="of:=[.D443]-[.D442]" office:value-type="float" office:value="-18161">
            <text:p>-18161</text:p>
          </table:table-cell>
          <table:table-cell table:number-columns-repeated="11"/>
        </table:table-row>
        <table:table-row table:style-name="ro1">
          <table:table-cell table:formula="of:=[.$A443]+RAND()*0.1" office:value-type="float" office:value="21.0863264665473">
            <text:p>21.0863264665</text:p>
          </table:table-cell>
          <table:table-cell table:formula="of:=PI()*[.$A444]" office:value-type="float" office:value="66.2446483185011">
            <text:p>66.2446483185</text:p>
          </table:table-cell>
          <table:table-cell table:formula="of:=20*(500-499*COS([.$B444]*(1+RAND())))" office:value-type="float" office:value="286.230264761506">
            <text:p>286.2302647615</text:p>
          </table:table-cell>
          <table:table-cell table:formula="of:=INT([.C444])" office:value-type="float" office:value="286">
            <text:p>286</text:p>
          </table:table-cell>
          <table:table-cell table:formula="of:=[.D444]-[.D443]" office:value-type="float" office:value="-1094">
            <text:p>-1094</text:p>
          </table:table-cell>
          <table:table-cell table:number-columns-repeated="11"/>
        </table:table-row>
        <table:table-row table:style-name="ro1">
          <table:table-cell table:formula="of:=[.$A444]+RAND()*0.1" office:value-type="float" office:value="21.0993970495649">
            <text:p>21.0993970496</text:p>
          </table:table-cell>
          <table:table-cell table:formula="of:=PI()*[.$A445]" office:value-type="float" office:value="66.2857107660872">
            <text:p>66.2857107661</text:p>
          </table:table-cell>
          <table:table-cell table:formula="of:=20*(500-499*COS([.$B445]*(1+RAND())))" office:value-type="float" office:value="19979.9002663834">
            <text:p>19979.9002663834</text:p>
          </table:table-cell>
          <table:table-cell table:formula="of:=INT([.C445])" office:value-type="float" office:value="19979">
            <text:p>19979</text:p>
          </table:table-cell>
          <table:table-cell table:formula="of:=[.D445]-[.D444]" office:value-type="float" office:value="19693">
            <text:p>19693</text:p>
          </table:table-cell>
          <table:table-cell table:number-columns-repeated="11"/>
        </table:table-row>
        <table:table-row table:style-name="ro1">
          <table:table-cell table:formula="of:=[.$A445]+RAND()*0.1" office:value-type="float" office:value="21.1025707761291">
            <text:p>21.1025707761</text:p>
          </table:table-cell>
          <table:table-cell table:formula="of:=PI()*[.$A446]" office:value-type="float" office:value="66.295681322146">
            <text:p>66.2956813221</text:p>
          </table:table-cell>
          <table:table-cell table:formula="of:=20*(500-499*COS([.$B446]*(1+RAND())))" office:value-type="float" office:value="4033.58524379865">
            <text:p>4033.5852437987</text:p>
          </table:table-cell>
          <table:table-cell table:formula="of:=INT([.C446])" office:value-type="float" office:value="4033">
            <text:p>4033</text:p>
          </table:table-cell>
          <table:table-cell table:formula="of:=[.D446]-[.D445]" office:value-type="float" office:value="-15946">
            <text:p>-15946</text:p>
          </table:table-cell>
          <table:table-cell table:number-columns-repeated="11"/>
        </table:table-row>
        <table:table-row table:style-name="ro1">
          <table:table-cell table:formula="of:=[.$A446]+RAND()*0.1" office:value-type="float" office:value="21.1845454906579">
            <text:p>21.1845454907</text:p>
          </table:table-cell>
          <table:table-cell table:formula="of:=PI()*[.$A447]" office:value-type="float" office:value="66.5532124830897">
            <text:p>66.5532124831</text:p>
          </table:table-cell>
          <table:table-cell table:formula="of:=20*(500-499*COS([.$B447]*(1+RAND())))" office:value-type="float" office:value="7312.44453789846">
            <text:p>7312.4445378985</text:p>
          </table:table-cell>
          <table:table-cell table:formula="of:=INT([.C447])" office:value-type="float" office:value="7312">
            <text:p>7312</text:p>
          </table:table-cell>
          <table:table-cell table:formula="of:=[.D447]-[.D446]" office:value-type="float" office:value="3279">
            <text:p>3279</text:p>
          </table:table-cell>
          <table:table-cell table:number-columns-repeated="11"/>
        </table:table-row>
        <table:table-row table:style-name="ro1">
          <table:table-cell table:formula="of:=[.$A447]+RAND()*0.1" office:value-type="float" office:value="21.20076913964">
            <text:p>21.2007691396</text:p>
          </table:table-cell>
          <table:table-cell table:formula="of:=PI()*[.$A448]" office:value-type="float" office:value="66.6041805795463">
            <text:p>66.6041805795</text:p>
          </table:table-cell>
          <table:table-cell table:formula="of:=20*(500-499*COS([.$B448]*(1+RAND())))" office:value-type="float" office:value="19970.704397031">
            <text:p>19970.704397031</text:p>
          </table:table-cell>
          <table:table-cell table:formula="of:=INT([.C448])" office:value-type="float" office:value="19970">
            <text:p>19970</text:p>
          </table:table-cell>
          <table:table-cell table:formula="of:=[.D448]-[.D447]" office:value-type="float" office:value="12658">
            <text:p>12658</text:p>
          </table:table-cell>
          <table:table-cell table:number-columns-repeated="11"/>
        </table:table-row>
        <table:table-row table:style-name="ro1">
          <table:table-cell table:formula="of:=[.$A448]+RAND()*0.1" office:value-type="float" office:value="21.2574849211611">
            <text:p>21.2574849212</text:p>
          </table:table-cell>
          <table:table-cell table:formula="of:=PI()*[.$A449]" office:value-type="float" office:value="66.7823584621155">
            <text:p>66.7823584621</text:p>
          </table:table-cell>
          <table:table-cell table:formula="of:=20*(500-499*COS([.$B449]*(1+RAND())))" office:value-type="float" office:value="14376.9835223917">
            <text:p>14376.9835223917</text:p>
          </table:table-cell>
          <table:table-cell table:formula="of:=INT([.C449])" office:value-type="float" office:value="14376">
            <text:p>14376</text:p>
          </table:table-cell>
          <table:table-cell table:formula="of:=[.D449]-[.D448]" office:value-type="float" office:value="-5594">
            <text:p>-5594</text:p>
          </table:table-cell>
          <table:table-cell table:number-columns-repeated="11"/>
        </table:table-row>
        <table:table-row table:style-name="ro1">
          <table:table-cell table:formula="of:=[.$A449]+RAND()*0.1" office:value-type="float" office:value="21.3453148211353">
            <text:p>21.3453148211</text:p>
          </table:table-cell>
          <table:table-cell table:formula="of:=PI()*[.$A450]" office:value-type="float" office:value="67.0582842306399">
            <text:p>67.0582842306</text:p>
          </table:table-cell>
          <table:table-cell table:formula="of:=20*(500-499*COS([.$B450]*(1+RAND())))" office:value-type="float" office:value="203.72156035377">
            <text:p>203.7215603538</text:p>
          </table:table-cell>
          <table:table-cell table:formula="of:=INT([.C450])" office:value-type="float" office:value="203">
            <text:p>203</text:p>
          </table:table-cell>
          <table:table-cell table:formula="of:=[.D450]-[.D449]" office:value-type="float" office:value="-14173">
            <text:p>-14173</text:p>
          </table:table-cell>
          <table:table-cell table:number-columns-repeated="11"/>
        </table:table-row>
        <table:table-row table:style-name="ro1">
          <table:table-cell table:formula="of:=[.$A450]+RAND()*0.1" office:value-type="float" office:value="21.4048008750659">
            <text:p>21.4048008751</text:p>
          </table:table-cell>
          <table:table-cell table:formula="of:=PI()*[.$A451]" office:value-type="float" office:value="67.2451651806593">
            <text:p>67.2451651807</text:p>
          </table:table-cell>
          <table:table-cell table:formula="of:=20*(500-499*COS([.$B451]*(1+RAND())))" office:value-type="float" office:value="4435.4358304034">
            <text:p>4435.4358304034</text:p>
          </table:table-cell>
          <table:table-cell table:formula="of:=INT([.C451])" office:value-type="float" office:value="4435">
            <text:p>4435</text:p>
          </table:table-cell>
          <table:table-cell table:formula="of:=[.D451]-[.D450]" office:value-type="float" office:value="4232">
            <text:p>4232</text:p>
          </table:table-cell>
          <table:table-cell table:number-columns-repeated="11"/>
        </table:table-row>
        <table:table-row table:style-name="ro1">
          <table:table-cell table:formula="of:=[.$A451]+RAND()*0.1" office:value-type="float" office:value="21.4204708580393">
            <text:p>21.420470858</text:p>
          </table:table-cell>
          <table:table-cell table:formula="of:=PI()*[.$A452]" office:value-type="float" office:value="67.2943938840506">
            <text:p>67.2943938841</text:p>
          </table:table-cell>
          <table:table-cell table:formula="of:=20*(500-499*COS([.$B452]*(1+RAND())))" office:value-type="float" office:value="1340.34913389103">
            <text:p>1340.349133891</text:p>
          </table:table-cell>
          <table:table-cell table:formula="of:=INT([.C452])" office:value-type="float" office:value="1340">
            <text:p>1340</text:p>
          </table:table-cell>
          <table:table-cell table:formula="of:=[.D452]-[.D451]" office:value-type="float" office:value="-3095">
            <text:p>-3095</text:p>
          </table:table-cell>
          <table:table-cell table:number-columns-repeated="11"/>
        </table:table-row>
        <table:table-row table:style-name="ro1">
          <table:table-cell table:formula="of:=[.$A452]+RAND()*0.1" office:value-type="float" office:value="21.431809949223">
            <text:p>21.4318099492</text:p>
          </table:table-cell>
          <table:table-cell table:formula="of:=PI()*[.$A453]" office:value-type="float" office:value="67.3300166896115">
            <text:p>67.3300166896</text:p>
          </table:table-cell>
          <table:table-cell table:formula="of:=20*(500-499*COS([.$B453]*(1+RAND())))" office:value-type="float" office:value="9591.10046886035">
            <text:p>9591.1004688604</text:p>
          </table:table-cell>
          <table:table-cell table:formula="of:=INT([.C453])" office:value-type="float" office:value="9591">
            <text:p>9591</text:p>
          </table:table-cell>
          <table:table-cell table:formula="of:=[.D453]-[.D452]" office:value-type="float" office:value="8251">
            <text:p>8251</text:p>
          </table:table-cell>
          <table:table-cell table:number-columns-repeated="11"/>
        </table:table-row>
        <table:table-row table:style-name="ro1">
          <table:table-cell table:formula="of:=[.$A453]+RAND()*0.1" office:value-type="float" office:value="21.5166463121772">
            <text:p>21.5166463122</text:p>
          </table:table-cell>
          <table:table-cell table:formula="of:=PI()*[.$A454]" office:value-type="float" office:value="67.5965379842257">
            <text:p>67.5965379842</text:p>
          </table:table-cell>
          <table:table-cell table:formula="of:=20*(500-499*COS([.$B454]*(1+RAND())))" office:value-type="float" office:value="2539.52185616531">
            <text:p>2539.5218561653</text:p>
          </table:table-cell>
          <table:table-cell table:formula="of:=INT([.C454])" office:value-type="float" office:value="2539">
            <text:p>2539</text:p>
          </table:table-cell>
          <table:table-cell table:formula="of:=[.D454]-[.D453]" office:value-type="float" office:value="-7052">
            <text:p>-7052</text:p>
          </table:table-cell>
          <table:table-cell table:number-columns-repeated="11"/>
        </table:table-row>
        <table:table-row table:style-name="ro1">
          <table:table-cell table:formula="of:=[.$A454]+RAND()*0.1" office:value-type="float" office:value="21.6048341291025">
            <text:p>21.6048341291</text:p>
          </table:table-cell>
          <table:table-cell table:formula="of:=PI()*[.$A455]" office:value-type="float" office:value="67.8735881820145">
            <text:p>67.873588182</text:p>
          </table:table-cell>
          <table:table-cell table:formula="of:=20*(500-499*COS([.$B455]*(1+RAND())))" office:value-type="float" office:value="17344.6019846111">
            <text:p>17344.6019846111</text:p>
          </table:table-cell>
          <table:table-cell table:formula="of:=INT([.C455])" office:value-type="float" office:value="17344">
            <text:p>17344</text:p>
          </table:table-cell>
          <table:table-cell table:formula="of:=[.D455]-[.D454]" office:value-type="float" office:value="14805">
            <text:p>14805</text:p>
          </table:table-cell>
          <table:table-cell table:number-columns-repeated="11"/>
        </table:table-row>
        <table:table-row table:style-name="ro1">
          <table:table-cell table:formula="of:=[.$A455]+RAND()*0.1" office:value-type="float" office:value="21.6316043377854">
            <text:p>21.6316043378</text:p>
          </table:table-cell>
          <table:table-cell table:formula="of:=PI()*[.$A456]" office:value-type="float" office:value="67.9576892729477">
            <text:p>67.9576892729</text:p>
          </table:table-cell>
          <table:table-cell table:formula="of:=20*(500-499*COS([.$B456]*(1+RAND())))" office:value-type="float" office:value="12090.4519638906">
            <text:p>12090.4519638906</text:p>
          </table:table-cell>
          <table:table-cell table:formula="of:=INT([.C456])" office:value-type="float" office:value="12090">
            <text:p>12090</text:p>
          </table:table-cell>
          <table:table-cell table:formula="of:=[.D456]-[.D455]" office:value-type="float" office:value="-5254">
            <text:p>-5254</text:p>
          </table:table-cell>
          <table:table-cell table:number-columns-repeated="11"/>
        </table:table-row>
        <table:table-row table:style-name="ro1">
          <table:table-cell table:formula="of:=[.$A456]+RAND()*0.1" office:value-type="float" office:value="21.6681039861403">
            <text:p>21.6681039861</text:p>
          </table:table-cell>
          <table:table-cell table:formula="of:=PI()*[.$A457]" office:value-type="float" office:value="68.0723563000782">
            <text:p>68.0723563001</text:p>
          </table:table-cell>
          <table:table-cell table:formula="of:=20*(500-499*COS([.$B457]*(1+RAND())))" office:value-type="float" office:value="422.65374090376">
            <text:p>422.6537409038</text:p>
          </table:table-cell>
          <table:table-cell table:formula="of:=INT([.C457])" office:value-type="float" office:value="422">
            <text:p>422</text:p>
          </table:table-cell>
          <table:table-cell table:formula="of:=[.D457]-[.D456]" office:value-type="float" office:value="-11668">
            <text:p>-11668</text:p>
          </table:table-cell>
          <table:table-cell table:number-columns-repeated="11"/>
        </table:table-row>
        <table:table-row table:style-name="ro1">
          <table:table-cell table:formula="of:=[.$A457]+RAND()*0.1" office:value-type="float" office:value="21.6902407159563">
            <text:p>21.690240716</text:p>
          </table:table-cell>
          <table:table-cell table:formula="of:=PI()*[.$A458]" office:value-type="float" office:value="68.1419008878426">
            <text:p>68.1419008878</text:p>
          </table:table-cell>
          <table:table-cell table:formula="of:=20*(500-499*COS([.$B458]*(1+RAND())))" office:value-type="float" office:value="14708.6446087486">
            <text:p>14708.6446087486</text:p>
          </table:table-cell>
          <table:table-cell table:formula="of:=INT([.C458])" office:value-type="float" office:value="14708">
            <text:p>14708</text:p>
          </table:table-cell>
          <table:table-cell table:formula="of:=[.D458]-[.D457]" office:value-type="float" office:value="14286">
            <text:p>14286</text:p>
          </table:table-cell>
          <table:table-cell table:number-columns-repeated="11"/>
        </table:table-row>
        <table:table-row table:style-name="ro1">
          <table:table-cell table:formula="of:=[.$A458]+RAND()*0.1" office:value-type="float" office:value="21.7510467797052">
            <text:p>21.7510467797</text:p>
          </table:table-cell>
          <table:table-cell table:formula="of:=PI()*[.$A459]" office:value-type="float" office:value="68.3329287710098">
            <text:p>68.332928771</text:p>
          </table:table-cell>
          <table:table-cell table:formula="of:=20*(500-499*COS([.$B459]*(1+RAND())))" office:value-type="float" office:value="4840.50696966785">
            <text:p>4840.5069696679</text:p>
          </table:table-cell>
          <table:table-cell table:formula="of:=INT([.C459])" office:value-type="float" office:value="4840">
            <text:p>4840</text:p>
          </table:table-cell>
          <table:table-cell table:formula="of:=[.D459]-[.D458]" office:value-type="float" office:value="-9868">
            <text:p>-9868</text:p>
          </table:table-cell>
          <table:table-cell table:number-columns-repeated="11"/>
        </table:table-row>
        <table:table-row table:style-name="ro1">
          <table:table-cell table:formula="of:=[.$A459]+RAND()*0.1" office:value-type="float" office:value="21.7584464481566">
            <text:p>21.7584464482</text:p>
          </table:table-cell>
          <table:table-cell table:formula="of:=PI()*[.$A460]" office:value-type="float" office:value="68.3561755150558">
            <text:p>68.3561755151</text:p>
          </table:table-cell>
          <table:table-cell table:formula="of:=20*(500-499*COS([.$B460]*(1+RAND())))" office:value-type="float" office:value="19502.6056253958">
            <text:p>19502.6056253958</text:p>
          </table:table-cell>
          <table:table-cell table:formula="of:=INT([.C460])" office:value-type="float" office:value="19502">
            <text:p>19502</text:p>
          </table:table-cell>
          <table:table-cell table:formula="of:=[.D460]-[.D459]" office:value-type="float" office:value="14662">
            <text:p>14662</text:p>
          </table:table-cell>
          <table:table-cell table:number-columns-repeated="11"/>
        </table:table-row>
        <table:table-row table:style-name="ro1">
          <table:table-cell table:formula="of:=[.$A460]+RAND()*0.1" office:value-type="float" office:value="21.8335566863418">
            <text:p>21.8335566863</text:p>
          </table:table-cell>
          <table:table-cell table:formula="of:=PI()*[.$A461]" office:value-type="float" office:value="68.5921412875476">
            <text:p>68.5921412875</text:p>
          </table:table-cell>
          <table:table-cell table:formula="of:=20*(500-499*COS([.$B461]*(1+RAND())))" office:value-type="float" office:value="11989.6802460713">
            <text:p>11989.6802460713</text:p>
          </table:table-cell>
          <table:table-cell table:formula="of:=INT([.C461])" office:value-type="float" office:value="11989">
            <text:p>11989</text:p>
          </table:table-cell>
          <table:table-cell table:formula="of:=[.D461]-[.D460]" office:value-type="float" office:value="-7513">
            <text:p>-7513</text:p>
          </table:table-cell>
          <table:table-cell table:number-columns-repeated="11"/>
        </table:table-row>
        <table:table-row table:style-name="ro1">
          <table:table-cell table:formula="of:=[.$A461]+RAND()*0.1" office:value-type="float" office:value="21.8603965204675">
            <text:p>21.8603965205</text:p>
          </table:table-cell>
          <table:table-cell table:formula="of:=PI()*[.$A462]" office:value-type="float" office:value="68.6764611132605">
            <text:p>68.6764611133</text:p>
          </table:table-cell>
          <table:table-cell table:formula="of:=20*(500-499*COS([.$B462]*(1+RAND())))" office:value-type="float" office:value="17355.6472185477">
            <text:p>17355.6472185477</text:p>
          </table:table-cell>
          <table:table-cell table:formula="of:=INT([.C462])" office:value-type="float" office:value="17355">
            <text:p>17355</text:p>
          </table:table-cell>
          <table:table-cell table:formula="of:=[.D462]-[.D461]" office:value-type="float" office:value="5366">
            <text:p>5366</text:p>
          </table:table-cell>
          <table:table-cell table:number-columns-repeated="11"/>
        </table:table-row>
        <table:table-row table:style-name="ro1">
          <table:table-cell table:formula="of:=[.$A462]+RAND()*0.1" office:value-type="float" office:value="21.8749635112938">
            <text:p>21.8749635113</text:p>
          </table:table-cell>
          <table:table-cell table:formula="of:=PI()*[.$A463]" office:value-type="float" office:value="68.7222246646253">
            <text:p>68.7222246646</text:p>
          </table:table-cell>
          <table:table-cell table:formula="of:=20*(500-499*COS([.$B463]*(1+RAND())))" office:value-type="float" office:value="19319.9619482535">
            <text:p>19319.9619482535</text:p>
          </table:table-cell>
          <table:table-cell table:formula="of:=INT([.C463])" office:value-type="float" office:value="19319">
            <text:p>19319</text:p>
          </table:table-cell>
          <table:table-cell table:formula="of:=[.D463]-[.D462]" office:value-type="float" office:value="1964">
            <text:p>1964</text:p>
          </table:table-cell>
          <table:table-cell table:number-columns-repeated="11"/>
        </table:table-row>
        <table:table-row table:style-name="ro1">
          <table:table-cell table:formula="of:=[.$A463]+RAND()*0.1" office:value-type="float" office:value="21.8810693959706">
            <text:p>21.881069396</text:p>
          </table:table-cell>
          <table:table-cell table:formula="of:=PI()*[.$A464]" office:value-type="float" office:value="68.7414068670696">
            <text:p>68.7414068671</text:p>
          </table:table-cell>
          <table:table-cell table:formula="of:=20*(500-499*COS([.$B464]*(1+RAND())))" office:value-type="float" office:value="10002.0160773409">
            <text:p>10002.0160773409</text:p>
          </table:table-cell>
          <table:table-cell table:formula="of:=INT([.C464])" office:value-type="float" office:value="10002">
            <text:p>10002</text:p>
          </table:table-cell>
          <table:table-cell table:formula="of:=[.D464]-[.D463]" office:value-type="float" office:value="-9317">
            <text:p>-9317</text:p>
          </table:table-cell>
          <table:table-cell table:number-columns-repeated="11"/>
        </table:table-row>
        <table:table-row table:style-name="ro1">
          <table:table-cell table:formula="of:=[.$A464]+RAND()*0.1" office:value-type="float" office:value="21.9617183705326">
            <text:p>21.9617183705</text:p>
          </table:table-cell>
          <table:table-cell table:formula="of:=PI()*[.$A465]" office:value-type="float" office:value="68.9947730930733">
            <text:p>68.9947730931</text:p>
          </table:table-cell>
          <table:table-cell table:formula="of:=20*(500-499*COS([.$B465]*(1+RAND())))" office:value-type="float" office:value="12166.4346036903">
            <text:p>12166.4346036903</text:p>
          </table:table-cell>
          <table:table-cell table:formula="of:=INT([.C465])" office:value-type="float" office:value="12166">
            <text:p>12166</text:p>
          </table:table-cell>
          <table:table-cell table:formula="of:=[.D465]-[.D464]" office:value-type="float" office:value="2164">
            <text:p>2164</text:p>
          </table:table-cell>
          <table:table-cell table:number-columns-repeated="11"/>
        </table:table-row>
        <table:table-row table:style-name="ro1">
          <table:table-cell table:formula="of:=[.$A465]+RAND()*0.1" office:value-type="float" office:value="21.9811416937038">
            <text:p>21.9811416937</text:p>
          </table:table-cell>
          <table:table-cell table:formula="of:=PI()*[.$A466]" office:value-type="float" office:value="69.0557932624563">
            <text:p>69.0557932625</text:p>
          </table:table-cell>
          <table:table-cell table:formula="of:=20*(500-499*COS([.$B466]*(1+RAND())))" office:value-type="float" office:value="835.226331961166">
            <text:p>835.2263319612</text:p>
          </table:table-cell>
          <table:table-cell table:formula="of:=INT([.C466])" office:value-type="float" office:value="835">
            <text:p>835</text:p>
          </table:table-cell>
          <table:table-cell table:formula="of:=[.D466]-[.D465]" office:value-type="float" office:value="-11331">
            <text:p>-11331</text:p>
          </table:table-cell>
          <table:table-cell table:number-columns-repeated="11"/>
        </table:table-row>
        <table:table-row table:style-name="ro1">
          <table:table-cell table:formula="of:=[.$A466]+RAND()*0.1" office:value-type="float" office:value="22.0724993363023">
            <text:p>22.0724993363</text:p>
          </table:table-cell>
          <table:table-cell table:formula="of:=PI()*[.$A467]" office:value-type="float" office:value="69.3428017612929">
            <text:p>69.3428017613</text:p>
          </table:table-cell>
          <table:table-cell table:formula="of:=20*(500-499*COS([.$B467]*(1+RAND())))" office:value-type="float" office:value="707.403222896094">
            <text:p>707.4032228961</text:p>
          </table:table-cell>
          <table:table-cell table:formula="of:=INT([.C467])" office:value-type="float" office:value="707">
            <text:p>707</text:p>
          </table:table-cell>
          <table:table-cell table:formula="of:=[.D467]-[.D466]" office:value-type="float" office:value="-128">
            <text:p>-128</text:p>
          </table:table-cell>
          <table:table-cell table:number-columns-repeated="11"/>
        </table:table-row>
        <table:table-row table:style-name="ro1">
          <table:table-cell table:formula="of:=[.$A467]+RAND()*0.1" office:value-type="float" office:value="22.1145655128174">
            <text:p>22.1145655128</text:p>
          </table:table-cell>
          <table:table-cell table:formula="of:=PI()*[.$A468]" office:value-type="float" office:value="69.4749565523972">
            <text:p>69.4749565524</text:p>
          </table:table-cell>
          <table:table-cell table:formula="of:=20*(500-499*COS([.$B468]*(1+RAND())))" office:value-type="float" office:value="4457.35800381694">
            <text:p>4457.3580038169</text:p>
          </table:table-cell>
          <table:table-cell table:formula="of:=INT([.C468])" office:value-type="float" office:value="4457">
            <text:p>4457</text:p>
          </table:table-cell>
          <table:table-cell table:formula="of:=[.D468]-[.D467]" office:value-type="float" office:value="3750">
            <text:p>3750</text:p>
          </table:table-cell>
          <table:table-cell table:number-columns-repeated="11"/>
        </table:table-row>
        <table:table-row table:style-name="ro1">
          <table:table-cell table:formula="of:=[.$A468]+RAND()*0.1" office:value-type="float" office:value="22.1843860154506">
            <text:p>22.1843860155</text:p>
          </table:table-cell>
          <table:table-cell table:formula="of:=PI()*[.$A469]" office:value-type="float" office:value="69.6943041305397">
            <text:p>69.6943041305</text:p>
          </table:table-cell>
          <table:table-cell table:formula="of:=20*(500-499*COS([.$B469]*(1+RAND())))" office:value-type="float" office:value="8887.68768538412">
            <text:p>8887.6876853841</text:p>
          </table:table-cell>
          <table:table-cell table:formula="of:=INT([.C469])" office:value-type="float" office:value="8887">
            <text:p>8887</text:p>
          </table:table-cell>
          <table:table-cell table:formula="of:=[.D469]-[.D468]" office:value-type="float" office:value="4430">
            <text:p>4430</text:p>
          </table:table-cell>
          <table:table-cell table:number-columns-repeated="11"/>
        </table:table-row>
        <table:table-row table:style-name="ro1">
          <table:table-cell table:formula="of:=[.$A469]+RAND()*0.1" office:value-type="float" office:value="22.2804668563418">
            <text:p>22.2804668563</text:p>
          </table:table-cell>
          <table:table-cell table:formula="of:=PI()*[.$A470]" office:value-type="float" office:value="69.9961509944343">
            <text:p>69.9961509944</text:p>
          </table:table-cell>
          <table:table-cell table:formula="of:=20*(500-499*COS([.$B470]*(1+RAND())))" office:value-type="float" office:value="11584.4059230972">
            <text:p>11584.4059230972</text:p>
          </table:table-cell>
          <table:table-cell table:formula="of:=INT([.C470])" office:value-type="float" office:value="11584">
            <text:p>11584</text:p>
          </table:table-cell>
          <table:table-cell table:formula="of:=[.D470]-[.D469]" office:value-type="float" office:value="2697">
            <text:p>2697</text:p>
          </table:table-cell>
          <table:table-cell table:number-columns-repeated="11"/>
        </table:table-row>
        <table:table-row table:style-name="ro1">
          <table:table-cell table:formula="of:=[.$A470]+RAND()*0.1" office:value-type="float" office:value="22.3698489063885">
            <text:p>22.3698489064</text:p>
          </table:table-cell>
          <table:table-cell table:formula="of:=PI()*[.$A471]" office:value-type="float" office:value="70.2769529862238">
            <text:p>70.2769529862</text:p>
          </table:table-cell>
          <table:table-cell table:formula="of:=20*(500-499*COS([.$B471]*(1+RAND())))" office:value-type="float" office:value="16226.02368841">
            <text:p>16226.02368841</text:p>
          </table:table-cell>
          <table:table-cell table:formula="of:=INT([.C471])" office:value-type="float" office:value="16226">
            <text:p>16226</text:p>
          </table:table-cell>
          <table:table-cell table:formula="of:=[.D471]-[.D470]" office:value-type="float" office:value="4642">
            <text:p>4642</text:p>
          </table:table-cell>
          <table:table-cell table:number-columns-repeated="11"/>
        </table:table-row>
        <table:table-row table:style-name="ro1">
          <table:table-cell table:formula="of:=[.$A471]+RAND()*0.1" office:value-type="float" office:value="22.3800927069969">
            <text:p>22.380092707</text:p>
          </table:table-cell>
          <table:table-cell table:formula="of:=PI()*[.$A472]" office:value-type="float" office:value="70.3091348349601">
            <text:p>70.309134835</text:p>
          </table:table-cell>
          <table:table-cell table:formula="of:=20*(500-499*COS([.$B472]*(1+RAND())))" office:value-type="float" office:value="7546.95014235754">
            <text:p>7546.9501423575</text:p>
          </table:table-cell>
          <table:table-cell table:formula="of:=INT([.C472])" office:value-type="float" office:value="7546">
            <text:p>7546</text:p>
          </table:table-cell>
          <table:table-cell table:formula="of:=[.D472]-[.D471]" office:value-type="float" office:value="-8680">
            <text:p>-8680</text:p>
          </table:table-cell>
          <table:table-cell table:number-columns-repeated="11"/>
        </table:table-row>
        <table:table-row table:style-name="ro1">
          <table:table-cell table:formula="of:=[.$A472]+RAND()*0.1" office:value-type="float" office:value="22.4315490422305">
            <text:p>22.4315490422</text:p>
          </table:table-cell>
          <table:table-cell table:formula="of:=PI()*[.$A473]" office:value-type="float" office:value="70.4707896797104">
            <text:p>70.4707896797</text:p>
          </table:table-cell>
          <table:table-cell table:formula="of:=20*(500-499*COS([.$B473]*(1+RAND())))" office:value-type="float" office:value="8931.48781013213">
            <text:p>8931.4878101321</text:p>
          </table:table-cell>
          <table:table-cell table:formula="of:=INT([.C473])" office:value-type="float" office:value="8931">
            <text:p>8931</text:p>
          </table:table-cell>
          <table:table-cell table:formula="of:=[.D473]-[.D472]" office:value-type="float" office:value="1385">
            <text:p>1385</text:p>
          </table:table-cell>
          <table:table-cell table:number-columns-repeated="11"/>
        </table:table-row>
        <table:table-row table:style-name="ro1">
          <table:table-cell table:formula="of:=[.$A473]+RAND()*0.1" office:value-type="float" office:value="22.5118691215292">
            <text:p>22.5118691215</text:p>
          </table:table-cell>
          <table:table-cell table:formula="of:=PI()*[.$A474]" office:value-type="float" office:value="70.7231226507709">
            <text:p>70.7231226508</text:p>
          </table:table-cell>
          <table:table-cell table:formula="of:=20*(500-499*COS([.$B474]*(1+RAND())))" office:value-type="float" office:value="15185.1404867525">
            <text:p>15185.1404867525</text:p>
          </table:table-cell>
          <table:table-cell table:formula="of:=INT([.C474])" office:value-type="float" office:value="15185">
            <text:p>15185</text:p>
          </table:table-cell>
          <table:table-cell table:formula="of:=[.D474]-[.D473]" office:value-type="float" office:value="6254">
            <text:p>6254</text:p>
          </table:table-cell>
          <table:table-cell table:number-columns-repeated="11"/>
        </table:table-row>
        <table:table-row table:style-name="ro1">
          <table:table-cell table:formula="of:=[.$A474]+RAND()*0.1" office:value-type="float" office:value="22.5304646848235">
            <text:p>22.5304646848</text:p>
          </table:table-cell>
          <table:table-cell table:formula="of:=PI()*[.$A475]" office:value-type="float" office:value="70.7815423358059">
            <text:p>70.7815423358</text:p>
          </table:table-cell>
          <table:table-cell table:formula="of:=20*(500-499*COS([.$B475]*(1+RAND())))" office:value-type="float" office:value="10089.4187482498">
            <text:p>10089.4187482498</text:p>
          </table:table-cell>
          <table:table-cell table:formula="of:=INT([.C475])" office:value-type="float" office:value="10089">
            <text:p>10089</text:p>
          </table:table-cell>
          <table:table-cell table:formula="of:=[.D475]-[.D474]" office:value-type="float" office:value="-5096">
            <text:p>-5096</text:p>
          </table:table-cell>
          <table:table-cell table:number-columns-repeated="11"/>
        </table:table-row>
        <table:table-row table:style-name="ro1">
          <table:table-cell table:formula="of:=[.$A475]+RAND()*0.1" office:value-type="float" office:value="22.5949916030746">
            <text:p>22.5949916031</text:p>
          </table:table-cell>
          <table:table-cell table:formula="of:=PI()*[.$A476]" office:value-type="float" office:value="70.9842596281422">
            <text:p>70.9842596281</text:p>
          </table:table-cell>
          <table:table-cell table:formula="of:=20*(500-499*COS([.$B476]*(1+RAND())))" office:value-type="float" office:value="480.165280177181">
            <text:p>480.1652801772</text:p>
          </table:table-cell>
          <table:table-cell table:formula="of:=INT([.C476])" office:value-type="float" office:value="480">
            <text:p>480</text:p>
          </table:table-cell>
          <table:table-cell table:formula="of:=[.D476]-[.D475]" office:value-type="float" office:value="-9609">
            <text:p>-9609</text:p>
          </table:table-cell>
          <table:table-cell table:number-columns-repeated="11"/>
        </table:table-row>
        <table:table-row table:style-name="ro1">
          <table:table-cell table:formula="of:=[.$A476]+RAND()*0.1" office:value-type="float" office:value="22.6784854089376">
            <text:p>22.6784854089</text:p>
          </table:table-cell>
          <table:table-cell table:formula="of:=PI()*[.$A477]" office:value-type="float" office:value="71.2465631552616">
            <text:p>71.2465631553</text:p>
          </table:table-cell>
          <table:table-cell table:formula="of:=20*(500-499*COS([.$B477]*(1+RAND())))" office:value-type="float" office:value="7166.0550017118">
            <text:p>7166.0550017118</text:p>
          </table:table-cell>
          <table:table-cell table:formula="of:=INT([.C477])" office:value-type="float" office:value="7166">
            <text:p>7166</text:p>
          </table:table-cell>
          <table:table-cell table:formula="of:=[.D477]-[.D476]" office:value-type="float" office:value="6686">
            <text:p>6686</text:p>
          </table:table-cell>
          <table:table-cell table:number-columns-repeated="11"/>
        </table:table-row>
        <table:table-row table:style-name="ro1">
          <table:table-cell table:formula="of:=[.$A477]+RAND()*0.1" office:value-type="float" office:value="22.6790556868073">
            <text:p>22.6790556868</text:p>
          </table:table-cell>
          <table:table-cell table:formula="of:=PI()*[.$A478]" office:value-type="float" office:value="71.2483547360275">
            <text:p>71.248354736</text:p>
          </table:table-cell>
          <table:table-cell table:formula="of:=20*(500-499*COS([.$B478]*(1+RAND())))" office:value-type="float" office:value="18799.1649624515">
            <text:p>18799.1649624515</text:p>
          </table:table-cell>
          <table:table-cell table:formula="of:=INT([.C478])" office:value-type="float" office:value="18799">
            <text:p>18799</text:p>
          </table:table-cell>
          <table:table-cell table:formula="of:=[.D478]-[.D477]" office:value-type="float" office:value="11633">
            <text:p>11633</text:p>
          </table:table-cell>
          <table:table-cell table:number-columns-repeated="11"/>
        </table:table-row>
        <table:table-row table:style-name="ro1">
          <table:table-cell table:formula="of:=[.$A478]+RAND()*0.1" office:value-type="float" office:value="22.7598062540405">
            <text:p>22.759806254</text:p>
          </table:table-cell>
          <table:table-cell table:formula="of:=PI()*[.$A479]" office:value-type="float" office:value="71.5020401248205">
            <text:p>71.5020401248</text:p>
          </table:table-cell>
          <table:table-cell table:formula="of:=20*(500-499*COS([.$B479]*(1+RAND())))" office:value-type="float" office:value="18958.0809433927">
            <text:p>18958.0809433927</text:p>
          </table:table-cell>
          <table:table-cell table:formula="of:=INT([.C479])" office:value-type="float" office:value="18958">
            <text:p>18958</text:p>
          </table:table-cell>
          <table:table-cell table:formula="of:=[.D479]-[.D478]" office:value-type="float" office:value="159">
            <text:p>159</text:p>
          </table:table-cell>
          <table:table-cell table:number-columns-repeated="11"/>
        </table:table-row>
        <table:table-row table:style-name="ro1">
          <table:table-cell table:formula="of:=[.$A479]+RAND()*0.1" office:value-type="float" office:value="22.8000158414245">
            <text:p>22.8000158414</text:p>
          </table:table-cell>
          <table:table-cell table:formula="of:=PI()*[.$A480]" office:value-type="float" office:value="71.62836226915">
            <text:p>71.6283622692</text:p>
          </table:table-cell>
          <table:table-cell table:formula="of:=20*(500-499*COS([.$B480]*(1+RAND())))" office:value-type="float" office:value="12302.1617896949">
            <text:p>12302.1617896949</text:p>
          </table:table-cell>
          <table:table-cell table:formula="of:=INT([.C480])" office:value-type="float" office:value="12302">
            <text:p>12302</text:p>
          </table:table-cell>
          <table:table-cell table:formula="of:=[.D480]-[.D479]" office:value-type="float" office:value="-6656">
            <text:p>-6656</text:p>
          </table:table-cell>
          <table:table-cell table:number-columns-repeated="11"/>
        </table:table-row>
        <table:table-row table:style-name="ro1">
          <table:table-cell table:formula="of:=[.$A480]+RAND()*0.1" office:value-type="float" office:value="22.8884160192683">
            <text:p>22.8884160193</text:p>
          </table:table-cell>
          <table:table-cell table:formula="of:=PI()*[.$A481]" office:value-type="float" office:value="71.9060796184404">
            <text:p>71.9060796184</text:p>
          </table:table-cell>
          <table:table-cell table:formula="of:=20*(500-499*COS([.$B481]*(1+RAND())))" office:value-type="float" office:value="30.4034651675431">
            <text:p>30.4034651675</text:p>
          </table:table-cell>
          <table:table-cell table:formula="of:=INT([.C481])" office:value-type="float" office:value="30">
            <text:p>30</text:p>
          </table:table-cell>
          <table:table-cell table:formula="of:=[.D481]-[.D480]" office:value-type="float" office:value="-12272">
            <text:p>-12272</text:p>
          </table:table-cell>
          <table:table-cell table:number-columns-repeated="11"/>
        </table:table-row>
        <table:table-row table:style-name="ro1">
          <table:table-cell table:formula="of:=[.$A481]+RAND()*0.1" office:value-type="float" office:value="22.9286526404321">
            <text:p>22.9286526404</text:p>
          </table:table-cell>
          <table:table-cell table:formula="of:=PI()*[.$A482]" office:value-type="float" office:value="72.0324866918938">
            <text:p>72.0324866919</text:p>
          </table:table-cell>
          <table:table-cell table:formula="of:=20*(500-499*COS([.$B482]*(1+RAND())))" office:value-type="float" office:value="21.6060894046257">
            <text:p>21.6060894046</text:p>
          </table:table-cell>
          <table:table-cell table:formula="of:=INT([.C482])" office:value-type="float" office:value="21">
            <text:p>21</text:p>
          </table:table-cell>
          <table:table-cell table:formula="of:=[.D482]-[.D481]" office:value-type="float" office:value="-9">
            <text:p>-9</text:p>
          </table:table-cell>
          <table:table-cell table:number-columns-repeated="11"/>
        </table:table-row>
        <table:table-row table:style-name="ro1">
          <table:table-cell table:formula="of:=[.$A482]+RAND()*0.1" office:value-type="float" office:value="22.9845322107896">
            <text:p>22.9845322108</text:p>
          </table:table-cell>
          <table:table-cell table:formula="of:=PI()*[.$A483]" office:value-type="float" office:value="72.2080375396147">
            <text:p>72.2080375396</text:p>
          </table:table-cell>
          <table:table-cell table:formula="of:=20*(500-499*COS([.$B483]*(1+RAND())))" office:value-type="float" office:value="5222.76939864079">
            <text:p>5222.7693986408</text:p>
          </table:table-cell>
          <table:table-cell table:formula="of:=INT([.C483])" office:value-type="float" office:value="5222">
            <text:p>5222</text:p>
          </table:table-cell>
          <table:table-cell table:formula="of:=[.D483]-[.D482]" office:value-type="float" office:value="5201">
            <text:p>5201</text:p>
          </table:table-cell>
          <table:table-cell table:number-columns-repeated="11"/>
        </table:table-row>
        <table:table-row table:style-name="ro1">
          <table:table-cell table:formula="of:=[.$A483]+RAND()*0.1" office:value-type="float" office:value="23.0842714798637">
            <text:p>23.0842714799</text:p>
          </table:table-cell>
          <table:table-cell table:formula="of:=PI()*[.$A484]" office:value-type="float" office:value="72.5213776946121">
            <text:p>72.5213776946</text:p>
          </table:table-cell>
          <table:table-cell table:formula="of:=20*(500-499*COS([.$B484]*(1+RAND())))" office:value-type="float" office:value="54.951121082097">
            <text:p>54.9511210821</text:p>
          </table:table-cell>
          <table:table-cell table:formula="of:=INT([.C484])" office:value-type="float" office:value="54">
            <text:p>54</text:p>
          </table:table-cell>
          <table:table-cell table:formula="of:=[.D484]-[.D483]" office:value-type="float" office:value="-5168">
            <text:p>-5168</text:p>
          </table:table-cell>
          <table:table-cell table:number-columns-repeated="11"/>
        </table:table-row>
        <table:table-row table:style-name="ro1">
          <table:table-cell table:formula="of:=[.$A484]+RAND()*0.1" office:value-type="float" office:value="23.1093444639817">
            <text:p>23.109344464</text:p>
          </table:table-cell>
          <table:table-cell table:formula="of:=PI()*[.$A485]" office:value-type="float" office:value="72.6001467973209">
            <text:p>72.6001467973</text:p>
          </table:table-cell>
          <table:table-cell table:formula="of:=20*(500-499*COS([.$B485]*(1+RAND())))" office:value-type="float" office:value="17588.9699410601">
            <text:p>17588.9699410601</text:p>
          </table:table-cell>
          <table:table-cell table:formula="of:=INT([.C485])" office:value-type="float" office:value="17588">
            <text:p>17588</text:p>
          </table:table-cell>
          <table:table-cell table:formula="of:=[.D485]-[.D484]" office:value-type="float" office:value="17534">
            <text:p>17534</text:p>
          </table:table-cell>
          <table:table-cell table:number-columns-repeated="11"/>
        </table:table-row>
        <table:table-row table:style-name="ro1">
          <table:table-cell table:formula="of:=[.$A485]+RAND()*0.1" office:value-type="float" office:value="23.1534118512645">
            <text:p>23.1534118513</text:p>
          </table:table-cell>
          <table:table-cell table:formula="of:=PI()*[.$A486]" office:value-type="float" office:value="72.7385885774716">
            <text:p>72.7385885775</text:p>
          </table:table-cell>
          <table:table-cell table:formula="of:=20*(500-499*COS([.$B486]*(1+RAND())))" office:value-type="float" office:value="3176.21919535432">
            <text:p>3176.2191953543</text:p>
          </table:table-cell>
          <table:table-cell table:formula="of:=INT([.C486])" office:value-type="float" office:value="3176">
            <text:p>3176</text:p>
          </table:table-cell>
          <table:table-cell table:formula="of:=[.D486]-[.D485]" office:value-type="float" office:value="-14412">
            <text:p>-14412</text:p>
          </table:table-cell>
          <table:table-cell table:number-columns-repeated="11"/>
        </table:table-row>
        <table:table-row table:style-name="ro1">
          <table:table-cell table:formula="of:=[.$A486]+RAND()*0.1" office:value-type="float" office:value="23.1799213290215">
            <text:p>23.179921329</text:p>
          </table:table-cell>
          <table:table-cell table:formula="of:=PI()*[.$A487]" office:value-type="float" office:value="72.8218705580432">
            <text:p>72.821870558</text:p>
          </table:table-cell>
          <table:table-cell table:formula="of:=20*(500-499*COS([.$B487]*(1+RAND())))" office:value-type="float" office:value="1371.42311138448">
            <text:p>1371.4231113845</text:p>
          </table:table-cell>
          <table:table-cell table:formula="of:=INT([.C487])" office:value-type="float" office:value="1371">
            <text:p>1371</text:p>
          </table:table-cell>
          <table:table-cell table:formula="of:=[.D487]-[.D486]" office:value-type="float" office:value="-1805">
            <text:p>-1805</text:p>
          </table:table-cell>
          <table:table-cell table:number-columns-repeated="11"/>
        </table:table-row>
        <table:table-row table:style-name="ro1">
          <table:table-cell table:formula="of:=[.$A487]+RAND()*0.1" office:value-type="float" office:value="23.241493961541">
            <text:p>23.2414939615</text:p>
          </table:table-cell>
          <table:table-cell table:formula="of:=PI()*[.$A488]" office:value-type="float" office:value="73.0153066880287">
            <text:p>73.015306688</text:p>
          </table:table-cell>
          <table:table-cell table:formula="of:=20*(500-499*COS([.$B488]*(1+RAND())))" office:value-type="float" office:value="766.762066391099">
            <text:p>766.7620663911</text:p>
          </table:table-cell>
          <table:table-cell table:formula="of:=INT([.C488])" office:value-type="float" office:value="766">
            <text:p>766</text:p>
          </table:table-cell>
          <table:table-cell table:formula="of:=[.D488]-[.D487]" office:value-type="float" office:value="-605">
            <text:p>-605</text:p>
          </table:table-cell>
          <table:table-cell table:number-columns-repeated="11"/>
        </table:table-row>
        <table:table-row table:style-name="ro1">
          <table:table-cell table:formula="of:=[.$A488]+RAND()*0.1" office:value-type="float" office:value="23.3076980786398">
            <text:p>23.3076980786</text:p>
          </table:table-cell>
          <table:table-cell table:formula="of:=PI()*[.$A489]" office:value-type="float" office:value="73.2232930559438">
            <text:p>73.2232930559</text:p>
          </table:table-cell>
          <table:table-cell table:formula="of:=20*(500-499*COS([.$B489]*(1+RAND())))" office:value-type="float" office:value="11537.3586185575">
            <text:p>11537.3586185575</text:p>
          </table:table-cell>
          <table:table-cell table:formula="of:=INT([.C489])" office:value-type="float" office:value="11537">
            <text:p>11537</text:p>
          </table:table-cell>
          <table:table-cell table:formula="of:=[.D489]-[.D488]" office:value-type="float" office:value="10771">
            <text:p>10771</text:p>
          </table:table-cell>
          <table:table-cell table:number-columns-repeated="11"/>
        </table:table-row>
        <table:table-row table:style-name="ro1">
          <table:table-cell table:formula="of:=[.$A489]+RAND()*0.1" office:value-type="float" office:value="23.3950136201456">
            <text:p>23.3950136201</text:p>
          </table:table-cell>
          <table:table-cell table:formula="of:=PI()*[.$A490]" office:value-type="float" office:value="73.4976029196826">
            <text:p>73.4976029197</text:p>
          </table:table-cell>
          <table:table-cell table:formula="of:=20*(500-499*COS([.$B490]*(1+RAND())))" office:value-type="float" office:value="27.1044632746145">
            <text:p>27.1044632746</text:p>
          </table:table-cell>
          <table:table-cell table:formula="of:=INT([.C490])" office:value-type="float" office:value="27">
            <text:p>27</text:p>
          </table:table-cell>
          <table:table-cell table:formula="of:=[.D490]-[.D489]" office:value-type="float" office:value="-11510">
            <text:p>-11510</text:p>
          </table:table-cell>
          <table:table-cell table:number-columns-repeated="11"/>
        </table:table-row>
        <table:table-row table:style-name="ro1">
          <table:table-cell table:formula="of:=[.$A490]+RAND()*0.1" office:value-type="float" office:value="23.4639859211166">
            <text:p>23.4639859211</text:p>
          </table:table-cell>
          <table:table-cell table:formula="of:=PI()*[.$A491]" office:value-type="float" office:value="73.7142857937141">
            <text:p>73.7142857937</text:p>
          </table:table-cell>
          <table:table-cell table:formula="of:=20*(500-499*COS([.$B491]*(1+RAND())))" office:value-type="float" office:value="19695.5784736723">
            <text:p>19695.5784736723</text:p>
          </table:table-cell>
          <table:table-cell table:formula="of:=INT([.C491])" office:value-type="float" office:value="19695">
            <text:p>19695</text:p>
          </table:table-cell>
          <table:table-cell table:formula="of:=[.D491]-[.D490]" office:value-type="float" office:value="19668">
            <text:p>19668</text:p>
          </table:table-cell>
          <table:table-cell table:number-columns-repeated="11"/>
        </table:table-row>
        <table:table-row table:style-name="ro1">
          <table:table-cell table:formula="of:=[.$A491]+RAND()*0.1" office:value-type="float" office:value="23.5053002764005">
            <text:p>23.5053002764</text:p>
          </table:table-cell>
          <table:table-cell table:formula="of:=PI()*[.$A492]" office:value-type="float" office:value="73.844078668762">
            <text:p>73.8440786688</text:p>
          </table:table-cell>
          <table:table-cell table:formula="of:=20*(500-499*COS([.$B492]*(1+RAND())))" office:value-type="float" office:value="19444.3947720133">
            <text:p>19444.3947720133</text:p>
          </table:table-cell>
          <table:table-cell table:formula="of:=INT([.C492])" office:value-type="float" office:value="19444">
            <text:p>19444</text:p>
          </table:table-cell>
          <table:table-cell table:formula="of:=[.D492]-[.D491]" office:value-type="float" office:value="-251">
            <text:p>-251</text:p>
          </table:table-cell>
          <table:table-cell table:number-columns-repeated="11"/>
        </table:table-row>
        <table:table-row table:style-name="ro1">
          <table:table-cell table:formula="of:=[.$A492]+RAND()*0.1" office:value-type="float" office:value="23.5194556520321">
            <text:p>23.519455652</text:p>
          </table:table-cell>
          <table:table-cell table:formula="of:=PI()*[.$A493]" office:value-type="float" office:value="73.8885490928548">
            <text:p>73.8885490929</text:p>
          </table:table-cell>
          <table:table-cell table:formula="of:=20*(500-499*COS([.$B493]*(1+RAND())))" office:value-type="float" office:value="4627.72969482025">
            <text:p>4627.7296948203</text:p>
          </table:table-cell>
          <table:table-cell table:formula="of:=INT([.C493])" office:value-type="float" office:value="4627">
            <text:p>4627</text:p>
          </table:table-cell>
          <table:table-cell table:formula="of:=[.D493]-[.D492]" office:value-type="float" office:value="-14817">
            <text:p>-14817</text:p>
          </table:table-cell>
          <table:table-cell table:number-columns-repeated="11"/>
        </table:table-row>
        <table:table-row table:style-name="ro1">
          <table:table-cell table:formula="of:=[.$A493]+RAND()*0.1" office:value-type="float" office:value="23.6029949438293">
            <text:p>23.6029949438</text:p>
          </table:table-cell>
          <table:table-cell table:formula="of:=PI()*[.$A494]" office:value-type="float" office:value="74.150995518251">
            <text:p>74.1509955183</text:p>
          </table:table-cell>
          <table:table-cell table:formula="of:=20*(500-499*COS([.$B494]*(1+RAND())))" office:value-type="float" office:value="713.18504119246">
            <text:p>713.1850411925</text:p>
          </table:table-cell>
          <table:table-cell table:formula="of:=INT([.C494])" office:value-type="float" office:value="713">
            <text:p>713</text:p>
          </table:table-cell>
          <table:table-cell table:formula="of:=[.D494]-[.D493]" office:value-type="float" office:value="-3914">
            <text:p>-3914</text:p>
          </table:table-cell>
          <table:table-cell table:number-columns-repeated="11"/>
        </table:table-row>
        <table:table-row table:style-name="ro1">
          <table:table-cell table:formula="of:=[.$A494]+RAND()*0.1" office:value-type="float" office:value="23.65041518379">
            <text:p>23.6504151838</text:p>
          </table:table-cell>
          <table:table-cell table:formula="of:=PI()*[.$A495]" office:value-type="float" office:value="74.2999705957433">
            <text:p>74.2999705957</text:p>
          </table:table-cell>
          <table:table-cell table:formula="of:=20*(500-499*COS([.$B495]*(1+RAND())))" office:value-type="float" office:value="2729.20308802455">
            <text:p>2729.2030880246</text:p>
          </table:table-cell>
          <table:table-cell table:formula="of:=INT([.C495])" office:value-type="float" office:value="2729">
            <text:p>2729</text:p>
          </table:table-cell>
          <table:table-cell table:formula="of:=[.D495]-[.D494]" office:value-type="float" office:value="2016">
            <text:p>2016</text:p>
          </table:table-cell>
          <table:table-cell table:number-columns-repeated="11"/>
        </table:table-row>
        <table:table-row table:style-name="ro1">
          <table:table-cell table:formula="of:=[.$A495]+RAND()*0.1" office:value-type="float" office:value="23.7452195339836">
            <text:p>23.745219534</text:p>
          </table:table-cell>
          <table:table-cell table:formula="of:=PI()*[.$A496]" office:value-type="float" office:value="74.5978072458398">
            <text:p>74.5978072458</text:p>
          </table:table-cell>
          <table:table-cell table:formula="of:=20*(500-499*COS([.$B496]*(1+RAND())))" office:value-type="float" office:value="17628.2111259611">
            <text:p>17628.2111259611</text:p>
          </table:table-cell>
          <table:table-cell table:formula="of:=INT([.C496])" office:value-type="float" office:value="17628">
            <text:p>17628</text:p>
          </table:table-cell>
          <table:table-cell table:formula="of:=[.D496]-[.D495]" office:value-type="float" office:value="14899">
            <text:p>14899</text:p>
          </table:table-cell>
          <table:table-cell table:number-columns-repeated="11"/>
        </table:table-row>
        <table:table-row table:style-name="ro1">
          <table:table-cell table:formula="of:=[.$A496]+RAND()*0.1" office:value-type="float" office:value="23.7481821489986">
            <text:p>23.748182149</text:p>
          </table:table-cell>
          <table:table-cell table:formula="of:=PI()*[.$A497]" office:value-type="float" office:value="74.6071145754063">
            <text:p>74.6071145754</text:p>
          </table:table-cell>
          <table:table-cell table:formula="of:=20*(500-499*COS([.$B497]*(1+RAND())))" office:value-type="float" office:value="1800.52987406068">
            <text:p>1800.5298740607</text:p>
          </table:table-cell>
          <table:table-cell table:formula="of:=INT([.C497])" office:value-type="float" office:value="1800">
            <text:p>1800</text:p>
          </table:table-cell>
          <table:table-cell table:formula="of:=[.D497]-[.D496]" office:value-type="float" office:value="-15828">
            <text:p>-15828</text:p>
          </table:table-cell>
          <table:table-cell table:number-columns-repeated="11"/>
        </table:table-row>
        <table:table-row table:style-name="ro1">
          <table:table-cell table:formula="of:=[.$A497]+RAND()*0.1" office:value-type="float" office:value="23.7869600316044">
            <text:p>23.7869600316</text:p>
          </table:table-cell>
          <table:table-cell table:formula="of:=PI()*[.$A498]" office:value-type="float" office:value="74.7289388865224">
            <text:p>74.7289388865</text:p>
          </table:table-cell>
          <table:table-cell table:formula="of:=20*(500-499*COS([.$B498]*(1+RAND())))" office:value-type="float" office:value="10341.9914724709">
            <text:p>10341.9914724709</text:p>
          </table:table-cell>
          <table:table-cell table:formula="of:=INT([.C498])" office:value-type="float" office:value="10341">
            <text:p>10341</text:p>
          </table:table-cell>
          <table:table-cell table:formula="of:=[.D498]-[.D497]" office:value-type="float" office:value="8541">
            <text:p>8541</text:p>
          </table:table-cell>
          <table:table-cell table:number-columns-repeated="11"/>
        </table:table-row>
        <table:table-row table:style-name="ro1">
          <table:table-cell table:formula="of:=[.$A498]+RAND()*0.1" office:value-type="float" office:value="23.8238305583596">
            <text:p>23.8238305584</text:p>
          </table:table-cell>
          <table:table-cell table:formula="of:=PI()*[.$A499]" office:value-type="float" office:value="74.8447710625107">
            <text:p>74.8447710625</text:p>
          </table:table-cell>
          <table:table-cell table:formula="of:=20*(500-499*COS([.$B499]*(1+RAND())))" office:value-type="float" office:value="8142.114544734">
            <text:p>8142.114544734</text:p>
          </table:table-cell>
          <table:table-cell table:formula="of:=INT([.C499])" office:value-type="float" office:value="8142">
            <text:p>8142</text:p>
          </table:table-cell>
          <table:table-cell table:formula="of:=[.D499]-[.D498]" office:value-type="float" office:value="-2199">
            <text:p>-2199</text:p>
          </table:table-cell>
          <table:table-cell table:number-columns-repeated="11"/>
        </table:table-row>
        <table:table-row table:style-name="ro1">
          <table:table-cell table:formula="of:=[.$A499]+RAND()*0.1" office:value-type="float" office:value="23.8966136760078">
            <text:p>23.896613676</text:p>
          </table:table-cell>
          <table:table-cell table:formula="of:=PI()*[.$A500]" office:value-type="float" office:value="75.0734259702197">
            <text:p>75.0734259702</text:p>
          </table:table-cell>
          <table:table-cell table:formula="of:=20*(500-499*COS([.$B500]*(1+RAND())))" office:value-type="float" office:value="884.649362629443">
            <text:p>884.6493626294</text:p>
          </table:table-cell>
          <table:table-cell table:formula="of:=INT([.C500])" office:value-type="float" office:value="884">
            <text:p>884</text:p>
          </table:table-cell>
          <table:table-cell table:formula="of:=[.D500]-[.D499]" office:value-type="float" office:value="-7258">
            <text:p>-7258</text:p>
          </table:table-cell>
          <table:table-cell table:number-columns-repeated="11"/>
        </table:table-row>
        <table:table-row table:style-name="ro1">
          <table:table-cell table:formula="of:=[.$A500]+RAND()*0.1" office:value-type="float" office:value="23.9314723995049">
            <text:p>23.9314723995</text:p>
          </table:table-cell>
          <table:table-cell table:formula="of:=PI()*[.$A501]" office:value-type="float" office:value="75.1829378798714">
            <text:p>75.1829378799</text:p>
          </table:table-cell>
          <table:table-cell table:formula="of:=20*(500-499*COS([.$B501]*(1+RAND())))" office:value-type="float" office:value="15037.2943353549">
            <text:p>15037.2943353549</text:p>
          </table:table-cell>
          <table:table-cell table:formula="of:=INT([.C501])" office:value-type="float" office:value="15037">
            <text:p>15037</text:p>
          </table:table-cell>
          <table:table-cell table:formula="of:=[.D501]-[.D500]" office:value-type="float" office:value="14153">
            <text:p>14153</text:p>
          </table:table-cell>
          <table:table-cell table:number-columns-repeated="11"/>
        </table:table-row>
        <table:table-row table:style-name="ro1">
          <table:table-cell table:formula="of:=[.$A501]+RAND()*0.1" office:value-type="float" office:value="23.9577249763068">
            <text:p>23.9577249763</text:p>
          </table:table-cell>
          <table:table-cell table:formula="of:=PI()*[.$A502]" office:value-type="float" office:value="75.2654127822901">
            <text:p>75.2654127823</text:p>
          </table:table-cell>
          <table:table-cell table:formula="of:=20*(500-499*COS([.$B502]*(1+RAND())))" office:value-type="float" office:value="5595.75394406305">
            <text:p>5595.7539440631</text:p>
          </table:table-cell>
          <table:table-cell table:formula="of:=INT([.C502])" office:value-type="float" office:value="5595">
            <text:p>5595</text:p>
          </table:table-cell>
          <table:table-cell table:formula="of:=[.D502]-[.D501]" office:value-type="float" office:value="-9442">
            <text:p>-9442</text:p>
          </table:table-cell>
          <table:table-cell table:number-columns-repeated="11"/>
        </table:table-row>
        <table:table-row table:style-name="ro1">
          <table:table-cell table:formula="of:=[.$A502]+RAND()*0.1" office:value-type="float" office:value="24.0407518945634">
            <text:p>24.0407518946</text:p>
          </table:table-cell>
          <table:table-cell table:formula="of:=PI()*[.$A503]" office:value-type="float" office:value="75.5262495387354">
            <text:p>75.5262495387</text:p>
          </table:table-cell>
          <table:table-cell table:formula="of:=20*(500-499*COS([.$B503]*(1+RAND())))" office:value-type="float" office:value="277.741639054894">
            <text:p>277.7416390549</text:p>
          </table:table-cell>
          <table:table-cell table:formula="of:=INT([.C503])" office:value-type="float" office:value="277">
            <text:p>277</text:p>
          </table:table-cell>
          <table:table-cell table:formula="of:=[.D503]-[.D502]" office:value-type="float" office:value="-5318">
            <text:p>-5318</text:p>
          </table:table-cell>
          <table:table-cell table:number-columns-repeated="11"/>
        </table:table-row>
        <table:table-row table:style-name="ro1">
          <table:table-cell table:formula="of:=[.$A503]+RAND()*0.1" office:value-type="float" office:value="24.127066953294">
            <text:p>24.1270669533</text:p>
          </table:table-cell>
          <table:table-cell table:formula="of:=PI()*[.$A504]" office:value-type="float" office:value="75.7974162931375">
            <text:p>75.7974162931</text:p>
          </table:table-cell>
          <table:table-cell table:formula="of:=20*(500-499*COS([.$B504]*(1+RAND())))" office:value-type="float" office:value="1874.33168538504">
            <text:p>1874.3316853851</text:p>
          </table:table-cell>
          <table:table-cell table:formula="of:=INT([.C504])" office:value-type="float" office:value="1874">
            <text:p>1874</text:p>
          </table:table-cell>
          <table:table-cell table:formula="of:=[.D504]-[.D503]" office:value-type="float" office:value="1597">
            <text:p>1597</text:p>
          </table:table-cell>
          <table:table-cell table:number-columns-repeated="11"/>
        </table:table-row>
        <table:table-row table:style-name="ro1">
          <table:table-cell table:formula="of:=[.$A504]+RAND()*0.1" office:value-type="float" office:value="24.1336396093946">
            <text:p>24.1336396094</text:p>
          </table:table-cell>
          <table:table-cell table:formula="of:=PI()*[.$A505]" office:value-type="float" office:value="75.8180649012577">
            <text:p>75.8180649013</text:p>
          </table:table-cell>
          <table:table-cell table:formula="of:=20*(500-499*COS([.$B505]*(1+RAND())))" office:value-type="float" office:value="19933.4592115693">
            <text:p>19933.4592115693</text:p>
          </table:table-cell>
          <table:table-cell table:formula="of:=INT([.C505])" office:value-type="float" office:value="19933">
            <text:p>19933</text:p>
          </table:table-cell>
          <table:table-cell table:formula="of:=[.D505]-[.D504]" office:value-type="float" office:value="18059">
            <text:p>18059</text:p>
          </table:table-cell>
          <table:table-cell table:number-columns-repeated="11"/>
        </table:table-row>
        <table:table-row table:style-name="ro1">
          <table:table-cell table:formula="of:=[.$A505]+RAND()*0.1" office:value-type="float" office:value="24.1352620909456">
            <text:p>24.1352620909</text:p>
          </table:table-cell>
          <table:table-cell table:formula="of:=PI()*[.$A506]" office:value-type="float" office:value="75.823162077379">
            <text:p>75.8231620774</text:p>
          </table:table-cell>
          <table:table-cell table:formula="of:=20*(500-499*COS([.$B506]*(1+RAND())))" office:value-type="float" office:value="11954.0774195664">
            <text:p>11954.0774195664</text:p>
          </table:table-cell>
          <table:table-cell table:formula="of:=INT([.C506])" office:value-type="float" office:value="11954">
            <text:p>11954</text:p>
          </table:table-cell>
          <table:table-cell table:formula="of:=[.D506]-[.D505]" office:value-type="float" office:value="-7979">
            <text:p>-7979</text:p>
          </table:table-cell>
          <table:table-cell table:number-columns-repeated="11"/>
        </table:table-row>
        <table:table-row table:style-name="ro1">
          <table:table-cell table:formula="of:=[.$A506]+RAND()*0.1" office:value-type="float" office:value="24.1861040679272">
            <text:p>24.1861040679</text:p>
          </table:table-cell>
          <table:table-cell table:formula="of:=PI()*[.$A507]" office:value-type="float" office:value="75.9828868587584">
            <text:p>75.9828868588</text:p>
          </table:table-cell>
          <table:table-cell table:formula="of:=20*(500-499*COS([.$B507]*(1+RAND())))" office:value-type="float" office:value="327.646522234375">
            <text:p>327.6465222344</text:p>
          </table:table-cell>
          <table:table-cell table:formula="of:=INT([.C507])" office:value-type="float" office:value="327">
            <text:p>327</text:p>
          </table:table-cell>
          <table:table-cell table:formula="of:=[.D507]-[.D506]" office:value-type="float" office:value="-11627">
            <text:p>-11627</text:p>
          </table:table-cell>
          <table:table-cell table:number-columns-repeated="11"/>
        </table:table-row>
        <table:table-row table:style-name="ro1">
          <table:table-cell table:formula="of:=[.$A507]+RAND()*0.1" office:value-type="float" office:value="24.2761705298908">
            <text:p>24.2761705299</text:p>
          </table:table-cell>
          <table:table-cell table:formula="of:=PI()*[.$A508]" office:value-type="float" office:value="76.265838993998">
            <text:p>76.265838994</text:p>
          </table:table-cell>
          <table:table-cell table:formula="of:=20*(500-499*COS([.$B508]*(1+RAND())))" office:value-type="float" office:value="19942.790573666">
            <text:p>19942.790573666</text:p>
          </table:table-cell>
          <table:table-cell table:formula="of:=INT([.C508])" office:value-type="float" office:value="19942">
            <text:p>19942</text:p>
          </table:table-cell>
          <table:table-cell table:formula="of:=[.D508]-[.D507]" office:value-type="float" office:value="19615">
            <text:p>19615</text:p>
          </table:table-cell>
          <table:table-cell table:number-columns-repeated="11"/>
        </table:table-row>
        <table:table-row table:style-name="ro1">
          <table:table-cell table:formula="of:=[.$A508]+RAND()*0.1" office:value-type="float" office:value="24.2783632893115">
            <text:p>24.2783632893</text:p>
          </table:table-cell>
          <table:table-cell table:formula="of:=PI()*[.$A509]" office:value-type="float" office:value="76.2727277508853">
            <text:p>76.2727277509</text:p>
          </table:table-cell>
          <table:table-cell table:formula="of:=20*(500-499*COS([.$B509]*(1+RAND())))" office:value-type="float" office:value="13009.9216232467">
            <text:p>13009.9216232467</text:p>
          </table:table-cell>
          <table:table-cell table:formula="of:=INT([.C509])" office:value-type="float" office:value="13009">
            <text:p>13009</text:p>
          </table:table-cell>
          <table:table-cell table:formula="of:=[.D509]-[.D508]" office:value-type="float" office:value="-6933">
            <text:p>-6933</text:p>
          </table:table-cell>
          <table:table-cell table:number-columns-repeated="11"/>
        </table:table-row>
        <table:table-row table:style-name="ro1">
          <table:table-cell table:formula="of:=[.$A509]+RAND()*0.1" office:value-type="float" office:value="24.3099558335263">
            <text:p>24.3099558335</text:p>
          </table:table-cell>
          <table:table-cell table:formula="of:=PI()*[.$A510]" office:value-type="float" office:value="76.3719786556987">
            <text:p>76.3719786557</text:p>
          </table:table-cell>
          <table:table-cell table:formula="of:=20*(500-499*COS([.$B510]*(1+RAND())))" office:value-type="float" office:value="3035.26003902032">
            <text:p>3035.2600390203</text:p>
          </table:table-cell>
          <table:table-cell table:formula="of:=INT([.C510])" office:value-type="float" office:value="3035">
            <text:p>3035</text:p>
          </table:table-cell>
          <table:table-cell table:formula="of:=[.D510]-[.D509]" office:value-type="float" office:value="-9974">
            <text:p>-9974</text:p>
          </table:table-cell>
          <table:table-cell table:number-columns-repeated="11"/>
        </table:table-row>
        <table:table-row table:style-name="ro1">
          <table:table-cell table:formula="of:=[.$A510]+RAND()*0.1" office:value-type="float" office:value="24.3402318828739">
            <text:p>24.3402318829</text:p>
          </table:table-cell>
          <table:table-cell table:formula="of:=PI()*[.$A511]" office:value-type="float" office:value="76.4670936699088">
            <text:p>76.4670936699</text:p>
          </table:table-cell>
          <table:table-cell table:formula="of:=20*(500-499*COS([.$B511]*(1+RAND())))" office:value-type="float" office:value="13341.9347566535">
            <text:p>13341.9347566535</text:p>
          </table:table-cell>
          <table:table-cell table:formula="of:=INT([.C511])" office:value-type="float" office:value="13341">
            <text:p>13341</text:p>
          </table:table-cell>
          <table:table-cell table:formula="of:=[.D511]-[.D510]" office:value-type="float" office:value="10306">
            <text:p>10306</text:p>
          </table:table-cell>
          <table:table-cell table:number-columns-repeated="11"/>
        </table:table-row>
        <table:table-row table:style-name="ro1">
          <table:table-cell table:formula="of:=[.$A511]+RAND()*0.1" office:value-type="float" office:value="24.4308248201851">
            <text:p>24.4308248202</text:p>
          </table:table-cell>
          <table:table-cell table:formula="of:=PI()*[.$A512]" office:value-type="float" office:value="76.7516997762327">
            <text:p>76.7516997762</text:p>
          </table:table-cell>
          <table:table-cell table:formula="of:=20*(500-499*COS([.$B512]*(1+RAND())))" office:value-type="float" office:value="9102.54768199769">
            <text:p>9102.5476819977</text:p>
          </table:table-cell>
          <table:table-cell table:formula="of:=INT([.C512])" office:value-type="float" office:value="9102">
            <text:p>9102</text:p>
          </table:table-cell>
          <table:table-cell table:formula="of:=[.D512]-[.D511]" office:value-type="float" office:value="-4239">
            <text:p>-4239</text:p>
          </table:table-cell>
          <table:table-cell table:number-columns-repeated="11"/>
        </table:table-row>
        <table:table-row table:style-name="ro1">
          <table:table-cell table:formula="of:=[.$A512]+RAND()*0.1" office:value-type="float" office:value="24.5026539855637">
            <text:p>24.5026539856</text:p>
          </table:table-cell>
          <table:table-cell table:formula="of:=PI()*[.$A513]" office:value-type="float" office:value="76.9773577544995">
            <text:p>76.9773577545</text:p>
          </table:table-cell>
          <table:table-cell table:formula="of:=20*(500-499*COS([.$B513]*(1+RAND())))" office:value-type="float" office:value="1455.93843430671">
            <text:p>1455.9384343067</text:p>
          </table:table-cell>
          <table:table-cell table:formula="of:=INT([.C513])" office:value-type="float" office:value="1455">
            <text:p>1455</text:p>
          </table:table-cell>
          <table:table-cell table:formula="of:=[.D513]-[.D512]" office:value-type="float" office:value="-7647">
            <text:p>-7647</text:p>
          </table:table-cell>
          <table:table-cell table:number-columns-repeated="11"/>
        </table:table-row>
        <table:table-row table:style-name="ro1">
          <table:table-cell table:formula="of:=[.$A513]+RAND()*0.1" office:value-type="float" office:value="24.5888096052688">
            <text:p>24.5888096053</text:p>
          </table:table-cell>
          <table:table-cell table:formula="of:=PI()*[.$A514]" office:value-type="float" office:value="77.2480236164305">
            <text:p>77.2480236164</text:p>
          </table:table-cell>
          <table:table-cell table:formula="of:=20*(500-499*COS([.$B514]*(1+RAND())))" office:value-type="float" office:value="2264.461464949">
            <text:p>2264.461464949</text:p>
          </table:table-cell>
          <table:table-cell table:formula="of:=INT([.C514])" office:value-type="float" office:value="2264">
            <text:p>2264</text:p>
          </table:table-cell>
          <table:table-cell table:formula="of:=[.D514]-[.D513]" office:value-type="float" office:value="809">
            <text:p>809</text:p>
          </table:table-cell>
          <table:table-cell table:number-columns-repeated="11"/>
        </table:table-row>
        <table:table-row table:style-name="ro1">
          <table:table-cell table:formula="of:=[.$A514]+RAND()*0.1" office:value-type="float" office:value="24.679141811654">
            <text:p>24.6791418117</text:p>
          </table:table-cell>
          <table:table-cell table:formula="of:=PI()*[.$A515]" office:value-type="float" office:value="77.5318106123928">
            <text:p>77.5318106124</text:p>
          </table:table-cell>
          <table:table-cell table:formula="of:=20*(500-499*COS([.$B515]*(1+RAND())))" office:value-type="float" office:value="5792.27736727236">
            <text:p>5792.2773672724</text:p>
          </table:table-cell>
          <table:table-cell table:formula="of:=INT([.C515])" office:value-type="float" office:value="5792">
            <text:p>5792</text:p>
          </table:table-cell>
          <table:table-cell table:formula="of:=[.D515]-[.D514]" office:value-type="float" office:value="3528">
            <text:p>3528</text:p>
          </table:table-cell>
          <table:table-cell table:number-columns-repeated="11"/>
        </table:table-row>
        <table:table-row table:style-name="ro1">
          <table:table-cell table:formula="of:=[.$A515]+RAND()*0.1" office:value-type="float" office:value="24.7760439611506">
            <text:p>24.7760439612</text:p>
          </table:table-cell>
          <table:table-cell table:formula="of:=PI()*[.$A516]" office:value-type="float" office:value="77.8362376933684">
            <text:p>77.8362376934</text:p>
          </table:table-cell>
          <table:table-cell table:formula="of:=20*(500-499*COS([.$B516]*(1+RAND())))" office:value-type="float" office:value="19902.9373198568">
            <text:p>19902.9373198568</text:p>
          </table:table-cell>
          <table:table-cell table:formula="of:=INT([.C516])" office:value-type="float" office:value="19902">
            <text:p>19902</text:p>
          </table:table-cell>
          <table:table-cell table:formula="of:=[.D516]-[.D515]" office:value-type="float" office:value="14110">
            <text:p>14110</text:p>
          </table:table-cell>
          <table:table-cell table:number-columns-repeated="11"/>
        </table:table-row>
        <table:table-row table:style-name="ro1">
          <table:table-cell table:formula="of:=[.$A516]+RAND()*0.1" office:value-type="float" office:value="24.8062669681385">
            <text:p>24.8062669681</text:p>
          </table:table-cell>
          <table:table-cell table:formula="of:=PI()*[.$A517]" office:value-type="float" office:value="77.9311860700912">
            <text:p>77.9311860701</text:p>
          </table:table-cell>
          <table:table-cell table:formula="of:=20*(500-499*COS([.$B517]*(1+RAND())))" office:value-type="float" office:value="19063.5865147613">
            <text:p>19063.5865147613</text:p>
          </table:table-cell>
          <table:table-cell table:formula="of:=INT([.C517])" office:value-type="float" office:value="19063">
            <text:p>19063</text:p>
          </table:table-cell>
          <table:table-cell table:formula="of:=[.D517]-[.D516]" office:value-type="float" office:value="-839">
            <text:p>-839</text:p>
          </table:table-cell>
          <table:table-cell table:number-columns-repeated="11"/>
        </table:table-row>
        <table:table-row table:style-name="ro1">
          <table:table-cell table:formula="of:=[.$A517]+RAND()*0.1" office:value-type="float" office:value="24.8231086522807">
            <text:p>24.8231086523</text:p>
          </table:table-cell>
          <table:table-cell table:formula="of:=PI()*[.$A518]" office:value-type="float" office:value="77.9840957812661">
            <text:p>77.9840957813</text:p>
          </table:table-cell>
          <table:table-cell table:formula="of:=20*(500-499*COS([.$B518]*(1+RAND())))" office:value-type="float" office:value="23.7862516311179">
            <text:p>23.7862516311</text:p>
          </table:table-cell>
          <table:table-cell table:formula="of:=INT([.C518])" office:value-type="float" office:value="23">
            <text:p>23</text:p>
          </table:table-cell>
          <table:table-cell table:formula="of:=[.D518]-[.D517]" office:value-type="float" office:value="-19040">
            <text:p>-19040</text:p>
          </table:table-cell>
          <table:table-cell table:number-columns-repeated="11"/>
        </table:table-row>
        <table:table-row table:style-name="ro1">
          <table:table-cell table:formula="of:=[.$A518]+RAND()*0.1" office:value-type="float" office:value="24.8815834342968">
            <text:p>24.8815834343</text:p>
          </table:table-cell>
          <table:table-cell table:formula="of:=PI()*[.$A519]" office:value-type="float" office:value="78.1677997268683">
            <text:p>78.1677997269</text:p>
          </table:table-cell>
          <table:table-cell table:formula="of:=20*(500-499*COS([.$B519]*(1+RAND())))" office:value-type="float" office:value="11223.0565500577">
            <text:p>11223.0565500577</text:p>
          </table:table-cell>
          <table:table-cell table:formula="of:=INT([.C519])" office:value-type="float" office:value="11223">
            <text:p>11223</text:p>
          </table:table-cell>
          <table:table-cell table:formula="of:=[.D519]-[.D518]" office:value-type="float" office:value="11200">
            <text:p>11200</text:p>
          </table:table-cell>
          <table:table-cell table:number-columns-repeated="11"/>
        </table:table-row>
        <table:table-row table:style-name="ro1">
          <table:table-cell table:formula="of:=[.$A519]+RAND()*0.1" office:value-type="float" office:value="24.9780105584301">
            <text:p>24.9780105584</text:p>
          </table:table-cell>
          <table:table-cell table:formula="of:=PI()*[.$A520]" office:value-type="float" office:value="78.4707344716523">
            <text:p>78.4707344717</text:p>
          </table:table-cell>
          <table:table-cell table:formula="of:=20*(500-499*COS([.$B520]*(1+RAND())))" office:value-type="float" office:value="7651.56019433311">
            <text:p>7651.5601943331</text:p>
          </table:table-cell>
          <table:table-cell table:formula="of:=INT([.C520])" office:value-type="float" office:value="7651">
            <text:p>7651</text:p>
          </table:table-cell>
          <table:table-cell table:formula="of:=[.D520]-[.D519]" office:value-type="float" office:value="-3572">
            <text:p>-3572</text:p>
          </table:table-cell>
          <table:table-cell table:number-columns-repeated="11"/>
        </table:table-row>
        <table:table-row table:style-name="ro1">
          <table:table-cell table:formula="of:=[.$A520]+RAND()*0.1" office:value-type="float" office:value="24.9821677841246">
            <text:p>24.9821677841</text:p>
          </table:table-cell>
          <table:table-cell table:formula="of:=PI()*[.$A521]" office:value-type="float" office:value="78.4837947813535">
            <text:p>78.4837947814</text:p>
          </table:table-cell>
          <table:table-cell table:formula="of:=20*(500-499*COS([.$B521]*(1+RAND())))" office:value-type="float" office:value="19951.6515409107">
            <text:p>19951.6515409107</text:p>
          </table:table-cell>
          <table:table-cell table:formula="of:=INT([.C521])" office:value-type="float" office:value="19951">
            <text:p>19951</text:p>
          </table:table-cell>
          <table:table-cell table:formula="of:=[.D521]-[.D520]" office:value-type="float" office:value="12300">
            <text:p>12300</text:p>
          </table:table-cell>
          <table:table-cell table:number-columns-repeated="11"/>
        </table:table-row>
        <table:table-row table:style-name="ro1">
          <table:table-cell table:formula="of:=[.$A521]+RAND()*0.1" office:value-type="float" office:value="25.0096148671582">
            <text:p>25.0096148672</text:p>
          </table:table-cell>
          <table:table-cell table:formula="of:=PI()*[.$A522]" office:value-type="float" office:value="78.5700223357744">
            <text:p>78.5700223358</text:p>
          </table:table-cell>
          <table:table-cell table:formula="of:=20*(500-499*COS([.$B522]*(1+RAND())))" office:value-type="float" office:value="18070.5460785357">
            <text:p>18070.5460785357</text:p>
          </table:table-cell>
          <table:table-cell table:formula="of:=INT([.C522])" office:value-type="float" office:value="18070">
            <text:p>18070</text:p>
          </table:table-cell>
          <table:table-cell table:formula="of:=[.D522]-[.D521]" office:value-type="float" office:value="-1881">
            <text:p>-1881</text:p>
          </table:table-cell>
          <table:table-cell table:number-columns-repeated="11"/>
        </table:table-row>
        <table:table-row table:style-name="ro1">
          <table:table-cell table:formula="of:=[.$A522]+RAND()*0.1" office:value-type="float" office:value="25.0473563465756">
            <text:p>25.0473563466</text:p>
          </table:table-cell>
          <table:table-cell table:formula="of:=PI()*[.$A523]" office:value-type="float" office:value="78.6885906902474">
            <text:p>78.6885906902</text:p>
          </table:table-cell>
          <table:table-cell table:formula="of:=20*(500-499*COS([.$B523]*(1+RAND())))" office:value-type="float" office:value="7951.80826576604">
            <text:p>7951.8082657661</text:p>
          </table:table-cell>
          <table:table-cell table:formula="of:=INT([.C523])" office:value-type="float" office:value="7951">
            <text:p>7951</text:p>
          </table:table-cell>
          <table:table-cell table:formula="of:=[.D523]-[.D522]" office:value-type="float" office:value="-10119">
            <text:p>-10119</text:p>
          </table:table-cell>
          <table:table-cell table:number-columns-repeated="11"/>
        </table:table-row>
        <table:table-row table:style-name="ro1">
          <table:table-cell table:formula="of:=[.$A523]+RAND()*0.1" office:value-type="float" office:value="25.0656689479016">
            <text:p>25.0656689479</text:p>
          </table:table-cell>
          <table:table-cell table:formula="of:=PI()*[.$A524]" office:value-type="float" office:value="78.7461214240414">
            <text:p>78.746121424</text:p>
          </table:table-cell>
          <table:table-cell table:formula="of:=20*(500-499*COS([.$B524]*(1+RAND())))" office:value-type="float" office:value="7770.99116651203">
            <text:p>7770.991166512</text:p>
          </table:table-cell>
          <table:table-cell table:formula="of:=INT([.C524])" office:value-type="float" office:value="7770">
            <text:p>7770</text:p>
          </table:table-cell>
          <table:table-cell table:formula="of:=[.D524]-[.D523]" office:value-type="float" office:value="-181">
            <text:p>-181</text:p>
          </table:table-cell>
          <table:table-cell table:number-columns-repeated="11"/>
        </table:table-row>
        <table:table-row table:style-name="ro1">
          <table:table-cell table:formula="of:=[.$A524]+RAND()*0.1" office:value-type="float" office:value="25.0766553227324">
            <text:p>25.0766553227</text:p>
          </table:table-cell>
          <table:table-cell table:formula="of:=PI()*[.$A525]" office:value-type="float" office:value="78.7806361384996">
            <text:p>78.7806361385</text:p>
          </table:table-cell>
          <table:table-cell table:formula="of:=20*(500-499*COS([.$B525]*(1+RAND())))" office:value-type="float" office:value="3681.53433708236">
            <text:p>3681.5343370824</text:p>
          </table:table-cell>
          <table:table-cell table:formula="of:=INT([.C525])" office:value-type="float" office:value="3681">
            <text:p>3681</text:p>
          </table:table-cell>
          <table:table-cell table:formula="of:=[.D525]-[.D524]" office:value-type="float" office:value="-4089">
            <text:p>-4089</text:p>
          </table:table-cell>
          <table:table-cell table:number-columns-repeated="11"/>
        </table:table-row>
        <table:table-row table:style-name="ro1">
          <table:table-cell table:formula="of:=[.$A525]+RAND()*0.1" office:value-type="float" office:value="25.1618170421571">
            <text:p>25.1618170422</text:p>
          </table:table-cell>
          <table:table-cell table:formula="of:=PI()*[.$A526]" office:value-type="float" office:value="79.0481795706111">
            <text:p>79.0481795706</text:p>
          </table:table-cell>
          <table:table-cell table:formula="of:=20*(500-499*COS([.$B526]*(1+RAND())))" office:value-type="float" office:value="1145.6506869513">
            <text:p>1145.6506869513</text:p>
          </table:table-cell>
          <table:table-cell table:formula="of:=INT([.C526])" office:value-type="float" office:value="1145">
            <text:p>1145</text:p>
          </table:table-cell>
          <table:table-cell table:formula="of:=[.D526]-[.D525]" office:value-type="float" office:value="-2536">
            <text:p>-2536</text:p>
          </table:table-cell>
          <table:table-cell table:number-columns-repeated="11"/>
        </table:table-row>
        <table:table-row table:style-name="ro1">
          <table:table-cell table:formula="of:=[.$A526]+RAND()*0.1" office:value-type="float" office:value="25.1749339937233">
            <text:p>25.1749339937</text:p>
          </table:table-cell>
          <table:table-cell table:formula="of:=PI()*[.$A527]" office:value-type="float" office:value="79.0893876892889">
            <text:p>79.0893876893</text:p>
          </table:table-cell>
          <table:table-cell table:formula="of:=20*(500-499*COS([.$B527]*(1+RAND())))" office:value-type="float" office:value="2858.81749432295">
            <text:p>2858.817494323</text:p>
          </table:table-cell>
          <table:table-cell table:formula="of:=INT([.C527])" office:value-type="float" office:value="2858">
            <text:p>2858</text:p>
          </table:table-cell>
          <table:table-cell table:formula="of:=[.D527]-[.D526]" office:value-type="float" office:value="1713">
            <text:p>1713</text:p>
          </table:table-cell>
          <table:table-cell table:number-columns-repeated="11"/>
        </table:table-row>
        <table:table-row table:style-name="ro1">
          <table:table-cell table:formula="of:=[.$A527]+RAND()*0.1" office:value-type="float" office:value="25.1888829835691">
            <text:p>25.1888829836</text:p>
          </table:table-cell>
          <table:table-cell table:formula="of:=PI()*[.$A528]" office:value-type="float" office:value="79.1332097333135">
            <text:p>79.1332097333</text:p>
          </table:table-cell>
          <table:table-cell table:formula="of:=20*(500-499*COS([.$B528]*(1+RAND())))" office:value-type="float" office:value="11051.2985162986">
            <text:p>11051.2985162986</text:p>
          </table:table-cell>
          <table:table-cell table:formula="of:=INT([.C528])" office:value-type="float" office:value="11051">
            <text:p>11051</text:p>
          </table:table-cell>
          <table:table-cell table:formula="of:=[.D528]-[.D527]" office:value-type="float" office:value="8193">
            <text:p>8193</text:p>
          </table:table-cell>
          <table:table-cell table:number-columns-repeated="11"/>
        </table:table-row>
        <table:table-row table:style-name="ro1">
          <table:table-cell table:formula="of:=[.$A528]+RAND()*0.1" office:value-type="float" office:value="25.2128225855995">
            <text:p>25.2128225856</text:p>
          </table:table-cell>
          <table:table-cell table:formula="of:=PI()*[.$A529]" office:value-type="float" office:value="79.2084182111822">
            <text:p>79.2084182112</text:p>
          </table:table-cell>
          <table:table-cell table:formula="of:=20*(500-499*COS([.$B529]*(1+RAND())))" office:value-type="float" office:value="13898.9782699326">
            <text:p>13898.9782699326</text:p>
          </table:table-cell>
          <table:table-cell table:formula="of:=INT([.C529])" office:value-type="float" office:value="13898">
            <text:p>13898</text:p>
          </table:table-cell>
          <table:table-cell table:formula="of:=[.D529]-[.D528]" office:value-type="float" office:value="2847">
            <text:p>2847</text:p>
          </table:table-cell>
          <table:table-cell table:number-columns-repeated="11"/>
        </table:table-row>
        <table:table-row table:style-name="ro1">
          <table:table-cell table:formula="of:=[.$A529]+RAND()*0.1" office:value-type="float" office:value="25.2628100639209">
            <text:p>25.2628100639</text:p>
          </table:table-cell>
          <table:table-cell table:formula="of:=PI()*[.$A530]" office:value-type="float" office:value="79.3654585058483">
            <text:p>79.3654585058</text:p>
          </table:table-cell>
          <table:table-cell table:formula="of:=20*(500-499*COS([.$B530]*(1+RAND())))" office:value-type="float" office:value="18285.4336177088">
            <text:p>18285.4336177088</text:p>
          </table:table-cell>
          <table:table-cell table:formula="of:=INT([.C530])" office:value-type="float" office:value="18285">
            <text:p>18285</text:p>
          </table:table-cell>
          <table:table-cell table:formula="of:=[.D530]-[.D529]" office:value-type="float" office:value="4387">
            <text:p>4387</text:p>
          </table:table-cell>
          <table:table-cell table:number-columns-repeated="11"/>
        </table:table-row>
        <table:table-row table:style-name="ro1">
          <table:table-cell table:formula="of:=[.$A530]+RAND()*0.1" office:value-type="float" office:value="25.349542171415">
            <text:p>25.3495421714</text:p>
          </table:table-cell>
          <table:table-cell table:formula="of:=PI()*[.$A531]" office:value-type="float" office:value="79.6379354575819">
            <text:p>79.6379354576</text:p>
          </table:table-cell>
          <table:table-cell table:formula="of:=20*(500-499*COS([.$B531]*(1+RAND())))" office:value-type="float" office:value="10426.8840328104">
            <text:p>10426.8840328104</text:p>
          </table:table-cell>
          <table:table-cell table:formula="of:=INT([.C531])" office:value-type="float" office:value="10426">
            <text:p>10426</text:p>
          </table:table-cell>
          <table:table-cell table:formula="of:=[.D531]-[.D530]" office:value-type="float" office:value="-7859">
            <text:p>-7859</text:p>
          </table:table-cell>
          <table:table-cell table:number-columns-repeated="11"/>
        </table:table-row>
        <table:table-row table:style-name="ro1">
          <table:table-cell table:formula="of:=[.$A531]+RAND()*0.1" office:value-type="float" office:value="25.4083404969424">
            <text:p>25.4083404969</text:p>
          </table:table-cell>
          <table:table-cell table:formula="of:=PI()*[.$A532]" office:value-type="float" office:value="79.8226558451023">
            <text:p>79.8226558451</text:p>
          </table:table-cell>
          <table:table-cell table:formula="of:=20*(500-499*COS([.$B532]*(1+RAND())))" office:value-type="float" office:value="164.711168083342">
            <text:p>164.7111680833</text:p>
          </table:table-cell>
          <table:table-cell table:formula="of:=INT([.C532])" office:value-type="float" office:value="164">
            <text:p>164</text:p>
          </table:table-cell>
          <table:table-cell table:formula="of:=[.D532]-[.D531]" office:value-type="float" office:value="-10262">
            <text:p>-10262</text:p>
          </table:table-cell>
          <table:table-cell table:number-columns-repeated="11"/>
        </table:table-row>
        <table:table-row table:style-name="ro1">
          <table:table-cell table:formula="of:=[.$A532]+RAND()*0.1" office:value-type="float" office:value="25.4845805520658">
            <text:p>25.4845805521</text:p>
          </table:table-cell>
          <table:table-cell table:formula="of:=PI()*[.$A533]" office:value-type="float" office:value="80.0621710421871">
            <text:p>80.0621710422</text:p>
          </table:table-cell>
          <table:table-cell table:formula="of:=20*(500-499*COS([.$B533]*(1+RAND())))" office:value-type="float" office:value="14539.6931746357">
            <text:p>14539.6931746357</text:p>
          </table:table-cell>
          <table:table-cell table:formula="of:=INT([.C533])" office:value-type="float" office:value="14539">
            <text:p>14539</text:p>
          </table:table-cell>
          <table:table-cell table:formula="of:=[.D533]-[.D532]" office:value-type="float" office:value="14375">
            <text:p>14375</text:p>
          </table:table-cell>
          <table:table-cell table:number-columns-repeated="11"/>
        </table:table-row>
        <table:table-row table:style-name="ro1">
          <table:table-cell table:formula="of:=[.$A533]+RAND()*0.1" office:value-type="float" office:value="25.5543395778164">
            <text:p>25.5543395778</text:p>
          </table:table-cell>
          <table:table-cell table:formula="of:=PI()*[.$A534]" office:value-type="float" office:value="80.281325485007">
            <text:p>80.281325485</text:p>
          </table:table-cell>
          <table:table-cell table:formula="of:=20*(500-499*COS([.$B534]*(1+RAND())))" office:value-type="float" office:value="8550.33945657148">
            <text:p>8550.3394565715</text:p>
          </table:table-cell>
          <table:table-cell table:formula="of:=INT([.C534])" office:value-type="float" office:value="8550">
            <text:p>8550</text:p>
          </table:table-cell>
          <table:table-cell table:formula="of:=[.D534]-[.D533]" office:value-type="float" office:value="-5989">
            <text:p>-5989</text:p>
          </table:table-cell>
          <table:table-cell table:number-columns-repeated="11"/>
        </table:table-row>
        <table:table-row table:style-name="ro1">
          <table:table-cell table:formula="of:=[.$A534]+RAND()*0.1" office:value-type="float" office:value="25.5994529620744">
            <text:p>25.5994529621</text:p>
          </table:table-cell>
          <table:table-cell table:formula="of:=PI()*[.$A535]" office:value-type="float" office:value="80.4230533615705">
            <text:p>80.4230533616</text:p>
          </table:table-cell>
          <table:table-cell table:formula="of:=20*(500-499*COS([.$B535]*(1+RAND())))" office:value-type="float" office:value="14207.4126169706">
            <text:p>14207.4126169706</text:p>
          </table:table-cell>
          <table:table-cell table:formula="of:=INT([.C535])" office:value-type="float" office:value="14207">
            <text:p>14207</text:p>
          </table:table-cell>
          <table:table-cell table:formula="of:=[.D535]-[.D534]" office:value-type="float" office:value="5657">
            <text:p>5657</text:p>
          </table:table-cell>
          <table:table-cell table:number-columns-repeated="11"/>
        </table:table-row>
        <table:table-row table:style-name="ro1">
          <table:table-cell table:formula="of:=[.$A535]+RAND()*0.1" office:value-type="float" office:value="25.6822656732984">
            <text:p>25.6822656733</text:p>
          </table:table-cell>
          <table:table-cell table:formula="of:=PI()*[.$A536]" office:value-type="float" office:value="80.6832171667756">
            <text:p>80.6832171668</text:p>
          </table:table-cell>
          <table:table-cell table:formula="of:=20*(500-499*COS([.$B536]*(1+RAND())))" office:value-type="float" office:value="40.3195656318428">
            <text:p>40.3195656318</text:p>
          </table:table-cell>
          <table:table-cell table:formula="of:=INT([.C536])" office:value-type="float" office:value="40">
            <text:p>40</text:p>
          </table:table-cell>
          <table:table-cell table:formula="of:=[.D536]-[.D535]" office:value-type="float" office:value="-14167">
            <text:p>-14167</text:p>
          </table:table-cell>
          <table:table-cell table:number-columns-repeated="11"/>
        </table:table-row>
        <table:table-row table:style-name="ro1">
          <table:table-cell table:formula="of:=[.$A536]+RAND()*0.1" office:value-type="float" office:value="25.7536471806467">
            <text:p>25.7536471806</text:p>
          </table:table-cell>
          <table:table-cell table:formula="of:=PI()*[.$A537]" office:value-type="float" office:value="80.9074687858631">
            <text:p>80.9074687859</text:p>
          </table:table-cell>
          <table:table-cell table:formula="of:=20*(500-499*COS([.$B537]*(1+RAND())))" office:value-type="float" office:value="9927.16089806856">
            <text:p>9927.1608980686</text:p>
          </table:table-cell>
          <table:table-cell table:formula="of:=INT([.C537])" office:value-type="float" office:value="9927">
            <text:p>9927</text:p>
          </table:table-cell>
          <table:table-cell table:formula="of:=[.D537]-[.D536]" office:value-type="float" office:value="9887">
            <text:p>9887</text:p>
          </table:table-cell>
          <table:table-cell table:number-columns-repeated="11"/>
        </table:table-row>
        <table:table-row table:style-name="ro1">
          <table:table-cell table:formula="of:=[.$A537]+RAND()*0.1" office:value-type="float" office:value="25.8496025418863">
            <text:p>25.8496025419</text:p>
          </table:table-cell>
          <table:table-cell table:formula="of:=PI()*[.$A538]" office:value-type="float" office:value="81.208921443806">
            <text:p>81.2089214438</text:p>
          </table:table-cell>
          <table:table-cell table:formula="of:=20*(500-499*COS([.$B538]*(1+RAND())))" office:value-type="float" office:value="3133.41410440835">
            <text:p>3133.4141044084</text:p>
          </table:table-cell>
          <table:table-cell table:formula="of:=INT([.C538])" office:value-type="float" office:value="3133">
            <text:p>3133</text:p>
          </table:table-cell>
          <table:table-cell table:formula="of:=[.D538]-[.D537]" office:value-type="float" office:value="-6794">
            <text:p>-6794</text:p>
          </table:table-cell>
          <table:table-cell table:number-columns-repeated="11"/>
        </table:table-row>
        <table:table-row table:style-name="ro1">
          <table:table-cell table:formula="of:=[.$A538]+RAND()*0.1" office:value-type="float" office:value="25.9224817150738">
            <text:p>25.9224817151</text:p>
          </table:table-cell>
          <table:table-cell table:formula="of:=PI()*[.$A539]" office:value-type="float" office:value="81.4378781188917">
            <text:p>81.4378781189</text:p>
          </table:table-cell>
          <table:table-cell table:formula="of:=20*(500-499*COS([.$B539]*(1+RAND())))" office:value-type="float" office:value="4510.02649431857">
            <text:p>4510.0264943186</text:p>
          </table:table-cell>
          <table:table-cell table:formula="of:=INT([.C539])" office:value-type="float" office:value="4510">
            <text:p>4510</text:p>
          </table:table-cell>
          <table:table-cell table:formula="of:=[.D539]-[.D538]" office:value-type="float" office:value="1377">
            <text:p>1377</text:p>
          </table:table-cell>
          <table:table-cell table:number-columns-repeated="11"/>
        </table:table-row>
        <table:table-row table:style-name="ro1">
          <table:table-cell table:formula="of:=[.$A539]+RAND()*0.1" office:value-type="float" office:value="25.9960559818428">
            <text:p>25.9960559818</text:p>
          </table:table-cell>
          <table:table-cell table:formula="of:=PI()*[.$A540]" office:value-type="float" office:value="81.6690184948664">
            <text:p>81.6690184949</text:p>
          </table:table-cell>
          <table:table-cell table:formula="of:=20*(500-499*COS([.$B540]*(1+RAND())))" office:value-type="float" office:value="9773.13953268321">
            <text:p>9773.1395326832</text:p>
          </table:table-cell>
          <table:table-cell table:formula="of:=INT([.C540])" office:value-type="float" office:value="9773">
            <text:p>9773</text:p>
          </table:table-cell>
          <table:table-cell table:formula="of:=[.D540]-[.D539]" office:value-type="float" office:value="5263">
            <text:p>5263</text:p>
          </table:table-cell>
          <table:table-cell table:number-columns-repeated="11"/>
        </table:table-row>
        <table:table-row table:style-name="ro1">
          <table:table-cell table:formula="of:=[.$A540]+RAND()*0.1" office:value-type="float" office:value="26.0236038872972">
            <text:p>26.0236038873</text:p>
          </table:table-cell>
          <table:table-cell table:formula="of:=PI()*[.$A541]" office:value-type="float" office:value="81.7555627922637">
            <text:p>81.7555627923</text:p>
          </table:table-cell>
          <table:table-cell table:formula="of:=20*(500-499*COS([.$B541]*(1+RAND())))" office:value-type="float" office:value="16565.5957597969">
            <text:p>16565.5957597969</text:p>
          </table:table-cell>
          <table:table-cell table:formula="of:=INT([.C541])" office:value-type="float" office:value="16565">
            <text:p>16565</text:p>
          </table:table-cell>
          <table:table-cell table:formula="of:=[.D541]-[.D540]" office:value-type="float" office:value="6792">
            <text:p>6792</text:p>
          </table:table-cell>
          <table:table-cell table:number-columns-repeated="11"/>
        </table:table-row>
        <table:table-row table:style-name="ro1">
          <table:table-cell table:formula="of:=[.$A541]+RAND()*0.1" office:value-type="float" office:value="26.0267591098324">
            <text:p>26.0267591098</text:p>
          </table:table-cell>
          <table:table-cell table:formula="of:=PI()*[.$A542]" office:value-type="float" office:value="81.7654752162006">
            <text:p>81.7654752162</text:p>
          </table:table-cell>
          <table:table-cell table:formula="of:=20*(500-499*COS([.$B542]*(1+RAND())))" office:value-type="float" office:value="11244.6956093227">
            <text:p>11244.6956093227</text:p>
          </table:table-cell>
          <table:table-cell table:formula="of:=INT([.C542])" office:value-type="float" office:value="11244">
            <text:p>11244</text:p>
          </table:table-cell>
          <table:table-cell table:formula="of:=[.D542]-[.D541]" office:value-type="float" office:value="-5321">
            <text:p>-5321</text:p>
          </table:table-cell>
          <table:table-cell table:number-columns-repeated="11"/>
        </table:table-row>
        <table:table-row table:style-name="ro1">
          <table:table-cell table:formula="of:=[.$A542]+RAND()*0.1" office:value-type="float" office:value="26.0909263139125">
            <text:p>26.0909263139</text:p>
          </table:table-cell>
          <table:table-cell table:formula="of:=PI()*[.$A543]" office:value-type="float" office:value="81.9670624331402">
            <text:p>81.9670624331</text:p>
          </table:table-cell>
          <table:table-cell table:formula="of:=20*(500-499*COS([.$B543]*(1+RAND())))" office:value-type="float" office:value="3203.20497586817">
            <text:p>3203.2049758682</text:p>
          </table:table-cell>
          <table:table-cell table:formula="of:=INT([.C543])" office:value-type="float" office:value="3203">
            <text:p>3203</text:p>
          </table:table-cell>
          <table:table-cell table:formula="of:=[.D543]-[.D542]" office:value-type="float" office:value="-8041">
            <text:p>-8041</text:p>
          </table:table-cell>
          <table:table-cell table:number-columns-repeated="11"/>
        </table:table-row>
        <table:table-row table:style-name="ro1">
          <table:table-cell table:formula="of:=[.$A543]+RAND()*0.1" office:value-type="float" office:value="26.1903033847455">
            <text:p>26.1903033847</text:p>
          </table:table-cell>
          <table:table-cell table:formula="of:=PI()*[.$A544]" office:value-type="float" office:value="82.2792647088044">
            <text:p>82.2792647088</text:p>
          </table:table-cell>
          <table:table-cell table:formula="of:=20*(500-499*COS([.$B544]*(1+RAND())))" office:value-type="float" office:value="4104.1283898121">
            <text:p>4104.1283898121</text:p>
          </table:table-cell>
          <table:table-cell table:formula="of:=INT([.C544])" office:value-type="float" office:value="4104">
            <text:p>4104</text:p>
          </table:table-cell>
          <table:table-cell table:formula="of:=[.D544]-[.D543]" office:value-type="float" office:value="901">
            <text:p>901</text:p>
          </table:table-cell>
          <table:table-cell table:number-columns-repeated="11"/>
        </table:table-row>
        <table:table-row table:style-name="ro1">
          <table:table-cell table:formula="of:=[.$A544]+RAND()*0.1" office:value-type="float" office:value="26.2796142269857">
            <text:p>26.279614227</text:p>
          </table:table-cell>
          <table:table-cell table:formula="of:=PI()*[.$A545]" office:value-type="float" office:value="82.5598429946722">
            <text:p>82.5598429947</text:p>
          </table:table-cell>
          <table:table-cell table:formula="of:=20*(500-499*COS([.$B545]*(1+RAND())))" office:value-type="float" office:value="10581.8494756362">
            <text:p>10581.8494756362</text:p>
          </table:table-cell>
          <table:table-cell table:formula="of:=INT([.C545])" office:value-type="float" office:value="10581">
            <text:p>10581</text:p>
          </table:table-cell>
          <table:table-cell table:formula="of:=[.D545]-[.D544]" office:value-type="float" office:value="6477">
            <text:p>6477</text:p>
          </table:table-cell>
          <table:table-cell table:number-columns-repeated="11"/>
        </table:table-row>
        <table:table-row table:style-name="ro1">
          <table:table-cell table:formula="of:=[.$A545]+RAND()*0.1" office:value-type="float" office:value="26.3341136374511">
            <text:p>26.3341136375</text:p>
          </table:table-cell>
          <table:table-cell table:formula="of:=PI()*[.$A546]" office:value-type="float" office:value="82.7310579422151">
            <text:p>82.7310579422</text:p>
          </table:table-cell>
          <table:table-cell table:formula="of:=20*(500-499*COS([.$B546]*(1+RAND())))" office:value-type="float" office:value="5534.48606809907">
            <text:p>5534.4860680991</text:p>
          </table:table-cell>
          <table:table-cell table:formula="of:=INT([.C546])" office:value-type="float" office:value="5534">
            <text:p>5534</text:p>
          </table:table-cell>
          <table:table-cell table:formula="of:=[.D546]-[.D545]" office:value-type="float" office:value="-5047">
            <text:p>-5047</text:p>
          </table:table-cell>
          <table:table-cell table:number-columns-repeated="11"/>
        </table:table-row>
        <table:table-row table:style-name="ro1">
          <table:table-cell table:formula="of:=[.$A546]+RAND()*0.1" office:value-type="float" office:value="26.4303928577807">
            <text:p>26.4303928578</text:p>
          </table:table-cell>
          <table:table-cell table:formula="of:=PI()*[.$A547]" office:value-type="float" office:value="83.033528033496">
            <text:p>83.0335280335</text:p>
          </table:table-cell>
          <table:table-cell table:formula="of:=20*(500-499*COS([.$B547]*(1+RAND())))" office:value-type="float" office:value="13681.2509212282">
            <text:p>13681.2509212282</text:p>
          </table:table-cell>
          <table:table-cell table:formula="of:=INT([.C547])" office:value-type="float" office:value="13681">
            <text:p>13681</text:p>
          </table:table-cell>
          <table:table-cell table:formula="of:=[.D547]-[.D546]" office:value-type="float" office:value="8147">
            <text:p>8147</text:p>
          </table:table-cell>
          <table:table-cell table:number-columns-repeated="11"/>
        </table:table-row>
        <table:table-row table:style-name="ro1">
          <table:table-cell table:formula="of:=[.$A547]+RAND()*0.1" office:value-type="float" office:value="26.4499267070089">
            <text:p>26.449926707</text:p>
          </table:table-cell>
          <table:table-cell table:formula="of:=PI()*[.$A548]" office:value-type="float" office:value="83.0948954307275">
            <text:p>83.0948954307</text:p>
          </table:table-cell>
          <table:table-cell table:formula="of:=20*(500-499*COS([.$B548]*(1+RAND())))" office:value-type="float" office:value="683.281976861125">
            <text:p>683.2819768611</text:p>
          </table:table-cell>
          <table:table-cell table:formula="of:=INT([.C548])" office:value-type="float" office:value="683">
            <text:p>683</text:p>
          </table:table-cell>
          <table:table-cell table:formula="of:=[.D548]-[.D547]" office:value-type="float" office:value="-12998">
            <text:p>-12998</text:p>
          </table:table-cell>
          <table:table-cell table:number-columns-repeated="11"/>
        </table:table-row>
        <table:table-row table:style-name="ro1">
          <table:table-cell table:formula="of:=[.$A548]+RAND()*0.1" office:value-type="float" office:value="26.5212678016629">
            <text:p>26.5212678017</text:p>
          </table:table-cell>
          <table:table-cell table:formula="of:=PI()*[.$A549]" office:value-type="float" office:value="83.3190200895918">
            <text:p>83.3190200896</text:p>
          </table:table-cell>
          <table:table-cell table:formula="of:=20*(500-499*COS([.$B549]*(1+RAND())))" office:value-type="float" office:value="12353.4189645566">
            <text:p>12353.4189645566</text:p>
          </table:table-cell>
          <table:table-cell table:formula="of:=INT([.C549])" office:value-type="float" office:value="12353">
            <text:p>12353</text:p>
          </table:table-cell>
          <table:table-cell table:formula="of:=[.D549]-[.D548]" office:value-type="float" office:value="11670">
            <text:p>11670</text:p>
          </table:table-cell>
          <table:table-cell table:number-columns-repeated="11"/>
        </table:table-row>
        <table:table-row table:style-name="ro1">
          <table:table-cell table:formula="of:=[.$A549]+RAND()*0.1" office:value-type="float" office:value="26.5760218040552">
            <text:p>26.5760218041</text:p>
          </table:table-cell>
          <table:table-cell table:formula="of:=PI()*[.$A550]" office:value-type="float" office:value="83.491034861262">
            <text:p>83.4910348613</text:p>
          </table:table-cell>
          <table:table-cell table:formula="of:=20*(500-499*COS([.$B550]*(1+RAND())))" office:value-type="float" office:value="19555.7082519858">
            <text:p>19555.7082519858</text:p>
          </table:table-cell>
          <table:table-cell table:formula="of:=INT([.C550])" office:value-type="float" office:value="19555">
            <text:p>19555</text:p>
          </table:table-cell>
          <table:table-cell table:formula="of:=[.D550]-[.D549]" office:value-type="float" office:value="7202">
            <text:p>7202</text:p>
          </table:table-cell>
          <table:table-cell table:number-columns-repeated="11"/>
        </table:table-row>
        <table:table-row table:style-name="ro1">
          <table:table-cell table:formula="of:=[.$A550]+RAND()*0.1" office:value-type="float" office:value="26.5919827774167">
            <text:p>26.5919827774</text:p>
          </table:table-cell>
          <table:table-cell table:formula="of:=PI()*[.$A551]" office:value-type="float" office:value="83.5411777379187">
            <text:p>83.5411777379</text:p>
          </table:table-cell>
          <table:table-cell table:formula="of:=20*(500-499*COS([.$B551]*(1+RAND())))" office:value-type="float" office:value="11793.9454886158">
            <text:p>11793.9454886158</text:p>
          </table:table-cell>
          <table:table-cell table:formula="of:=INT([.C551])" office:value-type="float" office:value="11793">
            <text:p>11793</text:p>
          </table:table-cell>
          <table:table-cell table:formula="of:=[.D551]-[.D550]" office:value-type="float" office:value="-7762">
            <text:p>-7762</text:p>
          </table:table-cell>
          <table:table-cell table:number-columns-repeated="11"/>
        </table:table-row>
        <table:table-row table:style-name="ro1">
          <table:table-cell table:formula="of:=[.$A551]+RAND()*0.1" office:value-type="float" office:value="26.6674810977653">
            <text:p>26.6674810978</text:p>
          </table:table-cell>
          <table:table-cell table:formula="of:=PI()*[.$A552]" office:value-type="float" office:value="83.7783627064841">
            <text:p>83.7783627065</text:p>
          </table:table-cell>
          <table:table-cell table:formula="of:=20*(500-499*COS([.$B552]*(1+RAND())))" office:value-type="float" office:value="8450.64224223665">
            <text:p>8450.6422422367</text:p>
          </table:table-cell>
          <table:table-cell table:formula="of:=INT([.C552])" office:value-type="float" office:value="8450">
            <text:p>8450</text:p>
          </table:table-cell>
          <table:table-cell table:formula="of:=[.D552]-[.D551]" office:value-type="float" office:value="-3343">
            <text:p>-3343</text:p>
          </table:table-cell>
          <table:table-cell table:number-columns-repeated="11"/>
        </table:table-row>
        <table:table-row table:style-name="ro1">
          <table:table-cell table:formula="of:=[.$A552]+RAND()*0.1" office:value-type="float" office:value="26.7496821831912">
            <text:p>26.7496821832</text:p>
          </table:table-cell>
          <table:table-cell table:formula="of:=PI()*[.$A553]" office:value-type="float" office:value="84.0366050325753">
            <text:p>84.0366050326</text:p>
          </table:table-cell>
          <table:table-cell table:formula="of:=20*(500-499*COS([.$B553]*(1+RAND())))" office:value-type="float" office:value="2596.55555140227">
            <text:p>2596.5555514023</text:p>
          </table:table-cell>
          <table:table-cell table:formula="of:=INT([.C553])" office:value-type="float" office:value="2596">
            <text:p>2596</text:p>
          </table:table-cell>
          <table:table-cell table:formula="of:=[.D553]-[.D552]" office:value-type="float" office:value="-5854">
            <text:p>-5854</text:p>
          </table:table-cell>
          <table:table-cell table:number-columns-repeated="11"/>
        </table:table-row>
        <table:table-row table:style-name="ro1">
          <table:table-cell table:formula="of:=[.$A553]+RAND()*0.1" office:value-type="float" office:value="26.8033846360166">
            <text:p>26.803384636</text:p>
          </table:table-cell>
          <table:table-cell table:formula="of:=PI()*[.$A554]" office:value-type="float" office:value="84.2053162638512">
            <text:p>84.2053162639</text:p>
          </table:table-cell>
          <table:table-cell table:formula="of:=20*(500-499*COS([.$B554]*(1+RAND())))" office:value-type="float" office:value="18523.5516456715">
            <text:p>18523.5516456715</text:p>
          </table:table-cell>
          <table:table-cell table:formula="of:=INT([.C554])" office:value-type="float" office:value="18523">
            <text:p>18523</text:p>
          </table:table-cell>
          <table:table-cell table:formula="of:=[.D554]-[.D553]" office:value-type="float" office:value="15927">
            <text:p>15927</text:p>
          </table:table-cell>
          <table:table-cell table:number-columns-repeated="11"/>
        </table:table-row>
        <table:table-row table:style-name="ro1">
          <table:table-cell table:formula="of:=[.$A554]+RAND()*0.1" office:value-type="float" office:value="26.8971955576912">
            <text:p>26.8971955577</text:p>
          </table:table-cell>
          <table:table-cell table:formula="of:=PI()*[.$A555]" office:value-type="float" office:value="84.5000319662106">
            <text:p>84.5000319662</text:p>
          </table:table-cell>
          <table:table-cell table:formula="of:=20*(500-499*COS([.$B555]*(1+RAND())))" office:value-type="float" office:value="2614.78794181638">
            <text:p>2614.7879418164</text:p>
          </table:table-cell>
          <table:table-cell table:formula="of:=INT([.C555])" office:value-type="float" office:value="2614">
            <text:p>2614</text:p>
          </table:table-cell>
          <table:table-cell table:formula="of:=[.D555]-[.D554]" office:value-type="float" office:value="-15909">
            <text:p>-15909</text:p>
          </table:table-cell>
          <table:table-cell table:number-columns-repeated="11"/>
        </table:table-row>
        <table:table-row table:style-name="ro1">
          <table:table-cell table:formula="of:=[.$A555]+RAND()*0.1" office:value-type="float" office:value="26.9903830179479">
            <text:p>26.9903830179</text:p>
          </table:table-cell>
          <table:table-cell table:formula="of:=PI()*[.$A556]" office:value-type="float" office:value="84.7927890067599">
            <text:p>84.7927890068</text:p>
          </table:table-cell>
          <table:table-cell table:formula="of:=20*(500-499*COS([.$B556]*(1+RAND())))" office:value-type="float" office:value="6868.76945349887">
            <text:p>6868.7694534989</text:p>
          </table:table-cell>
          <table:table-cell table:formula="of:=INT([.C556])" office:value-type="float" office:value="6868">
            <text:p>6868</text:p>
          </table:table-cell>
          <table:table-cell table:formula="of:=[.D556]-[.D555]" office:value-type="float" office:value="4254">
            <text:p>4254</text:p>
          </table:table-cell>
          <table:table-cell table:number-columns-repeated="11"/>
        </table:table-row>
        <table:table-row table:style-name="ro1">
          <table:table-cell table:formula="of:=[.$A556]+RAND()*0.1" office:value-type="float" office:value="27.029247190198">
            <text:p>27.0292471902</text:p>
          </table:table-cell>
          <table:table-cell table:formula="of:=PI()*[.$A557]" office:value-type="float" office:value="84.9148844047885">
            <text:p>84.9148844048</text:p>
          </table:table-cell>
          <table:table-cell table:formula="of:=20*(500-499*COS([.$B557]*(1+RAND())))" office:value-type="float" office:value="7192.21137812169">
            <text:p>7192.2113781217</text:p>
          </table:table-cell>
          <table:table-cell table:formula="of:=INT([.C557])" office:value-type="float" office:value="7192">
            <text:p>7192</text:p>
          </table:table-cell>
          <table:table-cell table:formula="of:=[.D557]-[.D556]" office:value-type="float" office:value="324">
            <text:p>324</text:p>
          </table:table-cell>
          <table:table-cell table:number-columns-repeated="11"/>
        </table:table-row>
        <table:table-row table:style-name="ro1">
          <table:table-cell table:formula="of:=[.$A557]+RAND()*0.1" office:value-type="float" office:value="27.0361750634387">
            <text:p>27.0361750634</text:p>
          </table:table-cell>
          <table:table-cell table:formula="of:=PI()*[.$A558]" office:value-type="float" office:value="84.9366489604667">
            <text:p>84.9366489605</text:p>
          </table:table-cell>
          <table:table-cell table:formula="of:=20*(500-499*COS([.$B558]*(1+RAND())))" office:value-type="float" office:value="10491.5442427157">
            <text:p>10491.5442427157</text:p>
          </table:table-cell>
          <table:table-cell table:formula="of:=INT([.C558])" office:value-type="float" office:value="10491">
            <text:p>10491</text:p>
          </table:table-cell>
          <table:table-cell table:formula="of:=[.D558]-[.D557]" office:value-type="float" office:value="3299">
            <text:p>3299</text:p>
          </table:table-cell>
          <table:table-cell table:number-columns-repeated="11"/>
        </table:table-row>
        <table:table-row table:style-name="ro1">
          <table:table-cell table:formula="of:=[.$A558]+RAND()*0.1" office:value-type="float" office:value="27.0433115135879">
            <text:p>27.0433115136</text:p>
          </table:table-cell>
          <table:table-cell table:formula="of:=PI()*[.$A559]" office:value-type="float" office:value="84.9590687798279">
            <text:p>84.9590687798</text:p>
          </table:table-cell>
          <table:table-cell table:formula="of:=20*(500-499*COS([.$B559]*(1+RAND())))" office:value-type="float" office:value="3166.33887620524">
            <text:p>3166.3388762053</text:p>
          </table:table-cell>
          <table:table-cell table:formula="of:=INT([.C559])" office:value-type="float" office:value="3166">
            <text:p>3166</text:p>
          </table:table-cell>
          <table:table-cell table:formula="of:=[.D559]-[.D558]" office:value-type="float" office:value="-7325">
            <text:p>-7325</text:p>
          </table:table-cell>
          <table:table-cell table:number-columns-repeated="11"/>
        </table:table-row>
        <table:table-row table:style-name="ro1">
          <table:table-cell table:formula="of:=[.$A559]+RAND()*0.1" office:value-type="float" office:value="27.1061152878683">
            <text:p>27.1061152879</text:p>
          </table:table-cell>
          <table:table-cell table:formula="of:=PI()*[.$A560]" office:value-type="float" office:value="85.1563726557251">
            <text:p>85.1563726557</text:p>
          </table:table-cell>
          <table:table-cell table:formula="of:=20*(500-499*COS([.$B560]*(1+RAND())))" office:value-type="float" office:value="8706.51853875237">
            <text:p>8706.5185387524</text:p>
          </table:table-cell>
          <table:table-cell table:formula="of:=INT([.C560])" office:value-type="float" office:value="8706">
            <text:p>8706</text:p>
          </table:table-cell>
          <table:table-cell table:formula="of:=[.D560]-[.D559]" office:value-type="float" office:value="5540">
            <text:p>5540</text:p>
          </table:table-cell>
          <table:table-cell table:number-columns-repeated="11"/>
        </table:table-row>
        <table:table-row table:style-name="ro1">
          <table:table-cell table:formula="of:=[.$A560]+RAND()*0.1" office:value-type="float" office:value="27.1630306394305">
            <text:p>27.1630306394</text:p>
          </table:table-cell>
          <table:table-cell table:formula="of:=PI()*[.$A561]" office:value-type="float" office:value="85.3351775060694">
            <text:p>85.3351775061</text:p>
          </table:table-cell>
          <table:table-cell table:formula="of:=20*(500-499*COS([.$B561]*(1+RAND())))" office:value-type="float" office:value="17609.7104088961">
            <text:p>17609.7104088961</text:p>
          </table:table-cell>
          <table:table-cell table:formula="of:=INT([.C561])" office:value-type="float" office:value="17609">
            <text:p>17609</text:p>
          </table:table-cell>
          <table:table-cell table:formula="of:=[.D561]-[.D560]" office:value-type="float" office:value="8903">
            <text:p>8903</text:p>
          </table:table-cell>
          <table:table-cell table:number-columns-repeated="11"/>
        </table:table-row>
        <table:table-row table:style-name="ro1">
          <table:table-cell table:formula="of:=[.$A561]+RAND()*0.1" office:value-type="float" office:value="27.2568991970737">
            <text:p>27.2568991971</text:p>
          </table:table-cell>
          <table:table-cell table:formula="of:=PI()*[.$A562]" office:value-type="float" office:value="85.6300742771642">
            <text:p>85.6300742772</text:p>
          </table:table-cell>
          <table:table-cell table:formula="of:=20*(500-499*COS([.$B562]*(1+RAND())))" office:value-type="float" office:value="6611.97201612422">
            <text:p>6611.9720161242</text:p>
          </table:table-cell>
          <table:table-cell table:formula="of:=INT([.C562])" office:value-type="float" office:value="6611">
            <text:p>6611</text:p>
          </table:table-cell>
          <table:table-cell table:formula="of:=[.D562]-[.D561]" office:value-type="float" office:value="-10998">
            <text:p>-10998</text:p>
          </table:table-cell>
          <table:table-cell table:number-columns-repeated="11"/>
        </table:table-row>
        <table:table-row table:style-name="ro1">
          <table:table-cell table:formula="of:=[.$A562]+RAND()*0.1" office:value-type="float" office:value="27.2785012968816">
            <text:p>27.2785012969</text:p>
          </table:table-cell>
          <table:table-cell table:formula="of:=PI()*[.$A563]" office:value-type="float" office:value="85.6979392752229">
            <text:p>85.6979392752</text:p>
          </table:table-cell>
          <table:table-cell table:formula="of:=20*(500-499*COS([.$B563]*(1+RAND())))" office:value-type="float" office:value="14290.9487798637">
            <text:p>14290.9487798637</text:p>
          </table:table-cell>
          <table:table-cell table:formula="of:=INT([.C563])" office:value-type="float" office:value="14290">
            <text:p>14290</text:p>
          </table:table-cell>
          <table:table-cell table:formula="of:=[.D563]-[.D562]" office:value-type="float" office:value="7679">
            <text:p>7679</text:p>
          </table:table-cell>
          <table:table-cell table:number-columns-repeated="11"/>
        </table:table-row>
        <table:table-row table:style-name="ro1">
          <table:table-cell table:formula="of:=[.$A563]+RAND()*0.1" office:value-type="float" office:value="27.3116567035672">
            <text:p>27.3116567036</text:p>
          </table:table-cell>
          <table:table-cell table:formula="of:=PI()*[.$A564]" office:value-type="float" office:value="85.802100057293">
            <text:p>85.8021000573</text:p>
          </table:table-cell>
          <table:table-cell table:formula="of:=20*(500-499*COS([.$B564]*(1+RAND())))" office:value-type="float" office:value="15975.3331550415">
            <text:p>15975.3331550415</text:p>
          </table:table-cell>
          <table:table-cell table:formula="of:=INT([.C564])" office:value-type="float" office:value="15975">
            <text:p>15975</text:p>
          </table:table-cell>
          <table:table-cell table:formula="of:=[.D564]-[.D563]" office:value-type="float" office:value="1685">
            <text:p>1685</text:p>
          </table:table-cell>
          <table:table-cell table:number-columns-repeated="11"/>
        </table:table-row>
        <table:table-row table:style-name="ro1">
          <table:table-cell table:formula="of:=[.$A564]+RAND()*0.1" office:value-type="float" office:value="27.3752842870075">
            <text:p>27.375284287</text:p>
          </table:table-cell>
          <table:table-cell table:formula="of:=PI()*[.$A565]" office:value-type="float" office:value="86.001992005995">
            <text:p>86.001992006</text:p>
          </table:table-cell>
          <table:table-cell table:formula="of:=20*(500-499*COS([.$B565]*(1+RAND())))" office:value-type="float" office:value="16749.7036695039">
            <text:p>16749.7036695039</text:p>
          </table:table-cell>
          <table:table-cell table:formula="of:=INT([.C565])" office:value-type="float" office:value="16749">
            <text:p>16749</text:p>
          </table:table-cell>
          <table:table-cell table:formula="of:=[.D565]-[.D564]" office:value-type="float" office:value="774">
            <text:p>774</text:p>
          </table:table-cell>
          <table:table-cell table:number-columns-repeated="11"/>
        </table:table-row>
        <table:table-row table:style-name="ro1">
          <table:table-cell table:formula="of:=[.$A565]+RAND()*0.1" office:value-type="float" office:value="27.4419997710735">
            <text:p>27.4419997711</text:p>
          </table:table-cell>
          <table:table-cell table:formula="of:=PI()*[.$A566]" office:value-type="float" office:value="86.2115848806172">
            <text:p>86.2115848806</text:p>
          </table:table-cell>
          <table:table-cell table:formula="of:=20*(500-499*COS([.$B566]*(1+RAND())))" office:value-type="float" office:value="8872.34693876217">
            <text:p>8872.3469387622</text:p>
          </table:table-cell>
          <table:table-cell table:formula="of:=INT([.C566])" office:value-type="float" office:value="8872">
            <text:p>8872</text:p>
          </table:table-cell>
          <table:table-cell table:formula="of:=[.D566]-[.D565]" office:value-type="float" office:value="-7877">
            <text:p>-7877</text:p>
          </table:table-cell>
          <table:table-cell table:number-columns-repeated="11"/>
        </table:table-row>
        <table:table-row table:style-name="ro1">
          <table:table-cell table:formula="of:=[.$A566]+RAND()*0.1" office:value-type="float" office:value="27.457967888983">
            <text:p>27.457967889</text:p>
          </table:table-cell>
          <table:table-cell table:formula="of:=PI()*[.$A567]" office:value-type="float" office:value="86.2617502025334">
            <text:p>86.2617502025</text:p>
          </table:table-cell>
          <table:table-cell table:formula="of:=20*(500-499*COS([.$B567]*(1+RAND())))" office:value-type="float" office:value="324.430460289531">
            <text:p>324.4304602895</text:p>
          </table:table-cell>
          <table:table-cell table:formula="of:=INT([.C567])" office:value-type="float" office:value="324">
            <text:p>324</text:p>
          </table:table-cell>
          <table:table-cell table:formula="of:=[.D567]-[.D566]" office:value-type="float" office:value="-8548">
            <text:p>-8548</text:p>
          </table:table-cell>
          <table:table-cell table:number-columns-repeated="11"/>
        </table:table-row>
        <table:table-row table:style-name="ro1">
          <table:table-cell table:formula="of:=[.$A567]+RAND()*0.1" office:value-type="float" office:value="27.4929769797717">
            <text:p>27.4929769798</text:p>
          </table:table-cell>
          <table:table-cell table:formula="of:=PI()*[.$A568]" office:value-type="float" office:value="86.3717345049639">
            <text:p>86.371734505</text:p>
          </table:table-cell>
          <table:table-cell table:formula="of:=20*(500-499*COS([.$B568]*(1+RAND())))" office:value-type="float" office:value="2271.57828122214">
            <text:p>2271.5782812222</text:p>
          </table:table-cell>
          <table:table-cell table:formula="of:=INT([.C568])" office:value-type="float" office:value="2271">
            <text:p>2271</text:p>
          </table:table-cell>
          <table:table-cell table:formula="of:=[.D568]-[.D567]" office:value-type="float" office:value="1947">
            <text:p>1947</text:p>
          </table:table-cell>
          <table:table-cell table:number-columns-repeated="11"/>
        </table:table-row>
        <table:table-row table:style-name="ro1">
          <table:table-cell table:formula="of:=[.$A568]+RAND()*0.1" office:value-type="float" office:value="27.5556478250772">
            <text:p>27.5556478251</text:p>
          </table:table-cell>
          <table:table-cell table:formula="of:=PI()*[.$A569]" office:value-type="float" office:value="86.5686207721701">
            <text:p>86.5686207722</text:p>
          </table:table-cell>
          <table:table-cell table:formula="of:=20*(500-499*COS([.$B569]*(1+RAND())))" office:value-type="float" office:value="19015.3264777243">
            <text:p>19015.3264777243</text:p>
          </table:table-cell>
          <table:table-cell table:formula="of:=INT([.C569])" office:value-type="float" office:value="19015">
            <text:p>19015</text:p>
          </table:table-cell>
          <table:table-cell table:formula="of:=[.D569]-[.D568]" office:value-type="float" office:value="16744">
            <text:p>16744</text:p>
          </table:table-cell>
          <table:table-cell table:number-columns-repeated="11"/>
        </table:table-row>
        <table:table-row table:style-name="ro1">
          <table:table-cell table:formula="of:=[.$A569]+RAND()*0.1" office:value-type="float" office:value="27.6444951161742">
            <text:p>27.6444951162</text:p>
          </table:table-cell>
          <table:table-cell table:formula="of:=PI()*[.$A570]" office:value-type="float" office:value="86.8477427691719">
            <text:p>86.8477427692</text:p>
          </table:table-cell>
          <table:table-cell table:formula="of:=20*(500-499*COS([.$B570]*(1+RAND())))" office:value-type="float" office:value="18743.469262976">
            <text:p>18743.469262976</text:p>
          </table:table-cell>
          <table:table-cell table:formula="of:=INT([.C570])" office:value-type="float" office:value="18743">
            <text:p>18743</text:p>
          </table:table-cell>
          <table:table-cell table:formula="of:=[.D570]-[.D569]" office:value-type="float" office:value="-272">
            <text:p>-272</text:p>
          </table:table-cell>
          <table:table-cell table:number-columns-repeated="11"/>
        </table:table-row>
        <table:table-row table:style-name="ro1">
          <table:table-cell table:formula="of:=[.$A570]+RAND()*0.1" office:value-type="float" office:value="27.6530784737319">
            <text:p>27.6530784737</text:p>
          </table:table-cell>
          <table:table-cell table:formula="of:=PI()*[.$A571]" office:value-type="float" office:value="86.8747081822182">
            <text:p>86.8747081822</text:p>
          </table:table-cell>
          <table:table-cell table:formula="of:=20*(500-499*COS([.$B571]*(1+RAND())))" office:value-type="float" office:value="296.982027867028">
            <text:p>296.982027867</text:p>
          </table:table-cell>
          <table:table-cell table:formula="of:=INT([.C571])" office:value-type="float" office:value="296">
            <text:p>296</text:p>
          </table:table-cell>
          <table:table-cell table:formula="of:=[.D571]-[.D570]" office:value-type="float" office:value="-18447">
            <text:p>-18447</text:p>
          </table:table-cell>
          <table:table-cell table:number-columns-repeated="11"/>
        </table:table-row>
        <table:table-row table:style-name="ro1">
          <table:table-cell table:formula="of:=[.$A571]+RAND()*0.1" office:value-type="float" office:value="27.7432972244919">
            <text:p>27.7432972245</text:p>
          </table:table-cell>
          <table:table-cell table:formula="of:=PI()*[.$A572]" office:value-type="float" office:value="87.1581387468217">
            <text:p>87.1581387468</text:p>
          </table:table-cell>
          <table:table-cell table:formula="of:=20*(500-499*COS([.$B572]*(1+RAND())))" office:value-type="float" office:value="18111.2437384652">
            <text:p>18111.2437384652</text:p>
          </table:table-cell>
          <table:table-cell table:formula="of:=INT([.C572])" office:value-type="float" office:value="18111">
            <text:p>18111</text:p>
          </table:table-cell>
          <table:table-cell table:formula="of:=[.D572]-[.D571]" office:value-type="float" office:value="17815">
            <text:p>17815</text:p>
          </table:table-cell>
          <table:table-cell table:number-columns-repeated="11"/>
        </table:table-row>
        <table:table-row table:style-name="ro1">
          <table:table-cell table:formula="of:=[.$A572]+RAND()*0.1" office:value-type="float" office:value="27.835299738124">
            <text:p>27.8352997381</text:p>
          </table:table-cell>
          <table:table-cell table:formula="of:=PI()*[.$A573]" office:value-type="float" office:value="87.4471731677604">
            <text:p>87.4471731678</text:p>
          </table:table-cell>
          <table:table-cell table:formula="of:=20*(500-499*COS([.$B573]*(1+RAND())))" office:value-type="float" office:value="18031.6033727325">
            <text:p>18031.6033727325</text:p>
          </table:table-cell>
          <table:table-cell table:formula="of:=INT([.C573])" office:value-type="float" office:value="18031">
            <text:p>18031</text:p>
          </table:table-cell>
          <table:table-cell table:formula="of:=[.D573]-[.D572]" office:value-type="float" office:value="-80">
            <text:p>-80</text:p>
          </table:table-cell>
          <table:table-cell table:number-columns-repeated="11"/>
        </table:table-row>
        <table:table-row table:style-name="ro1">
          <table:table-cell table:formula="of:=[.$A573]+RAND()*0.1" office:value-type="float" office:value="27.9080502998084">
            <text:p>27.9080502998</text:p>
          </table:table-cell>
          <table:table-cell table:formula="of:=PI()*[.$A574]" office:value-type="float" office:value="87.6757257978925">
            <text:p>87.6757257979</text:p>
          </table:table-cell>
          <table:table-cell table:formula="of:=20*(500-499*COS([.$B574]*(1+RAND())))" office:value-type="float" office:value="1921.34252850662">
            <text:p>1921.3425285066</text:p>
          </table:table-cell>
          <table:table-cell table:formula="of:=INT([.C574])" office:value-type="float" office:value="1921">
            <text:p>1921</text:p>
          </table:table-cell>
          <table:table-cell table:formula="of:=[.D574]-[.D573]" office:value-type="float" office:value="-16110">
            <text:p>-16110</text:p>
          </table:table-cell>
          <table:table-cell table:number-columns-repeated="11"/>
        </table:table-row>
        <table:table-row table:style-name="ro1">
          <table:table-cell table:formula="of:=[.$A574]+RAND()*0.1" office:value-type="float" office:value="27.9976461214014">
            <text:p>27.9976461214</text:p>
          </table:table-cell>
          <table:table-cell table:formula="of:=PI()*[.$A575]" office:value-type="float" office:value="87.9571993728013">
            <text:p>87.9571993728</text:p>
          </table:table-cell>
          <table:table-cell table:formula="of:=20*(500-499*COS([.$B575]*(1+RAND())))" office:value-type="float" office:value="1539.81940696567">
            <text:p>1539.8194069657</text:p>
          </table:table-cell>
          <table:table-cell table:formula="of:=INT([.C575])" office:value-type="float" office:value="1539">
            <text:p>1539</text:p>
          </table:table-cell>
          <table:table-cell table:formula="of:=[.D575]-[.D574]" office:value-type="float" office:value="-382">
            <text:p>-382</text:p>
          </table:table-cell>
          <table:table-cell table:number-columns-repeated="11"/>
        </table:table-row>
        <table:table-row table:style-name="ro1">
          <table:table-cell table:formula="of:=[.$A575]+RAND()*0.1" office:value-type="float" office:value="28.0789594772738">
            <text:p>28.0789594773</text:p>
          </table:table-cell>
          <table:table-cell table:formula="of:=PI()*[.$A576]" office:value-type="float" office:value="88.2126528142488">
            <text:p>88.2126528142</text:p>
          </table:table-cell>
          <table:table-cell table:formula="of:=20*(500-499*COS([.$B576]*(1+RAND())))" office:value-type="float" office:value="20.0705611976286">
            <text:p>20.0705611976</text:p>
          </table:table-cell>
          <table:table-cell table:formula="of:=INT([.C576])" office:value-type="float" office:value="20">
            <text:p>20</text:p>
          </table:table-cell>
          <table:table-cell table:formula="of:=[.D576]-[.D575]" office:value-type="float" office:value="-1519">
            <text:p>-1519</text:p>
          </table:table-cell>
          <table:table-cell table:number-columns-repeated="11"/>
        </table:table-row>
        <table:table-row table:style-name="ro1">
          <table:table-cell table:formula="of:=[.$A576]+RAND()*0.1" office:value-type="float" office:value="28.1062094494235">
            <text:p>28.1062094494</text:p>
          </table:table-cell>
          <table:table-cell table:formula="of:=PI()*[.$A577]" office:value-type="float" office:value="88.2982611265649">
            <text:p>88.2982611266</text:p>
          </table:table-cell>
          <table:table-cell table:formula="of:=20*(500-499*COS([.$B577]*(1+RAND())))" office:value-type="float" office:value="19448.1184273463">
            <text:p>19448.1184273463</text:p>
          </table:table-cell>
          <table:table-cell table:formula="of:=INT([.C577])" office:value-type="float" office:value="19448">
            <text:p>19448</text:p>
          </table:table-cell>
          <table:table-cell table:formula="of:=[.D577]-[.D576]" office:value-type="float" office:value="19428">
            <text:p>19428</text:p>
          </table:table-cell>
          <table:table-cell table:number-columns-repeated="11"/>
        </table:table-row>
        <table:table-row table:style-name="ro1">
          <table:table-cell table:formula="of:=[.$A577]+RAND()*0.1" office:value-type="float" office:value="28.1920844913461">
            <text:p>28.1920844913</text:p>
          </table:table-cell>
          <table:table-cell table:formula="of:=PI()*[.$A578]" office:value-type="float" office:value="88.5680455273955">
            <text:p>88.5680455274</text:p>
          </table:table-cell>
          <table:table-cell table:formula="of:=20*(500-499*COS([.$B578]*(1+RAND())))" office:value-type="float" office:value="10555.8647524621">
            <text:p>10555.8647524621</text:p>
          </table:table-cell>
          <table:table-cell table:formula="of:=INT([.C578])" office:value-type="float" office:value="10555">
            <text:p>10555</text:p>
          </table:table-cell>
          <table:table-cell table:formula="of:=[.D578]-[.D577]" office:value-type="float" office:value="-8893">
            <text:p>-8893</text:p>
          </table:table-cell>
          <table:table-cell table:number-columns-repeated="11"/>
        </table:table-row>
        <table:table-row table:style-name="ro1">
          <table:table-cell table:formula="of:=[.$A578]+RAND()*0.1" office:value-type="float" office:value="28.1929316964932">
            <text:p>28.1929316965</text:p>
          </table:table-cell>
          <table:table-cell table:formula="of:=PI()*[.$A579]" office:value-type="float" office:value="88.5707071008619">
            <text:p>88.5707071009</text:p>
          </table:table-cell>
          <table:table-cell table:formula="of:=20*(500-499*COS([.$B579]*(1+RAND())))" office:value-type="float" office:value="19639.7904192322">
            <text:p>19639.7904192322</text:p>
          </table:table-cell>
          <table:table-cell table:formula="of:=INT([.C579])" office:value-type="float" office:value="19639">
            <text:p>19639</text:p>
          </table:table-cell>
          <table:table-cell table:formula="of:=[.D579]-[.D578]" office:value-type="float" office:value="9084">
            <text:p>9084</text:p>
          </table:table-cell>
          <table:table-cell table:number-columns-repeated="11"/>
        </table:table-row>
        <table:table-row table:style-name="ro1">
          <table:table-cell table:formula="of:=[.$A579]+RAND()*0.1" office:value-type="float" office:value="28.291522763297">
            <text:p>28.2915227633</text:p>
          </table:table-cell>
          <table:table-cell table:formula="of:=PI()*[.$A580]" office:value-type="float" office:value="88.8804400720422">
            <text:p>88.880440072</text:p>
          </table:table-cell>
          <table:table-cell table:formula="of:=20*(500-499*COS([.$B580]*(1+RAND())))" office:value-type="float" office:value="13077.1118297691">
            <text:p>13077.1118297691</text:p>
          </table:table-cell>
          <table:table-cell table:formula="of:=INT([.C580])" office:value-type="float" office:value="13077">
            <text:p>13077</text:p>
          </table:table-cell>
          <table:table-cell table:formula="of:=[.D580]-[.D579]" office:value-type="float" office:value="-6562">
            <text:p>-6562</text:p>
          </table:table-cell>
          <table:table-cell table:number-columns-repeated="11"/>
        </table:table-row>
        <table:table-row table:style-name="ro1">
          <table:table-cell table:formula="of:=[.$A580]+RAND()*0.1" office:value-type="float" office:value="28.3321518076118">
            <text:p>28.3321518076</text:p>
          </table:table-cell>
          <table:table-cell table:formula="of:=PI()*[.$A581]" office:value-type="float" office:value="89.0080799791841">
            <text:p>89.0080799792</text:p>
          </table:table-cell>
          <table:table-cell table:formula="of:=20*(500-499*COS([.$B581]*(1+RAND())))" office:value-type="float" office:value="1913.09596376774">
            <text:p>1913.0959637677</text:p>
          </table:table-cell>
          <table:table-cell table:formula="of:=INT([.C581])" office:value-type="float" office:value="1913">
            <text:p>1913</text:p>
          </table:table-cell>
          <table:table-cell table:formula="of:=[.D581]-[.D580]" office:value-type="float" office:value="-11164">
            <text:p>-11164</text:p>
          </table:table-cell>
          <table:table-cell table:number-columns-repeated="11"/>
        </table:table-row>
        <table:table-row table:style-name="ro1">
          <table:table-cell table:formula="of:=[.$A581]+RAND()*0.1" office:value-type="float" office:value="28.3489599861205">
            <text:p>28.3489599861</text:p>
          </table:table-cell>
          <table:table-cell table:formula="of:=PI()*[.$A582]" office:value-type="float" office:value="89.0608844293071">
            <text:p>89.0608844293</text:p>
          </table:table-cell>
          <table:table-cell table:formula="of:=20*(500-499*COS([.$B582]*(1+RAND())))" office:value-type="float" office:value="12618.3179727551">
            <text:p>12618.3179727551</text:p>
          </table:table-cell>
          <table:table-cell table:formula="of:=INT([.C582])" office:value-type="float" office:value="12618">
            <text:p>12618</text:p>
          </table:table-cell>
          <table:table-cell table:formula="of:=[.D582]-[.D581]" office:value-type="float" office:value="10705">
            <text:p>10705</text:p>
          </table:table-cell>
          <table:table-cell table:number-columns-repeated="11"/>
        </table:table-row>
        <table:table-row table:style-name="ro1">
          <table:table-cell table:formula="of:=[.$A582]+RAND()*0.1" office:value-type="float" office:value="28.4230493732728">
            <text:p>28.4230493733</text:p>
          </table:table-cell>
          <table:table-cell table:formula="of:=PI()*[.$A583]" office:value-type="float" office:value="89.2936431036939">
            <text:p>89.2936431037</text:p>
          </table:table-cell>
          <table:table-cell table:formula="of:=20*(500-499*COS([.$B583]*(1+RAND())))" office:value-type="float" office:value="16504.8717002951">
            <text:p>16504.8717002951</text:p>
          </table:table-cell>
          <table:table-cell table:formula="of:=INT([.C583])" office:value-type="float" office:value="16504">
            <text:p>16504</text:p>
          </table:table-cell>
          <table:table-cell table:formula="of:=[.D583]-[.D582]" office:value-type="float" office:value="3886">
            <text:p>3886</text:p>
          </table:table-cell>
          <table:table-cell table:number-columns-repeated="11"/>
        </table:table-row>
        <table:table-row table:style-name="ro1">
          <table:table-cell table:formula="of:=[.$A583]+RAND()*0.1" office:value-type="float" office:value="28.4458795030136">
            <text:p>28.445879503</text:p>
          </table:table-cell>
          <table:table-cell table:formula="of:=PI()*[.$A584]" office:value-type="float" office:value="89.365366071568">
            <text:p>89.3653660716</text:p>
          </table:table-cell>
          <table:table-cell table:formula="of:=20*(500-499*COS([.$B584]*(1+RAND())))" office:value-type="float" office:value="12429.3101137045">
            <text:p>12429.3101137045</text:p>
          </table:table-cell>
          <table:table-cell table:formula="of:=INT([.C584])" office:value-type="float" office:value="12429">
            <text:p>12429</text:p>
          </table:table-cell>
          <table:table-cell table:formula="of:=[.D584]-[.D583]" office:value-type="float" office:value="-4075">
            <text:p>-4075</text:p>
          </table:table-cell>
          <table:table-cell table:number-columns-repeated="11"/>
        </table:table-row>
        <table:table-row table:style-name="ro1">
          <table:table-cell table:formula="of:=[.$A584]+RAND()*0.1" office:value-type="float" office:value="28.5163901343476">
            <text:p>28.5163901343</text:p>
          </table:table-cell>
          <table:table-cell table:formula="of:=PI()*[.$A585]" office:value-type="float" office:value="89.586881752967">
            <text:p>89.586881753</text:p>
          </table:table-cell>
          <table:table-cell table:formula="of:=20*(500-499*COS([.$B585]*(1+RAND())))" office:value-type="float" office:value="1535.21357839105">
            <text:p>1535.2135783911</text:p>
          </table:table-cell>
          <table:table-cell table:formula="of:=INT([.C585])" office:value-type="float" office:value="1535">
            <text:p>1535</text:p>
          </table:table-cell>
          <table:table-cell table:formula="of:=[.D585]-[.D584]" office:value-type="float" office:value="-10894">
            <text:p>-10894</text:p>
          </table:table-cell>
          <table:table-cell table:number-columns-repeated="11"/>
        </table:table-row>
        <table:table-row table:style-name="ro1">
          <table:table-cell table:formula="of:=[.$A585]+RAND()*0.1" office:value-type="float" office:value="28.5842904432211">
            <text:p>28.5842904432</text:p>
          </table:table-cell>
          <table:table-cell table:formula="of:=PI()*[.$A586]" office:value-type="float" office:value="89.8001968645005">
            <text:p>89.8001968645</text:p>
          </table:table-cell>
          <table:table-cell table:formula="of:=20*(500-499*COS([.$B586]*(1+RAND())))" office:value-type="float" office:value="19965.2582836243">
            <text:p>19965.2582836243</text:p>
          </table:table-cell>
          <table:table-cell table:formula="of:=INT([.C586])" office:value-type="float" office:value="19965">
            <text:p>19965</text:p>
          </table:table-cell>
          <table:table-cell table:formula="of:=[.D586]-[.D585]" office:value-type="float" office:value="18430">
            <text:p>18430</text:p>
          </table:table-cell>
          <table:table-cell table:number-columns-repeated="11"/>
        </table:table-row>
        <table:table-row table:style-name="ro1">
          <table:table-cell table:formula="of:=[.$A586]+RAND()*0.1" office:value-type="float" office:value="28.6003080332652">
            <text:p>28.6003080333</text:p>
          </table:table-cell>
          <table:table-cell table:formula="of:=PI()*[.$A587]" office:value-type="float" office:value="89.8505176077111">
            <text:p>89.8505176077</text:p>
          </table:table-cell>
          <table:table-cell table:formula="of:=20*(500-499*COS([.$B587]*(1+RAND())))" office:value-type="float" office:value="15472.0460612304">
            <text:p>15472.0460612304</text:p>
          </table:table-cell>
          <table:table-cell table:formula="of:=INT([.C587])" office:value-type="float" office:value="15472">
            <text:p>15472</text:p>
          </table:table-cell>
          <table:table-cell table:formula="of:=[.D587]-[.D586]" office:value-type="float" office:value="-4493">
            <text:p>-4493</text:p>
          </table:table-cell>
          <table:table-cell table:number-columns-repeated="11"/>
        </table:table-row>
        <table:table-row table:style-name="ro1">
          <table:table-cell table:formula="of:=[.$A587]+RAND()*0.1" office:value-type="float" office:value="28.6096828368493">
            <text:p>28.6096828368</text:p>
          </table:table-cell>
          <table:table-cell table:formula="of:=PI()*[.$A588]" office:value-type="float" office:value="89.8799694217797">
            <text:p>89.8799694218</text:p>
          </table:table-cell>
          <table:table-cell table:formula="of:=20*(500-499*COS([.$B588]*(1+RAND())))" office:value-type="float" office:value="10715.9488044285">
            <text:p>10715.9488044285</text:p>
          </table:table-cell>
          <table:table-cell table:formula="of:=INT([.C588])" office:value-type="float" office:value="10715">
            <text:p>10715</text:p>
          </table:table-cell>
          <table:table-cell table:formula="of:=[.D588]-[.D587]" office:value-type="float" office:value="-4757">
            <text:p>-4757</text:p>
          </table:table-cell>
          <table:table-cell table:number-columns-repeated="11"/>
        </table:table-row>
        <table:table-row table:style-name="ro1">
          <table:table-cell table:formula="of:=[.$A588]+RAND()*0.1" office:value-type="float" office:value="28.6845110189636">
            <text:p>28.684511019</text:p>
          </table:table-cell>
          <table:table-cell table:formula="of:=PI()*[.$A589]" office:value-type="float" office:value="90.1150490889914">
            <text:p>90.115049089</text:p>
          </table:table-cell>
          <table:table-cell table:formula="of:=20*(500-499*COS([.$B589]*(1+RAND())))" office:value-type="float" office:value="17654.8978242789">
            <text:p>17654.8978242789</text:p>
          </table:table-cell>
          <table:table-cell table:formula="of:=INT([.C589])" office:value-type="float" office:value="17654">
            <text:p>17654</text:p>
          </table:table-cell>
          <table:table-cell table:formula="of:=[.D589]-[.D588]" office:value-type="float" office:value="6939">
            <text:p>6939</text:p>
          </table:table-cell>
          <table:table-cell table:number-columns-repeated="11"/>
        </table:table-row>
        <table:table-row table:style-name="ro1">
          <table:table-cell table:formula="of:=[.$A589]+RAND()*0.1" office:value-type="float" office:value="28.7076650591567">
            <text:p>28.7076650592</text:p>
          </table:table-cell>
          <table:table-cell table:formula="of:=PI()*[.$A590]" office:value-type="float" office:value="90.1877896515632">
            <text:p>90.1877896516</text:p>
          </table:table-cell>
          <table:table-cell table:formula="of:=20*(500-499*COS([.$B590]*(1+RAND())))" office:value-type="float" office:value="409.746715953312">
            <text:p>409.7467159533</text:p>
          </table:table-cell>
          <table:table-cell table:formula="of:=INT([.C590])" office:value-type="float" office:value="409">
            <text:p>409</text:p>
          </table:table-cell>
          <table:table-cell table:formula="of:=[.D590]-[.D589]" office:value-type="float" office:value="-17245">
            <text:p>-17245</text:p>
          </table:table-cell>
          <table:table-cell table:number-columns-repeated="11"/>
        </table:table-row>
        <table:table-row table:style-name="ro1">
          <table:table-cell table:formula="of:=[.$A590]+RAND()*0.1" office:value-type="float" office:value="28.7798436370213">
            <text:p>28.779843637</text:p>
          </table:table-cell>
          <table:table-cell table:formula="of:=PI()*[.$A591]" office:value-type="float" office:value="90.414545341529">
            <text:p>90.4145453415</text:p>
          </table:table-cell>
          <table:table-cell table:formula="of:=20*(500-499*COS([.$B591]*(1+RAND())))" office:value-type="float" office:value="12157.3542040638">
            <text:p>12157.3542040638</text:p>
          </table:table-cell>
          <table:table-cell table:formula="of:=INT([.C591])" office:value-type="float" office:value="12157">
            <text:p>12157</text:p>
          </table:table-cell>
          <table:table-cell table:formula="of:=[.D591]-[.D590]" office:value-type="float" office:value="11748">
            <text:p>11748</text:p>
          </table:table-cell>
          <table:table-cell table:number-columns-repeated="11"/>
        </table:table-row>
        <table:table-row table:style-name="ro1">
          <table:table-cell table:formula="of:=[.$A591]+RAND()*0.1" office:value-type="float" office:value="28.8115871707443">
            <text:p>28.8115871707</text:p>
          </table:table-cell>
          <table:table-cell table:formula="of:=PI()*[.$A592]" office:value-type="float" office:value="90.5142705938724">
            <text:p>90.5142705939</text:p>
          </table:table-cell>
          <table:table-cell table:formula="of:=20*(500-499*COS([.$B592]*(1+RAND())))" office:value-type="float" office:value="9944.73544052584">
            <text:p>9944.7354405258</text:p>
          </table:table-cell>
          <table:table-cell table:formula="of:=INT([.C592])" office:value-type="float" office:value="9944">
            <text:p>9944</text:p>
          </table:table-cell>
          <table:table-cell table:formula="of:=[.D592]-[.D591]" office:value-type="float" office:value="-2213">
            <text:p>-2213</text:p>
          </table:table-cell>
          <table:table-cell table:number-columns-repeated="11"/>
        </table:table-row>
        <table:table-row table:style-name="ro1">
          <table:table-cell table:formula="of:=[.$A592]+RAND()*0.1" office:value-type="float" office:value="28.8286097685807">
            <text:p>28.8286097686</text:p>
          </table:table-cell>
          <table:table-cell table:formula="of:=PI()*[.$A593]" office:value-type="float" office:value="90.56774866218">
            <text:p>90.5677486622</text:p>
          </table:table-cell>
          <table:table-cell table:formula="of:=20*(500-499*COS([.$B593]*(1+RAND())))" office:value-type="float" office:value="13774.1863392432">
            <text:p>13774.1863392432</text:p>
          </table:table-cell>
          <table:table-cell table:formula="of:=INT([.C593])" office:value-type="float" office:value="13774">
            <text:p>13774</text:p>
          </table:table-cell>
          <table:table-cell table:formula="of:=[.D593]-[.D592]" office:value-type="float" office:value="3830">
            <text:p>3830</text:p>
          </table:table-cell>
          <table:table-cell table:number-columns-repeated="11"/>
        </table:table-row>
        <table:table-row table:style-name="ro1">
          <table:table-cell table:formula="of:=[.$A593]+RAND()*0.1" office:value-type="float" office:value="28.9223904462531">
            <text:p>28.9223904463</text:p>
          </table:table-cell>
          <table:table-cell table:formula="of:=PI()*[.$A594]" office:value-type="float" office:value="90.8623693502045">
            <text:p>90.8623693502</text:p>
          </table:table-cell>
          <table:table-cell table:formula="of:=20*(500-499*COS([.$B594]*(1+RAND())))" office:value-type="float" office:value="17896.8762185571">
            <text:p>17896.8762185571</text:p>
          </table:table-cell>
          <table:table-cell table:formula="of:=INT([.C594])" office:value-type="float" office:value="17896">
            <text:p>17896</text:p>
          </table:table-cell>
          <table:table-cell table:formula="of:=[.D594]-[.D593]" office:value-type="float" office:value="4122">
            <text:p>4122</text:p>
          </table:table-cell>
          <table:table-cell table:number-columns-repeated="11"/>
        </table:table-row>
        <table:table-row table:style-name="ro1">
          <table:table-cell table:formula="of:=[.$A594]+RAND()*0.1" office:value-type="float" office:value="28.9872893866617">
            <text:p>28.9872893867</text:p>
          </table:table-cell>
          <table:table-cell table:formula="of:=PI()*[.$A595]" office:value-type="float" office:value="91.0662553846179">
            <text:p>91.0662553846</text:p>
          </table:table-cell>
          <table:table-cell table:formula="of:=20*(500-499*COS([.$B595]*(1+RAND())))" office:value-type="float" office:value="1466.64337350388">
            <text:p>1466.6433735039</text:p>
          </table:table-cell>
          <table:table-cell table:formula="of:=INT([.C595])" office:value-type="float" office:value="1466">
            <text:p>1466</text:p>
          </table:table-cell>
          <table:table-cell table:formula="of:=[.D595]-[.D594]" office:value-type="float" office:value="-16430">
            <text:p>-16430</text:p>
          </table:table-cell>
          <table:table-cell table:number-columns-repeated="11"/>
        </table:table-row>
        <table:table-row table:style-name="ro1">
          <table:table-cell table:formula="of:=[.$A595]+RAND()*0.1" office:value-type="float" office:value="29.0679395679385">
            <text:p>29.0679395679</text:p>
          </table:table-cell>
          <table:table-cell table:formula="of:=PI()*[.$A596]" office:value-type="float" office:value="91.3196254016276">
            <text:p>91.3196254016</text:p>
          </table:table-cell>
          <table:table-cell table:formula="of:=20*(500-499*COS([.$B596]*(1+RAND())))" office:value-type="float" office:value="11753.2467699044">
            <text:p>11753.2467699044</text:p>
          </table:table-cell>
          <table:table-cell table:formula="of:=INT([.C596])" office:value-type="float" office:value="11753">
            <text:p>11753</text:p>
          </table:table-cell>
          <table:table-cell table:formula="of:=[.D596]-[.D595]" office:value-type="float" office:value="10287">
            <text:p>10287</text:p>
          </table:table-cell>
          <table:table-cell table:number-columns-repeated="11"/>
        </table:table-row>
        <table:table-row table:style-name="ro1">
          <table:table-cell table:formula="of:=[.$A596]+RAND()*0.1" office:value-type="float" office:value="29.1284357296769">
            <text:p>29.1284357297</text:p>
          </table:table-cell>
          <table:table-cell table:formula="of:=PI()*[.$A597]" office:value-type="float" office:value="91.5096796989154">
            <text:p>91.5096796989</text:p>
          </table:table-cell>
          <table:table-cell table:formula="of:=20*(500-499*COS([.$B597]*(1+RAND())))" office:value-type="float" office:value="16977.2086406596">
            <text:p>16977.2086406596</text:p>
          </table:table-cell>
          <table:table-cell table:formula="of:=INT([.C597])" office:value-type="float" office:value="16977">
            <text:p>16977</text:p>
          </table:table-cell>
          <table:table-cell table:formula="of:=[.D597]-[.D596]" office:value-type="float" office:value="5224">
            <text:p>5224</text:p>
          </table:table-cell>
          <table:table-cell table:number-columns-repeated="11"/>
        </table:table-row>
        <table:table-row table:style-name="ro1">
          <table:table-cell table:formula="of:=[.$A597]+RAND()*0.1" office:value-type="float" office:value="29.2093027880416">
            <text:p>29.209302788</text:p>
          </table:table-cell>
          <table:table-cell table:formula="of:=PI()*[.$A598]" office:value-type="float" office:value="91.7637310553912">
            <text:p>91.7637310554</text:p>
          </table:table-cell>
          <table:table-cell table:formula="of:=20*(500-499*COS([.$B598]*(1+RAND())))" office:value-type="float" office:value="17503.645377475">
            <text:p>17503.645377475</text:p>
          </table:table-cell>
          <table:table-cell table:formula="of:=INT([.C598])" office:value-type="float" office:value="17503">
            <text:p>17503</text:p>
          </table:table-cell>
          <table:table-cell table:formula="of:=[.D598]-[.D597]" office:value-type="float" office:value="526">
            <text:p>526</text:p>
          </table:table-cell>
          <table:table-cell table:number-columns-repeated="11"/>
        </table:table-row>
        <table:table-row table:style-name="ro1">
          <table:table-cell table:formula="of:=[.$A598]+RAND()*0.1" office:value-type="float" office:value="29.2249620601069">
            <text:p>29.2249620601</text:p>
          </table:table-cell>
          <table:table-cell table:formula="of:=PI()*[.$A599]" office:value-type="float" office:value="91.8129261094724">
            <text:p>91.8129261095</text:p>
          </table:table-cell>
          <table:table-cell table:formula="of:=20*(500-499*COS([.$B599]*(1+RAND())))" office:value-type="float" office:value="646.118319965063">
            <text:p>646.1183199651</text:p>
          </table:table-cell>
          <table:table-cell table:formula="of:=INT([.C599])" office:value-type="float" office:value="646">
            <text:p>646</text:p>
          </table:table-cell>
          <table:table-cell table:formula="of:=[.D599]-[.D598]" office:value-type="float" office:value="-16857">
            <text:p>-16857</text:p>
          </table:table-cell>
          <table:table-cell table:number-columns-repeated="11"/>
        </table:table-row>
        <table:table-row table:style-name="ro1">
          <table:table-cell table:formula="of:=[.$A599]+RAND()*0.1" office:value-type="float" office:value="29.2481290671509">
            <text:p>29.2481290672</text:p>
          </table:table-cell>
          <table:table-cell table:formula="of:=PI()*[.$A600]" office:value-type="float" office:value="91.8857074086074">
            <text:p>91.8857074086</text:p>
          </table:table-cell>
          <table:table-cell table:formula="of:=20*(500-499*COS([.$B600]*(1+RAND())))" office:value-type="float" office:value="14186.4621237451">
            <text:p>14186.4621237451</text:p>
          </table:table-cell>
          <table:table-cell table:formula="of:=INT([.C600])" office:value-type="float" office:value="14186">
            <text:p>14186</text:p>
          </table:table-cell>
          <table:table-cell table:formula="of:=[.D600]-[.D599]" office:value-type="float" office:value="13540">
            <text:p>13540</text:p>
          </table:table-cell>
          <table:table-cell table:number-columns-repeated="11"/>
        </table:table-row>
        <table:table-row table:style-name="ro1">
          <table:table-cell table:formula="of:=[.$A600]+RAND()*0.1" office:value-type="float" office:value="29.3178434166126">
            <text:p>29.3178434166</text:p>
          </table:table-cell>
          <table:table-cell table:formula="of:=PI()*[.$A601]" office:value-type="float" office:value="92.1047214967261">
            <text:p>92.1047214967</text:p>
          </table:table-cell>
          <table:table-cell table:formula="of:=20*(500-499*COS([.$B601]*(1+RAND())))" office:value-type="float" office:value="14239.0077474639">
            <text:p>14239.0077474639</text:p>
          </table:table-cell>
          <table:table-cell table:formula="of:=INT([.C601])" office:value-type="float" office:value="14239">
            <text:p>14239</text:p>
          </table:table-cell>
          <table:table-cell table:formula="of:=[.D601]-[.D600]" office:value-type="float" office:value="53">
            <text:p>53</text:p>
          </table:table-cell>
          <table:table-cell table:number-columns-repeated="11"/>
        </table:table-row>
        <table:table-row table:style-name="ro1">
          <table:table-cell table:formula="of:=[.$A601]+RAND()*0.1" office:value-type="float" office:value="29.3420860462822">
            <text:p>29.3420860463</text:p>
          </table:table-cell>
          <table:table-cell table:formula="of:=PI()*[.$A602]" office:value-type="float" office:value="92.1808819639998">
            <text:p>92.180881964</text:p>
          </table:table-cell>
          <table:table-cell table:formula="of:=20*(500-499*COS([.$B602]*(1+RAND())))" office:value-type="float" office:value="19614.4078099044">
            <text:p>19614.4078099044</text:p>
          </table:table-cell>
          <table:table-cell table:formula="of:=INT([.C602])" office:value-type="float" office:value="19614">
            <text:p>19614</text:p>
          </table:table-cell>
          <table:table-cell table:formula="of:=[.D602]-[.D601]" office:value-type="float" office:value="5375">
            <text:p>5375</text:p>
          </table:table-cell>
          <table:table-cell table:number-columns-repeated="11"/>
        </table:table-row>
        <table:table-row table:style-name="ro1">
          <table:table-cell table:formula="of:=[.$A602]+RAND()*0.1" office:value-type="float" office:value="29.3554718040861">
            <text:p>29.3554718041</text:p>
          </table:table-cell>
          <table:table-cell table:formula="of:=PI()*[.$A603]" office:value-type="float" office:value="92.2229345623794">
            <text:p>92.2229345624</text:p>
          </table:table-cell>
          <table:table-cell table:formula="of:=20*(500-499*COS([.$B603]*(1+RAND())))" office:value-type="float" office:value="1635.85863244824">
            <text:p>1635.8586324482</text:p>
          </table:table-cell>
          <table:table-cell table:formula="of:=INT([.C603])" office:value-type="float" office:value="1635">
            <text:p>1635</text:p>
          </table:table-cell>
          <table:table-cell table:formula="of:=[.D603]-[.D602]" office:value-type="float" office:value="-17979">
            <text:p>-17979</text:p>
          </table:table-cell>
          <table:table-cell table:number-columns-repeated="11"/>
        </table:table-row>
        <table:table-row table:style-name="ro1">
          <table:table-cell table:formula="of:=[.$A603]+RAND()*0.1" office:value-type="float" office:value="29.4171886672266">
            <text:p>29.4171886672</text:p>
          </table:table-cell>
          <table:table-cell table:formula="of:=PI()*[.$A604]" office:value-type="float" office:value="92.416823806224">
            <text:p>92.4168238062</text:p>
          </table:table-cell>
          <table:table-cell table:formula="of:=20*(500-499*COS([.$B604]*(1+RAND())))" office:value-type="float" office:value="19903.3562630348">
            <text:p>19903.3562630348</text:p>
          </table:table-cell>
          <table:table-cell table:formula="of:=INT([.C604])" office:value-type="float" office:value="19903">
            <text:p>19903</text:p>
          </table:table-cell>
          <table:table-cell table:formula="of:=[.D604]-[.D603]" office:value-type="float" office:value="18268">
            <text:p>18268</text:p>
          </table:table-cell>
          <table:table-cell table:number-columns-repeated="11"/>
        </table:table-row>
        <table:table-row table:style-name="ro1">
          <table:table-cell table:formula="of:=[.$A604]+RAND()*0.1" office:value-type="float" office:value="29.5141818585806">
            <text:p>29.5141818586</text:p>
          </table:table-cell>
          <table:table-cell table:formula="of:=PI()*[.$A605]" office:value-type="float" office:value="92.7215369036299">
            <text:p>92.7215369036</text:p>
          </table:table-cell>
          <table:table-cell table:formula="of:=20*(500-499*COS([.$B605]*(1+RAND())))" office:value-type="float" office:value="6129.35958509017">
            <text:p>6129.3595850902</text:p>
          </table:table-cell>
          <table:table-cell table:formula="of:=INT([.C605])" office:value-type="float" office:value="6129">
            <text:p>6129</text:p>
          </table:table-cell>
          <table:table-cell table:formula="of:=[.D605]-[.D604]" office:value-type="float" office:value="-13774">
            <text:p>-13774</text:p>
          </table:table-cell>
          <table:table-cell table:number-columns-repeated="11"/>
        </table:table-row>
        <table:table-row table:style-name="ro1">
          <table:table-cell table:formula="of:=[.$A605]+RAND()*0.1" office:value-type="float" office:value="29.5171634379775">
            <text:p>29.517163438</text:p>
          </table:table-cell>
          <table:table-cell table:formula="of:=PI()*[.$A606]" office:value-type="float" office:value="92.7309038115592">
            <text:p>92.7309038116</text:p>
          </table:table-cell>
          <table:table-cell table:formula="of:=20*(500-499*COS([.$B606]*(1+RAND())))" office:value-type="float" office:value="551.831861344147">
            <text:p>551.8318613441</text:p>
          </table:table-cell>
          <table:table-cell table:formula="of:=INT([.C606])" office:value-type="float" office:value="551">
            <text:p>551</text:p>
          </table:table-cell>
          <table:table-cell table:formula="of:=[.D606]-[.D605]" office:value-type="float" office:value="-5578">
            <text:p>-5578</text:p>
          </table:table-cell>
          <table:table-cell table:number-columns-repeated="11"/>
        </table:table-row>
        <table:table-row table:style-name="ro1">
          <table:table-cell table:formula="of:=[.$A606]+RAND()*0.1" office:value-type="float" office:value="29.5601936569903">
            <text:p>29.560193657</text:p>
          </table:table-cell>
          <table:table-cell table:formula="of:=PI()*[.$A607]" office:value-type="float" office:value="92.8660872314924">
            <text:p>92.8660872315</text:p>
          </table:table-cell>
          <table:table-cell table:formula="of:=20*(500-499*COS([.$B607]*(1+RAND())))" office:value-type="float" office:value="15642.962983296">
            <text:p>15642.962983296</text:p>
          </table:table-cell>
          <table:table-cell table:formula="of:=INT([.C607])" office:value-type="float" office:value="15642">
            <text:p>15642</text:p>
          </table:table-cell>
          <table:table-cell table:formula="of:=[.D607]-[.D606]" office:value-type="float" office:value="15091">
            <text:p>15091</text:p>
          </table:table-cell>
          <table:table-cell table:number-columns-repeated="11"/>
        </table:table-row>
        <table:table-row table:style-name="ro1">
          <table:table-cell table:formula="of:=[.$A607]+RAND()*0.1" office:value-type="float" office:value="29.584436820494">
            <text:p>29.5844368205</text:p>
          </table:table-cell>
          <table:table-cell table:formula="of:=PI()*[.$A608]" office:value-type="float" office:value="92.9422493758554">
            <text:p>92.9422493759</text:p>
          </table:table-cell>
          <table:table-cell table:formula="of:=20*(500-499*COS([.$B608]*(1+RAND())))" office:value-type="float" office:value="1224.25441326378">
            <text:p>1224.2544132638</text:p>
          </table:table-cell>
          <table:table-cell table:formula="of:=INT([.C608])" office:value-type="float" office:value="1224">
            <text:p>1224</text:p>
          </table:table-cell>
          <table:table-cell table:formula="of:=[.D608]-[.D607]" office:value-type="float" office:value="-14418">
            <text:p>-14418</text:p>
          </table:table-cell>
          <table:table-cell table:number-columns-repeated="11"/>
        </table:table-row>
        <table:table-row table:style-name="ro1">
          <table:table-cell table:formula="of:=[.$A608]+RAND()*0.1" office:value-type="float" office:value="29.67329344186">
            <text:p>29.6732934419</text:p>
          </table:table-cell>
          <table:table-cell table:formula="of:=PI()*[.$A609]" office:value-type="float" office:value="93.2214006847617">
            <text:p>93.2214006848</text:p>
          </table:table-cell>
          <table:table-cell table:formula="of:=20*(500-499*COS([.$B609]*(1+RAND())))" office:value-type="float" office:value="7702.99494872153">
            <text:p>7702.9949487215</text:p>
          </table:table-cell>
          <table:table-cell table:formula="of:=INT([.C609])" office:value-type="float" office:value="7702">
            <text:p>7702</text:p>
          </table:table-cell>
          <table:table-cell table:formula="of:=[.D609]-[.D608]" office:value-type="float" office:value="6478">
            <text:p>6478</text:p>
          </table:table-cell>
          <table:table-cell table:number-columns-repeated="11"/>
        </table:table-row>
        <table:table-row table:style-name="ro1">
          <table:table-cell table:formula="of:=[.$A609]+RAND()*0.1" office:value-type="float" office:value="29.71717086602">
            <text:p>29.717170866</text:p>
          </table:table-cell>
          <table:table-cell table:formula="of:=PI()*[.$A610]" office:value-type="float" office:value="93.3592456781612">
            <text:p>93.3592456782</text:p>
          </table:table-cell>
          <table:table-cell table:formula="of:=20*(500-499*COS([.$B610]*(1+RAND())))" office:value-type="float" office:value="20.3363974975366">
            <text:p>20.3363974975</text:p>
          </table:table-cell>
          <table:table-cell table:formula="of:=INT([.C610])" office:value-type="float" office:value="20">
            <text:p>20</text:p>
          </table:table-cell>
          <table:table-cell table:formula="of:=[.D610]-[.D609]" office:value-type="float" office:value="-7682">
            <text:p>-7682</text:p>
          </table:table-cell>
          <table:table-cell table:number-columns-repeated="11"/>
        </table:table-row>
        <table:table-row table:style-name="ro1">
          <table:table-cell table:formula="of:=[.$A610]+RAND()*0.1" office:value-type="float" office:value="29.7400050963741">
            <text:p>29.7400050964</text:p>
          </table:table-cell>
          <table:table-cell table:formula="of:=PI()*[.$A611]" office:value-type="float" office:value="93.4309815284919">
            <text:p>93.4309815285</text:p>
          </table:table-cell>
          <table:table-cell table:formula="of:=20*(500-499*COS([.$B611]*(1+RAND())))" office:value-type="float" office:value="38.1828193796832">
            <text:p>38.1828193797</text:p>
          </table:table-cell>
          <table:table-cell table:formula="of:=INT([.C611])" office:value-type="float" office:value="38">
            <text:p>38</text:p>
          </table:table-cell>
          <table:table-cell table:formula="of:=[.D611]-[.D610]" office:value-type="float" office:value="18">
            <text:p>18</text:p>
          </table:table-cell>
          <table:table-cell table:number-columns-repeated="11"/>
        </table:table-row>
        <table:table-row table:style-name="ro1">
          <table:table-cell table:formula="of:=[.$A611]+RAND()*0.1" office:value-type="float" office:value="29.7694907620549">
            <text:p>29.7694907621</text:p>
          </table:table-cell>
          <table:table-cell table:formula="of:=PI()*[.$A612]" office:value-type="float" office:value="93.523613479181">
            <text:p>93.5236134792</text:p>
          </table:table-cell>
          <table:table-cell table:formula="of:=20*(500-499*COS([.$B612]*(1+RAND())))" office:value-type="float" office:value="19243.0983220921">
            <text:p>19243.0983220921</text:p>
          </table:table-cell>
          <table:table-cell table:formula="of:=INT([.C612])" office:value-type="float" office:value="19243">
            <text:p>19243</text:p>
          </table:table-cell>
          <table:table-cell table:formula="of:=[.D612]-[.D611]" office:value-type="float" office:value="19205">
            <text:p>19205</text:p>
          </table:table-cell>
          <table:table-cell table:number-columns-repeated="11"/>
        </table:table-row>
        <table:table-row table:style-name="ro1">
          <table:table-cell table:formula="of:=[.$A612]+RAND()*0.1" office:value-type="float" office:value="29.8301763647702">
            <text:p>29.8301763648</text:p>
          </table:table-cell>
          <table:table-cell table:formula="of:=PI()*[.$A613]" office:value-type="float" office:value="93.7142629228499">
            <text:p>93.7142629228</text:p>
          </table:table-cell>
          <table:table-cell table:formula="of:=20*(500-499*COS([.$B613]*(1+RAND())))" office:value-type="float" office:value="16978.8160235883">
            <text:p>16978.8160235883</text:p>
          </table:table-cell>
          <table:table-cell table:formula="of:=INT([.C613])" office:value-type="float" office:value="16978">
            <text:p>16978</text:p>
          </table:table-cell>
          <table:table-cell table:formula="of:=[.D613]-[.D612]" office:value-type="float" office:value="-2265">
            <text:p>-2265</text:p>
          </table:table-cell>
          <table:table-cell table:number-columns-repeated="11"/>
        </table:table-row>
        <table:table-row table:style-name="ro1">
          <table:table-cell table:formula="of:=[.$A613]+RAND()*0.1" office:value-type="float" office:value="29.9270999822766">
            <text:p>29.9270999823</text:p>
          </table:table-cell>
          <table:table-cell table:formula="of:=PI()*[.$A614]" office:value-type="float" office:value="94.0187574475674">
            <text:p>94.0187574476</text:p>
          </table:table-cell>
          <table:table-cell table:formula="of:=20*(500-499*COS([.$B614]*(1+RAND())))" office:value-type="float" office:value="1457.94779568654">
            <text:p>1457.9477956865</text:p>
          </table:table-cell>
          <table:table-cell table:formula="of:=INT([.C614])" office:value-type="float" office:value="1457">
            <text:p>1457</text:p>
          </table:table-cell>
          <table:table-cell table:formula="of:=[.D614]-[.D613]" office:value-type="float" office:value="-15521">
            <text:p>-15521</text:p>
          </table:table-cell>
          <table:table-cell table:number-columns-repeated="11"/>
        </table:table-row>
        <table:table-row table:style-name="ro1">
          <table:table-cell table:formula="of:=[.$A614]+RAND()*0.1" office:value-type="float" office:value="29.9794157777448">
            <text:p>29.9794157777</text:p>
          </table:table-cell>
          <table:table-cell table:formula="of:=PI()*[.$A615]" office:value-type="float" office:value="94.1831123662769">
            <text:p>94.1831123663</text:p>
          </table:table-cell>
          <table:table-cell table:formula="of:=20*(500-499*COS([.$B615]*(1+RAND())))" office:value-type="float" office:value="19259.3442640897">
            <text:p>19259.3442640897</text:p>
          </table:table-cell>
          <table:table-cell table:formula="of:=INT([.C615])" office:value-type="float" office:value="19259">
            <text:p>19259</text:p>
          </table:table-cell>
          <table:table-cell table:formula="of:=[.D615]-[.D614]" office:value-type="float" office:value="17802">
            <text:p>17802</text:p>
          </table:table-cell>
          <table:table-cell table:number-columns-repeated="11"/>
        </table:table-row>
        <table:table-row table:style-name="ro1">
          <table:table-cell table:formula="of:=[.$A615]+RAND()*0.1" office:value-type="float" office:value="30.010612011794">
            <text:p>30.0106120118</text:p>
          </table:table-cell>
          <table:table-cell table:formula="of:=PI()*[.$A616]" office:value-type="float" office:value="94.2811182259857">
            <text:p>94.281118226</text:p>
          </table:table-cell>
          <table:table-cell table:formula="of:=20*(500-499*COS([.$B616]*(1+RAND())))" office:value-type="float" office:value="16367.5764477632">
            <text:p>16367.5764477632</text:p>
          </table:table-cell>
          <table:table-cell table:formula="of:=INT([.C616])" office:value-type="float" office:value="16367">
            <text:p>16367</text:p>
          </table:table-cell>
          <table:table-cell table:formula="of:=[.D616]-[.D615]" office:value-type="float" office:value="-2892">
            <text:p>-2892</text:p>
          </table:table-cell>
          <table:table-cell table:number-columns-repeated="11"/>
        </table:table-row>
        <table:table-row table:style-name="ro1">
          <table:table-cell table:formula="of:=[.$A616]+RAND()*0.1" office:value-type="float" office:value="30.0754359381739">
            <text:p>30.0754359382</text:p>
          </table:table-cell>
          <table:table-cell table:formula="of:=PI()*[.$A617]" office:value-type="float" office:value="94.4847685968777">
            <text:p>94.4847685969</text:p>
          </table:table-cell>
          <table:table-cell table:formula="of:=20*(500-499*COS([.$B617]*(1+RAND())))" office:value-type="float" office:value="8082.89728448066">
            <text:p>8082.8972844807</text:p>
          </table:table-cell>
          <table:table-cell table:formula="of:=INT([.C617])" office:value-type="float" office:value="8082">
            <text:p>8082</text:p>
          </table:table-cell>
          <table:table-cell table:formula="of:=[.D617]-[.D616]" office:value-type="float" office:value="-8285">
            <text:p>-8285</text:p>
          </table:table-cell>
          <table:table-cell table:number-columns-repeated="11"/>
        </table:table-row>
        <table:table-row table:style-name="ro1">
          <table:table-cell table:formula="of:=[.$A617]+RAND()*0.1" office:value-type="float" office:value="30.1437693236862">
            <text:p>30.1437693237</text:p>
          </table:table-cell>
          <table:table-cell table:formula="of:=PI()*[.$A618]" office:value-type="float" office:value="94.6994442587979">
            <text:p>94.6994442588</text:p>
          </table:table-cell>
          <table:table-cell table:formula="of:=20*(500-499*COS([.$B618]*(1+RAND())))" office:value-type="float" office:value="17532.1656244068">
            <text:p>17532.1656244068</text:p>
          </table:table-cell>
          <table:table-cell table:formula="of:=INT([.C618])" office:value-type="float" office:value="17532">
            <text:p>17532</text:p>
          </table:table-cell>
          <table:table-cell table:formula="of:=[.D618]-[.D617]" office:value-type="float" office:value="9450">
            <text:p>9450</text:p>
          </table:table-cell>
          <table:table-cell table:number-columns-repeated="11"/>
        </table:table-row>
        <table:table-row table:style-name="ro1">
          <table:table-cell table:formula="of:=[.$A618]+RAND()*0.1" office:value-type="float" office:value="30.1843403613661">
            <text:p>30.1843403614</text:p>
          </table:table-cell>
          <table:table-cell table:formula="of:=PI()*[.$A619]" office:value-type="float" office:value="94.8269019327216">
            <text:p>94.8269019327</text:p>
          </table:table-cell>
          <table:table-cell table:formula="of:=20*(500-499*COS([.$B619]*(1+RAND())))" office:value-type="float" office:value="19006.1914324923">
            <text:p>19006.1914324923</text:p>
          </table:table-cell>
          <table:table-cell table:formula="of:=INT([.C619])" office:value-type="float" office:value="19006">
            <text:p>19006</text:p>
          </table:table-cell>
          <table:table-cell table:formula="of:=[.D619]-[.D618]" office:value-type="float" office:value="1474">
            <text:p>1474</text:p>
          </table:table-cell>
          <table:table-cell table:number-columns-repeated="11"/>
        </table:table-row>
        <table:table-row table:style-name="ro1">
          <table:table-cell table:formula="of:=[.$A619]+RAND()*0.1" office:value-type="float" office:value="30.2239924699068">
            <text:p>30.2239924699</text:p>
          </table:table-cell>
          <table:table-cell table:formula="of:=PI()*[.$A620]" office:value-type="float" office:value="94.9514727056125">
            <text:p>94.9514727056</text:p>
          </table:table-cell>
          <table:table-cell table:formula="of:=20*(500-499*COS([.$B620]*(1+RAND())))" office:value-type="float" office:value="1107.72514194648">
            <text:p>1107.7251419465</text:p>
          </table:table-cell>
          <table:table-cell table:formula="of:=INT([.C620])" office:value-type="float" office:value="1107">
            <text:p>1107</text:p>
          </table:table-cell>
          <table:table-cell table:formula="of:=[.D620]-[.D619]" office:value-type="float" office:value="-17899">
            <text:p>-17899</text:p>
          </table:table-cell>
          <table:table-cell table:number-columns-repeated="11"/>
        </table:table-row>
        <table:table-row table:style-name="ro1">
          <table:table-cell table:formula="of:=[.$A620]+RAND()*0.1" office:value-type="float" office:value="30.3154798956123">
            <text:p>30.3154798956</text:p>
          </table:table-cell>
          <table:table-cell table:formula="of:=PI()*[.$A621]" office:value-type="float" office:value="95.2388889301045">
            <text:p>95.2388889301</text:p>
          </table:table-cell>
          <table:table-cell table:formula="of:=20*(500-499*COS([.$B621]*(1+RAND())))" office:value-type="float" office:value="14927.7035526266">
            <text:p>14927.7035526266</text:p>
          </table:table-cell>
          <table:table-cell table:formula="of:=INT([.C621])" office:value-type="float" office:value="14927">
            <text:p>14927</text:p>
          </table:table-cell>
          <table:table-cell table:formula="of:=[.D621]-[.D620]" office:value-type="float" office:value="13820">
            <text:p>13820</text:p>
          </table:table-cell>
          <table:table-cell table:number-columns-repeated="11"/>
        </table:table-row>
        <table:table-row table:style-name="ro1">
          <table:table-cell table:formula="of:=[.$A621]+RAND()*0.1" office:value-type="float" office:value="30.3282295111567">
            <text:p>30.3282295112</text:p>
          </table:table-cell>
          <table:table-cell table:formula="of:=PI()*[.$A622]" office:value-type="float" office:value="95.2789430286351">
            <text:p>95.2789430286</text:p>
          </table:table-cell>
          <table:table-cell table:formula="of:=20*(500-499*COS([.$B622]*(1+RAND())))" office:value-type="float" office:value="18750.4201265662">
            <text:p>18750.4201265662</text:p>
          </table:table-cell>
          <table:table-cell table:formula="of:=INT([.C622])" office:value-type="float" office:value="18750">
            <text:p>18750</text:p>
          </table:table-cell>
          <table:table-cell table:formula="of:=[.D622]-[.D621]" office:value-type="float" office:value="3823">
            <text:p>3823</text:p>
          </table:table-cell>
          <table:table-cell table:number-columns-repeated="11"/>
        </table:table-row>
        <table:table-row table:style-name="ro1">
          <table:table-cell table:formula="of:=[.$A622]+RAND()*0.1" office:value-type="float" office:value="30.3996251534205">
            <text:p>30.3996251534</text:p>
          </table:table-cell>
          <table:table-cell table:formula="of:=PI()*[.$A623]" office:value-type="float" office:value="95.5032390538694">
            <text:p>95.5032390539</text:p>
          </table:table-cell>
          <table:table-cell table:formula="of:=20*(500-499*COS([.$B623]*(1+RAND())))" office:value-type="float" office:value="26.50236877476">
            <text:p>26.5023687748</text:p>
          </table:table-cell>
          <table:table-cell table:formula="of:=INT([.C623])" office:value-type="float" office:value="26">
            <text:p>26</text:p>
          </table:table-cell>
          <table:table-cell table:formula="of:=[.D623]-[.D622]" office:value-type="float" office:value="-18724">
            <text:p>-18724</text:p>
          </table:table-cell>
          <table:table-cell table:number-columns-repeated="11"/>
        </table:table-row>
        <table:table-row table:style-name="ro1">
          <table:table-cell table:formula="of:=[.$A623]+RAND()*0.1" office:value-type="float" office:value="30.4081351769623">
            <text:p>30.408135177</text:p>
          </table:table-cell>
          <table:table-cell table:formula="of:=PI()*[.$A624]" office:value-type="float" office:value="95.52997408131">
            <text:p>95.5299740813</text:p>
          </table:table-cell>
          <table:table-cell table:formula="of:=20*(500-499*COS([.$B624]*(1+RAND())))" office:value-type="float" office:value="19532.2344995535">
            <text:p>19532.2344995535</text:p>
          </table:table-cell>
          <table:table-cell table:formula="of:=INT([.C624])" office:value-type="float" office:value="19532">
            <text:p>19532</text:p>
          </table:table-cell>
          <table:table-cell table:formula="of:=[.D624]-[.D623]" office:value-type="float" office:value="19506">
            <text:p>19506</text:p>
          </table:table-cell>
          <table:table-cell table:number-columns-repeated="11"/>
        </table:table-row>
        <table:table-row table:style-name="ro1">
          <table:table-cell table:formula="of:=[.$A624]+RAND()*0.1" office:value-type="float" office:value="30.4146654702258">
            <text:p>30.4146654702</text:p>
          </table:table-cell>
          <table:table-cell table:formula="of:=PI()*[.$A625]" office:value-type="float" office:value="95.5504896026524">
            <text:p>95.5504896027</text:p>
          </table:table-cell>
          <table:table-cell table:formula="of:=20*(500-499*COS([.$B625]*(1+RAND())))" office:value-type="float" office:value="6363.40437570299">
            <text:p>6363.404375703</text:p>
          </table:table-cell>
          <table:table-cell table:formula="of:=INT([.C625])" office:value-type="float" office:value="6363">
            <text:p>6363</text:p>
          </table:table-cell>
          <table:table-cell table:formula="of:=[.D625]-[.D624]" office:value-type="float" office:value="-13169">
            <text:p>-13169</text:p>
          </table:table-cell>
          <table:table-cell table:number-columns-repeated="11"/>
        </table:table-row>
        <table:table-row table:style-name="ro1">
          <table:table-cell table:formula="of:=[.$A625]+RAND()*0.1" office:value-type="float" office:value="30.4509600528982">
            <text:p>30.4509600529</text:p>
          </table:table-cell>
          <table:table-cell table:formula="of:=PI()*[.$A626]" office:value-type="float" office:value="95.6645123969412">
            <text:p>95.6645123969</text:p>
          </table:table-cell>
          <table:table-cell table:formula="of:=20*(500-499*COS([.$B626]*(1+RAND())))" office:value-type="float" office:value="2321.65032550719">
            <text:p>2321.6503255072</text:p>
          </table:table-cell>
          <table:table-cell table:formula="of:=INT([.C626])" office:value-type="float" office:value="2321">
            <text:p>2321</text:p>
          </table:table-cell>
          <table:table-cell table:formula="of:=[.D626]-[.D625]" office:value-type="float" office:value="-4042">
            <text:p>-4042</text:p>
          </table:table-cell>
          <table:table-cell table:number-columns-repeated="11"/>
        </table:table-row>
        <table:table-row table:style-name="ro1">
          <table:table-cell table:formula="of:=[.$A626]+RAND()*0.1" office:value-type="float" office:value="30.5401202577632">
            <text:p>30.5401202578</text:p>
          </table:table-cell>
          <table:table-cell table:formula="of:=PI()*[.$A627]" office:value-type="float" office:value="95.9446174415378">
            <text:p>95.9446174415</text:p>
          </table:table-cell>
          <table:table-cell table:formula="of:=20*(500-499*COS([.$B627]*(1+RAND())))" office:value-type="float" office:value="1114.23249247373">
            <text:p>1114.2324924737</text:p>
          </table:table-cell>
          <table:table-cell table:formula="of:=INT([.C627])" office:value-type="float" office:value="1114">
            <text:p>1114</text:p>
          </table:table-cell>
          <table:table-cell table:formula="of:=[.D627]-[.D626]" office:value-type="float" office:value="-1207">
            <text:p>-1207</text:p>
          </table:table-cell>
          <table:table-cell table:number-columns-repeated="11"/>
        </table:table-row>
        <table:table-row table:style-name="ro1">
          <table:table-cell table:formula="of:=[.$A627]+RAND()*0.1" office:value-type="float" office:value="30.6071467127651">
            <text:p>30.6071467128</text:p>
          </table:table-cell>
          <table:table-cell table:formula="of:=PI()*[.$A628]" office:value-type="float" office:value="96.1551872601679">
            <text:p>96.1551872602</text:p>
          </table:table-cell>
          <table:table-cell table:formula="of:=20*(500-499*COS([.$B628]*(1+RAND())))" office:value-type="float" office:value="325.730198099164">
            <text:p>325.7301980992</text:p>
          </table:table-cell>
          <table:table-cell table:formula="of:=INT([.C628])" office:value-type="float" office:value="325">
            <text:p>325</text:p>
          </table:table-cell>
          <table:table-cell table:formula="of:=[.D628]-[.D627]" office:value-type="float" office:value="-789">
            <text:p>-789</text:p>
          </table:table-cell>
          <table:table-cell table:number-columns-repeated="11"/>
        </table:table-row>
        <table:table-row table:style-name="ro1">
          <table:table-cell table:formula="of:=[.$A628]+RAND()*0.1" office:value-type="float" office:value="30.6243083538022">
            <text:p>30.6243083538</text:p>
          </table:table-cell>
          <table:table-cell table:formula="of:=PI()*[.$A629]" office:value-type="float" office:value="96.2091021455736">
            <text:p>96.2091021456</text:p>
          </table:table-cell>
          <table:table-cell table:formula="of:=20*(500-499*COS([.$B629]*(1+RAND())))" office:value-type="float" office:value="12861.2972771767">
            <text:p>12861.2972771767</text:p>
          </table:table-cell>
          <table:table-cell table:formula="of:=INT([.C629])" office:value-type="float" office:value="12861">
            <text:p>12861</text:p>
          </table:table-cell>
          <table:table-cell table:formula="of:=[.D629]-[.D628]" office:value-type="float" office:value="12536">
            <text:p>12536</text:p>
          </table:table-cell>
          <table:table-cell table:number-columns-repeated="11"/>
        </table:table-row>
        <table:table-row table:style-name="ro1">
          <table:table-cell table:formula="of:=[.$A629]+RAND()*0.1" office:value-type="float" office:value="30.6291278307326">
            <text:p>30.6291278307</text:p>
          </table:table-cell>
          <table:table-cell table:formula="of:=PI()*[.$A630]" office:value-type="float" office:value="96.2242429788924">
            <text:p>96.2242429789</text:p>
          </table:table-cell>
          <table:table-cell table:formula="of:=20*(500-499*COS([.$B630]*(1+RAND())))" office:value-type="float" office:value="19903.0371948132">
            <text:p>19903.0371948132</text:p>
          </table:table-cell>
          <table:table-cell table:formula="of:=INT([.C630])" office:value-type="float" office:value="19903">
            <text:p>19903</text:p>
          </table:table-cell>
          <table:table-cell table:formula="of:=[.D630]-[.D629]" office:value-type="float" office:value="7042">
            <text:p>7042</text:p>
          </table:table-cell>
          <table:table-cell table:number-columns-repeated="11"/>
        </table:table-row>
        <table:table-row table:style-name="ro1">
          <table:table-cell table:formula="of:=[.$A630]+RAND()*0.1" office:value-type="float" office:value="30.7193212928251">
            <text:p>30.7193212928</text:p>
          </table:table-cell>
          <table:table-cell table:formula="of:=PI()*[.$A631]" office:value-type="float" office:value="96.5075940968038">
            <text:p>96.5075940968</text:p>
          </table:table-cell>
          <table:table-cell table:formula="of:=20*(500-499*COS([.$B631]*(1+RAND())))" office:value-type="float" office:value="528.50174345063">
            <text:p>528.5017434506</text:p>
          </table:table-cell>
          <table:table-cell table:formula="of:=INT([.C631])" office:value-type="float" office:value="528">
            <text:p>528</text:p>
          </table:table-cell>
          <table:table-cell table:formula="of:=[.D631]-[.D630]" office:value-type="float" office:value="-19375">
            <text:p>-19375</text:p>
          </table:table-cell>
          <table:table-cell table:number-columns-repeated="11"/>
        </table:table-row>
        <table:table-row table:style-name="ro1">
          <table:table-cell table:formula="of:=[.$A631]+RAND()*0.1" office:value-type="float" office:value="30.8061972833705">
            <text:p>30.8061972834</text:p>
          </table:table-cell>
          <table:table-cell table:formula="of:=PI()*[.$A632]" office:value-type="float" office:value="96.7805230704745">
            <text:p>96.7805230705</text:p>
          </table:table-cell>
          <table:table-cell table:formula="of:=20*(500-499*COS([.$B632]*(1+RAND())))" office:value-type="float" office:value="60.1780444286055">
            <text:p>60.1780444286</text:p>
          </table:table-cell>
          <table:table-cell table:formula="of:=INT([.C632])" office:value-type="float" office:value="60">
            <text:p>60</text:p>
          </table:table-cell>
          <table:table-cell table:formula="of:=[.D632]-[.D631]" office:value-type="float" office:value="-468">
            <text:p>-468</text:p>
          </table:table-cell>
          <table:table-cell table:number-columns-repeated="11"/>
        </table:table-row>
        <table:table-row table:style-name="ro1">
          <table:table-cell table:formula="of:=[.$A632]+RAND()*0.1" office:value-type="float" office:value="30.8352593899705">
            <text:p>30.83525939</text:p>
          </table:table-cell>
          <table:table-cell table:formula="of:=PI()*[.$A633]" office:value-type="float" office:value="96.871824371067">
            <text:p>96.8718243711</text:p>
          </table:table-cell>
          <table:table-cell table:formula="of:=20*(500-499*COS([.$B633]*(1+RAND())))" office:value-type="float" office:value="8409.30282579732">
            <text:p>8409.3028257973</text:p>
          </table:table-cell>
          <table:table-cell table:formula="of:=INT([.C633])" office:value-type="float" office:value="8409">
            <text:p>8409</text:p>
          </table:table-cell>
          <table:table-cell table:formula="of:=[.D633]-[.D632]" office:value-type="float" office:value="8349">
            <text:p>8349</text:p>
          </table:table-cell>
          <table:table-cell table:number-columns-repeated="11"/>
        </table:table-row>
        <table:table-row table:style-name="ro1">
          <table:table-cell table:formula="of:=[.$A633]+RAND()*0.1" office:value-type="float" office:value="30.8388386098668">
            <text:p>30.8388386099</text:p>
          </table:table-cell>
          <table:table-cell table:formula="of:=PI()*[.$A634]" office:value-type="float" office:value="96.8830688219989">
            <text:p>96.883068822</text:p>
          </table:table-cell>
          <table:table-cell table:formula="of:=20*(500-499*COS([.$B634]*(1+RAND())))" office:value-type="float" office:value="3835.31760153408">
            <text:p>3835.3176015341</text:p>
          </table:table-cell>
          <table:table-cell table:formula="of:=INT([.C634])" office:value-type="float" office:value="3835">
            <text:p>3835</text:p>
          </table:table-cell>
          <table:table-cell table:formula="of:=[.D634]-[.D633]" office:value-type="float" office:value="-4574">
            <text:p>-4574</text:p>
          </table:table-cell>
          <table:table-cell table:number-columns-repeated="11"/>
        </table:table-row>
        <table:table-row table:style-name="ro1">
          <table:table-cell table:formula="of:=[.$A634]+RAND()*0.1" office:value-type="float" office:value="30.8874314635527">
            <text:p>30.8874314636</text:p>
          </table:table-cell>
          <table:table-cell table:formula="of:=PI()*[.$A635]" office:value-type="float" office:value="97.0357277741553">
            <text:p>97.0357277742</text:p>
          </table:table-cell>
          <table:table-cell table:formula="of:=20*(500-499*COS([.$B635]*(1+RAND())))" office:value-type="float" office:value="168.152849789284">
            <text:p>168.1528497893</text:p>
          </table:table-cell>
          <table:table-cell table:formula="of:=INT([.C635])" office:value-type="float" office:value="168">
            <text:p>168</text:p>
          </table:table-cell>
          <table:table-cell table:formula="of:=[.D635]-[.D634]" office:value-type="float" office:value="-3667">
            <text:p>-3667</text:p>
          </table:table-cell>
          <table:table-cell table:number-columns-repeated="11"/>
        </table:table-row>
        <table:table-row table:style-name="ro1">
          <table:table-cell table:formula="of:=[.$A635]+RAND()*0.1" office:value-type="float" office:value="30.9134867615067">
            <text:p>30.9134867615</text:p>
          </table:table-cell>
          <table:table-cell table:formula="of:=PI()*[.$A636]" office:value-type="float" office:value="97.1175829067947">
            <text:p>97.1175829068</text:p>
          </table:table-cell>
          <table:table-cell table:formula="of:=20*(500-499*COS([.$B636]*(1+RAND())))" office:value-type="float" office:value="48.4796178322381">
            <text:p>48.4796178322</text:p>
          </table:table-cell>
          <table:table-cell table:formula="of:=INT([.C636])" office:value-type="float" office:value="48">
            <text:p>48</text:p>
          </table:table-cell>
          <table:table-cell table:formula="of:=[.D636]-[.D635]" office:value-type="float" office:value="-120">
            <text:p>-120</text:p>
          </table:table-cell>
          <table:table-cell table:number-columns-repeated="11"/>
        </table:table-row>
        <table:table-row table:style-name="ro1">
          <table:table-cell table:formula="of:=[.$A636]+RAND()*0.1" office:value-type="float" office:value="30.9200475608465">
            <text:p>30.9200475608</text:p>
          </table:table-cell>
          <table:table-cell table:formula="of:=PI()*[.$A637]" office:value-type="float" office:value="97.1381942658023">
            <text:p>97.1381942658</text:p>
          </table:table-cell>
          <table:table-cell table:formula="of:=20*(500-499*COS([.$B637]*(1+RAND())))" office:value-type="float" office:value="14739.8005999843">
            <text:p>14739.8005999843</text:p>
          </table:table-cell>
          <table:table-cell table:formula="of:=INT([.C637])" office:value-type="float" office:value="14739">
            <text:p>14739</text:p>
          </table:table-cell>
          <table:table-cell table:formula="of:=[.D637]-[.D636]" office:value-type="float" office:value="14691">
            <text:p>14691</text:p>
          </table:table-cell>
          <table:table-cell table:number-columns-repeated="11"/>
        </table:table-row>
        <table:table-row table:style-name="ro1">
          <table:table-cell table:formula="of:=[.$A637]+RAND()*0.1" office:value-type="float" office:value="31.0116706335452">
            <text:p>31.0116706335</text:p>
          </table:table-cell>
          <table:table-cell table:formula="of:=PI()*[.$A638]" office:value-type="float" office:value="97.4260366378919">
            <text:p>97.4260366379</text:p>
          </table:table-cell>
          <table:table-cell table:formula="of:=20*(500-499*COS([.$B638]*(1+RAND())))" office:value-type="float" office:value="179.478802888395">
            <text:p>179.4788028884</text:p>
          </table:table-cell>
          <table:table-cell table:formula="of:=INT([.C638])" office:value-type="float" office:value="179">
            <text:p>179</text:p>
          </table:table-cell>
          <table:table-cell table:formula="of:=[.D638]-[.D637]" office:value-type="float" office:value="-14560">
            <text:p>-14560</text:p>
          </table:table-cell>
          <table:table-cell table:number-columns-repeated="11"/>
        </table:table-row>
        <table:table-row table:style-name="ro1">
          <table:table-cell table:formula="of:=[.$A638]+RAND()*0.1" office:value-type="float" office:value="31.0619690950495">
            <text:p>31.061969095</text:p>
          </table:table-cell>
          <table:table-cell table:formula="of:=PI()*[.$A639]" office:value-type="float" office:value="97.5840539150406">
            <text:p>97.584053915</text:p>
          </table:table-cell>
          <table:table-cell table:formula="of:=20*(500-499*COS([.$B639]*(1+RAND())))" office:value-type="float" office:value="15461.2438623992">
            <text:p>15461.2438623992</text:p>
          </table:table-cell>
          <table:table-cell table:formula="of:=INT([.C639])" office:value-type="float" office:value="15461">
            <text:p>15461</text:p>
          </table:table-cell>
          <table:table-cell table:formula="of:=[.D639]-[.D638]" office:value-type="float" office:value="15282">
            <text:p>15282</text:p>
          </table:table-cell>
          <table:table-cell table:number-columns-repeated="11"/>
        </table:table-row>
        <table:table-row table:style-name="ro1">
          <table:table-cell table:formula="of:=[.$A639]+RAND()*0.1" office:value-type="float" office:value="31.1573865157552">
            <text:p>31.1573865158</text:p>
          </table:table-cell>
          <table:table-cell table:formula="of:=PI()*[.$A640]" office:value-type="float" office:value="97.8838165829543">
            <text:p>97.883816583</text:p>
          </table:table-cell>
          <table:table-cell table:formula="of:=20*(500-499*COS([.$B640]*(1+RAND())))" office:value-type="float" office:value="18584.6895402496">
            <text:p>18584.6895402496</text:p>
          </table:table-cell>
          <table:table-cell table:formula="of:=INT([.C640])" office:value-type="float" office:value="18584">
            <text:p>18584</text:p>
          </table:table-cell>
          <table:table-cell table:formula="of:=[.D640]-[.D639]" office:value-type="float" office:value="3123">
            <text:p>3123</text:p>
          </table:table-cell>
          <table:table-cell table:number-columns-repeated="11"/>
        </table:table-row>
        <table:table-row table:style-name="ro1">
          <table:table-cell table:formula="of:=[.$A640]+RAND()*0.1" office:value-type="float" office:value="31.1928870126605">
            <text:p>31.1928870127</text:p>
          </table:table-cell>
          <table:table-cell table:formula="of:=PI()*[.$A641]" office:value-type="float" office:value="97.9953446832308">
            <text:p>97.9953446832</text:p>
          </table:table-cell>
          <table:table-cell table:formula="of:=20*(500-499*COS([.$B641]*(1+RAND())))" office:value-type="float" office:value="4831.02936554019">
            <text:p>4831.0293655402</text:p>
          </table:table-cell>
          <table:table-cell table:formula="of:=INT([.C641])" office:value-type="float" office:value="4831">
            <text:p>4831</text:p>
          </table:table-cell>
          <table:table-cell table:formula="of:=[.D641]-[.D640]" office:value-type="float" office:value="-13753">
            <text:p>-13753</text:p>
          </table:table-cell>
          <table:table-cell table:number-columns-repeated="11"/>
        </table:table-row>
        <table:table-row table:style-name="ro1">
          <table:table-cell table:formula="of:=[.$A641]+RAND()*0.1" office:value-type="float" office:value="31.2660197045189">
            <text:p>31.2660197045</text:p>
          </table:table-cell>
          <table:table-cell table:formula="of:=PI()*[.$A642]" office:value-type="float" office:value="98.2250978107102">
            <text:p>98.2250978107</text:p>
          </table:table-cell>
          <table:table-cell table:formula="of:=20*(500-499*COS([.$B642]*(1+RAND())))" office:value-type="float" office:value="3667.11846952324">
            <text:p>3667.1184695232</text:p>
          </table:table-cell>
          <table:table-cell table:formula="of:=INT([.C642])" office:value-type="float" office:value="3667">
            <text:p>3667</text:p>
          </table:table-cell>
          <table:table-cell table:formula="of:=[.D642]-[.D641]" office:value-type="float" office:value="-1164">
            <text:p>-1164</text:p>
          </table:table-cell>
          <table:table-cell table:number-columns-repeated="11"/>
        </table:table-row>
        <table:table-row table:style-name="ro1">
          <table:table-cell table:formula="of:=[.$A642]+RAND()*0.1" office:value-type="float" office:value="31.2909227909055">
            <text:p>31.2909227909</text:p>
          </table:table-cell>
          <table:table-cell table:formula="of:=PI()*[.$A643]" office:value-type="float" office:value="98.3033331639541">
            <text:p>98.303333164</text:p>
          </table:table-cell>
          <table:table-cell table:formula="of:=20*(500-499*COS([.$B643]*(1+RAND())))" office:value-type="float" office:value="18623.7443654893">
            <text:p>18623.7443654893</text:p>
          </table:table-cell>
          <table:table-cell table:formula="of:=INT([.C643])" office:value-type="float" office:value="18623">
            <text:p>18623</text:p>
          </table:table-cell>
          <table:table-cell table:formula="of:=[.D643]-[.D642]" office:value-type="float" office:value="14956">
            <text:p>14956</text:p>
          </table:table-cell>
          <table:table-cell table:number-columns-repeated="11"/>
        </table:table-row>
        <table:table-row table:style-name="ro1">
          <table:table-cell table:formula="of:=[.$A643]+RAND()*0.1" office:value-type="float" office:value="31.387108890526">
            <text:p>31.3871088905</text:p>
          </table:table-cell>
          <table:table-cell table:formula="of:=PI()*[.$A644]" office:value-type="float" office:value="98.6055107078994">
            <text:p>98.6055107079</text:p>
          </table:table-cell>
          <table:table-cell table:formula="of:=20*(500-499*COS([.$B644]*(1+RAND())))" office:value-type="float" office:value="17215.1296033289">
            <text:p>17215.1296033289</text:p>
          </table:table-cell>
          <table:table-cell table:formula="of:=INT([.C644])" office:value-type="float" office:value="17215">
            <text:p>17215</text:p>
          </table:table-cell>
          <table:table-cell table:formula="of:=[.D644]-[.D643]" office:value-type="float" office:value="-1408">
            <text:p>-1408</text:p>
          </table:table-cell>
          <table:table-cell table:number-columns-repeated="11"/>
        </table:table-row>
        <table:table-row table:style-name="ro1">
          <table:table-cell table:formula="of:=[.$A644]+RAND()*0.1" office:value-type="float" office:value="31.4571651998908">
            <text:p>31.4571651999</text:p>
          </table:table-cell>
          <table:table-cell table:formula="of:=PI()*[.$A645]" office:value-type="float" office:value="98.8255990947373">
            <text:p>98.8255990947</text:p>
          </table:table-cell>
          <table:table-cell table:formula="of:=20*(500-499*COS([.$B645]*(1+RAND())))" office:value-type="float" office:value="485.619094035636">
            <text:p>485.6190940356</text:p>
          </table:table-cell>
          <table:table-cell table:formula="of:=INT([.C645])" office:value-type="float" office:value="485">
            <text:p>485</text:p>
          </table:table-cell>
          <table:table-cell table:formula="of:=[.D645]-[.D644]" office:value-type="float" office:value="-16730">
            <text:p>-16730</text:p>
          </table:table-cell>
          <table:table-cell table:number-columns-repeated="11"/>
        </table:table-row>
        <table:table-row table:style-name="ro1">
          <table:table-cell table:formula="of:=[.$A645]+RAND()*0.1" office:value-type="float" office:value="31.5343840817455">
            <text:p>31.5343840817</text:p>
          </table:table-cell>
          <table:table-cell table:formula="of:=PI()*[.$A646]" office:value-type="float" office:value="99.0681893666907">
            <text:p>99.0681893667</text:p>
          </table:table-cell>
          <table:table-cell table:formula="of:=20*(500-499*COS([.$B646]*(1+RAND())))" office:value-type="float" office:value="632.730613851899">
            <text:p>632.7306138519</text:p>
          </table:table-cell>
          <table:table-cell table:formula="of:=INT([.C646])" office:value-type="float" office:value="632">
            <text:p>632</text:p>
          </table:table-cell>
          <table:table-cell table:formula="of:=[.D646]-[.D645]" office:value-type="float" office:value="147">
            <text:p>147</text:p>
          </table:table-cell>
          <table:table-cell table:number-columns-repeated="11"/>
        </table:table-row>
        <table:table-row table:style-name="ro1">
          <table:table-cell table:formula="of:=[.$A646]+RAND()*0.1" office:value-type="float" office:value="31.5617664154154">
            <text:p>31.5617664154</text:p>
          </table:table-cell>
          <table:table-cell table:formula="of:=PI()*[.$A647]" office:value-type="float" office:value="99.154213504986">
            <text:p>99.154213505</text:p>
          </table:table-cell>
          <table:table-cell table:formula="of:=20*(500-499*COS([.$B647]*(1+RAND())))" office:value-type="float" office:value="10359.8792608217">
            <text:p>10359.8792608217</text:p>
          </table:table-cell>
          <table:table-cell table:formula="of:=INT([.C647])" office:value-type="float" office:value="10359">
            <text:p>10359</text:p>
          </table:table-cell>
          <table:table-cell table:formula="of:=[.D647]-[.D646]" office:value-type="float" office:value="9727">
            <text:p>9727</text:p>
          </table:table-cell>
          <table:table-cell table:number-columns-repeated="11"/>
        </table:table-row>
        <table:table-row table:style-name="ro1">
          <table:table-cell table:formula="of:=[.$A647]+RAND()*0.1" office:value-type="float" office:value="31.5966466512066">
            <text:p>31.5966466512</text:p>
          </table:table-cell>
          <table:table-cell table:formula="of:=PI()*[.$A648]" office:value-type="float" office:value="99.2637929975031">
            <text:p>99.2637929975</text:p>
          </table:table-cell>
          <table:table-cell table:formula="of:=20*(500-499*COS([.$B648]*(1+RAND())))" office:value-type="float" office:value="6932.82187555704">
            <text:p>6932.8218755571</text:p>
          </table:table-cell>
          <table:table-cell table:formula="of:=INT([.C648])" office:value-type="float" office:value="6932">
            <text:p>6932</text:p>
          </table:table-cell>
          <table:table-cell table:formula="of:=[.D648]-[.D647]" office:value-type="float" office:value="-3427">
            <text:p>-3427</text:p>
          </table:table-cell>
          <table:table-cell table:number-columns-repeated="11"/>
        </table:table-row>
        <table:table-row table:style-name="ro1">
          <table:table-cell table:formula="of:=[.$A648]+RAND()*0.1" office:value-type="float" office:value="31.6421989185736">
            <text:p>31.6421989186</text:p>
          </table:table-cell>
          <table:table-cell table:formula="of:=PI()*[.$A649]" office:value-type="float" office:value="99.4068996660177">
            <text:p>99.406899666</text:p>
          </table:table-cell>
          <table:table-cell table:formula="of:=20*(500-499*COS([.$B649]*(1+RAND())))" office:value-type="float" office:value="2125.45764878857">
            <text:p>2125.4576487886</text:p>
          </table:table-cell>
          <table:table-cell table:formula="of:=INT([.C649])" office:value-type="float" office:value="2125">
            <text:p>2125</text:p>
          </table:table-cell>
          <table:table-cell table:formula="of:=[.D649]-[.D648]" office:value-type="float" office:value="-4807">
            <text:p>-4807</text:p>
          </table:table-cell>
          <table:table-cell table:number-columns-repeated="11"/>
        </table:table-row>
        <table:table-row table:style-name="ro1">
          <table:table-cell table:formula="of:=[.$A649]+RAND()*0.1" office:value-type="float" office:value="31.7101522899233">
            <text:p>31.7101522899</text:p>
          </table:table-cell>
          <table:table-cell table:formula="of:=PI()*[.$A650]" office:value-type="float" office:value="99.6203814782366">
            <text:p>99.6203814782</text:p>
          </table:table-cell>
          <table:table-cell table:formula="of:=20*(500-499*COS([.$B650]*(1+RAND())))" office:value-type="float" office:value="15836.1834106105">
            <text:p>15836.1834106105</text:p>
          </table:table-cell>
          <table:table-cell table:formula="of:=INT([.C650])" office:value-type="float" office:value="15836">
            <text:p>15836</text:p>
          </table:table-cell>
          <table:table-cell table:formula="of:=[.D650]-[.D649]" office:value-type="float" office:value="13711">
            <text:p>13711</text:p>
          </table:table-cell>
          <table:table-cell table:number-columns-repeated="11"/>
        </table:table-row>
        <table:table-row table:style-name="ro1">
          <table:table-cell table:formula="of:=[.$A650]+RAND()*0.1" office:value-type="float" office:value="31.7846846342553">
            <text:p>31.7846846343</text:p>
          </table:table-cell>
          <table:table-cell table:formula="of:=PI()*[.$A651]" office:value-type="float" office:value="99.8545317436448">
            <text:p>99.8545317436</text:p>
          </table:table-cell>
          <table:table-cell table:formula="of:=20*(500-499*COS([.$B651]*(1+RAND())))" office:value-type="float" office:value="661.167510685156">
            <text:p>661.1675106852</text:p>
          </table:table-cell>
          <table:table-cell table:formula="of:=INT([.C651])" office:value-type="float" office:value="661">
            <text:p>661</text:p>
          </table:table-cell>
          <table:table-cell table:formula="of:=[.D651]-[.D650]" office:value-type="float" office:value="-15175">
            <text:p>-15175</text:p>
          </table:table-cell>
          <table:table-cell table:number-columns-repeated="11"/>
        </table:table-row>
        <table:table-row table:style-name="ro1">
          <table:table-cell table:formula="of:=[.$A651]+RAND()*0.1" office:value-type="float" office:value="31.8217243273277">
            <text:p>31.8217243273</text:p>
          </table:table-cell>
          <table:table-cell table:formula="of:=PI()*[.$A652]" office:value-type="float" office:value="99.9708953712923">
            <text:p>99.9708953713</text:p>
          </table:table-cell>
          <table:table-cell table:formula="of:=20*(500-499*COS([.$B652]*(1+RAND())))" office:value-type="float" office:value="19967.006926058">
            <text:p>19967.006926058</text:p>
          </table:table-cell>
          <table:table-cell table:formula="of:=INT([.C652])" office:value-type="float" office:value="19967">
            <text:p>19967</text:p>
          </table:table-cell>
          <table:table-cell table:formula="of:=[.D652]-[.D651]" office:value-type="float" office:value="19306">
            <text:p>19306</text:p>
          </table:table-cell>
          <table:table-cell table:number-columns-repeated="11"/>
        </table:table-row>
        <table:table-row table:style-name="ro1">
          <table:table-cell table:formula="of:=[.$A652]+RAND()*0.1" office:value-type="float" office:value="31.9024273142685">
            <text:p>31.9024273143</text:p>
          </table:table-cell>
          <table:table-cell table:formula="of:=PI()*[.$A653]" office:value-type="float" office:value="100.224431282188">
            <text:p>100.2244312822</text:p>
          </table:table-cell>
          <table:table-cell table:formula="of:=20*(500-499*COS([.$B653]*(1+RAND())))" office:value-type="float" office:value="18293.5447138402">
            <text:p>18293.5447138402</text:p>
          </table:table-cell>
          <table:table-cell table:formula="of:=INT([.C653])" office:value-type="float" office:value="18293">
            <text:p>18293</text:p>
          </table:table-cell>
          <table:table-cell table:formula="of:=[.D653]-[.D652]" office:value-type="float" office:value="-1674">
            <text:p>-1674</text:p>
          </table:table-cell>
          <table:table-cell table:number-columns-repeated="11"/>
        </table:table-row>
        <table:table-row table:style-name="ro1">
          <table:table-cell table:formula="of:=[.$A653]+RAND()*0.1" office:value-type="float" office:value="31.9483553008642">
            <text:p>31.9483553009</text:p>
          </table:table-cell>
          <table:table-cell table:formula="of:=PI()*[.$A654]" office:value-type="float" office:value="100.368718307472">
            <text:p>100.3687183075</text:p>
          </table:table-cell>
          <table:table-cell table:formula="of:=20*(500-499*COS([.$B654]*(1+RAND())))" office:value-type="float" office:value="393.500682695985">
            <text:p>393.500682696</text:p>
          </table:table-cell>
          <table:table-cell table:formula="of:=INT([.C654])" office:value-type="float" office:value="393">
            <text:p>393</text:p>
          </table:table-cell>
          <table:table-cell table:formula="of:=[.D654]-[.D653]" office:value-type="float" office:value="-17900">
            <text:p>-17900</text:p>
          </table:table-cell>
          <table:table-cell table:number-columns-repeated="11"/>
        </table:table-row>
        <table:table-row table:style-name="ro1">
          <table:table-cell table:formula="of:=[.$A654]+RAND()*0.1" office:value-type="float" office:value="31.993905017525">
            <text:p>31.9939050175</text:p>
          </table:table-cell>
          <table:table-cell table:formula="of:=PI()*[.$A655]" office:value-type="float" office:value="100.511816962706">
            <text:p>100.5118169627</text:p>
          </table:table-cell>
          <table:table-cell table:formula="of:=20*(500-499*COS([.$B655]*(1+RAND())))" office:value-type="float" office:value="14458.1772380842">
            <text:p>14458.1772380842</text:p>
          </table:table-cell>
          <table:table-cell table:formula="of:=INT([.C655])" office:value-type="float" office:value="14458">
            <text:p>14458</text:p>
          </table:table-cell>
          <table:table-cell table:formula="of:=[.D655]-[.D654]" office:value-type="float" office:value="14065">
            <text:p>14065</text:p>
          </table:table-cell>
          <table:table-cell table:number-columns-repeated="11"/>
        </table:table-row>
        <table:table-row table:style-name="ro1">
          <table:table-cell table:formula="of:=[.$A655]+RAND()*0.1" office:value-type="float" office:value="32.0811382977292">
            <text:p>32.0811382977</text:p>
          </table:table-cell>
          <table:table-cell table:formula="of:=PI()*[.$A656]" office:value-type="float" office:value="100.785868394944">
            <text:p>100.7858683949</text:p>
          </table:table-cell>
          <table:table-cell table:formula="of:=20*(500-499*COS([.$B656]*(1+RAND())))" office:value-type="float" office:value="406.065223527457">
            <text:p>406.0652235275</text:p>
          </table:table-cell>
          <table:table-cell table:formula="of:=INT([.C656])" office:value-type="float" office:value="406">
            <text:p>406</text:p>
          </table:table-cell>
          <table:table-cell table:formula="of:=[.D656]-[.D655]" office:value-type="float" office:value="-14052">
            <text:p>-14052</text:p>
          </table:table-cell>
          <table:table-cell table:number-columns-repeated="11"/>
        </table:table-row>
        <table:table-row table:style-name="ro1">
          <table:table-cell table:formula="of:=[.$A656]+RAND()*0.1" office:value-type="float" office:value="32.1633608669974">
            <text:p>32.163360867</text:p>
          </table:table-cell>
          <table:table-cell table:formula="of:=PI()*[.$A657]" office:value-type="float" office:value="101.044178214517">
            <text:p>101.0441782145</text:p>
          </table:table-cell>
          <table:table-cell table:formula="of:=20*(500-499*COS([.$B657]*(1+RAND())))" office:value-type="float" office:value="15985.4145397038">
            <text:p>15985.4145397038</text:p>
          </table:table-cell>
          <table:table-cell table:formula="of:=INT([.C657])" office:value-type="float" office:value="15985">
            <text:p>15985</text:p>
          </table:table-cell>
          <table:table-cell table:formula="of:=[.D657]-[.D656]" office:value-type="float" office:value="15579">
            <text:p>15579</text:p>
          </table:table-cell>
          <table:table-cell table:number-columns-repeated="11"/>
        </table:table-row>
        <table:table-row table:style-name="ro1">
          <table:table-cell table:formula="of:=[.$A657]+RAND()*0.1" office:value-type="float" office:value="32.1980707885232">
            <text:p>32.1980707885</text:p>
          </table:table-cell>
          <table:table-cell table:formula="of:=PI()*[.$A658]" office:value-type="float" office:value="101.153222648989">
            <text:p>101.153222649</text:p>
          </table:table-cell>
          <table:table-cell table:formula="of:=20*(500-499*COS([.$B658]*(1+RAND())))" office:value-type="float" office:value="15875.2210582683">
            <text:p>15875.2210582683</text:p>
          </table:table-cell>
          <table:table-cell table:formula="of:=INT([.C658])" office:value-type="float" office:value="15875">
            <text:p>15875</text:p>
          </table:table-cell>
          <table:table-cell table:formula="of:=[.D658]-[.D657]" office:value-type="float" office:value="-110">
            <text:p>-110</text:p>
          </table:table-cell>
          <table:table-cell table:number-columns-repeated="11"/>
        </table:table-row>
        <table:table-row table:style-name="ro1">
          <table:table-cell table:formula="of:=[.$A658]+RAND()*0.1" office:value-type="float" office:value="32.2523305237294">
            <text:p>32.2523305237</text:p>
          </table:table-cell>
          <table:table-cell table:formula="of:=PI()*[.$A659]" office:value-type="float" office:value="101.323684634498">
            <text:p>101.3236846345</text:p>
          </table:table-cell>
          <table:table-cell table:formula="of:=20*(500-499*COS([.$B659]*(1+RAND())))" office:value-type="float" office:value="10097.7321373537">
            <text:p>10097.7321373537</text:p>
          </table:table-cell>
          <table:table-cell table:formula="of:=INT([.C659])" office:value-type="float" office:value="10097">
            <text:p>10097</text:p>
          </table:table-cell>
          <table:table-cell table:formula="of:=[.D659]-[.D658]" office:value-type="float" office:value="-5778">
            <text:p>-5778</text:p>
          </table:table-cell>
          <table:table-cell table:number-columns-repeated="11"/>
        </table:table-row>
        <table:table-row table:style-name="ro1">
          <table:table-cell table:formula="of:=[.$A659]+RAND()*0.1" office:value-type="float" office:value="32.3517147340812">
            <text:p>32.3517147341</text:p>
          </table:table-cell>
          <table:table-cell table:formula="of:=PI()*[.$A660]" office:value-type="float" office:value="101.635909339622">
            <text:p>101.6359093396</text:p>
          </table:table-cell>
          <table:table-cell table:formula="of:=20*(500-499*COS([.$B660]*(1+RAND())))" office:value-type="float" office:value="754.243933900438">
            <text:p>754.2439339004</text:p>
          </table:table-cell>
          <table:table-cell table:formula="of:=INT([.C660])" office:value-type="float" office:value="754">
            <text:p>754</text:p>
          </table:table-cell>
          <table:table-cell table:formula="of:=[.D660]-[.D659]" office:value-type="float" office:value="-9343">
            <text:p>-9343</text:p>
          </table:table-cell>
          <table:table-cell table:number-columns-repeated="11"/>
        </table:table-row>
        <table:table-row table:style-name="ro1">
          <table:table-cell table:formula="of:=[.$A660]+RAND()*0.1" office:value-type="float" office:value="32.3912441325374">
            <text:p>32.3912441325</text:p>
          </table:table-cell>
          <table:table-cell table:formula="of:=PI()*[.$A661]" office:value-type="float" office:value="101.760094607413">
            <text:p>101.7600946074</text:p>
          </table:table-cell>
          <table:table-cell table:formula="of:=20*(500-499*COS([.$B661]*(1+RAND())))" office:value-type="float" office:value="3265.55505141675">
            <text:p>3265.5550514168</text:p>
          </table:table-cell>
          <table:table-cell table:formula="of:=INT([.C661])" office:value-type="float" office:value="3265">
            <text:p>3265</text:p>
          </table:table-cell>
          <table:table-cell table:formula="of:=[.D661]-[.D660]" office:value-type="float" office:value="2511">
            <text:p>2511</text:p>
          </table:table-cell>
          <table:table-cell table:number-columns-repeated="11"/>
        </table:table-row>
        <table:table-row table:style-name="ro1">
          <table:table-cell table:formula="of:=[.$A661]+RAND()*0.1" office:value-type="float" office:value="32.435697329836">
            <text:p>32.4356973298</text:p>
          </table:table-cell>
          <table:table-cell table:formula="of:=PI()*[.$A662]" office:value-type="float" office:value="101.899748445475">
            <text:p>101.8997484455</text:p>
          </table:table-cell>
          <table:table-cell table:formula="of:=20*(500-499*COS([.$B662]*(1+RAND())))" office:value-type="float" office:value="18431.9371958286">
            <text:p>18431.9371958286</text:p>
          </table:table-cell>
          <table:table-cell table:formula="of:=INT([.C662])" office:value-type="float" office:value="18431">
            <text:p>18431</text:p>
          </table:table-cell>
          <table:table-cell table:formula="of:=[.D662]-[.D661]" office:value-type="float" office:value="15166">
            <text:p>15166</text:p>
          </table:table-cell>
          <table:table-cell table:number-columns-repeated="11"/>
        </table:table-row>
        <table:table-row table:style-name="ro1">
          <table:table-cell table:formula="of:=[.$A662]+RAND()*0.1" office:value-type="float" office:value="32.5219575307332">
            <text:p>32.5219575307</text:p>
          </table:table-cell>
          <table:table-cell table:formula="of:=PI()*[.$A663]" office:value-type="float" office:value="102.170742858911">
            <text:p>102.1707428589</text:p>
          </table:table-cell>
          <table:table-cell table:formula="of:=20*(500-499*COS([.$B663]*(1+RAND())))" office:value-type="float" office:value="7770.69457957821">
            <text:p>7770.6945795782</text:p>
          </table:table-cell>
          <table:table-cell table:formula="of:=INT([.C663])" office:value-type="float" office:value="7770">
            <text:p>7770</text:p>
          </table:table-cell>
          <table:table-cell table:formula="of:=[.D663]-[.D662]" office:value-type="float" office:value="-10661">
            <text:p>-10661</text:p>
          </table:table-cell>
          <table:table-cell table:number-columns-repeated="11"/>
        </table:table-row>
        <table:table-row table:style-name="ro1">
          <table:table-cell table:formula="of:=[.$A663]+RAND()*0.1" office:value-type="float" office:value="32.590549035836">
            <text:p>32.5905490358</text:p>
          </table:table-cell>
          <table:table-cell table:formula="of:=PI()*[.$A664]" office:value-type="float" office:value="102.38622942744">
            <text:p>102.3862294274</text:p>
          </table:table-cell>
          <table:table-cell table:formula="of:=20*(500-499*COS([.$B664]*(1+RAND())))" office:value-type="float" office:value="14637.384266652">
            <text:p>14637.384266652</text:p>
          </table:table-cell>
          <table:table-cell table:formula="of:=INT([.C664])" office:value-type="float" office:value="14637">
            <text:p>14637</text:p>
          </table:table-cell>
          <table:table-cell table:formula="of:=[.D664]-[.D663]" office:value-type="float" office:value="6867">
            <text:p>6867</text:p>
          </table:table-cell>
          <table:table-cell table:number-columns-repeated="11"/>
        </table:table-row>
        <table:table-row table:style-name="ro1">
          <table:table-cell table:formula="of:=[.$A664]+RAND()*0.1" office:value-type="float" office:value="32.6385814530775">
            <text:p>32.6385814531</text:p>
          </table:table-cell>
          <table:table-cell table:formula="of:=PI()*[.$A665]" office:value-type="float" office:value="102.53712771658">
            <text:p>102.5371277166</text:p>
          </table:table-cell>
          <table:table-cell table:formula="of:=20*(500-499*COS([.$B665]*(1+RAND())))" office:value-type="float" office:value="459.765327930113">
            <text:p>459.7653279301</text:p>
          </table:table-cell>
          <table:table-cell table:formula="of:=INT([.C665])" office:value-type="float" office:value="459">
            <text:p>459</text:p>
          </table:table-cell>
          <table:table-cell table:formula="of:=[.D665]-[.D664]" office:value-type="float" office:value="-14178">
            <text:p>-14178</text:p>
          </table:table-cell>
          <table:table-cell table:number-columns-repeated="11"/>
        </table:table-row>
        <table:table-row table:style-name="ro1">
          <table:table-cell table:formula="of:=[.$A665]+RAND()*0.1" office:value-type="float" office:value="32.6734345076606">
            <text:p>32.6734345077</text:p>
          </table:table-cell>
          <table:table-cell table:formula="of:=PI()*[.$A666]" office:value-type="float" office:value="102.646621816814">
            <text:p>102.6466218168</text:p>
          </table:table-cell>
          <table:table-cell table:formula="of:=20*(500-499*COS([.$B666]*(1+RAND())))" office:value-type="float" office:value="3502.33378416072">
            <text:p>3502.3337841607</text:p>
          </table:table-cell>
          <table:table-cell table:formula="of:=INT([.C666])" office:value-type="float" office:value="3502">
            <text:p>3502</text:p>
          </table:table-cell>
          <table:table-cell table:formula="of:=[.D666]-[.D665]" office:value-type="float" office:value="3043">
            <text:p>3043</text:p>
          </table:table-cell>
          <table:table-cell table:number-columns-repeated="11"/>
        </table:table-row>
        <table:table-row table:style-name="ro1">
          <table:table-cell table:formula="of:=[.$A666]+RAND()*0.1" office:value-type="float" office:value="32.7680813107174">
            <text:p>32.7680813107</text:p>
          </table:table-cell>
          <table:table-cell table:formula="of:=PI()*[.$A667]" office:value-type="float" office:value="102.943963517983">
            <text:p>102.943963518</text:p>
          </table:table-cell>
          <table:table-cell table:formula="of:=20*(500-499*COS([.$B667]*(1+RAND())))" office:value-type="float" office:value="7590.97734273523">
            <text:p>7590.9773427352</text:p>
          </table:table-cell>
          <table:table-cell table:formula="of:=INT([.C667])" office:value-type="float" office:value="7590">
            <text:p>7590</text:p>
          </table:table-cell>
          <table:table-cell table:formula="of:=[.D667]-[.D666]" office:value-type="float" office:value="4088">
            <text:p>4088</text:p>
          </table:table-cell>
          <table:table-cell table:number-columns-repeated="11"/>
        </table:table-row>
        <table:table-row table:style-name="ro1">
          <table:table-cell table:formula="of:=[.$A667]+RAND()*0.1" office:value-type="float" office:value="32.8226745272987">
            <text:p>32.8226745273</text:p>
          </table:table-cell>
          <table:table-cell table:formula="of:=PI()*[.$A668]" office:value-type="float" office:value="103.11547316613">
            <text:p>103.1154731661</text:p>
          </table:table-cell>
          <table:table-cell table:formula="of:=20*(500-499*COS([.$B668]*(1+RAND())))" office:value-type="float" office:value="7948.06748992102">
            <text:p>7948.067489921</text:p>
          </table:table-cell>
          <table:table-cell table:formula="of:=INT([.C668])" office:value-type="float" office:value="7948">
            <text:p>7948</text:p>
          </table:table-cell>
          <table:table-cell table:formula="of:=[.D668]-[.D667]" office:value-type="float" office:value="358">
            <text:p>358</text:p>
          </table:table-cell>
          <table:table-cell table:number-columns-repeated="11"/>
        </table:table-row>
        <table:table-row table:style-name="ro1">
          <table:table-cell table:formula="of:=[.$A668]+RAND()*0.1" office:value-type="float" office:value="32.8491506545805">
            <text:p>32.8491506546</text:p>
          </table:table-cell>
          <table:table-cell table:formula="of:=PI()*[.$A669]" office:value-type="float" office:value="103.198650373094">
            <text:p>103.1986503731</text:p>
          </table:table-cell>
          <table:table-cell table:formula="of:=20*(500-499*COS([.$B669]*(1+RAND())))" office:value-type="float" office:value="8081.73031823073">
            <text:p>8081.7303182307</text:p>
          </table:table-cell>
          <table:table-cell table:formula="of:=INT([.C669])" office:value-type="float" office:value="8081">
            <text:p>8081</text:p>
          </table:table-cell>
          <table:table-cell table:formula="of:=[.D669]-[.D668]" office:value-type="float" office:value="133">
            <text:p>133</text:p>
          </table:table-cell>
          <table:table-cell table:number-columns-repeated="11"/>
        </table:table-row>
        <table:table-row table:style-name="ro1">
          <table:table-cell table:formula="of:=[.$A669]+RAND()*0.1" office:value-type="float" office:value="32.8940959191416">
            <text:p>32.8940959191</text:p>
          </table:table-cell>
          <table:table-cell table:formula="of:=PI()*[.$A670]" office:value-type="float" office:value="103.339850086053">
            <text:p>103.3398500861</text:p>
          </table:table-cell>
          <table:table-cell table:formula="of:=20*(500-499*COS([.$B670]*(1+RAND())))" office:value-type="float" office:value="6113.29528346453">
            <text:p>6113.2952834645</text:p>
          </table:table-cell>
          <table:table-cell table:formula="of:=INT([.C670])" office:value-type="float" office:value="6113">
            <text:p>6113</text:p>
          </table:table-cell>
          <table:table-cell table:formula="of:=[.D670]-[.D669]" office:value-type="float" office:value="-1968">
            <text:p>-1968</text:p>
          </table:table-cell>
          <table:table-cell table:number-columns-repeated="11"/>
        </table:table-row>
        <table:table-row table:style-name="ro1">
          <table:table-cell table:formula="of:=[.$A670]+RAND()*0.1" office:value-type="float" office:value="32.9441065564286">
            <text:p>32.9441065564</text:p>
          </table:table-cell>
          <table:table-cell table:formula="of:=PI()*[.$A671]" office:value-type="float" office:value="103.496963136756">
            <text:p>103.4969631368</text:p>
          </table:table-cell>
          <table:table-cell table:formula="of:=20*(500-499*COS([.$B671]*(1+RAND())))" office:value-type="float" office:value="19855.2122404286">
            <text:p>19855.2122404286</text:p>
          </table:table-cell>
          <table:table-cell table:formula="of:=INT([.C671])" office:value-type="float" office:value="19855">
            <text:p>19855</text:p>
          </table:table-cell>
          <table:table-cell table:formula="of:=[.D671]-[.D670]" office:value-type="float" office:value="13742">
            <text:p>13742</text:p>
          </table:table-cell>
          <table:table-cell table:number-columns-repeated="11"/>
        </table:table-row>
        <table:table-row table:style-name="ro1">
          <table:table-cell table:formula="of:=[.$A671]+RAND()*0.1" office:value-type="float" office:value="33.0060831806157">
            <text:p>33.0060831806</text:p>
          </table:table-cell>
          <table:table-cell table:formula="of:=PI()*[.$A672]" office:value-type="float" office:value="103.691668443996">
            <text:p>103.691668444</text:p>
          </table:table-cell>
          <table:table-cell table:formula="of:=20*(500-499*COS([.$B672]*(1+RAND())))" office:value-type="float" office:value="75.5314424534993">
            <text:p>75.5314424535</text:p>
          </table:table-cell>
          <table:table-cell table:formula="of:=INT([.C672])" office:value-type="float" office:value="75">
            <text:p>75</text:p>
          </table:table-cell>
          <table:table-cell table:formula="of:=[.D672]-[.D671]" office:value-type="float" office:value="-19780">
            <text:p>-19780</text:p>
          </table:table-cell>
          <table:table-cell table:number-columns-repeated="11"/>
        </table:table-row>
        <table:table-row table:style-name="ro1">
          <table:table-cell table:formula="of:=[.$A672]+RAND()*0.1" office:value-type="float" office:value="33.0241611370351">
            <text:p>33.024161137</text:p>
          </table:table-cell>
          <table:table-cell table:formula="of:=PI()*[.$A673]" office:value-type="float" office:value="103.748462019075">
            <text:p>103.7484620191</text:p>
          </table:table-cell>
          <table:table-cell table:formula="of:=20*(500-499*COS([.$B673]*(1+RAND())))" office:value-type="float" office:value="552.464278248738">
            <text:p>552.4642782487</text:p>
          </table:table-cell>
          <table:table-cell table:formula="of:=INT([.C673])" office:value-type="float" office:value="552">
            <text:p>552</text:p>
          </table:table-cell>
          <table:table-cell table:formula="of:=[.D673]-[.D672]" office:value-type="float" office:value="477">
            <text:p>477</text:p>
          </table:table-cell>
          <table:table-cell table:number-columns-repeated="11"/>
        </table:table-row>
        <table:table-row table:style-name="ro1">
          <table:table-cell table:formula="of:=[.$A673]+RAND()*0.1" office:value-type="float" office:value="33.0990748607088">
            <text:p>33.0990748607</text:p>
          </table:table-cell>
          <table:table-cell table:formula="of:=PI()*[.$A674]" office:value-type="float" office:value="103.983810423021">
            <text:p>103.983810423</text:p>
          </table:table-cell>
          <table:table-cell table:formula="of:=20*(500-499*COS([.$B674]*(1+RAND())))" office:value-type="float" office:value="13612.1086879708">
            <text:p>13612.1086879708</text:p>
          </table:table-cell>
          <table:table-cell table:formula="of:=INT([.C674])" office:value-type="float" office:value="13612">
            <text:p>13612</text:p>
          </table:table-cell>
          <table:table-cell table:formula="of:=[.D674]-[.D673]" office:value-type="float" office:value="13060">
            <text:p>13060</text:p>
          </table:table-cell>
          <table:table-cell table:number-columns-repeated="11"/>
        </table:table-row>
        <table:table-row table:style-name="ro1">
          <table:table-cell table:formula="of:=[.$A674]+RAND()*0.1" office:value-type="float" office:value="33.1572375845164">
            <text:p>33.1572375845</text:p>
          </table:table-cell>
          <table:table-cell table:formula="of:=PI()*[.$A675]" office:value-type="float" office:value="104.166534008848">
            <text:p>104.1665340088</text:p>
          </table:table-cell>
          <table:table-cell table:formula="of:=20*(500-499*COS([.$B675]*(1+RAND())))" office:value-type="float" office:value="1692.04997497165">
            <text:p>1692.0499749717</text:p>
          </table:table-cell>
          <table:table-cell table:formula="of:=INT([.C675])" office:value-type="float" office:value="1692">
            <text:p>1692</text:p>
          </table:table-cell>
          <table:table-cell table:formula="of:=[.D675]-[.D674]" office:value-type="float" office:value="-11920">
            <text:p>-11920</text:p>
          </table:table-cell>
          <table:table-cell table:number-columns-repeated="11"/>
        </table:table-row>
        <table:table-row table:style-name="ro1">
          <table:table-cell table:formula="of:=[.$A675]+RAND()*0.1" office:value-type="float" office:value="33.2453718503472">
            <text:p>33.2453718503</text:p>
          </table:table-cell>
          <table:table-cell table:formula="of:=PI()*[.$A676]" office:value-type="float" office:value="104.443415970912">
            <text:p>104.4434159709</text:p>
          </table:table-cell>
          <table:table-cell table:formula="of:=20*(500-499*COS([.$B676]*(1+RAND())))" office:value-type="float" office:value="386.757701935645">
            <text:p>386.7577019356</text:p>
          </table:table-cell>
          <table:table-cell table:formula="of:=INT([.C676])" office:value-type="float" office:value="386">
            <text:p>386</text:p>
          </table:table-cell>
          <table:table-cell table:formula="of:=[.D676]-[.D675]" office:value-type="float" office:value="-1306">
            <text:p>-1306</text:p>
          </table:table-cell>
          <table:table-cell table:number-columns-repeated="11"/>
        </table:table-row>
        <table:table-row table:style-name="ro1">
          <table:table-cell table:formula="of:=[.$A676]+RAND()*0.1" office:value-type="float" office:value="33.2975044559222">
            <text:p>33.2975044559</text:p>
          </table:table-cell>
          <table:table-cell table:formula="of:=PI()*[.$A677]" office:value-type="float" office:value="104.607195381599">
            <text:p>104.6071953816</text:p>
          </table:table-cell>
          <table:table-cell table:formula="of:=20*(500-499*COS([.$B677]*(1+RAND())))" office:value-type="float" office:value="8600.9627864879">
            <text:p>8600.9627864879</text:p>
          </table:table-cell>
          <table:table-cell table:formula="of:=INT([.C677])" office:value-type="float" office:value="8600">
            <text:p>8600</text:p>
          </table:table-cell>
          <table:table-cell table:formula="of:=[.D677]-[.D676]" office:value-type="float" office:value="8214">
            <text:p>8214</text:p>
          </table:table-cell>
          <table:table-cell table:number-columns-repeated="11"/>
        </table:table-row>
        <table:table-row table:style-name="ro1">
          <table:table-cell table:formula="of:=[.$A677]+RAND()*0.1" office:value-type="float" office:value="33.3830495134462">
            <text:p>33.3830495134</text:p>
          </table:table-cell>
          <table:table-cell table:formula="of:=PI()*[.$A678]" office:value-type="float" office:value="104.875943105867">
            <text:p>104.8759431059</text:p>
          </table:table-cell>
          <table:table-cell table:formula="of:=20*(500-499*COS([.$B678]*(1+RAND())))" office:value-type="float" office:value="1429.554147952">
            <text:p>1429.554147952</text:p>
          </table:table-cell>
          <table:table-cell table:formula="of:=INT([.C678])" office:value-type="float" office:value="1429">
            <text:p>1429</text:p>
          </table:table-cell>
          <table:table-cell table:formula="of:=[.D678]-[.D677]" office:value-type="float" office:value="-7171">
            <text:p>-7171</text:p>
          </table:table-cell>
          <table:table-cell table:number-columns-repeated="11"/>
        </table:table-row>
        <table:table-row table:style-name="ro1">
          <table:table-cell table:formula="of:=[.$A678]+RAND()*0.1" office:value-type="float" office:value="33.4060640150681">
            <text:p>33.4060640151</text:p>
          </table:table-cell>
          <table:table-cell table:formula="of:=PI()*[.$A679]" office:value-type="float" office:value="104.948245295088">
            <text:p>104.9482452951</text:p>
          </table:table-cell>
          <table:table-cell table:formula="of:=20*(500-499*COS([.$B679]*(1+RAND())))" office:value-type="float" office:value="510.37346366234">
            <text:p>510.3734636623</text:p>
          </table:table-cell>
          <table:table-cell table:formula="of:=INT([.C679])" office:value-type="float" office:value="510">
            <text:p>510</text:p>
          </table:table-cell>
          <table:table-cell table:formula="of:=[.D679]-[.D678]" office:value-type="float" office:value="-919">
            <text:p>-919</text:p>
          </table:table-cell>
          <table:table-cell table:number-columns-repeated="11"/>
        </table:table-row>
        <table:table-row table:style-name="ro1">
          <table:table-cell table:formula="of:=[.$A679]+RAND()*0.1" office:value-type="float" office:value="33.5037488880102">
            <text:p>33.503748888</text:p>
          </table:table-cell>
          <table:table-cell table:formula="of:=PI()*[.$A680]" office:value-type="float" office:value="105.25513137429">
            <text:p>105.2551313743</text:p>
          </table:table-cell>
          <table:table-cell table:formula="of:=20*(500-499*COS([.$B680]*(1+RAND())))" office:value-type="float" office:value="18550.0657674124">
            <text:p>18550.0657674124</text:p>
          </table:table-cell>
          <table:table-cell table:formula="of:=INT([.C680])" office:value-type="float" office:value="18550">
            <text:p>18550</text:p>
          </table:table-cell>
          <table:table-cell table:formula="of:=[.D680]-[.D679]" office:value-type="float" office:value="18040">
            <text:p>18040</text:p>
          </table:table-cell>
          <table:table-cell table:number-columns-repeated="11"/>
        </table:table-row>
        <table:table-row table:style-name="ro1">
          <table:table-cell table:formula="of:=[.$A680]+RAND()*0.1" office:value-type="float" office:value="33.5572473168839">
            <text:p>33.5572473169</text:p>
          </table:table-cell>
          <table:table-cell table:formula="of:=PI()*[.$A681]" office:value-type="float" office:value="105.423201645418">
            <text:p>105.4232016454</text:p>
          </table:table-cell>
          <table:table-cell table:formula="of:=20*(500-499*COS([.$B681]*(1+RAND())))" office:value-type="float" office:value="2273.43990657659">
            <text:p>2273.4399065766</text:p>
          </table:table-cell>
          <table:table-cell table:formula="of:=INT([.C681])" office:value-type="float" office:value="2273">
            <text:p>2273</text:p>
          </table:table-cell>
          <table:table-cell table:formula="of:=[.D681]-[.D680]" office:value-type="float" office:value="-16277">
            <text:p>-16277</text:p>
          </table:table-cell>
          <table:table-cell table:number-columns-repeated="11"/>
        </table:table-row>
        <table:table-row table:style-name="ro1">
          <table:table-cell table:formula="of:=[.$A681]+RAND()*0.1" office:value-type="float" office:value="33.6547941628378">
            <text:p>33.6547941628</text:p>
          </table:table-cell>
          <table:table-cell table:formula="of:=PI()*[.$A682]" office:value-type="float" office:value="105.729654100048">
            <text:p>105.7296541</text:p>
          </table:table-cell>
          <table:table-cell table:formula="of:=20*(500-499*COS([.$B682]*(1+RAND())))" office:value-type="float" office:value="2526.87915328806">
            <text:p>2526.8791532881</text:p>
          </table:table-cell>
          <table:table-cell table:formula="of:=INT([.C682])" office:value-type="float" office:value="2526">
            <text:p>2526</text:p>
          </table:table-cell>
          <table:table-cell table:formula="of:=[.D682]-[.D681]" office:value-type="float" office:value="253">
            <text:p>253</text:p>
          </table:table-cell>
          <table:table-cell table:number-columns-repeated="11"/>
        </table:table-row>
        <table:table-row table:style-name="ro1">
          <table:table-cell table:formula="of:=[.$A682]+RAND()*0.1" office:value-type="float" office:value="33.6895187288989">
            <text:p>33.6895187289</text:p>
          </table:table-cell>
          <table:table-cell table:formula="of:=PI()*[.$A683]" office:value-type="float" office:value="105.838744541684">
            <text:p>105.8387445417</text:p>
          </table:table-cell>
          <table:table-cell table:formula="of:=20*(500-499*COS([.$B683]*(1+RAND())))" office:value-type="float" office:value="5787.3978734362">
            <text:p>5787.3978734362</text:p>
          </table:table-cell>
          <table:table-cell table:formula="of:=INT([.C683])" office:value-type="float" office:value="5787">
            <text:p>5787</text:p>
          </table:table-cell>
          <table:table-cell table:formula="of:=[.D683]-[.D682]" office:value-type="float" office:value="3261">
            <text:p>3261</text:p>
          </table:table-cell>
          <table:table-cell table:number-columns-repeated="11"/>
        </table:table-row>
        <table:table-row table:style-name="ro1">
          <table:table-cell table:formula="of:=[.$A683]+RAND()*0.1" office:value-type="float" office:value="33.7237201447133">
            <text:p>33.7237201447</text:p>
          </table:table-cell>
          <table:table-cell table:formula="of:=PI()*[.$A684]" office:value-type="float" office:value="105.94619145835">
            <text:p>105.9461914584</text:p>
          </table:table-cell>
          <table:table-cell table:formula="of:=20*(500-499*COS([.$B684]*(1+RAND())))" office:value-type="float" office:value="2945.24845474891">
            <text:p>2945.2484547489</text:p>
          </table:table-cell>
          <table:table-cell table:formula="of:=INT([.C684])" office:value-type="float" office:value="2945">
            <text:p>2945</text:p>
          </table:table-cell>
          <table:table-cell table:formula="of:=[.D684]-[.D683]" office:value-type="float" office:value="-2842">
            <text:p>-2842</text:p>
          </table:table-cell>
          <table:table-cell table:number-columns-repeated="11"/>
        </table:table-row>
        <table:table-row table:style-name="ro1">
          <table:table-cell table:formula="of:=[.$A684]+RAND()*0.1" office:value-type="float" office:value="33.767194977263">
            <text:p>33.7671949773</text:p>
          </table:table-cell>
          <table:table-cell table:formula="of:=PI()*[.$A685]" office:value-type="float" office:value="106.082771672904">
            <text:p>106.0827716729</text:p>
          </table:table-cell>
          <table:table-cell table:formula="of:=20*(500-499*COS([.$B685]*(1+RAND())))" office:value-type="float" office:value="905.720442776481">
            <text:p>905.7204427765</text:p>
          </table:table-cell>
          <table:table-cell table:formula="of:=INT([.C685])" office:value-type="float" office:value="905">
            <text:p>905</text:p>
          </table:table-cell>
          <table:table-cell table:formula="of:=[.D685]-[.D684]" office:value-type="float" office:value="-2040">
            <text:p>-2040</text:p>
          </table:table-cell>
          <table:table-cell table:number-columns-repeated="11"/>
        </table:table-row>
        <table:table-row table:style-name="ro1">
          <table:table-cell table:formula="of:=[.$A685]+RAND()*0.1" office:value-type="float" office:value="33.8474692599848">
            <text:p>33.84746926</text:p>
          </table:table-cell>
          <table:table-cell table:formula="of:=PI()*[.$A686]" office:value-type="float" office:value="106.334960769775">
            <text:p>106.3349607698</text:p>
          </table:table-cell>
          <table:table-cell table:formula="of:=20*(500-499*COS([.$B686]*(1+RAND())))" office:value-type="float" office:value="7800.34739088149">
            <text:p>7800.3473908815</text:p>
          </table:table-cell>
          <table:table-cell table:formula="of:=INT([.C686])" office:value-type="float" office:value="7800">
            <text:p>7800</text:p>
          </table:table-cell>
          <table:table-cell table:formula="of:=[.D686]-[.D685]" office:value-type="float" office:value="6895">
            <text:p>6895</text:p>
          </table:table-cell>
          <table:table-cell table:number-columns-repeated="11"/>
        </table:table-row>
        <table:table-row table:style-name="ro1">
          <table:table-cell table:formula="of:=[.$A686]+RAND()*0.1" office:value-type="float" office:value="33.8689039560035">
            <text:p>33.868903956</text:p>
          </table:table-cell>
          <table:table-cell table:formula="of:=PI()*[.$A687]" office:value-type="float" office:value="106.402299853319">
            <text:p>106.4022998533</text:p>
          </table:table-cell>
          <table:table-cell table:formula="of:=20*(500-499*COS([.$B687]*(1+RAND())))" office:value-type="float" office:value="154.110803640172">
            <text:p>154.1108036402</text:p>
          </table:table-cell>
          <table:table-cell table:formula="of:=INT([.C687])" office:value-type="float" office:value="154">
            <text:p>154</text:p>
          </table:table-cell>
          <table:table-cell table:formula="of:=[.D687]-[.D686]" office:value-type="float" office:value="-7646">
            <text:p>-7646</text:p>
          </table:table-cell>
          <table:table-cell table:number-columns-repeated="11"/>
        </table:table-row>
        <table:table-row table:style-name="ro1">
          <table:table-cell table:formula="of:=[.$A687]+RAND()*0.1" office:value-type="float" office:value="33.8946013578214">
            <text:p>33.8946013578</text:p>
          </table:table-cell>
          <table:table-cell table:formula="of:=PI()*[.$A688]" office:value-type="float" office:value="106.483030622086">
            <text:p>106.4830306221</text:p>
          </table:table-cell>
          <table:table-cell table:formula="of:=20*(500-499*COS([.$B688]*(1+RAND())))" office:value-type="float" office:value="1109.30090490414">
            <text:p>1109.3009049041</text:p>
          </table:table-cell>
          <table:table-cell table:formula="of:=INT([.C688])" office:value-type="float" office:value="1109">
            <text:p>1109</text:p>
          </table:table-cell>
          <table:table-cell table:formula="of:=[.D688]-[.D687]" office:value-type="float" office:value="955">
            <text:p>955</text:p>
          </table:table-cell>
          <table:table-cell table:number-columns-repeated="11"/>
        </table:table-row>
        <table:table-row table:style-name="ro1">
          <table:table-cell table:formula="of:=[.$A688]+RAND()*0.1" office:value-type="float" office:value="33.909585562069">
            <text:p>33.9095855621</text:p>
          </table:table-cell>
          <table:table-cell table:formula="of:=PI()*[.$A689]" office:value-type="float" office:value="106.53010488807">
            <text:p>106.5301048881</text:p>
          </table:table-cell>
          <table:table-cell table:formula="of:=20*(500-499*COS([.$B689]*(1+RAND())))" office:value-type="float" office:value="16147.6179193115">
            <text:p>16147.6179193115</text:p>
          </table:table-cell>
          <table:table-cell table:formula="of:=INT([.C689])" office:value-type="float" office:value="16147">
            <text:p>16147</text:p>
          </table:table-cell>
          <table:table-cell table:formula="of:=[.D689]-[.D688]" office:value-type="float" office:value="15038">
            <text:p>15038</text:p>
          </table:table-cell>
          <table:table-cell table:number-columns-repeated="11"/>
        </table:table-row>
        <table:table-row table:style-name="ro1">
          <table:table-cell table:formula="of:=[.$A689]+RAND()*0.1" office:value-type="float" office:value="33.9852799933404">
            <text:p>33.9852799933</text:p>
          </table:table-cell>
          <table:table-cell table:formula="of:=PI()*[.$A690]" office:value-type="float" office:value="106.76790595727">
            <text:p>106.7679059573</text:p>
          </table:table-cell>
          <table:table-cell table:formula="of:=20*(500-499*COS([.$B690]*(1+RAND())))" office:value-type="float" office:value="9339.28980533679">
            <text:p>9339.2898053368</text:p>
          </table:table-cell>
          <table:table-cell table:formula="of:=INT([.C690])" office:value-type="float" office:value="9339">
            <text:p>9339</text:p>
          </table:table-cell>
          <table:table-cell table:formula="of:=[.D690]-[.D689]" office:value-type="float" office:value="-6808">
            <text:p>-6808</text:p>
          </table:table-cell>
          <table:table-cell table:number-columns-repeated="11"/>
        </table:table-row>
        <table:table-row table:style-name="ro1">
          <table:table-cell table:formula="of:=[.$A690]+RAND()*0.1" office:value-type="float" office:value="34.0103616055101">
            <text:p>34.0103616055</text:p>
          </table:table-cell>
          <table:table-cell table:formula="of:=PI()*[.$A691]" office:value-type="float" office:value="106.846702165803">
            <text:p>106.8467021658</text:p>
          </table:table-cell>
          <table:table-cell table:formula="of:=20*(500-499*COS([.$B691]*(1+RAND())))" office:value-type="float" office:value="19739.0241813966">
            <text:p>19739.0241813966</text:p>
          </table:table-cell>
          <table:table-cell table:formula="of:=INT([.C691])" office:value-type="float" office:value="19739">
            <text:p>19739</text:p>
          </table:table-cell>
          <table:table-cell table:formula="of:=[.D691]-[.D690]" office:value-type="float" office:value="10400">
            <text:p>10400</text:p>
          </table:table-cell>
          <table:table-cell table:number-columns-repeated="11"/>
        </table:table-row>
        <table:table-row table:style-name="ro1">
          <table:table-cell table:formula="of:=[.$A691]+RAND()*0.1" office:value-type="float" office:value="34.064875208214">
            <text:p>34.0648752082</text:p>
          </table:table-cell>
          <table:table-cell table:formula="of:=PI()*[.$A692]" office:value-type="float" office:value="107.017961699578">
            <text:p>107.0179616996</text:p>
          </table:table-cell>
          <table:table-cell table:formula="of:=20*(500-499*COS([.$B692]*(1+RAND())))" office:value-type="float" office:value="19061.6499575048">
            <text:p>19061.6499575048</text:p>
          </table:table-cell>
          <table:table-cell table:formula="of:=INT([.C692])" office:value-type="float" office:value="19061">
            <text:p>19061</text:p>
          </table:table-cell>
          <table:table-cell table:formula="of:=[.D692]-[.D691]" office:value-type="float" office:value="-678">
            <text:p>-678</text:p>
          </table:table-cell>
          <table:table-cell table:number-columns-repeated="11"/>
        </table:table-row>
        <table:table-row table:style-name="ro1">
          <table:table-cell table:formula="of:=[.$A692]+RAND()*0.1" office:value-type="float" office:value="34.0850228367839">
            <text:p>34.0850228368</text:p>
          </table:table-cell>
          <table:table-cell table:formula="of:=PI()*[.$A693]" office:value-type="float" office:value="107.081257341481">
            <text:p>107.0812573415</text:p>
          </table:table-cell>
          <table:table-cell table:formula="of:=20*(500-499*COS([.$B693]*(1+RAND())))" office:value-type="float" office:value="6365.91015591595">
            <text:p>6365.910155916</text:p>
          </table:table-cell>
          <table:table-cell table:formula="of:=INT([.C693])" office:value-type="float" office:value="6365">
            <text:p>6365</text:p>
          </table:table-cell>
          <table:table-cell table:formula="of:=[.D693]-[.D692]" office:value-type="float" office:value="-12696">
            <text:p>-12696</text:p>
          </table:table-cell>
          <table:table-cell table:number-columns-repeated="11"/>
        </table:table-row>
        <table:table-row table:style-name="ro1">
          <table:table-cell table:formula="of:=[.$A693]+RAND()*0.1" office:value-type="float" office:value="34.0963646498509">
            <text:p>34.0963646499</text:p>
          </table:table-cell>
          <table:table-cell table:formula="of:=PI()*[.$A694]" office:value-type="float" office:value="107.11688869809">
            <text:p>107.1168886981</text:p>
          </table:table-cell>
          <table:table-cell table:formula="of:=20*(500-499*COS([.$B694]*(1+RAND())))" office:value-type="float" office:value="806.257543426491">
            <text:p>806.2575434265</text:p>
          </table:table-cell>
          <table:table-cell table:formula="of:=INT([.C694])" office:value-type="float" office:value="806">
            <text:p>806</text:p>
          </table:table-cell>
          <table:table-cell table:formula="of:=[.D694]-[.D693]" office:value-type="float" office:value="-5559">
            <text:p>-5559</text:p>
          </table:table-cell>
          <table:table-cell table:number-columns-repeated="11"/>
        </table:table-row>
        <table:table-row table:style-name="ro1">
          <table:table-cell table:formula="of:=[.$A694]+RAND()*0.1" office:value-type="float" office:value="34.1194697576575">
            <text:p>34.1194697577</text:p>
          </table:table-cell>
          <table:table-cell table:formula="of:=PI()*[.$A695]" office:value-type="float" office:value="107.189475535036">
            <text:p>107.189475535</text:p>
          </table:table-cell>
          <table:table-cell table:formula="of:=20*(500-499*COS([.$B695]*(1+RAND())))" office:value-type="float" office:value="3468.56360867653">
            <text:p>3468.5636086765</text:p>
          </table:table-cell>
          <table:table-cell table:formula="of:=INT([.C695])" office:value-type="float" office:value="3468">
            <text:p>3468</text:p>
          </table:table-cell>
          <table:table-cell table:formula="of:=[.D695]-[.D694]" office:value-type="float" office:value="2662">
            <text:p>2662</text:p>
          </table:table-cell>
          <table:table-cell table:number-columns-repeated="11"/>
        </table:table-row>
        <table:table-row table:style-name="ro1">
          <table:table-cell table:formula="of:=[.$A695]+RAND()*0.1" office:value-type="float" office:value="34.187649803469">
            <text:p>34.1876498035</text:p>
          </table:table-cell>
          <table:table-cell table:formula="of:=PI()*[.$A696]" office:value-type="float" office:value="107.403669466079">
            <text:p>107.4036694661</text:p>
          </table:table-cell>
          <table:table-cell table:formula="of:=20*(500-499*COS([.$B696]*(1+RAND())))" office:value-type="float" office:value="2430.55979925984">
            <text:p>2430.5597992598</text:p>
          </table:table-cell>
          <table:table-cell table:formula="of:=INT([.C696])" office:value-type="float" office:value="2430">
            <text:p>2430</text:p>
          </table:table-cell>
          <table:table-cell table:formula="of:=[.D696]-[.D695]" office:value-type="float" office:value="-1038">
            <text:p>-1038</text:p>
          </table:table-cell>
          <table:table-cell table:number-columns-repeated="11"/>
        </table:table-row>
        <table:table-row table:style-name="ro1">
          <table:table-cell table:formula="of:=[.$A696]+RAND()*0.1" office:value-type="float" office:value="34.233844671119">
            <text:p>34.2338446711</text:p>
          </table:table-cell>
          <table:table-cell table:formula="of:=PI()*[.$A697]" office:value-type="float" office:value="107.548794922922">
            <text:p>107.5487949229</text:p>
          </table:table-cell>
          <table:table-cell table:formula="of:=20*(500-499*COS([.$B697]*(1+RAND())))" office:value-type="float" office:value="1099.61751328428">
            <text:p>1099.6175132843</text:p>
          </table:table-cell>
          <table:table-cell table:formula="of:=INT([.C697])" office:value-type="float" office:value="1099">
            <text:p>1099</text:p>
          </table:table-cell>
          <table:table-cell table:formula="of:=[.D697]-[.D696]" office:value-type="float" office:value="-1331">
            <text:p>-1331</text:p>
          </table:table-cell>
          <table:table-cell table:number-columns-repeated="11"/>
        </table:table-row>
        <table:table-row table:style-name="ro1">
          <table:table-cell table:formula="of:=[.$A697]+RAND()*0.1" office:value-type="float" office:value="34.251596582029">
            <text:p>34.251596582</text:p>
          </table:table-cell>
          <table:table-cell table:formula="of:=PI()*[.$A698]" office:value-type="float" office:value="107.604564195824">
            <text:p>107.6045641958</text:p>
          </table:table-cell>
          <table:table-cell table:formula="of:=20*(500-499*COS([.$B698]*(1+RAND())))" office:value-type="float" office:value="109.54878402864">
            <text:p>109.5487840286</text:p>
          </table:table-cell>
          <table:table-cell table:formula="of:=INT([.C698])" office:value-type="float" office:value="109">
            <text:p>109</text:p>
          </table:table-cell>
          <table:table-cell table:formula="of:=[.D698]-[.D697]" office:value-type="float" office:value="-990">
            <text:p>-990</text:p>
          </table:table-cell>
          <table:table-cell table:number-columns-repeated="11"/>
        </table:table-row>
        <table:table-row table:style-name="ro1">
          <table:table-cell table:formula="of:=[.$A698]+RAND()*0.1" office:value-type="float" office:value="34.2743698444218">
            <text:p>34.2743698444</text:p>
          </table:table-cell>
          <table:table-cell table:formula="of:=PI()*[.$A699]" office:value-type="float" office:value="107.676108509655">
            <text:p>107.6761085097</text:p>
          </table:table-cell>
          <table:table-cell table:formula="of:=20*(500-499*COS([.$B699]*(1+RAND())))" office:value-type="float" office:value="151.762519079076">
            <text:p>151.7625190791</text:p>
          </table:table-cell>
          <table:table-cell table:formula="of:=INT([.C699])" office:value-type="float" office:value="151">
            <text:p>151</text:p>
          </table:table-cell>
          <table:table-cell table:formula="of:=[.D699]-[.D698]" office:value-type="float" office:value="42">
            <text:p>42</text:p>
          </table:table-cell>
          <table:table-cell table:number-columns-repeated="11"/>
        </table:table-row>
        <table:table-row table:style-name="ro1">
          <table:table-cell table:formula="of:=[.$A699]+RAND()*0.1" office:value-type="float" office:value="34.3470408394002">
            <text:p>34.3470408394</text:p>
          </table:table-cell>
          <table:table-cell table:formula="of:=PI()*[.$A700]" office:value-type="float" office:value="107.904411173608">
            <text:p>107.9044111736</text:p>
          </table:table-cell>
          <table:table-cell table:formula="of:=20*(500-499*COS([.$B700]*(1+RAND())))" office:value-type="float" office:value="17499.1718055422">
            <text:p>17499.1718055422</text:p>
          </table:table-cell>
          <table:table-cell table:formula="of:=INT([.C700])" office:value-type="float" office:value="17499">
            <text:p>17499</text:p>
          </table:table-cell>
          <table:table-cell table:formula="of:=[.D700]-[.D699]" office:value-type="float" office:value="17348">
            <text:p>17348</text:p>
          </table:table-cell>
          <table:table-cell table:number-columns-repeated="11"/>
        </table:table-row>
        <table:table-row table:style-name="ro1">
          <table:table-cell table:formula="of:=[.$A700]+RAND()*0.1" office:value-type="float" office:value="34.4097380148713">
            <text:p>34.4097380149</text:p>
          </table:table-cell>
          <table:table-cell table:formula="of:=PI()*[.$A701]" office:value-type="float" office:value="108.101380159469">
            <text:p>108.1013801595</text:p>
          </table:table-cell>
          <table:table-cell table:formula="of:=20*(500-499*COS([.$B701]*(1+RAND())))" office:value-type="float" office:value="1475.85554907821">
            <text:p>1475.8555490782</text:p>
          </table:table-cell>
          <table:table-cell table:formula="of:=INT([.C701])" office:value-type="float" office:value="1475">
            <text:p>1475</text:p>
          </table:table-cell>
          <table:table-cell table:formula="of:=[.D701]-[.D700]" office:value-type="float" office:value="-16024">
            <text:p>-16024</text:p>
          </table:table-cell>
          <table:table-cell table:number-columns-repeated="11"/>
        </table:table-row>
        <table:table-row table:style-name="ro1">
          <table:table-cell table:formula="of:=[.$A701]+RAND()*0.1" office:value-type="float" office:value="34.4825219145511">
            <text:p>34.4825219146</text:p>
          </table:table-cell>
          <table:table-cell table:formula="of:=PI()*[.$A702]" office:value-type="float" office:value="108.330037524003">
            <text:p>108.330037524</text:p>
          </table:table-cell>
          <table:table-cell table:formula="of:=20*(500-499*COS([.$B702]*(1+RAND())))" office:value-type="float" office:value="18036.6893501822">
            <text:p>18036.6893501822</text:p>
          </table:table-cell>
          <table:table-cell table:formula="of:=INT([.C702])" office:value-type="float" office:value="18036">
            <text:p>18036</text:p>
          </table:table-cell>
          <table:table-cell table:formula="of:=[.D702]-[.D701]" office:value-type="float" office:value="16561">
            <text:p>16561</text:p>
          </table:table-cell>
          <table:table-cell table:number-columns-repeated="11"/>
        </table:table-row>
        <table:table-row table:style-name="ro1">
          <table:table-cell table:formula="of:=[.$A702]+RAND()*0.1" office:value-type="float" office:value="34.5171695337165">
            <text:p>34.5171695337</text:p>
          </table:table-cell>
          <table:table-cell table:formula="of:=PI()*[.$A703]" office:value-type="float" office:value="108.438886229837">
            <text:p>108.4388862298</text:p>
          </table:table-cell>
          <table:table-cell table:formula="of:=20*(500-499*COS([.$B703]*(1+RAND())))" office:value-type="float" office:value="19401.7189115953">
            <text:p>19401.7189115953</text:p>
          </table:table-cell>
          <table:table-cell table:formula="of:=INT([.C703])" office:value-type="float" office:value="19401">
            <text:p>19401</text:p>
          </table:table-cell>
          <table:table-cell table:formula="of:=[.D703]-[.D702]" office:value-type="float" office:value="1365">
            <text:p>1365</text:p>
          </table:table-cell>
          <table:table-cell table:number-columns-repeated="11"/>
        </table:table-row>
        <table:table-row table:style-name="ro1">
          <table:table-cell table:formula="of:=[.$A703]+RAND()*0.1" office:value-type="float" office:value="34.5979446656537">
            <text:p>34.5979446657</text:p>
          </table:table-cell>
          <table:table-cell table:formula="of:=PI()*[.$A704]" office:value-type="float" office:value="108.692648790924">
            <text:p>108.6926487909</text:p>
          </table:table-cell>
          <table:table-cell table:formula="of:=20*(500-499*COS([.$B704]*(1+RAND())))" office:value-type="float" office:value="11864.9373830988">
            <text:p>11864.9373830988</text:p>
          </table:table-cell>
          <table:table-cell table:formula="of:=INT([.C704])" office:value-type="float" office:value="11864">
            <text:p>11864</text:p>
          </table:table-cell>
          <table:table-cell table:formula="of:=[.D704]-[.D703]" office:value-type="float" office:value="-7537">
            <text:p>-7537</text:p>
          </table:table-cell>
          <table:table-cell table:number-columns-repeated="11"/>
        </table:table-row>
        <table:table-row table:style-name="ro1">
          <table:table-cell table:formula="of:=[.$A704]+RAND()*0.1" office:value-type="float" office:value="34.6456422890537">
            <text:p>34.6456422891</text:p>
          </table:table-cell>
          <table:table-cell table:formula="of:=PI()*[.$A705]" office:value-type="float" office:value="108.842495294191">
            <text:p>108.8424952942</text:p>
          </table:table-cell>
          <table:table-cell table:formula="of:=20*(500-499*COS([.$B705]*(1+RAND())))" office:value-type="float" office:value="466.615759466293">
            <text:p>466.6157594663</text:p>
          </table:table-cell>
          <table:table-cell table:formula="of:=INT([.C705])" office:value-type="float" office:value="466">
            <text:p>466</text:p>
          </table:table-cell>
          <table:table-cell table:formula="of:=[.D705]-[.D704]" office:value-type="float" office:value="-11398">
            <text:p>-11398</text:p>
          </table:table-cell>
          <table:table-cell table:number-columns-repeated="11"/>
        </table:table-row>
        <table:table-row table:style-name="ro1">
          <table:table-cell table:formula="of:=[.$A705]+RAND()*0.1" office:value-type="float" office:value="34.7384526320733">
            <text:p>34.7384526321</text:p>
          </table:table-cell>
          <table:table-cell table:formula="of:=PI()*[.$A706]" office:value-type="float" office:value="109.134067585999">
            <text:p>109.134067586</text:p>
          </table:table-cell>
          <table:table-cell table:formula="of:=20*(500-499*COS([.$B706]*(1+RAND())))" office:value-type="float" office:value="18261.8127964312">
            <text:p>18261.8127964312</text:p>
          </table:table-cell>
          <table:table-cell table:formula="of:=INT([.C706])" office:value-type="float" office:value="18261">
            <text:p>18261</text:p>
          </table:table-cell>
          <table:table-cell table:formula="of:=[.D706]-[.D705]" office:value-type="float" office:value="17795">
            <text:p>17795</text:p>
          </table:table-cell>
          <table:table-cell table:number-columns-repeated="11"/>
        </table:table-row>
        <table:table-row table:style-name="ro1">
          <table:table-cell table:formula="of:=[.$A706]+RAND()*0.1" office:value-type="float" office:value="34.8073620298412">
            <text:p>34.8073620298</text:p>
          </table:table-cell>
          <table:table-cell table:formula="of:=PI()*[.$A707]" office:value-type="float" office:value="109.350552843789">
            <text:p>109.3505528438</text:p>
          </table:table-cell>
          <table:table-cell table:formula="of:=20*(500-499*COS([.$B707]*(1+RAND())))" office:value-type="float" office:value="19754.5485081399">
            <text:p>19754.5485081399</text:p>
          </table:table-cell>
          <table:table-cell table:formula="of:=INT([.C707])" office:value-type="float" office:value="19754">
            <text:p>19754</text:p>
          </table:table-cell>
          <table:table-cell table:formula="of:=[.D707]-[.D706]" office:value-type="float" office:value="1493">
            <text:p>1493</text:p>
          </table:table-cell>
          <table:table-cell table:number-columns-repeated="11"/>
        </table:table-row>
        <table:table-row table:style-name="ro1">
          <table:table-cell table:formula="of:=[.$A707]+RAND()*0.1" office:value-type="float" office:value="34.9071922588162">
            <text:p>34.9071922588</text:p>
          </table:table-cell>
          <table:table-cell table:formula="of:=PI()*[.$A708]" office:value-type="float" office:value="109.664178757744">
            <text:p>109.6641787577</text:p>
          </table:table-cell>
          <table:table-cell table:formula="of:=20*(500-499*COS([.$B708]*(1+RAND())))" office:value-type="float" office:value="5040.62404497609">
            <text:p>5040.6240449761</text:p>
          </table:table-cell>
          <table:table-cell table:formula="of:=INT([.C708])" office:value-type="float" office:value="5040">
            <text:p>5040</text:p>
          </table:table-cell>
          <table:table-cell table:formula="of:=[.D708]-[.D707]" office:value-type="float" office:value="-14714">
            <text:p>-14714</text:p>
          </table:table-cell>
          <table:table-cell table:number-columns-repeated="11"/>
        </table:table-row>
        <table:table-row table:style-name="ro1">
          <table:table-cell table:formula="of:=[.$A708]+RAND()*0.1" office:value-type="float" office:value="34.9855476593599">
            <text:p>34.9855476594</text:p>
          </table:table-cell>
          <table:table-cell table:formula="of:=PI()*[.$A709]" office:value-type="float" office:value="109.910339508461">
            <text:p>109.9103395085</text:p>
          </table:table-cell>
          <table:table-cell table:formula="of:=20*(500-499*COS([.$B709]*(1+RAND())))" office:value-type="float" office:value="522.855098307674">
            <text:p>522.8550983077</text:p>
          </table:table-cell>
          <table:table-cell table:formula="of:=INT([.C709])" office:value-type="float" office:value="522">
            <text:p>522</text:p>
          </table:table-cell>
          <table:table-cell table:formula="of:=[.D709]-[.D708]" office:value-type="float" office:value="-4518">
            <text:p>-4518</text:p>
          </table:table-cell>
          <table:table-cell table:number-columns-repeated="11"/>
        </table:table-row>
        <table:table-row table:style-name="ro1">
          <table:table-cell table:formula="of:=[.$A709]+RAND()*0.1" office:value-type="float" office:value="35.0774715587497">
            <text:p>35.0774715587</text:p>
          </table:table-cell>
          <table:table-cell table:formula="of:=PI()*[.$A710]" office:value-type="float" office:value="110.199126955473">
            <text:p>110.1991269555</text:p>
          </table:table-cell>
          <table:table-cell table:formula="of:=20*(500-499*COS([.$B710]*(1+RAND())))" office:value-type="float" office:value="8710.48232011388">
            <text:p>8710.4823201139</text:p>
          </table:table-cell>
          <table:table-cell table:formula="of:=INT([.C710])" office:value-type="float" office:value="8710">
            <text:p>8710</text:p>
          </table:table-cell>
          <table:table-cell table:formula="of:=[.D710]-[.D709]" office:value-type="float" office:value="8188">
            <text:p>8188</text:p>
          </table:table-cell>
          <table:table-cell table:number-columns-repeated="11"/>
        </table:table-row>
        <table:table-row table:style-name="ro1">
          <table:table-cell table:formula="of:=[.$A710]+RAND()*0.1" office:value-type="float" office:value="35.1749866606668">
            <text:p>35.1749866607</text:p>
          </table:table-cell>
          <table:table-cell table:formula="of:=PI()*[.$A711]" office:value-type="float" office:value="110.50547968327">
            <text:p>110.5054796833</text:p>
          </table:table-cell>
          <table:table-cell table:formula="of:=20*(500-499*COS([.$B711]*(1+RAND())))" office:value-type="float" office:value="563.591994943508">
            <text:p>563.5919949435</text:p>
          </table:table-cell>
          <table:table-cell table:formula="of:=INT([.C711])" office:value-type="float" office:value="563">
            <text:p>563</text:p>
          </table:table-cell>
          <table:table-cell table:formula="of:=[.D711]-[.D710]" office:value-type="float" office:value="-8147">
            <text:p>-8147</text:p>
          </table:table-cell>
          <table:table-cell table:number-columns-repeated="11"/>
        </table:table-row>
        <table:table-row table:style-name="ro1">
          <table:table-cell table:formula="of:=[.$A711]+RAND()*0.1" office:value-type="float" office:value="35.2068404900842">
            <text:p>35.2068404901</text:p>
          </table:table-cell>
          <table:table-cell table:formula="of:=PI()*[.$A712]" office:value-type="float" office:value="110.605551439756">
            <text:p>110.6055514398</text:p>
          </table:table-cell>
          <table:table-cell table:formula="of:=20*(500-499*COS([.$B712]*(1+RAND())))" office:value-type="float" office:value="2974.20882824498">
            <text:p>2974.208828245</text:p>
          </table:table-cell>
          <table:table-cell table:formula="of:=INT([.C712])" office:value-type="float" office:value="2974">
            <text:p>2974</text:p>
          </table:table-cell>
          <table:table-cell table:formula="of:=[.D712]-[.D711]" office:value-type="float" office:value="2411">
            <text:p>2411</text:p>
          </table:table-cell>
          <table:table-cell table:number-columns-repeated="11"/>
        </table:table-row>
        <table:table-row table:style-name="ro1">
          <table:table-cell table:formula="of:=[.$A712]+RAND()*0.1" office:value-type="float" office:value="35.2963112354279">
            <text:p>35.2963112354</text:p>
          </table:table-cell>
          <table:table-cell table:formula="of:=PI()*[.$A713]" office:value-type="float" office:value="110.886632076039">
            <text:p>110.886632076</text:p>
          </table:table-cell>
          <table:table-cell table:formula="of:=20*(500-499*COS([.$B713]*(1+RAND())))" office:value-type="float" office:value="11171.5889656074">
            <text:p>11171.5889656074</text:p>
          </table:table-cell>
          <table:table-cell table:formula="of:=INT([.C713])" office:value-type="float" office:value="11171">
            <text:p>11171</text:p>
          </table:table-cell>
          <table:table-cell table:formula="of:=[.D713]-[.D712]" office:value-type="float" office:value="8197">
            <text:p>8197</text:p>
          </table:table-cell>
          <table:table-cell table:number-columns-repeated="11"/>
        </table:table-row>
        <table:table-row table:style-name="ro1">
          <table:table-cell table:formula="of:=[.$A713]+RAND()*0.1" office:value-type="float" office:value="35.328550903406">
            <text:p>35.3285509034</text:p>
          </table:table-cell>
          <table:table-cell table:formula="of:=PI()*[.$A714]" office:value-type="float" office:value="110.987915980113">
            <text:p>110.9879159801</text:p>
          </table:table-cell>
          <table:table-cell table:formula="of:=20*(500-499*COS([.$B714]*(1+RAND())))" office:value-type="float" office:value="19309.8225405707">
            <text:p>19309.8225405707</text:p>
          </table:table-cell>
          <table:table-cell table:formula="of:=INT([.C714])" office:value-type="float" office:value="19309">
            <text:p>19309</text:p>
          </table:table-cell>
          <table:table-cell table:formula="of:=[.D714]-[.D713]" office:value-type="float" office:value="8138">
            <text:p>8138</text:p>
          </table:table-cell>
          <table:table-cell table:number-columns-repeated="11"/>
        </table:table-row>
        <table:table-row table:style-name="ro1">
          <table:table-cell table:formula="of:=[.$A714]+RAND()*0.1" office:value-type="float" office:value="35.3946061486844">
            <text:p>35.3946061487</text:p>
          </table:table-cell>
          <table:table-cell table:formula="of:=PI()*[.$A715]" office:value-type="float" office:value="111.195434653411">
            <text:p>111.1954346534</text:p>
          </table:table-cell>
          <table:table-cell table:formula="of:=20*(500-499*COS([.$B715]*(1+RAND())))" office:value-type="float" office:value="711.09390395587">
            <text:p>711.0939039559</text:p>
          </table:table-cell>
          <table:table-cell table:formula="of:=INT([.C715])" office:value-type="float" office:value="711">
            <text:p>711</text:p>
          </table:table-cell>
          <table:table-cell table:formula="of:=[.D715]-[.D714]" office:value-type="float" office:value="-18598">
            <text:p>-18598</text:p>
          </table:table-cell>
          <table:table-cell table:number-columns-repeated="11"/>
        </table:table-row>
        <table:table-row table:style-name="ro1">
          <table:table-cell table:formula="of:=[.$A715]+RAND()*0.1" office:value-type="float" office:value="35.4275517265778">
            <text:p>35.4275517266</text:p>
          </table:table-cell>
          <table:table-cell table:formula="of:=PI()*[.$A716]" office:value-type="float" office:value="111.298936238889">
            <text:p>111.2989362389</text:p>
          </table:table-cell>
          <table:table-cell table:formula="of:=20*(500-499*COS([.$B716]*(1+RAND())))" office:value-type="float" office:value="3992.40193380245">
            <text:p>3992.4019338025</text:p>
          </table:table-cell>
          <table:table-cell table:formula="of:=INT([.C716])" office:value-type="float" office:value="3992">
            <text:p>3992</text:p>
          </table:table-cell>
          <table:table-cell table:formula="of:=[.D716]-[.D715]" office:value-type="float" office:value="3281">
            <text:p>3281</text:p>
          </table:table-cell>
          <table:table-cell table:number-columns-repeated="11"/>
        </table:table-row>
        <table:table-row table:style-name="ro1">
          <table:table-cell table:formula="of:=[.$A716]+RAND()*0.1" office:value-type="float" office:value="35.4400656772778">
            <text:p>35.4400656773</text:p>
          </table:table-cell>
          <table:table-cell table:formula="of:=PI()*[.$A717]" office:value-type="float" office:value="111.338249974476">
            <text:p>111.3382499745</text:p>
          </table:table-cell>
          <table:table-cell table:formula="of:=20*(500-499*COS([.$B717]*(1+RAND())))" office:value-type="float" office:value="11268.3236524906">
            <text:p>11268.3236524906</text:p>
          </table:table-cell>
          <table:table-cell table:formula="of:=INT([.C717])" office:value-type="float" office:value="11268">
            <text:p>11268</text:p>
          </table:table-cell>
          <table:table-cell table:formula="of:=[.D717]-[.D716]" office:value-type="float" office:value="7276">
            <text:p>7276</text:p>
          </table:table-cell>
          <table:table-cell table:number-columns-repeated="11"/>
        </table:table-row>
        <table:table-row table:style-name="ro1">
          <table:table-cell table:formula="of:=[.$A717]+RAND()*0.1" office:value-type="float" office:value="35.5275556185749">
            <text:p>35.5275556186</text:p>
          </table:table-cell>
          <table:table-cell table:formula="of:=PI()*[.$A718]" office:value-type="float" office:value="111.613107731318">
            <text:p>111.6131077313</text:p>
          </table:table-cell>
          <table:table-cell table:formula="of:=20*(500-499*COS([.$B718]*(1+RAND())))" office:value-type="float" office:value="1372.91026046071">
            <text:p>1372.9102604607</text:p>
          </table:table-cell>
          <table:table-cell table:formula="of:=INT([.C718])" office:value-type="float" office:value="1372">
            <text:p>1372</text:p>
          </table:table-cell>
          <table:table-cell table:formula="of:=[.D718]-[.D717]" office:value-type="float" office:value="-9896">
            <text:p>-9896</text:p>
          </table:table-cell>
          <table:table-cell table:number-columns-repeated="11"/>
        </table:table-row>
        <table:table-row table:style-name="ro1">
          <table:table-cell table:formula="of:=[.$A718]+RAND()*0.1" office:value-type="float" office:value="35.5861985982862">
            <text:p>35.5861985983</text:p>
          </table:table-cell>
          <table:table-cell table:formula="of:=PI()*[.$A719]" office:value-type="float" office:value="111.797340085563">
            <text:p>111.7973400856</text:p>
          </table:table-cell>
          <table:table-cell table:formula="of:=20*(500-499*COS([.$B719]*(1+RAND())))" office:value-type="float" office:value="15284.4573779997">
            <text:p>15284.4573779997</text:p>
          </table:table-cell>
          <table:table-cell table:formula="of:=INT([.C719])" office:value-type="float" office:value="15284">
            <text:p>15284</text:p>
          </table:table-cell>
          <table:table-cell table:formula="of:=[.D719]-[.D718]" office:value-type="float" office:value="13912">
            <text:p>13912</text:p>
          </table:table-cell>
          <table:table-cell table:number-columns-repeated="11"/>
        </table:table-row>
        <table:table-row table:style-name="ro1">
          <table:table-cell table:formula="of:=[.$A719]+RAND()*0.1" office:value-type="float" office:value="35.6136967532337">
            <text:p>35.6136967532</text:p>
          </table:table-cell>
          <table:table-cell table:formula="of:=PI()*[.$A720]" office:value-type="float" office:value="111.883728087134">
            <text:p>111.8837280871</text:p>
          </table:table-cell>
          <table:table-cell table:formula="of:=20*(500-499*COS([.$B720]*(1+RAND())))" office:value-type="float" office:value="21.8408553520965">
            <text:p>21.8408553521</text:p>
          </table:table-cell>
          <table:table-cell table:formula="of:=INT([.C720])" office:value-type="float" office:value="21">
            <text:p>21</text:p>
          </table:table-cell>
          <table:table-cell table:formula="of:=[.D720]-[.D719]" office:value-type="float" office:value="-15263">
            <text:p>-15263</text:p>
          </table:table-cell>
          <table:table-cell table:number-columns-repeated="11"/>
        </table:table-row>
        <table:table-row table:style-name="ro1">
          <table:table-cell table:formula="of:=[.$A720]+RAND()*0.1" office:value-type="float" office:value="35.6768811258022">
            <text:p>35.6768811258</text:p>
          </table:table-cell>
          <table:table-cell table:formula="of:=PI()*[.$A721]" office:value-type="float" office:value="112.082227647817">
            <text:p>112.0822276478</text:p>
          </table:table-cell>
          <table:table-cell table:formula="of:=20*(500-499*COS([.$B721]*(1+RAND())))" office:value-type="float" office:value="18467.3472671617">
            <text:p>18467.3472671617</text:p>
          </table:table-cell>
          <table:table-cell table:formula="of:=INT([.C721])" office:value-type="float" office:value="18467">
            <text:p>18467</text:p>
          </table:table-cell>
          <table:table-cell table:formula="of:=[.D721]-[.D720]" office:value-type="float" office:value="18446">
            <text:p>18446</text:p>
          </table:table-cell>
          <table:table-cell table:number-columns-repeated="11"/>
        </table:table-row>
        <table:table-row table:style-name="ro1">
          <table:table-cell table:formula="of:=[.$A721]+RAND()*0.1" office:value-type="float" office:value="35.7606057177298">
            <text:p>35.7606057177</text:p>
          </table:table-cell>
          <table:table-cell table:formula="of:=PI()*[.$A722]" office:value-type="float" office:value="112.345256210741">
            <text:p>112.3452562107</text:p>
          </table:table-cell>
          <table:table-cell table:formula="of:=20*(500-499*COS([.$B722]*(1+RAND())))" office:value-type="float" office:value="1773.18903828157">
            <text:p>1773.1890382816</text:p>
          </table:table-cell>
          <table:table-cell table:formula="of:=INT([.C722])" office:value-type="float" office:value="1773">
            <text:p>1773</text:p>
          </table:table-cell>
          <table:table-cell table:formula="of:=[.D722]-[.D721]" office:value-type="float" office:value="-16694">
            <text:p>-16694</text:p>
          </table:table-cell>
          <table:table-cell table:number-columns-repeated="11"/>
        </table:table-row>
        <table:table-row table:style-name="ro1">
          <table:table-cell table:formula="of:=[.$A722]+RAND()*0.1" office:value-type="float" office:value="35.8426174754277">
            <text:p>35.8426174754</text:p>
          </table:table-cell>
          <table:table-cell table:formula="of:=PI()*[.$A723]" office:value-type="float" office:value="112.602903746233">
            <text:p>112.6029037462</text:p>
          </table:table-cell>
          <table:table-cell table:formula="of:=20*(500-499*COS([.$B723]*(1+RAND())))" office:value-type="float" office:value="5754.5628776868">
            <text:p>5754.5628776868</text:p>
          </table:table-cell>
          <table:table-cell table:formula="of:=INT([.C723])" office:value-type="float" office:value="5754">
            <text:p>5754</text:p>
          </table:table-cell>
          <table:table-cell table:formula="of:=[.D723]-[.D722]" office:value-type="float" office:value="3981">
            <text:p>3981</text:p>
          </table:table-cell>
          <table:table-cell table:number-columns-repeated="11"/>
        </table:table-row>
        <table:table-row table:style-name="ro1">
          <table:table-cell table:formula="of:=[.$A723]+RAND()*0.1" office:value-type="float" office:value="35.9259494766128">
            <text:p>35.9259494766</text:p>
          </table:table-cell>
          <table:table-cell table:formula="of:=PI()*[.$A724]" office:value-type="float" office:value="112.864698948965">
            <text:p>112.864698949</text:p>
          </table:table-cell>
          <table:table-cell table:formula="of:=20*(500-499*COS([.$B724]*(1+RAND())))" office:value-type="float" office:value="20.1060992608109">
            <text:p>20.1060992608</text:p>
          </table:table-cell>
          <table:table-cell table:formula="of:=INT([.C724])" office:value-type="float" office:value="20">
            <text:p>20</text:p>
          </table:table-cell>
          <table:table-cell table:formula="of:=[.D724]-[.D723]" office:value-type="float" office:value="-5734">
            <text:p>-5734</text:p>
          </table:table-cell>
          <table:table-cell table:number-columns-repeated="11"/>
        </table:table-row>
        <table:table-row table:style-name="ro1">
          <table:table-cell table:formula="of:=[.$A724]+RAND()*0.1" office:value-type="float" office:value="36.0210158816073">
            <text:p>36.0210158816</text:p>
          </table:table-cell>
          <table:table-cell table:formula="of:=PI()*[.$A725]" office:value-type="float" office:value="113.163358868499">
            <text:p>113.1633588685</text:p>
          </table:table-cell>
          <table:table-cell table:formula="of:=20*(500-499*COS([.$B725]*(1+RAND())))" office:value-type="float" office:value="19612.9365072191">
            <text:p>19612.9365072191</text:p>
          </table:table-cell>
          <table:table-cell table:formula="of:=INT([.C725])" office:value-type="float" office:value="19612">
            <text:p>19612</text:p>
          </table:table-cell>
          <table:table-cell table:formula="of:=[.D725]-[.D724]" office:value-type="float" office:value="19592">
            <text:p>19592</text:p>
          </table:table-cell>
          <table:table-cell table:number-columns-repeated="11"/>
        </table:table-row>
        <table:table-row table:style-name="ro1">
          <table:table-cell table:formula="of:=[.$A725]+RAND()*0.1" office:value-type="float" office:value="36.0261327471119">
            <text:p>36.0261327471</text:p>
          </table:table-cell>
          <table:table-cell table:formula="of:=PI()*[.$A726]" office:value-type="float" office:value="113.179433975577">
            <text:p>113.1794339756</text:p>
          </table:table-cell>
          <table:table-cell table:formula="of:=20*(500-499*COS([.$B726]*(1+RAND())))" office:value-type="float" office:value="16992.1005016983">
            <text:p>16992.1005016983</text:p>
          </table:table-cell>
          <table:table-cell table:formula="of:=INT([.C726])" office:value-type="float" office:value="16992">
            <text:p>16992</text:p>
          </table:table-cell>
          <table:table-cell table:formula="of:=[.D726]-[.D725]" office:value-type="float" office:value="-2620">
            <text:p>-2620</text:p>
          </table:table-cell>
          <table:table-cell table:number-columns-repeated="11"/>
        </table:table-row>
        <table:table-row table:style-name="ro1">
          <table:table-cell table:formula="of:=[.$A726]+RAND()*0.1" office:value-type="float" office:value="36.0776447941084">
            <text:p>36.0776447941</text:p>
          </table:table-cell>
          <table:table-cell table:formula="of:=PI()*[.$A727]" office:value-type="float" office:value="113.341263843993">
            <text:p>113.341263844</text:p>
          </table:table-cell>
          <table:table-cell table:formula="of:=20*(500-499*COS([.$B727]*(1+RAND())))" office:value-type="float" office:value="12085.8527010034">
            <text:p>12085.8527010034</text:p>
          </table:table-cell>
          <table:table-cell table:formula="of:=INT([.C727])" office:value-type="float" office:value="12085">
            <text:p>12085</text:p>
          </table:table-cell>
          <table:table-cell table:formula="of:=[.D727]-[.D726]" office:value-type="float" office:value="-4907">
            <text:p>-4907</text:p>
          </table:table-cell>
          <table:table-cell table:number-columns-repeated="11"/>
        </table:table-row>
        <table:table-row table:style-name="ro1">
          <table:table-cell table:formula="of:=[.$A727]+RAND()*0.1" office:value-type="float" office:value="36.1189060667996">
            <text:p>36.1189060668</text:p>
          </table:table-cell>
          <table:table-cell table:formula="of:=PI()*[.$A728]" office:value-type="float" office:value="113.470889955157">
            <text:p>113.4708899552</text:p>
          </table:table-cell>
          <table:table-cell table:formula="of:=20*(500-499*COS([.$B728]*(1+RAND())))" office:value-type="float" office:value="14311.8967087999">
            <text:p>14311.8967087999</text:p>
          </table:table-cell>
          <table:table-cell table:formula="of:=INT([.C728])" office:value-type="float" office:value="14311">
            <text:p>14311</text:p>
          </table:table-cell>
          <table:table-cell table:formula="of:=[.D728]-[.D727]" office:value-type="float" office:value="2226">
            <text:p>2226</text:p>
          </table:table-cell>
          <table:table-cell table:number-columns-repeated="11"/>
        </table:table-row>
        <table:table-row table:style-name="ro1">
          <table:table-cell table:formula="of:=[.$A728]+RAND()*0.1" office:value-type="float" office:value="36.1417748432141">
            <text:p>36.1417748432</text:p>
          </table:table-cell>
          <table:table-cell table:formula="of:=PI()*[.$A729]" office:value-type="float" office:value="113.542734335138">
            <text:p>113.5427343351</text:p>
          </table:table-cell>
          <table:table-cell table:formula="of:=20*(500-499*COS([.$B729]*(1+RAND())))" office:value-type="float" office:value="18910.1309009906">
            <text:p>18910.1309009906</text:p>
          </table:table-cell>
          <table:table-cell table:formula="of:=INT([.C729])" office:value-type="float" office:value="18910">
            <text:p>18910</text:p>
          </table:table-cell>
          <table:table-cell table:formula="of:=[.D729]-[.D728]" office:value-type="float" office:value="4599">
            <text:p>4599</text:p>
          </table:table-cell>
          <table:table-cell table:number-columns-repeated="11"/>
        </table:table-row>
        <table:table-row table:style-name="ro1">
          <table:table-cell table:formula="of:=[.$A729]+RAND()*0.1" office:value-type="float" office:value="36.2160601526499">
            <text:p>36.2160601527</text:p>
          </table:table-cell>
          <table:table-cell table:formula="of:=PI()*[.$A730]" office:value-type="float" office:value="113.776108517531">
            <text:p>113.7761085175</text:p>
          </table:table-cell>
          <table:table-cell table:formula="of:=20*(500-499*COS([.$B730]*(1+RAND())))" office:value-type="float" office:value="36.3191176949078">
            <text:p>36.3191176949</text:p>
          </table:table-cell>
          <table:table-cell table:formula="of:=INT([.C730])" office:value-type="float" office:value="36">
            <text:p>36</text:p>
          </table:table-cell>
          <table:table-cell table:formula="of:=[.D730]-[.D729]" office:value-type="float" office:value="-18874">
            <text:p>-18874</text:p>
          </table:table-cell>
          <table:table-cell table:number-columns-repeated="11"/>
        </table:table-row>
        <table:table-row table:style-name="ro1">
          <table:table-cell table:formula="of:=[.$A730]+RAND()*0.1" office:value-type="float" office:value="36.2299924203195">
            <text:p>36.2299924203</text:p>
          </table:table-cell>
          <table:table-cell table:formula="of:=PI()*[.$A731]" office:value-type="float" office:value="113.81987802729">
            <text:p>113.8198780273</text:p>
          </table:table-cell>
          <table:table-cell table:formula="of:=20*(500-499*COS([.$B731]*(1+RAND())))" office:value-type="float" office:value="7149.14974879609">
            <text:p>7149.1497487961</text:p>
          </table:table-cell>
          <table:table-cell table:formula="of:=INT([.C731])" office:value-type="float" office:value="7149">
            <text:p>7149</text:p>
          </table:table-cell>
          <table:table-cell table:formula="of:=[.D731]-[.D730]" office:value-type="float" office:value="7113">
            <text:p>7113</text:p>
          </table:table-cell>
          <table:table-cell table:number-columns-repeated="11"/>
        </table:table-row>
        <table:table-row table:style-name="ro1">
          <table:table-cell table:formula="of:=[.$A731]+RAND()*0.1" office:value-type="float" office:value="36.3155583722517">
            <text:p>36.3155583723</text:p>
          </table:table-cell>
          <table:table-cell table:formula="of:=PI()*[.$A732]" office:value-type="float" office:value="114.088691393277">
            <text:p>114.0886913933</text:p>
          </table:table-cell>
          <table:table-cell table:formula="of:=20*(500-499*COS([.$B732]*(1+RAND())))" office:value-type="float" office:value="3630.15465061085">
            <text:p>3630.1546506109</text:p>
          </table:table-cell>
          <table:table-cell table:formula="of:=INT([.C732])" office:value-type="float" office:value="3630">
            <text:p>3630</text:p>
          </table:table-cell>
          <table:table-cell table:formula="of:=[.D732]-[.D731]" office:value-type="float" office:value="-3519">
            <text:p>-3519</text:p>
          </table:table-cell>
          <table:table-cell table:number-columns-repeated="11"/>
        </table:table-row>
        <table:table-row table:style-name="ro1">
          <table:table-cell table:formula="of:=[.$A732]+RAND()*0.1" office:value-type="float" office:value="36.3626275813673">
            <text:p>36.3626275814</text:p>
          </table:table-cell>
          <table:table-cell table:formula="of:=PI()*[.$A733]" office:value-type="float" office:value="114.236563674845">
            <text:p>114.2365636748</text:p>
          </table:table-cell>
          <table:table-cell table:formula="of:=20*(500-499*COS([.$B733]*(1+RAND())))" office:value-type="float" office:value="2311.33183545128">
            <text:p>2311.3318354513</text:p>
          </table:table-cell>
          <table:table-cell table:formula="of:=INT([.C733])" office:value-type="float" office:value="2311">
            <text:p>2311</text:p>
          </table:table-cell>
          <table:table-cell table:formula="of:=[.D733]-[.D732]" office:value-type="float" office:value="-1319">
            <text:p>-1319</text:p>
          </table:table-cell>
          <table:table-cell table:number-columns-repeated="11"/>
        </table:table-row>
        <table:table-row table:style-name="ro1">
          <table:table-cell table:formula="of:=[.$A733]+RAND()*0.1" office:value-type="float" office:value="36.4112074682024">
            <text:p>36.4112074682</text:p>
          </table:table-cell>
          <table:table-cell table:formula="of:=PI()*[.$A734]" office:value-type="float" office:value="114.389181890438">
            <text:p>114.3891818904</text:p>
          </table:table-cell>
          <table:table-cell table:formula="of:=20*(500-499*COS([.$B734]*(1+RAND())))" office:value-type="float" office:value="4628.91592549589">
            <text:p>4628.9159254959</text:p>
          </table:table-cell>
          <table:table-cell table:formula="of:=INT([.C734])" office:value-type="float" office:value="4628">
            <text:p>4628</text:p>
          </table:table-cell>
          <table:table-cell table:formula="of:=[.D734]-[.D733]" office:value-type="float" office:value="2317">
            <text:p>2317</text:p>
          </table:table-cell>
          <table:table-cell table:number-columns-repeated="11"/>
        </table:table-row>
        <table:table-row table:style-name="ro1">
          <table:table-cell table:formula="of:=[.$A734]+RAND()*0.1" office:value-type="float" office:value="36.4775485520717">
            <text:p>36.4775485521</text:p>
          </table:table-cell>
          <table:table-cell table:formula="of:=PI()*[.$A735]" office:value-type="float" office:value="114.597598552154">
            <text:p>114.5975985522</text:p>
          </table:table-cell>
          <table:table-cell table:formula="of:=20*(500-499*COS([.$B735]*(1+RAND())))" office:value-type="float" office:value="4874.84811218089">
            <text:p>4874.8481121809</text:p>
          </table:table-cell>
          <table:table-cell table:formula="of:=INT([.C735])" office:value-type="float" office:value="4874">
            <text:p>4874</text:p>
          </table:table-cell>
          <table:table-cell table:formula="of:=[.D735]-[.D734]" office:value-type="float" office:value="246">
            <text:p>246</text:p>
          </table:table-cell>
          <table:table-cell table:number-columns-repeated="11"/>
        </table:table-row>
        <table:table-row table:style-name="ro1">
          <table:table-cell table:formula="of:=[.$A735]+RAND()*0.1" office:value-type="float" office:value="36.5723153845873">
            <text:p>36.5723153846</text:p>
          </table:table-cell>
          <table:table-cell table:formula="of:=PI()*[.$A736]" office:value-type="float" office:value="114.895317336988">
            <text:p>114.895317337</text:p>
          </table:table-cell>
          <table:table-cell table:formula="of:=20*(500-499*COS([.$B736]*(1+RAND())))" office:value-type="float" office:value="19040.8581825004">
            <text:p>19040.8581825004</text:p>
          </table:table-cell>
          <table:table-cell table:formula="of:=INT([.C736])" office:value-type="float" office:value="19040">
            <text:p>19040</text:p>
          </table:table-cell>
          <table:table-cell table:formula="of:=[.D736]-[.D735]" office:value-type="float" office:value="14166">
            <text:p>14166</text:p>
          </table:table-cell>
          <table:table-cell table:number-columns-repeated="11"/>
        </table:table-row>
        <table:table-row table:style-name="ro1">
          <table:table-cell table:formula="of:=[.$A736]+RAND()*0.1" office:value-type="float" office:value="36.613705614442">
            <text:p>36.6137056144</text:p>
          </table:table-cell>
          <table:table-cell table:formula="of:=PI()*[.$A737]" office:value-type="float" office:value="115.02534857903">
            <text:p>115.025348579</text:p>
          </table:table-cell>
          <table:table-cell table:formula="of:=20*(500-499*COS([.$B737]*(1+RAND())))" office:value-type="float" office:value="14459.8334403673">
            <text:p>14459.8334403673</text:p>
          </table:table-cell>
          <table:table-cell table:formula="of:=INT([.C737])" office:value-type="float" office:value="14459">
            <text:p>14459</text:p>
          </table:table-cell>
          <table:table-cell table:formula="of:=[.D737]-[.D736]" office:value-type="float" office:value="-4581">
            <text:p>-4581</text:p>
          </table:table-cell>
          <table:table-cell table:number-columns-repeated="11"/>
        </table:table-row>
        <table:table-row table:style-name="ro1">
          <table:table-cell table:formula="of:=[.$A737]+RAND()*0.1" office:value-type="float" office:value="36.6489560960792">
            <text:p>36.6489560961</text:p>
          </table:table-cell>
          <table:table-cell table:formula="of:=PI()*[.$A738]" office:value-type="float" office:value="115.136091233177">
            <text:p>115.1360912332</text:p>
          </table:table-cell>
          <table:table-cell table:formula="of:=20*(500-499*COS([.$B738]*(1+RAND())))" office:value-type="float" office:value="3477.05269720823">
            <text:p>3477.0526972082</text:p>
          </table:table-cell>
          <table:table-cell table:formula="of:=INT([.C738])" office:value-type="float" office:value="3477">
            <text:p>3477</text:p>
          </table:table-cell>
          <table:table-cell table:formula="of:=[.D738]-[.D737]" office:value-type="float" office:value="-10982">
            <text:p>-10982</text:p>
          </table:table-cell>
          <table:table-cell table:number-columns-repeated="11"/>
        </table:table-row>
        <table:table-row table:style-name="ro1">
          <table:table-cell table:formula="of:=[.$A738]+RAND()*0.1" office:value-type="float" office:value="36.7435531575699">
            <text:p>36.7435531576</text:p>
          </table:table-cell>
          <table:table-cell table:formula="of:=PI()*[.$A739]" office:value-type="float" office:value="115.433276666608">
            <text:p>115.4332766666</text:p>
          </table:table-cell>
          <table:table-cell table:formula="of:=20*(500-499*COS([.$B739]*(1+RAND())))" office:value-type="float" office:value="65.7502462173034">
            <text:p>65.7502462173</text:p>
          </table:table-cell>
          <table:table-cell table:formula="of:=INT([.C739])" office:value-type="float" office:value="65">
            <text:p>65</text:p>
          </table:table-cell>
          <table:table-cell table:formula="of:=[.D739]-[.D738]" office:value-type="float" office:value="-3412">
            <text:p>-3412</text:p>
          </table:table-cell>
          <table:table-cell table:number-columns-repeated="11"/>
        </table:table-row>
        <table:table-row table:style-name="ro1">
          <table:table-cell table:formula="of:=[.$A739]+RAND()*0.1" office:value-type="float" office:value="36.7632987879683">
            <text:p>36.763298788</text:p>
          </table:table-cell>
          <table:table-cell table:formula="of:=PI()*[.$A740]" office:value-type="float" office:value="115.495309394008">
            <text:p>115.495309394</text:p>
          </table:table-cell>
          <table:table-cell table:formula="of:=20*(500-499*COS([.$B740]*(1+RAND())))" office:value-type="float" office:value="25.2969413582161">
            <text:p>25.2969413582</text:p>
          </table:table-cell>
          <table:table-cell table:formula="of:=INT([.C740])" office:value-type="float" office:value="25">
            <text:p>25</text:p>
          </table:table-cell>
          <table:table-cell table:formula="of:=[.D740]-[.D739]" office:value-type="float" office:value="-40">
            <text:p>-40</text:p>
          </table:table-cell>
          <table:table-cell table:number-columns-repeated="11"/>
        </table:table-row>
        <table:table-row table:style-name="ro1">
          <table:table-cell table:formula="of:=[.$A740]+RAND()*0.1" office:value-type="float" office:value="36.7904731689953">
            <text:p>36.790473169</text:p>
          </table:table-cell>
          <table:table-cell table:formula="of:=PI()*[.$A741]" office:value-type="float" office:value="115.580680229808">
            <text:p>115.5806802298</text:p>
          </table:table-cell>
          <table:table-cell table:formula="of:=20*(500-499*COS([.$B741]*(1+RAND())))" office:value-type="float" office:value="2135.52910980459">
            <text:p>2135.5291098046</text:p>
          </table:table-cell>
          <table:table-cell table:formula="of:=INT([.C741])" office:value-type="float" office:value="2135">
            <text:p>2135</text:p>
          </table:table-cell>
          <table:table-cell table:formula="of:=[.D741]-[.D740]" office:value-type="float" office:value="2110">
            <text:p>2110</text:p>
          </table:table-cell>
          <table:table-cell table:number-columns-repeated="11"/>
        </table:table-row>
        <table:table-row table:style-name="ro1">
          <table:table-cell table:formula="of:=[.$A741]+RAND()*0.1" office:value-type="float" office:value="36.8825853324496">
            <text:p>36.8825853324</text:p>
          </table:table-cell>
          <table:table-cell table:formula="of:=PI()*[.$A742]" office:value-type="float" office:value="115.870059125822">
            <text:p>115.8700591258</text:p>
          </table:table-cell>
          <table:table-cell table:formula="of:=20*(500-499*COS([.$B742]*(1+RAND())))" office:value-type="float" office:value="19761.9038039156">
            <text:p>19761.9038039156</text:p>
          </table:table-cell>
          <table:table-cell table:formula="of:=INT([.C742])" office:value-type="float" office:value="19761">
            <text:p>19761</text:p>
          </table:table-cell>
          <table:table-cell table:formula="of:=[.D742]-[.D741]" office:value-type="float" office:value="17626">
            <text:p>17626</text:p>
          </table:table-cell>
          <table:table-cell table:number-columns-repeated="11"/>
        </table:table-row>
        <table:table-row table:style-name="ro1">
          <table:table-cell table:formula="of:=[.$A742]+RAND()*0.1" office:value-type="float" office:value="36.9341847923119">
            <text:p>36.9341847923</text:p>
          </table:table-cell>
          <table:table-cell table:formula="of:=PI()*[.$A743]" office:value-type="float" office:value="116.032163609855">
            <text:p>116.0321636099</text:p>
          </table:table-cell>
          <table:table-cell table:formula="of:=20*(500-499*COS([.$B743]*(1+RAND())))" office:value-type="float" office:value="11014.9470532597">
            <text:p>11014.9470532597</text:p>
          </table:table-cell>
          <table:table-cell table:formula="of:=INT([.C743])" office:value-type="float" office:value="11014">
            <text:p>11014</text:p>
          </table:table-cell>
          <table:table-cell table:formula="of:=[.D743]-[.D742]" office:value-type="float" office:value="-8747">
            <text:p>-8747</text:p>
          </table:table-cell>
          <table:table-cell table:number-columns-repeated="11"/>
        </table:table-row>
        <table:table-row table:style-name="ro1">
          <table:table-cell table:formula="of:=[.$A743]+RAND()*0.1" office:value-type="float" office:value="36.9508299186826">
            <text:p>36.9508299187</text:p>
          </table:table-cell>
          <table:table-cell table:formula="of:=PI()*[.$A744]" office:value-type="float" office:value="116.084455816579">
            <text:p>116.0844558166</text:p>
          </table:table-cell>
          <table:table-cell table:formula="of:=20*(500-499*COS([.$B744]*(1+RAND())))" office:value-type="float" office:value="19675.8959598755">
            <text:p>19675.8959598755</text:p>
          </table:table-cell>
          <table:table-cell table:formula="of:=INT([.C744])" office:value-type="float" office:value="19675">
            <text:p>19675</text:p>
          </table:table-cell>
          <table:table-cell table:formula="of:=[.D744]-[.D743]" office:value-type="float" office:value="8661">
            <text:p>8661</text:p>
          </table:table-cell>
          <table:table-cell table:number-columns-repeated="11"/>
        </table:table-row>
        <table:table-row table:style-name="ro1">
          <table:table-cell table:formula="of:=[.$A744]+RAND()*0.1" office:value-type="float" office:value="36.975181750115">
            <text:p>36.9751817501</text:p>
          </table:table-cell>
          <table:table-cell table:formula="of:=PI()*[.$A745]" office:value-type="float" office:value="116.160959351309">
            <text:p>116.1609593513</text:p>
          </table:table-cell>
          <table:table-cell table:formula="of:=20*(500-499*COS([.$B745]*(1+RAND())))" office:value-type="float" office:value="8416.49158321569">
            <text:p>8416.4915832157</text:p>
          </table:table-cell>
          <table:table-cell table:formula="of:=INT([.C745])" office:value-type="float" office:value="8416">
            <text:p>8416</text:p>
          </table:table-cell>
          <table:table-cell table:formula="of:=[.D745]-[.D744]" office:value-type="float" office:value="-11259">
            <text:p>-11259</text:p>
          </table:table-cell>
          <table:table-cell table:number-columns-repeated="11"/>
        </table:table-row>
        <table:table-row table:style-name="ro1">
          <table:table-cell table:formula="of:=[.$A745]+RAND()*0.1" office:value-type="float" office:value="36.9928364552558">
            <text:p>36.9928364553</text:p>
          </table:table-cell>
          <table:table-cell table:formula="of:=PI()*[.$A746]" office:value-type="float" office:value="116.21642324328">
            <text:p>116.2164232433</text:p>
          </table:table-cell>
          <table:table-cell table:formula="of:=20*(500-499*COS([.$B746]*(1+RAND())))" office:value-type="float" office:value="12796.1429630471">
            <text:p>12796.1429630471</text:p>
          </table:table-cell>
          <table:table-cell table:formula="of:=INT([.C746])" office:value-type="float" office:value="12796">
            <text:p>12796</text:p>
          </table:table-cell>
          <table:table-cell table:formula="of:=[.D746]-[.D745]" office:value-type="float" office:value="4380">
            <text:p>4380</text:p>
          </table:table-cell>
          <table:table-cell table:number-columns-repeated="11"/>
        </table:table-row>
        <table:table-row table:style-name="ro1">
          <table:table-cell table:formula="of:=[.$A746]+RAND()*0.1" office:value-type="float" office:value="37.0424271595199">
            <text:p>37.0424271595</text:p>
          </table:table-cell>
          <table:table-cell table:formula="of:=PI()*[.$A747]" office:value-type="float" office:value="116.372217035483">
            <text:p>116.3722170355</text:p>
          </table:table-cell>
          <table:table-cell table:formula="of:=20*(500-499*COS([.$B747]*(1+RAND())))" office:value-type="float" office:value="17813.8742329159">
            <text:p>17813.8742329159</text:p>
          </table:table-cell>
          <table:table-cell table:formula="of:=INT([.C747])" office:value-type="float" office:value="17813">
            <text:p>17813</text:p>
          </table:table-cell>
          <table:table-cell table:formula="of:=[.D747]-[.D746]" office:value-type="float" office:value="5017">
            <text:p>5017</text:p>
          </table:table-cell>
          <table:table-cell table:number-columns-repeated="11"/>
        </table:table-row>
        <table:table-row table:style-name="ro1">
          <table:table-cell table:formula="of:=[.$A747]+RAND()*0.1" office:value-type="float" office:value="37.0792929416988">
            <text:p>37.0792929417</text:p>
          </table:table-cell>
          <table:table-cell table:formula="of:=PI()*[.$A748]" office:value-type="float" office:value="116.488034305945">
            <text:p>116.4880343059</text:p>
          </table:table-cell>
          <table:table-cell table:formula="of:=20*(500-499*COS([.$B748]*(1+RAND())))" office:value-type="float" office:value="1179.00761233994">
            <text:p>1179.0076123399</text:p>
          </table:table-cell>
          <table:table-cell table:formula="of:=INT([.C748])" office:value-type="float" office:value="1179">
            <text:p>1179</text:p>
          </table:table-cell>
          <table:table-cell table:formula="of:=[.D748]-[.D747]" office:value-type="float" office:value="-16634">
            <text:p>-16634</text:p>
          </table:table-cell>
          <table:table-cell table:number-columns-repeated="11"/>
        </table:table-row>
        <table:table-row table:style-name="ro1">
          <table:table-cell table:formula="of:=[.$A748]+RAND()*0.1" office:value-type="float" office:value="37.0844375881367">
            <text:p>37.0844375881</text:p>
          </table:table-cell>
          <table:table-cell table:formula="of:=PI()*[.$A749]" office:value-type="float" office:value="116.504196689399">
            <text:p>116.5041966894</text:p>
          </table:table-cell>
          <table:table-cell table:formula="of:=20*(500-499*COS([.$B749]*(1+RAND())))" office:value-type="float" office:value="6940.07006145985">
            <text:p>6940.0700614599</text:p>
          </table:table-cell>
          <table:table-cell table:formula="of:=INT([.C749])" office:value-type="float" office:value="6940">
            <text:p>6940</text:p>
          </table:table-cell>
          <table:table-cell table:formula="of:=[.D749]-[.D748]" office:value-type="float" office:value="5761">
            <text:p>5761</text:p>
          </table:table-cell>
          <table:table-cell table:number-columns-repeated="11"/>
        </table:table-row>
        <table:table-row table:style-name="ro1">
          <table:table-cell table:formula="of:=[.$A749]+RAND()*0.1" office:value-type="float" office:value="37.0926712721121">
            <text:p>37.0926712721</text:p>
          </table:table-cell>
          <table:table-cell table:formula="of:=PI()*[.$A750]" office:value-type="float" office:value="116.530063570489">
            <text:p>116.5300635705</text:p>
          </table:table-cell>
          <table:table-cell table:formula="of:=20*(500-499*COS([.$B750]*(1+RAND())))" office:value-type="float" office:value="18479.481987054">
            <text:p>18479.481987054</text:p>
          </table:table-cell>
          <table:table-cell table:formula="of:=INT([.C750])" office:value-type="float" office:value="18479">
            <text:p>18479</text:p>
          </table:table-cell>
          <table:table-cell table:formula="of:=[.D750]-[.D749]" office:value-type="float" office:value="11539">
            <text:p>11539</text:p>
          </table:table-cell>
          <table:table-cell table:number-columns-repeated="11"/>
        </table:table-row>
        <table:table-row table:style-name="ro1">
          <table:table-cell table:formula="of:=[.$A750]+RAND()*0.1" office:value-type="float" office:value="37.1570352092386">
            <text:p>37.1570352092</text:p>
          </table:table-cell>
          <table:table-cell table:formula="of:=PI()*[.$A751]" office:value-type="float" office:value="116.732268842521">
            <text:p>116.7322688425</text:p>
          </table:table-cell>
          <table:table-cell table:formula="of:=20*(500-499*COS([.$B751]*(1+RAND())))" office:value-type="float" office:value="18944.1439531459">
            <text:p>18944.1439531459</text:p>
          </table:table-cell>
          <table:table-cell table:formula="of:=INT([.C751])" office:value-type="float" office:value="18944">
            <text:p>18944</text:p>
          </table:table-cell>
          <table:table-cell table:formula="of:=[.D751]-[.D750]" office:value-type="float" office:value="465">
            <text:p>465</text:p>
          </table:table-cell>
          <table:table-cell table:number-columns-repeated="11"/>
        </table:table-row>
        <table:table-row table:style-name="ro1">
          <table:table-cell table:formula="of:=[.$A751]+RAND()*0.1" office:value-type="float" office:value="37.2253642282915">
            <text:p>37.2253642283</text:p>
          </table:table-cell>
          <table:table-cell table:formula="of:=PI()*[.$A752]" office:value-type="float" office:value="116.946930786805">
            <text:p>116.9469307868</text:p>
          </table:table-cell>
          <table:table-cell table:formula="of:=20*(500-499*COS([.$B752]*(1+RAND())))" office:value-type="float" office:value="1310.75120771789">
            <text:p>1310.7512077179</text:p>
          </table:table-cell>
          <table:table-cell table:formula="of:=INT([.C752])" office:value-type="float" office:value="1310">
            <text:p>1310</text:p>
          </table:table-cell>
          <table:table-cell table:formula="of:=[.D752]-[.D751]" office:value-type="float" office:value="-17634">
            <text:p>-17634</text:p>
          </table:table-cell>
          <table:table-cell table:number-columns-repeated="11"/>
        </table:table-row>
        <table:table-row table:style-name="ro1">
          <table:table-cell table:formula="of:=[.$A752]+RAND()*0.1" office:value-type="float" office:value="37.3173225041945">
            <text:p>37.3173225042</text:p>
          </table:table-cell>
          <table:table-cell table:formula="of:=PI()*[.$A753]" office:value-type="float" office:value="117.235826230818">
            <text:p>117.2358262308</text:p>
          </table:table-cell>
          <table:table-cell table:formula="of:=20*(500-499*COS([.$B753]*(1+RAND())))" office:value-type="float" office:value="17976.9814435789">
            <text:p>17976.9814435789</text:p>
          </table:table-cell>
          <table:table-cell table:formula="of:=INT([.C753])" office:value-type="float" office:value="17976">
            <text:p>17976</text:p>
          </table:table-cell>
          <table:table-cell table:formula="of:=[.D753]-[.D752]" office:value-type="float" office:value="16666">
            <text:p>16666</text:p>
          </table:table-cell>
          <table:table-cell table:number-columns-repeated="11"/>
        </table:table-row>
        <table:table-row table:style-name="ro1">
          <table:table-cell table:formula="of:=[.$A753]+RAND()*0.1" office:value-type="float" office:value="37.3636981990189">
            <text:p>37.363698199</text:p>
          </table:table-cell>
          <table:table-cell table:formula="of:=PI()*[.$A754]" office:value-type="float" office:value="117.381519772984">
            <text:p>117.381519773</text:p>
          </table:table-cell>
          <table:table-cell table:formula="of:=20*(500-499*COS([.$B754]*(1+RAND())))" office:value-type="float" office:value="5714.61427622051">
            <text:p>5714.6142762205</text:p>
          </table:table-cell>
          <table:table-cell table:formula="of:=INT([.C754])" office:value-type="float" office:value="5714">
            <text:p>5714</text:p>
          </table:table-cell>
          <table:table-cell table:formula="of:=[.D754]-[.D753]" office:value-type="float" office:value="-12262">
            <text:p>-12262</text:p>
          </table:table-cell>
          <table:table-cell table:number-columns-repeated="11"/>
        </table:table-row>
        <table:table-row table:style-name="ro1">
          <table:table-cell table:formula="of:=[.$A754]+RAND()*0.1" office:value-type="float" office:value="37.4153592192568">
            <text:p>37.4153592193</text:p>
          </table:table-cell>
          <table:table-cell table:formula="of:=PI()*[.$A755]" office:value-type="float" office:value="117.54381765464">
            <text:p>117.5438176546</text:p>
          </table:table-cell>
          <table:table-cell table:formula="of:=20*(500-499*COS([.$B755]*(1+RAND())))" office:value-type="float" office:value="518.448505530993">
            <text:p>518.448505531</text:p>
          </table:table-cell>
          <table:table-cell table:formula="of:=INT([.C755])" office:value-type="float" office:value="518">
            <text:p>518</text:p>
          </table:table-cell>
          <table:table-cell table:formula="of:=[.D755]-[.D754]" office:value-type="float" office:value="-5196">
            <text:p>-5196</text:p>
          </table:table-cell>
          <table:table-cell table:number-columns-repeated="11"/>
        </table:table-row>
        <table:table-row table:style-name="ro1">
          <table:table-cell table:formula="of:=[.$A755]+RAND()*0.1" office:value-type="float" office:value="37.502383900201">
            <text:p>37.5023839002</text:p>
          </table:table-cell>
          <table:table-cell table:formula="of:=PI()*[.$A756]" office:value-type="float" office:value="117.817213752976">
            <text:p>117.817213753</text:p>
          </table:table-cell>
          <table:table-cell table:formula="of:=20*(500-499*COS([.$B756]*(1+RAND())))" office:value-type="float" office:value="3904.09023766584">
            <text:p>3904.0902376659</text:p>
          </table:table-cell>
          <table:table-cell table:formula="of:=INT([.C756])" office:value-type="float" office:value="3904">
            <text:p>3904</text:p>
          </table:table-cell>
          <table:table-cell table:formula="of:=[.D756]-[.D755]" office:value-type="float" office:value="3386">
            <text:p>3386</text:p>
          </table:table-cell>
          <table:table-cell table:number-columns-repeated="11"/>
        </table:table-row>
        <table:table-row table:style-name="ro1">
          <table:table-cell table:formula="of:=[.$A756]+RAND()*0.1" office:value-type="float" office:value="37.5538764605765">
            <text:p>37.5538764606</text:p>
          </table:table-cell>
          <table:table-cell table:formula="of:=PI()*[.$A757]" office:value-type="float" office:value="117.978982402366">
            <text:p>117.9789824024</text:p>
          </table:table-cell>
          <table:table-cell table:formula="of:=20*(500-499*COS([.$B757]*(1+RAND())))" office:value-type="float" office:value="12411.8601066884">
            <text:p>12411.8601066884</text:p>
          </table:table-cell>
          <table:table-cell table:formula="of:=INT([.C757])" office:value-type="float" office:value="12411">
            <text:p>12411</text:p>
          </table:table-cell>
          <table:table-cell table:formula="of:=[.D757]-[.D756]" office:value-type="float" office:value="8507">
            <text:p>8507</text:p>
          </table:table-cell>
          <table:table-cell table:number-columns-repeated="11"/>
        </table:table-row>
        <table:table-row table:style-name="ro1">
          <table:table-cell table:formula="of:=[.$A757]+RAND()*0.1" office:value-type="float" office:value="37.5570495278109">
            <text:p>37.5570495278</text:p>
          </table:table-cell>
          <table:table-cell table:formula="of:=PI()*[.$A758]" office:value-type="float" office:value="117.988950887079">
            <text:p>117.9889508871</text:p>
          </table:table-cell>
          <table:table-cell table:formula="of:=20*(500-499*COS([.$B758]*(1+RAND())))" office:value-type="float" office:value="17870.795229061">
            <text:p>17870.795229061</text:p>
          </table:table-cell>
          <table:table-cell table:formula="of:=INT([.C758])" office:value-type="float" office:value="17870">
            <text:p>17870</text:p>
          </table:table-cell>
          <table:table-cell table:formula="of:=[.D758]-[.D757]" office:value-type="float" office:value="5459">
            <text:p>5459</text:p>
          </table:table-cell>
          <table:table-cell table:number-columns-repeated="11"/>
        </table:table-row>
        <table:table-row table:style-name="ro1">
          <table:table-cell table:formula="of:=[.$A758]+RAND()*0.1" office:value-type="float" office:value="37.5853354814463">
            <text:p>37.5853354814</text:p>
          </table:table-cell>
          <table:table-cell table:formula="of:=PI()*[.$A759]" office:value-type="float" office:value="118.077813831219">
            <text:p>118.0778138312</text:p>
          </table:table-cell>
          <table:table-cell table:formula="of:=20*(500-499*COS([.$B759]*(1+RAND())))" office:value-type="float" office:value="19840.0609280227">
            <text:p>19840.0609280227</text:p>
          </table:table-cell>
          <table:table-cell table:formula="of:=INT([.C759])" office:value-type="float" office:value="19840">
            <text:p>19840</text:p>
          </table:table-cell>
          <table:table-cell table:formula="of:=[.D759]-[.D758]" office:value-type="float" office:value="1970">
            <text:p>1970</text:p>
          </table:table-cell>
          <table:table-cell table:number-columns-repeated="11"/>
        </table:table-row>
        <table:table-row table:style-name="ro1">
          <table:table-cell table:formula="of:=[.$A759]+RAND()*0.1" office:value-type="float" office:value="37.6596968182363">
            <text:p>37.6596968182</text:p>
          </table:table-cell>
          <table:table-cell table:formula="of:=PI()*[.$A760]" office:value-type="float" office:value="118.31142686059">
            <text:p>118.3114268606</text:p>
          </table:table-cell>
          <table:table-cell table:formula="of:=20*(500-499*COS([.$B760]*(1+RAND())))" office:value-type="float" office:value="18071.6026360216">
            <text:p>18071.6026360216</text:p>
          </table:table-cell>
          <table:table-cell table:formula="of:=INT([.C760])" office:value-type="float" office:value="18071">
            <text:p>18071</text:p>
          </table:table-cell>
          <table:table-cell table:formula="of:=[.D760]-[.D759]" office:value-type="float" office:value="-1769">
            <text:p>-1769</text:p>
          </table:table-cell>
          <table:table-cell table:number-columns-repeated="11"/>
        </table:table-row>
        <table:table-row table:style-name="ro1">
          <table:table-cell table:formula="of:=[.$A760]+RAND()*0.1" office:value-type="float" office:value="37.7371551949066">
            <text:p>37.7371551949</text:p>
          </table:table-cell>
          <table:table-cell table:formula="of:=PI()*[.$A761]" office:value-type="float" office:value="118.554769527696">
            <text:p>118.5547695277</text:p>
          </table:table-cell>
          <table:table-cell table:formula="of:=20*(500-499*COS([.$B761]*(1+RAND())))" office:value-type="float" office:value="11429.6880173293">
            <text:p>11429.6880173293</text:p>
          </table:table-cell>
          <table:table-cell table:formula="of:=INT([.C761])" office:value-type="float" office:value="11429">
            <text:p>11429</text:p>
          </table:table-cell>
          <table:table-cell table:formula="of:=[.D761]-[.D760]" office:value-type="float" office:value="-6642">
            <text:p>-6642</text:p>
          </table:table-cell>
          <table:table-cell table:number-columns-repeated="11"/>
        </table:table-row>
        <table:table-row table:style-name="ro1">
          <table:table-cell table:formula="of:=[.$A761]+RAND()*0.1" office:value-type="float" office:value="37.7793734162115">
            <text:p>37.7793734162</text:p>
          </table:table-cell>
          <table:table-cell table:formula="of:=PI()*[.$A762]" office:value-type="float" office:value="118.687401981596">
            <text:p>118.6874019816</text:p>
          </table:table-cell>
          <table:table-cell table:formula="of:=20*(500-499*COS([.$B762]*(1+RAND())))" office:value-type="float" office:value="14307.0314266567">
            <text:p>14307.0314266567</text:p>
          </table:table-cell>
          <table:table-cell table:formula="of:=INT([.C762])" office:value-type="float" office:value="14307">
            <text:p>14307</text:p>
          </table:table-cell>
          <table:table-cell table:formula="of:=[.D762]-[.D761]" office:value-type="float" office:value="2878">
            <text:p>2878</text:p>
          </table:table-cell>
          <table:table-cell table:number-columns-repeated="11"/>
        </table:table-row>
        <table:table-row table:style-name="ro1">
          <table:table-cell table:formula="of:=[.$A762]+RAND()*0.1" office:value-type="float" office:value="37.8393007049337">
            <text:p>37.8393007049</text:p>
          </table:table-cell>
          <table:table-cell table:formula="of:=PI()*[.$A763]" office:value-type="float" office:value="118.875669111595">
            <text:p>118.8756691116</text:p>
          </table:table-cell>
          <table:table-cell table:formula="of:=20*(500-499*COS([.$B763]*(1+RAND())))" office:value-type="float" office:value="18405.1391611415">
            <text:p>18405.1391611415</text:p>
          </table:table-cell>
          <table:table-cell table:formula="of:=INT([.C763])" office:value-type="float" office:value="18405">
            <text:p>18405</text:p>
          </table:table-cell>
          <table:table-cell table:formula="of:=[.D763]-[.D762]" office:value-type="float" office:value="4098">
            <text:p>4098</text:p>
          </table:table-cell>
          <table:table-cell table:number-columns-repeated="11"/>
        </table:table-row>
        <table:table-row table:style-name="ro1">
          <table:table-cell table:formula="of:=[.$A763]+RAND()*0.1" office:value-type="float" office:value="37.8638282907661">
            <text:p>37.8638282908</text:p>
          </table:table-cell>
          <table:table-cell table:formula="of:=PI()*[.$A764]" office:value-type="float" office:value="118.952724795056">
            <text:p>118.9527247951</text:p>
          </table:table-cell>
          <table:table-cell table:formula="of:=20*(500-499*COS([.$B764]*(1+RAND())))" office:value-type="float" office:value="8511.87585332785">
            <text:p>8511.8758533279</text:p>
          </table:table-cell>
          <table:table-cell table:formula="of:=INT([.C764])" office:value-type="float" office:value="8511">
            <text:p>8511</text:p>
          </table:table-cell>
          <table:table-cell table:formula="of:=[.D764]-[.D763]" office:value-type="float" office:value="-9894">
            <text:p>-9894</text:p>
          </table:table-cell>
          <table:table-cell table:number-columns-repeated="11"/>
        </table:table-row>
        <table:table-row table:style-name="ro1">
          <table:table-cell table:formula="of:=[.$A764]+RAND()*0.1" office:value-type="float" office:value="37.9546263989061">
            <text:p>37.9546263989</text:p>
          </table:table-cell>
          <table:table-cell table:formula="of:=PI()*[.$A765]" office:value-type="float" office:value="119.237975464549">
            <text:p>119.2379754645</text:p>
          </table:table-cell>
          <table:table-cell table:formula="of:=20*(500-499*COS([.$B765]*(1+RAND())))" office:value-type="float" office:value="6890.00089479927">
            <text:p>6890.0008947993</text:p>
          </table:table-cell>
          <table:table-cell table:formula="of:=INT([.C765])" office:value-type="float" office:value="6890">
            <text:p>6890</text:p>
          </table:table-cell>
          <table:table-cell table:formula="of:=[.D765]-[.D764]" office:value-type="float" office:value="-1621">
            <text:p>-1621</text:p>
          </table:table-cell>
          <table:table-cell table:number-columns-repeated="11"/>
        </table:table-row>
        <table:table-row table:style-name="ro1">
          <table:table-cell table:formula="of:=[.$A765]+RAND()*0.1" office:value-type="float" office:value="37.9808947714977">
            <text:p>37.9808947715</text:p>
          </table:table-cell>
          <table:table-cell table:formula="of:=PI()*[.$A766]" office:value-type="float" office:value="119.320499990904">
            <text:p>119.3204999909</text:p>
          </table:table-cell>
          <table:table-cell table:formula="of:=20*(500-499*COS([.$B766]*(1+RAND())))" office:value-type="float" office:value="6323.5562266527">
            <text:p>6323.5562266527</text:p>
          </table:table-cell>
          <table:table-cell table:formula="of:=INT([.C766])" office:value-type="float" office:value="6323">
            <text:p>6323</text:p>
          </table:table-cell>
          <table:table-cell table:formula="of:=[.D766]-[.D765]" office:value-type="float" office:value="-567">
            <text:p>-567</text:p>
          </table:table-cell>
          <table:table-cell table:number-columns-repeated="11"/>
        </table:table-row>
        <table:table-row table:style-name="ro1">
          <table:table-cell table:formula="of:=[.$A766]+RAND()*0.1" office:value-type="float" office:value="38.0001891898457">
            <text:p>38.0001891898</text:p>
          </table:table-cell>
          <table:table-cell table:formula="of:=PI()*[.$A767]" office:value-type="float" office:value="119.381115193842">
            <text:p>119.3811151938</text:p>
          </table:table-cell>
          <table:table-cell table:formula="of:=20*(500-499*COS([.$B767]*(1+RAND())))" office:value-type="float" office:value="18195.2964018976">
            <text:p>18195.2964018976</text:p>
          </table:table-cell>
          <table:table-cell table:formula="of:=INT([.C767])" office:value-type="float" office:value="18195">
            <text:p>18195</text:p>
          </table:table-cell>
          <table:table-cell table:formula="of:=[.D767]-[.D766]" office:value-type="float" office:value="11872">
            <text:p>11872</text:p>
          </table:table-cell>
          <table:table-cell table:number-columns-repeated="11"/>
        </table:table-row>
        <table:table-row table:style-name="ro1">
          <table:table-cell table:formula="of:=[.$A767]+RAND()*0.1" office:value-type="float" office:value="38.032377527887">
            <text:p>38.0323775279</text:p>
          </table:table-cell>
          <table:table-cell table:formula="of:=PI()*[.$A768]" office:value-type="float" office:value="119.482237840163">
            <text:p>119.4822378402</text:p>
          </table:table-cell>
          <table:table-cell table:formula="of:=20*(500-499*COS([.$B768]*(1+RAND())))" office:value-type="float" office:value="15759.4668373463">
            <text:p>15759.4668373463</text:p>
          </table:table-cell>
          <table:table-cell table:formula="of:=INT([.C768])" office:value-type="float" office:value="15759">
            <text:p>15759</text:p>
          </table:table-cell>
          <table:table-cell table:formula="of:=[.D768]-[.D767]" office:value-type="float" office:value="-2436">
            <text:p>-2436</text:p>
          </table:table-cell>
          <table:table-cell table:number-columns-repeated="11"/>
        </table:table-row>
        <table:table-row table:style-name="ro1">
          <table:table-cell table:formula="of:=[.$A768]+RAND()*0.1" office:value-type="float" office:value="38.0938963821158">
            <text:p>38.0938963821</text:p>
          </table:table-cell>
          <table:table-cell table:formula="of:=PI()*[.$A769]" office:value-type="float" office:value="119.675505020666">
            <text:p>119.6755050207</text:p>
          </table:table-cell>
          <table:table-cell table:formula="of:=20*(500-499*COS([.$B769]*(1+RAND())))" office:value-type="float" office:value="14296.4050198059">
            <text:p>14296.4050198059</text:p>
          </table:table-cell>
          <table:table-cell table:formula="of:=INT([.C769])" office:value-type="float" office:value="14296">
            <text:p>14296</text:p>
          </table:table-cell>
          <table:table-cell table:formula="of:=[.D769]-[.D768]" office:value-type="float" office:value="-1463">
            <text:p>-1463</text:p>
          </table:table-cell>
          <table:table-cell table:number-columns-repeated="11"/>
        </table:table-row>
        <table:table-row table:style-name="ro1">
          <table:table-cell table:formula="of:=[.$A769]+RAND()*0.1" office:value-type="float" office:value="38.107787862001">
            <text:p>38.107787862</text:p>
          </table:table-cell>
          <table:table-cell table:formula="of:=PI()*[.$A770]" office:value-type="float" office:value="119.719146391821">
            <text:p>119.7191463918</text:p>
          </table:table-cell>
          <table:table-cell table:formula="of:=20*(500-499*COS([.$B770]*(1+RAND())))" office:value-type="float" office:value="19852.5258754757">
            <text:p>19852.5258754757</text:p>
          </table:table-cell>
          <table:table-cell table:formula="of:=INT([.C770])" office:value-type="float" office:value="19852">
            <text:p>19852</text:p>
          </table:table-cell>
          <table:table-cell table:formula="of:=[.D770]-[.D769]" office:value-type="float" office:value="5556">
            <text:p>5556</text:p>
          </table:table-cell>
          <table:table-cell table:number-columns-repeated="11"/>
        </table:table-row>
        <table:table-row table:style-name="ro1">
          <table:table-cell table:formula="of:=[.$A770]+RAND()*0.1" office:value-type="float" office:value="38.1597218304407">
            <text:p>38.1597218304</text:p>
          </table:table-cell>
          <table:table-cell table:formula="of:=PI()*[.$A771]" office:value-type="float" office:value="119.882301765543">
            <text:p>119.8823017655</text:p>
          </table:table-cell>
          <table:table-cell table:formula="of:=20*(500-499*COS([.$B771]*(1+RAND())))" office:value-type="float" office:value="19260.8050493563">
            <text:p>19260.8050493563</text:p>
          </table:table-cell>
          <table:table-cell table:formula="of:=INT([.C771])" office:value-type="float" office:value="19260">
            <text:p>19260</text:p>
          </table:table-cell>
          <table:table-cell table:formula="of:=[.D771]-[.D770]" office:value-type="float" office:value="-592">
            <text:p>-592</text:p>
          </table:table-cell>
          <table:table-cell table:number-columns-repeated="11"/>
        </table:table-row>
        <table:table-row table:style-name="ro1">
          <table:table-cell table:formula="of:=[.$A771]+RAND()*0.1" office:value-type="float" office:value="38.2484150656965">
            <text:p>38.2484150657</text:p>
          </table:table-cell>
          <table:table-cell table:formula="of:=PI()*[.$A772]" office:value-type="float" office:value="120.160939781845">
            <text:p>120.1609397818</text:p>
          </table:table-cell>
          <table:table-cell table:formula="of:=20*(500-499*COS([.$B772]*(1+RAND())))" office:value-type="float" office:value="3869.86253285885">
            <text:p>3869.8625328589</text:p>
          </table:table-cell>
          <table:table-cell table:formula="of:=INT([.C772])" office:value-type="float" office:value="3869">
            <text:p>3869</text:p>
          </table:table-cell>
          <table:table-cell table:formula="of:=[.D772]-[.D771]" office:value-type="float" office:value="-15391">
            <text:p>-15391</text:p>
          </table:table-cell>
          <table:table-cell table:number-columns-repeated="11"/>
        </table:table-row>
        <table:table-row table:style-name="ro1">
          <table:table-cell table:formula="of:=[.$A772]+RAND()*0.1" office:value-type="float" office:value="38.254418709036">
            <text:p>38.254418709</text:p>
          </table:table-cell>
          <table:table-cell table:formula="of:=PI()*[.$A773]" office:value-type="float" office:value="120.179800783655">
            <text:p>120.1798007837</text:p>
          </table:table-cell>
          <table:table-cell table:formula="of:=20*(500-499*COS([.$B773]*(1+RAND())))" office:value-type="float" office:value="15265.6540487852">
            <text:p>15265.6540487852</text:p>
          </table:table-cell>
          <table:table-cell table:formula="of:=INT([.C773])" office:value-type="float" office:value="15265">
            <text:p>15265</text:p>
          </table:table-cell>
          <table:table-cell table:formula="of:=[.D773]-[.D772]" office:value-type="float" office:value="11396">
            <text:p>11396</text:p>
          </table:table-cell>
          <table:table-cell table:number-columns-repeated="11"/>
        </table:table-row>
        <table:table-row table:style-name="ro1">
          <table:table-cell table:formula="of:=[.$A773]+RAND()*0.1" office:value-type="float" office:value="38.257952137338">
            <text:p>38.2579521373</text:p>
          </table:table-cell>
          <table:table-cell table:formula="of:=PI()*[.$A774]" office:value-type="float" office:value="120.190901376051">
            <text:p>120.1909013761</text:p>
          </table:table-cell>
          <table:table-cell table:formula="of:=20*(500-499*COS([.$B774]*(1+RAND())))" office:value-type="float" office:value="5689.657462358">
            <text:p>5689.657462358</text:p>
          </table:table-cell>
          <table:table-cell table:formula="of:=INT([.C774])" office:value-type="float" office:value="5689">
            <text:p>5689</text:p>
          </table:table-cell>
          <table:table-cell table:formula="of:=[.D774]-[.D773]" office:value-type="float" office:value="-9576">
            <text:p>-9576</text:p>
          </table:table-cell>
          <table:table-cell table:number-columns-repeated="11"/>
        </table:table-row>
        <table:table-row table:style-name="ro1">
          <table:table-cell table:formula="of:=[.$A774]+RAND()*0.1" office:value-type="float" office:value="38.2632904989645">
            <text:p>38.263290499</text:p>
          </table:table-cell>
          <table:table-cell table:formula="of:=PI()*[.$A775]" office:value-type="float" office:value="120.207672333719">
            <text:p>120.2076723337</text:p>
          </table:table-cell>
          <table:table-cell table:formula="of:=20*(500-499*COS([.$B775]*(1+RAND())))" office:value-type="float" office:value="19968.8511514055">
            <text:p>19968.8511514055</text:p>
          </table:table-cell>
          <table:table-cell table:formula="of:=INT([.C775])" office:value-type="float" office:value="19968">
            <text:p>19968</text:p>
          </table:table-cell>
          <table:table-cell table:formula="of:=[.D775]-[.D774]" office:value-type="float" office:value="14279">
            <text:p>14279</text:p>
          </table:table-cell>
          <table:table-cell table:number-columns-repeated="11"/>
        </table:table-row>
        <table:table-row table:style-name="ro1">
          <table:table-cell table:formula="of:=[.$A775]+RAND()*0.1" office:value-type="float" office:value="38.2936459737365">
            <text:p>38.2936459737</text:p>
          </table:table-cell>
          <table:table-cell table:formula="of:=PI()*[.$A776]" office:value-type="float" office:value="120.303036870259">
            <text:p>120.3030368703</text:p>
          </table:table-cell>
          <table:table-cell table:formula="of:=20*(500-499*COS([.$B776]*(1+RAND())))" office:value-type="float" office:value="11513.3647916854">
            <text:p>11513.3647916854</text:p>
          </table:table-cell>
          <table:table-cell table:formula="of:=INT([.C776])" office:value-type="float" office:value="11513">
            <text:p>11513</text:p>
          </table:table-cell>
          <table:table-cell table:formula="of:=[.D776]-[.D775]" office:value-type="float" office:value="-8455">
            <text:p>-8455</text:p>
          </table:table-cell>
          <table:table-cell table:number-columns-repeated="11"/>
        </table:table-row>
        <table:table-row table:style-name="ro1">
          <table:table-cell table:formula="of:=[.$A776]+RAND()*0.1" office:value-type="float" office:value="38.3148341071792">
            <text:p>38.3148341072</text:p>
          </table:table-cell>
          <table:table-cell table:formula="of:=PI()*[.$A777]" office:value-type="float" office:value="120.369601354626">
            <text:p>120.3696013546</text:p>
          </table:table-cell>
          <table:table-cell table:formula="of:=20*(500-499*COS([.$B777]*(1+RAND())))" office:value-type="float" office:value="7727.07579470164">
            <text:p>7727.0757947016</text:p>
          </table:table-cell>
          <table:table-cell table:formula="of:=INT([.C777])" office:value-type="float" office:value="7727">
            <text:p>7727</text:p>
          </table:table-cell>
          <table:table-cell table:formula="of:=[.D777]-[.D776]" office:value-type="float" office:value="-3786">
            <text:p>-3786</text:p>
          </table:table-cell>
          <table:table-cell table:number-columns-repeated="11"/>
        </table:table-row>
        <table:table-row table:style-name="ro1">
          <table:table-cell table:formula="of:=[.$A777]+RAND()*0.1" office:value-type="float" office:value="38.3697631730698">
            <text:p>38.3697631731</text:p>
          </table:table-cell>
          <table:table-cell table:formula="of:=PI()*[.$A778]" office:value-type="float" office:value="120.542166104496">
            <text:p>120.5421661045</text:p>
          </table:table-cell>
          <table:table-cell table:formula="of:=20*(500-499*COS([.$B778]*(1+RAND())))" office:value-type="float" office:value="19947.9472135693">
            <text:p>19947.9472135693</text:p>
          </table:table-cell>
          <table:table-cell table:formula="of:=INT([.C778])" office:value-type="float" office:value="19947">
            <text:p>19947</text:p>
          </table:table-cell>
          <table:table-cell table:formula="of:=[.D778]-[.D777]" office:value-type="float" office:value="12220">
            <text:p>12220</text:p>
          </table:table-cell>
          <table:table-cell table:number-columns-repeated="11"/>
        </table:table-row>
        <table:table-row table:style-name="ro1">
          <table:table-cell table:formula="of:=[.$A778]+RAND()*0.1" office:value-type="float" office:value="38.4369844300207">
            <text:p>38.43698443</text:p>
          </table:table-cell>
          <table:table-cell table:formula="of:=PI()*[.$A779]" office:value-type="float" office:value="120.753347911498">
            <text:p>120.7533479115</text:p>
          </table:table-cell>
          <table:table-cell table:formula="of:=20*(500-499*COS([.$B779]*(1+RAND())))" office:value-type="float" office:value="12963.6617120112">
            <text:p>12963.6617120112</text:p>
          </table:table-cell>
          <table:table-cell table:formula="of:=INT([.C779])" office:value-type="float" office:value="12963">
            <text:p>12963</text:p>
          </table:table-cell>
          <table:table-cell table:formula="of:=[.D779]-[.D778]" office:value-type="float" office:value="-6984">
            <text:p>-6984</text:p>
          </table:table-cell>
          <table:table-cell table:number-columns-repeated="11"/>
        </table:table-row>
        <table:table-row table:style-name="ro1">
          <table:table-cell table:formula="of:=[.$A779]+RAND()*0.1" office:value-type="float" office:value="38.4633172099479">
            <text:p>38.4633172099</text:p>
          </table:table-cell>
          <table:table-cell table:formula="of:=PI()*[.$A780]" office:value-type="float" office:value="120.836074779466">
            <text:p>120.8360747795</text:p>
          </table:table-cell>
          <table:table-cell table:formula="of:=20*(500-499*COS([.$B780]*(1+RAND())))" office:value-type="float" office:value="6137.67376573177">
            <text:p>6137.6737657318</text:p>
          </table:table-cell>
          <table:table-cell table:formula="of:=INT([.C780])" office:value-type="float" office:value="6137">
            <text:p>6137</text:p>
          </table:table-cell>
          <table:table-cell table:formula="of:=[.D780]-[.D779]" office:value-type="float" office:value="-6826">
            <text:p>-6826</text:p>
          </table:table-cell>
          <table:table-cell table:number-columns-repeated="11"/>
        </table:table-row>
        <table:table-row table:style-name="ro1">
          <table:table-cell table:formula="of:=[.$A780]+RAND()*0.1" office:value-type="float" office:value="38.5264799598605">
            <text:p>38.5264799599</text:p>
          </table:table-cell>
          <table:table-cell table:formula="of:=PI()*[.$A781]" office:value-type="float" office:value="121.034506410572">
            <text:p>121.0345064106</text:p>
          </table:table-cell>
          <table:table-cell table:formula="of:=20*(500-499*COS([.$B781]*(1+RAND())))" office:value-type="float" office:value="15120.1447087558">
            <text:p>15120.1447087558</text:p>
          </table:table-cell>
          <table:table-cell table:formula="of:=INT([.C781])" office:value-type="float" office:value="15120">
            <text:p>15120</text:p>
          </table:table-cell>
          <table:table-cell table:formula="of:=[.D781]-[.D780]" office:value-type="float" office:value="8983">
            <text:p>8983</text:p>
          </table:table-cell>
          <table:table-cell table:number-columns-repeated="11"/>
        </table:table-row>
        <table:table-row table:style-name="ro1">
          <table:table-cell table:formula="of:=[.$A781]+RAND()*0.1" office:value-type="float" office:value="38.5580651539844">
            <text:p>38.558065154</text:p>
          </table:table-cell>
          <table:table-cell table:formula="of:=PI()*[.$A782]" office:value-type="float" office:value="121.133734224394">
            <text:p>121.1337342244</text:p>
          </table:table-cell>
          <table:table-cell table:formula="of:=20*(500-499*COS([.$B782]*(1+RAND())))" office:value-type="float" office:value="39.5311163659233">
            <text:p>39.5311163659</text:p>
          </table:table-cell>
          <table:table-cell table:formula="of:=INT([.C782])" office:value-type="float" office:value="39">
            <text:p>39</text:p>
          </table:table-cell>
          <table:table-cell table:formula="of:=[.D782]-[.D781]" office:value-type="float" office:value="-15081">
            <text:p>-15081</text:p>
          </table:table-cell>
          <table:table-cell table:number-columns-repeated="11"/>
        </table:table-row>
        <table:table-row table:style-name="ro1">
          <table:table-cell table:formula="of:=[.$A782]+RAND()*0.1" office:value-type="float" office:value="38.6527269529645">
            <text:p>38.652726953</text:p>
          </table:table-cell>
          <table:table-cell table:formula="of:=PI()*[.$A783]" office:value-type="float" office:value="121.431123036645">
            <text:p>121.4311230366</text:p>
          </table:table-cell>
          <table:table-cell table:formula="of:=20*(500-499*COS([.$B783]*(1+RAND())))" office:value-type="float" office:value="729.008668030262">
            <text:p>729.0086680303</text:p>
          </table:table-cell>
          <table:table-cell table:formula="of:=INT([.C783])" office:value-type="float" office:value="729">
            <text:p>729</text:p>
          </table:table-cell>
          <table:table-cell table:formula="of:=[.D783]-[.D782]" office:value-type="float" office:value="690">
            <text:p>690</text:p>
          </table:table-cell>
          <table:table-cell table:number-columns-repeated="11"/>
        </table:table-row>
        <table:table-row table:style-name="ro1">
          <table:table-cell table:formula="of:=[.$A783]+RAND()*0.1" office:value-type="float" office:value="38.7078479787801">
            <text:p>38.7078479788</text:p>
          </table:table-cell>
          <table:table-cell table:formula="of:=PI()*[.$A784]" office:value-type="float" office:value="121.604290846406">
            <text:p>121.6042908464</text:p>
          </table:table-cell>
          <table:table-cell table:formula="of:=20*(500-499*COS([.$B784]*(1+RAND())))" office:value-type="float" office:value="16151.6283929848">
            <text:p>16151.6283929848</text:p>
          </table:table-cell>
          <table:table-cell table:formula="of:=INT([.C784])" office:value-type="float" office:value="16151">
            <text:p>16151</text:p>
          </table:table-cell>
          <table:table-cell table:formula="of:=[.D784]-[.D783]" office:value-type="float" office:value="15422">
            <text:p>15422</text:p>
          </table:table-cell>
          <table:table-cell table:number-columns-repeated="11"/>
        </table:table-row>
        <table:table-row table:style-name="ro1">
          <table:table-cell table:formula="of:=[.$A784]+RAND()*0.1" office:value-type="float" office:value="38.7858088677284">
            <text:p>38.7858088677</text:p>
          </table:table-cell>
          <table:table-cell table:formula="of:=PI()*[.$A785]" office:value-type="float" office:value="121.849212202393">
            <text:p>121.8492122024</text:p>
          </table:table-cell>
          <table:table-cell table:formula="of:=20*(500-499*COS([.$B785]*(1+RAND())))" office:value-type="float" office:value="13354.5855711131">
            <text:p>13354.5855711131</text:p>
          </table:table-cell>
          <table:table-cell table:formula="of:=INT([.C785])" office:value-type="float" office:value="13354">
            <text:p>13354</text:p>
          </table:table-cell>
          <table:table-cell table:formula="of:=[.D785]-[.D784]" office:value-type="float" office:value="-2797">
            <text:p>-2797</text:p>
          </table:table-cell>
          <table:table-cell table:number-columns-repeated="11"/>
        </table:table-row>
        <table:table-row table:style-name="ro1">
          <table:table-cell table:formula="of:=[.$A785]+RAND()*0.1" office:value-type="float" office:value="38.8321316869464">
            <text:p>38.8321316869</text:p>
          </table:table-cell>
          <table:table-cell table:formula="of:=PI()*[.$A786]" office:value-type="float" office:value="121.994739630942">
            <text:p>121.9947396309</text:p>
          </table:table-cell>
          <table:table-cell table:formula="of:=20*(500-499*COS([.$B786]*(1+RAND())))" office:value-type="float" office:value="11173.8456819931">
            <text:p>11173.8456819931</text:p>
          </table:table-cell>
          <table:table-cell table:formula="of:=INT([.C786])" office:value-type="float" office:value="11173">
            <text:p>11173</text:p>
          </table:table-cell>
          <table:table-cell table:formula="of:=[.D786]-[.D785]" office:value-type="float" office:value="-2181">
            <text:p>-2181</text:p>
          </table:table-cell>
          <table:table-cell table:number-columns-repeated="11"/>
        </table:table-row>
        <table:table-row table:style-name="ro1">
          <table:table-cell table:formula="of:=[.$A786]+RAND()*0.1" office:value-type="float" office:value="38.8742773937062">
            <text:p>38.8742773937</text:p>
          </table:table-cell>
          <table:table-cell table:formula="of:=PI()*[.$A787]" office:value-type="float" office:value="122.127144273679">
            <text:p>122.1271442737</text:p>
          </table:table-cell>
          <table:table-cell table:formula="of:=20*(500-499*COS([.$B787]*(1+RAND())))" office:value-type="float" office:value="17389.8303028598">
            <text:p>17389.8303028598</text:p>
          </table:table-cell>
          <table:table-cell table:formula="of:=INT([.C787])" office:value-type="float" office:value="17389">
            <text:p>17389</text:p>
          </table:table-cell>
          <table:table-cell table:formula="of:=[.D787]-[.D786]" office:value-type="float" office:value="6216">
            <text:p>6216</text:p>
          </table:table-cell>
          <table:table-cell table:number-columns-repeated="11"/>
        </table:table-row>
        <table:table-row table:style-name="ro1">
          <table:table-cell table:formula="of:=[.$A787]+RAND()*0.1" office:value-type="float" office:value="38.90373084303">
            <text:p>38.903730843</text:p>
          </table:table-cell>
          <table:table-cell table:formula="of:=PI()*[.$A788]" office:value-type="float" office:value="122.219675013698">
            <text:p>122.2196750137</text:p>
          </table:table-cell>
          <table:table-cell table:formula="of:=20*(500-499*COS([.$B788]*(1+RAND())))" office:value-type="float" office:value="19460.0954233808">
            <text:p>19460.0954233808</text:p>
          </table:table-cell>
          <table:table-cell table:formula="of:=INT([.C788])" office:value-type="float" office:value="19460">
            <text:p>19460</text:p>
          </table:table-cell>
          <table:table-cell table:formula="of:=[.D788]-[.D787]" office:value-type="float" office:value="2071">
            <text:p>2071</text:p>
          </table:table-cell>
          <table:table-cell table:number-columns-repeated="11"/>
        </table:table-row>
        <table:table-row table:style-name="ro1">
          <table:table-cell table:formula="of:=[.$A788]+RAND()*0.1" office:value-type="float" office:value="38.9532267294825">
            <text:p>38.9532267295</text:p>
          </table:table-cell>
          <table:table-cell table:formula="of:=PI()*[.$A789]" office:value-type="float" office:value="122.37517092696">
            <text:p>122.375170927</text:p>
          </table:table-cell>
          <table:table-cell table:formula="of:=20*(500-499*COS([.$B789]*(1+RAND())))" office:value-type="float" office:value="8935.00236699521">
            <text:p>8935.0023669952</text:p>
          </table:table-cell>
          <table:table-cell table:formula="of:=INT([.C789])" office:value-type="float" office:value="8935">
            <text:p>8935</text:p>
          </table:table-cell>
          <table:table-cell table:formula="of:=[.D789]-[.D788]" office:value-type="float" office:value="-10525">
            <text:p>-10525</text:p>
          </table:table-cell>
          <table:table-cell table:number-columns-repeated="11"/>
        </table:table-row>
        <table:table-row table:style-name="ro1">
          <table:table-cell table:formula="of:=[.$A789]+RAND()*0.1" office:value-type="float" office:value="39.0236583898776">
            <text:p>39.0236583899</text:p>
          </table:table-cell>
          <table:table-cell table:formula="of:=PI()*[.$A790]" office:value-type="float" office:value="122.596438513837">
            <text:p>122.5964385138</text:p>
          </table:table-cell>
          <table:table-cell table:formula="of:=20*(500-499*COS([.$B790]*(1+RAND())))" office:value-type="float" office:value="927.337981174076">
            <text:p>927.3379811741</text:p>
          </table:table-cell>
          <table:table-cell table:formula="of:=INT([.C790])" office:value-type="float" office:value="927">
            <text:p>927</text:p>
          </table:table-cell>
          <table:table-cell table:formula="of:=[.D790]-[.D789]" office:value-type="float" office:value="-8008">
            <text:p>-8008</text:p>
          </table:table-cell>
          <table:table-cell table:number-columns-repeated="11"/>
        </table:table-row>
        <table:table-row table:style-name="ro1">
          <table:table-cell table:formula="of:=[.$A790]+RAND()*0.1" office:value-type="float" office:value="39.0274731760379">
            <text:p>39.027473176</text:p>
          </table:table-cell>
          <table:table-cell table:formula="of:=PI()*[.$A791]" office:value-type="float" office:value="122.608423018014">
            <text:p>122.608423018</text:p>
          </table:table-cell>
          <table:table-cell table:formula="of:=20*(500-499*COS([.$B791]*(1+RAND())))" office:value-type="float" office:value="15250.5549077545">
            <text:p>15250.5549077545</text:p>
          </table:table-cell>
          <table:table-cell table:formula="of:=INT([.C791])" office:value-type="float" office:value="15250">
            <text:p>15250</text:p>
          </table:table-cell>
          <table:table-cell table:formula="of:=[.D791]-[.D790]" office:value-type="float" office:value="14323">
            <text:p>14323</text:p>
          </table:table-cell>
          <table:table-cell table:number-columns-repeated="11"/>
        </table:table-row>
        <table:table-row table:style-name="ro1">
          <table:table-cell table:formula="of:=[.$A791]+RAND()*0.1" office:value-type="float" office:value="39.0544274392073">
            <text:p>39.0544274392</text:p>
          </table:table-cell>
          <table:table-cell table:formula="of:=PI()*[.$A792]" office:value-type="float" office:value="122.693102333169">
            <text:p>122.6931023332</text:p>
          </table:table-cell>
          <table:table-cell table:formula="of:=20*(500-499*COS([.$B792]*(1+RAND())))" office:value-type="float" office:value="14479.3367477465">
            <text:p>14479.3367477465</text:p>
          </table:table-cell>
          <table:table-cell table:formula="of:=INT([.C792])" office:value-type="float" office:value="14479">
            <text:p>14479</text:p>
          </table:table-cell>
          <table:table-cell table:formula="of:=[.D792]-[.D791]" office:value-type="float" office:value="-771">
            <text:p>-771</text:p>
          </table:table-cell>
          <table:table-cell table:number-columns-repeated="11"/>
        </table:table-row>
        <table:table-row table:style-name="ro1">
          <table:table-cell table:formula="of:=[.$A792]+RAND()*0.1" office:value-type="float" office:value="39.0670773209073">
            <text:p>39.0670773209</text:p>
          </table:table-cell>
          <table:table-cell table:formula="of:=PI()*[.$A793]" office:value-type="float" office:value="122.732843108587">
            <text:p>122.7328431086</text:p>
          </table:table-cell>
          <table:table-cell table:formula="of:=20*(500-499*COS([.$B793]*(1+RAND())))" office:value-type="float" office:value="18067.3444336876">
            <text:p>18067.3444336876</text:p>
          </table:table-cell>
          <table:table-cell table:formula="of:=INT([.C793])" office:value-type="float" office:value="18067">
            <text:p>18067</text:p>
          </table:table-cell>
          <table:table-cell table:formula="of:=[.D793]-[.D792]" office:value-type="float" office:value="3588">
            <text:p>3588</text:p>
          </table:table-cell>
          <table:table-cell table:number-columns-repeated="11"/>
        </table:table-row>
        <table:table-row table:style-name="ro1">
          <table:table-cell table:formula="of:=[.$A793]+RAND()*0.1" office:value-type="float" office:value="39.1308193957899">
            <text:p>39.1308193958</text:p>
          </table:table-cell>
          <table:table-cell table:formula="of:=PI()*[.$A794]" office:value-type="float" office:value="122.933094742763">
            <text:p>122.9330947428</text:p>
          </table:table-cell>
          <table:table-cell table:formula="of:=20*(500-499*COS([.$B794]*(1+RAND())))" office:value-type="float" office:value="10355.4557777044">
            <text:p>10355.4557777044</text:p>
          </table:table-cell>
          <table:table-cell table:formula="of:=INT([.C794])" office:value-type="float" office:value="10355">
            <text:p>10355</text:p>
          </table:table-cell>
          <table:table-cell table:formula="of:=[.D794]-[.D793]" office:value-type="float" office:value="-7712">
            <text:p>-7712</text:p>
          </table:table-cell>
          <table:table-cell table:number-columns-repeated="11"/>
        </table:table-row>
        <table:table-row table:style-name="ro1">
          <table:table-cell table:formula="of:=[.$A794]+RAND()*0.1" office:value-type="float" office:value="39.1823012447916">
            <text:p>39.1823012448</text:p>
          </table:table-cell>
          <table:table-cell table:formula="of:=PI()*[.$A795]" office:value-type="float" office:value="123.09482974138">
            <text:p>123.0948297414</text:p>
          </table:table-cell>
          <table:table-cell table:formula="of:=20*(500-499*COS([.$B795]*(1+RAND())))" office:value-type="float" office:value="19745.4148356031">
            <text:p>19745.4148356031</text:p>
          </table:table-cell>
          <table:table-cell table:formula="of:=INT([.C795])" office:value-type="float" office:value="19745">
            <text:p>19745</text:p>
          </table:table-cell>
          <table:table-cell table:formula="of:=[.D795]-[.D794]" office:value-type="float" office:value="9390">
            <text:p>9390</text:p>
          </table:table-cell>
          <table:table-cell table:number-columns-repeated="11"/>
        </table:table-row>
        <table:table-row table:style-name="ro1">
          <table:table-cell table:formula="of:=[.$A795]+RAND()*0.1" office:value-type="float" office:value="39.1857492346783">
            <text:p>39.1857492347</text:p>
          </table:table-cell>
          <table:table-cell table:formula="of:=PI()*[.$A796]" office:value-type="float" office:value="123.105661921077">
            <text:p>123.1056619211</text:p>
          </table:table-cell>
          <table:table-cell table:formula="of:=20*(500-499*COS([.$B796]*(1+RAND())))" office:value-type="float" office:value="5694.42970309449">
            <text:p>5694.4297030945</text:p>
          </table:table-cell>
          <table:table-cell table:formula="of:=INT([.C796])" office:value-type="float" office:value="5694">
            <text:p>5694</text:p>
          </table:table-cell>
          <table:table-cell table:formula="of:=[.D796]-[.D795]" office:value-type="float" office:value="-14051">
            <text:p>-14051</text:p>
          </table:table-cell>
          <table:table-cell table:number-columns-repeated="11"/>
        </table:table-row>
        <table:table-row table:style-name="ro1">
          <table:table-cell table:formula="of:=[.$A796]+RAND()*0.1" office:value-type="float" office:value="39.275759682199">
            <text:p>39.2757596822</text:p>
          </table:table-cell>
          <table:table-cell table:formula="of:=PI()*[.$A797]" office:value-type="float" office:value="123.388438081755">
            <text:p>123.3884380818</text:p>
          </table:table-cell>
          <table:table-cell table:formula="of:=20*(500-499*COS([.$B797]*(1+RAND())))" office:value-type="float" office:value="2896.0714054675">
            <text:p>2896.0714054675</text:p>
          </table:table-cell>
          <table:table-cell table:formula="of:=INT([.C797])" office:value-type="float" office:value="2896">
            <text:p>2896</text:p>
          </table:table-cell>
          <table:table-cell table:formula="of:=[.D797]-[.D796]" office:value-type="float" office:value="-2798">
            <text:p>-2798</text:p>
          </table:table-cell>
          <table:table-cell table:number-columns-repeated="11"/>
        </table:table-row>
        <table:table-row table:style-name="ro1">
          <table:table-cell table:formula="of:=[.$A797]+RAND()*0.1" office:value-type="float" office:value="39.3465359495487">
            <text:p>39.3465359495</text:p>
          </table:table-cell>
          <table:table-cell table:formula="of:=PI()*[.$A798]" office:value-type="float" office:value="123.610788283309">
            <text:p>123.6107882833</text:p>
          </table:table-cell>
          <table:table-cell table:formula="of:=20*(500-499*COS([.$B798]*(1+RAND())))" office:value-type="float" office:value="1101.40538466405">
            <text:p>1101.4053846641</text:p>
          </table:table-cell>
          <table:table-cell table:formula="of:=INT([.C798])" office:value-type="float" office:value="1101">
            <text:p>1101</text:p>
          </table:table-cell>
          <table:table-cell table:formula="of:=[.D798]-[.D797]" office:value-type="float" office:value="-1795">
            <text:p>-1795</text:p>
          </table:table-cell>
          <table:table-cell table:number-columns-repeated="11"/>
        </table:table-row>
        <table:table-row table:style-name="ro1">
          <table:table-cell table:formula="of:=[.$A798]+RAND()*0.1" office:value-type="float" office:value="39.3821722774767">
            <text:p>39.3821722775</text:p>
          </table:table-cell>
          <table:table-cell table:formula="of:=PI()*[.$A799]" office:value-type="float" office:value="123.722743109328">
            <text:p>123.7227431093</text:p>
          </table:table-cell>
          <table:table-cell table:formula="of:=20*(500-499*COS([.$B799]*(1+RAND())))" office:value-type="float" office:value="18415.1798901728">
            <text:p>18415.1798901728</text:p>
          </table:table-cell>
          <table:table-cell table:formula="of:=INT([.C799])" office:value-type="float" office:value="18415">
            <text:p>18415</text:p>
          </table:table-cell>
          <table:table-cell table:formula="of:=[.D799]-[.D798]" office:value-type="float" office:value="17314">
            <text:p>17314</text:p>
          </table:table-cell>
          <table:table-cell table:number-columns-repeated="11"/>
        </table:table-row>
        <table:table-row table:style-name="ro1">
          <table:table-cell table:formula="of:=[.$A799]+RAND()*0.1" office:value-type="float" office:value="39.4337015792262">
            <text:p>39.4337015792</text:p>
          </table:table-cell>
          <table:table-cell table:formula="of:=PI()*[.$A800]" office:value-type="float" office:value="123.884627185149">
            <text:p>123.8846271852</text:p>
          </table:table-cell>
          <table:table-cell table:formula="of:=20*(500-499*COS([.$B800]*(1+RAND())))" office:value-type="float" office:value="19942.2025455507">
            <text:p>19942.2025455507</text:p>
          </table:table-cell>
          <table:table-cell table:formula="of:=INT([.C800])" office:value-type="float" office:value="19942">
            <text:p>19942</text:p>
          </table:table-cell>
          <table:table-cell table:formula="of:=[.D800]-[.D799]" office:value-type="float" office:value="1527">
            <text:p>1527</text:p>
          </table:table-cell>
          <table:table-cell table:number-columns-repeated="11"/>
        </table:table-row>
        <table:table-row table:style-name="ro1">
          <table:table-cell table:formula="of:=[.$A800]+RAND()*0.1" office:value-type="float" office:value="39.5183693264611">
            <text:p>39.5183693265</text:p>
          </table:table-cell>
          <table:table-cell table:formula="of:=PI()*[.$A801]" office:value-type="float" office:value="124.150618757859">
            <text:p>124.1506187579</text:p>
          </table:table-cell>
          <table:table-cell table:formula="of:=20*(500-499*COS([.$B801]*(1+RAND())))" office:value-type="float" office:value="3259.98139179021">
            <text:p>3259.9813917902</text:p>
          </table:table-cell>
          <table:table-cell table:formula="of:=INT([.C801])" office:value-type="float" office:value="3259">
            <text:p>3259</text:p>
          </table:table-cell>
          <table:table-cell table:formula="of:=[.D801]-[.D800]" office:value-type="float" office:value="-16683">
            <text:p>-16683</text:p>
          </table:table-cell>
          <table:table-cell table:number-columns-repeated="11"/>
        </table:table-row>
        <table:table-row table:style-name="ro1">
          <table:table-cell table:formula="of:=[.$A801]+RAND()*0.1" office:value-type="float" office:value="39.6059396228288">
            <text:p>39.6059396228</text:p>
          </table:table-cell>
          <table:table-cell table:formula="of:=PI()*[.$A802]" office:value-type="float" office:value="124.4257289576">
            <text:p>124.4257289576</text:p>
          </table:table-cell>
          <table:table-cell table:formula="of:=20*(500-499*COS([.$B802]*(1+RAND())))" office:value-type="float" office:value="19975.1031132644">
            <text:p>19975.1031132644</text:p>
          </table:table-cell>
          <table:table-cell table:formula="of:=INT([.C802])" office:value-type="float" office:value="19975">
            <text:p>19975</text:p>
          </table:table-cell>
          <table:table-cell table:formula="of:=[.D802]-[.D801]" office:value-type="float" office:value="16716">
            <text:p>16716</text:p>
          </table:table-cell>
          <table:table-cell table:number-columns-repeated="11"/>
        </table:table-row>
        <table:table-row table:style-name="ro1">
          <table:table-cell table:formula="of:=[.$A802]+RAND()*0.1" office:value-type="float" office:value="39.6461621598807">
            <text:p>39.6461621599</text:p>
          </table:table-cell>
          <table:table-cell table:formula="of:=PI()*[.$A803]" office:value-type="float" office:value="124.552091784511">
            <text:p>124.5520917845</text:p>
          </table:table-cell>
          <table:table-cell table:formula="of:=20*(500-499*COS([.$B803]*(1+RAND())))" office:value-type="float" office:value="16970.9563757888">
            <text:p>16970.9563757888</text:p>
          </table:table-cell>
          <table:table-cell table:formula="of:=INT([.C803])" office:value-type="float" office:value="16970">
            <text:p>16970</text:p>
          </table:table-cell>
          <table:table-cell table:formula="of:=[.D803]-[.D802]" office:value-type="float" office:value="-3005">
            <text:p>-3005</text:p>
          </table:table-cell>
          <table:table-cell table:number-columns-repeated="11"/>
        </table:table-row>
        <table:table-row table:style-name="ro1">
          <table:table-cell table:formula="of:=[.$A803]+RAND()*0.1" office:value-type="float" office:value="39.7368335504551">
            <text:p>39.7368335505</text:p>
          </table:table-cell>
          <table:table-cell table:formula="of:=PI()*[.$A804]" office:value-type="float" office:value="124.83694435903">
            <text:p>124.836944359</text:p>
          </table:table-cell>
          <table:table-cell table:formula="of:=20*(500-499*COS([.$B804]*(1+RAND())))" office:value-type="float" office:value="4848.45386622544">
            <text:p>4848.4538662255</text:p>
          </table:table-cell>
          <table:table-cell table:formula="of:=INT([.C804])" office:value-type="float" office:value="4848">
            <text:p>4848</text:p>
          </table:table-cell>
          <table:table-cell table:formula="of:=[.D804]-[.D803]" office:value-type="float" office:value="-12122">
            <text:p>-12122</text:p>
          </table:table-cell>
          <table:table-cell table:number-columns-repeated="11"/>
        </table:table-row>
        <table:table-row table:style-name="ro1">
          <table:table-cell table:formula="of:=[.$A804]+RAND()*0.1" office:value-type="float" office:value="39.8279372751713">
            <text:p>39.8279372752</text:p>
          </table:table-cell>
          <table:table-cell table:formula="of:=PI()*[.$A805]" office:value-type="float" office:value="125.123155151313">
            <text:p>125.1231551513</text:p>
          </table:table-cell>
          <table:table-cell table:formula="of:=20*(500-499*COS([.$B805]*(1+RAND())))" office:value-type="float" office:value="19873.6801441869">
            <text:p>19873.6801441869</text:p>
          </table:table-cell>
          <table:table-cell table:formula="of:=INT([.C805])" office:value-type="float" office:value="19873">
            <text:p>19873</text:p>
          </table:table-cell>
          <table:table-cell table:formula="of:=[.D805]-[.D804]" office:value-type="float" office:value="15025">
            <text:p>15025</text:p>
          </table:table-cell>
          <table:table-cell table:number-columns-repeated="11"/>
        </table:table-row>
        <table:table-row table:style-name="ro1">
          <table:table-cell table:formula="of:=[.$A805]+RAND()*0.1" office:value-type="float" office:value="39.8734981738497">
            <text:p>39.8734981738</text:p>
          </table:table-cell>
          <table:table-cell table:formula="of:=PI()*[.$A806]" office:value-type="float" office:value="125.266288935892">
            <text:p>125.2662889359</text:p>
          </table:table-cell>
          <table:table-cell table:formula="of:=20*(500-499*COS([.$B806]*(1+RAND())))" office:value-type="float" office:value="10884.3835426847">
            <text:p>10884.3835426847</text:p>
          </table:table-cell>
          <table:table-cell table:formula="of:=INT([.C806])" office:value-type="float" office:value="10884">
            <text:p>10884</text:p>
          </table:table-cell>
          <table:table-cell table:formula="of:=[.D806]-[.D805]" office:value-type="float" office:value="-8989">
            <text:p>-8989</text:p>
          </table:table-cell>
          <table:table-cell table:number-columns-repeated="11"/>
        </table:table-row>
        <table:table-row table:style-name="ro1">
          <table:table-cell table:formula="of:=[.$A806]+RAND()*0.1" office:value-type="float" office:value="39.8945250392426">
            <text:p>39.8945250392</text:p>
          </table:table-cell>
          <table:table-cell table:formula="of:=PI()*[.$A807]" office:value-type="float" office:value="125.332346781739">
            <text:p>125.3323467817</text:p>
          </table:table-cell>
          <table:table-cell table:formula="of:=20*(500-499*COS([.$B807]*(1+RAND())))" office:value-type="float" office:value="8951.4006552122">
            <text:p>8951.4006552122</text:p>
          </table:table-cell>
          <table:table-cell table:formula="of:=INT([.C807])" office:value-type="float" office:value="8951">
            <text:p>8951</text:p>
          </table:table-cell>
          <table:table-cell table:formula="of:=[.D807]-[.D806]" office:value-type="float" office:value="-1933">
            <text:p>-1933</text:p>
          </table:table-cell>
          <table:table-cell table:number-columns-repeated="11"/>
        </table:table-row>
        <table:table-row table:style-name="ro1">
          <table:table-cell table:formula="of:=[.$A807]+RAND()*0.1" office:value-type="float" office:value="39.9068168974016">
            <text:p>39.9068168974</text:p>
          </table:table-cell>
          <table:table-cell table:formula="of:=PI()*[.$A808]" office:value-type="float" office:value="125.37096279303">
            <text:p>125.370962793</text:p>
          </table:table-cell>
          <table:table-cell table:formula="of:=20*(500-499*COS([.$B808]*(1+RAND())))" office:value-type="float" office:value="19733.6760820788">
            <text:p>19733.6760820788</text:p>
          </table:table-cell>
          <table:table-cell table:formula="of:=INT([.C808])" office:value-type="float" office:value="19733">
            <text:p>19733</text:p>
          </table:table-cell>
          <table:table-cell table:formula="of:=[.D808]-[.D807]" office:value-type="float" office:value="10782">
            <text:p>10782</text:p>
          </table:table-cell>
          <table:table-cell table:number-columns-repeated="11"/>
        </table:table-row>
        <table:table-row table:style-name="ro1">
          <table:table-cell table:formula="of:=[.$A808]+RAND()*0.1" office:value-type="float" office:value="39.9073068620172">
            <text:p>39.907306862</text:p>
          </table:table-cell>
          <table:table-cell table:formula="of:=PI()*[.$A809]" office:value-type="float" office:value="125.372502062267">
            <text:p>125.3725020623</text:p>
          </table:table-cell>
          <table:table-cell table:formula="of:=20*(500-499*COS([.$B809]*(1+RAND())))" office:value-type="float" office:value="78.1290387669401">
            <text:p>78.1290387669</text:p>
          </table:table-cell>
          <table:table-cell table:formula="of:=INT([.C809])" office:value-type="float" office:value="78">
            <text:p>78</text:p>
          </table:table-cell>
          <table:table-cell table:formula="of:=[.D809]-[.D808]" office:value-type="float" office:value="-19655">
            <text:p>-19655</text:p>
          </table:table-cell>
          <table:table-cell table:number-columns-repeated="11"/>
        </table:table-row>
        <table:table-row table:style-name="ro1">
          <table:table-cell table:formula="of:=[.$A809]+RAND()*0.1" office:value-type="float" office:value="39.995554984361">
            <text:p>39.9955549844</text:p>
          </table:table-cell>
          <table:table-cell table:formula="of:=PI()*[.$A810]" office:value-type="float" office:value="125.649741715115">
            <text:p>125.6497417151</text:p>
          </table:table-cell>
          <table:table-cell table:formula="of:=20*(500-499*COS([.$B810]*(1+RAND())))" office:value-type="float" office:value="1959.31278392379">
            <text:p>1959.3127839238</text:p>
          </table:table-cell>
          <table:table-cell table:formula="of:=INT([.C810])" office:value-type="float" office:value="1959">
            <text:p>1959</text:p>
          </table:table-cell>
          <table:table-cell table:formula="of:=[.D810]-[.D809]" office:value-type="float" office:value="1881">
            <text:p>1881</text:p>
          </table:table-cell>
          <table:table-cell table:number-columns-repeated="11"/>
        </table:table-row>
        <table:table-row table:style-name="ro1">
          <table:table-cell table:formula="of:=[.$A810]+RAND()*0.1" office:value-type="float" office:value="40.0341796224472">
            <text:p>40.0341796224</text:p>
          </table:table-cell>
          <table:table-cell table:formula="of:=PI()*[.$A811]" office:value-type="float" office:value="125.771084594374">
            <text:p>125.7710845944</text:p>
          </table:table-cell>
          <table:table-cell table:formula="of:=20*(500-499*COS([.$B811]*(1+RAND())))" office:value-type="float" office:value="7824.03421766078">
            <text:p>7824.0342176608</text:p>
          </table:table-cell>
          <table:table-cell table:formula="of:=INT([.C811])" office:value-type="float" office:value="7824">
            <text:p>7824</text:p>
          </table:table-cell>
          <table:table-cell table:formula="of:=[.D811]-[.D810]" office:value-type="float" office:value="5865">
            <text:p>5865</text:p>
          </table:table-cell>
          <table:table-cell table:number-columns-repeated="11"/>
        </table:table-row>
        <table:table-row table:style-name="ro1">
          <table:table-cell table:formula="of:=[.$A811]+RAND()*0.1" office:value-type="float" office:value="40.0978323369753">
            <text:p>40.097832337</text:p>
          </table:table-cell>
          <table:table-cell table:formula="of:=PI()*[.$A812]" office:value-type="float" office:value="125.971055494717">
            <text:p>125.9710554947</text:p>
          </table:table-cell>
          <table:table-cell table:formula="of:=20*(500-499*COS([.$B812]*(1+RAND())))" office:value-type="float" office:value="16110.8751558368">
            <text:p>16110.8751558368</text:p>
          </table:table-cell>
          <table:table-cell table:formula="of:=INT([.C812])" office:value-type="float" office:value="16110">
            <text:p>16110</text:p>
          </table:table-cell>
          <table:table-cell table:formula="of:=[.D812]-[.D811]" office:value-type="float" office:value="8286">
            <text:p>8286</text:p>
          </table:table-cell>
          <table:table-cell table:number-columns-repeated="11"/>
        </table:table-row>
        <table:table-row table:style-name="ro1">
          <table:table-cell table:formula="of:=[.$A812]+RAND()*0.1" office:value-type="float" office:value="40.117665653443">
            <text:p>40.1176656534</text:p>
          </table:table-cell>
          <table:table-cell table:formula="of:=PI()*[.$A813]" office:value-type="float" office:value="126.033363696028">
            <text:p>126.033363696</text:p>
          </table:table-cell>
          <table:table-cell table:formula="of:=20*(500-499*COS([.$B813]*(1+RAND())))" office:value-type="float" office:value="5300.30739090478">
            <text:p>5300.3073909048</text:p>
          </table:table-cell>
          <table:table-cell table:formula="of:=INT([.C813])" office:value-type="float" office:value="5300">
            <text:p>5300</text:p>
          </table:table-cell>
          <table:table-cell table:formula="of:=[.D813]-[.D812]" office:value-type="float" office:value="-10810">
            <text:p>-10810</text:p>
          </table:table-cell>
          <table:table-cell table:number-columns-repeated="11"/>
        </table:table-row>
        <table:table-row table:style-name="ro1">
          <table:table-cell table:formula="of:=[.$A813]+RAND()*0.1" office:value-type="float" office:value="40.1509520905093">
            <text:p>40.1509520905</text:p>
          </table:table-cell>
          <table:table-cell table:formula="of:=PI()*[.$A814]" office:value-type="float" office:value="126.13793612218">
            <text:p>126.1379361222</text:p>
          </table:table-cell>
          <table:table-cell table:formula="of:=20*(500-499*COS([.$B814]*(1+RAND())))" office:value-type="float" office:value="129.576520235559">
            <text:p>129.5765202356</text:p>
          </table:table-cell>
          <table:table-cell table:formula="of:=INT([.C814])" office:value-type="float" office:value="129">
            <text:p>129</text:p>
          </table:table-cell>
          <table:table-cell table:formula="of:=[.D814]-[.D813]" office:value-type="float" office:value="-5171">
            <text:p>-5171</text:p>
          </table:table-cell>
          <table:table-cell table:number-columns-repeated="11"/>
        </table:table-row>
        <table:table-row table:style-name="ro1">
          <table:table-cell table:formula="of:=[.$A814]+RAND()*0.1" office:value-type="float" office:value="40.169725830853">
            <text:p>40.1697258309</text:p>
          </table:table-cell>
          <table:table-cell table:formula="of:=PI()*[.$A815]" office:value-type="float" office:value="126.196915566924">
            <text:p>126.1969155669</text:p>
          </table:table-cell>
          <table:table-cell table:formula="of:=20*(500-499*COS([.$B815]*(1+RAND())))" office:value-type="float" office:value="8513.92055005297">
            <text:p>8513.920550053</text:p>
          </table:table-cell>
          <table:table-cell table:formula="of:=INT([.C815])" office:value-type="float" office:value="8513">
            <text:p>8513</text:p>
          </table:table-cell>
          <table:table-cell table:formula="of:=[.D815]-[.D814]" office:value-type="float" office:value="8384">
            <text:p>8384</text:p>
          </table:table-cell>
          <table:table-cell table:number-columns-repeated="11"/>
        </table:table-row>
        <table:table-row table:style-name="ro1">
          <table:table-cell table:formula="of:=[.$A815]+RAND()*0.1" office:value-type="float" office:value="40.2675200363156">
            <text:p>40.2675200363</text:p>
          </table:table-cell>
          <table:table-cell table:formula="of:=PI()*[.$A816]" office:value-type="float" office:value="126.504145124369">
            <text:p>126.5041451244</text:p>
          </table:table-cell>
          <table:table-cell table:formula="of:=20*(500-499*COS([.$B816]*(1+RAND())))" office:value-type="float" office:value="431.087337928756">
            <text:p>431.0873379288</text:p>
          </table:table-cell>
          <table:table-cell table:formula="of:=INT([.C816])" office:value-type="float" office:value="431">
            <text:p>431</text:p>
          </table:table-cell>
          <table:table-cell table:formula="of:=[.D816]-[.D815]" office:value-type="float" office:value="-8082">
            <text:p>-8082</text:p>
          </table:table-cell>
          <table:table-cell table:number-columns-repeated="11"/>
        </table:table-row>
        <table:table-row table:style-name="ro1">
          <table:table-cell table:formula="of:=[.$A816]+RAND()*0.1" office:value-type="float" office:value="40.3471292925999">
            <text:p>40.3471292926</text:p>
          </table:table-cell>
          <table:table-cell table:formula="of:=PI()*[.$A817]" office:value-type="float" office:value="126.754244979069">
            <text:p>126.7542449791</text:p>
          </table:table-cell>
          <table:table-cell table:formula="of:=20*(500-499*COS([.$B817]*(1+RAND())))" office:value-type="float" office:value="3141.20112202866">
            <text:p>3141.2011220287</text:p>
          </table:table-cell>
          <table:table-cell table:formula="of:=INT([.C817])" office:value-type="float" office:value="3141">
            <text:p>3141</text:p>
          </table:table-cell>
          <table:table-cell table:formula="of:=[.D817]-[.D816]" office:value-type="float" office:value="2710">
            <text:p>2710</text:p>
          </table:table-cell>
          <table:table-cell table:number-columns-repeated="11"/>
        </table:table-row>
        <table:table-row table:style-name="ro1">
          <table:table-cell table:formula="of:=[.$A817]+RAND()*0.1" office:value-type="float" office:value="40.40804873975">
            <text:p>40.4080487398</text:p>
          </table:table-cell>
          <table:table-cell table:formula="of:=PI()*[.$A818]" office:value-type="float" office:value="126.945629066697">
            <text:p>126.9456290667</text:p>
          </table:table-cell>
          <table:table-cell table:formula="of:=20*(500-499*COS([.$B818]*(1+RAND())))" office:value-type="float" office:value="13472.7434288272">
            <text:p>13472.7434288272</text:p>
          </table:table-cell>
          <table:table-cell table:formula="of:=INT([.C818])" office:value-type="float" office:value="13472">
            <text:p>13472</text:p>
          </table:table-cell>
          <table:table-cell table:formula="of:=[.D818]-[.D817]" office:value-type="float" office:value="10331">
            <text:p>10331</text:p>
          </table:table-cell>
          <table:table-cell table:number-columns-repeated="11"/>
        </table:table-row>
        <table:table-row table:style-name="ro1">
          <table:table-cell table:formula="of:=[.$A818]+RAND()*0.1" office:value-type="float" office:value="40.4352963945363">
            <text:p>40.4352963945</text:p>
          </table:table-cell>
          <table:table-cell table:formula="of:=PI()*[.$A819]" office:value-type="float" office:value="127.031230098801">
            <text:p>127.0312300988</text:p>
          </table:table-cell>
          <table:table-cell table:formula="of:=20*(500-499*COS([.$B819]*(1+RAND())))" office:value-type="float" office:value="19857.937137656">
            <text:p>19857.937137656</text:p>
          </table:table-cell>
          <table:table-cell table:formula="of:=INT([.C819])" office:value-type="float" office:value="19857">
            <text:p>19857</text:p>
          </table:table-cell>
          <table:table-cell table:formula="of:=[.D819]-[.D818]" office:value-type="float" office:value="6385">
            <text:p>6385</text:p>
          </table:table-cell>
          <table:table-cell table:number-columns-repeated="11"/>
        </table:table-row>
        <table:table-row table:style-name="ro1">
          <table:table-cell table:formula="of:=[.$A819]+RAND()*0.1" office:value-type="float" office:value="40.4644015373197">
            <text:p>40.4644015373</text:p>
          </table:table-cell>
          <table:table-cell table:formula="of:=PI()*[.$A820]" office:value-type="float" office:value="127.122666601551">
            <text:p>127.1226666016</text:p>
          </table:table-cell>
          <table:table-cell table:formula="of:=20*(500-499*COS([.$B820]*(1+RAND())))" office:value-type="float" office:value="4849.04195730867">
            <text:p>4849.0419573087</text:p>
          </table:table-cell>
          <table:table-cell table:formula="of:=INT([.C820])" office:value-type="float" office:value="4849">
            <text:p>4849</text:p>
          </table:table-cell>
          <table:table-cell table:formula="of:=[.D820]-[.D819]" office:value-type="float" office:value="-15008">
            <text:p>-15008</text:p>
          </table:table-cell>
          <table:table-cell table:number-columns-repeated="11"/>
        </table:table-row>
        <table:table-row table:style-name="ro1">
          <table:table-cell table:formula="of:=[.$A820]+RAND()*0.1" office:value-type="float" office:value="40.4957526448649">
            <text:p>40.4957526449</text:p>
          </table:table-cell>
          <table:table-cell table:formula="of:=PI()*[.$A821]" office:value-type="float" office:value="127.221159010697">
            <text:p>127.2211590107</text:p>
          </table:table-cell>
          <table:table-cell table:formula="of:=20*(500-499*COS([.$B821]*(1+RAND())))" office:value-type="float" office:value="6530.97153819724">
            <text:p>6530.9715381973</text:p>
          </table:table-cell>
          <table:table-cell table:formula="of:=INT([.C821])" office:value-type="float" office:value="6530">
            <text:p>6530</text:p>
          </table:table-cell>
          <table:table-cell table:formula="of:=[.D821]-[.D820]" office:value-type="float" office:value="1681">
            <text:p>1681</text:p>
          </table:table-cell>
          <table:table-cell table:number-columns-repeated="11"/>
        </table:table-row>
        <table:table-row table:style-name="ro1">
          <table:table-cell table:formula="of:=[.$A821]+RAND()*0.1" office:value-type="float" office:value="40.5268150858116">
            <text:p>40.5268150858</text:p>
          </table:table-cell>
          <table:table-cell table:formula="of:=PI()*[.$A822]" office:value-type="float" office:value="127.318744546978">
            <text:p>127.318744547</text:p>
          </table:table-cell>
          <table:table-cell table:formula="of:=20*(500-499*COS([.$B822]*(1+RAND())))" office:value-type="float" office:value="17014.9813861467">
            <text:p>17014.9813861467</text:p>
          </table:table-cell>
          <table:table-cell table:formula="of:=INT([.C822])" office:value-type="float" office:value="17014">
            <text:p>17014</text:p>
          </table:table-cell>
          <table:table-cell table:formula="of:=[.D822]-[.D821]" office:value-type="float" office:value="10484">
            <text:p>10484</text:p>
          </table:table-cell>
          <table:table-cell table:number-columns-repeated="11"/>
        </table:table-row>
        <table:table-row table:style-name="ro1">
          <table:table-cell table:formula="of:=[.$A822]+RAND()*0.1" office:value-type="float" office:value="40.5828744917643">
            <text:p>40.5828744918</text:p>
          </table:table-cell>
          <table:table-cell table:formula="of:=PI()*[.$A823]" office:value-type="float" office:value="127.494860364883">
            <text:p>127.4948603649</text:p>
          </table:table-cell>
          <table:table-cell table:formula="of:=20*(500-499*COS([.$B823]*(1+RAND())))" office:value-type="float" office:value="4723.45992888428">
            <text:p>4723.4599288843</text:p>
          </table:table-cell>
          <table:table-cell table:formula="of:=INT([.C823])" office:value-type="float" office:value="4723">
            <text:p>4723</text:p>
          </table:table-cell>
          <table:table-cell table:formula="of:=[.D823]-[.D822]" office:value-type="float" office:value="-12291">
            <text:p>-12291</text:p>
          </table:table-cell>
          <table:table-cell table:number-columns-repeated="11"/>
        </table:table-row>
        <table:table-row table:style-name="ro1">
          <table:table-cell table:formula="of:=[.$A823]+RAND()*0.1" office:value-type="float" office:value="40.6268754810561">
            <text:p>40.6268754811</text:p>
          </table:table-cell>
          <table:table-cell table:formula="of:=PI()*[.$A824]" office:value-type="float" office:value="127.633093549593">
            <text:p>127.6330935496</text:p>
          </table:table-cell>
          <table:table-cell table:formula="of:=20*(500-499*COS([.$B824]*(1+RAND())))" office:value-type="float" office:value="6450.73888816163">
            <text:p>6450.7388881616</text:p>
          </table:table-cell>
          <table:table-cell table:formula="of:=INT([.C824])" office:value-type="float" office:value="6450">
            <text:p>6450</text:p>
          </table:table-cell>
          <table:table-cell table:formula="of:=[.D824]-[.D823]" office:value-type="float" office:value="1727">
            <text:p>1727</text:p>
          </table:table-cell>
          <table:table-cell table:number-columns-repeated="11"/>
        </table:table-row>
        <table:table-row table:style-name="ro1">
          <table:table-cell table:formula="of:=[.$A824]+RAND()*0.1" office:value-type="float" office:value="40.721679996932">
            <text:p>40.7216799969</text:p>
          </table:table-cell>
          <table:table-cell table:formula="of:=PI()*[.$A825]" office:value-type="float" office:value="127.930930720196">
            <text:p>127.9309307202</text:p>
          </table:table-cell>
          <table:table-cell table:formula="of:=20*(500-499*COS([.$B825]*(1+RAND())))" office:value-type="float" office:value="2661.77967958523">
            <text:p>2661.7796795852</text:p>
          </table:table-cell>
          <table:table-cell table:formula="of:=INT([.C825])" office:value-type="float" office:value="2661">
            <text:p>2661</text:p>
          </table:table-cell>
          <table:table-cell table:formula="of:=[.D825]-[.D824]" office:value-type="float" office:value="-3789">
            <text:p>-3789</text:p>
          </table:table-cell>
          <table:table-cell table:number-columns-repeated="11"/>
        </table:table-row>
        <table:table-row table:style-name="ro1">
          <table:table-cell table:formula="of:=[.$A825]+RAND()*0.1" office:value-type="float" office:value="40.7292212518864">
            <text:p>40.7292212519</text:p>
          </table:table-cell>
          <table:table-cell table:formula="of:=PI()*[.$A826]" office:value-type="float" office:value="127.95462227136">
            <text:p>127.9546222714</text:p>
          </table:table-cell>
          <table:table-cell table:formula="of:=20*(500-499*COS([.$B826]*(1+RAND())))" office:value-type="float" office:value="17911.2345747894">
            <text:p>17911.2345747894</text:p>
          </table:table-cell>
          <table:table-cell table:formula="of:=INT([.C826])" office:value-type="float" office:value="17911">
            <text:p>17911</text:p>
          </table:table-cell>
          <table:table-cell table:formula="of:=[.D826]-[.D825]" office:value-type="float" office:value="15250">
            <text:p>15250</text:p>
          </table:table-cell>
          <table:table-cell table:number-columns-repeated="11"/>
        </table:table-row>
        <table:table-row table:style-name="ro1">
          <table:table-cell table:formula="of:=[.$A826]+RAND()*0.1" office:value-type="float" office:value="40.7766702310648">
            <text:p>40.7766702311</text:p>
          </table:table-cell>
          <table:table-cell table:formula="of:=PI()*[.$A827]" office:value-type="float" office:value="128.103687635767">
            <text:p>128.1036876358</text:p>
          </table:table-cell>
          <table:table-cell table:formula="of:=20*(500-499*COS([.$B827]*(1+RAND())))" office:value-type="float" office:value="10155.6391404954">
            <text:p>10155.6391404954</text:p>
          </table:table-cell>
          <table:table-cell table:formula="of:=INT([.C827])" office:value-type="float" office:value="10155">
            <text:p>10155</text:p>
          </table:table-cell>
          <table:table-cell table:formula="of:=[.D827]-[.D826]" office:value-type="float" office:value="-7756">
            <text:p>-7756</text:p>
          </table:table-cell>
          <table:table-cell table:number-columns-repeated="11"/>
        </table:table-row>
        <table:table-row table:style-name="ro1">
          <table:table-cell table:formula="of:=[.$A827]+RAND()*0.1" office:value-type="float" office:value="40.8614851944615">
            <text:p>40.8614851945</text:p>
          </table:table-cell>
          <table:table-cell table:formula="of:=PI()*[.$A828]" office:value-type="float" office:value="128.370141701688">
            <text:p>128.3701417017</text:p>
          </table:table-cell>
          <table:table-cell table:formula="of:=20*(500-499*COS([.$B828]*(1+RAND())))" office:value-type="float" office:value="2499.05594102812">
            <text:p>2499.0559410281</text:p>
          </table:table-cell>
          <table:table-cell table:formula="of:=INT([.C828])" office:value-type="float" office:value="2499">
            <text:p>2499</text:p>
          </table:table-cell>
          <table:table-cell table:formula="of:=[.D828]-[.D827]" office:value-type="float" office:value="-7656">
            <text:p>-7656</text:p>
          </table:table-cell>
          <table:table-cell table:number-columns-repeated="11"/>
        </table:table-row>
        <table:table-row table:style-name="ro1">
          <table:table-cell table:formula="of:=[.$A828]+RAND()*0.1" office:value-type="float" office:value="40.9398027167656">
            <text:p>40.9398027168</text:p>
          </table:table-cell>
          <table:table-cell table:formula="of:=PI()*[.$A829]" office:value-type="float" office:value="128.616183454406">
            <text:p>128.6161834544</text:p>
          </table:table-cell>
          <table:table-cell table:formula="of:=20*(500-499*COS([.$B829]*(1+RAND())))" office:value-type="float" office:value="13392.1901326455">
            <text:p>13392.1901326455</text:p>
          </table:table-cell>
          <table:table-cell table:formula="of:=INT([.C829])" office:value-type="float" office:value="13392">
            <text:p>13392</text:p>
          </table:table-cell>
          <table:table-cell table:formula="of:=[.D829]-[.D828]" office:value-type="float" office:value="10893">
            <text:p>10893</text:p>
          </table:table-cell>
          <table:table-cell table:number-columns-repeated="11"/>
        </table:table-row>
        <table:table-row table:style-name="ro1">
          <table:table-cell table:formula="of:=[.$A829]+RAND()*0.1" office:value-type="float" office:value="41.022888023872">
            <text:p>41.0228880239</text:p>
          </table:table-cell>
          <table:table-cell table:formula="of:=PI()*[.$A830]" office:value-type="float" office:value="128.877203644833">
            <text:p>128.8772036448</text:p>
          </table:table-cell>
          <table:table-cell table:formula="of:=20*(500-499*COS([.$B830]*(1+RAND())))" office:value-type="float" office:value="11997.7391887817">
            <text:p>11997.7391887817</text:p>
          </table:table-cell>
          <table:table-cell table:formula="of:=INT([.C830])" office:value-type="float" office:value="11997">
            <text:p>11997</text:p>
          </table:table-cell>
          <table:table-cell table:formula="of:=[.D830]-[.D829]" office:value-type="float" office:value="-1395">
            <text:p>-1395</text:p>
          </table:table-cell>
          <table:table-cell table:number-columns-repeated="11"/>
        </table:table-row>
        <table:table-row table:style-name="ro1">
          <table:table-cell table:formula="of:=[.$A830]+RAND()*0.1" office:value-type="float" office:value="41.0592322890182">
            <text:p>41.059232289</text:p>
          </table:table-cell>
          <table:table-cell table:formula="of:=PI()*[.$A831]" office:value-type="float" office:value="128.991382521216">
            <text:p>128.9913825212</text:p>
          </table:table-cell>
          <table:table-cell table:formula="of:=20*(500-499*COS([.$B831]*(1+RAND())))" office:value-type="float" office:value="2655.37133484237">
            <text:p>2655.3713348424</text:p>
          </table:table-cell>
          <table:table-cell table:formula="of:=INT([.C831])" office:value-type="float" office:value="2655">
            <text:p>2655</text:p>
          </table:table-cell>
          <table:table-cell table:formula="of:=[.D831]-[.D830]" office:value-type="float" office:value="-9342">
            <text:p>-9342</text:p>
          </table:table-cell>
          <table:table-cell table:number-columns-repeated="11"/>
        </table:table-row>
        <table:table-row table:style-name="ro1">
          <table:table-cell table:formula="of:=[.$A831]+RAND()*0.1" office:value-type="float" office:value="41.1222175586038">
            <text:p>41.1222175586</text:p>
          </table:table-cell>
          <table:table-cell table:formula="of:=PI()*[.$A832]" office:value-type="float" office:value="129.189256581431">
            <text:p>129.1892565814</text:p>
          </table:table-cell>
          <table:table-cell table:formula="of:=20*(500-499*COS([.$B832]*(1+RAND())))" office:value-type="float" office:value="90.1916947988173">
            <text:p>90.1916947988</text:p>
          </table:table-cell>
          <table:table-cell table:formula="of:=INT([.C832])" office:value-type="float" office:value="90">
            <text:p>90</text:p>
          </table:table-cell>
          <table:table-cell table:formula="of:=[.D832]-[.D831]" office:value-type="float" office:value="-2565">
            <text:p>-2565</text:p>
          </table:table-cell>
          <table:table-cell table:number-columns-repeated="11"/>
        </table:table-row>
        <table:table-row table:style-name="ro1">
          <table:table-cell table:formula="of:=[.$A832]+RAND()*0.1" office:value-type="float" office:value="41.1928731620778">
            <text:p>41.1928731621</text:p>
          </table:table-cell>
          <table:table-cell table:formula="of:=PI()*[.$A833]" office:value-type="float" office:value="129.41122770624">
            <text:p>129.4112277062</text:p>
          </table:table-cell>
          <table:table-cell table:formula="of:=20*(500-499*COS([.$B833]*(1+RAND())))" office:value-type="float" office:value="13727.4468420184">
            <text:p>13727.4468420184</text:p>
          </table:table-cell>
          <table:table-cell table:formula="of:=INT([.C833])" office:value-type="float" office:value="13727">
            <text:p>13727</text:p>
          </table:table-cell>
          <table:table-cell table:formula="of:=[.D833]-[.D832]" office:value-type="float" office:value="13637">
            <text:p>13637</text:p>
          </table:table-cell>
          <table:table-cell table:number-columns-repeated="11"/>
        </table:table-row>
        <table:table-row table:style-name="ro1">
          <table:table-cell table:formula="of:=[.$A833]+RAND()*0.1" office:value-type="float" office:value="41.2694399642759">
            <text:p>41.2694399643</text:p>
          </table:table-cell>
          <table:table-cell table:formula="of:=PI()*[.$A834]" office:value-type="float" office:value="129.651769409534">
            <text:p>129.6517694095</text:p>
          </table:table-cell>
          <table:table-cell table:formula="of:=20*(500-499*COS([.$B834]*(1+RAND())))" office:value-type="float" office:value="3012.27986366562">
            <text:p>3012.2798636656</text:p>
          </table:table-cell>
          <table:table-cell table:formula="of:=INT([.C834])" office:value-type="float" office:value="3012">
            <text:p>3012</text:p>
          </table:table-cell>
          <table:table-cell table:formula="of:=[.D834]-[.D833]" office:value-type="float" office:value="-10715">
            <text:p>-10715</text:p>
          </table:table-cell>
          <table:table-cell table:number-columns-repeated="11"/>
        </table:table-row>
        <table:table-row table:style-name="ro1">
          <table:table-cell table:formula="of:=[.$A834]+RAND()*0.1" office:value-type="float" office:value="41.3230966244359">
            <text:p>41.3230966244</text:p>
          </table:table-cell>
          <table:table-cell table:formula="of:=PI()*[.$A835]" office:value-type="float" office:value="129.820336778909">
            <text:p>129.8203367789</text:p>
          </table:table-cell>
          <table:table-cell table:formula="of:=20*(500-499*COS([.$B835]*(1+RAND())))" office:value-type="float" office:value="15648.3870058055">
            <text:p>15648.3870058055</text:p>
          </table:table-cell>
          <table:table-cell table:formula="of:=INT([.C835])" office:value-type="float" office:value="15648">
            <text:p>15648</text:p>
          </table:table-cell>
          <table:table-cell table:formula="of:=[.D835]-[.D834]" office:value-type="float" office:value="12636">
            <text:p>12636</text:p>
          </table:table-cell>
          <table:table-cell table:number-columns-repeated="11"/>
        </table:table-row>
        <table:table-row table:style-name="ro1">
          <table:table-cell table:formula="of:=[.$A835]+RAND()*0.1" office:value-type="float" office:value="41.3848559526261">
            <text:p>41.3848559526</text:p>
          </table:table-cell>
          <table:table-cell table:formula="of:=PI()*[.$A836]" office:value-type="float" office:value="130.014359430642">
            <text:p>130.0143594306</text:p>
          </table:table-cell>
          <table:table-cell table:formula="of:=20*(500-499*COS([.$B836]*(1+RAND())))" office:value-type="float" office:value="19962.205001553">
            <text:p>19962.205001553</text:p>
          </table:table-cell>
          <table:table-cell table:formula="of:=INT([.C836])" office:value-type="float" office:value="19962">
            <text:p>19962</text:p>
          </table:table-cell>
          <table:table-cell table:formula="of:=[.D836]-[.D835]" office:value-type="float" office:value="4314">
            <text:p>4314</text:p>
          </table:table-cell>
          <table:table-cell table:number-columns-repeated="11"/>
        </table:table-row>
        <table:table-row table:style-name="ro1">
          <table:table-cell table:formula="of:=[.$A836]+RAND()*0.1" office:value-type="float" office:value="41.4069836535492">
            <text:p>41.4069836535</text:p>
          </table:table-cell>
          <table:table-cell table:formula="of:=PI()*[.$A837]" office:value-type="float" office:value="130.083875653303">
            <text:p>130.0838756533</text:p>
          </table:table-cell>
          <table:table-cell table:formula="of:=20*(500-499*COS([.$B837]*(1+RAND())))" office:value-type="float" office:value="19921.5722263879">
            <text:p>19921.5722263879</text:p>
          </table:table-cell>
          <table:table-cell table:formula="of:=INT([.C837])" office:value-type="float" office:value="19921">
            <text:p>19921</text:p>
          </table:table-cell>
          <table:table-cell table:formula="of:=[.D837]-[.D836]" office:value-type="float" office:value="-41">
            <text:p>-41</text:p>
          </table:table-cell>
          <table:table-cell table:number-columns-repeated="11"/>
        </table:table-row>
        <table:table-row table:style-name="ro1">
          <table:table-cell table:formula="of:=[.$A837]+RAND()*0.1" office:value-type="float" office:value="41.4816671791021">
            <text:p>41.4816671791</text:p>
          </table:table-cell>
          <table:table-cell table:formula="of:=PI()*[.$A838]" office:value-type="float" office:value="130.318500868524">
            <text:p>130.3185008685</text:p>
          </table:table-cell>
          <table:table-cell table:formula="of:=20*(500-499*COS([.$B838]*(1+RAND())))" office:value-type="float" office:value="19954.0722251547">
            <text:p>19954.0722251547</text:p>
          </table:table-cell>
          <table:table-cell table:formula="of:=INT([.C838])" office:value-type="float" office:value="19954">
            <text:p>19954</text:p>
          </table:table-cell>
          <table:table-cell table:formula="of:=[.D838]-[.D837]" office:value-type="float" office:value="33">
            <text:p>33</text:p>
          </table:table-cell>
          <table:table-cell table:number-columns-repeated="11"/>
        </table:table-row>
        <table:table-row table:style-name="ro1">
          <table:table-cell table:formula="of:=[.$A838]+RAND()*0.1" office:value-type="float" office:value="41.5557183654979">
            <text:p>41.5557183655</text:p>
          </table:table-cell>
          <table:table-cell table:formula="of:=PI()*[.$A839]" office:value-type="float" office:value="130.551139531695">
            <text:p>130.5511395317</text:p>
          </table:table-cell>
          <table:table-cell table:formula="of:=20*(500-499*COS([.$B839]*(1+RAND())))" office:value-type="float" office:value="17096.411644255">
            <text:p>17096.411644255</text:p>
          </table:table-cell>
          <table:table-cell table:formula="of:=INT([.C839])" office:value-type="float" office:value="17096">
            <text:p>17096</text:p>
          </table:table-cell>
          <table:table-cell table:formula="of:=[.D839]-[.D838]" office:value-type="float" office:value="-2858">
            <text:p>-2858</text:p>
          </table:table-cell>
          <table:table-cell table:number-columns-repeated="11"/>
        </table:table-row>
        <table:table-row table:style-name="ro1">
          <table:table-cell table:formula="of:=[.$A839]+RAND()*0.1" office:value-type="float" office:value="41.5783360310365">
            <text:p>41.578336031</text:p>
          </table:table-cell>
          <table:table-cell table:formula="of:=PI()*[.$A840]" office:value-type="float" office:value="130.622195023592">
            <text:p>130.6221950236</text:p>
          </table:table-cell>
          <table:table-cell table:formula="of:=20*(500-499*COS([.$B840]*(1+RAND())))" office:value-type="float" office:value="38.1283051343689">
            <text:p>38.1283051344</text:p>
          </table:table-cell>
          <table:table-cell table:formula="of:=INT([.C840])" office:value-type="float" office:value="38">
            <text:p>38</text:p>
          </table:table-cell>
          <table:table-cell table:formula="of:=[.D840]-[.D839]" office:value-type="float" office:value="-17058">
            <text:p>-17058</text:p>
          </table:table-cell>
          <table:table-cell table:number-columns-repeated="11"/>
        </table:table-row>
        <table:table-row table:style-name="ro1">
          <table:table-cell table:formula="of:=[.$A840]+RAND()*0.1" office:value-type="float" office:value="41.6412676789798">
            <text:p>41.641267679</text:p>
          </table:table-cell>
          <table:table-cell table:formula="of:=PI()*[.$A841]" office:value-type="float" office:value="130.819900626449">
            <text:p>130.8199006265</text:p>
          </table:table-cell>
          <table:table-cell table:formula="of:=20*(500-499*COS([.$B841]*(1+RAND())))" office:value-type="float" office:value="13516.9277351205">
            <text:p>13516.9277351205</text:p>
          </table:table-cell>
          <table:table-cell table:formula="of:=INT([.C841])" office:value-type="float" office:value="13516">
            <text:p>13516</text:p>
          </table:table-cell>
          <table:table-cell table:formula="of:=[.D841]-[.D840]" office:value-type="float" office:value="13478">
            <text:p>13478</text:p>
          </table:table-cell>
          <table:table-cell table:number-columns-repeated="11"/>
        </table:table-row>
        <table:table-row table:style-name="ro1">
          <table:table-cell table:formula="of:=[.$A841]+RAND()*0.1" office:value-type="float" office:value="41.6539435034618">
            <text:p>41.6539435035</text:p>
          </table:table-cell>
          <table:table-cell table:formula="of:=PI()*[.$A842]" office:value-type="float" office:value="130.85972290352">
            <text:p>130.8597229035</text:p>
          </table:table-cell>
          <table:table-cell table:formula="of:=20*(500-499*COS([.$B842]*(1+RAND())))" office:value-type="float" office:value="938.139505949595">
            <text:p>938.1395059496</text:p>
          </table:table-cell>
          <table:table-cell table:formula="of:=INT([.C842])" office:value-type="float" office:value="938">
            <text:p>938</text:p>
          </table:table-cell>
          <table:table-cell table:formula="of:=[.D842]-[.D841]" office:value-type="float" office:value="-12578">
            <text:p>-12578</text:p>
          </table:table-cell>
          <table:table-cell table:number-columns-repeated="11"/>
        </table:table-row>
        <table:table-row table:style-name="ro1">
          <table:table-cell table:formula="of:=[.$A842]+RAND()*0.1" office:value-type="float" office:value="41.7402138835285">
            <text:p>41.7402138835</text:p>
          </table:table-cell>
          <table:table-cell table:formula="of:=PI()*[.$A843]" office:value-type="float" office:value="131.13074929576">
            <text:p>131.1307492958</text:p>
          </table:table-cell>
          <table:table-cell table:formula="of:=20*(500-499*COS([.$B843]*(1+RAND())))" office:value-type="float" office:value="9735.76499602587">
            <text:p>9735.7649960259</text:p>
          </table:table-cell>
          <table:table-cell table:formula="of:=INT([.C843])" office:value-type="float" office:value="9735">
            <text:p>9735</text:p>
          </table:table-cell>
          <table:table-cell table:formula="of:=[.D843]-[.D842]" office:value-type="float" office:value="8797">
            <text:p>8797</text:p>
          </table:table-cell>
          <table:table-cell table:number-columns-repeated="11"/>
        </table:table-row>
        <table:table-row table:style-name="ro1">
          <table:table-cell table:formula="of:=[.$A843]+RAND()*0.1" office:value-type="float" office:value="41.8229788479396">
            <text:p>41.8229788479</text:p>
          </table:table-cell>
          <table:table-cell table:formula="of:=PI()*[.$A844]" office:value-type="float" office:value="131.390763099928">
            <text:p>131.3907630999</text:p>
          </table:table-cell>
          <table:table-cell table:formula="of:=20*(500-499*COS([.$B844]*(1+RAND())))" office:value-type="float" office:value="3721.14891935181">
            <text:p>3721.1489193518</text:p>
          </table:table-cell>
          <table:table-cell table:formula="of:=INT([.C844])" office:value-type="float" office:value="3721">
            <text:p>3721</text:p>
          </table:table-cell>
          <table:table-cell table:formula="of:=[.D844]-[.D843]" office:value-type="float" office:value="-6014">
            <text:p>-6014</text:p>
          </table:table-cell>
          <table:table-cell table:number-columns-repeated="11"/>
        </table:table-row>
        <table:table-row table:style-name="ro1">
          <table:table-cell table:formula="of:=[.$A844]+RAND()*0.1" office:value-type="float" office:value="41.8689411095344">
            <text:p>41.8689411095</text:p>
          </table:table-cell>
          <table:table-cell table:formula="of:=PI()*[.$A845]" office:value-type="float" office:value="131.535157803297">
            <text:p>131.5351578033</text:p>
          </table:table-cell>
          <table:table-cell table:formula="of:=20*(500-499*COS([.$B845]*(1+RAND())))" office:value-type="float" office:value="19978.3803871496">
            <text:p>19978.3803871496</text:p>
          </table:table-cell>
          <table:table-cell table:formula="of:=INT([.C845])" office:value-type="float" office:value="19978">
            <text:p>19978</text:p>
          </table:table-cell>
          <table:table-cell table:formula="of:=[.D845]-[.D844]" office:value-type="float" office:value="16257">
            <text:p>16257</text:p>
          </table:table-cell>
          <table:table-cell table:number-columns-repeated="11"/>
        </table:table-row>
        <table:table-row table:style-name="ro1">
          <table:table-cell table:formula="of:=[.$A845]+RAND()*0.1" office:value-type="float" office:value="41.8739852299449">
            <text:p>41.8739852299</text:p>
          </table:table-cell>
          <table:table-cell table:formula="of:=PI()*[.$A846]" office:value-type="float" office:value="131.551004374922">
            <text:p>131.5510043749</text:p>
          </table:table-cell>
          <table:table-cell table:formula="of:=20*(500-499*COS([.$B846]*(1+RAND())))" office:value-type="float" office:value="4116.65761610317">
            <text:p>4116.6576161032</text:p>
          </table:table-cell>
          <table:table-cell table:formula="of:=INT([.C846])" office:value-type="float" office:value="4116">
            <text:p>4116</text:p>
          </table:table-cell>
          <table:table-cell table:formula="of:=[.D846]-[.D845]" office:value-type="float" office:value="-15862">
            <text:p>-15862</text:p>
          </table:table-cell>
          <table:table-cell table:number-columns-repeated="11"/>
        </table:table-row>
        <table:table-row table:style-name="ro1">
          <table:table-cell table:formula="of:=[.$A846]+RAND()*0.1" office:value-type="float" office:value="41.9545443998184">
            <text:p>41.9545443998</text:p>
          </table:table-cell>
          <table:table-cell table:formula="of:=PI()*[.$A847]" office:value-type="float" office:value="131.804088471176">
            <text:p>131.8040884712</text:p>
          </table:table-cell>
          <table:table-cell table:formula="of:=20*(500-499*COS([.$B847]*(1+RAND())))" office:value-type="float" office:value="4190.28003946852">
            <text:p>4190.2800394685</text:p>
          </table:table-cell>
          <table:table-cell table:formula="of:=INT([.C847])" office:value-type="float" office:value="4190">
            <text:p>4190</text:p>
          </table:table-cell>
          <table:table-cell table:formula="of:=[.D847]-[.D846]" office:value-type="float" office:value="74">
            <text:p>74</text:p>
          </table:table-cell>
          <table:table-cell table:number-columns-repeated="11"/>
        </table:table-row>
        <table:table-row table:style-name="ro1">
          <table:table-cell table:formula="of:=[.$A847]+RAND()*0.1" office:value-type="float" office:value="41.9801159176976">
            <text:p>41.9801159177</text:p>
          </table:table-cell>
          <table:table-cell table:formula="of:=PI()*[.$A848]" office:value-type="float" office:value="131.884423763887">
            <text:p>131.8844237639</text:p>
          </table:table-cell>
          <table:table-cell table:formula="of:=20*(500-499*COS([.$B848]*(1+RAND())))" office:value-type="float" office:value="21.093948843145">
            <text:p>21.0939488431</text:p>
          </table:table-cell>
          <table:table-cell table:formula="of:=INT([.C848])" office:value-type="float" office:value="21">
            <text:p>21</text:p>
          </table:table-cell>
          <table:table-cell table:formula="of:=[.D848]-[.D847]" office:value-type="float" office:value="-4169">
            <text:p>-4169</text:p>
          </table:table-cell>
          <table:table-cell table:number-columns-repeated="11"/>
        </table:table-row>
        <table:table-row table:style-name="ro1">
          <table:table-cell table:formula="of:=[.$A848]+RAND()*0.1" office:value-type="float" office:value="42.0460794852581">
            <text:p>42.0460794853</text:p>
          </table:table-cell>
          <table:table-cell table:formula="of:=PI()*[.$A849]" office:value-type="float" office:value="132.091654423139">
            <text:p>132.0916544231</text:p>
          </table:table-cell>
          <table:table-cell table:formula="of:=20*(500-499*COS([.$B849]*(1+RAND())))" office:value-type="float" office:value="5182.38258502016">
            <text:p>5182.3825850202</text:p>
          </table:table-cell>
          <table:table-cell table:formula="of:=INT([.C849])" office:value-type="float" office:value="5182">
            <text:p>5182</text:p>
          </table:table-cell>
          <table:table-cell table:formula="of:=[.D849]-[.D848]" office:value-type="float" office:value="5161">
            <text:p>5161</text:p>
          </table:table-cell>
          <table:table-cell table:number-columns-repeated="11"/>
        </table:table-row>
        <table:table-row table:style-name="ro1">
          <table:table-cell table:formula="of:=[.$A849]+RAND()*0.1" office:value-type="float" office:value="42.0538863099646">
            <text:p>42.05388631</text:p>
          </table:table-cell>
          <table:table-cell table:formula="of:=PI()*[.$A850]" office:value-type="float" office:value="132.116180286285">
            <text:p>132.1161802863</text:p>
          </table:table-cell>
          <table:table-cell table:formula="of:=20*(500-499*COS([.$B850]*(1+RAND())))" office:value-type="float" office:value="13935.9239193382">
            <text:p>13935.9239193382</text:p>
          </table:table-cell>
          <table:table-cell table:formula="of:=INT([.C850])" office:value-type="float" office:value="13935">
            <text:p>13935</text:p>
          </table:table-cell>
          <table:table-cell table:formula="of:=[.D850]-[.D849]" office:value-type="float" office:value="8753">
            <text:p>8753</text:p>
          </table:table-cell>
          <table:table-cell table:number-columns-repeated="11"/>
        </table:table-row>
        <table:table-row table:style-name="ro1">
          <table:table-cell table:formula="of:=[.$A850]+RAND()*0.1" office:value-type="float" office:value="42.1085629706271">
            <text:p>42.1085629706</text:p>
          </table:table-cell>
          <table:table-cell table:formula="of:=PI()*[.$A851]" office:value-type="float" office:value="132.287952081745">
            <text:p>132.2879520817</text:p>
          </table:table-cell>
          <table:table-cell table:formula="of:=20*(500-499*COS([.$B851]*(1+RAND())))" office:value-type="float" office:value="14551.8809012853">
            <text:p>14551.8809012853</text:p>
          </table:table-cell>
          <table:table-cell table:formula="of:=INT([.C851])" office:value-type="float" office:value="14551">
            <text:p>14551</text:p>
          </table:table-cell>
          <table:table-cell table:formula="of:=[.D851]-[.D850]" office:value-type="float" office:value="616">
            <text:p>616</text:p>
          </table:table-cell>
          <table:table-cell table:number-columns-repeated="11"/>
        </table:table-row>
        <table:table-row table:style-name="ro1">
          <table:table-cell table:formula="of:=[.$A851]+RAND()*0.1" office:value-type="float" office:value="42.2058776457794">
            <text:p>42.2058776458</text:p>
          </table:table-cell>
          <table:table-cell table:formula="of:=PI()*[.$A852]" office:value-type="float" office:value="132.59367515029">
            <text:p>132.5936751503</text:p>
          </table:table-cell>
          <table:table-cell table:formula="of:=20*(500-499*COS([.$B852]*(1+RAND())))" office:value-type="float" office:value="15860.5963380224">
            <text:p>15860.5963380224</text:p>
          </table:table-cell>
          <table:table-cell table:formula="of:=INT([.C852])" office:value-type="float" office:value="15860">
            <text:p>15860</text:p>
          </table:table-cell>
          <table:table-cell table:formula="of:=[.D852]-[.D851]" office:value-type="float" office:value="1309">
            <text:p>1309</text:p>
          </table:table-cell>
          <table:table-cell table:number-columns-repeated="11"/>
        </table:table-row>
        <table:table-row table:style-name="ro1">
          <table:table-cell table:formula="of:=[.$A852]+RAND()*0.1" office:value-type="float" office:value="42.2447469114326">
            <text:p>42.2447469114</text:p>
          </table:table-cell>
          <table:table-cell table:formula="of:=PI()*[.$A853]" office:value-type="float" office:value="132.715786549717">
            <text:p>132.7157865497</text:p>
          </table:table-cell>
          <table:table-cell table:formula="of:=20*(500-499*COS([.$B853]*(1+RAND())))" office:value-type="float" office:value="1479.08447731444">
            <text:p>1479.0844773144</text:p>
          </table:table-cell>
          <table:table-cell table:formula="of:=INT([.C853])" office:value-type="float" office:value="1479">
            <text:p>1479</text:p>
          </table:table-cell>
          <table:table-cell table:formula="of:=[.D853]-[.D852]" office:value-type="float" office:value="-14381">
            <text:p>-14381</text:p>
          </table:table-cell>
          <table:table-cell table:number-columns-repeated="11"/>
        </table:table-row>
        <table:table-row table:style-name="ro1">
          <table:table-cell table:formula="of:=[.$A853]+RAND()*0.1" office:value-type="float" office:value="42.2554829780478">
            <text:p>42.255482978</text:p>
          </table:table-cell>
          <table:table-cell table:formula="of:=PI()*[.$A854]" office:value-type="float" office:value="132.749514897724">
            <text:p>132.7495148977</text:p>
          </table:table-cell>
          <table:table-cell table:formula="of:=20*(500-499*COS([.$B854]*(1+RAND())))" office:value-type="float" office:value="763.47216643589">
            <text:p>763.4721664359</text:p>
          </table:table-cell>
          <table:table-cell table:formula="of:=INT([.C854])" office:value-type="float" office:value="763">
            <text:p>763</text:p>
          </table:table-cell>
          <table:table-cell table:formula="of:=[.D854]-[.D853]" office:value-type="float" office:value="-716">
            <text:p>-716</text:p>
          </table:table-cell>
          <table:table-cell table:number-columns-repeated="11"/>
        </table:table-row>
        <table:table-row table:style-name="ro1">
          <table:table-cell table:formula="of:=[.$A854]+RAND()*0.1" office:value-type="float" office:value="42.296798642492">
            <text:p>42.2967986425</text:p>
          </table:table-cell>
          <table:table-cell table:formula="of:=PI()*[.$A855]" office:value-type="float" office:value="132.879311885619">
            <text:p>132.8793118856</text:p>
          </table:table-cell>
          <table:table-cell table:formula="of:=20*(500-499*COS([.$B855]*(1+RAND())))" office:value-type="float" office:value="1405.66198527633">
            <text:p>1405.6619852763</text:p>
          </table:table-cell>
          <table:table-cell table:formula="of:=INT([.C855])" office:value-type="float" office:value="1405">
            <text:p>1405</text:p>
          </table:table-cell>
          <table:table-cell table:formula="of:=[.D855]-[.D854]" office:value-type="float" office:value="642">
            <text:p>642</text:p>
          </table:table-cell>
          <table:table-cell table:number-columns-repeated="11"/>
        </table:table-row>
        <table:table-row table:style-name="ro1">
          <table:table-cell table:formula="of:=[.$A855]+RAND()*0.1" office:value-type="float" office:value="42.330472424021">
            <text:p>42.330472424</text:p>
          </table:table-cell>
          <table:table-cell table:formula="of:=PI()*[.$A856]" office:value-type="float" office:value="132.98510119029">
            <text:p>132.9851011903</text:p>
          </table:table-cell>
          <table:table-cell table:formula="of:=20*(500-499*COS([.$B856]*(1+RAND())))" office:value-type="float" office:value="518.289418464968">
            <text:p>518.289418465</text:p>
          </table:table-cell>
          <table:table-cell table:formula="of:=INT([.C856])" office:value-type="float" office:value="518">
            <text:p>518</text:p>
          </table:table-cell>
          <table:table-cell table:formula="of:=[.D856]-[.D855]" office:value-type="float" office:value="-887">
            <text:p>-887</text:p>
          </table:table-cell>
          <table:table-cell table:number-columns-repeated="11"/>
        </table:table-row>
        <table:table-row table:style-name="ro1">
          <table:table-cell table:formula="of:=[.$A856]+RAND()*0.1" office:value-type="float" office:value="42.3487497455906">
            <text:p>42.3487497456</text:p>
          </table:table-cell>
          <table:table-cell table:formula="of:=PI()*[.$A857]" office:value-type="float" office:value="133.04252108946">
            <text:p>133.0425210895</text:p>
          </table:table-cell>
          <table:table-cell table:formula="of:=20*(500-499*COS([.$B857]*(1+RAND())))" office:value-type="float" office:value="5508.48925136067">
            <text:p>5508.4892513607</text:p>
          </table:table-cell>
          <table:table-cell table:formula="of:=INT([.C857])" office:value-type="float" office:value="5508">
            <text:p>5508</text:p>
          </table:table-cell>
          <table:table-cell table:formula="of:=[.D857]-[.D856]" office:value-type="float" office:value="4990">
            <text:p>4990</text:p>
          </table:table-cell>
          <table:table-cell table:number-columns-repeated="11"/>
        </table:table-row>
        <table:table-row table:style-name="ro1">
          <table:table-cell table:formula="of:=[.$A857]+RAND()*0.1" office:value-type="float" office:value="42.4375143892132">
            <text:p>42.4375143892</text:p>
          </table:table-cell>
          <table:table-cell table:formula="of:=PI()*[.$A858]" office:value-type="float" office:value="133.321383441763">
            <text:p>133.3213834418</text:p>
          </table:table-cell>
          <table:table-cell table:formula="of:=20*(500-499*COS([.$B858]*(1+RAND())))" office:value-type="float" office:value="5484.8671019634">
            <text:p>5484.8671019634</text:p>
          </table:table-cell>
          <table:table-cell table:formula="of:=INT([.C858])" office:value-type="float" office:value="5484">
            <text:p>5484</text:p>
          </table:table-cell>
          <table:table-cell table:formula="of:=[.D858]-[.D857]" office:value-type="float" office:value="-24">
            <text:p>-24</text:p>
          </table:table-cell>
          <table:table-cell table:number-columns-repeated="11"/>
        </table:table-row>
        <table:table-row table:style-name="ro1">
          <table:table-cell table:formula="of:=[.$A858]+RAND()*0.1" office:value-type="float" office:value="42.4560031341389">
            <text:p>42.4560031341</text:p>
          </table:table-cell>
          <table:table-cell table:formula="of:=PI()*[.$A859]" office:value-type="float" office:value="133.379467546996">
            <text:p>133.379467547</text:p>
          </table:table-cell>
          <table:table-cell table:formula="of:=20*(500-499*COS([.$B859]*(1+RAND())))" office:value-type="float" office:value="138.595239260095">
            <text:p>138.5952392601</text:p>
          </table:table-cell>
          <table:table-cell table:formula="of:=INT([.C859])" office:value-type="float" office:value="138">
            <text:p>138</text:p>
          </table:table-cell>
          <table:table-cell table:formula="of:=[.D859]-[.D858]" office:value-type="float" office:value="-5346">
            <text:p>-5346</text:p>
          </table:table-cell>
          <table:table-cell table:number-columns-repeated="11"/>
        </table:table-row>
        <table:table-row table:style-name="ro1">
          <table:table-cell table:formula="of:=[.$A859]+RAND()*0.1" office:value-type="float" office:value="42.5525979780592">
            <text:p>42.5525979781</text:p>
          </table:table-cell>
          <table:table-cell table:formula="of:=PI()*[.$A860]" office:value-type="float" office:value="133.682929199031">
            <text:p>133.682929199</text:p>
          </table:table-cell>
          <table:table-cell table:formula="of:=20*(500-499*COS([.$B860]*(1+RAND())))" office:value-type="float" office:value="18039.6102309492">
            <text:p>18039.6102309492</text:p>
          </table:table-cell>
          <table:table-cell table:formula="of:=INT([.C860])" office:value-type="float" office:value="18039">
            <text:p>18039</text:p>
          </table:table-cell>
          <table:table-cell table:formula="of:=[.D860]-[.D859]" office:value-type="float" office:value="17901">
            <text:p>17901</text:p>
          </table:table-cell>
          <table:table-cell table:number-columns-repeated="11"/>
        </table:table-row>
        <table:table-row table:style-name="ro1">
          <table:table-cell table:formula="of:=[.$A860]+RAND()*0.1" office:value-type="float" office:value="42.6244479287882">
            <text:p>42.6244479288</text:p>
          </table:table-cell>
          <table:table-cell table:formula="of:=PI()*[.$A861]" office:value-type="float" office:value="133.908652476402">
            <text:p>133.9086524764</text:p>
          </table:table-cell>
          <table:table-cell table:formula="of:=20*(500-499*COS([.$B861]*(1+RAND())))" office:value-type="float" office:value="19964.440296989">
            <text:p>19964.440296989</text:p>
          </table:table-cell>
          <table:table-cell table:formula="of:=INT([.C861])" office:value-type="float" office:value="19964">
            <text:p>19964</text:p>
          </table:table-cell>
          <table:table-cell table:formula="of:=[.D861]-[.D860]" office:value-type="float" office:value="1925">
            <text:p>1925</text:p>
          </table:table-cell>
          <table:table-cell table:number-columns-repeated="11"/>
        </table:table-row>
        <table:table-row table:style-name="ro1">
          <table:table-cell table:formula="of:=[.$A861]+RAND()*0.1" office:value-type="float" office:value="42.6792809389066">
            <text:p>42.6792809389</text:p>
          </table:table-cell>
          <table:table-cell table:formula="of:=PI()*[.$A862]" office:value-type="float" office:value="134.080915458164">
            <text:p>134.0809154582</text:p>
          </table:table-cell>
          <table:table-cell table:formula="of:=20*(500-499*COS([.$B862]*(1+RAND())))" office:value-type="float" office:value="7567.47441737098">
            <text:p>7567.474417371</text:p>
          </table:table-cell>
          <table:table-cell table:formula="of:=INT([.C862])" office:value-type="float" office:value="7567">
            <text:p>7567</text:p>
          </table:table-cell>
          <table:table-cell table:formula="of:=[.D862]-[.D861]" office:value-type="float" office:value="-12397">
            <text:p>-12397</text:p>
          </table:table-cell>
          <table:table-cell table:number-columns-repeated="11"/>
        </table:table-row>
        <table:table-row table:style-name="ro1">
          <table:table-cell table:formula="of:=[.$A862]+RAND()*0.1" office:value-type="float" office:value="42.7388610524126">
            <text:p>42.7388610524</text:p>
          </table:table-cell>
          <table:table-cell table:formula="of:=PI()*[.$A863]" office:value-type="float" office:value="134.268091905054">
            <text:p>134.2680919051</text:p>
          </table:table-cell>
          <table:table-cell table:formula="of:=20*(500-499*COS([.$B863]*(1+RAND())))" office:value-type="float" office:value="17134.4143815791">
            <text:p>17134.4143815791</text:p>
          </table:table-cell>
          <table:table-cell table:formula="of:=INT([.C863])" office:value-type="float" office:value="17134">
            <text:p>17134</text:p>
          </table:table-cell>
          <table:table-cell table:formula="of:=[.D863]-[.D862]" office:value-type="float" office:value="9567">
            <text:p>9567</text:p>
          </table:table-cell>
          <table:table-cell table:number-columns-repeated="11"/>
        </table:table-row>
        <table:table-row table:style-name="ro1">
          <table:table-cell table:formula="of:=[.$A863]+RAND()*0.1" office:value-type="float" office:value="42.7813666066155">
            <text:p>42.7813666066</text:p>
          </table:table-cell>
          <table:table-cell table:formula="of:=PI()*[.$A864]" office:value-type="float" office:value="134.401627041875">
            <text:p>134.4016270419</text:p>
          </table:table-cell>
          <table:table-cell table:formula="of:=20*(500-499*COS([.$B864]*(1+RAND())))" office:value-type="float" office:value="11256.1701415932">
            <text:p>11256.1701415932</text:p>
          </table:table-cell>
          <table:table-cell table:formula="of:=INT([.C864])" office:value-type="float" office:value="11256">
            <text:p>11256</text:p>
          </table:table-cell>
          <table:table-cell table:formula="of:=[.D864]-[.D863]" office:value-type="float" office:value="-5878">
            <text:p>-5878</text:p>
          </table:table-cell>
          <table:table-cell table:number-columns-repeated="11"/>
        </table:table-row>
        <table:table-row table:style-name="ro1">
          <table:table-cell table:formula="of:=[.$A864]+RAND()*0.1" office:value-type="float" office:value="42.812766418932">
            <text:p>42.8127664189</text:p>
          </table:table-cell>
          <table:table-cell table:formula="of:=PI()*[.$A865]" office:value-type="float" office:value="134.500272461573">
            <text:p>134.5002724616</text:p>
          </table:table-cell>
          <table:table-cell table:formula="of:=20*(500-499*COS([.$B865]*(1+RAND())))" office:value-type="float" office:value="11303.671525911">
            <text:p>11303.671525911</text:p>
          </table:table-cell>
          <table:table-cell table:formula="of:=INT([.C865])" office:value-type="float" office:value="11303">
            <text:p>11303</text:p>
          </table:table-cell>
          <table:table-cell table:formula="of:=[.D865]-[.D864]" office:value-type="float" office:value="47">
            <text:p>47</text:p>
          </table:table-cell>
          <table:table-cell table:number-columns-repeated="11"/>
        </table:table-row>
        <table:table-row table:style-name="ro1">
          <table:table-cell table:formula="of:=[.$A865]+RAND()*0.1" office:value-type="float" office:value="42.826003192598">
            <text:p>42.8260031926</text:p>
          </table:table-cell>
          <table:table-cell table:formula="of:=PI()*[.$A866]" office:value-type="float" office:value="134.541857012479">
            <text:p>134.5418570125</text:p>
          </table:table-cell>
          <table:table-cell table:formula="of:=20*(500-499*COS([.$B866]*(1+RAND())))" office:value-type="float" office:value="19813.4419505708">
            <text:p>19813.4419505708</text:p>
          </table:table-cell>
          <table:table-cell table:formula="of:=INT([.C866])" office:value-type="float" office:value="19813">
            <text:p>19813</text:p>
          </table:table-cell>
          <table:table-cell table:formula="of:=[.D866]-[.D865]" office:value-type="float" office:value="8510">
            <text:p>8510</text:p>
          </table:table-cell>
          <table:table-cell table:number-columns-repeated="11"/>
        </table:table-row>
        <table:table-row table:style-name="ro1">
          <table:table-cell table:formula="of:=[.$A866]+RAND()*0.1" office:value-type="float" office:value="42.8302680750378">
            <text:p>42.830268075</text:p>
          </table:table-cell>
          <table:table-cell table:formula="of:=PI()*[.$A867]" office:value-type="float" office:value="134.55525553582">
            <text:p>134.5552555358</text:p>
          </table:table-cell>
          <table:table-cell table:formula="of:=20*(500-499*COS([.$B867]*(1+RAND())))" office:value-type="float" office:value="7807.32938025871">
            <text:p>7807.3293802587</text:p>
          </table:table-cell>
          <table:table-cell table:formula="of:=INT([.C867])" office:value-type="float" office:value="7807">
            <text:p>7807</text:p>
          </table:table-cell>
          <table:table-cell table:formula="of:=[.D867]-[.D866]" office:value-type="float" office:value="-12006">
            <text:p>-12006</text:p>
          </table:table-cell>
          <table:table-cell table:number-columns-repeated="11"/>
        </table:table-row>
        <table:table-row table:style-name="ro1">
          <table:table-cell table:formula="of:=[.$A867]+RAND()*0.1" office:value-type="float" office:value="42.8837955882773">
            <text:p>42.8837955883</text:p>
          </table:table-cell>
          <table:table-cell table:formula="of:=PI()*[.$A868]" office:value-type="float" office:value="134.723417178178">
            <text:p>134.7234171782</text:p>
          </table:table-cell>
          <table:table-cell table:formula="of:=20*(500-499*COS([.$B868]*(1+RAND())))" office:value-type="float" office:value="18423.7494749753">
            <text:p>18423.7494749753</text:p>
          </table:table-cell>
          <table:table-cell table:formula="of:=INT([.C868])" office:value-type="float" office:value="18423">
            <text:p>18423</text:p>
          </table:table-cell>
          <table:table-cell table:formula="of:=[.D868]-[.D867]" office:value-type="float" office:value="10616">
            <text:p>10616</text:p>
          </table:table-cell>
          <table:table-cell table:number-columns-repeated="11"/>
        </table:table-row>
        <table:table-row table:style-name="ro1">
          <table:table-cell table:formula="of:=[.$A868]+RAND()*0.1" office:value-type="float" office:value="42.9717158875429">
            <text:p>42.9717158875</text:p>
          </table:table-cell>
          <table:table-cell table:formula="of:=PI()*[.$A869]" office:value-type="float" office:value="134.999626944452">
            <text:p>134.9996269445</text:p>
          </table:table-cell>
          <table:table-cell table:formula="of:=20*(500-499*COS([.$B869]*(1+RAND())))" office:value-type="float" office:value="19371.0186224595">
            <text:p>19371.0186224595</text:p>
          </table:table-cell>
          <table:table-cell table:formula="of:=INT([.C869])" office:value-type="float" office:value="19371">
            <text:p>19371</text:p>
          </table:table-cell>
          <table:table-cell table:formula="of:=[.D869]-[.D868]" office:value-type="float" office:value="948">
            <text:p>948</text:p>
          </table:table-cell>
          <table:table-cell table:number-columns-repeated="11"/>
        </table:table-row>
        <table:table-row table:style-name="ro1">
          <table:table-cell table:formula="of:=[.$A869]+RAND()*0.1" office:value-type="float" office:value="43.0500319563784">
            <text:p>43.0500319564</text:p>
          </table:table-cell>
          <table:table-cell table:formula="of:=PI()*[.$A870]" office:value-type="float" office:value="135.245664130964">
            <text:p>135.245664131</text:p>
          </table:table-cell>
          <table:table-cell table:formula="of:=20*(500-499*COS([.$B870]*(1+RAND())))" office:value-type="float" office:value="6849.26608712735">
            <text:p>6849.2660871274</text:p>
          </table:table-cell>
          <table:table-cell table:formula="of:=INT([.C870])" office:value-type="float" office:value="6849">
            <text:p>6849</text:p>
          </table:table-cell>
          <table:table-cell table:formula="of:=[.D870]-[.D869]" office:value-type="float" office:value="-12522">
            <text:p>-12522</text:p>
          </table:table-cell>
          <table:table-cell table:number-columns-repeated="11"/>
        </table:table-row>
        <table:table-row table:style-name="ro1">
          <table:table-cell table:formula="of:=[.$A870]+RAND()*0.1" office:value-type="float" office:value="43.1261771351565">
            <text:p>43.1261771352</text:p>
          </table:table-cell>
          <table:table-cell table:formula="of:=PI()*[.$A871]" office:value-type="float" office:value="135.48488126522">
            <text:p>135.4848812652</text:p>
          </table:table-cell>
          <table:table-cell table:formula="of:=20*(500-499*COS([.$B871]*(1+RAND())))" office:value-type="float" office:value="12082.0077944179">
            <text:p>12082.0077944179</text:p>
          </table:table-cell>
          <table:table-cell table:formula="of:=INT([.C871])" office:value-type="float" office:value="12082">
            <text:p>12082</text:p>
          </table:table-cell>
          <table:table-cell table:formula="of:=[.D871]-[.D870]" office:value-type="float" office:value="5233">
            <text:p>5233</text:p>
          </table:table-cell>
          <table:table-cell table:number-columns-repeated="11"/>
        </table:table-row>
        <table:table-row table:style-name="ro1">
          <table:table-cell table:formula="of:=[.$A871]+RAND()*0.1" office:value-type="float" office:value="43.1770290823654">
            <text:p>43.1770290824</text:p>
          </table:table-cell>
          <table:table-cell table:formula="of:=PI()*[.$A872]" office:value-type="float" office:value="135.644637368992">
            <text:p>135.644637369</text:p>
          </table:table-cell>
          <table:table-cell table:formula="of:=20*(500-499*COS([.$B872]*(1+RAND())))" office:value-type="float" office:value="9370.56739429026">
            <text:p>9370.5673942903</text:p>
          </table:table-cell>
          <table:table-cell table:formula="of:=INT([.C872])" office:value-type="float" office:value="9370">
            <text:p>9370</text:p>
          </table:table-cell>
          <table:table-cell table:formula="of:=[.D872]-[.D871]" office:value-type="float" office:value="-2712">
            <text:p>-2712</text:p>
          </table:table-cell>
          <table:table-cell table:number-columns-repeated="11"/>
        </table:table-row>
        <table:table-row table:style-name="ro1">
          <table:table-cell table:formula="of:=[.$A872]+RAND()*0.1" office:value-type="float" office:value="43.2680209756829">
            <text:p>43.2680209757</text:p>
          </table:table-cell>
          <table:table-cell table:formula="of:=PI()*[.$A873]" office:value-type="float" office:value="135.930496832575">
            <text:p>135.9304968326</text:p>
          </table:table-cell>
          <table:table-cell table:formula="of:=20*(500-499*COS([.$B873]*(1+RAND())))" office:value-type="float" office:value="15608.806689232">
            <text:p>15608.806689232</text:p>
          </table:table-cell>
          <table:table-cell table:formula="of:=INT([.C873])" office:value-type="float" office:value="15608">
            <text:p>15608</text:p>
          </table:table-cell>
          <table:table-cell table:formula="of:=[.D873]-[.D872]" office:value-type="float" office:value="6238">
            <text:p>6238</text:p>
          </table:table-cell>
          <table:table-cell table:number-columns-repeated="11"/>
        </table:table-row>
        <table:table-row table:style-name="ro1">
          <table:table-cell table:formula="of:=[.$A873]+RAND()*0.1" office:value-type="float" office:value="43.3304365345277">
            <text:p>43.3304365345</text:p>
          </table:table-cell>
          <table:table-cell table:formula="of:=PI()*[.$A874]" office:value-type="float" office:value="136.126581093711">
            <text:p>136.1265810937</text:p>
          </table:table-cell>
          <table:table-cell table:formula="of:=20*(500-499*COS([.$B874]*(1+RAND())))" office:value-type="float" office:value="13866.112327966">
            <text:p>13866.112327966</text:p>
          </table:table-cell>
          <table:table-cell table:formula="of:=INT([.C874])" office:value-type="float" office:value="13866">
            <text:p>13866</text:p>
          </table:table-cell>
          <table:table-cell table:formula="of:=[.D874]-[.D873]" office:value-type="float" office:value="-1742">
            <text:p>-1742</text:p>
          </table:table-cell>
          <table:table-cell table:number-columns-repeated="11"/>
        </table:table-row>
        <table:table-row table:style-name="ro1">
          <table:table-cell table:formula="of:=[.$A874]+RAND()*0.1" office:value-type="float" office:value="43.3640534461476">
            <text:p>43.3640534461</text:p>
          </table:table-cell>
          <table:table-cell table:formula="of:=PI()*[.$A875]" office:value-type="float" office:value="136.232191736293">
            <text:p>136.2321917363</text:p>
          </table:table-cell>
          <table:table-cell table:formula="of:=20*(500-499*COS([.$B875]*(1+RAND())))" office:value-type="float" office:value="20.0003738634916">
            <text:p>20.0003738635</text:p>
          </table:table-cell>
          <table:table-cell table:formula="of:=INT([.C875])" office:value-type="float" office:value="20">
            <text:p>20</text:p>
          </table:table-cell>
          <table:table-cell table:formula="of:=[.D875]-[.D874]" office:value-type="float" office:value="-13846">
            <text:p>-13846</text:p>
          </table:table-cell>
          <table:table-cell table:number-columns-repeated="11"/>
        </table:table-row>
        <table:table-row table:style-name="ro1">
          <table:table-cell table:formula="of:=[.$A875]+RAND()*0.1" office:value-type="float" office:value="43.40100760106">
            <text:p>43.4010076011</text:p>
          </table:table-cell>
          <table:table-cell table:formula="of:=PI()*[.$A876]" office:value-type="float" office:value="136.348286637885">
            <text:p>136.3482866379</text:p>
          </table:table-cell>
          <table:table-cell table:formula="of:=20*(500-499*COS([.$B876]*(1+RAND())))" office:value-type="float" office:value="483.045330659913">
            <text:p>483.0453306599</text:p>
          </table:table-cell>
          <table:table-cell table:formula="of:=INT([.C876])" office:value-type="float" office:value="483">
            <text:p>483</text:p>
          </table:table-cell>
          <table:table-cell table:formula="of:=[.D876]-[.D875]" office:value-type="float" office:value="463">
            <text:p>463</text:p>
          </table:table-cell>
          <table:table-cell table:number-columns-repeated="11"/>
        </table:table-row>
        <table:table-row table:style-name="ro1">
          <table:table-cell table:formula="of:=[.$A876]+RAND()*0.1" office:value-type="float" office:value="43.4684672803618">
            <text:p>43.4684672804</text:p>
          </table:table-cell>
          <table:table-cell table:formula="of:=PI()*[.$A877]" office:value-type="float" office:value="136.560217470793">
            <text:p>136.5602174708</text:p>
          </table:table-cell>
          <table:table-cell table:formula="of:=20*(500-499*COS([.$B877]*(1+RAND())))" office:value-type="float" office:value="16680.3207425347">
            <text:p>16680.3207425347</text:p>
          </table:table-cell>
          <table:table-cell table:formula="of:=INT([.C877])" office:value-type="float" office:value="16680">
            <text:p>16680</text:p>
          </table:table-cell>
          <table:table-cell table:formula="of:=[.D877]-[.D876]" office:value-type="float" office:value="16197">
            <text:p>16197</text:p>
          </table:table-cell>
          <table:table-cell table:number-columns-repeated="11"/>
        </table:table-row>
        <table:table-row table:style-name="ro1">
          <table:table-cell table:formula="of:=[.$A877]+RAND()*0.1" office:value-type="float" office:value="43.4826433619019">
            <text:p>43.4826433619</text:p>
          </table:table-cell>
          <table:table-cell table:formula="of:=PI()*[.$A878]" office:value-type="float" office:value="136.604752944416">
            <text:p>136.6047529444</text:p>
          </table:table-cell>
          <table:table-cell table:formula="of:=20*(500-499*COS([.$B878]*(1+RAND())))" office:value-type="float" office:value="15280.7036431054">
            <text:p>15280.7036431054</text:p>
          </table:table-cell>
          <table:table-cell table:formula="of:=INT([.C878])" office:value-type="float" office:value="15280">
            <text:p>15280</text:p>
          </table:table-cell>
          <table:table-cell table:formula="of:=[.D878]-[.D877]" office:value-type="float" office:value="-1400">
            <text:p>-1400</text:p>
          </table:table-cell>
          <table:table-cell table:number-columns-repeated="11"/>
        </table:table-row>
        <table:table-row table:style-name="ro1">
          <table:table-cell table:formula="of:=[.$A878]+RAND()*0.1" office:value-type="float" office:value="43.54516903474">
            <text:p>43.5451690347</text:p>
          </table:table-cell>
          <table:table-cell table:formula="of:=PI()*[.$A879]" office:value-type="float" office:value="136.801183138865">
            <text:p>136.8011831389</text:p>
          </table:table-cell>
          <table:table-cell table:formula="of:=20*(500-499*COS([.$B879]*(1+RAND())))" office:value-type="float" office:value="14630.8039936403">
            <text:p>14630.8039936403</text:p>
          </table:table-cell>
          <table:table-cell table:formula="of:=INT([.C879])" office:value-type="float" office:value="14630">
            <text:p>14630</text:p>
          </table:table-cell>
          <table:table-cell table:formula="of:=[.D879]-[.D878]" office:value-type="float" office:value="-650">
            <text:p>-650</text:p>
          </table:table-cell>
          <table:table-cell table:number-columns-repeated="11"/>
        </table:table-row>
        <table:table-row table:style-name="ro1">
          <table:table-cell table:formula="of:=[.$A879]+RAND()*0.1" office:value-type="float" office:value="43.5785922816024">
            <text:p>43.5785922816</text:p>
          </table:table-cell>
          <table:table-cell table:formula="of:=PI()*[.$A880]" office:value-type="float" office:value="136.906185365667">
            <text:p>136.9061853657</text:p>
          </table:table-cell>
          <table:table-cell table:formula="of:=20*(500-499*COS([.$B880]*(1+RAND())))" office:value-type="float" office:value="5053.05228171727">
            <text:p>5053.0522817173</text:p>
          </table:table-cell>
          <table:table-cell table:formula="of:=INT([.C880])" office:value-type="float" office:value="5053">
            <text:p>5053</text:p>
          </table:table-cell>
          <table:table-cell table:formula="of:=[.D880]-[.D879]" office:value-type="float" office:value="-9577">
            <text:p>-9577</text:p>
          </table:table-cell>
          <table:table-cell table:number-columns-repeated="11"/>
        </table:table-row>
        <table:table-row table:style-name="ro1">
          <table:table-cell table:formula="of:=[.$A880]+RAND()*0.1" office:value-type="float" office:value="43.6005751878489">
            <text:p>43.6005751878</text:p>
          </table:table-cell>
          <table:table-cell table:formula="of:=PI()*[.$A881]" office:value-type="float" office:value="136.975246702436">
            <text:p>136.9752467024</text:p>
          </table:table-cell>
          <table:table-cell table:formula="of:=20*(500-499*COS([.$B881]*(1+RAND())))" office:value-type="float" office:value="8942.36939004211">
            <text:p>8942.3693900421</text:p>
          </table:table-cell>
          <table:table-cell table:formula="of:=INT([.C881])" office:value-type="float" office:value="8942">
            <text:p>8942</text:p>
          </table:table-cell>
          <table:table-cell table:formula="of:=[.D881]-[.D880]" office:value-type="float" office:value="3889">
            <text:p>3889</text:p>
          </table:table-cell>
          <table:table-cell table:number-columns-repeated="11"/>
        </table:table-row>
        <table:table-row table:style-name="ro1">
          <table:table-cell table:formula="of:=[.$A881]+RAND()*0.1" office:value-type="float" office:value="43.6177775213495">
            <text:p>43.6177775213</text:p>
          </table:table-cell>
          <table:table-cell table:formula="of:=PI()*[.$A882]" office:value-type="float" office:value="137.029289426986">
            <text:p>137.029289427</text:p>
          </table:table-cell>
          <table:table-cell table:formula="of:=20*(500-499*COS([.$B882]*(1+RAND())))" office:value-type="float" office:value="846.066239788214">
            <text:p>846.0662397882</text:p>
          </table:table-cell>
          <table:table-cell table:formula="of:=INT([.C882])" office:value-type="float" office:value="846">
            <text:p>846</text:p>
          </table:table-cell>
          <table:table-cell table:formula="of:=[.D882]-[.D881]" office:value-type="float" office:value="-8096">
            <text:p>-8096</text:p>
          </table:table-cell>
          <table:table-cell table:number-columns-repeated="11"/>
        </table:table-row>
        <table:table-row table:style-name="ro1">
          <table:table-cell table:formula="of:=[.$A882]+RAND()*0.1" office:value-type="float" office:value="43.6485154433642">
            <text:p>43.6485154434</text:p>
          </table:table-cell>
          <table:table-cell table:formula="of:=PI()*[.$A883]" office:value-type="float" office:value="137.125855456974">
            <text:p>137.125855457</text:p>
          </table:table-cell>
          <table:table-cell table:formula="of:=20*(500-499*COS([.$B883]*(1+RAND())))" office:value-type="float" office:value="17748.5255279828">
            <text:p>17748.5255279828</text:p>
          </table:table-cell>
          <table:table-cell table:formula="of:=INT([.C883])" office:value-type="float" office:value="17748">
            <text:p>17748</text:p>
          </table:table-cell>
          <table:table-cell table:formula="of:=[.D883]-[.D882]" office:value-type="float" office:value="16902">
            <text:p>16902</text:p>
          </table:table-cell>
          <table:table-cell table:number-columns-repeated="11"/>
        </table:table-row>
        <table:table-row table:style-name="ro1">
          <table:table-cell table:formula="of:=[.$A883]+RAND()*0.1" office:value-type="float" office:value="43.7093676152639">
            <text:p>43.7093676153</text:p>
          </table:table-cell>
          <table:table-cell table:formula="of:=PI()*[.$A884]" office:value-type="float" office:value="137.317028193169">
            <text:p>137.3170281932</text:p>
          </table:table-cell>
          <table:table-cell table:formula="of:=20*(500-499*COS([.$B884]*(1+RAND())))" office:value-type="float" office:value="18190.2539275323">
            <text:p>18190.2539275323</text:p>
          </table:table-cell>
          <table:table-cell table:formula="of:=INT([.C884])" office:value-type="float" office:value="18190">
            <text:p>18190</text:p>
          </table:table-cell>
          <table:table-cell table:formula="of:=[.D884]-[.D883]" office:value-type="float" office:value="442">
            <text:p>442</text:p>
          </table:table-cell>
          <table:table-cell table:number-columns-repeated="11"/>
        </table:table-row>
        <table:table-row table:style-name="ro1">
          <table:table-cell table:formula="of:=[.$A884]+RAND()*0.1" office:value-type="float" office:value="43.7373060154263">
            <text:p>43.7373060154</text:p>
          </table:table-cell>
          <table:table-cell table:formula="of:=PI()*[.$A885]" office:value-type="float" office:value="137.404799265872">
            <text:p>137.4047992659</text:p>
          </table:table-cell>
          <table:table-cell table:formula="of:=20*(500-499*COS([.$B885]*(1+RAND())))" office:value-type="float" office:value="18560.5041246155">
            <text:p>18560.5041246155</text:p>
          </table:table-cell>
          <table:table-cell table:formula="of:=INT([.C885])" office:value-type="float" office:value="18560">
            <text:p>18560</text:p>
          </table:table-cell>
          <table:table-cell table:formula="of:=[.D885]-[.D884]" office:value-type="float" office:value="370">
            <text:p>370</text:p>
          </table:table-cell>
          <table:table-cell table:number-columns-repeated="11"/>
        </table:table-row>
        <table:table-row table:style-name="ro1">
          <table:table-cell table:formula="of:=[.$A885]+RAND()*0.1" office:value-type="float" office:value="43.8093596018851">
            <text:p>43.8093596019</text:p>
          </table:table-cell>
          <table:table-cell table:formula="of:=PI()*[.$A886]" office:value-type="float" office:value="137.631162283756">
            <text:p>137.6311622838</text:p>
          </table:table-cell>
          <table:table-cell table:formula="of:=20*(500-499*COS([.$B886]*(1+RAND())))" office:value-type="float" office:value="4994.3144679796">
            <text:p>4994.3144679796</text:p>
          </table:table-cell>
          <table:table-cell table:formula="of:=INT([.C886])" office:value-type="float" office:value="4994">
            <text:p>4994</text:p>
          </table:table-cell>
          <table:table-cell table:formula="of:=[.D886]-[.D885]" office:value-type="float" office:value="-13566">
            <text:p>-13566</text:p>
          </table:table-cell>
          <table:table-cell table:number-columns-repeated="11"/>
        </table:table-row>
        <table:table-row table:style-name="ro1">
          <table:table-cell table:formula="of:=[.$A886]+RAND()*0.1" office:value-type="float" office:value="43.9038855553605">
            <text:p>43.9038855554</text:p>
          </table:table-cell>
          <table:table-cell table:formula="of:=PI()*[.$A887]" office:value-type="float" office:value="137.928124324768">
            <text:p>137.9281243248</text:p>
          </table:table-cell>
          <table:table-cell table:formula="of:=20*(500-499*COS([.$B887]*(1+RAND())))" office:value-type="float" office:value="19707.0683540661">
            <text:p>19707.0683540661</text:p>
          </table:table-cell>
          <table:table-cell table:formula="of:=INT([.C887])" office:value-type="float" office:value="19707">
            <text:p>19707</text:p>
          </table:table-cell>
          <table:table-cell table:formula="of:=[.D887]-[.D886]" office:value-type="float" office:value="14713">
            <text:p>14713</text:p>
          </table:table-cell>
          <table:table-cell table:number-columns-repeated="11"/>
        </table:table-row>
        <table:table-row table:style-name="ro1">
          <table:table-cell table:formula="of:=[.$A887]+RAND()*0.1" office:value-type="float" office:value="43.9501012770925">
            <text:p>43.9501012771</text:p>
          </table:table-cell>
          <table:table-cell table:formula="of:=PI()*[.$A888]" office:value-type="float" office:value="138.073315296641">
            <text:p>138.0733152966</text:p>
          </table:table-cell>
          <table:table-cell table:formula="of:=20*(500-499*COS([.$B888]*(1+RAND())))" office:value-type="float" office:value="19657.8337713426">
            <text:p>19657.8337713426</text:p>
          </table:table-cell>
          <table:table-cell table:formula="of:=INT([.C888])" office:value-type="float" office:value="19657">
            <text:p>19657</text:p>
          </table:table-cell>
          <table:table-cell table:formula="of:=[.D888]-[.D887]" office:value-type="float" office:value="-50">
            <text:p>-50</text:p>
          </table:table-cell>
          <table:table-cell table:number-columns-repeated="11"/>
        </table:table-row>
        <table:table-row table:style-name="ro1">
          <table:table-cell table:formula="of:=[.$A888]+RAND()*0.1" office:value-type="float" office:value="44.0109195071739">
            <text:p>44.0109195072</text:p>
          </table:table-cell>
          <table:table-cell table:formula="of:=PI()*[.$A889]" office:value-type="float" office:value="138.264381401469">
            <text:p>138.2643814015</text:p>
          </table:table-cell>
          <table:table-cell table:formula="of:=20*(500-499*COS([.$B889]*(1+RAND())))" office:value-type="float" office:value="5455.86118931947">
            <text:p>5455.8611893195</text:p>
          </table:table-cell>
          <table:table-cell table:formula="of:=INT([.C889])" office:value-type="float" office:value="5455">
            <text:p>5455</text:p>
          </table:table-cell>
          <table:table-cell table:formula="of:=[.D889]-[.D888]" office:value-type="float" office:value="-14202">
            <text:p>-14202</text:p>
          </table:table-cell>
          <table:table-cell table:number-columns-repeated="11"/>
        </table:table-row>
        <table:table-row table:style-name="ro1">
          <table:table-cell table:formula="of:=[.$A889]+RAND()*0.1" office:value-type="float" office:value="44.0239342055749">
            <text:p>44.0239342056</text:p>
          </table:table-cell>
          <table:table-cell table:formula="of:=PI()*[.$A890]" office:value-type="float" office:value="138.305268282355">
            <text:p>138.3052682824</text:p>
          </table:table-cell>
          <table:table-cell table:formula="of:=20*(500-499*COS([.$B890]*(1+RAND())))" office:value-type="float" office:value="17410.6430574627">
            <text:p>17410.6430574627</text:p>
          </table:table-cell>
          <table:table-cell table:formula="of:=INT([.C890])" office:value-type="float" office:value="17410">
            <text:p>17410</text:p>
          </table:table-cell>
          <table:table-cell table:formula="of:=[.D890]-[.D889]" office:value-type="float" office:value="11955">
            <text:p>11955</text:p>
          </table:table-cell>
          <table:table-cell table:number-columns-repeated="11"/>
        </table:table-row>
        <table:table-row table:style-name="ro1">
          <table:table-cell table:formula="of:=[.$A890]+RAND()*0.1" office:value-type="float" office:value="44.0667447712273">
            <text:p>44.0667447712</text:p>
          </table:table-cell>
          <table:table-cell table:formula="of:=PI()*[.$A891]" office:value-type="float" office:value="138.439761640904">
            <text:p>138.4397616409</text:p>
          </table:table-cell>
          <table:table-cell table:formula="of:=20*(500-499*COS([.$B891]*(1+RAND())))" office:value-type="float" office:value="19890.2459293173">
            <text:p>19890.2459293173</text:p>
          </table:table-cell>
          <table:table-cell table:formula="of:=INT([.C891])" office:value-type="float" office:value="19890">
            <text:p>19890</text:p>
          </table:table-cell>
          <table:table-cell table:formula="of:=[.D891]-[.D890]" office:value-type="float" office:value="2480">
            <text:p>2480</text:p>
          </table:table-cell>
          <table:table-cell table:number-columns-repeated="11"/>
        </table:table-row>
        <table:table-row table:style-name="ro1">
          <table:table-cell table:formula="of:=[.$A891]+RAND()*0.1" office:value-type="float" office:value="44.0994129520376">
            <text:p>44.099412952</text:p>
          </table:table-cell>
          <table:table-cell table:formula="of:=PI()*[.$A892]" office:value-type="float" office:value="138.542391757744">
            <text:p>138.5423917577</text:p>
          </table:table-cell>
          <table:table-cell table:formula="of:=20*(500-499*COS([.$B892]*(1+RAND())))" office:value-type="float" office:value="3923.97013935943">
            <text:p>3923.9701393594</text:p>
          </table:table-cell>
          <table:table-cell table:formula="of:=INT([.C892])" office:value-type="float" office:value="3923">
            <text:p>3923</text:p>
          </table:table-cell>
          <table:table-cell table:formula="of:=[.D892]-[.D891]" office:value-type="float" office:value="-15967">
            <text:p>-15967</text:p>
          </table:table-cell>
          <table:table-cell table:number-columns-repeated="11"/>
        </table:table-row>
        <table:table-row table:style-name="ro1">
          <table:table-cell table:formula="of:=[.$A892]+RAND()*0.1" office:value-type="float" office:value="44.1672606605571">
            <text:p>44.1672606606</text:p>
          </table:table-cell>
          <table:table-cell table:formula="of:=PI()*[.$A893]" office:value-type="float" office:value="138.755541620392">
            <text:p>138.7555416204</text:p>
          </table:table-cell>
          <table:table-cell table:formula="of:=20*(500-499*COS([.$B893]*(1+RAND())))" office:value-type="float" office:value="19807.7366264444">
            <text:p>19807.7366264444</text:p>
          </table:table-cell>
          <table:table-cell table:formula="of:=INT([.C893])" office:value-type="float" office:value="19807">
            <text:p>19807</text:p>
          </table:table-cell>
          <table:table-cell table:formula="of:=[.D893]-[.D892]" office:value-type="float" office:value="15884">
            <text:p>15884</text:p>
          </table:table-cell>
          <table:table-cell table:number-columns-repeated="11"/>
        </table:table-row>
        <table:table-row table:style-name="ro1">
          <table:table-cell table:formula="of:=[.$A893]+RAND()*0.1" office:value-type="float" office:value="44.1696513397154">
            <text:p>44.1696513397</text:p>
          </table:table-cell>
          <table:table-cell table:formula="of:=PI()*[.$A894]" office:value-type="float" office:value="138.763052160472">
            <text:p>138.7630521605</text:p>
          </table:table-cell>
          <table:table-cell table:formula="of:=20*(500-499*COS([.$B894]*(1+RAND())))" office:value-type="float" office:value="18348.7802880305">
            <text:p>18348.7802880305</text:p>
          </table:table-cell>
          <table:table-cell table:formula="of:=INT([.C894])" office:value-type="float" office:value="18348">
            <text:p>18348</text:p>
          </table:table-cell>
          <table:table-cell table:formula="of:=[.D894]-[.D893]" office:value-type="float" office:value="-1459">
            <text:p>-1459</text:p>
          </table:table-cell>
          <table:table-cell table:number-columns-repeated="11"/>
        </table:table-row>
        <table:table-row table:style-name="ro1">
          <table:table-cell table:formula="of:=[.$A894]+RAND()*0.1" office:value-type="float" office:value="44.2448250747752">
            <text:p>44.2448250748</text:p>
          </table:table-cell>
          <table:table-cell table:formula="of:=PI()*[.$A895]" office:value-type="float" office:value="138.999217414279">
            <text:p>138.9992174143</text:p>
          </table:table-cell>
          <table:table-cell table:formula="of:=20*(500-499*COS([.$B895]*(1+RAND())))" office:value-type="float" office:value="18050.3399236448">
            <text:p>18050.3399236448</text:p>
          </table:table-cell>
          <table:table-cell table:formula="of:=INT([.C895])" office:value-type="float" office:value="18050">
            <text:p>18050</text:p>
          </table:table-cell>
          <table:table-cell table:formula="of:=[.D895]-[.D894]" office:value-type="float" office:value="-298">
            <text:p>-298</text:p>
          </table:table-cell>
          <table:table-cell table:number-columns-repeated="11"/>
        </table:table-row>
        <table:table-row table:style-name="ro1">
          <table:table-cell table:formula="of:=[.$A895]+RAND()*0.1" office:value-type="float" office:value="44.3440725956578">
            <text:p>44.3440725957</text:p>
          </table:table-cell>
          <table:table-cell table:formula="of:=PI()*[.$A896]" office:value-type="float" office:value="139.311012696771">
            <text:p>139.3110126968</text:p>
          </table:table-cell>
          <table:table-cell table:formula="of:=20*(500-499*COS([.$B896]*(1+RAND())))" office:value-type="float" office:value="19421.3467769067">
            <text:p>19421.3467769067</text:p>
          </table:table-cell>
          <table:table-cell table:formula="of:=INT([.C896])" office:value-type="float" office:value="19421">
            <text:p>19421</text:p>
          </table:table-cell>
          <table:table-cell table:formula="of:=[.D896]-[.D895]" office:value-type="float" office:value="1371">
            <text:p>1371</text:p>
          </table:table-cell>
          <table:table-cell table:number-columns-repeated="11"/>
        </table:table-row>
        <table:table-row table:style-name="ro1">
          <table:table-cell table:formula="of:=[.$A896]+RAND()*0.1" office:value-type="float" office:value="44.3597000485286">
            <text:p>44.3597000485</text:p>
          </table:table-cell>
          <table:table-cell table:formula="of:=PI()*[.$A897]" office:value-type="float" office:value="139.360107787904">
            <text:p>139.3601077879</text:p>
          </table:table-cell>
          <table:table-cell table:formula="of:=20*(500-499*COS([.$B897]*(1+RAND())))" office:value-type="float" office:value="5519.1397149371">
            <text:p>5519.1397149371</text:p>
          </table:table-cell>
          <table:table-cell table:formula="of:=INT([.C897])" office:value-type="float" office:value="5519">
            <text:p>5519</text:p>
          </table:table-cell>
          <table:table-cell table:formula="of:=[.D897]-[.D896]" office:value-type="float" office:value="-13902">
            <text:p>-13902</text:p>
          </table:table-cell>
          <table:table-cell table:number-columns-repeated="11"/>
        </table:table-row>
        <table:table-row table:style-name="ro1">
          <table:table-cell table:formula="of:=[.$A897]+RAND()*0.1" office:value-type="float" office:value="44.4391386660282">
            <text:p>44.439138666</text:p>
          </table:table-cell>
          <table:table-cell table:formula="of:=PI()*[.$A898]" office:value-type="float" office:value="139.609671565052">
            <text:p>139.6096715651</text:p>
          </table:table-cell>
          <table:table-cell table:formula="of:=20*(500-499*COS([.$B898]*(1+RAND())))" office:value-type="float" office:value="658.80550696266">
            <text:p>658.8055069627</text:p>
          </table:table-cell>
          <table:table-cell table:formula="of:=INT([.C898])" office:value-type="float" office:value="658">
            <text:p>658</text:p>
          </table:table-cell>
          <table:table-cell table:formula="of:=[.D898]-[.D897]" office:value-type="float" office:value="-4861">
            <text:p>-4861</text:p>
          </table:table-cell>
          <table:table-cell table:number-columns-repeated="11"/>
        </table:table-row>
        <table:table-row table:style-name="ro1">
          <table:table-cell table:formula="of:=[.$A898]+RAND()*0.1" office:value-type="float" office:value="44.4919137001504">
            <text:p>44.4919137002</text:p>
          </table:table-cell>
          <table:table-cell table:formula="of:=PI()*[.$A899]" office:value-type="float" office:value="139.775469224543">
            <text:p>139.7754692245</text:p>
          </table:table-cell>
          <table:table-cell table:formula="of:=20*(500-499*COS([.$B899]*(1+RAND())))" office:value-type="float" office:value="13390.585083339">
            <text:p>13390.585083339</text:p>
          </table:table-cell>
          <table:table-cell table:formula="of:=INT([.C899])" office:value-type="float" office:value="13390">
            <text:p>13390</text:p>
          </table:table-cell>
          <table:table-cell table:formula="of:=[.D899]-[.D898]" office:value-type="float" office:value="12732">
            <text:p>12732</text:p>
          </table:table-cell>
          <table:table-cell table:number-columns-repeated="11"/>
        </table:table-row>
        <table:table-row table:style-name="ro1">
          <table:table-cell table:formula="of:=[.$A899]+RAND()*0.1" office:value-type="float" office:value="44.4954614522867">
            <text:p>44.4954614523</text:p>
          </table:table-cell>
          <table:table-cell table:formula="of:=PI()*[.$A900]" office:value-type="float" office:value="139.786614816592">
            <text:p>139.7866148166</text:p>
          </table:table-cell>
          <table:table-cell table:formula="of:=20*(500-499*COS([.$B900]*(1+RAND())))" office:value-type="float" office:value="13528.3692008009">
            <text:p>13528.3692008009</text:p>
          </table:table-cell>
          <table:table-cell table:formula="of:=INT([.C900])" office:value-type="float" office:value="13528">
            <text:p>13528</text:p>
          </table:table-cell>
          <table:table-cell table:formula="of:=[.D900]-[.D899]" office:value-type="float" office:value="138">
            <text:p>138</text:p>
          </table:table-cell>
          <table:table-cell table:number-columns-repeated="11"/>
        </table:table-row>
        <table:table-row table:style-name="ro1">
          <table:table-cell table:formula="of:=[.$A900]+RAND()*0.1" office:value-type="float" office:value="44.5532161386218">
            <text:p>44.5532161386</text:p>
          </table:table-cell>
          <table:table-cell table:formula="of:=PI()*[.$A901]" office:value-type="float" office:value="139.968056514893">
            <text:p>139.9680565149</text:p>
          </table:table-cell>
          <table:table-cell table:formula="of:=20*(500-499*COS([.$B901]*(1+RAND())))" office:value-type="float" office:value="4795.08021717566">
            <text:p>4795.0802171757</text:p>
          </table:table-cell>
          <table:table-cell table:formula="of:=INT([.C901])" office:value-type="float" office:value="4795">
            <text:p>4795</text:p>
          </table:table-cell>
          <table:table-cell table:formula="of:=[.D901]-[.D900]" office:value-type="float" office:value="-8733">
            <text:p>-8733</text:p>
          </table:table-cell>
          <table:table-cell table:number-columns-repeated="11"/>
        </table:table-row>
        <table:table-row table:style-name="ro1">
          <table:table-cell table:formula="of:=[.$A901]+RAND()*0.1" office:value-type="float" office:value="44.5821363515687">
            <text:p>44.5821363516</text:p>
          </table:table-cell>
          <table:table-cell table:formula="of:=PI()*[.$A902]" office:value-type="float" office:value="140.058912043427">
            <text:p>140.0589120434</text:p>
          </table:table-cell>
          <table:table-cell table:formula="of:=20*(500-499*COS([.$B902]*(1+RAND())))" office:value-type="float" office:value="4404.08582952714">
            <text:p>4404.0858295271</text:p>
          </table:table-cell>
          <table:table-cell table:formula="of:=INT([.C902])" office:value-type="float" office:value="4404">
            <text:p>4404</text:p>
          </table:table-cell>
          <table:table-cell table:formula="of:=[.D902]-[.D901]" office:value-type="float" office:value="-391">
            <text:p>-391</text:p>
          </table:table-cell>
          <table:table-cell table:number-columns-repeated="11"/>
        </table:table-row>
        <table:table-row table:style-name="ro1">
          <table:table-cell table:formula="of:=[.$A902]+RAND()*0.1" office:value-type="float" office:value="44.6365360509139">
            <text:p>44.6365360509</text:p>
          </table:table-cell>
          <table:table-cell table:formula="of:=PI()*[.$A903]" office:value-type="float" office:value="140.229813739247">
            <text:p>140.2298137392</text:p>
          </table:table-cell>
          <table:table-cell table:formula="of:=20*(500-499*COS([.$B903]*(1+RAND())))" office:value-type="float" office:value="18114.8160633899">
            <text:p>18114.8160633899</text:p>
          </table:table-cell>
          <table:table-cell table:formula="of:=INT([.C903])" office:value-type="float" office:value="18114">
            <text:p>18114</text:p>
          </table:table-cell>
          <table:table-cell table:formula="of:=[.D903]-[.D902]" office:value-type="float" office:value="13710">
            <text:p>13710</text:p>
          </table:table-cell>
          <table:table-cell table:number-columns-repeated="11"/>
        </table:table-row>
        <table:table-row table:style-name="ro1">
          <table:table-cell table:formula="of:=[.$A903]+RAND()*0.1" office:value-type="float" office:value="44.6852826305665">
            <text:p>44.6852826306</text:p>
          </table:table-cell>
          <table:table-cell table:formula="of:=PI()*[.$A904]" office:value-type="float" office:value="140.382955635771">
            <text:p>140.3829556358</text:p>
          </table:table-cell>
          <table:table-cell table:formula="of:=20*(500-499*COS([.$B904]*(1+RAND())))" office:value-type="float" office:value="10409.1759534643">
            <text:p>10409.1759534643</text:p>
          </table:table-cell>
          <table:table-cell table:formula="of:=INT([.C904])" office:value-type="float" office:value="10409">
            <text:p>10409</text:p>
          </table:table-cell>
          <table:table-cell table:formula="of:=[.D904]-[.D903]" office:value-type="float" office:value="-7705">
            <text:p>-7705</text:p>
          </table:table-cell>
          <table:table-cell table:number-columns-repeated="11"/>
        </table:table-row>
        <table:table-row table:style-name="ro1">
          <table:table-cell table:formula="of:=[.$A904]+RAND()*0.1" office:value-type="float" office:value="44.7766184023582">
            <text:p>44.7766184024</text:p>
          </table:table-cell>
          <table:table-cell table:formula="of:=PI()*[.$A905]" office:value-type="float" office:value="140.669895425442">
            <text:p>140.6698954254</text:p>
          </table:table-cell>
          <table:table-cell table:formula="of:=20*(500-499*COS([.$B905]*(1+RAND())))" office:value-type="float" office:value="13519.5883003759">
            <text:p>13519.5883003759</text:p>
          </table:table-cell>
          <table:table-cell table:formula="of:=INT([.C905])" office:value-type="float" office:value="13519">
            <text:p>13519</text:p>
          </table:table-cell>
          <table:table-cell table:formula="of:=[.D905]-[.D904]" office:value-type="float" office:value="3110">
            <text:p>3110</text:p>
          </table:table-cell>
          <table:table-cell table:number-columns-repeated="11"/>
        </table:table-row>
        <table:table-row table:style-name="ro1">
          <table:table-cell table:formula="of:=[.$A905]+RAND()*0.1" office:value-type="float" office:value="44.8646350133233">
            <text:p>44.8646350133</text:p>
          </table:table-cell>
          <table:table-cell table:formula="of:=PI()*[.$A906]" office:value-type="float" office:value="140.946407763844">
            <text:p>140.9464077638</text:p>
          </table:table-cell>
          <table:table-cell table:formula="of:=20*(500-499*COS([.$B906]*(1+RAND())))" office:value-type="float" office:value="4308.52165760697">
            <text:p>4308.521657607</text:p>
          </table:table-cell>
          <table:table-cell table:formula="of:=INT([.C906])" office:value-type="float" office:value="4308">
            <text:p>4308</text:p>
          </table:table-cell>
          <table:table-cell table:formula="of:=[.D906]-[.D905]" office:value-type="float" office:value="-9211">
            <text:p>-9211</text:p>
          </table:table-cell>
          <table:table-cell table:number-columns-repeated="11"/>
        </table:table-row>
        <table:table-row table:style-name="ro1">
          <table:table-cell table:formula="of:=[.$A906]+RAND()*0.1" office:value-type="float" office:value="44.9503357479349">
            <text:p>44.9503357479</text:p>
          </table:table-cell>
          <table:table-cell table:formula="of:=PI()*[.$A907]" office:value-type="float" office:value="141.215644562107">
            <text:p>141.2156445621</text:p>
          </table:table-cell>
          <table:table-cell table:formula="of:=20*(500-499*COS([.$B907]*(1+RAND())))" office:value-type="float" office:value="19548.9500142048">
            <text:p>19548.9500142048</text:p>
          </table:table-cell>
          <table:table-cell table:formula="of:=INT([.C907])" office:value-type="float" office:value="19548">
            <text:p>19548</text:p>
          </table:table-cell>
          <table:table-cell table:formula="of:=[.D907]-[.D906]" office:value-type="float" office:value="15240">
            <text:p>15240</text:p>
          </table:table-cell>
          <table:table-cell table:number-columns-repeated="11"/>
        </table:table-row>
        <table:table-row table:style-name="ro1">
          <table:table-cell table:formula="of:=[.$A907]+RAND()*0.1" office:value-type="float" office:value="45.0091311990284">
            <text:p>45.009131199</text:p>
          </table:table-cell>
          <table:table-cell table:formula="of:=PI()*[.$A908]" office:value-type="float" office:value="141.400355919327">
            <text:p>141.4003559193</text:p>
          </table:table-cell>
          <table:table-cell table:formula="of:=20*(500-499*COS([.$B908]*(1+RAND())))" office:value-type="float" office:value="6691.41631440603">
            <text:p>6691.416314406</text:p>
          </table:table-cell>
          <table:table-cell table:formula="of:=INT([.C908])" office:value-type="float" office:value="6691">
            <text:p>6691</text:p>
          </table:table-cell>
          <table:table-cell table:formula="of:=[.D908]-[.D907]" office:value-type="float" office:value="-12857">
            <text:p>-12857</text:p>
          </table:table-cell>
          <table:table-cell table:number-columns-repeated="11"/>
        </table:table-row>
        <table:table-row table:style-name="ro1">
          <table:table-cell table:formula="of:=[.$A908]+RAND()*0.1" office:value-type="float" office:value="45.0113238915336">
            <text:p>45.0113238915</text:p>
          </table:table-cell>
          <table:table-cell table:formula="of:=PI()*[.$A909]" office:value-type="float" office:value="141.407244465993">
            <text:p>141.407244466</text:p>
          </table:table-cell>
          <table:table-cell table:formula="of:=20*(500-499*COS([.$B909]*(1+RAND())))" office:value-type="float" office:value="978.286242206517">
            <text:p>978.2862422065</text:p>
          </table:table-cell>
          <table:table-cell table:formula="of:=INT([.C909])" office:value-type="float" office:value="978">
            <text:p>978</text:p>
          </table:table-cell>
          <table:table-cell table:formula="of:=[.D909]-[.D908]" office:value-type="float" office:value="-5713">
            <text:p>-5713</text:p>
          </table:table-cell>
          <table:table-cell table:number-columns-repeated="11"/>
        </table:table-row>
        <table:table-row table:style-name="ro1">
          <table:table-cell table:formula="of:=[.$A909]+RAND()*0.1" office:value-type="float" office:value="45.0595502989833">
            <text:p>45.059550299</text:p>
          </table:table-cell>
          <table:table-cell table:formula="of:=PI()*[.$A910]" office:value-type="float" office:value="141.558752193346">
            <text:p>141.5587521933</text:p>
          </table:table-cell>
          <table:table-cell table:formula="of:=20*(500-499*COS([.$B910]*(1+RAND())))" office:value-type="float" office:value="18085.141649386">
            <text:p>18085.141649386</text:p>
          </table:table-cell>
          <table:table-cell table:formula="of:=INT([.C910])" office:value-type="float" office:value="18085">
            <text:p>18085</text:p>
          </table:table-cell>
          <table:table-cell table:formula="of:=[.D910]-[.D909]" office:value-type="float" office:value="17107">
            <text:p>17107</text:p>
          </table:table-cell>
          <table:table-cell table:number-columns-repeated="11"/>
        </table:table-row>
        <table:table-row table:style-name="ro1">
          <table:table-cell table:formula="of:=[.$A910]+RAND()*0.1" office:value-type="float" office:value="45.1517689969857">
            <text:p>45.151768997</text:p>
          </table:table-cell>
          <table:table-cell table:formula="of:=PI()*[.$A911]" office:value-type="float" office:value="141.848465777514">
            <text:p>141.8484657775</text:p>
          </table:table-cell>
          <table:table-cell table:formula="of:=20*(500-499*COS([.$B911]*(1+RAND())))" office:value-type="float" office:value="1167.95400139372">
            <text:p>1167.9540013937</text:p>
          </table:table-cell>
          <table:table-cell table:formula="of:=INT([.C911])" office:value-type="float" office:value="1167">
            <text:p>1167</text:p>
          </table:table-cell>
          <table:table-cell table:formula="of:=[.D911]-[.D910]" office:value-type="float" office:value="-16918">
            <text:p>-16918</text:p>
          </table:table-cell>
          <table:table-cell table:number-columns-repeated="11"/>
        </table:table-row>
        <table:table-row table:style-name="ro1">
          <table:table-cell table:formula="of:=[.$A911]+RAND()*0.1" office:value-type="float" office:value="45.1759445957374">
            <text:p>45.1759445957</text:p>
          </table:table-cell>
          <table:table-cell table:formula="of:=PI()*[.$A912]" office:value-type="float" office:value="141.924415660948">
            <text:p>141.9244156609</text:p>
          </table:table-cell>
          <table:table-cell table:formula="of:=20*(500-499*COS([.$B912]*(1+RAND())))" office:value-type="float" office:value="9132.51934725047">
            <text:p>9132.5193472505</text:p>
          </table:table-cell>
          <table:table-cell table:formula="of:=INT([.C912])" office:value-type="float" office:value="9132">
            <text:p>9132</text:p>
          </table:table-cell>
          <table:table-cell table:formula="of:=[.D912]-[.D911]" office:value-type="float" office:value="7965">
            <text:p>7965</text:p>
          </table:table-cell>
          <table:table-cell table:number-columns-repeated="11"/>
        </table:table-row>
        <table:table-row table:style-name="ro1">
          <table:table-cell table:formula="of:=[.$A912]+RAND()*0.1" office:value-type="float" office:value="45.2413733366877">
            <text:p>45.2413733367</text:p>
          </table:table-cell>
          <table:table-cell table:formula="of:=PI()*[.$A913]" office:value-type="float" office:value="142.129966112851">
            <text:p>142.1299661129</text:p>
          </table:table-cell>
          <table:table-cell table:formula="of:=20*(500-499*COS([.$B913]*(1+RAND())))" office:value-type="float" office:value="6728.09581142639">
            <text:p>6728.0958114264</text:p>
          </table:table-cell>
          <table:table-cell table:formula="of:=INT([.C913])" office:value-type="float" office:value="6728">
            <text:p>6728</text:p>
          </table:table-cell>
          <table:table-cell table:formula="of:=[.D913]-[.D912]" office:value-type="float" office:value="-2404">
            <text:p>-2404</text:p>
          </table:table-cell>
          <table:table-cell table:number-columns-repeated="11"/>
        </table:table-row>
        <table:table-row table:style-name="ro1">
          <table:table-cell table:formula="of:=[.$A913]+RAND()*0.1" office:value-type="float" office:value="45.2643299567048">
            <text:p>45.2643299567</text:p>
          </table:table-cell>
          <table:table-cell table:formula="of:=PI()*[.$A914]" office:value-type="float" office:value="142.202086461648">
            <text:p>142.2020864616</text:p>
          </table:table-cell>
          <table:table-cell table:formula="of:=20*(500-499*COS([.$B914]*(1+RAND())))" office:value-type="float" office:value="8253.39866532648">
            <text:p>8253.3986653265</text:p>
          </table:table-cell>
          <table:table-cell table:formula="of:=INT([.C914])" office:value-type="float" office:value="8253">
            <text:p>8253</text:p>
          </table:table-cell>
          <table:table-cell table:formula="of:=[.D914]-[.D913]" office:value-type="float" office:value="1525">
            <text:p>1525</text:p>
          </table:table-cell>
          <table:table-cell table:number-columns-repeated="11"/>
        </table:table-row>
        <table:table-row table:style-name="ro1">
          <table:table-cell table:formula="of:=[.$A914]+RAND()*0.1" office:value-type="float" office:value="45.3493577274029">
            <text:p>45.3493577274</text:p>
          </table:table-cell>
          <table:table-cell table:formula="of:=PI()*[.$A915]" office:value-type="float" office:value="142.469209081424">
            <text:p>142.4692090814</text:p>
          </table:table-cell>
          <table:table-cell table:formula="of:=20*(500-499*COS([.$B915]*(1+RAND())))" office:value-type="float" office:value="19933.1447153612">
            <text:p>19933.1447153612</text:p>
          </table:table-cell>
          <table:table-cell table:formula="of:=INT([.C915])" office:value-type="float" office:value="19933">
            <text:p>19933</text:p>
          </table:table-cell>
          <table:table-cell table:formula="of:=[.D915]-[.D914]" office:value-type="float" office:value="11680">
            <text:p>11680</text:p>
          </table:table-cell>
          <table:table-cell table:number-columns-repeated="11"/>
        </table:table-row>
        <table:table-row table:style-name="ro1">
          <table:table-cell table:formula="of:=[.$A915]+RAND()*0.1" office:value-type="float" office:value="45.4427248685155">
            <text:p>45.4427248685</text:p>
          </table:table-cell>
          <table:table-cell table:formula="of:=PI()*[.$A916]" office:value-type="float" office:value="142.762530606031">
            <text:p>142.762530606</text:p>
          </table:table-cell>
          <table:table-cell table:formula="of:=20*(500-499*COS([.$B916]*(1+RAND())))" office:value-type="float" office:value="17943.7917365299">
            <text:p>17943.7917365299</text:p>
          </table:table-cell>
          <table:table-cell table:formula="of:=INT([.C916])" office:value-type="float" office:value="17943">
            <text:p>17943</text:p>
          </table:table-cell>
          <table:table-cell table:formula="of:=[.D916]-[.D915]" office:value-type="float" office:value="-1990">
            <text:p>-1990</text:p>
          </table:table-cell>
          <table:table-cell table:number-columns-repeated="11"/>
        </table:table-row>
        <table:table-row table:style-name="ro1">
          <table:table-cell table:formula="of:=[.$A916]+RAND()*0.1" office:value-type="float" office:value="45.537735075038">
            <text:p>45.537735075</text:p>
          </table:table-cell>
          <table:table-cell table:formula="of:=PI()*[.$A917]" office:value-type="float" office:value="143.061013972857">
            <text:p>143.0610139729</text:p>
          </table:table-cell>
          <table:table-cell table:formula="of:=20*(500-499*COS([.$B917]*(1+RAND())))" office:value-type="float" office:value="13919.8216277076">
            <text:p>13919.8216277076</text:p>
          </table:table-cell>
          <table:table-cell table:formula="of:=INT([.C917])" office:value-type="float" office:value="13919">
            <text:p>13919</text:p>
          </table:table-cell>
          <table:table-cell table:formula="of:=[.D917]-[.D916]" office:value-type="float" office:value="-4024">
            <text:p>-4024</text:p>
          </table:table-cell>
          <table:table-cell table:number-columns-repeated="11"/>
        </table:table-row>
        <table:table-row table:style-name="ro1">
          <table:table-cell table:formula="of:=[.$A917]+RAND()*0.1" office:value-type="float" office:value="45.6172887992114">
            <text:p>45.6172887992</text:p>
          </table:table-cell>
          <table:table-cell table:formula="of:=PI()*[.$A918]" office:value-type="float" office:value="143.310939368287">
            <text:p>143.3109393683</text:p>
          </table:table-cell>
          <table:table-cell table:formula="of:=20*(500-499*COS([.$B918]*(1+RAND())))" office:value-type="float" office:value="17948.8547818306">
            <text:p>17948.8547818306</text:p>
          </table:table-cell>
          <table:table-cell table:formula="of:=INT([.C918])" office:value-type="float" office:value="17948">
            <text:p>17948</text:p>
          </table:table-cell>
          <table:table-cell table:formula="of:=[.D918]-[.D917]" office:value-type="float" office:value="4029">
            <text:p>4029</text:p>
          </table:table-cell>
          <table:table-cell table:number-columns-repeated="11"/>
        </table:table-row>
        <table:table-row table:style-name="ro1">
          <table:table-cell table:formula="of:=[.$A918]+RAND()*0.1" office:value-type="float" office:value="45.6568716621027">
            <text:p>45.6568716621</text:p>
          </table:table-cell>
          <table:table-cell table:formula="of:=PI()*[.$A919]" office:value-type="float" office:value="143.435292599554">
            <text:p>143.4352925996</text:p>
          </table:table-cell>
          <table:table-cell table:formula="of:=20*(500-499*COS([.$B919]*(1+RAND())))" office:value-type="float" office:value="19973.4499722686">
            <text:p>19973.4499722686</text:p>
          </table:table-cell>
          <table:table-cell table:formula="of:=INT([.C919])" office:value-type="float" office:value="19973">
            <text:p>19973</text:p>
          </table:table-cell>
          <table:table-cell table:formula="of:=[.D919]-[.D918]" office:value-type="float" office:value="2025">
            <text:p>2025</text:p>
          </table:table-cell>
          <table:table-cell table:number-columns-repeated="11"/>
        </table:table-row>
        <table:table-row table:style-name="ro1">
          <table:table-cell table:formula="of:=[.$A919]+RAND()*0.1" office:value-type="float" office:value="45.7127000987064">
            <text:p>45.7127000987</text:p>
          </table:table-cell>
          <table:table-cell table:formula="of:=PI()*[.$A920]" office:value-type="float" office:value="143.61068280585">
            <text:p>143.6106828059</text:p>
          </table:table-cell>
          <table:table-cell table:formula="of:=20*(500-499*COS([.$B920]*(1+RAND())))" office:value-type="float" office:value="14938.4420160022">
            <text:p>14938.4420160022</text:p>
          </table:table-cell>
          <table:table-cell table:formula="of:=INT([.C920])" office:value-type="float" office:value="14938">
            <text:p>14938</text:p>
          </table:table-cell>
          <table:table-cell table:formula="of:=[.D920]-[.D919]" office:value-type="float" office:value="-5035">
            <text:p>-5035</text:p>
          </table:table-cell>
          <table:table-cell table:number-columns-repeated="11"/>
        </table:table-row>
        <table:table-row table:style-name="ro1">
          <table:table-cell table:formula="of:=[.$A920]+RAND()*0.1" office:value-type="float" office:value="45.805268521281">
            <text:p>45.8052685213</text:p>
          </table:table-cell>
          <table:table-cell table:formula="of:=PI()*[.$A921]" office:value-type="float" office:value="143.901495082164">
            <text:p>143.9014950822</text:p>
          </table:table-cell>
          <table:table-cell table:formula="of:=20*(500-499*COS([.$B921]*(1+RAND())))" office:value-type="float" office:value="10172.1847220938">
            <text:p>10172.1847220938</text:p>
          </table:table-cell>
          <table:table-cell table:formula="of:=INT([.C921])" office:value-type="float" office:value="10172">
            <text:p>10172</text:p>
          </table:table-cell>
          <table:table-cell table:formula="of:=[.D921]-[.D920]" office:value-type="float" office:value="-4766">
            <text:p>-4766</text:p>
          </table:table-cell>
          <table:table-cell table:number-columns-repeated="11"/>
        </table:table-row>
        <table:table-row table:style-name="ro1">
          <table:table-cell table:formula="of:=[.$A921]+RAND()*0.1" office:value-type="float" office:value="45.8876619498246">
            <text:p>45.8876619498</text:p>
          </table:table-cell>
          <table:table-cell table:formula="of:=PI()*[.$A922]" office:value-type="float" office:value="144.160341671981">
            <text:p>144.160341672</text:p>
          </table:table-cell>
          <table:table-cell table:formula="of:=20*(500-499*COS([.$B922]*(1+RAND())))" office:value-type="float" office:value="7792.32263680749">
            <text:p>7792.3226368075</text:p>
          </table:table-cell>
          <table:table-cell table:formula="of:=INT([.C922])" office:value-type="float" office:value="7792">
            <text:p>7792</text:p>
          </table:table-cell>
          <table:table-cell table:formula="of:=[.D922]-[.D921]" office:value-type="float" office:value="-2380">
            <text:p>-2380</text:p>
          </table:table-cell>
          <table:table-cell table:number-columns-repeated="11"/>
        </table:table-row>
        <table:table-row table:style-name="ro1">
          <table:table-cell table:formula="of:=[.$A922]+RAND()*0.1" office:value-type="float" office:value="45.9761585672852">
            <text:p>45.9761585673</text:p>
          </table:table-cell>
          <table:table-cell table:formula="of:=PI()*[.$A923]" office:value-type="float" office:value="144.438361995263">
            <text:p>144.4383619953</text:p>
          </table:table-cell>
          <table:table-cell table:formula="of:=20*(500-499*COS([.$B923]*(1+RAND())))" office:value-type="float" office:value="6533.83705953684">
            <text:p>6533.8370595368</text:p>
          </table:table-cell>
          <table:table-cell table:formula="of:=INT([.C923])" office:value-type="float" office:value="6533">
            <text:p>6533</text:p>
          </table:table-cell>
          <table:table-cell table:formula="of:=[.D923]-[.D922]" office:value-type="float" office:value="-1259">
            <text:p>-1259</text:p>
          </table:table-cell>
          <table:table-cell table:number-columns-repeated="11"/>
        </table:table-row>
        <table:table-row table:style-name="ro1">
          <table:table-cell table:formula="of:=[.$A923]+RAND()*0.1" office:value-type="float" office:value="46.0365746984259">
            <text:p>46.0365746984</text:p>
          </table:table-cell>
          <table:table-cell table:formula="of:=PI()*[.$A924]" office:value-type="float" office:value="144.628164869012">
            <text:p>144.628164869</text:p>
          </table:table-cell>
          <table:table-cell table:formula="of:=20*(500-499*COS([.$B924]*(1+RAND())))" office:value-type="float" office:value="3830.21464906242">
            <text:p>3830.2146490624</text:p>
          </table:table-cell>
          <table:table-cell table:formula="of:=INT([.C924])" office:value-type="float" office:value="3830">
            <text:p>3830</text:p>
          </table:table-cell>
          <table:table-cell table:formula="of:=[.D924]-[.D923]" office:value-type="float" office:value="-2703">
            <text:p>-2703</text:p>
          </table:table-cell>
          <table:table-cell table:number-columns-repeated="11"/>
        </table:table-row>
        <table:table-row table:style-name="ro1">
          <table:table-cell table:formula="of:=[.$A924]+RAND()*0.1" office:value-type="float" office:value="46.1213588061743">
            <text:p>46.1213588062</text:p>
          </table:table-cell>
          <table:table-cell table:formula="of:=PI()*[.$A925]" office:value-type="float" office:value="144.894521999056">
            <text:p>144.8945219991</text:p>
          </table:table-cell>
          <table:table-cell table:formula="of:=20*(500-499*COS([.$B925]*(1+RAND())))" office:value-type="float" office:value="19979.9796376241">
            <text:p>19979.9796376241</text:p>
          </table:table-cell>
          <table:table-cell table:formula="of:=INT([.C925])" office:value-type="float" office:value="19979">
            <text:p>19979</text:p>
          </table:table-cell>
          <table:table-cell table:formula="of:=[.D925]-[.D924]" office:value-type="float" office:value="16149">
            <text:p>16149</text:p>
          </table:table-cell>
          <table:table-cell table:number-columns-repeated="11"/>
        </table:table-row>
        <table:table-row table:style-name="ro1">
          <table:table-cell table:formula="of:=[.$A925]+RAND()*0.1" office:value-type="float" office:value="46.1850291586947">
            <text:p>46.1850291587</text:p>
          </table:table-cell>
          <table:table-cell table:formula="of:=PI()*[.$A926]" office:value-type="float" office:value="145.094548310786">
            <text:p>145.0945483108</text:p>
          </table:table-cell>
          <table:table-cell table:formula="of:=20*(500-499*COS([.$B926]*(1+RAND())))" office:value-type="float" office:value="19944.0784832472">
            <text:p>19944.0784832472</text:p>
          </table:table-cell>
          <table:table-cell table:formula="of:=INT([.C926])" office:value-type="float" office:value="19944">
            <text:p>19944</text:p>
          </table:table-cell>
          <table:table-cell table:formula="of:=[.D926]-[.D925]" office:value-type="float" office:value="-35">
            <text:p>-35</text:p>
          </table:table-cell>
          <table:table-cell table:number-columns-repeated="11"/>
        </table:table-row>
        <table:table-row table:style-name="ro1">
          <table:table-cell table:formula="of:=[.$A926]+RAND()*0.1" office:value-type="float" office:value="46.244692810718">
            <text:p>46.2446928107</text:p>
          </table:table-cell>
          <table:table-cell table:formula="of:=PI()*[.$A927]" office:value-type="float" office:value="145.281987201668">
            <text:p>145.2819872017</text:p>
          </table:table-cell>
          <table:table-cell table:formula="of:=20*(500-499*COS([.$B927]*(1+RAND())))" office:value-type="float" office:value="5594.21881706683">
            <text:p>5594.2188170668</text:p>
          </table:table-cell>
          <table:table-cell table:formula="of:=INT([.C927])" office:value-type="float" office:value="5594">
            <text:p>5594</text:p>
          </table:table-cell>
          <table:table-cell table:formula="of:=[.D927]-[.D926]" office:value-type="float" office:value="-14350">
            <text:p>-14350</text:p>
          </table:table-cell>
          <table:table-cell table:number-columns-repeated="11"/>
        </table:table-row>
        <table:table-row table:style-name="ro1">
          <table:table-cell table:formula="of:=[.$A927]+RAND()*0.1" office:value-type="float" office:value="46.2451043713373">
            <text:p>46.2451043713</text:p>
          </table:table-cell>
          <table:table-cell table:formula="of:=PI()*[.$A928]" office:value-type="float" office:value="145.283280157486">
            <text:p>145.2832801575</text:p>
          </table:table-cell>
          <table:table-cell table:formula="of:=20*(500-499*COS([.$B928]*(1+RAND())))" office:value-type="float" office:value="19478.506766514">
            <text:p>19478.506766514</text:p>
          </table:table-cell>
          <table:table-cell table:formula="of:=INT([.C928])" office:value-type="float" office:value="19478">
            <text:p>19478</text:p>
          </table:table-cell>
          <table:table-cell table:formula="of:=[.D928]-[.D927]" office:value-type="float" office:value="13884">
            <text:p>13884</text:p>
          </table:table-cell>
          <table:table-cell table:number-columns-repeated="11"/>
        </table:table-row>
        <table:table-row table:style-name="ro1">
          <table:table-cell table:formula="of:=[.$A928]+RAND()*0.1" office:value-type="float" office:value="46.2882133413572">
            <text:p>46.2882133414</text:p>
          </table:table-cell>
          <table:table-cell table:formula="of:=PI()*[.$A929]" office:value-type="float" office:value="145.418710981005">
            <text:p>145.418710981</text:p>
          </table:table-cell>
          <table:table-cell table:formula="of:=20*(500-499*COS([.$B929]*(1+RAND())))" office:value-type="float" office:value="13939.5371499158">
            <text:p>13939.5371499158</text:p>
          </table:table-cell>
          <table:table-cell table:formula="of:=INT([.C929])" office:value-type="float" office:value="13939">
            <text:p>13939</text:p>
          </table:table-cell>
          <table:table-cell table:formula="of:=[.D929]-[.D928]" office:value-type="float" office:value="-5539">
            <text:p>-5539</text:p>
          </table:table-cell>
          <table:table-cell table:number-columns-repeated="11"/>
        </table:table-row>
        <table:table-row table:style-name="ro1">
          <table:table-cell table:formula="of:=[.$A929]+RAND()*0.1" office:value-type="float" office:value="46.3006520275027">
            <text:p>46.3006520275</text:p>
          </table:table-cell>
          <table:table-cell table:formula="of:=PI()*[.$A930]" office:value-type="float" office:value="145.45778826602">
            <text:p>145.457788266</text:p>
          </table:table-cell>
          <table:table-cell table:formula="of:=20*(500-499*COS([.$B930]*(1+RAND())))" office:value-type="float" office:value="17250.1422866268">
            <text:p>17250.1422866268</text:p>
          </table:table-cell>
          <table:table-cell table:formula="of:=INT([.C930])" office:value-type="float" office:value="17250">
            <text:p>17250</text:p>
          </table:table-cell>
          <table:table-cell table:formula="of:=[.D930]-[.D929]" office:value-type="float" office:value="3311">
            <text:p>3311</text:p>
          </table:table-cell>
          <table:table-cell table:number-columns-repeated="11"/>
        </table:table-row>
        <table:table-row table:style-name="ro1">
          <table:table-cell table:formula="of:=[.$A930]+RAND()*0.1" office:value-type="float" office:value="46.3046113402583">
            <text:p>46.3046113403</text:p>
          </table:table-cell>
          <table:table-cell table:formula="of:=PI()*[.$A931]" office:value-type="float" office:value="145.470226813886">
            <text:p>145.4702268139</text:p>
          </table:table-cell>
          <table:table-cell table:formula="of:=20*(500-499*COS([.$B931]*(1+RAND())))" office:value-type="float" office:value="10388.3944046906">
            <text:p>10388.3944046906</text:p>
          </table:table-cell>
          <table:table-cell table:formula="of:=INT([.C931])" office:value-type="float" office:value="10388">
            <text:p>10388</text:p>
          </table:table-cell>
          <table:table-cell table:formula="of:=[.D931]-[.D930]" office:value-type="float" office:value="-6862">
            <text:p>-6862</text:p>
          </table:table-cell>
          <table:table-cell table:number-columns-repeated="11"/>
        </table:table-row>
        <table:table-row table:style-name="ro1">
          <table:table-cell table:formula="of:=[.$A931]+RAND()*0.1" office:value-type="float" office:value="46.3054749966134">
            <text:p>46.3054749966</text:p>
          </table:table-cell>
          <table:table-cell table:formula="of:=PI()*[.$A932]" office:value-type="float" office:value="145.472940070346">
            <text:p>145.4729400703</text:p>
          </table:table-cell>
          <table:table-cell table:formula="of:=20*(500-499*COS([.$B932]*(1+RAND())))" office:value-type="float" office:value="16278.2009462365">
            <text:p>16278.2009462365</text:p>
          </table:table-cell>
          <table:table-cell table:formula="of:=INT([.C932])" office:value-type="float" office:value="16278">
            <text:p>16278</text:p>
          </table:table-cell>
          <table:table-cell table:formula="of:=[.D932]-[.D931]" office:value-type="float" office:value="5890">
            <text:p>5890</text:p>
          </table:table-cell>
          <table:table-cell table:number-columns-repeated="11"/>
        </table:table-row>
        <table:table-row table:style-name="ro1">
          <table:table-cell table:formula="of:=[.$A932]+RAND()*0.1" office:value-type="float" office:value="46.3468338957057">
            <text:p>46.3468338957</text:p>
          </table:table-cell>
          <table:table-cell table:formula="of:=PI()*[.$A933]" office:value-type="float" office:value="145.602872883895">
            <text:p>145.6028728839</text:p>
          </table:table-cell>
          <table:table-cell table:formula="of:=20*(500-499*COS([.$B933]*(1+RAND())))" office:value-type="float" office:value="13509.3047688523">
            <text:p>13509.3047688523</text:p>
          </table:table-cell>
          <table:table-cell table:formula="of:=INT([.C933])" office:value-type="float" office:value="13509">
            <text:p>13509</text:p>
          </table:table-cell>
          <table:table-cell table:formula="of:=[.D933]-[.D932]" office:value-type="float" office:value="-2769">
            <text:p>-2769</text:p>
          </table:table-cell>
          <table:table-cell table:number-columns-repeated="11"/>
        </table:table-row>
        <table:table-row table:style-name="ro1">
          <table:table-cell table:formula="of:=[.$A933]+RAND()*0.1" office:value-type="float" office:value="46.4051929078065">
            <text:p>46.4051929078</text:p>
          </table:table-cell>
          <table:table-cell table:formula="of:=PI()*[.$A934]" office:value-type="float" office:value="145.786213127582">
            <text:p>145.7862131276</text:p>
          </table:table-cell>
          <table:table-cell table:formula="of:=20*(500-499*COS([.$B934]*(1+RAND())))" office:value-type="float" office:value="14570.1335543578">
            <text:p>14570.1335543578</text:p>
          </table:table-cell>
          <table:table-cell table:formula="of:=INT([.C934])" office:value-type="float" office:value="14570">
            <text:p>14570</text:p>
          </table:table-cell>
          <table:table-cell table:formula="of:=[.D934]-[.D933]" office:value-type="float" office:value="1061">
            <text:p>1061</text:p>
          </table:table-cell>
          <table:table-cell table:number-columns-repeated="11"/>
        </table:table-row>
        <table:table-row table:style-name="ro1">
          <table:table-cell table:formula="of:=[.$A934]+RAND()*0.1" office:value-type="float" office:value="46.4548031438142">
            <text:p>46.4548031438</text:p>
          </table:table-cell>
          <table:table-cell table:formula="of:=PI()*[.$A935]" office:value-type="float" office:value="145.942068280567">
            <text:p>145.9420682806</text:p>
          </table:table-cell>
          <table:table-cell table:formula="of:=20*(500-499*COS([.$B935]*(1+RAND())))" office:value-type="float" office:value="2731.81957789229">
            <text:p>2731.8195778923</text:p>
          </table:table-cell>
          <table:table-cell table:formula="of:=INT([.C935])" office:value-type="float" office:value="2731">
            <text:p>2731</text:p>
          </table:table-cell>
          <table:table-cell table:formula="of:=[.D935]-[.D934]" office:value-type="float" office:value="-11839">
            <text:p>-11839</text:p>
          </table:table-cell>
          <table:table-cell table:number-columns-repeated="11"/>
        </table:table-row>
        <table:table-row table:style-name="ro1">
          <table:table-cell table:formula="of:=[.$A935]+RAND()*0.1" office:value-type="float" office:value="46.4874978147447">
            <text:p>46.4874978147</text:p>
          </table:table-cell>
          <table:table-cell table:formula="of:=PI()*[.$A936]" office:value-type="float" office:value="146.044781618574">
            <text:p>146.0447816186</text:p>
          </table:table-cell>
          <table:table-cell table:formula="of:=20*(500-499*COS([.$B936]*(1+RAND())))" office:value-type="float" office:value="16983.8307903965">
            <text:p>16983.8307903965</text:p>
          </table:table-cell>
          <table:table-cell table:formula="of:=INT([.C936])" office:value-type="float" office:value="16983">
            <text:p>16983</text:p>
          </table:table-cell>
          <table:table-cell table:formula="of:=[.D936]-[.D935]" office:value-type="float" office:value="14252">
            <text:p>14252</text:p>
          </table:table-cell>
          <table:table-cell table:number-columns-repeated="11"/>
        </table:table-row>
        <table:table-row table:style-name="ro1">
          <table:table-cell table:formula="of:=[.$A936]+RAND()*0.1" office:value-type="float" office:value="46.5338734378107">
            <text:p>46.5338734378</text:p>
          </table:table-cell>
          <table:table-cell table:formula="of:=PI()*[.$A937]" office:value-type="float" office:value="146.190474935303">
            <text:p>146.1904749353</text:p>
          </table:table-cell>
          <table:table-cell table:formula="of:=20*(500-499*COS([.$B937]*(1+RAND())))" office:value-type="float" office:value="9727.37117708224">
            <text:p>9727.3711770822</text:p>
          </table:table-cell>
          <table:table-cell table:formula="of:=INT([.C937])" office:value-type="float" office:value="9727">
            <text:p>9727</text:p>
          </table:table-cell>
          <table:table-cell table:formula="of:=[.D937]-[.D936]" office:value-type="float" office:value="-7256">
            <text:p>-7256</text:p>
          </table:table-cell>
          <table:table-cell table:number-columns-repeated="11"/>
        </table:table-row>
        <table:table-row table:style-name="ro1">
          <table:table-cell table:formula="of:=[.$A937]+RAND()*0.1" office:value-type="float" office:value="46.56918440843">
            <text:p>46.5691844084</text:p>
          </table:table-cell>
          <table:table-cell table:formula="of:=PI()*[.$A938]" office:value-type="float" office:value="146.301407621192">
            <text:p>146.3014076212</text:p>
          </table:table-cell>
          <table:table-cell table:formula="of:=20*(500-499*COS([.$B938]*(1+RAND())))" office:value-type="float" office:value="15537.3726093483">
            <text:p>15537.3726093483</text:p>
          </table:table-cell>
          <table:table-cell table:formula="of:=INT([.C938])" office:value-type="float" office:value="15537">
            <text:p>15537</text:p>
          </table:table-cell>
          <table:table-cell table:formula="of:=[.D938]-[.D937]" office:value-type="float" office:value="5810">
            <text:p>5810</text:p>
          </table:table-cell>
          <table:table-cell table:number-columns-repeated="11"/>
        </table:table-row>
        <table:table-row table:style-name="ro1">
          <table:table-cell table:formula="of:=[.$A938]+RAND()*0.1" office:value-type="float" office:value="46.660674530454">
            <text:p>46.6606745305</text:p>
          </table:table-cell>
          <table:table-cell table:formula="of:=PI()*[.$A939]" office:value-type="float" office:value="146.588832316419">
            <text:p>146.5888323164</text:p>
          </table:table-cell>
          <table:table-cell table:formula="of:=20*(500-499*COS([.$B939]*(1+RAND())))" office:value-type="float" office:value="19646.5591867083">
            <text:p>19646.5591867083</text:p>
          </table:table-cell>
          <table:table-cell table:formula="of:=INT([.C939])" office:value-type="float" office:value="19646">
            <text:p>19646</text:p>
          </table:table-cell>
          <table:table-cell table:formula="of:=[.D939]-[.D938]" office:value-type="float" office:value="4109">
            <text:p>4109</text:p>
          </table:table-cell>
          <table:table-cell table:number-columns-repeated="11"/>
        </table:table-row>
        <table:table-row table:style-name="ro1">
          <table:table-cell table:formula="of:=[.$A939]+RAND()*0.1" office:value-type="float" office:value="46.7092428460717">
            <text:p>46.7092428461</text:p>
          </table:table-cell>
          <table:table-cell table:formula="of:=PI()*[.$A940]" office:value-type="float" office:value="146.741414179961">
            <text:p>146.74141418</text:p>
          </table:table-cell>
          <table:table-cell table:formula="of:=20*(500-499*COS([.$B940]*(1+RAND())))" office:value-type="float" office:value="11011.7105406324">
            <text:p>11011.7105406324</text:p>
          </table:table-cell>
          <table:table-cell table:formula="of:=INT([.C940])" office:value-type="float" office:value="11011">
            <text:p>11011</text:p>
          </table:table-cell>
          <table:table-cell table:formula="of:=[.D940]-[.D939]" office:value-type="float" office:value="-8635">
            <text:p>-8635</text:p>
          </table:table-cell>
          <table:table-cell table:number-columns-repeated="11"/>
        </table:table-row>
        <table:table-row table:style-name="ro1">
          <table:table-cell table:formula="of:=[.$A940]+RAND()*0.1" office:value-type="float" office:value="46.7927802241408">
            <text:p>46.7927802241</text:p>
          </table:table-cell>
          <table:table-cell table:formula="of:=PI()*[.$A941]" office:value-type="float" office:value="147.003854593202">
            <text:p>147.0038545932</text:p>
          </table:table-cell>
          <table:table-cell table:formula="of:=20*(500-499*COS([.$B941]*(1+RAND())))" office:value-type="float" office:value="680.643294252284">
            <text:p>680.6432942523</text:p>
          </table:table-cell>
          <table:table-cell table:formula="of:=INT([.C941])" office:value-type="float" office:value="680">
            <text:p>680</text:p>
          </table:table-cell>
          <table:table-cell table:formula="of:=[.D941]-[.D940]" office:value-type="float" office:value="-10331">
            <text:p>-10331</text:p>
          </table:table-cell>
          <table:table-cell table:number-columns-repeated="11"/>
        </table:table-row>
        <table:table-row table:style-name="ro1">
          <table:table-cell table:formula="of:=[.$A941]+RAND()*0.1" office:value-type="float" office:value="46.8764890441671">
            <text:p>46.8764890442</text:p>
          </table:table-cell>
          <table:table-cell table:formula="of:=PI()*[.$A942]" office:value-type="float" office:value="147.266833607238">
            <text:p>147.2668336072</text:p>
          </table:table-cell>
          <table:table-cell table:formula="of:=20*(500-499*COS([.$B942]*(1+RAND())))" office:value-type="float" office:value="17534.0246729009">
            <text:p>17534.0246729009</text:p>
          </table:table-cell>
          <table:table-cell table:formula="of:=INT([.C942])" office:value-type="float" office:value="17534">
            <text:p>17534</text:p>
          </table:table-cell>
          <table:table-cell table:formula="of:=[.D942]-[.D941]" office:value-type="float" office:value="16854">
            <text:p>16854</text:p>
          </table:table-cell>
          <table:table-cell table:number-columns-repeated="11"/>
        </table:table-row>
        <table:table-row table:style-name="ro1">
          <table:table-cell table:formula="of:=[.$A942]+RAND()*0.1" office:value-type="float" office:value="46.9492329585366">
            <text:p>46.9492329585</text:p>
          </table:table-cell>
          <table:table-cell table:formula="of:=PI()*[.$A943]" office:value-type="float" office:value="147.495365354214">
            <text:p>147.4953653542</text:p>
          </table:table-cell>
          <table:table-cell table:formula="of:=20*(500-499*COS([.$B943]*(1+RAND())))" office:value-type="float" office:value="10677.9252403182">
            <text:p>10677.9252403182</text:p>
          </table:table-cell>
          <table:table-cell table:formula="of:=INT([.C943])" office:value-type="float" office:value="10677">
            <text:p>10677</text:p>
          </table:table-cell>
          <table:table-cell table:formula="of:=[.D943]-[.D942]" office:value-type="float" office:value="-6857">
            <text:p>-6857</text:p>
          </table:table-cell>
          <table:table-cell table:number-columns-repeated="11"/>
        </table:table-row>
        <table:table-row table:style-name="ro1">
          <table:table-cell table:formula="of:=[.$A943]+RAND()*0.1" office:value-type="float" office:value="46.9981990776025">
            <text:p>46.9981990776</text:p>
          </table:table-cell>
          <table:table-cell table:formula="of:=PI()*[.$A944]" office:value-type="float" office:value="147.649196954147">
            <text:p>147.6491969541</text:p>
          </table:table-cell>
          <table:table-cell table:formula="of:=20*(500-499*COS([.$B944]*(1+RAND())))" office:value-type="float" office:value="427.757775587826">
            <text:p>427.7577755878</text:p>
          </table:table-cell>
          <table:table-cell table:formula="of:=INT([.C944])" office:value-type="float" office:value="427">
            <text:p>427</text:p>
          </table:table-cell>
          <table:table-cell table:formula="of:=[.D944]-[.D943]" office:value-type="float" office:value="-10250">
            <text:p>-10250</text:p>
          </table:table-cell>
          <table:table-cell table:number-columns-repeated="11"/>
        </table:table-row>
        <table:table-row table:style-name="ro1">
          <table:table-cell table:formula="of:=[.$A944]+RAND()*0.1" office:value-type="float" office:value="47.0048645176925">
            <text:p>47.0048645177</text:p>
          </table:table-cell>
          <table:table-cell table:formula="of:=PI()*[.$A945]" office:value-type="float" office:value="147.670137051766">
            <text:p>147.6701370518</text:p>
          </table:table-cell>
          <table:table-cell table:formula="of:=20*(500-499*COS([.$B945]*(1+RAND())))" office:value-type="float" office:value="4593.15081146981">
            <text:p>4593.1508114698</text:p>
          </table:table-cell>
          <table:table-cell table:formula="of:=INT([.C945])" office:value-type="float" office:value="4593">
            <text:p>4593</text:p>
          </table:table-cell>
          <table:table-cell table:formula="of:=[.D945]-[.D944]" office:value-type="float" office:value="4166">
            <text:p>4166</text:p>
          </table:table-cell>
          <table:table-cell table:number-columns-repeated="11"/>
        </table:table-row>
        <table:table-row table:style-name="ro1">
          <table:table-cell table:formula="of:=[.$A945]+RAND()*0.1" office:value-type="float" office:value="47.0626362027601">
            <text:p>47.0626362028</text:p>
          </table:table-cell>
          <table:table-cell table:formula="of:=PI()*[.$A946]" office:value-type="float" office:value="147.85163215316">
            <text:p>147.8516321532</text:p>
          </table:table-cell>
          <table:table-cell table:formula="of:=20*(500-499*COS([.$B946]*(1+RAND())))" office:value-type="float" office:value="11916.4253928071">
            <text:p>11916.4253928071</text:p>
          </table:table-cell>
          <table:table-cell table:formula="of:=INT([.C946])" office:value-type="float" office:value="11916">
            <text:p>11916</text:p>
          </table:table-cell>
          <table:table-cell table:formula="of:=[.D946]-[.D945]" office:value-type="float" office:value="7323">
            <text:p>7323</text:p>
          </table:table-cell>
          <table:table-cell table:number-columns-repeated="11"/>
        </table:table-row>
        <table:table-row table:style-name="ro1">
          <table:table-cell table:formula="of:=[.$A946]+RAND()*0.1" office:value-type="float" office:value="47.1049694629386">
            <text:p>47.1049694629</text:p>
          </table:table-cell>
          <table:table-cell table:formula="of:=PI()*[.$A947]" office:value-type="float" office:value="147.98462601234">
            <text:p>147.9846260123</text:p>
          </table:table-cell>
          <table:table-cell table:formula="of:=20*(500-499*COS([.$B947]*(1+RAND())))" office:value-type="float" office:value="151.280685358112">
            <text:p>151.2806853581</text:p>
          </table:table-cell>
          <table:table-cell table:formula="of:=INT([.C947])" office:value-type="float" office:value="151">
            <text:p>151</text:p>
          </table:table-cell>
          <table:table-cell table:formula="of:=[.D947]-[.D946]" office:value-type="float" office:value="-11765">
            <text:p>-11765</text:p>
          </table:table-cell>
          <table:table-cell table:number-columns-repeated="11"/>
        </table:table-row>
        <table:table-row table:style-name="ro1">
          <table:table-cell table:formula="of:=[.$A947]+RAND()*0.1" office:value-type="float" office:value="47.1066451095511">
            <text:p>47.1066451096</text:p>
          </table:table-cell>
          <table:table-cell table:formula="of:=PI()*[.$A948]" office:value-type="float" office:value="147.989890211427">
            <text:p>147.9898902114</text:p>
          </table:table-cell>
          <table:table-cell table:formula="of:=20*(500-499*COS([.$B948]*(1+RAND())))" office:value-type="float" office:value="18264.5125693193">
            <text:p>18264.5125693193</text:p>
          </table:table-cell>
          <table:table-cell table:formula="of:=INT([.C948])" office:value-type="float" office:value="18264">
            <text:p>18264</text:p>
          </table:table-cell>
          <table:table-cell table:formula="of:=[.D948]-[.D947]" office:value-type="float" office:value="18113">
            <text:p>18113</text:p>
          </table:table-cell>
          <table:table-cell table:number-columns-repeated="11"/>
        </table:table-row>
        <table:table-row table:style-name="ro1">
          <table:table-cell table:formula="of:=[.$A948]+RAND()*0.1" office:value-type="float" office:value="47.1439705187921">
            <text:p>47.1439705188</text:p>
          </table:table-cell>
          <table:table-cell table:formula="of:=PI()*[.$A949]" office:value-type="float" office:value="148.107151442891">
            <text:p>148.1071514429</text:p>
          </table:table-cell>
          <table:table-cell table:formula="of:=20*(500-499*COS([.$B949]*(1+RAND())))" office:value-type="float" office:value="775.501237834876">
            <text:p>775.5012378349</text:p>
          </table:table-cell>
          <table:table-cell table:formula="of:=INT([.C949])" office:value-type="float" office:value="775">
            <text:p>775</text:p>
          </table:table-cell>
          <table:table-cell table:formula="of:=[.D949]-[.D948]" office:value-type="float" office:value="-17489">
            <text:p>-17489</text:p>
          </table:table-cell>
          <table:table-cell table:number-columns-repeated="11"/>
        </table:table-row>
        <table:table-row table:style-name="ro1">
          <table:table-cell table:formula="of:=[.$A949]+RAND()*0.1" office:value-type="float" office:value="47.2258866418619">
            <text:p>47.2258866419</text:p>
          </table:table-cell>
          <table:table-cell table:formula="of:=PI()*[.$A950]" office:value-type="float" office:value="148.364498533338">
            <text:p>148.3644985333</text:p>
          </table:table-cell>
          <table:table-cell table:formula="of:=20*(500-499*COS([.$B950]*(1+RAND())))" office:value-type="float" office:value="19964.6635526644">
            <text:p>19964.6635526644</text:p>
          </table:table-cell>
          <table:table-cell table:formula="of:=INT([.C950])" office:value-type="float" office:value="19964">
            <text:p>19964</text:p>
          </table:table-cell>
          <table:table-cell table:formula="of:=[.D950]-[.D949]" office:value-type="float" office:value="19189">
            <text:p>19189</text:p>
          </table:table-cell>
          <table:table-cell table:number-columns-repeated="11"/>
        </table:table-row>
        <table:table-row table:style-name="ro1">
          <table:table-cell table:formula="of:=[.$A950]+RAND()*0.1" office:value-type="float" office:value="47.2833907250781">
            <text:p>47.2833907251</text:p>
          </table:table-cell>
          <table:table-cell table:formula="of:=PI()*[.$A951]" office:value-type="float" office:value="148.545152938721">
            <text:p>148.5451529387</text:p>
          </table:table-cell>
          <table:table-cell table:formula="of:=20*(500-499*COS([.$B951]*(1+RAND())))" office:value-type="float" office:value="18368.7372655702">
            <text:p>18368.7372655702</text:p>
          </table:table-cell>
          <table:table-cell table:formula="of:=INT([.C951])" office:value-type="float" office:value="18368">
            <text:p>18368</text:p>
          </table:table-cell>
          <table:table-cell table:formula="of:=[.D951]-[.D950]" office:value-type="float" office:value="-1596">
            <text:p>-1596</text:p>
          </table:table-cell>
          <table:table-cell table:number-columns-repeated="11"/>
        </table:table-row>
        <table:table-row table:style-name="ro1">
          <table:table-cell table:formula="of:=[.$A951]+RAND()*0.1" office:value-type="float" office:value="47.3132845569402">
            <text:p>47.3132845569</text:p>
          </table:table-cell>
          <table:table-cell table:formula="of:=PI()*[.$A952]" office:value-type="float" office:value="148.639067181287">
            <text:p>148.6390671813</text:p>
          </table:table-cell>
          <table:table-cell table:formula="of:=20*(500-499*COS([.$B952]*(1+RAND())))" office:value-type="float" office:value="11531.8240545701">
            <text:p>11531.8240545701</text:p>
          </table:table-cell>
          <table:table-cell table:formula="of:=INT([.C952])" office:value-type="float" office:value="11531">
            <text:p>11531</text:p>
          </table:table-cell>
          <table:table-cell table:formula="of:=[.D952]-[.D951]" office:value-type="float" office:value="-6837">
            <text:p>-6837</text:p>
          </table:table-cell>
          <table:table-cell table:number-columns-repeated="11"/>
        </table:table-row>
        <table:table-row table:style-name="ro1">
          <table:table-cell table:formula="of:=[.$A952]+RAND()*0.1" office:value-type="float" office:value="47.3775941086002">
            <text:p>47.3775941086</text:p>
          </table:table-cell>
          <table:table-cell table:formula="of:=PI()*[.$A953]" office:value-type="float" office:value="148.841101596337">
            <text:p>148.8411015963</text:p>
          </table:table-cell>
          <table:table-cell table:formula="of:=20*(500-499*COS([.$B953]*(1+RAND())))" office:value-type="float" office:value="5593.14980133731">
            <text:p>5593.1498013373</text:p>
          </table:table-cell>
          <table:table-cell table:formula="of:=INT([.C953])" office:value-type="float" office:value="5593">
            <text:p>5593</text:p>
          </table:table-cell>
          <table:table-cell table:formula="of:=[.D953]-[.D952]" office:value-type="float" office:value="-5938">
            <text:p>-5938</text:p>
          </table:table-cell>
          <table:table-cell table:number-columns-repeated="11"/>
        </table:table-row>
        <table:table-row table:style-name="ro1">
          <table:table-cell table:formula="of:=[.$A953]+RAND()*0.1" office:value-type="float" office:value="47.423594809277">
            <text:p>47.4235948093</text:p>
          </table:table-cell>
          <table:table-cell table:formula="of:=PI()*[.$A954]" office:value-type="float" office:value="148.985617059644">
            <text:p>148.9856170596</text:p>
          </table:table-cell>
          <table:table-cell table:formula="of:=20*(500-499*COS([.$B954]*(1+RAND())))" office:value-type="float" office:value="15306.4774421245">
            <text:p>15306.4774421245</text:p>
          </table:table-cell>
          <table:table-cell table:formula="of:=INT([.C954])" office:value-type="float" office:value="15306">
            <text:p>15306</text:p>
          </table:table-cell>
          <table:table-cell table:formula="of:=[.D954]-[.D953]" office:value-type="float" office:value="9713">
            <text:p>9713</text:p>
          </table:table-cell>
          <table:table-cell table:number-columns-repeated="11"/>
        </table:table-row>
        <table:table-row table:style-name="ro1">
          <table:table-cell table:formula="of:=[.$A954]+RAND()*0.1" office:value-type="float" office:value="47.5139047722798">
            <text:p>47.5139047723</text:p>
          </table:table-cell>
          <table:table-cell table:formula="of:=PI()*[.$A955]" office:value-type="float" office:value="149.269334175959">
            <text:p>149.269334176</text:p>
          </table:table-cell>
          <table:table-cell table:formula="of:=20*(500-499*COS([.$B955]*(1+RAND())))" office:value-type="float" office:value="8977.99700378657">
            <text:p>8977.9970037866</text:p>
          </table:table-cell>
          <table:table-cell table:formula="of:=INT([.C955])" office:value-type="float" office:value="8977">
            <text:p>8977</text:p>
          </table:table-cell>
          <table:table-cell table:formula="of:=[.D955]-[.D954]" office:value-type="float" office:value="-6329">
            <text:p>-6329</text:p>
          </table:table-cell>
          <table:table-cell table:number-columns-repeated="11"/>
        </table:table-row>
        <table:table-row table:style-name="ro1">
          <table:table-cell table:formula="of:=[.$A955]+RAND()*0.1" office:value-type="float" office:value="47.5629984316882">
            <text:p>47.5629984317</text:p>
          </table:table-cell>
          <table:table-cell table:formula="of:=PI()*[.$A956]" office:value-type="float" office:value="149.423566455695">
            <text:p>149.4235664557</text:p>
          </table:table-cell>
          <table:table-cell table:formula="of:=20*(500-499*COS([.$B956]*(1+RAND())))" office:value-type="float" office:value="38.4973974764478">
            <text:p>38.4973974764</text:p>
          </table:table-cell>
          <table:table-cell table:formula="of:=INT([.C956])" office:value-type="float" office:value="38">
            <text:p>38</text:p>
          </table:table-cell>
          <table:table-cell table:formula="of:=[.D956]-[.D955]" office:value-type="float" office:value="-8939">
            <text:p>-8939</text:p>
          </table:table-cell>
          <table:table-cell table:number-columns-repeated="11"/>
        </table:table-row>
        <table:table-row table:style-name="ro1">
          <table:table-cell table:formula="of:=[.$A956]+RAND()*0.1" office:value-type="float" office:value="47.5726694848854">
            <text:p>47.5726694849</text:p>
          </table:table-cell>
          <table:table-cell table:formula="of:=PI()*[.$A957]" office:value-type="float" office:value="149.453948965371">
            <text:p>149.4539489654</text:p>
          </table:table-cell>
          <table:table-cell table:formula="of:=20*(500-499*COS([.$B957]*(1+RAND())))" office:value-type="float" office:value="19083.1512234488">
            <text:p>19083.1512234488</text:p>
          </table:table-cell>
          <table:table-cell table:formula="of:=INT([.C957])" office:value-type="float" office:value="19083">
            <text:p>19083</text:p>
          </table:table-cell>
          <table:table-cell table:formula="of:=[.D957]-[.D956]" office:value-type="float" office:value="19045">
            <text:p>19045</text:p>
          </table:table-cell>
          <table:table-cell table:number-columns-repeated="11"/>
        </table:table-row>
        <table:table-row table:style-name="ro1">
          <table:table-cell table:formula="of:=[.$A957]+RAND()*0.1" office:value-type="float" office:value="47.6226430999115">
            <text:p>47.6226430999</text:p>
          </table:table-cell>
          <table:table-cell table:formula="of:=PI()*[.$A958]" office:value-type="float" office:value="149.610945707211">
            <text:p>149.6109457072</text:p>
          </table:table-cell>
          <table:table-cell table:formula="of:=20*(500-499*COS([.$B958]*(1+RAND())))" office:value-type="float" office:value="19736.8298970676">
            <text:p>19736.8298970676</text:p>
          </table:table-cell>
          <table:table-cell table:formula="of:=INT([.C958])" office:value-type="float" office:value="19736">
            <text:p>19736</text:p>
          </table:table-cell>
          <table:table-cell table:formula="of:=[.D958]-[.D957]" office:value-type="float" office:value="653">
            <text:p>653</text:p>
          </table:table-cell>
          <table:table-cell table:number-columns-repeated="11"/>
        </table:table-row>
        <table:table-row table:style-name="ro1">
          <table:table-cell table:formula="of:=[.$A958]+RAND()*0.1" office:value-type="float" office:value="47.6721483199392">
            <text:p>47.6721483199</text:p>
          </table:table-cell>
          <table:table-cell table:formula="of:=PI()*[.$A959]" office:value-type="float" office:value="149.766470942764">
            <text:p>149.7664709428</text:p>
          </table:table-cell>
          <table:table-cell table:formula="of:=20*(500-499*COS([.$B959]*(1+RAND())))" office:value-type="float" office:value="4620.01816278906">
            <text:p>4620.0181627891</text:p>
          </table:table-cell>
          <table:table-cell table:formula="of:=INT([.C959])" office:value-type="float" office:value="4620">
            <text:p>4620</text:p>
          </table:table-cell>
          <table:table-cell table:formula="of:=[.D959]-[.D958]" office:value-type="float" office:value="-15116">
            <text:p>-15116</text:p>
          </table:table-cell>
          <table:table-cell table:number-columns-repeated="11"/>
        </table:table-row>
        <table:table-row table:style-name="ro1">
          <table:table-cell table:formula="of:=[.$A959]+RAND()*0.1" office:value-type="float" office:value="47.7249283431564">
            <text:p>47.7249283432</text:p>
          </table:table-cell>
          <table:table-cell table:formula="of:=PI()*[.$A960]" office:value-type="float" office:value="149.932284275959">
            <text:p>149.932284276</text:p>
          </table:table-cell>
          <table:table-cell table:formula="of:=20*(500-499*COS([.$B960]*(1+RAND())))" office:value-type="float" office:value="18897.9655076163">
            <text:p>18897.9655076163</text:p>
          </table:table-cell>
          <table:table-cell table:formula="of:=INT([.C960])" office:value-type="float" office:value="18897">
            <text:p>18897</text:p>
          </table:table-cell>
          <table:table-cell table:formula="of:=[.D960]-[.D959]" office:value-type="float" office:value="14277">
            <text:p>14277</text:p>
          </table:table-cell>
          <table:table-cell table:number-columns-repeated="11"/>
        </table:table-row>
        <table:table-row table:style-name="ro1">
          <table:table-cell table:formula="of:=[.$A960]+RAND()*0.1" office:value-type="float" office:value="47.787340644328">
            <text:p>47.7873406443</text:p>
          </table:table-cell>
          <table:table-cell table:formula="of:=PI()*[.$A961]" office:value-type="float" office:value="150.128358302814">
            <text:p>150.1283583028</text:p>
          </table:table-cell>
          <table:table-cell table:formula="of:=20*(500-499*COS([.$B961]*(1+RAND())))" office:value-type="float" office:value="1731.45571139925">
            <text:p>1731.4557113993</text:p>
          </table:table-cell>
          <table:table-cell table:formula="of:=INT([.C961])" office:value-type="float" office:value="1731">
            <text:p>1731</text:p>
          </table:table-cell>
          <table:table-cell table:formula="of:=[.D961]-[.D960]" office:value-type="float" office:value="-17166">
            <text:p>-17166</text:p>
          </table:table-cell>
          <table:table-cell table:number-columns-repeated="11"/>
        </table:table-row>
        <table:table-row table:style-name="ro1">
          <table:table-cell table:formula="of:=[.$A961]+RAND()*0.1" office:value-type="float" office:value="47.8408051771112">
            <text:p>47.8408051771</text:p>
          </table:table-cell>
          <table:table-cell table:formula="of:=PI()*[.$A962]" office:value-type="float" office:value="150.296322086233">
            <text:p>150.2963220862</text:p>
          </table:table-cell>
          <table:table-cell table:formula="of:=20*(500-499*COS([.$B962]*(1+RAND())))" office:value-type="float" office:value="19634.1485267254">
            <text:p>19634.1485267254</text:p>
          </table:table-cell>
          <table:table-cell table:formula="of:=INT([.C962])" office:value-type="float" office:value="19634">
            <text:p>19634</text:p>
          </table:table-cell>
          <table:table-cell table:formula="of:=[.D962]-[.D961]" office:value-type="float" office:value="17903">
            <text:p>17903</text:p>
          </table:table-cell>
          <table:table-cell table:number-columns-repeated="11"/>
        </table:table-row>
        <table:table-row table:style-name="ro1">
          <table:table-cell table:formula="of:=[.$A962]+RAND()*0.1" office:value-type="float" office:value="47.8944488566835">
            <text:p>47.8944488567</text:p>
          </table:table-cell>
          <table:table-cell table:formula="of:=PI()*[.$A963]" office:value-type="float" office:value="150.464848675889">
            <text:p>150.4648486759</text:p>
          </table:table-cell>
          <table:table-cell table:formula="of:=20*(500-499*COS([.$B963]*(1+RAND())))" office:value-type="float" office:value="1914.1772194008">
            <text:p>1914.1772194008</text:p>
          </table:table-cell>
          <table:table-cell table:formula="of:=INT([.C963])" office:value-type="float" office:value="1914">
            <text:p>1914</text:p>
          </table:table-cell>
          <table:table-cell table:formula="of:=[.D963]-[.D962]" office:value-type="float" office:value="-17720">
            <text:p>-17720</text:p>
          </table:table-cell>
          <table:table-cell table:number-columns-repeated="11"/>
        </table:table-row>
        <table:table-row table:style-name="ro1">
          <table:table-cell table:formula="of:=[.$A963]+RAND()*0.1" office:value-type="float" office:value="47.8982200569939">
            <text:p>47.898220057</text:p>
          </table:table-cell>
          <table:table-cell table:formula="of:=PI()*[.$A964]" office:value-type="float" office:value="150.476696251079">
            <text:p>150.4766962511</text:p>
          </table:table-cell>
          <table:table-cell table:formula="of:=20*(500-499*COS([.$B964]*(1+RAND())))" office:value-type="float" office:value="12818.7247614152">
            <text:p>12818.7247614152</text:p>
          </table:table-cell>
          <table:table-cell table:formula="of:=INT([.C964])" office:value-type="float" office:value="12818">
            <text:p>12818</text:p>
          </table:table-cell>
          <table:table-cell table:formula="of:=[.D964]-[.D963]" office:value-type="float" office:value="10904">
            <text:p>10904</text:p>
          </table:table-cell>
          <table:table-cell table:number-columns-repeated="11"/>
        </table:table-row>
        <table:table-row table:style-name="ro1">
          <table:table-cell table:formula="of:=[.$A964]+RAND()*0.1" office:value-type="float" office:value="47.910043601878">
            <text:p>47.9100436019</text:p>
          </table:table-cell>
          <table:table-cell table:formula="of:=PI()*[.$A965]" office:value-type="float" office:value="150.513841012827">
            <text:p>150.5138410128</text:p>
          </table:table-cell>
          <table:table-cell table:formula="of:=20*(500-499*COS([.$B965]*(1+RAND())))" office:value-type="float" office:value="19834.4036213123">
            <text:p>19834.4036213123</text:p>
          </table:table-cell>
          <table:table-cell table:formula="of:=INT([.C965])" office:value-type="float" office:value="19834">
            <text:p>19834</text:p>
          </table:table-cell>
          <table:table-cell table:formula="of:=[.D965]-[.D964]" office:value-type="float" office:value="7016">
            <text:p>7016</text:p>
          </table:table-cell>
          <table:table-cell table:number-columns-repeated="11"/>
        </table:table-row>
        <table:table-row table:style-name="ro1">
          <table:table-cell table:formula="of:=[.$A965]+RAND()*0.1" office:value-type="float" office:value="47.9132975175046">
            <text:p>47.9132975175</text:p>
          </table:table-cell>
          <table:table-cell table:formula="of:=PI()*[.$A966]" office:value-type="float" office:value="150.524063490254">
            <text:p>150.5240634903</text:p>
          </table:table-cell>
          <table:table-cell table:formula="of:=20*(500-499*COS([.$B966]*(1+RAND())))" office:value-type="float" office:value="18637.4033771716">
            <text:p>18637.4033771716</text:p>
          </table:table-cell>
          <table:table-cell table:formula="of:=INT([.C966])" office:value-type="float" office:value="18637">
            <text:p>18637</text:p>
          </table:table-cell>
          <table:table-cell table:formula="of:=[.D966]-[.D965]" office:value-type="float" office:value="-1197">
            <text:p>-1197</text:p>
          </table:table-cell>
          <table:table-cell table:number-columns-repeated="11"/>
        </table:table-row>
        <table:table-row table:style-name="ro1">
          <table:table-cell table:formula="of:=[.$A966]+RAND()*0.1" office:value-type="float" office:value="47.9497633887455">
            <text:p>47.9497633887</text:p>
          </table:table-cell>
          <table:table-cell table:formula="of:=PI()*[.$A967]" office:value-type="float" office:value="150.638624403452">
            <text:p>150.6386244035</text:p>
          </table:table-cell>
          <table:table-cell table:formula="of:=20*(500-499*COS([.$B967]*(1+RAND())))" office:value-type="float" office:value="14600.7208957251">
            <text:p>14600.7208957251</text:p>
          </table:table-cell>
          <table:table-cell table:formula="of:=INT([.C967])" office:value-type="float" office:value="14600">
            <text:p>14600</text:p>
          </table:table-cell>
          <table:table-cell table:formula="of:=[.D967]-[.D966]" office:value-type="float" office:value="-4037">
            <text:p>-4037</text:p>
          </table:table-cell>
          <table:table-cell table:number-columns-repeated="11"/>
        </table:table-row>
        <table:table-row table:style-name="ro1">
          <table:table-cell table:formula="of:=[.$A967]+RAND()*0.1" office:value-type="float" office:value="48.0079625566956">
            <text:p>48.0079625567</text:p>
          </table:table-cell>
          <table:table-cell table:formula="of:=PI()*[.$A968]" office:value-type="float" office:value="150.821462481929">
            <text:p>150.8214624819</text:p>
          </table:table-cell>
          <table:table-cell table:formula="of:=20*(500-499*COS([.$B968]*(1+RAND())))" office:value-type="float" office:value="1969.41858673637">
            <text:p>1969.4185867364</text:p>
          </table:table-cell>
          <table:table-cell table:formula="of:=INT([.C968])" office:value-type="float" office:value="1969">
            <text:p>1969</text:p>
          </table:table-cell>
          <table:table-cell table:formula="of:=[.D968]-[.D967]" office:value-type="float" office:value="-12631">
            <text:p>-12631</text:p>
          </table:table-cell>
          <table:table-cell table:number-columns-repeated="11"/>
        </table:table-row>
        <table:table-row table:style-name="ro1">
          <table:table-cell table:formula="of:=[.$A968]+RAND()*0.1" office:value-type="float" office:value="48.0465274429415">
            <text:p>48.0465274429</text:p>
          </table:table-cell>
          <table:table-cell table:formula="of:=PI()*[.$A969]" office:value-type="float" office:value="150.942617645245">
            <text:p>150.9426176452</text:p>
          </table:table-cell>
          <table:table-cell table:formula="of:=20*(500-499*COS([.$B969]*(1+RAND())))" office:value-type="float" office:value="738.260221811069">
            <text:p>738.2602218111</text:p>
          </table:table-cell>
          <table:table-cell table:formula="of:=INT([.C969])" office:value-type="float" office:value="738">
            <text:p>738</text:p>
          </table:table-cell>
          <table:table-cell table:formula="of:=[.D969]-[.D968]" office:value-type="float" office:value="-1231">
            <text:p>-1231</text:p>
          </table:table-cell>
          <table:table-cell table:number-columns-repeated="11"/>
        </table:table-row>
        <table:table-row table:style-name="ro1">
          <table:table-cell table:formula="of:=[.$A969]+RAND()*0.1" office:value-type="float" office:value="48.0744834362064">
            <text:p>48.0744834362</text:p>
          </table:table-cell>
          <table:table-cell table:formula="of:=PI()*[.$A970]" office:value-type="float" office:value="151.03044398831">
            <text:p>151.0304439883</text:p>
          </table:table-cell>
          <table:table-cell table:formula="of:=20*(500-499*COS([.$B970]*(1+RAND())))" office:value-type="float" office:value="193.359148084886">
            <text:p>193.3591480849</text:p>
          </table:table-cell>
          <table:table-cell table:formula="of:=INT([.C970])" office:value-type="float" office:value="193">
            <text:p>193</text:p>
          </table:table-cell>
          <table:table-cell table:formula="of:=[.D970]-[.D969]" office:value-type="float" office:value="-545">
            <text:p>-545</text:p>
          </table:table-cell>
          <table:table-cell table:number-columns-repeated="11"/>
        </table:table-row>
        <table:table-row table:style-name="ro1">
          <table:table-cell table:formula="of:=[.$A970]+RAND()*0.1" office:value-type="float" office:value="48.0812509197742">
            <text:p>48.0812509198</text:p>
          </table:table-cell>
          <table:table-cell table:formula="of:=PI()*[.$A971]" office:value-type="float" office:value="151.05170466497">
            <text:p>151.051704665</text:p>
          </table:table-cell>
          <table:table-cell table:formula="of:=20*(500-499*COS([.$B971]*(1+RAND())))" office:value-type="float" office:value="15904.6029501417">
            <text:p>15904.6029501417</text:p>
          </table:table-cell>
          <table:table-cell table:formula="of:=INT([.C971])" office:value-type="float" office:value="15904">
            <text:p>15904</text:p>
          </table:table-cell>
          <table:table-cell table:formula="of:=[.D971]-[.D970]" office:value-type="float" office:value="15711">
            <text:p>15711</text:p>
          </table:table-cell>
          <table:table-cell table:number-columns-repeated="11"/>
        </table:table-row>
        <table:table-row table:style-name="ro1">
          <table:table-cell table:formula="of:=[.$A971]+RAND()*0.1" office:value-type="float" office:value="48.1033531841357">
            <text:p>48.1033531841</text:p>
          </table:table-cell>
          <table:table-cell table:formula="of:=PI()*[.$A972]" office:value-type="float" office:value="151.121140976316">
            <text:p>151.1211409763</text:p>
          </table:table-cell>
          <table:table-cell table:formula="of:=20*(500-499*COS([.$B972]*(1+RAND())))" office:value-type="float" office:value="541.547130083811">
            <text:p>541.5471300838</text:p>
          </table:table-cell>
          <table:table-cell table:formula="of:=INT([.C972])" office:value-type="float" office:value="541">
            <text:p>541</text:p>
          </table:table-cell>
          <table:table-cell table:formula="of:=[.D972]-[.D971]" office:value-type="float" office:value="-15363">
            <text:p>-15363</text:p>
          </table:table-cell>
          <table:table-cell table:number-columns-repeated="11"/>
        </table:table-row>
        <table:table-row table:style-name="ro1">
          <table:table-cell table:formula="of:=[.$A972]+RAND()*0.1" office:value-type="float" office:value="48.1150179974735">
            <text:p>48.1150179975</text:p>
          </table:table-cell>
          <table:table-cell table:formula="of:=PI()*[.$A973]" office:value-type="float" office:value="151.157787068204">
            <text:p>151.1577870682</text:p>
          </table:table-cell>
          <table:table-cell table:formula="of:=20*(500-499*COS([.$B973]*(1+RAND())))" office:value-type="float" office:value="19728.171278986">
            <text:p>19728.171278986</text:p>
          </table:table-cell>
          <table:table-cell table:formula="of:=INT([.C973])" office:value-type="float" office:value="19728">
            <text:p>19728</text:p>
          </table:table-cell>
          <table:table-cell table:formula="of:=[.D973]-[.D972]" office:value-type="float" office:value="19187">
            <text:p>19187</text:p>
          </table:table-cell>
          <table:table-cell table:number-columns-repeated="11"/>
        </table:table-row>
        <table:table-row table:style-name="ro1">
          <table:table-cell table:formula="of:=[.$A973]+RAND()*0.1" office:value-type="float" office:value="48.1945293954574">
            <text:p>48.1945293955</text:p>
          </table:table-cell>
          <table:table-cell table:formula="of:=PI()*[.$A974]" office:value-type="float" office:value="151.407579491986">
            <text:p>151.407579492</text:p>
          </table:table-cell>
          <table:table-cell table:formula="of:=20*(500-499*COS([.$B974]*(1+RAND())))" office:value-type="float" office:value="9270.71060488879">
            <text:p>9270.7106048888</text:p>
          </table:table-cell>
          <table:table-cell table:formula="of:=INT([.C974])" office:value-type="float" office:value="9270">
            <text:p>9270</text:p>
          </table:table-cell>
          <table:table-cell table:formula="of:=[.D974]-[.D973]" office:value-type="float" office:value="-10458">
            <text:p>-10458</text:p>
          </table:table-cell>
          <table:table-cell table:number-columns-repeated="11"/>
        </table:table-row>
        <table:table-row table:style-name="ro1">
          <table:table-cell table:formula="of:=[.$A974]+RAND()*0.1" office:value-type="float" office:value="48.2655977788847">
            <text:p>48.2655977789</text:p>
          </table:table-cell>
          <table:table-cell table:formula="of:=PI()*[.$A975]" office:value-type="float" office:value="151.630847403264">
            <text:p>151.6308474033</text:p>
          </table:table-cell>
          <table:table-cell table:formula="of:=20*(500-499*COS([.$B975]*(1+RAND())))" office:value-type="float" office:value="9483.73688329967">
            <text:p>9483.7368832997</text:p>
          </table:table-cell>
          <table:table-cell table:formula="of:=INT([.C975])" office:value-type="float" office:value="9483">
            <text:p>9483</text:p>
          </table:table-cell>
          <table:table-cell table:formula="of:=[.D975]-[.D974]" office:value-type="float" office:value="213">
            <text:p>213</text:p>
          </table:table-cell>
          <table:table-cell table:number-columns-repeated="11"/>
        </table:table-row>
        <table:table-row table:style-name="ro1">
          <table:table-cell table:formula="of:=[.$A975]+RAND()*0.1" office:value-type="float" office:value="48.2839280323126">
            <text:p>48.2839280323</text:p>
          </table:table-cell>
          <table:table-cell table:formula="of:=PI()*[.$A976]" office:value-type="float" office:value="151.688433592771">
            <text:p>151.6884335928</text:p>
          </table:table-cell>
          <table:table-cell table:formula="of:=20*(500-499*COS([.$B976]*(1+RAND())))" office:value-type="float" office:value="18586.0803172842">
            <text:p>18586.0803172842</text:p>
          </table:table-cell>
          <table:table-cell table:formula="of:=INT([.C976])" office:value-type="float" office:value="18586">
            <text:p>18586</text:p>
          </table:table-cell>
          <table:table-cell table:formula="of:=[.D976]-[.D975]" office:value-type="float" office:value="9103">
            <text:p>9103</text:p>
          </table:table-cell>
          <table:table-cell table:number-columns-repeated="11"/>
        </table:table-row>
        <table:table-row table:style-name="ro1">
          <table:table-cell table:formula="of:=[.$A976]+RAND()*0.1" office:value-type="float" office:value="48.321211115364">
            <text:p>48.3212111154</text:p>
          </table:table-cell>
          <table:table-cell table:formula="of:=PI()*[.$A977]" office:value-type="float" office:value="151.805561852589">
            <text:p>151.8055618526</text:p>
          </table:table-cell>
          <table:table-cell table:formula="of:=20*(500-499*COS([.$B977]*(1+RAND())))" office:value-type="float" office:value="91.2993603734844">
            <text:p>91.2993603735</text:p>
          </table:table-cell>
          <table:table-cell table:formula="of:=INT([.C977])" office:value-type="float" office:value="91">
            <text:p>91</text:p>
          </table:table-cell>
          <table:table-cell table:formula="of:=[.D977]-[.D976]" office:value-type="float" office:value="-18495">
            <text:p>-18495</text:p>
          </table:table-cell>
          <table:table-cell table:number-columns-repeated="11"/>
        </table:table-row>
        <table:table-row table:style-name="ro1">
          <table:table-cell table:formula="of:=[.$A977]+RAND()*0.1" office:value-type="float" office:value="48.3346127589699">
            <text:p>48.334612759</text:p>
          </table:table-cell>
          <table:table-cell table:formula="of:=PI()*[.$A978]" office:value-type="float" office:value="151.847664357687">
            <text:p>151.8476643577</text:p>
          </table:table-cell>
          <table:table-cell table:formula="of:=20*(500-499*COS([.$B978]*(1+RAND())))" office:value-type="float" office:value="13090.9825804649">
            <text:p>13090.9825804649</text:p>
          </table:table-cell>
          <table:table-cell table:formula="of:=INT([.C978])" office:value-type="float" office:value="13090">
            <text:p>13090</text:p>
          </table:table-cell>
          <table:table-cell table:formula="of:=[.D978]-[.D977]" office:value-type="float" office:value="12999">
            <text:p>12999</text:p>
          </table:table-cell>
          <table:table-cell table:number-columns-repeated="11"/>
        </table:table-row>
        <table:table-row table:style-name="ro1">
          <table:table-cell table:formula="of:=[.$A978]+RAND()*0.1" office:value-type="float" office:value="48.3546186590102">
            <text:p>48.354618659</text:p>
          </table:table-cell>
          <table:table-cell table:formula="of:=PI()*[.$A979]" office:value-type="float" office:value="151.910514746282">
            <text:p>151.9105147463</text:p>
          </table:table-cell>
          <table:table-cell table:formula="of:=20*(500-499*COS([.$B979]*(1+RAND())))" office:value-type="float" office:value="12267.3306674452">
            <text:p>12267.3306674452</text:p>
          </table:table-cell>
          <table:table-cell table:formula="of:=INT([.C979])" office:value-type="float" office:value="12267">
            <text:p>12267</text:p>
          </table:table-cell>
          <table:table-cell table:formula="of:=[.D979]-[.D978]" office:value-type="float" office:value="-823">
            <text:p>-823</text:p>
          </table:table-cell>
          <table:table-cell table:number-columns-repeated="11"/>
        </table:table-row>
        <table:table-row table:style-name="ro1">
          <table:table-cell table:formula="of:=[.$A979]+RAND()*0.1" office:value-type="float" office:value="48.4292271513492">
            <text:p>48.4292271513</text:p>
          </table:table-cell>
          <table:table-cell table:formula="of:=PI()*[.$A980]" office:value-type="float" office:value="152.14490423771">
            <text:p>152.1449042377</text:p>
          </table:table-cell>
          <table:table-cell table:formula="of:=20*(500-499*COS([.$B980]*(1+RAND())))" office:value-type="float" office:value="239.902057673711">
            <text:p>239.9020576737</text:p>
          </table:table-cell>
          <table:table-cell table:formula="of:=INT([.C980])" office:value-type="float" office:value="239">
            <text:p>239</text:p>
          </table:table-cell>
          <table:table-cell table:formula="of:=[.D980]-[.D979]" office:value-type="float" office:value="-12028">
            <text:p>-12028</text:p>
          </table:table-cell>
          <table:table-cell table:number-columns-repeated="11"/>
        </table:table-row>
        <table:table-row table:style-name="ro1">
          <table:table-cell table:formula="of:=[.$A980]+RAND()*0.1" office:value-type="float" office:value="48.5245449180715">
            <text:p>48.5245449181</text:p>
          </table:table-cell>
          <table:table-cell table:formula="of:=PI()*[.$A981]" office:value-type="float" office:value="152.444353833401">
            <text:p>152.4443538334</text:p>
          </table:table-cell>
          <table:table-cell table:formula="of:=20*(500-499*COS([.$B981]*(1+RAND())))" office:value-type="float" office:value="6827.64015202219">
            <text:p>6827.6401520222</text:p>
          </table:table-cell>
          <table:table-cell table:formula="of:=INT([.C981])" office:value-type="float" office:value="6827">
            <text:p>6827</text:p>
          </table:table-cell>
          <table:table-cell table:formula="of:=[.D981]-[.D980]" office:value-type="float" office:value="6588">
            <text:p>6588</text:p>
          </table:table-cell>
          <table:table-cell table:number-columns-repeated="11"/>
        </table:table-row>
        <table:table-row table:style-name="ro1">
          <table:table-cell table:formula="of:=[.$A981]+RAND()*0.1" office:value-type="float" office:value="48.602054901328">
            <text:p>48.6020549013</text:p>
          </table:table-cell>
          <table:table-cell table:formula="of:=PI()*[.$A982]" office:value-type="float" office:value="152.68785862738">
            <text:p>152.6878586274</text:p>
          </table:table-cell>
          <table:table-cell table:formula="of:=20*(500-499*COS([.$B982]*(1+RAND())))" office:value-type="float" office:value="260.344419031552">
            <text:p>260.3444190316</text:p>
          </table:table-cell>
          <table:table-cell table:formula="of:=INT([.C982])" office:value-type="float" office:value="260">
            <text:p>260</text:p>
          </table:table-cell>
          <table:table-cell table:formula="of:=[.D982]-[.D981]" office:value-type="float" office:value="-6567">
            <text:p>-6567</text:p>
          </table:table-cell>
          <table:table-cell table:number-columns-repeated="11"/>
        </table:table-row>
        <table:table-row table:style-name="ro1">
          <table:table-cell table:formula="of:=[.$A982]+RAND()*0.1" office:value-type="float" office:value="48.6065572255292">
            <text:p>48.6065572255</text:p>
          </table:table-cell>
          <table:table-cell table:formula="of:=PI()*[.$A983]" office:value-type="float" office:value="152.702003096014">
            <text:p>152.702003096</text:p>
          </table:table-cell>
          <table:table-cell table:formula="of:=20*(500-499*COS([.$B983]*(1+RAND())))" office:value-type="float" office:value="2018.18998669301">
            <text:p>2018.189986693</text:p>
          </table:table-cell>
          <table:table-cell table:formula="of:=INT([.C983])" office:value-type="float" office:value="2018">
            <text:p>2018</text:p>
          </table:table-cell>
          <table:table-cell table:formula="of:=[.D983]-[.D982]" office:value-type="float" office:value="1758">
            <text:p>1758</text:p>
          </table:table-cell>
          <table:table-cell table:number-columns-repeated="11"/>
        </table:table-row>
        <table:table-row table:style-name="ro1">
          <table:table-cell table:formula="of:=[.$A983]+RAND()*0.1" office:value-type="float" office:value="48.6661845439114">
            <text:p>48.6661845439</text:p>
          </table:table-cell>
          <table:table-cell table:formula="of:=PI()*[.$A984]" office:value-type="float" office:value="152.889327841397">
            <text:p>152.8893278414</text:p>
          </table:table-cell>
          <table:table-cell table:formula="of:=20*(500-499*COS([.$B984]*(1+RAND())))" office:value-type="float" office:value="19034.4643234557">
            <text:p>19034.4643234557</text:p>
          </table:table-cell>
          <table:table-cell table:formula="of:=INT([.C984])" office:value-type="float" office:value="19034">
            <text:p>19034</text:p>
          </table:table-cell>
          <table:table-cell table:formula="of:=[.D984]-[.D983]" office:value-type="float" office:value="17016">
            <text:p>17016</text:p>
          </table:table-cell>
          <table:table-cell table:number-columns-repeated="11"/>
        </table:table-row>
        <table:table-row table:style-name="ro1">
          <table:table-cell table:formula="of:=[.$A984]+RAND()*0.1" office:value-type="float" office:value="48.6896952278912">
            <text:p>48.6896952279</text:p>
          </table:table-cell>
          <table:table-cell table:formula="of:=PI()*[.$A985]" office:value-type="float" office:value="152.963188833469">
            <text:p>152.9631888335</text:p>
          </table:table-cell>
          <table:table-cell table:formula="of:=20*(500-499*COS([.$B985]*(1+RAND())))" office:value-type="float" office:value="3947.64391002179">
            <text:p>3947.6439100218</text:p>
          </table:table-cell>
          <table:table-cell table:formula="of:=INT([.C985])" office:value-type="float" office:value="3947">
            <text:p>3947</text:p>
          </table:table-cell>
          <table:table-cell table:formula="of:=[.D985]-[.D984]" office:value-type="float" office:value="-15087">
            <text:p>-15087</text:p>
          </table:table-cell>
          <table:table-cell table:number-columns-repeated="11"/>
        </table:table-row>
        <table:table-row table:style-name="ro1">
          <table:table-cell table:formula="of:=[.$A985]+RAND()*0.1" office:value-type="float" office:value="48.7845075150952">
            <text:p>48.7845075151</text:p>
          </table:table-cell>
          <table:table-cell table:formula="of:=PI()*[.$A986]" office:value-type="float" office:value="153.261050418419">
            <text:p>153.2610504184</text:p>
          </table:table-cell>
          <table:table-cell table:formula="of:=20*(500-499*COS([.$B986]*(1+RAND())))" office:value-type="float" office:value="262.376918581861">
            <text:p>262.3769185819</text:p>
          </table:table-cell>
          <table:table-cell table:formula="of:=INT([.C986])" office:value-type="float" office:value="262">
            <text:p>262</text:p>
          </table:table-cell>
          <table:table-cell table:formula="of:=[.D986]-[.D985]" office:value-type="float" office:value="-3685">
            <text:p>-3685</text:p>
          </table:table-cell>
          <table:table-cell table:number-columns-repeated="11"/>
        </table:table-row>
        <table:table-row table:style-name="ro1">
          <table:table-cell table:formula="of:=[.$A986]+RAND()*0.1" office:value-type="float" office:value="48.7932284928859">
            <text:p>48.7932284929</text:p>
          </table:table-cell>
          <table:table-cell table:formula="of:=PI()*[.$A987]" office:value-type="float" office:value="153.288448178178">
            <text:p>153.2884481782</text:p>
          </table:table-cell>
          <table:table-cell table:formula="of:=20*(500-499*COS([.$B987]*(1+RAND())))" office:value-type="float" office:value="3886.01970979468">
            <text:p>3886.0197097947</text:p>
          </table:table-cell>
          <table:table-cell table:formula="of:=INT([.C987])" office:value-type="float" office:value="3886">
            <text:p>3886</text:p>
          </table:table-cell>
          <table:table-cell table:formula="of:=[.D987]-[.D986]" office:value-type="float" office:value="3624">
            <text:p>3624</text:p>
          </table:table-cell>
          <table:table-cell table:number-columns-repeated="11"/>
        </table:table-row>
        <table:table-row table:style-name="ro1">
          <table:table-cell table:formula="of:=[.$A987]+RAND()*0.1" office:value-type="float" office:value="48.8264102300629">
            <text:p>48.8264102301</text:p>
          </table:table-cell>
          <table:table-cell table:formula="of:=PI()*[.$A988]" office:value-type="float" office:value="153.392691679927">
            <text:p>153.3926916799</text:p>
          </table:table-cell>
          <table:table-cell table:formula="of:=20*(500-499*COS([.$B988]*(1+RAND())))" office:value-type="float" office:value="7262.92323634174">
            <text:p>7262.9232363417</text:p>
          </table:table-cell>
          <table:table-cell table:formula="of:=INT([.C988])" office:value-type="float" office:value="7262">
            <text:p>7262</text:p>
          </table:table-cell>
          <table:table-cell table:formula="of:=[.D988]-[.D987]" office:value-type="float" office:value="3376">
            <text:p>3376</text:p>
          </table:table-cell>
          <table:table-cell table:number-columns-repeated="11"/>
        </table:table-row>
        <table:table-row table:style-name="ro1">
          <table:table-cell table:formula="of:=[.$A988]+RAND()*0.1" office:value-type="float" office:value="48.871196132293">
            <text:p>48.8711961323</text:p>
          </table:table-cell>
          <table:table-cell table:formula="of:=PI()*[.$A989]" office:value-type="float" office:value="153.533390741358">
            <text:p>153.5333907414</text:p>
          </table:table-cell>
          <table:table-cell table:formula="of:=20*(500-499*COS([.$B989]*(1+RAND())))" office:value-type="float" office:value="9324.63097338649">
            <text:p>9324.6309733865</text:p>
          </table:table-cell>
          <table:table-cell table:formula="of:=INT([.C989])" office:value-type="float" office:value="9324">
            <text:p>9324</text:p>
          </table:table-cell>
          <table:table-cell table:formula="of:=[.D989]-[.D988]" office:value-type="float" office:value="2062">
            <text:p>2062</text:p>
          </table:table-cell>
          <table:table-cell table:number-columns-repeated="11"/>
        </table:table-row>
        <table:table-row table:style-name="ro1">
          <table:table-cell table:formula="of:=[.$A989]+RAND()*0.1" office:value-type="float" office:value="48.9294223301113">
            <text:p>48.9294223301</text:p>
          </table:table-cell>
          <table:table-cell table:formula="of:=PI()*[.$A990]" office:value-type="float" office:value="153.71631373667">
            <text:p>153.7163137367</text:p>
          </table:table-cell>
          <table:table-cell table:formula="of:=20*(500-499*COS([.$B990]*(1+RAND())))" office:value-type="float" office:value="18446.9574713955">
            <text:p>18446.9574713955</text:p>
          </table:table-cell>
          <table:table-cell table:formula="of:=INT([.C990])" office:value-type="float" office:value="18446">
            <text:p>18446</text:p>
          </table:table-cell>
          <table:table-cell table:formula="of:=[.D990]-[.D989]" office:value-type="float" office:value="9122">
            <text:p>9122</text:p>
          </table:table-cell>
          <table:table-cell table:number-columns-repeated="11"/>
        </table:table-row>
        <table:table-row table:style-name="ro1">
          <table:table-cell table:formula="of:=[.$A990]+RAND()*0.1" office:value-type="float" office:value="49.0153840905521">
            <text:p>49.0153840906</text:p>
          </table:table-cell>
          <table:table-cell table:formula="of:=PI()*[.$A991]" office:value-type="float" office:value="153.986370571761">
            <text:p>153.9863705718</text:p>
          </table:table-cell>
          <table:table-cell table:formula="of:=20*(500-499*COS([.$B991]*(1+RAND())))" office:value-type="float" office:value="11225.2485947634">
            <text:p>11225.2485947634</text:p>
          </table:table-cell>
          <table:table-cell table:formula="of:=INT([.C991])" office:value-type="float" office:value="11225">
            <text:p>11225</text:p>
          </table:table-cell>
          <table:table-cell table:formula="of:=[.D991]-[.D990]" office:value-type="float" office:value="-7221">
            <text:p>-7221</text:p>
          </table:table-cell>
          <table:table-cell table:number-columns-repeated="11"/>
        </table:table-row>
        <table:table-row table:style-name="ro1">
          <table:table-cell table:formula="of:=[.$A991]+RAND()*0.1" office:value-type="float" office:value="49.0225822939538">
            <text:p>49.022582294</text:p>
          </table:table-cell>
          <table:table-cell table:formula="of:=PI()*[.$A992]" office:value-type="float" office:value="154.008984394686">
            <text:p>154.0089843947</text:p>
          </table:table-cell>
          <table:table-cell table:formula="of:=20*(500-499*COS([.$B992]*(1+RAND())))" office:value-type="float" office:value="3926.19905697688">
            <text:p>3926.1990569769</text:p>
          </table:table-cell>
          <table:table-cell table:formula="of:=INT([.C992])" office:value-type="float" office:value="3926">
            <text:p>3926</text:p>
          </table:table-cell>
          <table:table-cell table:formula="of:=[.D992]-[.D991]" office:value-type="float" office:value="-7299">
            <text:p>-7299</text:p>
          </table:table-cell>
          <table:table-cell table:number-columns-repeated="11"/>
        </table:table-row>
        <table:table-row table:style-name="ro1">
          <table:table-cell table:formula="of:=[.$A992]+RAND()*0.1" office:value-type="float" office:value="49.0342730245553">
            <text:p>49.0342730246</text:p>
          </table:table-cell>
          <table:table-cell table:formula="of:=PI()*[.$A993]" office:value-type="float" office:value="154.045711908059">
            <text:p>154.0457119081</text:p>
          </table:table-cell>
          <table:table-cell table:formula="of:=20*(500-499*COS([.$B993]*(1+RAND())))" office:value-type="float" office:value="461.853947981216">
            <text:p>461.8539479812</text:p>
          </table:table-cell>
          <table:table-cell table:formula="of:=INT([.C993])" office:value-type="float" office:value="461">
            <text:p>461</text:p>
          </table:table-cell>
          <table:table-cell table:formula="of:=[.D993]-[.D992]" office:value-type="float" office:value="-3465">
            <text:p>-3465</text:p>
          </table:table-cell>
          <table:table-cell table:number-columns-repeated="11"/>
        </table:table-row>
        <table:table-row table:style-name="ro1">
          <table:table-cell table:formula="of:=[.$A993]+RAND()*0.1" office:value-type="float" office:value="49.0738784645684">
            <text:p>49.0738784646</text:p>
          </table:table-cell>
          <table:table-cell table:formula="of:=PI()*[.$A994]" office:value-type="float" office:value="154.170136067447">
            <text:p>154.1701360674</text:p>
          </table:table-cell>
          <table:table-cell table:formula="of:=20*(500-499*COS([.$B994]*(1+RAND())))" office:value-type="float" office:value="492.072565887554">
            <text:p>492.0725658876</text:p>
          </table:table-cell>
          <table:table-cell table:formula="of:=INT([.C994])" office:value-type="float" office:value="492">
            <text:p>492</text:p>
          </table:table-cell>
          <table:table-cell table:formula="of:=[.D994]-[.D993]" office:value-type="float" office:value="31">
            <text:p>31</text:p>
          </table:table-cell>
          <table:table-cell table:number-columns-repeated="11"/>
        </table:table-row>
        <table:table-row table:style-name="ro1">
          <table:table-cell table:formula="of:=[.$A994]+RAND()*0.1" office:value-type="float" office:value="49.0848478682805">
            <text:p>49.0848478683</text:p>
          </table:table-cell>
          <table:table-cell table:formula="of:=PI()*[.$A995]" office:value-type="float" office:value="154.204597465563">
            <text:p>154.2045974656</text:p>
          </table:table-cell>
          <table:table-cell table:formula="of:=20*(500-499*COS([.$B995]*(1+RAND())))" office:value-type="float" office:value="15041.6386710319">
            <text:p>15041.6386710319</text:p>
          </table:table-cell>
          <table:table-cell table:formula="of:=INT([.C995])" office:value-type="float" office:value="15041">
            <text:p>15041</text:p>
          </table:table-cell>
          <table:table-cell table:formula="of:=[.D995]-[.D994]" office:value-type="float" office:value="14549">
            <text:p>14549</text:p>
          </table:table-cell>
          <table:table-cell table:number-columns-repeated="11"/>
        </table:table-row>
        <table:table-row table:style-name="ro1">
          <table:table-cell table:formula="of:=[.$A995]+RAND()*0.1" office:value-type="float" office:value="49.1083621437662">
            <text:p>49.1083621438</text:p>
          </table:table-cell>
          <table:table-cell table:formula="of:=PI()*[.$A996]" office:value-type="float" office:value="154.278469740683">
            <text:p>154.2784697407</text:p>
          </table:table-cell>
          <table:table-cell table:formula="of:=20*(500-499*COS([.$B996]*(1+RAND())))" office:value-type="float" office:value="2054.48164636235">
            <text:p>2054.4816463624</text:p>
          </table:table-cell>
          <table:table-cell table:formula="of:=INT([.C996])" office:value-type="float" office:value="2054">
            <text:p>2054</text:p>
          </table:table-cell>
          <table:table-cell table:formula="of:=[.D996]-[.D995]" office:value-type="float" office:value="-12987">
            <text:p>-12987</text:p>
          </table:table-cell>
          <table:table-cell table:number-columns-repeated="11"/>
        </table:table-row>
        <table:table-row table:style-name="ro1">
          <table:table-cell table:formula="of:=[.$A996]+RAND()*0.1" office:value-type="float" office:value="49.1512214994058">
            <text:p>49.1512214994</text:p>
          </table:table-cell>
          <table:table-cell table:formula="of:=PI()*[.$A997]" office:value-type="float" office:value="154.413116377498">
            <text:p>154.4131163775</text:p>
          </table:table-cell>
          <table:table-cell table:formula="of:=20*(500-499*COS([.$B997]*(1+RAND())))" office:value-type="float" office:value="19023.4740047779">
            <text:p>19023.4740047779</text:p>
          </table:table-cell>
          <table:table-cell table:formula="of:=INT([.C997])" office:value-type="float" office:value="19023">
            <text:p>19023</text:p>
          </table:table-cell>
          <table:table-cell table:formula="of:=[.D997]-[.D996]" office:value-type="float" office:value="16969">
            <text:p>16969</text:p>
          </table:table-cell>
          <table:table-cell table:number-columns-repeated="11"/>
        </table:table-row>
        <table:table-row table:style-name="ro1">
          <table:table-cell table:formula="of:=[.$A997]+RAND()*0.1" office:value-type="float" office:value="49.1986567743589">
            <text:p>49.1986567744</text:p>
          </table:table-cell>
          <table:table-cell table:formula="of:=PI()*[.$A998]" office:value-type="float" office:value="154.562138688812">
            <text:p>154.5621386888</text:p>
          </table:table-cell>
          <table:table-cell table:formula="of:=20*(500-499*COS([.$B998]*(1+RAND())))" office:value-type="float" office:value="4372.73215923785">
            <text:p>4372.7321592379</text:p>
          </table:table-cell>
          <table:table-cell table:formula="of:=INT([.C998])" office:value-type="float" office:value="4372">
            <text:p>4372</text:p>
          </table:table-cell>
          <table:table-cell table:formula="of:=[.D998]-[.D997]" office:value-type="float" office:value="-14651">
            <text:p>-14651</text:p>
          </table:table-cell>
          <table:table-cell table:number-columns-repeated="11"/>
        </table:table-row>
        <table:table-row table:style-name="ro1">
          <table:table-cell table:formula="of:=[.$A998]+RAND()*0.1" office:value-type="float" office:value="49.2803702177946">
            <text:p>49.2803702178</text:p>
          </table:table-cell>
          <table:table-cell table:formula="of:=PI()*[.$A999]" office:value-type="float" office:value="154.818849042409">
            <text:p>154.8188490424</text:p>
          </table:table-cell>
          <table:table-cell table:formula="of:=20*(500-499*COS([.$B999]*(1+RAND())))" office:value-type="float" office:value="2021.472300917">
            <text:p>2021.472300917</text:p>
          </table:table-cell>
          <table:table-cell table:formula="of:=INT([.C999])" office:value-type="float" office:value="2021">
            <text:p>2021</text:p>
          </table:table-cell>
          <table:table-cell table:formula="of:=[.D999]-[.D998]" office:value-type="float" office:value="-2351">
            <text:p>-2351</text:p>
          </table:table-cell>
          <table:table-cell table:number-columns-repeated="11"/>
        </table:table-row>
        <table:table-row table:style-name="ro1">
          <table:table-cell table:formula="of:=[.$A999]+RAND()*0.1" office:value-type="float" office:value="49.3617944597267">
            <text:p>49.3617944597</text:p>
          </table:table-cell>
          <table:table-cell table:formula="of:=PI()*[.$A1000]" office:value-type="float" office:value="155.074650842687">
            <text:p>155.0746508427</text:p>
          </table:table-cell>
          <table:table-cell table:formula="of:=20*(500-499*COS([.$B1000]*(1+RAND())))" office:value-type="float" office:value="16849.6447820058">
            <text:p>16849.6447820058</text:p>
          </table:table-cell>
          <table:table-cell table:formula="of:=INT([.C1000])" office:value-type="float" office:value="16849">
            <text:p>16849</text:p>
          </table:table-cell>
          <table:table-cell table:formula="of:=[.D1000]-[.D999]" office:value-type="float" office:value="14828">
            <text:p>14828</text:p>
          </table:table-cell>
          <table:table-cell table:number-columns-repeated="11"/>
        </table:table-row>
        <table:table-row table:style-name="ro1">
          <table:table-cell table:formula="of:=[.$A1000]+RAND()*0.1" office:value-type="float" office:value="49.4311003881507">
            <text:p>49.4311003882</text:p>
          </table:table-cell>
          <table:table-cell table:formula="of:=PI()*[.$A1001]" office:value-type="float" office:value="155.292381838274">
            <text:p>155.2923818383</text:p>
          </table:table-cell>
          <table:table-cell table:formula="of:=20*(500-499*COS([.$B1001]*(1+RAND())))" office:value-type="float" office:value="16075.9240987391">
            <text:p>16075.9240987391</text:p>
          </table:table-cell>
          <table:table-cell table:formula="of:=INT([.C1001])" office:value-type="float" office:value="16075">
            <text:p>16075</text:p>
          </table:table-cell>
          <table:table-cell table:formula="of:=[.D1001]-[.D1000]" office:value-type="float" office:value="-774">
            <text:p>-774</text:p>
          </table:table-cell>
          <table:table-cell table:number-columns-repeated="11"/>
        </table:table-row>
        <table:table-row table:style-name="ro1">
          <table:table-cell table:formula="of:=[.$A1001]+RAND()*0.1" office:value-type="float" office:value="49.5114563024138">
            <text:p>49.5114563024</text:p>
          </table:table-cell>
          <table:table-cell table:formula="of:=PI()*[.$A1002]" office:value-type="float" office:value="155.544827388195">
            <text:p>155.5448273882</text:p>
          </table:table-cell>
          <table:table-cell table:formula="of:=20*(500-499*COS([.$B1002]*(1+RAND())))" office:value-type="float" office:value="19020.2572126086">
            <text:p>19020.2572126086</text:p>
          </table:table-cell>
          <table:table-cell table:formula="of:=INT([.C1002])" office:value-type="float" office:value="19020">
            <text:p>19020</text:p>
          </table:table-cell>
          <table:table-cell table:formula="of:=[.D1002]-[.D1001]" office:value-type="float" office:value="2945">
            <text:p>2945</text:p>
          </table:table-cell>
          <table:table-cell table:number-columns-repeated="11"/>
        </table:table-row>
        <table:table-row table:style-name="ro1">
          <table:table-cell table:formula="of:=[.$A1002]+RAND()*0.1" office:value-type="float" office:value="49.611293386342">
            <text:p>49.6112933863</text:p>
          </table:table-cell>
          <table:table-cell table:formula="of:=PI()*[.$A1003]" office:value-type="float" office:value="155.85847483762">
            <text:p>155.8584748376</text:p>
          </table:table-cell>
          <table:table-cell table:formula="of:=20*(500-499*COS([.$B1003]*(1+RAND())))" office:value-type="float" office:value="4609.65708694561">
            <text:p>4609.6570869456</text:p>
          </table:table-cell>
          <table:table-cell table:formula="of:=INT([.C1003])" office:value-type="float" office:value="4609">
            <text:p>4609</text:p>
          </table:table-cell>
          <table:table-cell table:formula="of:=[.D1003]-[.D1002]" office:value-type="float" office:value="-14411">
            <text:p>-14411</text:p>
          </table:table-cell>
          <table:table-cell table:number-columns-repeated="11"/>
        </table:table-row>
        <table:table-row table:style-name="ro1">
          <table:table-cell table:formula="of:=[.$A1003]+RAND()*0.1" office:value-type="float" office:value="49.6485667614732">
            <text:p>49.6485667615</text:p>
          </table:table-cell>
          <table:table-cell table:formula="of:=PI()*[.$A1004]" office:value-type="float" office:value="155.975572599107">
            <text:p>155.9755725991</text:p>
          </table:table-cell>
          <table:table-cell table:formula="of:=20*(500-499*COS([.$B1004]*(1+RAND())))" office:value-type="float" office:value="19626.5972941363">
            <text:p>19626.5972941363</text:p>
          </table:table-cell>
          <table:table-cell table:formula="of:=INT([.C1004])" office:value-type="float" office:value="19626">
            <text:p>19626</text:p>
          </table:table-cell>
          <table:table-cell table:formula="of:=[.D1004]-[.D1003]" office:value-type="float" office:value="15017">
            <text:p>15017</text:p>
          </table:table-cell>
          <table:table-cell table:number-columns-repeated="11"/>
        </table:table-row>
        <table:table-row table:style-name="ro1">
          <table:table-cell table:formula="of:=[.$A1004]+RAND()*0.1" office:value-type="float" office:value="49.7271231433843">
            <text:p>49.7271231434</text:p>
          </table:table-cell>
          <table:table-cell table:formula="of:=PI()*[.$A1005]" office:value-type="float" office:value="156.222364751411">
            <text:p>156.2223647514</text:p>
          </table:table-cell>
          <table:table-cell table:formula="of:=20*(500-499*COS([.$B1005]*(1+RAND())))" office:value-type="float" office:value="12847.2088178758">
            <text:p>12847.2088178758</text:p>
          </table:table-cell>
          <table:table-cell table:formula="of:=INT([.C1005])" office:value-type="float" office:value="12847">
            <text:p>12847</text:p>
          </table:table-cell>
          <table:table-cell table:formula="of:=[.D1005]-[.D1004]" office:value-type="float" office:value="-6779">
            <text:p>-6779</text:p>
          </table:table-cell>
          <table:table-cell table:number-columns-repeated="11"/>
        </table:table-row>
        <table:table-row table:style-name="ro1">
          <table:table-cell table:formula="of:=[.$A1005]+RAND()*0.1" office:value-type="float" office:value="49.8094248577487">
            <text:p>49.8094248577</text:p>
          </table:table-cell>
          <table:table-cell table:formula="of:=PI()*[.$A1006]" office:value-type="float" office:value="156.480923212636">
            <text:p>156.4809232126</text:p>
          </table:table-cell>
          <table:table-cell table:formula="of:=20*(500-499*COS([.$B1006]*(1+RAND())))" office:value-type="float" office:value="3378.9342167891">
            <text:p>3378.9342167891</text:p>
          </table:table-cell>
          <table:table-cell table:formula="of:=INT([.C1006])" office:value-type="float" office:value="3378">
            <text:p>3378</text:p>
          </table:table-cell>
          <table:table-cell table:formula="of:=[.D1006]-[.D1005]" office:value-type="float" office:value="-9469">
            <text:p>-9469</text:p>
          </table:table-cell>
          <table:table-cell table:number-columns-repeated="11"/>
        </table:table-row>
        <table:table-row table:style-name="ro1">
          <table:table-cell table:formula="of:=[.$A1006]+RAND()*0.1" office:value-type="float" office:value="49.8307251108345">
            <text:p>49.8307251108</text:p>
          </table:table-cell>
          <table:table-cell table:formula="of:=PI()*[.$A1007]" office:value-type="float" office:value="156.54783993125">
            <text:p>156.5478399313</text:p>
          </table:table-cell>
          <table:table-cell table:formula="of:=20*(500-499*COS([.$B1007]*(1+RAND())))" office:value-type="float" office:value="11918.5282389349">
            <text:p>11918.5282389349</text:p>
          </table:table-cell>
          <table:table-cell table:formula="of:=INT([.C1007])" office:value-type="float" office:value="11918">
            <text:p>11918</text:p>
          </table:table-cell>
          <table:table-cell table:formula="of:=[.D1007]-[.D1006]" office:value-type="float" office:value="8540">
            <text:p>8540</text:p>
          </table:table-cell>
          <table:table-cell table:number-columns-repeated="11"/>
        </table:table-row>
        <table:table-row table:style-name="ro1">
          <table:table-cell table:formula="of:=[.$A1007]+RAND()*0.1" office:value-type="float" office:value="49.9089879387059">
            <text:p>49.9089879387</text:p>
          </table:table-cell>
          <table:table-cell table:formula="of:=PI()*[.$A1008]" office:value-type="float" office:value="156.79370985634">
            <text:p>156.7937098563</text:p>
          </table:table-cell>
          <table:table-cell table:formula="of:=20*(500-499*COS([.$B1008]*(1+RAND())))" office:value-type="float" office:value="9909.29461584654">
            <text:p>9909.2946158465</text:p>
          </table:table-cell>
          <table:table-cell table:formula="of:=INT([.C1008])" office:value-type="float" office:value="9909">
            <text:p>9909</text:p>
          </table:table-cell>
          <table:table-cell table:formula="of:=[.D1008]-[.D1007]" office:value-type="float" office:value="-2009">
            <text:p>-2009</text:p>
          </table:table-cell>
          <table:table-cell table:number-columns-repeated="11"/>
        </table:table-row>
        <table:table-row table:style-name="ro1">
          <table:table-cell table:formula="of:=[.$A1008]+RAND()*0.1" office:value-type="float" office:value="49.9390172272455">
            <text:p>49.9390172272</text:p>
          </table:table-cell>
          <table:table-cell table:formula="of:=PI()*[.$A1009]" office:value-type="float" office:value="156.888049648609">
            <text:p>156.8880496486</text:p>
          </table:table-cell>
          <table:table-cell table:formula="of:=20*(500-499*COS([.$B1009]*(1+RAND())))" office:value-type="float" office:value="1051.69412718479">
            <text:p>1051.6941271848</text:p>
          </table:table-cell>
          <table:table-cell table:formula="of:=INT([.C1009])" office:value-type="float" office:value="1051">
            <text:p>1051</text:p>
          </table:table-cell>
          <table:table-cell table:formula="of:=[.D1009]-[.D1008]" office:value-type="float" office:value="-8858">
            <text:p>-8858</text:p>
          </table:table-cell>
          <table:table-cell table:number-columns-repeated="11"/>
        </table:table-row>
        <table:table-row table:style-name="ro1">
          <table:table-cell table:formula="of:=[.$A1009]+RAND()*0.1" office:value-type="float" office:value="50.0108606454917">
            <text:p>50.0108606455</text:p>
          </table:table-cell>
          <table:table-cell table:formula="of:=PI()*[.$A1010]" office:value-type="float" office:value="157.11375240358">
            <text:p>157.1137524036</text:p>
          </table:table-cell>
          <table:table-cell table:formula="of:=20*(500-499*COS([.$B1010]*(1+RAND())))" office:value-type="float" office:value="14143.2705836727">
            <text:p>14143.2705836727</text:p>
          </table:table-cell>
          <table:table-cell table:formula="of:=INT([.C1010])" office:value-type="float" office:value="14143">
            <text:p>14143</text:p>
          </table:table-cell>
          <table:table-cell table:formula="of:=[.D1010]-[.D1009]" office:value-type="float" office:value="13092">
            <text:p>13092</text:p>
          </table:table-cell>
          <table:table-cell table:number-columns-repeated="11"/>
        </table:table-row>
        <table:table-row table:style-name="ro1">
          <table:table-cell table:formula="of:=[.$A1010]+RAND()*0.1" office:value-type="float" office:value="50.0806586798747">
            <text:p>50.0806586799</text:p>
          </table:table-cell>
          <table:table-cell table:formula="of:=PI()*[.$A1011]" office:value-type="float" office:value="157.333029395632">
            <text:p>157.3330293956</text:p>
          </table:table-cell>
          <table:table-cell table:formula="of:=20*(500-499*COS([.$B1011]*(1+RAND())))" office:value-type="float" office:value="266.446598989917">
            <text:p>266.4465989899</text:p>
          </table:table-cell>
          <table:table-cell table:formula="of:=INT([.C1011])" office:value-type="float" office:value="266">
            <text:p>266</text:p>
          </table:table-cell>
          <table:table-cell table:formula="of:=[.D1011]-[.D1010]" office:value-type="float" office:value="-13877">
            <text:p>-13877</text:p>
          </table:table-cell>
          <table:table-cell table:number-columns-repeated="11"/>
        </table:table-row>
        <table:table-row table:style-name="ro1">
          <table:table-cell table:formula="of:=[.$A1011]+RAND()*0.1" office:value-type="float" office:value="50.1347232592293">
            <text:p>50.1347232592</text:p>
          </table:table-cell>
          <table:table-cell table:formula="of:=PI()*[.$A1012]" office:value-type="float" office:value="157.502878280952">
            <text:p>157.502878281</text:p>
          </table:table-cell>
          <table:table-cell table:formula="of:=20*(500-499*COS([.$B1012]*(1+RAND())))" office:value-type="float" office:value="19828.7680913998">
            <text:p>19828.7680913998</text:p>
          </table:table-cell>
          <table:table-cell table:formula="of:=INT([.C1012])" office:value-type="float" office:value="19828">
            <text:p>19828</text:p>
          </table:table-cell>
          <table:table-cell table:formula="of:=[.D1012]-[.D1011]" office:value-type="float" office:value="19562">
            <text:p>19562</text:p>
          </table:table-cell>
          <table:table-cell table:number-columns-repeated="11"/>
        </table:table-row>
        <table:table-row table:style-name="ro1">
          <table:table-cell table:formula="of:=[.$A1012]+RAND()*0.1" office:value-type="float" office:value="50.1460941894446">
            <text:p>50.1460941894</text:p>
          </table:table-cell>
          <table:table-cell table:formula="of:=PI()*[.$A1013]" office:value-type="float" office:value="157.538601111781">
            <text:p>157.5386011118</text:p>
          </table:table-cell>
          <table:table-cell table:formula="of:=20*(500-499*COS([.$B1013]*(1+RAND())))" office:value-type="float" office:value="19385.0250616372">
            <text:p>19385.0250616372</text:p>
          </table:table-cell>
          <table:table-cell table:formula="of:=INT([.C1013])" office:value-type="float" office:value="19385">
            <text:p>19385</text:p>
          </table:table-cell>
          <table:table-cell table:formula="of:=[.D1013]-[.D1012]" office:value-type="float" office:value="-443">
            <text:p>-443</text:p>
          </table:table-cell>
          <table:table-cell table:number-columns-repeated="11"/>
        </table:table-row>
        <table:table-row table:style-name="ro1">
          <table:table-cell table:formula="of:=[.$A1013]+RAND()*0.1" office:value-type="float" office:value="50.2119076245931">
            <text:p>50.2119076246</text:p>
          </table:table-cell>
          <table:table-cell table:formula="of:=PI()*[.$A1014]" office:value-type="float" office:value="157.745360116151">
            <text:p>157.7453601162</text:p>
          </table:table-cell>
          <table:table-cell table:formula="of:=20*(500-499*COS([.$B1014]*(1+RAND())))" office:value-type="float" office:value="7096.24666122826">
            <text:p>7096.2466612283</text:p>
          </table:table-cell>
          <table:table-cell table:formula="of:=INT([.C1014])" office:value-type="float" office:value="7096">
            <text:p>7096</text:p>
          </table:table-cell>
          <table:table-cell table:formula="of:=[.D1014]-[.D1013]" office:value-type="float" office:value="-12289">
            <text:p>-12289</text:p>
          </table:table-cell>
          <table:table-cell table:number-columns-repeated="11"/>
        </table:table-row>
        <table:table-row table:style-name="ro1">
          <table:table-cell table:formula="of:=[.$A1014]+RAND()*0.1" office:value-type="float" office:value="50.2462086202112">
            <text:p>50.2462086202</text:p>
          </table:table-cell>
          <table:table-cell table:formula="of:=PI()*[.$A1015]" office:value-type="float" office:value="157.853119871996">
            <text:p>157.853119872</text:p>
          </table:table-cell>
          <table:table-cell table:formula="of:=20*(500-499*COS([.$B1015]*(1+RAND())))" office:value-type="float" office:value="6222.73141589142">
            <text:p>6222.7314158914</text:p>
          </table:table-cell>
          <table:table-cell table:formula="of:=INT([.C1015])" office:value-type="float" office:value="6222">
            <text:p>6222</text:p>
          </table:table-cell>
          <table:table-cell table:formula="of:=[.D1015]-[.D1014]" office:value-type="float" office:value="-874">
            <text:p>-874</text:p>
          </table:table-cell>
          <table:table-cell table:number-columns-repeated="11"/>
        </table:table-row>
        <table:table-row table:style-name="ro1">
          <table:table-cell table:formula="of:=[.$A1015]+RAND()*0.1" office:value-type="float" office:value="50.3175087559969">
            <text:p>50.317508756</text:p>
          </table:table-cell>
          <table:table-cell table:formula="of:=PI()*[.$A1016]" office:value-type="float" office:value="158.07711585478">
            <text:p>158.0771158548</text:p>
          </table:table-cell>
          <table:table-cell table:formula="of:=20*(500-499*COS([.$B1016]*(1+RAND())))" office:value-type="float" office:value="871.245622607129">
            <text:p>871.2456226071</text:p>
          </table:table-cell>
          <table:table-cell table:formula="of:=INT([.C1016])" office:value-type="float" office:value="871">
            <text:p>871</text:p>
          </table:table-cell>
          <table:table-cell table:formula="of:=[.D1016]-[.D1015]" office:value-type="float" office:value="-5351">
            <text:p>-5351</text:p>
          </table:table-cell>
          <table:table-cell table:number-columns-repeated="11"/>
        </table:table-row>
        <table:table-row table:style-name="ro1">
          <table:table-cell table:formula="of:=[.$A1016]+RAND()*0.1" office:value-type="float" office:value="50.3240489520599">
            <text:p>50.3240489521</text:p>
          </table:table-cell>
          <table:table-cell table:formula="of:=PI()*[.$A1017]" office:value-type="float" office:value="158.097662486684">
            <text:p>158.0976624867</text:p>
          </table:table-cell>
          <table:table-cell table:formula="of:=20*(500-499*COS([.$B1017]*(1+RAND())))" office:value-type="float" office:value="4638.28990709585">
            <text:p>4638.2899070959</text:p>
          </table:table-cell>
          <table:table-cell table:formula="of:=INT([.C1017])" office:value-type="float" office:value="4638">
            <text:p>4638</text:p>
          </table:table-cell>
          <table:table-cell table:formula="of:=[.D1017]-[.D1016]" office:value-type="float" office:value="3767">
            <text:p>3767</text:p>
          </table:table-cell>
          <table:table-cell table:number-columns-repeated="11"/>
        </table:table-row>
        <table:table-row table:style-name="ro1">
          <table:table-cell table:formula="of:=[.$A1017]+RAND()*0.1" office:value-type="float" office:value="50.3384570180439">
            <text:p>50.338457018</text:p>
          </table:table-cell>
          <table:table-cell table:formula="of:=PI()*[.$A1018]" office:value-type="float" office:value="158.142926760932">
            <text:p>158.1429267609</text:p>
          </table:table-cell>
          <table:table-cell table:formula="of:=20*(500-499*COS([.$B1018]*(1+RAND())))" office:value-type="float" office:value="8479.63159014755">
            <text:p>8479.6315901476</text:p>
          </table:table-cell>
          <table:table-cell table:formula="of:=INT([.C1018])" office:value-type="float" office:value="8479">
            <text:p>8479</text:p>
          </table:table-cell>
          <table:table-cell table:formula="of:=[.D1018]-[.D1017]" office:value-type="float" office:value="3841">
            <text:p>3841</text:p>
          </table:table-cell>
          <table:table-cell table:number-columns-repeated="11"/>
        </table:table-row>
        <table:table-row table:style-name="ro1">
          <table:table-cell table:formula="of:=[.$A1018]+RAND()*0.1" office:value-type="float" office:value="50.4345995633863">
            <text:p>50.4345995634</text:p>
          </table:table-cell>
          <table:table-cell table:formula="of:=PI()*[.$A1019]" office:value-type="float" office:value="158.444967475078">
            <text:p>158.4449674751</text:p>
          </table:table-cell>
          <table:table-cell table:formula="of:=20*(500-499*COS([.$B1019]*(1+RAND())))" office:value-type="float" office:value="9997.72497032522">
            <text:p>9997.7249703252</text:p>
          </table:table-cell>
          <table:table-cell table:formula="of:=INT([.C1019])" office:value-type="float" office:value="9997">
            <text:p>9997</text:p>
          </table:table-cell>
          <table:table-cell table:formula="of:=[.D1019]-[.D1018]" office:value-type="float" office:value="1518">
            <text:p>1518</text:p>
          </table:table-cell>
          <table:table-cell table:number-columns-repeated="11"/>
        </table:table-row>
        <table:table-row table:style-name="ro1">
          <table:table-cell table:formula="of:=[.$A1019]+RAND()*0.1" office:value-type="float" office:value="50.512009047391">
            <text:p>50.5120090474</text:p>
          </table:table-cell>
          <table:table-cell table:formula="of:=PI()*[.$A1020]" office:value-type="float" office:value="158.688156541345">
            <text:p>158.6881565413</text:p>
          </table:table-cell>
          <table:table-cell table:formula="of:=20*(500-499*COS([.$B1020]*(1+RAND())))" office:value-type="float" office:value="2809.96637580262">
            <text:p>2809.9663758026</text:p>
          </table:table-cell>
          <table:table-cell table:formula="of:=INT([.C1020])" office:value-type="float" office:value="2809">
            <text:p>2809</text:p>
          </table:table-cell>
          <table:table-cell table:formula="of:=[.D1020]-[.D1019]" office:value-type="float" office:value="-7188">
            <text:p>-7188</text:p>
          </table:table-cell>
          <table:table-cell table:number-columns-repeated="11"/>
        </table:table-row>
        <table:table-row table:style-name="ro1">
          <table:table-cell table:formula="of:=[.$A1020]+RAND()*0.1" office:value-type="float" office:value="50.579136357829">
            <text:p>50.5791363578</text:p>
          </table:table-cell>
          <table:table-cell table:formula="of:=PI()*[.$A1021]" office:value-type="float" office:value="158.899043206672">
            <text:p>158.8990432067</text:p>
          </table:table-cell>
          <table:table-cell table:formula="of:=20*(500-499*COS([.$B1021]*(1+RAND())))" office:value-type="float" office:value="17700.5988754475">
            <text:p>17700.5988754475</text:p>
          </table:table-cell>
          <table:table-cell table:formula="of:=INT([.C1021])" office:value-type="float" office:value="17700">
            <text:p>17700</text:p>
          </table:table-cell>
          <table:table-cell table:formula="of:=[.D1021]-[.D1020]" office:value-type="float" office:value="14891">
            <text:p>14891</text:p>
          </table:table-cell>
          <table:table-cell table:number-columns-repeated="11"/>
        </table:table-row>
        <table:table-row table:style-name="ro1">
          <table:table-cell table:formula="of:=[.$A1021]+RAND()*0.1" office:value-type="float" office:value="50.6460296372884">
            <text:p>50.6460296373</text:p>
          </table:table-cell>
          <table:table-cell table:formula="of:=PI()*[.$A1022]" office:value-type="float" office:value="159.109194641996">
            <text:p>159.109194642</text:p>
          </table:table-cell>
          <table:table-cell table:formula="of:=20*(500-499*COS([.$B1022]*(1+RAND())))" office:value-type="float" office:value="12144.0214230394">
            <text:p>12144.0214230394</text:p>
          </table:table-cell>
          <table:table-cell table:formula="of:=INT([.C1022])" office:value-type="float" office:value="12144">
            <text:p>12144</text:p>
          </table:table-cell>
          <table:table-cell table:formula="of:=[.D1022]-[.D1021]" office:value-type="float" office:value="-5556">
            <text:p>-5556</text:p>
          </table:table-cell>
          <table:table-cell table:number-columns-repeated="11"/>
        </table:table-row>
        <table:table-row table:style-name="ro1">
          <table:table-cell table:formula="of:=[.$A1022]+RAND()*0.1" office:value-type="float" office:value="50.6834656713997">
            <text:p>50.6834656714</text:p>
          </table:table-cell>
          <table:table-cell table:formula="of:=PI()*[.$A1023]" office:value-type="float" office:value="159.22680341174">
            <text:p>159.2268034117</text:p>
          </table:table-cell>
          <table:table-cell table:formula="of:=20*(500-499*COS([.$B1023]*(1+RAND())))" office:value-type="float" office:value="7818.46860547666">
            <text:p>7818.4686054767</text:p>
          </table:table-cell>
          <table:table-cell table:formula="of:=INT([.C1023])" office:value-type="float" office:value="7818">
            <text:p>7818</text:p>
          </table:table-cell>
          <table:table-cell table:formula="of:=[.D1023]-[.D1022]" office:value-type="float" office:value="-4326">
            <text:p>-4326</text:p>
          </table:table-cell>
          <table:table-cell table:number-columns-repeated="11"/>
        </table:table-row>
        <table:table-row table:style-name="ro1">
          <table:table-cell table:formula="of:=[.$A1023]+RAND()*0.1" office:value-type="float" office:value="50.6891007948202">
            <text:p>50.6891007948</text:p>
          </table:table-cell>
          <table:table-cell table:formula="of:=PI()*[.$A1024]" office:value-type="float" office:value="159.24450667408">
            <text:p>159.2445066741</text:p>
          </table:table-cell>
          <table:table-cell table:formula="of:=20*(500-499*COS([.$B1024]*(1+RAND())))" office:value-type="float" office:value="19354.0690994935">
            <text:p>19354.0690994935</text:p>
          </table:table-cell>
          <table:table-cell table:formula="of:=INT([.C1024])" office:value-type="float" office:value="19354">
            <text:p>19354</text:p>
          </table:table-cell>
          <table:table-cell table:formula="of:=[.D1024]-[.D1023]" office:value-type="float" office:value="11536">
            <text:p>11536</text:p>
          </table:table-cell>
          <table:table-cell table:number-columns-repeated="11"/>
        </table:table-row>
        <table:table-row table:style-name="ro1">
          <table:table-cell table:formula="of:=[.$A1024]+RAND()*0.1" office:value-type="float" office:value="50.7501061736141">
            <text:p>50.7501061736</text:p>
          </table:table-cell>
          <table:table-cell table:formula="of:=PI()*[.$A1025]" office:value-type="float" office:value="159.436160723928">
            <text:p>159.4361607239</text:p>
          </table:table-cell>
          <table:table-cell table:formula="of:=20*(500-499*COS([.$B1025]*(1+RAND())))" office:value-type="float" office:value="264.115620361038">
            <text:p>264.115620361</text:p>
          </table:table-cell>
          <table:table-cell table:formula="of:=INT([.C1025])" office:value-type="float" office:value="264">
            <text:p>264</text:p>
          </table:table-cell>
          <table:table-cell table:formula="of:=[.D1025]-[.D1024]" office:value-type="float" office:value="-19090">
            <text:p>-19090</text:p>
          </table:table-cell>
          <table:table-cell table:number-columns-repeated="11"/>
        </table:table-row>
        <table:table-row table:style-name="ro1">
          <table:table-cell table:formula="of:=[.$A1025]+RAND()*0.1" office:value-type="float" office:value="50.7828081517015">
            <text:p>50.7828081517</text:p>
          </table:table-cell>
          <table:table-cell table:formula="of:=PI()*[.$A1026]" office:value-type="float" office:value="159.538897018045">
            <text:p>159.538897018</text:p>
          </table:table-cell>
          <table:table-cell table:formula="of:=20*(500-499*COS([.$B1026]*(1+RAND())))" office:value-type="float" office:value="7689.92580044439">
            <text:p>7689.9258004444</text:p>
          </table:table-cell>
          <table:table-cell table:formula="of:=INT([.C1026])" office:value-type="float" office:value="7689">
            <text:p>7689</text:p>
          </table:table-cell>
          <table:table-cell table:formula="of:=[.D1026]-[.D1025]" office:value-type="float" office:value="7425">
            <text:p>7425</text:p>
          </table:table-cell>
          <table:table-cell table:number-columns-repeated="11"/>
        </table:table-row>
        <table:table-row table:style-name="ro1">
          <table:table-cell table:formula="of:=[.$A1026]+RAND()*0.1" office:value-type="float" office:value="50.7922156406567">
            <text:p>50.7922156407</text:p>
          </table:table-cell>
          <table:table-cell table:formula="of:=PI()*[.$A1027]" office:value-type="float" office:value="159.568451516236">
            <text:p>159.5684515162</text:p>
          </table:table-cell>
          <table:table-cell table:formula="of:=20*(500-499*COS([.$B1027]*(1+RAND())))" office:value-type="float" office:value="19068.1538330396">
            <text:p>19068.1538330396</text:p>
          </table:table-cell>
          <table:table-cell table:formula="of:=INT([.C1027])" office:value-type="float" office:value="19068">
            <text:p>19068</text:p>
          </table:table-cell>
          <table:table-cell table:formula="of:=[.D1027]-[.D1026]" office:value-type="float" office:value="11379">
            <text:p>11379</text:p>
          </table:table-cell>
          <table:table-cell table:number-columns-repeated="11"/>
        </table:table-row>
        <table:table-row table:style-name="ro1">
          <table:table-cell table:formula="of:=[.$A1027]+RAND()*0.1" office:value-type="float" office:value="50.8567696365063">
            <text:p>50.8567696365</text:p>
          </table:table-cell>
          <table:table-cell table:formula="of:=PI()*[.$A1028]" office:value-type="float" office:value="159.771253875357">
            <text:p>159.7712538754</text:p>
          </table:table-cell>
          <table:table-cell table:formula="of:=20*(500-499*COS([.$B1028]*(1+RAND())))" office:value-type="float" office:value="12360.1866285629">
            <text:p>12360.1866285629</text:p>
          </table:table-cell>
          <table:table-cell table:formula="of:=INT([.C1028])" office:value-type="float" office:value="12360">
            <text:p>12360</text:p>
          </table:table-cell>
          <table:table-cell table:formula="of:=[.D1028]-[.D1027]" office:value-type="float" office:value="-6708">
            <text:p>-6708</text:p>
          </table:table-cell>
          <table:table-cell table:number-columns-repeated="11"/>
        </table:table-row>
        <table:table-row table:style-name="ro1">
          <table:table-cell table:formula="of:=[.$A1028]+RAND()*0.1" office:value-type="float" office:value="50.8973078242504">
            <text:p>50.8973078243</text:p>
          </table:table-cell>
          <table:table-cell table:formula="of:=PI()*[.$A1029]" office:value-type="float" office:value="159.898608348163">
            <text:p>159.8986083482</text:p>
          </table:table-cell>
          <table:table-cell table:formula="of:=20*(500-499*COS([.$B1029]*(1+RAND())))" office:value-type="float" office:value="5567.57830571737">
            <text:p>5567.5783057174</text:p>
          </table:table-cell>
          <table:table-cell table:formula="of:=INT([.C1029])" office:value-type="float" office:value="5567">
            <text:p>5567</text:p>
          </table:table-cell>
          <table:table-cell table:formula="of:=[.D1029]-[.D1028]" office:value-type="float" office:value="-6793">
            <text:p>-6793</text:p>
          </table:table-cell>
          <table:table-cell table:number-columns-repeated="11"/>
        </table:table-row>
        <table:table-row table:style-name="ro1">
          <table:table-cell table:formula="of:=[.$A1029]+RAND()*0.1" office:value-type="float" office:value="50.9164335647133">
            <text:p>50.9164335647</text:p>
          </table:table-cell>
          <table:table-cell table:formula="of:=PI()*[.$A1030]" office:value-type="float" office:value="159.958693633896">
            <text:p>159.9586936339</text:p>
          </table:table-cell>
          <table:table-cell table:formula="of:=20*(500-499*COS([.$B1030]*(1+RAND())))" office:value-type="float" office:value="19956.4391668296">
            <text:p>19956.4391668296</text:p>
          </table:table-cell>
          <table:table-cell table:formula="of:=INT([.C1030])" office:value-type="float" office:value="19956">
            <text:p>19956</text:p>
          </table:table-cell>
          <table:table-cell table:formula="of:=[.D1030]-[.D1029]" office:value-type="float" office:value="14389">
            <text:p>14389</text:p>
          </table:table-cell>
          <table:table-cell table:number-columns-repeated="11"/>
        </table:table-row>
        <table:table-row table:style-name="ro1">
          <table:table-cell table:formula="of:=[.$A1030]+RAND()*0.1" office:value-type="float" office:value="50.9172089863103">
            <text:p>50.9172089863</text:p>
          </table:table-cell>
          <table:table-cell table:formula="of:=PI()*[.$A1031]" office:value-type="float" office:value="159.961129692689">
            <text:p>159.9611296927</text:p>
          </table:table-cell>
          <table:table-cell table:formula="of:=20*(500-499*COS([.$B1031]*(1+RAND())))" office:value-type="float" office:value="19899.4922308203">
            <text:p>19899.4922308203</text:p>
          </table:table-cell>
          <table:table-cell table:formula="of:=INT([.C1031])" office:value-type="float" office:value="19899">
            <text:p>19899</text:p>
          </table:table-cell>
          <table:table-cell table:formula="of:=[.D1031]-[.D1030]" office:value-type="float" office:value="-57">
            <text:p>-57</text:p>
          </table:table-cell>
          <table:table-cell table:number-columns-repeated="11"/>
        </table:table-row>
        <table:table-row table:style-name="ro1">
          <table:table-cell table:formula="of:=[.$A1031]+RAND()*0.1" office:value-type="float" office:value="50.9956550937146">
            <text:p>50.9956550937</text:p>
          </table:table-cell>
          <table:table-cell table:formula="of:=PI()*[.$A1032]" office:value-type="float" office:value="160.207575407413">
            <text:p>160.2075754074</text:p>
          </table:table-cell>
          <table:table-cell table:formula="of:=20*(500-499*COS([.$B1032]*(1+RAND())))" office:value-type="float" office:value="16512.484089107">
            <text:p>16512.484089107</text:p>
          </table:table-cell>
          <table:table-cell table:formula="of:=INT([.C1032])" office:value-type="float" office:value="16512">
            <text:p>16512</text:p>
          </table:table-cell>
          <table:table-cell table:formula="of:=[.D1032]-[.D1031]" office:value-type="float" office:value="-3387">
            <text:p>-3387</text:p>
          </table:table-cell>
          <table:table-cell table:number-columns-repeated="11"/>
        </table:table-row>
        <table:table-row table:style-name="ro1">
          <table:table-cell table:formula="of:=[.$A1032]+RAND()*0.1" office:value-type="float" office:value="51.037737020012">
            <text:p>51.03773702</text:p>
          </table:table-cell>
          <table:table-cell table:formula="of:=PI()*[.$A1033]" office:value-type="float" office:value="160.339779677918">
            <text:p>160.3397796779</text:p>
          </table:table-cell>
          <table:table-cell table:formula="of:=20*(500-499*COS([.$B1033]*(1+RAND())))" office:value-type="float" office:value="7774.1807442298">
            <text:p>7774.1807442298</text:p>
          </table:table-cell>
          <table:table-cell table:formula="of:=INT([.C1033])" office:value-type="float" office:value="7774">
            <text:p>7774</text:p>
          </table:table-cell>
          <table:table-cell table:formula="of:=[.D1033]-[.D1032]" office:value-type="float" office:value="-8738">
            <text:p>-8738</text:p>
          </table:table-cell>
          <table:table-cell table:number-columns-repeated="11"/>
        </table:table-row>
        <table:table-row table:style-name="ro1">
          <table:table-cell table:formula="of:=[.$A1033]+RAND()*0.1" office:value-type="float" office:value="51.0514299176634">
            <text:p>51.0514299177</text:p>
          </table:table-cell>
          <table:table-cell table:formula="of:=PI()*[.$A1034]" office:value-type="float" office:value="160.382797184585">
            <text:p>160.3827971846</text:p>
          </table:table-cell>
          <table:table-cell table:formula="of:=20*(500-499*COS([.$B1034]*(1+RAND())))" office:value-type="float" office:value="12041.2921755725">
            <text:p>12041.2921755725</text:p>
          </table:table-cell>
          <table:table-cell table:formula="of:=INT([.C1034])" office:value-type="float" office:value="12041">
            <text:p>12041</text:p>
          </table:table-cell>
          <table:table-cell table:formula="of:=[.D1034]-[.D1033]" office:value-type="float" office:value="4267">
            <text:p>4267</text:p>
          </table:table-cell>
          <table:table-cell table:number-columns-repeated="11"/>
        </table:table-row>
        <table:table-row table:style-name="ro1">
          <table:table-cell table:formula="of:=[.$A1034]+RAND()*0.1" office:value-type="float" office:value="51.0959655322135">
            <text:p>51.0959655322</text:p>
          </table:table-cell>
          <table:table-cell table:formula="of:=PI()*[.$A1035]" office:value-type="float" office:value="160.522709944079">
            <text:p>160.5227099441</text:p>
          </table:table-cell>
          <table:table-cell table:formula="of:=20*(500-499*COS([.$B1035]*(1+RAND())))" office:value-type="float" office:value="5592.32267192328">
            <text:p>5592.3226719233</text:p>
          </table:table-cell>
          <table:table-cell table:formula="of:=INT([.C1035])" office:value-type="float" office:value="5592">
            <text:p>5592</text:p>
          </table:table-cell>
          <table:table-cell table:formula="of:=[.D1035]-[.D1034]" office:value-type="float" office:value="-6449">
            <text:p>-6449</text:p>
          </table:table-cell>
          <table:table-cell table:number-columns-repeated="11"/>
        </table:table-row>
        <table:table-row table:style-name="ro1">
          <table:table-cell table:formula="of:=[.$A1035]+RAND()*0.1" office:value-type="float" office:value="51.1088889311534">
            <text:p>51.1088889312</text:p>
          </table:table-cell>
          <table:table-cell table:formula="of:=PI()*[.$A1036]" office:value-type="float" office:value="160.563309999248">
            <text:p>160.5633099992</text:p>
          </table:table-cell>
          <table:table-cell table:formula="of:=20*(500-499*COS([.$B1036]*(1+RAND())))" office:value-type="float" office:value="19741.830721829">
            <text:p>19741.830721829</text:p>
          </table:table-cell>
          <table:table-cell table:formula="of:=INT([.C1036])" office:value-type="float" office:value="19741">
            <text:p>19741</text:p>
          </table:table-cell>
          <table:table-cell table:formula="of:=[.D1036]-[.D1035]" office:value-type="float" office:value="14149">
            <text:p>14149</text:p>
          </table:table-cell>
          <table:table-cell table:number-columns-repeated="11"/>
        </table:table-row>
        <table:table-row table:style-name="ro1">
          <table:table-cell table:formula="of:=[.$A1036]+RAND()*0.1" office:value-type="float" office:value="51.1597025111784">
            <text:p>51.1597025112</text:p>
          </table:table-cell>
          <table:table-cell table:formula="of:=PI()*[.$A1037]" office:value-type="float" office:value="160.722945568957">
            <text:p>160.722945569</text:p>
          </table:table-cell>
          <table:table-cell table:formula="of:=20*(500-499*COS([.$B1037]*(1+RAND())))" office:value-type="float" office:value="21.9684821004159">
            <text:p>21.9684821004</text:p>
          </table:table-cell>
          <table:table-cell table:formula="of:=INT([.C1037])" office:value-type="float" office:value="21">
            <text:p>21</text:p>
          </table:table-cell>
          <table:table-cell table:formula="of:=[.D1037]-[.D1036]" office:value-type="float" office:value="-19720">
            <text:p>-19720</text:p>
          </table:table-cell>
          <table:table-cell table:number-columns-repeated="11"/>
        </table:table-row>
        <table:table-row table:style-name="ro1">
          <table:table-cell table:formula="of:=[.$A1037]+RAND()*0.1" office:value-type="float" office:value="51.159792999737">
            <text:p>51.1597929997</text:p>
          </table:table-cell>
          <table:table-cell table:formula="of:=PI()*[.$A1038]" office:value-type="float" office:value="160.723229847148">
            <text:p>160.7232298471</text:p>
          </table:table-cell>
          <table:table-cell table:formula="of:=20*(500-499*COS([.$B1038]*(1+RAND())))" office:value-type="float" office:value="4341.57174074887">
            <text:p>4341.5717407489</text:p>
          </table:table-cell>
          <table:table-cell table:formula="of:=INT([.C1038])" office:value-type="float" office:value="4341">
            <text:p>4341</text:p>
          </table:table-cell>
          <table:table-cell table:formula="of:=[.D1038]-[.D1037]" office:value-type="float" office:value="4320">
            <text:p>4320</text:p>
          </table:table-cell>
          <table:table-cell table:number-columns-repeated="11"/>
        </table:table-row>
        <table:table-row table:style-name="ro1">
          <table:table-cell table:formula="of:=[.$A1038]+RAND()*0.1" office:value-type="float" office:value="51.1847657855135">
            <text:p>51.1847657855</text:p>
          </table:table-cell>
          <table:table-cell table:formula="of:=PI()*[.$A1039]" office:value-type="float" office:value="160.801684167483">
            <text:p>160.8016841675</text:p>
          </table:table-cell>
          <table:table-cell table:formula="of:=20*(500-499*COS([.$B1039]*(1+RAND())))" office:value-type="float" office:value="668.785576474591">
            <text:p>668.7855764746</text:p>
          </table:table-cell>
          <table:table-cell table:formula="of:=INT([.C1039])" office:value-type="float" office:value="668">
            <text:p>668</text:p>
          </table:table-cell>
          <table:table-cell table:formula="of:=[.D1039]-[.D1038]" office:value-type="float" office:value="-3673">
            <text:p>-3673</text:p>
          </table:table-cell>
          <table:table-cell table:number-columns-repeated="11"/>
        </table:table-row>
        <table:table-row table:style-name="ro1">
          <table:table-cell table:formula="of:=[.$A1039]+RAND()*0.1" office:value-type="float" office:value="51.2404807223008">
            <text:p>51.2404807223</text:p>
          </table:table-cell>
          <table:table-cell table:formula="of:=PI()*[.$A1040]" office:value-type="float" office:value="160.976717803589">
            <text:p>160.9767178036</text:p>
          </table:table-cell>
          <table:table-cell table:formula="of:=20*(500-499*COS([.$B1040]*(1+RAND())))" office:value-type="float" office:value="15964.4384002629">
            <text:p>15964.4384002629</text:p>
          </table:table-cell>
          <table:table-cell table:formula="of:=INT([.C1040])" office:value-type="float" office:value="15964">
            <text:p>15964</text:p>
          </table:table-cell>
          <table:table-cell table:formula="of:=[.D1040]-[.D1039]" office:value-type="float" office:value="15296">
            <text:p>15296</text:p>
          </table:table-cell>
          <table:table-cell table:number-columns-repeated="11"/>
        </table:table-row>
        <table:table-row table:style-name="ro1">
          <table:table-cell table:formula="of:=[.$A1040]+RAND()*0.1" office:value-type="float" office:value="51.3236848760397">
            <text:p>51.323684876</text:p>
          </table:table-cell>
          <table:table-cell table:formula="of:=PI()*[.$A1041]" office:value-type="float" office:value="161.238111361724">
            <text:p>161.2381113617</text:p>
          </table:table-cell>
          <table:table-cell table:formula="of:=20*(500-499*COS([.$B1041]*(1+RAND())))" office:value-type="float" office:value="15929.4206964599">
            <text:p>15929.4206964599</text:p>
          </table:table-cell>
          <table:table-cell table:formula="of:=INT([.C1041])" office:value-type="float" office:value="15929">
            <text:p>15929</text:p>
          </table:table-cell>
          <table:table-cell table:formula="of:=[.D1041]-[.D1040]" office:value-type="float" office:value="-35">
            <text:p>-35</text:p>
          </table:table-cell>
          <table:table-cell table:number-columns-repeated="11"/>
        </table:table-row>
        <table:table-row table:style-name="ro1">
          <table:table-cell table:formula="of:=[.$A1041]+RAND()*0.1" office:value-type="float" office:value="51.3404664538336">
            <text:p>51.3404664538</text:p>
          </table:table-cell>
          <table:table-cell table:formula="of:=PI()*[.$A1042]" office:value-type="float" office:value="161.290832243237">
            <text:p>161.2908322432</text:p>
          </table:table-cell>
          <table:table-cell table:formula="of:=20*(500-499*COS([.$B1042]*(1+RAND())))" office:value-type="float" office:value="19365.4892461937">
            <text:p>19365.4892461937</text:p>
          </table:table-cell>
          <table:table-cell table:formula="of:=INT([.C1042])" office:value-type="float" office:value="19365">
            <text:p>19365</text:p>
          </table:table-cell>
          <table:table-cell table:formula="of:=[.D1042]-[.D1041]" office:value-type="float" office:value="3436">
            <text:p>3436</text:p>
          </table:table-cell>
          <table:table-cell table:number-columns-repeated="11"/>
        </table:table-row>
        <table:table-row table:style-name="ro1">
          <table:table-cell table:formula="of:=[.$A1042]+RAND()*0.1" office:value-type="float" office:value="51.4156499262434">
            <text:p>51.4156499262</text:p>
          </table:table-cell>
          <table:table-cell table:formula="of:=PI()*[.$A1043]" office:value-type="float" office:value="161.527028087831">
            <text:p>161.5270280878</text:p>
          </table:table-cell>
          <table:table-cell table:formula="of:=20*(500-499*COS([.$B1043]*(1+RAND())))" office:value-type="float" office:value="17384.3929560454">
            <text:p>17384.3929560454</text:p>
          </table:table-cell>
          <table:table-cell table:formula="of:=INT([.C1043])" office:value-type="float" office:value="17384">
            <text:p>17384</text:p>
          </table:table-cell>
          <table:table-cell table:formula="of:=[.D1043]-[.D1042]" office:value-type="float" office:value="-1981">
            <text:p>-1981</text:p>
          </table:table-cell>
          <table:table-cell table:number-columns-repeated="11"/>
        </table:table-row>
        <table:table-row table:style-name="ro1">
          <table:table-cell table:formula="of:=[.$A1043]+RAND()*0.1" office:value-type="float" office:value="51.4290399881546">
            <text:p>51.4290399882</text:p>
          </table:table-cell>
          <table:table-cell table:formula="of:=PI()*[.$A1044]" office:value-type="float" office:value="161.569094207962">
            <text:p>161.569094208</text:p>
          </table:table-cell>
          <table:table-cell table:formula="of:=20*(500-499*COS([.$B1044]*(1+RAND())))" office:value-type="float" office:value="9544.31973962515">
            <text:p>9544.3197396252</text:p>
          </table:table-cell>
          <table:table-cell table:formula="of:=INT([.C1044])" office:value-type="float" office:value="9544">
            <text:p>9544</text:p>
          </table:table-cell>
          <table:table-cell table:formula="of:=[.D1044]-[.D1043]" office:value-type="float" office:value="-7840">
            <text:p>-7840</text:p>
          </table:table-cell>
          <table:table-cell table:number-columns-repeated="11"/>
        </table:table-row>
        <table:table-row table:style-name="ro1">
          <table:table-cell table:formula="of:=[.$A1044]+RAND()*0.1" office:value-type="float" office:value="51.4407429928426">
            <text:p>51.4407429928</text:p>
          </table:table-cell>
          <table:table-cell table:formula="of:=PI()*[.$A1045]" office:value-type="float" office:value="161.605860281515">
            <text:p>161.6058602815</text:p>
          </table:table-cell>
          <table:table-cell table:formula="of:=20*(500-499*COS([.$B1045]*(1+RAND())))" office:value-type="float" office:value="1364.07702444484">
            <text:p>1364.0770244448</text:p>
          </table:table-cell>
          <table:table-cell table:formula="of:=INT([.C1045])" office:value-type="float" office:value="1364">
            <text:p>1364</text:p>
          </table:table-cell>
          <table:table-cell table:formula="of:=[.D1045]-[.D1044]" office:value-type="float" office:value="-8180">
            <text:p>-8180</text:p>
          </table:table-cell>
          <table:table-cell table:number-columns-repeated="11"/>
        </table:table-row>
        <table:table-row table:style-name="ro1">
          <table:table-cell table:formula="of:=[.$A1045]+RAND()*0.1" office:value-type="float" office:value="51.5313038364053">
            <text:p>51.5313038364</text:p>
          </table:table-cell>
          <table:table-cell table:formula="of:=PI()*[.$A1046]" office:value-type="float" office:value="161.890365562354">
            <text:p>161.8903655624</text:p>
          </table:table-cell>
          <table:table-cell table:formula="of:=20*(500-499*COS([.$B1046]*(1+RAND())))" office:value-type="float" office:value="92.534567256638">
            <text:p>92.5345672566</text:p>
          </table:table-cell>
          <table:table-cell table:formula="of:=INT([.C1046])" office:value-type="float" office:value="92">
            <text:p>92</text:p>
          </table:table-cell>
          <table:table-cell table:formula="of:=[.D1046]-[.D1045]" office:value-type="float" office:value="-1272">
            <text:p>-1272</text:p>
          </table:table-cell>
          <table:table-cell table:number-columns-repeated="11"/>
        </table:table-row>
        <table:table-row table:style-name="ro1">
          <table:table-cell table:formula="of:=[.$A1046]+RAND()*0.1" office:value-type="float" office:value="51.5542455150746">
            <text:p>51.5542455151</text:p>
          </table:table-cell>
          <table:table-cell table:formula="of:=PI()*[.$A1047]" office:value-type="float" office:value="161.962438971523">
            <text:p>161.9624389715</text:p>
          </table:table-cell>
          <table:table-cell table:formula="of:=20*(500-499*COS([.$B1047]*(1+RAND())))" office:value-type="float" office:value="19155.9701101456">
            <text:p>19155.9701101456</text:p>
          </table:table-cell>
          <table:table-cell table:formula="of:=INT([.C1047])" office:value-type="float" office:value="19155">
            <text:p>19155</text:p>
          </table:table-cell>
          <table:table-cell table:formula="of:=[.D1047]-[.D1046]" office:value-type="float" office:value="19063">
            <text:p>19063</text:p>
          </table:table-cell>
          <table:table-cell table:number-columns-repeated="11"/>
        </table:table-row>
        <table:table-row table:style-name="ro1">
          <table:table-cell table:formula="of:=[.$A1047]+RAND()*0.1" office:value-type="float" office:value="51.5740395590198">
            <text:p>51.574039559</text:p>
          </table:table-cell>
          <table:table-cell table:formula="of:=PI()*[.$A1048]" office:value-type="float" office:value="162.024623794566">
            <text:p>162.0246237946</text:p>
          </table:table-cell>
          <table:table-cell table:formula="of:=20*(500-499*COS([.$B1048]*(1+RAND())))" office:value-type="float" office:value="19396.9867175697">
            <text:p>19396.9867175697</text:p>
          </table:table-cell>
          <table:table-cell table:formula="of:=INT([.C1048])" office:value-type="float" office:value="19396">
            <text:p>19396</text:p>
          </table:table-cell>
          <table:table-cell table:formula="of:=[.D1048]-[.D1047]" office:value-type="float" office:value="241">
            <text:p>241</text:p>
          </table:table-cell>
          <table:table-cell table:number-columns-repeated="11"/>
        </table:table-row>
        <table:table-row table:style-name="ro1">
          <table:table-cell table:formula="of:=[.$A1048]+RAND()*0.1" office:value-type="float" office:value="51.6359006834217">
            <text:p>51.6359006834</text:p>
          </table:table-cell>
          <table:table-cell table:formula="of:=PI()*[.$A1049]" office:value-type="float" office:value="162.21896624853">
            <text:p>162.2189662485</text:p>
          </table:table-cell>
          <table:table-cell table:formula="of:=20*(500-499*COS([.$B1049]*(1+RAND())))" office:value-type="float" office:value="19720.0126491758">
            <text:p>19720.0126491758</text:p>
          </table:table-cell>
          <table:table-cell table:formula="of:=INT([.C1049])" office:value-type="float" office:value="19720">
            <text:p>19720</text:p>
          </table:table-cell>
          <table:table-cell table:formula="of:=[.D1049]-[.D1048]" office:value-type="float" office:value="324">
            <text:p>324</text:p>
          </table:table-cell>
          <table:table-cell table:number-columns-repeated="11"/>
        </table:table-row>
        <table:table-row table:style-name="ro1">
          <table:table-cell table:formula="of:=[.$A1049]+RAND()*0.1" office:value-type="float" office:value="51.6391487600748">
            <text:p>51.6391487601</text:p>
          </table:table-cell>
          <table:table-cell table:formula="of:=PI()*[.$A1050]" office:value-type="float" office:value="162.229170382281">
            <text:p>162.2291703823</text:p>
          </table:table-cell>
          <table:table-cell table:formula="of:=20*(500-499*COS([.$B1050]*(1+RAND())))" office:value-type="float" office:value="19816.8804665685">
            <text:p>19816.8804665685</text:p>
          </table:table-cell>
          <table:table-cell table:formula="of:=INT([.C1050])" office:value-type="float" office:value="19816">
            <text:p>19816</text:p>
          </table:table-cell>
          <table:table-cell table:formula="of:=[.D1050]-[.D1049]" office:value-type="float" office:value="96">
            <text:p>96</text:p>
          </table:table-cell>
          <table:table-cell table:number-columns-repeated="11"/>
        </table:table-row>
        <table:table-row table:style-name="ro1">
          <table:table-cell table:formula="of:=[.$A1050]+RAND()*0.1" office:value-type="float" office:value="51.6637380833272">
            <text:p>51.6637380833</text:p>
          </table:table-cell>
          <table:table-cell table:formula="of:=PI()*[.$A1051]" office:value-type="float" office:value="162.306420019568">
            <text:p>162.3064200196</text:p>
          </table:table-cell>
          <table:table-cell table:formula="of:=20*(500-499*COS([.$B1051]*(1+RAND())))" office:value-type="float" office:value="36.8998670962469">
            <text:p>36.8998670962</text:p>
          </table:table-cell>
          <table:table-cell table:formula="of:=INT([.C1051])" office:value-type="float" office:value="36">
            <text:p>36</text:p>
          </table:table-cell>
          <table:table-cell table:formula="of:=[.D1051]-[.D1050]" office:value-type="float" office:value="-19780">
            <text:p>-19780</text:p>
          </table:table-cell>
          <table:table-cell table:number-columns-repeated="11"/>
        </table:table-row>
        <table:table-row table:style-name="ro1">
          <table:table-cell table:formula="of:=[.$A1051]+RAND()*0.1" office:value-type="float" office:value="51.6817977473606">
            <text:p>51.6817977474</text:p>
          </table:table-cell>
          <table:table-cell table:formula="of:=PI()*[.$A1052]" office:value-type="float" office:value="162.363156127422">
            <text:p>162.3631561274</text:p>
          </table:table-cell>
          <table:table-cell table:formula="of:=20*(500-499*COS([.$B1052]*(1+RAND())))" office:value-type="float" office:value="14569.1593855329">
            <text:p>14569.1593855329</text:p>
          </table:table-cell>
          <table:table-cell table:formula="of:=INT([.C1052])" office:value-type="float" office:value="14569">
            <text:p>14569</text:p>
          </table:table-cell>
          <table:table-cell table:formula="of:=[.D1052]-[.D1051]" office:value-type="float" office:value="14533">
            <text:p>14533</text:p>
          </table:table-cell>
          <table:table-cell table:number-columns-repeated="11"/>
        </table:table-row>
        <table:table-row table:style-name="ro1">
          <table:table-cell table:formula="of:=[.$A1052]+RAND()*0.1" office:value-type="float" office:value="51.7777859013994">
            <text:p>51.7777859014</text:p>
          </table:table-cell>
          <table:table-cell table:formula="of:=PI()*[.$A1053]" office:value-type="float" office:value="162.664711806981">
            <text:p>162.664711807</text:p>
          </table:table-cell>
          <table:table-cell table:formula="of:=20*(500-499*COS([.$B1053]*(1+RAND())))" office:value-type="float" office:value="18500.6044951757">
            <text:p>18500.6044951757</text:p>
          </table:table-cell>
          <table:table-cell table:formula="of:=INT([.C1053])" office:value-type="float" office:value="18500">
            <text:p>18500</text:p>
          </table:table-cell>
          <table:table-cell table:formula="of:=[.D1053]-[.D1052]" office:value-type="float" office:value="3931">
            <text:p>3931</text:p>
          </table:table-cell>
          <table:table-cell table:number-columns-repeated="11"/>
        </table:table-row>
        <table:table-row table:style-name="ro1">
          <table:table-cell table:formula="of:=[.$A1053]+RAND()*0.1" office:value-type="float" office:value="51.8414384188597">
            <text:p>51.8414384189</text:p>
          </table:table-cell>
          <table:table-cell table:formula="of:=PI()*[.$A1054]" office:value-type="float" office:value="162.864682088217">
            <text:p>162.8646820882</text:p>
          </table:table-cell>
          <table:table-cell table:formula="of:=20*(500-499*COS([.$B1054]*(1+RAND())))" office:value-type="float" office:value="16064.4336809084">
            <text:p>16064.4336809084</text:p>
          </table:table-cell>
          <table:table-cell table:formula="of:=INT([.C1054])" office:value-type="float" office:value="16064">
            <text:p>16064</text:p>
          </table:table-cell>
          <table:table-cell table:formula="of:=[.D1054]-[.D1053]" office:value-type="float" office:value="-2436">
            <text:p>-2436</text:p>
          </table:table-cell>
          <table:table-cell table:number-columns-repeated="11"/>
        </table:table-row>
        <table:table-row table:style-name="ro1">
          <table:table-cell table:formula="of:=[.$A1054]+RAND()*0.1" office:value-type="float" office:value="51.8653141834774">
            <text:p>51.8653141835</text:p>
          </table:table-cell>
          <table:table-cell table:formula="of:=PI()*[.$A1055]" office:value-type="float" office:value="162.939690014939">
            <text:p>162.9396900149</text:p>
          </table:table-cell>
          <table:table-cell table:formula="of:=20*(500-499*COS([.$B1055]*(1+RAND())))" office:value-type="float" office:value="413.603745181648">
            <text:p>413.6037451816</text:p>
          </table:table-cell>
          <table:table-cell table:formula="of:=INT([.C1055])" office:value-type="float" office:value="413">
            <text:p>413</text:p>
          </table:table-cell>
          <table:table-cell table:formula="of:=[.D1055]-[.D1054]" office:value-type="float" office:value="-15651">
            <text:p>-15651</text:p>
          </table:table-cell>
          <table:table-cell table:number-columns-repeated="11"/>
        </table:table-row>
        <table:table-row table:style-name="ro1">
          <table:table-cell table:formula="of:=[.$A1055]+RAND()*0.1" office:value-type="float" office:value="51.8722532879096">
            <text:p>51.8722532879</text:p>
          </table:table-cell>
          <table:table-cell table:formula="of:=PI()*[.$A1056]" office:value-type="float" office:value="162.961489854446">
            <text:p>162.9614898544</text:p>
          </table:table-cell>
          <table:table-cell table:formula="of:=20*(500-499*COS([.$B1056]*(1+RAND())))" office:value-type="float" office:value="8601.05491228397">
            <text:p>8601.054912284</text:p>
          </table:table-cell>
          <table:table-cell table:formula="of:=INT([.C1056])" office:value-type="float" office:value="8601">
            <text:p>8601</text:p>
          </table:table-cell>
          <table:table-cell table:formula="of:=[.D1056]-[.D1055]" office:value-type="float" office:value="8188">
            <text:p>8188</text:p>
          </table:table-cell>
          <table:table-cell table:number-columns-repeated="11"/>
        </table:table-row>
        <table:table-row table:style-name="ro1">
          <table:table-cell table:formula="of:=[.$A1056]+RAND()*0.1" office:value-type="float" office:value="51.880037657125">
            <text:p>51.8800376571</text:p>
          </table:table-cell>
          <table:table-cell table:formula="of:=PI()*[.$A1057]" office:value-type="float" office:value="162.985945171586">
            <text:p>162.9859451716</text:p>
          </table:table-cell>
          <table:table-cell table:formula="of:=20*(500-499*COS([.$B1057]*(1+RAND())))" office:value-type="float" office:value="1681.72241606386">
            <text:p>1681.7224160639</text:p>
          </table:table-cell>
          <table:table-cell table:formula="of:=INT([.C1057])" office:value-type="float" office:value="1681">
            <text:p>1681</text:p>
          </table:table-cell>
          <table:table-cell table:formula="of:=[.D1057]-[.D1056]" office:value-type="float" office:value="-6920">
            <text:p>-6920</text:p>
          </table:table-cell>
          <table:table-cell table:number-columns-repeated="11"/>
        </table:table-row>
        <table:table-row table:style-name="ro1">
          <table:table-cell table:formula="of:=[.$A1057]+RAND()*0.1" office:value-type="float" office:value="51.9797292182223">
            <text:p>51.9797292182</text:p>
          </table:table-cell>
          <table:table-cell table:formula="of:=PI()*[.$A1058]" office:value-type="float" office:value="163.299135447554">
            <text:p>163.2991354476</text:p>
          </table:table-cell>
          <table:table-cell table:formula="of:=20*(500-499*COS([.$B1058]*(1+RAND())))" office:value-type="float" office:value="19429.794541657">
            <text:p>19429.794541657</text:p>
          </table:table-cell>
          <table:table-cell table:formula="of:=INT([.C1058])" office:value-type="float" office:value="19429">
            <text:p>19429</text:p>
          </table:table-cell>
          <table:table-cell table:formula="of:=[.D1058]-[.D1057]" office:value-type="float" office:value="17748">
            <text:p>17748</text:p>
          </table:table-cell>
          <table:table-cell table:number-columns-repeated="11"/>
        </table:table-row>
        <table:table-row table:style-name="ro1">
          <table:table-cell table:formula="of:=[.$A1058]+RAND()*0.1" office:value-type="float" office:value="51.9847854740918">
            <text:p>51.9847854741</text:p>
          </table:table-cell>
          <table:table-cell table:formula="of:=PI()*[.$A1059]" office:value-type="float" office:value="163.315020143848">
            <text:p>163.3150201438</text:p>
          </table:table-cell>
          <table:table-cell table:formula="of:=20*(500-499*COS([.$B1059]*(1+RAND())))" office:value-type="float" office:value="17793.3810330695">
            <text:p>17793.3810330695</text:p>
          </table:table-cell>
          <table:table-cell table:formula="of:=INT([.C1059])" office:value-type="float" office:value="17793">
            <text:p>17793</text:p>
          </table:table-cell>
          <table:table-cell table:formula="of:=[.D1059]-[.D1058]" office:value-type="float" office:value="-1636">
            <text:p>-1636</text:p>
          </table:table-cell>
          <table:table-cell table:number-columns-repeated="11"/>
        </table:table-row>
        <table:table-row table:style-name="ro1">
          <table:table-cell table:formula="of:=[.$A1059]+RAND()*0.1" office:value-type="float" office:value="52.083474975871">
            <text:p>52.0834749759</text:p>
          </table:table-cell>
          <table:table-cell table:formula="of:=PI()*[.$A1060]" office:value-type="float" office:value="163.625062357624">
            <text:p>163.6250623576</text:p>
          </table:table-cell>
          <table:table-cell table:formula="of:=20*(500-499*COS([.$B1060]*(1+RAND())))" office:value-type="float" office:value="18294.2374640123">
            <text:p>18294.2374640123</text:p>
          </table:table-cell>
          <table:table-cell table:formula="of:=INT([.C1060])" office:value-type="float" office:value="18294">
            <text:p>18294</text:p>
          </table:table-cell>
          <table:table-cell table:formula="of:=[.D1060]-[.D1059]" office:value-type="float" office:value="501">
            <text:p>501</text:p>
          </table:table-cell>
          <table:table-cell table:number-columns-repeated="11"/>
        </table:table-row>
        <table:table-row table:style-name="ro1">
          <table:table-cell table:formula="of:=[.$A1060]+RAND()*0.1" office:value-type="float" office:value="52.1290724012536">
            <text:p>52.1290724013</text:p>
          </table:table-cell>
          <table:table-cell table:formula="of:=PI()*[.$A1061]" office:value-type="float" office:value="163.768310894229">
            <text:p>163.7683108942</text:p>
          </table:table-cell>
          <table:table-cell table:formula="of:=20*(500-499*COS([.$B1061]*(1+RAND())))" office:value-type="float" office:value="14654.6800718311">
            <text:p>14654.6800718311</text:p>
          </table:table-cell>
          <table:table-cell table:formula="of:=INT([.C1061])" office:value-type="float" office:value="14654">
            <text:p>14654</text:p>
          </table:table-cell>
          <table:table-cell table:formula="of:=[.D1061]-[.D1060]" office:value-type="float" office:value="-3640">
            <text:p>-3640</text:p>
          </table:table-cell>
          <table:table-cell table:number-columns-repeated="11"/>
        </table:table-row>
        <table:table-row table:style-name="ro1">
          <table:table-cell table:formula="of:=[.$A1061]+RAND()*0.1" office:value-type="float" office:value="52.1583100881428">
            <text:p>52.1583100881</text:p>
          </table:table-cell>
          <table:table-cell table:formula="of:=PI()*[.$A1062]" office:value-type="float" office:value="163.860163796568">
            <text:p>163.8601637966</text:p>
          </table:table-cell>
          <table:table-cell table:formula="of:=20*(500-499*COS([.$B1062]*(1+RAND())))" office:value-type="float" office:value="441.595867978191">
            <text:p>441.5958679782</text:p>
          </table:table-cell>
          <table:table-cell table:formula="of:=INT([.C1062])" office:value-type="float" office:value="441">
            <text:p>441</text:p>
          </table:table-cell>
          <table:table-cell table:formula="of:=[.D1062]-[.D1061]" office:value-type="float" office:value="-14213">
            <text:p>-14213</text:p>
          </table:table-cell>
          <table:table-cell table:number-columns-repeated="11"/>
        </table:table-row>
        <table:table-row table:style-name="ro1">
          <table:table-cell table:formula="of:=[.$A1062]+RAND()*0.1" office:value-type="float" office:value="52.2165673844983">
            <text:p>52.2165673845</text:p>
          </table:table-cell>
          <table:table-cell table:formula="of:=PI()*[.$A1063]" office:value-type="float" office:value="164.043184490816">
            <text:p>164.0431844908</text:p>
          </table:table-cell>
          <table:table-cell table:formula="of:=20*(500-499*COS([.$B1063]*(1+RAND())))" office:value-type="float" office:value="1586.16007448336">
            <text:p>1586.1600744834</text:p>
          </table:table-cell>
          <table:table-cell table:formula="of:=INT([.C1063])" office:value-type="float" office:value="1586">
            <text:p>1586</text:p>
          </table:table-cell>
          <table:table-cell table:formula="of:=[.D1063]-[.D1062]" office:value-type="float" office:value="1145">
            <text:p>1145</text:p>
          </table:table-cell>
          <table:table-cell table:number-columns-repeated="11"/>
        </table:table-row>
        <table:table-row table:style-name="ro1">
          <table:table-cell table:formula="of:=[.$A1063]+RAND()*0.1" office:value-type="float" office:value="52.2501300935634">
            <text:p>52.2501300936</text:p>
          </table:table-cell>
          <table:table-cell table:formula="of:=PI()*[.$A1064]" office:value-type="float" office:value="164.14862485105">
            <text:p>164.1486248511</text:p>
          </table:table-cell>
          <table:table-cell table:formula="of:=20*(500-499*COS([.$B1064]*(1+RAND())))" office:value-type="float" office:value="17318.5515870417">
            <text:p>17318.5515870417</text:p>
          </table:table-cell>
          <table:table-cell table:formula="of:=INT([.C1064])" office:value-type="float" office:value="17318">
            <text:p>17318</text:p>
          </table:table-cell>
          <table:table-cell table:formula="of:=[.D1064]-[.D1063]" office:value-type="float" office:value="15732">
            <text:p>15732</text:p>
          </table:table-cell>
          <table:table-cell table:number-columns-repeated="11"/>
        </table:table-row>
        <table:table-row table:style-name="ro1">
          <table:table-cell table:formula="of:=[.$A1064]+RAND()*0.1" office:value-type="float" office:value="52.3326487660409">
            <text:p>52.332648766</text:p>
          </table:table-cell>
          <table:table-cell table:formula="of:=PI()*[.$A1065]" office:value-type="float" office:value="164.407864906289">
            <text:p>164.4078649063</text:p>
          </table:table-cell>
          <table:table-cell table:formula="of:=20*(500-499*COS([.$B1065]*(1+RAND())))" office:value-type="float" office:value="7014.33736882101">
            <text:p>7014.337368821</text:p>
          </table:table-cell>
          <table:table-cell table:formula="of:=INT([.C1065])" office:value-type="float" office:value="7014">
            <text:p>7014</text:p>
          </table:table-cell>
          <table:table-cell table:formula="of:=[.D1065]-[.D1064]" office:value-type="float" office:value="-10304">
            <text:p>-10304</text:p>
          </table:table-cell>
          <table:table-cell table:number-columns-repeated="11"/>
        </table:table-row>
        <table:table-row table:style-name="ro1">
          <table:table-cell table:formula="of:=[.$A1065]+RAND()*0.1" office:value-type="float" office:value="52.3591639257968">
            <text:p>52.3591639258</text:p>
          </table:table-cell>
          <table:table-cell table:formula="of:=PI()*[.$A1066]" office:value-type="float" office:value="164.491164737387">
            <text:p>164.4911647374</text:p>
          </table:table-cell>
          <table:table-cell table:formula="of:=20*(500-499*COS([.$B1066]*(1+RAND())))" office:value-type="float" office:value="340.210684402824">
            <text:p>340.2106844028</text:p>
          </table:table-cell>
          <table:table-cell table:formula="of:=INT([.C1066])" office:value-type="float" office:value="340">
            <text:p>340</text:p>
          </table:table-cell>
          <table:table-cell table:formula="of:=[.D1066]-[.D1065]" office:value-type="float" office:value="-6674">
            <text:p>-6674</text:p>
          </table:table-cell>
          <table:table-cell table:number-columns-repeated="11"/>
        </table:table-row>
        <table:table-row table:style-name="ro1">
          <table:table-cell table:formula="of:=[.$A1066]+RAND()*0.1" office:value-type="float" office:value="52.4121461871546">
            <text:p>52.4121461872</text:p>
          </table:table-cell>
          <table:table-cell table:formula="of:=PI()*[.$A1067]" office:value-type="float" office:value="164.657613420439">
            <text:p>164.6576134204</text:p>
          </table:table-cell>
          <table:table-cell table:formula="of:=20*(500-499*COS([.$B1067]*(1+RAND())))" office:value-type="float" office:value="2415.87462721002">
            <text:p>2415.87462721</text:p>
          </table:table-cell>
          <table:table-cell table:formula="of:=INT([.C1067])" office:value-type="float" office:value="2415">
            <text:p>2415</text:p>
          </table:table-cell>
          <table:table-cell table:formula="of:=[.D1067]-[.D1066]" office:value-type="float" office:value="2075">
            <text:p>2075</text:p>
          </table:table-cell>
          <table:table-cell table:number-columns-repeated="11"/>
        </table:table-row>
        <table:table-row table:style-name="ro1">
          <table:table-cell table:formula="of:=[.$A1067]+RAND()*0.1" office:value-type="float" office:value="52.4946570862551">
            <text:p>52.4946570863</text:p>
          </table:table-cell>
          <table:table-cell table:formula="of:=PI()*[.$A1068]" office:value-type="float" office:value="164.916829054894">
            <text:p>164.9168290549</text:p>
          </table:table-cell>
          <table:table-cell table:formula="of:=20*(500-499*COS([.$B1068]*(1+RAND())))" office:value-type="float" office:value="1953.90551343404">
            <text:p>1953.9055134341</text:p>
          </table:table-cell>
          <table:table-cell table:formula="of:=INT([.C1068])" office:value-type="float" office:value="1953">
            <text:p>1953</text:p>
          </table:table-cell>
          <table:table-cell table:formula="of:=[.D1068]-[.D1067]" office:value-type="float" office:value="-462">
            <text:p>-462</text:p>
          </table:table-cell>
          <table:table-cell table:number-columns-repeated="11"/>
        </table:table-row>
        <table:table-row table:style-name="ro1">
          <table:table-cell table:formula="of:=[.$A1068]+RAND()*0.1" office:value-type="float" office:value="52.5573820626829">
            <text:p>52.5573820627</text:p>
          </table:table-cell>
          <table:table-cell table:formula="of:=PI()*[.$A1069]" office:value-type="float" office:value="165.113885380037">
            <text:p>165.11388538</text:p>
          </table:table-cell>
          <table:table-cell table:formula="of:=20*(500-499*COS([.$B1069]*(1+RAND())))" office:value-type="float" office:value="18420.7647615035">
            <text:p>18420.7647615035</text:p>
          </table:table-cell>
          <table:table-cell table:formula="of:=INT([.C1069])" office:value-type="float" office:value="18420">
            <text:p>18420</text:p>
          </table:table-cell>
          <table:table-cell table:formula="of:=[.D1069]-[.D1068]" office:value-type="float" office:value="16467">
            <text:p>16467</text:p>
          </table:table-cell>
          <table:table-cell table:number-columns-repeated="11"/>
        </table:table-row>
        <table:table-row table:style-name="ro1">
          <table:table-cell table:formula="of:=[.$A1069]+RAND()*0.1" office:value-type="float" office:value="52.6273134179414">
            <text:p>52.6273134179</text:p>
          </table:table-cell>
          <table:table-cell table:formula="of:=PI()*[.$A1070]" office:value-type="float" office:value="165.333581211972">
            <text:p>165.333581212</text:p>
          </table:table-cell>
          <table:table-cell table:formula="of:=20*(500-499*COS([.$B1070]*(1+RAND())))" office:value-type="float" office:value="1980.84904532739">
            <text:p>1980.8490453274</text:p>
          </table:table-cell>
          <table:table-cell table:formula="of:=INT([.C1070])" office:value-type="float" office:value="1980">
            <text:p>1980</text:p>
          </table:table-cell>
          <table:table-cell table:formula="of:=[.D1070]-[.D1069]" office:value-type="float" office:value="-16440">
            <text:p>-16440</text:p>
          </table:table-cell>
          <table:table-cell table:number-columns-repeated="11"/>
        </table:table-row>
        <table:table-row table:style-name="ro1">
          <table:table-cell table:formula="of:=[.$A1070]+RAND()*0.1" office:value-type="float" office:value="52.6928442887962">
            <text:p>52.6928442888</text:p>
          </table:table-cell>
          <table:table-cell table:formula="of:=PI()*[.$A1071]" office:value-type="float" office:value="165.539452514433">
            <text:p>165.5394525144</text:p>
          </table:table-cell>
          <table:table-cell table:formula="of:=20*(500-499*COS([.$B1071]*(1+RAND())))" office:value-type="float" office:value="18109.3005786617">
            <text:p>18109.3005786617</text:p>
          </table:table-cell>
          <table:table-cell table:formula="of:=INT([.C1071])" office:value-type="float" office:value="18109">
            <text:p>18109</text:p>
          </table:table-cell>
          <table:table-cell table:formula="of:=[.D1071]-[.D1070]" office:value-type="float" office:value="16129">
            <text:p>16129</text:p>
          </table:table-cell>
          <table:table-cell table:number-columns-repeated="11"/>
        </table:table-row>
        <table:table-row table:style-name="ro1">
          <table:table-cell table:formula="of:=[.$A1071]+RAND()*0.1" office:value-type="float" office:value="52.786524948245">
            <text:p>52.7865249482</text:p>
          </table:table-cell>
          <table:table-cell table:formula="of:=PI()*[.$A1072]" office:value-type="float" office:value="165.833758985941">
            <text:p>165.8337589859</text:p>
          </table:table-cell>
          <table:table-cell table:formula="of:=20*(500-499*COS([.$B1072]*(1+RAND())))" office:value-type="float" office:value="10404.5810905471">
            <text:p>10404.5810905471</text:p>
          </table:table-cell>
          <table:table-cell table:formula="of:=INT([.C1072])" office:value-type="float" office:value="10404">
            <text:p>10404</text:p>
          </table:table-cell>
          <table:table-cell table:formula="of:=[.D1072]-[.D1071]" office:value-type="float" office:value="-7705">
            <text:p>-7705</text:p>
          </table:table-cell>
          <table:table-cell table:number-columns-repeated="11"/>
        </table:table-row>
        <table:table-row table:style-name="ro1">
          <table:table-cell table:formula="of:=[.$A1072]+RAND()*0.1" office:value-type="float" office:value="52.7871160901618">
            <text:p>52.7871160902</text:p>
          </table:table-cell>
          <table:table-cell table:formula="of:=PI()*[.$A1073]" office:value-type="float" office:value="165.835616113044">
            <text:p>165.835616113</text:p>
          </table:table-cell>
          <table:table-cell table:formula="of:=20*(500-499*COS([.$B1073]*(1+RAND())))" office:value-type="float" office:value="300.29379509709">
            <text:p>300.2937950971</text:p>
          </table:table-cell>
          <table:table-cell table:formula="of:=INT([.C1073])" office:value-type="float" office:value="300">
            <text:p>300</text:p>
          </table:table-cell>
          <table:table-cell table:formula="of:=[.D1073]-[.D1072]" office:value-type="float" office:value="-10104">
            <text:p>-10104</text:p>
          </table:table-cell>
          <table:table-cell table:number-columns-repeated="11"/>
        </table:table-row>
        <table:table-row table:style-name="ro1">
          <table:table-cell table:formula="of:=[.$A1073]+RAND()*0.1" office:value-type="float" office:value="52.8433991718572">
            <text:p>52.8433991719</text:p>
          </table:table-cell>
          <table:table-cell table:formula="of:=PI()*[.$A1074]" office:value-type="float" office:value="166.01243462902">
            <text:p>166.012434629</text:p>
          </table:table-cell>
          <table:table-cell table:formula="of:=20*(500-499*COS([.$B1074]*(1+RAND())))" office:value-type="float" office:value="1447.11183920665">
            <text:p>1447.1118392067</text:p>
          </table:table-cell>
          <table:table-cell table:formula="of:=INT([.C1074])" office:value-type="float" office:value="1447">
            <text:p>1447</text:p>
          </table:table-cell>
          <table:table-cell table:formula="of:=[.D1074]-[.D1073]" office:value-type="float" office:value="1147">
            <text:p>1147</text:p>
          </table:table-cell>
          <table:table-cell table:number-columns-repeated="11"/>
        </table:table-row>
        <table:table-row table:style-name="ro1">
          <table:table-cell table:formula="of:=[.$A1074]+RAND()*0.1" office:value-type="float" office:value="52.8498530154117">
            <text:p>52.8498530154</text:p>
          </table:table-cell>
          <table:table-cell table:formula="of:=PI()*[.$A1075]" office:value-type="float" office:value="166.032709976518">
            <text:p>166.0327099765</text:p>
          </table:table-cell>
          <table:table-cell table:formula="of:=20*(500-499*COS([.$B1075]*(1+RAND())))" office:value-type="float" office:value="481.859320187637">
            <text:p>481.8593201876</text:p>
          </table:table-cell>
          <table:table-cell table:formula="of:=INT([.C1075])" office:value-type="float" office:value="481">
            <text:p>481</text:p>
          </table:table-cell>
          <table:table-cell table:formula="of:=[.D1075]-[.D1074]" office:value-type="float" office:value="-966">
            <text:p>-966</text:p>
          </table:table-cell>
          <table:table-cell table:number-columns-repeated="11"/>
        </table:table-row>
        <table:table-row table:style-name="ro1">
          <table:table-cell table:formula="of:=[.$A1075]+RAND()*0.1" office:value-type="float" office:value="52.8722596738488">
            <text:p>52.8722596738</text:p>
          </table:table-cell>
          <table:table-cell table:formula="of:=PI()*[.$A1076]" office:value-type="float" office:value="166.103102570055">
            <text:p>166.1031025701</text:p>
          </table:table-cell>
          <table:table-cell table:formula="of:=20*(500-499*COS([.$B1076]*(1+RAND())))" office:value-type="float" office:value="6706.31890712629">
            <text:p>6706.3189071263</text:p>
          </table:table-cell>
          <table:table-cell table:formula="of:=INT([.C1076])" office:value-type="float" office:value="6706">
            <text:p>6706</text:p>
          </table:table-cell>
          <table:table-cell table:formula="of:=[.D1076]-[.D1075]" office:value-type="float" office:value="6225">
            <text:p>6225</text:p>
          </table:table-cell>
          <table:table-cell table:number-columns-repeated="11"/>
        </table:table-row>
        <table:table-row table:style-name="ro1">
          <table:table-cell table:formula="of:=[.$A1076]+RAND()*0.1" office:value-type="float" office:value="52.9164826027118">
            <text:p>52.9164826027</text:p>
          </table:table-cell>
          <table:table-cell table:formula="of:=PI()*[.$A1077]" office:value-type="float" office:value="166.242032998492">
            <text:p>166.2420329985</text:p>
          </table:table-cell>
          <table:table-cell table:formula="of:=20*(500-499*COS([.$B1077]*(1+RAND())))" office:value-type="float" office:value="2829.90627705147">
            <text:p>2829.9062770515</text:p>
          </table:table-cell>
          <table:table-cell table:formula="of:=INT([.C1077])" office:value-type="float" office:value="2829">
            <text:p>2829</text:p>
          </table:table-cell>
          <table:table-cell table:formula="of:=[.D1077]-[.D1076]" office:value-type="float" office:value="-3877">
            <text:p>-3877</text:p>
          </table:table-cell>
          <table:table-cell table:number-columns-repeated="11"/>
        </table:table-row>
        <table:table-row table:style-name="ro1">
          <table:table-cell table:formula="of:=[.$A1077]+RAND()*0.1" office:value-type="float" office:value="52.9370729757474">
            <text:p>52.9370729757</text:p>
          </table:table-cell>
          <table:table-cell table:formula="of:=PI()*[.$A1078]" office:value-type="float" office:value="166.306719563155">
            <text:p>166.3067195632</text:p>
          </table:table-cell>
          <table:table-cell table:formula="of:=20*(500-499*COS([.$B1078]*(1+RAND())))" office:value-type="float" office:value="2943.77514307926">
            <text:p>2943.7751430793</text:p>
          </table:table-cell>
          <table:table-cell table:formula="of:=INT([.C1078])" office:value-type="float" office:value="2943">
            <text:p>2943</text:p>
          </table:table-cell>
          <table:table-cell table:formula="of:=[.D1078]-[.D1077]" office:value-type="float" office:value="114">
            <text:p>114</text:p>
          </table:table-cell>
          <table:table-cell table:number-columns-repeated="11"/>
        </table:table-row>
        <table:table-row table:style-name="ro1">
          <table:table-cell table:formula="of:=[.$A1078]+RAND()*0.1" office:value-type="float" office:value="52.9377490519547">
            <text:p>52.937749052</text:p>
          </table:table-cell>
          <table:table-cell table:formula="of:=PI()*[.$A1079]" office:value-type="float" office:value="166.308843519201">
            <text:p>166.3088435192</text:p>
          </table:table-cell>
          <table:table-cell table:formula="of:=20*(500-499*COS([.$B1079]*(1+RAND())))" office:value-type="float" office:value="6762.20982140745">
            <text:p>6762.2098214075</text:p>
          </table:table-cell>
          <table:table-cell table:formula="of:=INT([.C1079])" office:value-type="float" office:value="6762">
            <text:p>6762</text:p>
          </table:table-cell>
          <table:table-cell table:formula="of:=[.D1079]-[.D1078]" office:value-type="float" office:value="3819">
            <text:p>3819</text:p>
          </table:table-cell>
          <table:table-cell table:number-columns-repeated="11"/>
        </table:table-row>
        <table:table-row table:style-name="ro1">
          <table:table-cell table:formula="of:=[.$A1079]+RAND()*0.1" office:value-type="float" office:value="52.960347697977">
            <text:p>52.960347698</text:p>
          </table:table-cell>
          <table:table-cell table:formula="of:=PI()*[.$A1080]" office:value-type="float" office:value="166.379839259526">
            <text:p>166.3798392595</text:p>
          </table:table-cell>
          <table:table-cell table:formula="of:=20*(500-499*COS([.$B1080]*(1+RAND())))" office:value-type="float" office:value="19959.1567024461">
            <text:p>19959.1567024461</text:p>
          </table:table-cell>
          <table:table-cell table:formula="of:=INT([.C1080])" office:value-type="float" office:value="19959">
            <text:p>19959</text:p>
          </table:table-cell>
          <table:table-cell table:formula="of:=[.D1080]-[.D1079]" office:value-type="float" office:value="13197">
            <text:p>13197</text:p>
          </table:table-cell>
          <table:table-cell table:number-columns-repeated="11"/>
        </table:table-row>
        <table:table-row table:style-name="ro1">
          <table:table-cell table:formula="of:=[.$A1080]+RAND()*0.1" office:value-type="float" office:value="53.051311565796">
            <text:p>53.0513115658</text:p>
          </table:table-cell>
          <table:table-cell table:formula="of:=PI()*[.$A1081]" office:value-type="float" office:value="166.665610678408">
            <text:p>166.6656106784</text:p>
          </table:table-cell>
          <table:table-cell table:formula="of:=20*(500-499*COS([.$B1081]*(1+RAND())))" office:value-type="float" office:value="19423.1939963798">
            <text:p>19423.1939963798</text:p>
          </table:table-cell>
          <table:table-cell table:formula="of:=INT([.C1081])" office:value-type="float" office:value="19423">
            <text:p>19423</text:p>
          </table:table-cell>
          <table:table-cell table:formula="of:=[.D1081]-[.D1080]" office:value-type="float" office:value="-536">
            <text:p>-536</text:p>
          </table:table-cell>
          <table:table-cell table:number-columns-repeated="11"/>
        </table:table-row>
        <table:table-row table:style-name="ro1">
          <table:table-cell table:formula="of:=[.$A1081]+RAND()*0.1" office:value-type="float" office:value="53.1416143103038">
            <text:p>53.1416143103</text:p>
          </table:table-cell>
          <table:table-cell table:formula="of:=PI()*[.$A1082]" office:value-type="float" office:value="166.949305117153">
            <text:p>166.9493051172</text:p>
          </table:table-cell>
          <table:table-cell table:formula="of:=20*(500-499*COS([.$B1082]*(1+RAND())))" office:value-type="float" office:value="9852.54569348907">
            <text:p>9852.5456934891</text:p>
          </table:table-cell>
          <table:table-cell table:formula="of:=INT([.C1082])" office:value-type="float" office:value="9852">
            <text:p>9852</text:p>
          </table:table-cell>
          <table:table-cell table:formula="of:=[.D1082]-[.D1081]" office:value-type="float" office:value="-9571">
            <text:p>-9571</text:p>
          </table:table-cell>
          <table:table-cell table:number-columns-repeated="11"/>
        </table:table-row>
        <table:table-row table:style-name="ro1">
          <table:table-cell table:formula="of:=[.$A1082]+RAND()*0.1" office:value-type="float" office:value="53.235302939918">
            <text:p>53.2353029399</text:p>
          </table:table-cell>
          <table:table-cell table:formula="of:=PI()*[.$A1083]" office:value-type="float" office:value="167.243636627673">
            <text:p>167.2436366277</text:p>
          </table:table-cell>
          <table:table-cell table:formula="of:=20*(500-499*COS([.$B1083]*(1+RAND())))" office:value-type="float" office:value="20.2241320766666">
            <text:p>20.2241320767</text:p>
          </table:table-cell>
          <table:table-cell table:formula="of:=INT([.C1083])" office:value-type="float" office:value="20">
            <text:p>20</text:p>
          </table:table-cell>
          <table:table-cell table:formula="of:=[.D1083]-[.D1082]" office:value-type="float" office:value="-9832">
            <text:p>-9832</text:p>
          </table:table-cell>
          <table:table-cell table:number-columns-repeated="11"/>
        </table:table-row>
        <table:table-row table:style-name="ro1">
          <table:table-cell table:formula="of:=[.$A1083]+RAND()*0.1" office:value-type="float" office:value="53.3282194845845">
            <text:p>53.3282194846</text:p>
          </table:table-cell>
          <table:table-cell table:formula="of:=PI()*[.$A1084]" office:value-type="float" office:value="167.535542561795">
            <text:p>167.5355425618</text:p>
          </table:table-cell>
          <table:table-cell table:formula="of:=20*(500-499*COS([.$B1084]*(1+RAND())))" office:value-type="float" office:value="12706.2255280379">
            <text:p>12706.2255280379</text:p>
          </table:table-cell>
          <table:table-cell table:formula="of:=INT([.C1084])" office:value-type="float" office:value="12706">
            <text:p>12706</text:p>
          </table:table-cell>
          <table:table-cell table:formula="of:=[.D1084]-[.D1083]" office:value-type="float" office:value="12686">
            <text:p>12686</text:p>
          </table:table-cell>
          <table:table-cell table:number-columns-repeated="11"/>
        </table:table-row>
        <table:table-row table:style-name="ro1">
          <table:table-cell table:formula="of:=[.$A1084]+RAND()*0.1" office:value-type="float" office:value="53.3471965447535">
            <text:p>53.3471965448</text:p>
          </table:table-cell>
          <table:table-cell table:formula="of:=PI()*[.$A1085]" office:value-type="float" office:value="167.595160754608">
            <text:p>167.5951607546</text:p>
          </table:table-cell>
          <table:table-cell table:formula="of:=20*(500-499*COS([.$B1085]*(1+RAND())))" office:value-type="float" office:value="19217.7869734558">
            <text:p>19217.7869734558</text:p>
          </table:table-cell>
          <table:table-cell table:formula="of:=INT([.C1085])" office:value-type="float" office:value="19217">
            <text:p>19217</text:p>
          </table:table-cell>
          <table:table-cell table:formula="of:=[.D1085]-[.D1084]" office:value-type="float" office:value="6511">
            <text:p>6511</text:p>
          </table:table-cell>
          <table:table-cell table:number-columns-repeated="11"/>
        </table:table-row>
        <table:table-row table:style-name="ro1">
          <table:table-cell table:formula="of:=[.$A1085]+RAND()*0.1" office:value-type="float" office:value="53.390210891841">
            <text:p>53.3902108918</text:p>
          </table:table-cell>
          <table:table-cell table:formula="of:=PI()*[.$A1086]" office:value-type="float" office:value="167.730294311418">
            <text:p>167.7302943114</text:p>
          </table:table-cell>
          <table:table-cell table:formula="of:=20*(500-499*COS([.$B1086]*(1+RAND())))" office:value-type="float" office:value="10287.5781359824">
            <text:p>10287.5781359824</text:p>
          </table:table-cell>
          <table:table-cell table:formula="of:=INT([.C1086])" office:value-type="float" office:value="10287">
            <text:p>10287</text:p>
          </table:table-cell>
          <table:table-cell table:formula="of:=[.D1086]-[.D1085]" office:value-type="float" office:value="-8930">
            <text:p>-8930</text:p>
          </table:table-cell>
          <table:table-cell table:number-columns-repeated="11"/>
        </table:table-row>
        <table:table-row table:style-name="ro1">
          <table:table-cell table:formula="of:=[.$A1086]+RAND()*0.1" office:value-type="float" office:value="53.4299292515033">
            <text:p>53.4299292515</text:p>
          </table:table-cell>
          <table:table-cell table:formula="of:=PI()*[.$A1087]" office:value-type="float" office:value="167.855073218345">
            <text:p>167.8550732183</text:p>
          </table:table-cell>
          <table:table-cell table:formula="of:=20*(500-499*COS([.$B1087]*(1+RAND())))" office:value-type="float" office:value="19916.0805505055">
            <text:p>19916.0805505055</text:p>
          </table:table-cell>
          <table:table-cell table:formula="of:=INT([.C1087])" office:value-type="float" office:value="19916">
            <text:p>19916</text:p>
          </table:table-cell>
          <table:table-cell table:formula="of:=[.D1087]-[.D1086]" office:value-type="float" office:value="9629">
            <text:p>9629</text:p>
          </table:table-cell>
          <table:table-cell table:number-columns-repeated="11"/>
        </table:table-row>
        <table:table-row table:style-name="ro1">
          <table:table-cell table:formula="of:=[.$A1087]+RAND()*0.1" office:value-type="float" office:value="53.4877524226439">
            <text:p>53.4877524226</text:p>
          </table:table-cell>
          <table:table-cell table:formula="of:=PI()*[.$A1088]" office:value-type="float" office:value="168.036730068008">
            <text:p>168.036730068</text:p>
          </table:table-cell>
          <table:table-cell table:formula="of:=20*(500-499*COS([.$B1088]*(1+RAND())))" office:value-type="float" office:value="19864.858163731">
            <text:p>19864.858163731</text:p>
          </table:table-cell>
          <table:table-cell table:formula="of:=INT([.C1088])" office:value-type="float" office:value="19864">
            <text:p>19864</text:p>
          </table:table-cell>
          <table:table-cell table:formula="of:=[.D1088]-[.D1087]" office:value-type="float" office:value="-52">
            <text:p>-52</text:p>
          </table:table-cell>
          <table:table-cell table:number-columns-repeated="11"/>
        </table:table-row>
        <table:table-row table:style-name="ro1">
          <table:table-cell table:formula="of:=[.$A1088]+RAND()*0.1" office:value-type="float" office:value="53.5178196497262">
            <text:p>53.5178196497</text:p>
          </table:table-cell>
          <table:table-cell table:formula="of:=PI()*[.$A1089]" office:value-type="float" office:value="168.131189047723">
            <text:p>168.1311890477</text:p>
          </table:table-cell>
          <table:table-cell table:formula="of:=20*(500-499*COS([.$B1089]*(1+RAND())))" office:value-type="float" office:value="19758.5631288448">
            <text:p>19758.5631288448</text:p>
          </table:table-cell>
          <table:table-cell table:formula="of:=INT([.C1089])" office:value-type="float" office:value="19758">
            <text:p>19758</text:p>
          </table:table-cell>
          <table:table-cell table:formula="of:=[.D1089]-[.D1088]" office:value-type="float" office:value="-106">
            <text:p>-106</text:p>
          </table:table-cell>
          <table:table-cell table:number-columns-repeated="11"/>
        </table:table-row>
        <table:table-row table:style-name="ro1">
          <table:table-cell table:formula="of:=[.$A1089]+RAND()*0.1" office:value-type="float" office:value="53.5637765491382">
            <text:p>53.5637765491</text:p>
          </table:table-cell>
          <table:table-cell table:formula="of:=PI()*[.$A1090]" office:value-type="float" office:value="168.275566905298">
            <text:p>168.2755669053</text:p>
          </table:table-cell>
          <table:table-cell table:formula="of:=20*(500-499*COS([.$B1090]*(1+RAND())))" office:value-type="float" office:value="19210.1923489703">
            <text:p>19210.1923489703</text:p>
          </table:table-cell>
          <table:table-cell table:formula="of:=INT([.C1090])" office:value-type="float" office:value="19210">
            <text:p>19210</text:p>
          </table:table-cell>
          <table:table-cell table:formula="of:=[.D1090]-[.D1089]" office:value-type="float" office:value="-548">
            <text:p>-548</text:p>
          </table:table-cell>
          <table:table-cell table:number-columns-repeated="11"/>
        </table:table-row>
        <table:table-row table:style-name="ro1">
          <table:table-cell table:formula="of:=[.$A1090]+RAND()*0.1" office:value-type="float" office:value="53.632855385542">
            <text:p>53.6328553855</text:p>
          </table:table-cell>
          <table:table-cell table:formula="of:=PI()*[.$A1091]" office:value-type="float" office:value="168.492584470262">
            <text:p>168.4925844703</text:p>
          </table:table-cell>
          <table:table-cell table:formula="of:=20*(500-499*COS([.$B1091]*(1+RAND())))" office:value-type="float" office:value="4087.92316938063">
            <text:p>4087.9231693806</text:p>
          </table:table-cell>
          <table:table-cell table:formula="of:=INT([.C1091])" office:value-type="float" office:value="4087">
            <text:p>4087</text:p>
          </table:table-cell>
          <table:table-cell table:formula="of:=[.D1091]-[.D1090]" office:value-type="float" office:value="-15123">
            <text:p>-15123</text:p>
          </table:table-cell>
          <table:table-cell table:number-columns-repeated="11"/>
        </table:table-row>
        <table:table-row table:style-name="ro1">
          <table:table-cell table:formula="of:=[.$A1091]+RAND()*0.1" office:value-type="float" office:value="53.7214277251624">
            <text:p>53.7214277252</text:p>
          </table:table-cell>
          <table:table-cell table:formula="of:=PI()*[.$A1092]" office:value-type="float" office:value="168.770842681725">
            <text:p>168.7708426817</text:p>
          </table:table-cell>
          <table:table-cell table:formula="of:=20*(500-499*COS([.$B1092]*(1+RAND())))" office:value-type="float" office:value="19125.5714470481">
            <text:p>19125.5714470481</text:p>
          </table:table-cell>
          <table:table-cell table:formula="of:=INT([.C1092])" office:value-type="float" office:value="19125">
            <text:p>19125</text:p>
          </table:table-cell>
          <table:table-cell table:formula="of:=[.D1092]-[.D1091]" office:value-type="float" office:value="15038">
            <text:p>15038</text:p>
          </table:table-cell>
          <table:table-cell table:number-columns-repeated="11"/>
        </table:table-row>
        <table:table-row table:style-name="ro1">
          <table:table-cell table:formula="of:=[.$A1092]+RAND()*0.1" office:value-type="float" office:value="53.7414356283844">
            <text:p>53.7414356284</text:p>
          </table:table-cell>
          <table:table-cell table:formula="of:=PI()*[.$A1093]" office:value-type="float" office:value="168.833699363501">
            <text:p>168.8336993635</text:p>
          </table:table-cell>
          <table:table-cell table:formula="of:=20*(500-499*COS([.$B1093]*(1+RAND())))" office:value-type="float" office:value="14961.2528308884">
            <text:p>14961.2528308884</text:p>
          </table:table-cell>
          <table:table-cell table:formula="of:=INT([.C1093])" office:value-type="float" office:value="14961">
            <text:p>14961</text:p>
          </table:table-cell>
          <table:table-cell table:formula="of:=[.D1093]-[.D1092]" office:value-type="float" office:value="-4164">
            <text:p>-4164</text:p>
          </table:table-cell>
          <table:table-cell table:number-columns-repeated="11"/>
        </table:table-row>
        <table:table-row table:style-name="ro1">
          <table:table-cell table:formula="of:=[.$A1093]+RAND()*0.1" office:value-type="float" office:value="53.7572176189163">
            <text:p>53.7572176189</text:p>
          </table:table-cell>
          <table:table-cell table:formula="of:=PI()*[.$A1094]" office:value-type="float" office:value="168.883279949015">
            <text:p>168.883279949</text:p>
          </table:table-cell>
          <table:table-cell table:formula="of:=20*(500-499*COS([.$B1094]*(1+RAND())))" office:value-type="float" office:value="19236.4259837423">
            <text:p>19236.4259837423</text:p>
          </table:table-cell>
          <table:table-cell table:formula="of:=INT([.C1094])" office:value-type="float" office:value="19236">
            <text:p>19236</text:p>
          </table:table-cell>
          <table:table-cell table:formula="of:=[.D1094]-[.D1093]" office:value-type="float" office:value="4275">
            <text:p>4275</text:p>
          </table:table-cell>
          <table:table-cell table:number-columns-repeated="11"/>
        </table:table-row>
        <table:table-row table:style-name="ro1">
          <table:table-cell table:formula="of:=[.$A1094]+RAND()*0.1" office:value-type="float" office:value="53.8205334136729">
            <text:p>53.8205334137</text:p>
          </table:table-cell>
          <table:table-cell table:formula="of:=PI()*[.$A1095]" office:value-type="float" office:value="169.082192384679">
            <text:p>169.0821923847</text:p>
          </table:table-cell>
          <table:table-cell table:formula="of:=20*(500-499*COS([.$B1095]*(1+RAND())))" office:value-type="float" office:value="9285.65844064663">
            <text:p>9285.6584406466</text:p>
          </table:table-cell>
          <table:table-cell table:formula="of:=INT([.C1095])" office:value-type="float" office:value="9285">
            <text:p>9285</text:p>
          </table:table-cell>
          <table:table-cell table:formula="of:=[.D1095]-[.D1094]" office:value-type="float" office:value="-9951">
            <text:p>-9951</text:p>
          </table:table-cell>
          <table:table-cell table:number-columns-repeated="11"/>
        </table:table-row>
        <table:table-row table:style-name="ro1">
          <table:table-cell table:formula="of:=[.$A1095]+RAND()*0.1" office:value-type="float" office:value="53.8244121418335">
            <text:p>53.8244121418</text:p>
          </table:table-cell>
          <table:table-cell table:formula="of:=PI()*[.$A1096]" office:value-type="float" office:value="169.094377768573">
            <text:p>169.0943777686</text:p>
          </table:table-cell>
          <table:table-cell table:formula="of:=20*(500-499*COS([.$B1096]*(1+RAND())))" office:value-type="float" office:value="19900.8268066968">
            <text:p>19900.8268066968</text:p>
          </table:table-cell>
          <table:table-cell table:formula="of:=INT([.C1096])" office:value-type="float" office:value="19900">
            <text:p>19900</text:p>
          </table:table-cell>
          <table:table-cell table:formula="of:=[.D1096]-[.D1095]" office:value-type="float" office:value="10615">
            <text:p>10615</text:p>
          </table:table-cell>
          <table:table-cell table:number-columns-repeated="11"/>
        </table:table-row>
        <table:table-row table:style-name="ro1">
          <table:table-cell table:formula="of:=[.$A1096]+RAND()*0.1" office:value-type="float" office:value="53.9119065841661">
            <text:p>53.9119065842</text:p>
          </table:table-cell>
          <table:table-cell table:formula="of:=PI()*[.$A1097]" office:value-type="float" office:value="169.369249665835">
            <text:p>169.3692496658</text:p>
          </table:table-cell>
          <table:table-cell table:formula="of:=20*(500-499*COS([.$B1097]*(1+RAND())))" office:value-type="float" office:value="15529.8309141796">
            <text:p>15529.8309141796</text:p>
          </table:table-cell>
          <table:table-cell table:formula="of:=INT([.C1097])" office:value-type="float" office:value="15529">
            <text:p>15529</text:p>
          </table:table-cell>
          <table:table-cell table:formula="of:=[.D1097]-[.D1096]" office:value-type="float" office:value="-4371">
            <text:p>-4371</text:p>
          </table:table-cell>
          <table:table-cell table:number-columns-repeated="11"/>
        </table:table-row>
        <table:table-row table:style-name="ro1">
          <table:table-cell table:formula="of:=[.$A1097]+RAND()*0.1" office:value-type="float" office:value="54.010132375965">
            <text:p>54.010132376</text:p>
          </table:table-cell>
          <table:table-cell table:formula="of:=PI()*[.$A1098]" office:value-type="float" office:value="169.677835091744">
            <text:p>169.6778350917</text:p>
          </table:table-cell>
          <table:table-cell table:formula="of:=20*(500-499*COS([.$B1098]*(1+RAND())))" office:value-type="float" office:value="1007.32231542817">
            <text:p>1007.3223154282</text:p>
          </table:table-cell>
          <table:table-cell table:formula="of:=INT([.C1098])" office:value-type="float" office:value="1007">
            <text:p>1007</text:p>
          </table:table-cell>
          <table:table-cell table:formula="of:=[.D1098]-[.D1097]" office:value-type="float" office:value="-14522">
            <text:p>-14522</text:p>
          </table:table-cell>
          <table:table-cell table:number-columns-repeated="11"/>
        </table:table-row>
        <table:table-row table:style-name="ro1">
          <table:table-cell table:formula="of:=[.$A1098]+RAND()*0.1" office:value-type="float" office:value="54.0771274922416">
            <text:p>54.0771274922</text:p>
          </table:table-cell>
          <table:table-cell table:formula="of:=PI()*[.$A1099]" office:value-type="float" office:value="169.888306456865">
            <text:p>169.8883064569</text:p>
          </table:table-cell>
          <table:table-cell table:formula="of:=20*(500-499*COS([.$B1099]*(1+RAND())))" office:value-type="float" office:value="14127.3347820611">
            <text:p>14127.3347820611</text:p>
          </table:table-cell>
          <table:table-cell table:formula="of:=INT([.C1099])" office:value-type="float" office:value="14127">
            <text:p>14127</text:p>
          </table:table-cell>
          <table:table-cell table:formula="of:=[.D1099]-[.D1098]" office:value-type="float" office:value="13120">
            <text:p>13120</text:p>
          </table:table-cell>
          <table:table-cell table:number-columns-repeated="11"/>
        </table:table-row>
        <table:table-row table:style-name="ro1">
          <table:table-cell table:formula="of:=[.$A1099]+RAND()*0.1" office:value-type="float" office:value="54.1147241702304">
            <text:p>54.1147241702</text:p>
          </table:table-cell>
          <table:table-cell table:formula="of:=PI()*[.$A1100]" office:value-type="float" office:value="170.006419904234">
            <text:p>170.0064199042</text:p>
          </table:table-cell>
          <table:table-cell table:formula="of:=20*(500-499*COS([.$B1100]*(1+RAND())))" office:value-type="float" office:value="14201.8523516403">
            <text:p>14201.8523516403</text:p>
          </table:table-cell>
          <table:table-cell table:formula="of:=INT([.C1100])" office:value-type="float" office:value="14201">
            <text:p>14201</text:p>
          </table:table-cell>
          <table:table-cell table:formula="of:=[.D1100]-[.D1099]" office:value-type="float" office:value="74">
            <text:p>74</text:p>
          </table:table-cell>
          <table:table-cell table:number-columns-repeated="11"/>
        </table:table-row>
        <table:table-row table:style-name="ro1">
          <table:table-cell table:formula="of:=[.$A1100]+RAND()*0.1" office:value-type="float" office:value="54.1687144066673">
            <text:p>54.1687144067</text:p>
          </table:table-cell>
          <table:table-cell table:formula="of:=PI()*[.$A1101]" office:value-type="float" office:value="170.17603523439">
            <text:p>170.1760352344</text:p>
          </table:table-cell>
          <table:table-cell table:formula="of:=20*(500-499*COS([.$B1101]*(1+RAND())))" office:value-type="float" office:value="1336.18241348148">
            <text:p>1336.1824134815</text:p>
          </table:table-cell>
          <table:table-cell table:formula="of:=INT([.C1101])" office:value-type="float" office:value="1336">
            <text:p>1336</text:p>
          </table:table-cell>
          <table:table-cell table:formula="of:=[.D1101]-[.D1100]" office:value-type="float" office:value="-12865">
            <text:p>-12865</text:p>
          </table:table-cell>
          <table:table-cell table:number-columns-repeated="11"/>
        </table:table-row>
        <table:table-row table:style-name="ro1">
          <table:table-cell table:formula="of:=[.$A1101]+RAND()*0.1" office:value-type="float" office:value="54.23919451423">
            <text:p>54.2391945142</text:p>
          </table:table-cell>
          <table:table-cell table:formula="of:=PI()*[.$A1102]" office:value-type="float" office:value="170.397455022533">
            <text:p>170.3974550225</text:p>
          </table:table-cell>
          <table:table-cell table:formula="of:=20*(500-499*COS([.$B1102]*(1+RAND())))" office:value-type="float" office:value="19766.3521115448">
            <text:p>19766.3521115448</text:p>
          </table:table-cell>
          <table:table-cell table:formula="of:=INT([.C1102])" office:value-type="float" office:value="19766">
            <text:p>19766</text:p>
          </table:table-cell>
          <table:table-cell table:formula="of:=[.D1102]-[.D1101]" office:value-type="float" office:value="18430">
            <text:p>18430</text:p>
          </table:table-cell>
          <table:table-cell table:number-columns-repeated="11"/>
        </table:table-row>
        <table:table-row table:style-name="ro1">
          <table:table-cell table:formula="of:=[.$A1102]+RAND()*0.1" office:value-type="float" office:value="54.2565005458892">
            <text:p>54.2565005459</text:p>
          </table:table-cell>
          <table:table-cell table:formula="of:=PI()*[.$A1103]" office:value-type="float" office:value="170.451823524456">
            <text:p>170.4518235245</text:p>
          </table:table-cell>
          <table:table-cell table:formula="of:=20*(500-499*COS([.$B1103]*(1+RAND())))" office:value-type="float" office:value="6534.89664951243">
            <text:p>6534.8966495124</text:p>
          </table:table-cell>
          <table:table-cell table:formula="of:=INT([.C1103])" office:value-type="float" office:value="6534">
            <text:p>6534</text:p>
          </table:table-cell>
          <table:table-cell table:formula="of:=[.D1103]-[.D1102]" office:value-type="float" office:value="-13232">
            <text:p>-13232</text:p>
          </table:table-cell>
          <table:table-cell table:number-columns-repeated="11"/>
        </table:table-row>
        <table:table-row table:style-name="ro1">
          <table:table-cell table:formula="of:=[.$A1103]+RAND()*0.1" office:value-type="float" office:value="54.2905186435674">
            <text:p>54.2905186436</text:p>
          </table:table-cell>
          <table:table-cell table:formula="of:=PI()*[.$A1104]" office:value-type="float" office:value="170.558694530211">
            <text:p>170.5586945302</text:p>
          </table:table-cell>
          <table:table-cell table:formula="of:=20*(500-499*COS([.$B1104]*(1+RAND())))" office:value-type="float" office:value="24.6397582855332">
            <text:p>24.6397582855</text:p>
          </table:table-cell>
          <table:table-cell table:formula="of:=INT([.C1104])" office:value-type="float" office:value="24">
            <text:p>24</text:p>
          </table:table-cell>
          <table:table-cell table:formula="of:=[.D1104]-[.D1103]" office:value-type="float" office:value="-6510">
            <text:p>-6510</text:p>
          </table:table-cell>
          <table:table-cell table:number-columns-repeated="11"/>
        </table:table-row>
        <table:table-row table:style-name="ro1">
          <table:table-cell table:formula="of:=[.$A1104]+RAND()*0.1" office:value-type="float" office:value="54.3329281751533">
            <text:p>54.3329281752</text:p>
          </table:table-cell>
          <table:table-cell table:formula="of:=PI()*[.$A1105]" office:value-type="float" office:value="170.691928003083">
            <text:p>170.6919280031</text:p>
          </table:table-cell>
          <table:table-cell table:formula="of:=20*(500-499*COS([.$B1105]*(1+RAND())))" office:value-type="float" office:value="2197.87619101607">
            <text:p>2197.8761910161</text:p>
          </table:table-cell>
          <table:table-cell table:formula="of:=INT([.C1105])" office:value-type="float" office:value="2197">
            <text:p>2197</text:p>
          </table:table-cell>
          <table:table-cell table:formula="of:=[.D1105]-[.D1104]" office:value-type="float" office:value="2173">
            <text:p>2173</text:p>
          </table:table-cell>
          <table:table-cell table:number-columns-repeated="11"/>
        </table:table-row>
        <table:table-row table:style-name="ro1">
          <table:table-cell table:formula="of:=[.$A1105]+RAND()*0.1" office:value-type="float" office:value="54.4168225045782">
            <text:p>54.4168225046</text:p>
          </table:table-cell>
          <table:table-cell table:formula="of:=PI()*[.$A1106]" office:value-type="float" office:value="170.955489812083">
            <text:p>170.9554898121</text:p>
          </table:table-cell>
          <table:table-cell table:formula="of:=20*(500-499*COS([.$B1106]*(1+RAND())))" office:value-type="float" office:value="15037.7297558291">
            <text:p>15037.7297558291</text:p>
          </table:table-cell>
          <table:table-cell table:formula="of:=INT([.C1106])" office:value-type="float" office:value="15037">
            <text:p>15037</text:p>
          </table:table-cell>
          <table:table-cell table:formula="of:=[.D1106]-[.D1105]" office:value-type="float" office:value="12840">
            <text:p>12840</text:p>
          </table:table-cell>
          <table:table-cell table:number-columns-repeated="11"/>
        </table:table-row>
        <table:table-row table:style-name="ro1">
          <table:table-cell table:formula="of:=[.$A1106]+RAND()*0.1" office:value-type="float" office:value="54.465161059564">
            <text:p>54.4651610596</text:p>
          </table:table-cell>
          <table:table-cell table:formula="of:=PI()*[.$A1107]" office:value-type="float" office:value="171.107349861311">
            <text:p>171.1073498613</text:p>
          </table:table-cell>
          <table:table-cell table:formula="of:=20*(500-499*COS([.$B1107]*(1+RAND())))" office:value-type="float" office:value="232.157962272966">
            <text:p>232.157962273</text:p>
          </table:table-cell>
          <table:table-cell table:formula="of:=INT([.C1107])" office:value-type="float" office:value="232">
            <text:p>232</text:p>
          </table:table-cell>
          <table:table-cell table:formula="of:=[.D1107]-[.D1106]" office:value-type="float" office:value="-14805">
            <text:p>-14805</text:p>
          </table:table-cell>
          <table:table-cell table:number-columns-repeated="11"/>
        </table:table-row>
        <table:table-row table:style-name="ro1">
          <table:table-cell table:formula="of:=[.$A1107]+RAND()*0.1" office:value-type="float" office:value="54.4899511928671">
            <text:p>54.4899511929</text:p>
          </table:table-cell>
          <table:table-cell table:formula="of:=PI()*[.$A1108]" office:value-type="float" office:value="171.185230361978">
            <text:p>171.185230362</text:p>
          </table:table-cell>
          <table:table-cell table:formula="of:=20*(500-499*COS([.$B1108]*(1+RAND())))" office:value-type="float" office:value="3355.47251549997">
            <text:p>3355.4725155</text:p>
          </table:table-cell>
          <table:table-cell table:formula="of:=INT([.C1108])" office:value-type="float" office:value="3355">
            <text:p>3355</text:p>
          </table:table-cell>
          <table:table-cell table:formula="of:=[.D1108]-[.D1107]" office:value-type="float" office:value="3123">
            <text:p>3123</text:p>
          </table:table-cell>
          <table:table-cell table:number-columns-repeated="11"/>
        </table:table-row>
        <table:table-row table:style-name="ro1">
          <table:table-cell table:formula="of:=[.$A1108]+RAND()*0.1" office:value-type="float" office:value="54.5715805745684">
            <text:p>54.5715805746</text:p>
          </table:table-cell>
          <table:table-cell table:formula="of:=PI()*[.$A1109]" office:value-type="float" office:value="171.441676627848">
            <text:p>171.4416766278</text:p>
          </table:table-cell>
          <table:table-cell table:formula="of:=20*(500-499*COS([.$B1109]*(1+RAND())))" office:value-type="float" office:value="16176.8295804954">
            <text:p>16176.8295804954</text:p>
          </table:table-cell>
          <table:table-cell table:formula="of:=INT([.C1109])" office:value-type="float" office:value="16176">
            <text:p>16176</text:p>
          </table:table-cell>
          <table:table-cell table:formula="of:=[.D1109]-[.D1108]" office:value-type="float" office:value="12821">
            <text:p>12821</text:p>
          </table:table-cell>
          <table:table-cell table:number-columns-repeated="11"/>
        </table:table-row>
        <table:table-row table:style-name="ro1">
          <table:table-cell table:formula="of:=[.$A1109]+RAND()*0.1" office:value-type="float" office:value="54.6606110122521">
            <text:p>54.6606110123</text:p>
          </table:table-cell>
          <table:table-cell table:formula="of:=PI()*[.$A1110]" office:value-type="float" office:value="171.721373996821">
            <text:p>171.7213739968</text:p>
          </table:table-cell>
          <table:table-cell table:formula="of:=20*(500-499*COS([.$B1110]*(1+RAND())))" office:value-type="float" office:value="17529.0942580532">
            <text:p>17529.0942580532</text:p>
          </table:table-cell>
          <table:table-cell table:formula="of:=INT([.C1110])" office:value-type="float" office:value="17529">
            <text:p>17529</text:p>
          </table:table-cell>
          <table:table-cell table:formula="of:=[.D1110]-[.D1109]" office:value-type="float" office:value="1353">
            <text:p>1353</text:p>
          </table:table-cell>
          <table:table-cell table:number-columns-repeated="11"/>
        </table:table-row>
        <table:table-row table:style-name="ro1">
          <table:table-cell table:formula="of:=[.$A1110]+RAND()*0.1" office:value-type="float" office:value="54.7395637726412">
            <text:p>54.7395637726</text:p>
          </table:table-cell>
          <table:table-cell table:formula="of:=PI()*[.$A1111]" office:value-type="float" office:value="171.96941140884">
            <text:p>171.9694114088</text:p>
          </table:table-cell>
          <table:table-cell table:formula="of:=20*(500-499*COS([.$B1111]*(1+RAND())))" office:value-type="float" office:value="6986.59005201313">
            <text:p>6986.5900520131</text:p>
          </table:table-cell>
          <table:table-cell table:formula="of:=INT([.C1111])" office:value-type="float" office:value="6986">
            <text:p>6986</text:p>
          </table:table-cell>
          <table:table-cell table:formula="of:=[.D1111]-[.D1110]" office:value-type="float" office:value="-10543">
            <text:p>-10543</text:p>
          </table:table-cell>
          <table:table-cell table:number-columns-repeated="11"/>
        </table:table-row>
        <table:table-row table:style-name="ro1">
          <table:table-cell table:formula="of:=[.$A1111]+RAND()*0.1" office:value-type="float" office:value="54.8387886117213">
            <text:p>54.8387886117</text:p>
          </table:table-cell>
          <table:table-cell table:formula="of:=PI()*[.$A1112]" office:value-type="float" office:value="172.281135434347">
            <text:p>172.2811354343</text:p>
          </table:table-cell>
          <table:table-cell table:formula="of:=20*(500-499*COS([.$B1112]*(1+RAND())))" office:value-type="float" office:value="16418.5773476882">
            <text:p>16418.5773476882</text:p>
          </table:table-cell>
          <table:table-cell table:formula="of:=INT([.C1112])" office:value-type="float" office:value="16418">
            <text:p>16418</text:p>
          </table:table-cell>
          <table:table-cell table:formula="of:=[.D1112]-[.D1111]" office:value-type="float" office:value="9432">
            <text:p>9432</text:p>
          </table:table-cell>
          <table:table-cell table:number-columns-repeated="11"/>
        </table:table-row>
        <table:table-row table:style-name="ro1">
          <table:table-cell table:formula="of:=[.$A1112]+RAND()*0.1" office:value-type="float" office:value="54.9258792502806">
            <text:p>54.9258792503</text:p>
          </table:table-cell>
          <table:table-cell table:formula="of:=PI()*[.$A1113]" office:value-type="float" office:value="172.554738744642">
            <text:p>172.5547387446</text:p>
          </table:table-cell>
          <table:table-cell table:formula="of:=20*(500-499*COS([.$B1113]*(1+RAND())))" office:value-type="float" office:value="8485.09984215594">
            <text:p>8485.0998421559</text:p>
          </table:table-cell>
          <table:table-cell table:formula="of:=INT([.C1113])" office:value-type="float" office:value="8485">
            <text:p>8485</text:p>
          </table:table-cell>
          <table:table-cell table:formula="of:=[.D1113]-[.D1112]" office:value-type="float" office:value="-7933">
            <text:p>-7933</text:p>
          </table:table-cell>
          <table:table-cell table:number-columns-repeated="11"/>
        </table:table-row>
        <table:table-row table:style-name="ro1">
          <table:table-cell table:formula="of:=[.$A1113]+RAND()*0.1" office:value-type="float" office:value="54.9735095249955">
            <text:p>54.973509525</text:p>
          </table:table-cell>
          <table:table-cell table:formula="of:=PI()*[.$A1114]" office:value-type="float" office:value="172.704373665774">
            <text:p>172.7043736658</text:p>
          </table:table-cell>
          <table:table-cell table:formula="of:=20*(500-499*COS([.$B1114]*(1+RAND())))" office:value-type="float" office:value="16025.9156571927">
            <text:p>16025.9156571927</text:p>
          </table:table-cell>
          <table:table-cell table:formula="of:=INT([.C1114])" office:value-type="float" office:value="16025">
            <text:p>16025</text:p>
          </table:table-cell>
          <table:table-cell table:formula="of:=[.D1114]-[.D1113]" office:value-type="float" office:value="7540">
            <text:p>7540</text:p>
          </table:table-cell>
          <table:table-cell table:number-columns-repeated="11"/>
        </table:table-row>
        <table:table-row table:style-name="ro1">
          <table:table-cell table:formula="of:=[.$A1114]+RAND()*0.1" office:value-type="float" office:value="55.0621024923865">
            <text:p>55.0621024924</text:p>
          </table:table-cell>
          <table:table-cell table:formula="of:=PI()*[.$A1115]" office:value-type="float" office:value="172.98269668129">
            <text:p>172.9826966813</text:p>
          </table:table-cell>
          <table:table-cell table:formula="of:=20*(500-499*COS([.$B1115]*(1+RAND())))" office:value-type="float" office:value="25.0688204325661">
            <text:p>25.0688204326</text:p>
          </table:table-cell>
          <table:table-cell table:formula="of:=INT([.C1115])" office:value-type="float" office:value="25">
            <text:p>25</text:p>
          </table:table-cell>
          <table:table-cell table:formula="of:=[.D1115]-[.D1114]" office:value-type="float" office:value="-16000">
            <text:p>-16000</text:p>
          </table:table-cell>
          <table:table-cell table:number-columns-repeated="11"/>
        </table:table-row>
        <table:table-row table:style-name="ro1">
          <table:table-cell table:formula="of:=[.$A1115]+RAND()*0.1" office:value-type="float" office:value="55.1021604237147">
            <text:p>55.1021604237</text:p>
          </table:table-cell>
          <table:table-cell table:formula="of:=PI()*[.$A1116]" office:value-type="float" office:value="173.108542384068">
            <text:p>173.1085423841</text:p>
          </table:table-cell>
          <table:table-cell table:formula="of:=20*(500-499*COS([.$B1116]*(1+RAND())))" office:value-type="float" office:value="12067.5684495604">
            <text:p>12067.5684495604</text:p>
          </table:table-cell>
          <table:table-cell table:formula="of:=INT([.C1116])" office:value-type="float" office:value="12067">
            <text:p>12067</text:p>
          </table:table-cell>
          <table:table-cell table:formula="of:=[.D1116]-[.D1115]" office:value-type="float" office:value="12042">
            <text:p>12042</text:p>
          </table:table-cell>
          <table:table-cell table:number-columns-repeated="11"/>
        </table:table-row>
        <table:table-row table:style-name="ro1">
          <table:table-cell table:formula="of:=[.$A1116]+RAND()*0.1" office:value-type="float" office:value="55.1679984015413">
            <text:p>55.1679984015</text:p>
          </table:table-cell>
          <table:table-cell table:formula="of:=PI()*[.$A1117]" office:value-type="float" office:value="173.315378491536">
            <text:p>173.3153784915</text:p>
          </table:table-cell>
          <table:table-cell table:formula="of:=20*(500-499*COS([.$B1117]*(1+RAND())))" office:value-type="float" office:value="19963.3733818774">
            <text:p>19963.3733818774</text:p>
          </table:table-cell>
          <table:table-cell table:formula="of:=INT([.C1117])" office:value-type="float" office:value="19963">
            <text:p>19963</text:p>
          </table:table-cell>
          <table:table-cell table:formula="of:=[.D1117]-[.D1116]" office:value-type="float" office:value="7896">
            <text:p>7896</text:p>
          </table:table-cell>
          <table:table-cell table:number-columns-repeated="11"/>
        </table:table-row>
        <table:table-row table:style-name="ro1">
          <table:table-cell table:formula="of:=[.$A1117]+RAND()*0.1" office:value-type="float" office:value="55.2042902014684">
            <text:p>55.2042902015</text:p>
          </table:table-cell>
          <table:table-cell table:formula="of:=PI()*[.$A1118]" office:value-type="float" office:value="173.429392543572">
            <text:p>173.4293925436</text:p>
          </table:table-cell>
          <table:table-cell table:formula="of:=20*(500-499*COS([.$B1118]*(1+RAND())))" office:value-type="float" office:value="19458.5569565023">
            <text:p>19458.5569565023</text:p>
          </table:table-cell>
          <table:table-cell table:formula="of:=INT([.C1118])" office:value-type="float" office:value="19458">
            <text:p>19458</text:p>
          </table:table-cell>
          <table:table-cell table:formula="of:=[.D1118]-[.D1117]" office:value-type="float" office:value="-505">
            <text:p>-505</text:p>
          </table:table-cell>
          <table:table-cell table:number-columns-repeated="11"/>
        </table:table-row>
        <table:table-row table:style-name="ro1">
          <table:table-cell table:formula="of:=[.$A1118]+RAND()*0.1" office:value-type="float" office:value="55.2431315191091">
            <text:p>55.2431315191</text:p>
          </table:table-cell>
          <table:table-cell table:formula="of:=PI()*[.$A1119]" office:value-type="float" office:value="173.551416141728">
            <text:p>173.5514161417</text:p>
          </table:table-cell>
          <table:table-cell table:formula="of:=20*(500-499*COS([.$B1119]*(1+RAND())))" office:value-type="float" office:value="369.762714786716">
            <text:p>369.7627147867</text:p>
          </table:table-cell>
          <table:table-cell table:formula="of:=INT([.C1119])" office:value-type="float" office:value="369">
            <text:p>369</text:p>
          </table:table-cell>
          <table:table-cell table:formula="of:=[.D1119]-[.D1118]" office:value-type="float" office:value="-19089">
            <text:p>-19089</text:p>
          </table:table-cell>
          <table:table-cell table:number-columns-repeated="11"/>
        </table:table-row>
        <table:table-row table:style-name="ro1">
          <table:table-cell table:formula="of:=[.$A1119]+RAND()*0.1" office:value-type="float" office:value="55.2736487874296">
            <text:p>55.2736487874</text:p>
          </table:table-cell>
          <table:table-cell table:formula="of:=PI()*[.$A1120]" office:value-type="float" office:value="173.647288967691">
            <text:p>173.6472889677</text:p>
          </table:table-cell>
          <table:table-cell table:formula="of:=20*(500-499*COS([.$B1120]*(1+RAND())))" office:value-type="float" office:value="1640.74773904934">
            <text:p>1640.7477390494</text:p>
          </table:table-cell>
          <table:table-cell table:formula="of:=INT([.C1120])" office:value-type="float" office:value="1640">
            <text:p>1640</text:p>
          </table:table-cell>
          <table:table-cell table:formula="of:=[.D1120]-[.D1119]" office:value-type="float" office:value="1271">
            <text:p>1271</text:p>
          </table:table-cell>
          <table:table-cell table:number-columns-repeated="11"/>
        </table:table-row>
        <table:table-row table:style-name="ro1">
          <table:table-cell table:formula="of:=[.$A1120]+RAND()*0.1" office:value-type="float" office:value="55.3239336821717">
            <text:p>55.3239336822</text:p>
          </table:table-cell>
          <table:table-cell table:formula="of:=PI()*[.$A1121]" office:value-type="float" office:value="173.805263623599">
            <text:p>173.8052636236</text:p>
          </table:table-cell>
          <table:table-cell table:formula="of:=20*(500-499*COS([.$B1121]*(1+RAND())))" office:value-type="float" office:value="15942.0198578351">
            <text:p>15942.0198578351</text:p>
          </table:table-cell>
          <table:table-cell table:formula="of:=INT([.C1121])" office:value-type="float" office:value="15942">
            <text:p>15942</text:p>
          </table:table-cell>
          <table:table-cell table:formula="of:=[.D1121]-[.D1120]" office:value-type="float" office:value="14302">
            <text:p>14302</text:p>
          </table:table-cell>
          <table:table-cell table:number-columns-repeated="11"/>
        </table:table-row>
        <table:table-row table:style-name="ro1">
          <table:table-cell table:formula="of:=[.$A1121]+RAND()*0.1" office:value-type="float" office:value="55.4166728994344">
            <text:p>55.4166728994</text:p>
          </table:table-cell>
          <table:table-cell table:formula="of:=PI()*[.$A1122]" office:value-type="float" office:value="174.096612467252">
            <text:p>174.0966124673</text:p>
          </table:table-cell>
          <table:table-cell table:formula="of:=20*(500-499*COS([.$B1122]*(1+RAND())))" office:value-type="float" office:value="263.833867926268">
            <text:p>263.8338679263</text:p>
          </table:table-cell>
          <table:table-cell table:formula="of:=INT([.C1122])" office:value-type="float" office:value="263">
            <text:p>263</text:p>
          </table:table-cell>
          <table:table-cell table:formula="of:=[.D1122]-[.D1121]" office:value-type="float" office:value="-15679">
            <text:p>-15679</text:p>
          </table:table-cell>
          <table:table-cell table:number-columns-repeated="11"/>
        </table:table-row>
        <table:table-row table:style-name="ro1">
          <table:table-cell table:formula="of:=[.$A1122]+RAND()*0.1" office:value-type="float" office:value="55.5035511662718">
            <text:p>55.5035511663</text:p>
          </table:table-cell>
          <table:table-cell table:formula="of:=PI()*[.$A1123]" office:value-type="float" office:value="174.369548592105">
            <text:p>174.3695485921</text:p>
          </table:table-cell>
          <table:table-cell table:formula="of:=20*(500-499*COS([.$B1123]*(1+RAND())))" office:value-type="float" office:value="17424.3449280406">
            <text:p>17424.3449280406</text:p>
          </table:table-cell>
          <table:table-cell table:formula="of:=INT([.C1123])" office:value-type="float" office:value="17424">
            <text:p>17424</text:p>
          </table:table-cell>
          <table:table-cell table:formula="of:=[.D1123]-[.D1122]" office:value-type="float" office:value="17161">
            <text:p>17161</text:p>
          </table:table-cell>
          <table:table-cell table:number-columns-repeated="11"/>
        </table:table-row>
        <table:table-row table:style-name="ro1">
          <table:table-cell table:formula="of:=[.$A1123]+RAND()*0.1" office:value-type="float" office:value="55.5705210742541">
            <text:p>55.5705210743</text:p>
          </table:table-cell>
          <table:table-cell table:formula="of:=PI()*[.$A1124]" office:value-type="float" office:value="174.579940763034">
            <text:p>174.579940763</text:p>
          </table:table-cell>
          <table:table-cell table:formula="of:=20*(500-499*COS([.$B1124]*(1+RAND())))" office:value-type="float" office:value="5734.32260679309">
            <text:p>5734.3226067931</text:p>
          </table:table-cell>
          <table:table-cell table:formula="of:=INT([.C1124])" office:value-type="float" office:value="5734">
            <text:p>5734</text:p>
          </table:table-cell>
          <table:table-cell table:formula="of:=[.D1124]-[.D1123]" office:value-type="float" office:value="-11690">
            <text:p>-11690</text:p>
          </table:table-cell>
          <table:table-cell table:number-columns-repeated="11"/>
        </table:table-row>
        <table:table-row table:style-name="ro1">
          <table:table-cell table:formula="of:=[.$A1124]+RAND()*0.1" office:value-type="float" office:value="55.6286225486547">
            <text:p>55.6286225487</text:p>
          </table:table-cell>
          <table:table-cell table:formula="of:=PI()*[.$A1125]" office:value-type="float" office:value="174.762471928173">
            <text:p>174.7624719282</text:p>
          </table:table-cell>
          <table:table-cell table:formula="of:=20*(500-499*COS([.$B1125]*(1+RAND())))" office:value-type="float" office:value="17706.5519776504">
            <text:p>17706.5519776504</text:p>
          </table:table-cell>
          <table:table-cell table:formula="of:=INT([.C1125])" office:value-type="float" office:value="17706">
            <text:p>17706</text:p>
          </table:table-cell>
          <table:table-cell table:formula="of:=[.D1125]-[.D1124]" office:value-type="float" office:value="11972">
            <text:p>11972</text:p>
          </table:table-cell>
          <table:table-cell table:number-columns-repeated="11"/>
        </table:table-row>
        <table:table-row table:style-name="ro1">
          <table:table-cell table:formula="of:=[.$A1125]+RAND()*0.1" office:value-type="float" office:value="55.6420753736981">
            <text:p>55.6420753737</text:p>
          </table:table-cell>
          <table:table-cell table:formula="of:=PI()*[.$A1126]" office:value-type="float" office:value="174.804735224499">
            <text:p>174.8047352245</text:p>
          </table:table-cell>
          <table:table-cell table:formula="of:=20*(500-499*COS([.$B1126]*(1+RAND())))" office:value-type="float" office:value="3164.12126546637">
            <text:p>3164.1212654664</text:p>
          </table:table-cell>
          <table:table-cell table:formula="of:=INT([.C1126])" office:value-type="float" office:value="3164">
            <text:p>3164</text:p>
          </table:table-cell>
          <table:table-cell table:formula="of:=[.D1126]-[.D1125]" office:value-type="float" office:value="-14542">
            <text:p>-14542</text:p>
          </table:table-cell>
          <table:table-cell table:number-columns-repeated="11"/>
        </table:table-row>
        <table:table-row table:style-name="ro1">
          <table:table-cell table:formula="of:=[.$A1126]+RAND()*0.1" office:value-type="float" office:value="55.6909848852549">
            <text:p>55.6909848853</text:p>
          </table:table-cell>
          <table:table-cell table:formula="of:=PI()*[.$A1127]" office:value-type="float" office:value="174.958388986697">
            <text:p>174.9583889867</text:p>
          </table:table-cell>
          <table:table-cell table:formula="of:=20*(500-499*COS([.$B1127]*(1+RAND())))" office:value-type="float" office:value="17085.7075087426">
            <text:p>17085.7075087426</text:p>
          </table:table-cell>
          <table:table-cell table:formula="of:=INT([.C1127])" office:value-type="float" office:value="17085">
            <text:p>17085</text:p>
          </table:table-cell>
          <table:table-cell table:formula="of:=[.D1127]-[.D1126]" office:value-type="float" office:value="13921">
            <text:p>13921</text:p>
          </table:table-cell>
          <table:table-cell table:number-columns-repeated="11"/>
        </table:table-row>
        <table:table-row table:style-name="ro1">
          <table:table-cell table:formula="of:=[.$A1127]+RAND()*0.1" office:value-type="float" office:value="55.6944863227662">
            <text:p>55.6944863228</text:p>
          </table:table-cell>
          <table:table-cell table:formula="of:=PI()*[.$A1128]" office:value-type="float" office:value="174.96938907706">
            <text:p>174.9693890771</text:p>
          </table:table-cell>
          <table:table-cell table:formula="of:=20*(500-499*COS([.$B1128]*(1+RAND())))" office:value-type="float" office:value="3064.13999358533">
            <text:p>3064.1399935853</text:p>
          </table:table-cell>
          <table:table-cell table:formula="of:=INT([.C1128])" office:value-type="float" office:value="3064">
            <text:p>3064</text:p>
          </table:table-cell>
          <table:table-cell table:formula="of:=[.D1128]-[.D1127]" office:value-type="float" office:value="-14021">
            <text:p>-14021</text:p>
          </table:table-cell>
          <table:table-cell table:number-columns-repeated="11"/>
        </table:table-row>
        <table:table-row table:style-name="ro1">
          <table:table-cell table:formula="of:=[.$A1128]+RAND()*0.1" office:value-type="float" office:value="55.7046146177687">
            <text:p>55.7046146178</text:p>
          </table:table-cell>
          <table:table-cell table:formula="of:=PI()*[.$A1129]" office:value-type="float" office:value="175.001208054233">
            <text:p>175.0012080542</text:p>
          </table:table-cell>
          <table:table-cell table:formula="of:=20*(500-499*COS([.$B1129]*(1+RAND())))" office:value-type="float" office:value="1699.11006875716">
            <text:p>1699.1100687572</text:p>
          </table:table-cell>
          <table:table-cell table:formula="of:=INT([.C1129])" office:value-type="float" office:value="1699">
            <text:p>1699</text:p>
          </table:table-cell>
          <table:table-cell table:formula="of:=[.D1129]-[.D1128]" office:value-type="float" office:value="-1365">
            <text:p>-1365</text:p>
          </table:table-cell>
          <table:table-cell table:number-columns-repeated="11"/>
        </table:table-row>
        <table:table-row table:style-name="ro1">
          <table:table-cell table:formula="of:=[.$A1129]+RAND()*0.1" office:value-type="float" office:value="55.7947005227209">
            <text:p>55.7947005227</text:p>
          </table:table-cell>
          <table:table-cell table:formula="of:=PI()*[.$A1130]" office:value-type="float" office:value="175.284221271422">
            <text:p>175.2842212714</text:p>
          </table:table-cell>
          <table:table-cell table:formula="of:=20*(500-499*COS([.$B1130]*(1+RAND())))" office:value-type="float" office:value="19231.4752434558">
            <text:p>19231.4752434558</text:p>
          </table:table-cell>
          <table:table-cell table:formula="of:=INT([.C1130])" office:value-type="float" office:value="19231">
            <text:p>19231</text:p>
          </table:table-cell>
          <table:table-cell table:formula="of:=[.D1130]-[.D1129]" office:value-type="float" office:value="17532">
            <text:p>17532</text:p>
          </table:table-cell>
          <table:table-cell table:number-columns-repeated="11"/>
        </table:table-row>
        <table:table-row table:style-name="ro1">
          <table:table-cell table:formula="of:=[.$A1130]+RAND()*0.1" office:value-type="float" office:value="55.8310591876973">
            <text:p>55.8310591877</text:p>
          </table:table-cell>
          <table:table-cell table:formula="of:=PI()*[.$A1131]" office:value-type="float" office:value="175.398445386207">
            <text:p>175.3984453862</text:p>
          </table:table-cell>
          <table:table-cell table:formula="of:=20*(500-499*COS([.$B1131]*(1+RAND())))" office:value-type="float" office:value="14826.6364430568">
            <text:p>14826.6364430568</text:p>
          </table:table-cell>
          <table:table-cell table:formula="of:=INT([.C1131])" office:value-type="float" office:value="14826">
            <text:p>14826</text:p>
          </table:table-cell>
          <table:table-cell table:formula="of:=[.D1131]-[.D1130]" office:value-type="float" office:value="-4405">
            <text:p>-4405</text:p>
          </table:table-cell>
          <table:table-cell table:number-columns-repeated="11"/>
        </table:table-row>
        <table:table-row table:style-name="ro1">
          <table:table-cell table:formula="of:=[.$A1131]+RAND()*0.1" office:value-type="float" office:value="55.8723636539188">
            <text:p>55.8723636539</text:p>
          </table:table-cell>
          <table:table-cell table:formula="of:=PI()*[.$A1132]" office:value-type="float" office:value="175.528207193849">
            <text:p>175.5282071938</text:p>
          </table:table-cell>
          <table:table-cell table:formula="of:=20*(500-499*COS([.$B1132]*(1+RAND())))" office:value-type="float" office:value="19494.6404792033">
            <text:p>19494.6404792033</text:p>
          </table:table-cell>
          <table:table-cell table:formula="of:=INT([.C1132])" office:value-type="float" office:value="19494">
            <text:p>19494</text:p>
          </table:table-cell>
          <table:table-cell table:formula="of:=[.D1132]-[.D1131]" office:value-type="float" office:value="4668">
            <text:p>4668</text:p>
          </table:table-cell>
          <table:table-cell table:number-columns-repeated="11"/>
        </table:table-row>
        <table:table-row table:style-name="ro1">
          <table:table-cell table:formula="of:=[.$A1132]+RAND()*0.1" office:value-type="float" office:value="55.9130455291365">
            <text:p>55.9130455291</text:p>
          </table:table-cell>
          <table:table-cell table:formula="of:=PI()*[.$A1133]" office:value-type="float" office:value="175.656013074167">
            <text:p>175.6560130742</text:p>
          </table:table-cell>
          <table:table-cell table:formula="of:=20*(500-499*COS([.$B1133]*(1+RAND())))" office:value-type="float" office:value="15879.2497531653">
            <text:p>15879.2497531653</text:p>
          </table:table-cell>
          <table:table-cell table:formula="of:=INT([.C1133])" office:value-type="float" office:value="15879">
            <text:p>15879</text:p>
          </table:table-cell>
          <table:table-cell table:formula="of:=[.D1133]-[.D1132]" office:value-type="float" office:value="-3615">
            <text:p>-3615</text:p>
          </table:table-cell>
          <table:table-cell table:number-columns-repeated="11"/>
        </table:table-row>
        <table:table-row table:style-name="ro1">
          <table:table-cell table:formula="of:=[.$A1133]+RAND()*0.1" office:value-type="float" office:value="55.9983861814719">
            <text:p>55.9983861815</text:p>
          </table:table-cell>
          <table:table-cell table:formula="of:=PI()*[.$A1134]" office:value-type="float" office:value="175.924118640596">
            <text:p>175.9241186406</text:p>
          </table:table-cell>
          <table:table-cell table:formula="of:=20*(500-499*COS([.$B1134]*(1+RAND())))" office:value-type="float" office:value="10942.0358453981">
            <text:p>10942.0358453981</text:p>
          </table:table-cell>
          <table:table-cell table:formula="of:=INT([.C1134])" office:value-type="float" office:value="10942">
            <text:p>10942</text:p>
          </table:table-cell>
          <table:table-cell table:formula="of:=[.D1134]-[.D1133]" office:value-type="float" office:value="-4937">
            <text:p>-4937</text:p>
          </table:table-cell>
          <table:table-cell table:number-columns-repeated="11"/>
        </table:table-row>
        <table:table-row table:style-name="ro1">
          <table:table-cell table:formula="of:=[.$A1134]+RAND()*0.1" office:value-type="float" office:value="56.0462923452724">
            <text:p>56.0462923453</text:p>
          </table:table-cell>
          <table:table-cell table:formula="of:=PI()*[.$A1135]" office:value-type="float" office:value="176.074620292854">
            <text:p>176.0746202929</text:p>
          </table:table-cell>
          <table:table-cell table:formula="of:=20*(500-499*COS([.$B1135]*(1+RAND())))" office:value-type="float" office:value="19766.6820097882">
            <text:p>19766.6820097882</text:p>
          </table:table-cell>
          <table:table-cell table:formula="of:=INT([.C1135])" office:value-type="float" office:value="19766">
            <text:p>19766</text:p>
          </table:table-cell>
          <table:table-cell table:formula="of:=[.D1135]-[.D1134]" office:value-type="float" office:value="8824">
            <text:p>8824</text:p>
          </table:table-cell>
          <table:table-cell table:number-columns-repeated="11"/>
        </table:table-row>
        <table:table-row table:style-name="ro1">
          <table:table-cell table:formula="of:=[.$A1135]+RAND()*0.1" office:value-type="float" office:value="56.1070663874038">
            <text:p>56.1070663874</text:p>
          </table:table-cell>
          <table:table-cell table:formula="of:=PI()*[.$A1136]" office:value-type="float" office:value="176.265547577143">
            <text:p>176.2655475771</text:p>
          </table:table-cell>
          <table:table-cell table:formula="of:=20*(500-499*COS([.$B1136]*(1+RAND())))" office:value-type="float" office:value="18088.9130583002">
            <text:p>18088.9130583002</text:p>
          </table:table-cell>
          <table:table-cell table:formula="of:=INT([.C1136])" office:value-type="float" office:value="18088">
            <text:p>18088</text:p>
          </table:table-cell>
          <table:table-cell table:formula="of:=[.D1136]-[.D1135]" office:value-type="float" office:value="-1678">
            <text:p>-1678</text:p>
          </table:table-cell>
          <table:table-cell table:number-columns-repeated="11"/>
        </table:table-row>
        <table:table-row table:style-name="ro1">
          <table:table-cell table:formula="of:=[.$A1136]+RAND()*0.1" office:value-type="float" office:value="56.1373359058518">
            <text:p>56.1373359059</text:p>
          </table:table-cell>
          <table:table-cell table:formula="of:=PI()*[.$A1137]" office:value-type="float" office:value="176.360642073927">
            <text:p>176.3606420739</text:p>
          </table:table-cell>
          <table:table-cell table:formula="of:=20*(500-499*COS([.$B1137]*(1+RAND())))" office:value-type="float" office:value="1544.40314900765">
            <text:p>1544.4031490077</text:p>
          </table:table-cell>
          <table:table-cell table:formula="of:=INT([.C1137])" office:value-type="float" office:value="1544">
            <text:p>1544</text:p>
          </table:table-cell>
          <table:table-cell table:formula="of:=[.D1137]-[.D1136]" office:value-type="float" office:value="-16544">
            <text:p>-16544</text:p>
          </table:table-cell>
          <table:table-cell table:number-columns-repeated="11"/>
        </table:table-row>
        <table:table-row table:style-name="ro1">
          <table:table-cell table:formula="of:=[.$A1137]+RAND()*0.1" office:value-type="float" office:value="56.2341504141689">
            <text:p>56.2341504142</text:p>
          </table:table-cell>
          <table:table-cell table:formula="of:=PI()*[.$A1138]" office:value-type="float" office:value="176.664793822016">
            <text:p>176.664793822</text:p>
          </table:table-cell>
          <table:table-cell table:formula="of:=20*(500-499*COS([.$B1138]*(1+RAND())))" office:value-type="float" office:value="755.137931101489">
            <text:p>755.1379311015</text:p>
          </table:table-cell>
          <table:table-cell table:formula="of:=INT([.C1138])" office:value-type="float" office:value="755">
            <text:p>755</text:p>
          </table:table-cell>
          <table:table-cell table:formula="of:=[.D1138]-[.D1137]" office:value-type="float" office:value="-789">
            <text:p>-789</text:p>
          </table:table-cell>
          <table:table-cell table:number-columns-repeated="11"/>
        </table:table-row>
        <table:table-row table:style-name="ro1">
          <table:table-cell table:formula="of:=[.$A1138]+RAND()*0.1" office:value-type="float" office:value="56.3051930241287">
            <text:p>56.3051930241</text:p>
          </table:table-cell>
          <table:table-cell table:formula="of:=PI()*[.$A1139]" office:value-type="float" office:value="176.887980763558">
            <text:p>176.8879807636</text:p>
          </table:table-cell>
          <table:table-cell table:formula="of:=20*(500-499*COS([.$B1139]*(1+RAND())))" office:value-type="float" office:value="2292.95464120612">
            <text:p>2292.9546412061</text:p>
          </table:table-cell>
          <table:table-cell table:formula="of:=INT([.C1139])" office:value-type="float" office:value="2292">
            <text:p>2292</text:p>
          </table:table-cell>
          <table:table-cell table:formula="of:=[.D1139]-[.D1138]" office:value-type="float" office:value="1537">
            <text:p>1537</text:p>
          </table:table-cell>
          <table:table-cell table:number-columns-repeated="11"/>
        </table:table-row>
        <table:table-row table:style-name="ro1">
          <table:table-cell table:formula="of:=[.$A1139]+RAND()*0.1" office:value-type="float" office:value="56.390848457953">
            <text:p>56.390848458</text:p>
          </table:table-cell>
          <table:table-cell table:formula="of:=PI()*[.$A1140]" office:value-type="float" office:value="177.1570752452">
            <text:p>177.1570752452</text:p>
          </table:table-cell>
          <table:table-cell table:formula="of:=20*(500-499*COS([.$B1140]*(1+RAND())))" office:value-type="float" office:value="18516.628921589">
            <text:p>18516.628921589</text:p>
          </table:table-cell>
          <table:table-cell table:formula="of:=INT([.C1140])" office:value-type="float" office:value="18516">
            <text:p>18516</text:p>
          </table:table-cell>
          <table:table-cell table:formula="of:=[.D1140]-[.D1139]" office:value-type="float" office:value="16224">
            <text:p>16224</text:p>
          </table:table-cell>
          <table:table-cell table:number-columns-repeated="11"/>
        </table:table-row>
        <table:table-row table:style-name="ro1">
          <table:table-cell table:formula="of:=[.$A1140]+RAND()*0.1" office:value-type="float" office:value="56.4106332199648">
            <text:p>56.41063322</text:p>
          </table:table-cell>
          <table:table-cell table:formula="of:=PI()*[.$A1141]" office:value-type="float" office:value="177.21923090819">
            <text:p>177.2192309082</text:p>
          </table:table-cell>
          <table:table-cell table:formula="of:=20*(500-499*COS([.$B1141]*(1+RAND())))" office:value-type="float" office:value="4605.66553135925">
            <text:p>4605.6655313593</text:p>
          </table:table-cell>
          <table:table-cell table:formula="of:=INT([.C1141])" office:value-type="float" office:value="4605">
            <text:p>4605</text:p>
          </table:table-cell>
          <table:table-cell table:formula="of:=[.D1141]-[.D1140]" office:value-type="float" office:value="-13911">
            <text:p>-13911</text:p>
          </table:table-cell>
          <table:table-cell table:number-columns-repeated="11"/>
        </table:table-row>
        <table:table-row table:style-name="ro1">
          <table:table-cell table:formula="of:=[.$A1141]+RAND()*0.1" office:value-type="float" office:value="56.476831539115">
            <text:p>56.4768315391</text:p>
          </table:table-cell>
          <table:table-cell table:formula="of:=PI()*[.$A1142]" office:value-type="float" office:value="177.427199061312">
            <text:p>177.4271990613</text:p>
          </table:table-cell>
          <table:table-cell table:formula="of:=20*(500-499*COS([.$B1142]*(1+RAND())))" office:value-type="float" office:value="16524.7595098422">
            <text:p>16524.7595098422</text:p>
          </table:table-cell>
          <table:table-cell table:formula="of:=INT([.C1142])" office:value-type="float" office:value="16524">
            <text:p>16524</text:p>
          </table:table-cell>
          <table:table-cell table:formula="of:=[.D1142]-[.D1141]" office:value-type="float" office:value="11919">
            <text:p>11919</text:p>
          </table:table-cell>
          <table:table-cell table:number-columns-repeated="11"/>
        </table:table-row>
        <table:table-row table:style-name="ro1">
          <table:table-cell table:formula="of:=[.$A1142]+RAND()*0.1" office:value-type="float" office:value="56.4886174621061">
            <text:p>56.4886174621</text:p>
          </table:table-cell>
          <table:table-cell table:formula="of:=PI()*[.$A1143]" office:value-type="float" office:value="177.464225630397">
            <text:p>177.4642256304</text:p>
          </table:table-cell>
          <table:table-cell table:formula="of:=20*(500-499*COS([.$B1143]*(1+RAND())))" office:value-type="float" office:value="955.906256468338">
            <text:p>955.9062564683</text:p>
          </table:table-cell>
          <table:table-cell table:formula="of:=INT([.C1143])" office:value-type="float" office:value="955">
            <text:p>955</text:p>
          </table:table-cell>
          <table:table-cell table:formula="of:=[.D1143]-[.D1142]" office:value-type="float" office:value="-15569">
            <text:p>-15569</text:p>
          </table:table-cell>
          <table:table-cell table:number-columns-repeated="11"/>
        </table:table-row>
        <table:table-row table:style-name="ro1">
          <table:table-cell table:formula="of:=[.$A1143]+RAND()*0.1" office:value-type="float" office:value="56.4933118857909">
            <text:p>56.4933118858</text:p>
          </table:table-cell>
          <table:table-cell table:formula="of:=PI()*[.$A1144]" office:value-type="float" office:value="177.478973597358">
            <text:p>177.4789735974</text:p>
          </table:table-cell>
          <table:table-cell table:formula="of:=20*(500-499*COS([.$B1144]*(1+RAND())))" office:value-type="float" office:value="19200.7542291012">
            <text:p>19200.7542291012</text:p>
          </table:table-cell>
          <table:table-cell table:formula="of:=INT([.C1144])" office:value-type="float" office:value="19200">
            <text:p>19200</text:p>
          </table:table-cell>
          <table:table-cell table:formula="of:=[.D1144]-[.D1143]" office:value-type="float" office:value="18245">
            <text:p>18245</text:p>
          </table:table-cell>
          <table:table-cell table:number-columns-repeated="11"/>
        </table:table-row>
        <table:table-row table:style-name="ro1">
          <table:table-cell table:formula="of:=[.$A1144]+RAND()*0.1" office:value-type="float" office:value="56.5141433547251">
            <text:p>56.5141433547</text:p>
          </table:table-cell>
          <table:table-cell table:formula="of:=PI()*[.$A1145]" office:value-type="float" office:value="177.544417587125">
            <text:p>177.5444175871</text:p>
          </table:table-cell>
          <table:table-cell table:formula="of:=20*(500-499*COS([.$B1145]*(1+RAND())))" office:value-type="float" office:value="321.44804116294">
            <text:p>321.4480411629</text:p>
          </table:table-cell>
          <table:table-cell table:formula="of:=INT([.C1145])" office:value-type="float" office:value="321">
            <text:p>321</text:p>
          </table:table-cell>
          <table:table-cell table:formula="of:=[.D1145]-[.D1144]" office:value-type="float" office:value="-18879">
            <text:p>-18879</text:p>
          </table:table-cell>
          <table:table-cell table:number-columns-repeated="11"/>
        </table:table-row>
        <table:table-row table:style-name="ro1">
          <table:table-cell table:formula="of:=[.$A1145]+RAND()*0.1" office:value-type="float" office:value="56.5347788351588">
            <text:p>56.5347788352</text:p>
          </table:table-cell>
          <table:table-cell table:formula="of:=PI()*[.$A1146]" office:value-type="float" office:value="177.609245860859">
            <text:p>177.6092458609</text:p>
          </table:table-cell>
          <table:table-cell table:formula="of:=20*(500-499*COS([.$B1146]*(1+RAND())))" office:value-type="float" office:value="19122.6320800694">
            <text:p>19122.6320800694</text:p>
          </table:table-cell>
          <table:table-cell table:formula="of:=INT([.C1146])" office:value-type="float" office:value="19122">
            <text:p>19122</text:p>
          </table:table-cell>
          <table:table-cell table:formula="of:=[.D1146]-[.D1145]" office:value-type="float" office:value="18801">
            <text:p>18801</text:p>
          </table:table-cell>
          <table:table-cell table:number-columns-repeated="11"/>
        </table:table-row>
        <table:table-row table:style-name="ro1">
          <table:table-cell table:formula="of:=[.$A1146]+RAND()*0.1" office:value-type="float" office:value="56.5597030001693">
            <text:p>56.5597030002</text:p>
          </table:table-cell>
          <table:table-cell table:formula="of:=PI()*[.$A1147]" office:value-type="float" office:value="177.687547434552">
            <text:p>177.6875474346</text:p>
          </table:table-cell>
          <table:table-cell table:formula="of:=20*(500-499*COS([.$B1147]*(1+RAND())))" office:value-type="float" office:value="7132.88932366893">
            <text:p>7132.8893236689</text:p>
          </table:table-cell>
          <table:table-cell table:formula="of:=INT([.C1147])" office:value-type="float" office:value="7132">
            <text:p>7132</text:p>
          </table:table-cell>
          <table:table-cell table:formula="of:=[.D1147]-[.D1146]" office:value-type="float" office:value="-11990">
            <text:p>-11990</text:p>
          </table:table-cell>
          <table:table-cell table:number-columns-repeated="11"/>
        </table:table-row>
        <table:table-row table:style-name="ro1">
          <table:table-cell table:formula="of:=[.$A1147]+RAND()*0.1" office:value-type="float" office:value="56.6190897768829">
            <text:p>56.6190897769</text:p>
          </table:table-cell>
          <table:table-cell table:formula="of:=PI()*[.$A1148]" office:value-type="float" office:value="177.874116495996">
            <text:p>177.874116496</text:p>
          </table:table-cell>
          <table:table-cell table:formula="of:=20*(500-499*COS([.$B1148]*(1+RAND())))" office:value-type="float" office:value="2626.23925769797">
            <text:p>2626.239257698</text:p>
          </table:table-cell>
          <table:table-cell table:formula="of:=INT([.C1148])" office:value-type="float" office:value="2626">
            <text:p>2626</text:p>
          </table:table-cell>
          <table:table-cell table:formula="of:=[.D1148]-[.D1147]" office:value-type="float" office:value="-4506">
            <text:p>-4506</text:p>
          </table:table-cell>
          <table:table-cell table:number-columns-repeated="11"/>
        </table:table-row>
        <table:table-row table:style-name="ro1">
          <table:table-cell table:formula="of:=[.$A1148]+RAND()*0.1" office:value-type="float" office:value="56.6586259897333">
            <text:p>56.6586259897</text:p>
          </table:table-cell>
          <table:table-cell table:formula="of:=PI()*[.$A1149]" office:value-type="float" office:value="177.998323171838">
            <text:p>177.9983231718</text:p>
          </table:table-cell>
          <table:table-cell table:formula="of:=20*(500-499*COS([.$B1149]*(1+RAND())))" office:value-type="float" office:value="20.0161562015501">
            <text:p>20.0161562016</text:p>
          </table:table-cell>
          <table:table-cell table:formula="of:=INT([.C1149])" office:value-type="float" office:value="20">
            <text:p>20</text:p>
          </table:table-cell>
          <table:table-cell table:formula="of:=[.D1149]-[.D1148]" office:value-type="float" office:value="-2606">
            <text:p>-2606</text:p>
          </table:table-cell>
          <table:table-cell table:number-columns-repeated="11"/>
        </table:table-row>
        <table:table-row table:style-name="ro1">
          <table:table-cell table:formula="of:=[.$A1149]+RAND()*0.1" office:value-type="float" office:value="56.7037552228664">
            <text:p>56.7037552229</text:p>
          </table:table-cell>
          <table:table-cell table:formula="of:=PI()*[.$A1150]" office:value-type="float" office:value="178.140100839111">
            <text:p>178.1401008391</text:p>
          </table:table-cell>
          <table:table-cell table:formula="of:=20*(500-499*COS([.$B1150]*(1+RAND())))" office:value-type="float" office:value="3805.85504772772">
            <text:p>3805.8550477277</text:p>
          </table:table-cell>
          <table:table-cell table:formula="of:=INT([.C1150])" office:value-type="float" office:value="3805">
            <text:p>3805</text:p>
          </table:table-cell>
          <table:table-cell table:formula="of:=[.D1150]-[.D1149]" office:value-type="float" office:value="3785">
            <text:p>3785</text:p>
          </table:table-cell>
          <table:table-cell table:number-columns-repeated="11"/>
        </table:table-row>
        <table:table-row table:style-name="ro1">
          <table:table-cell table:formula="of:=[.$A1150]+RAND()*0.1" office:value-type="float" office:value="56.764340572618">
            <text:p>56.7643405726</text:p>
          </table:table-cell>
          <table:table-cell table:formula="of:=PI()*[.$A1151]" office:value-type="float" office:value="178.330435328806">
            <text:p>178.3304353288</text:p>
          </table:table-cell>
          <table:table-cell table:formula="of:=20*(500-499*COS([.$B1151]*(1+RAND())))" office:value-type="float" office:value="667.551355870393">
            <text:p>667.5513558704</text:p>
          </table:table-cell>
          <table:table-cell table:formula="of:=INT([.C1151])" office:value-type="float" office:value="667">
            <text:p>667</text:p>
          </table:table-cell>
          <table:table-cell table:formula="of:=[.D1151]-[.D1150]" office:value-type="float" office:value="-3138">
            <text:p>-3138</text:p>
          </table:table-cell>
          <table:table-cell table:number-columns-repeated="11"/>
        </table:table-row>
        <table:table-row table:style-name="ro1">
          <table:table-cell table:formula="of:=[.$A1151]+RAND()*0.1" office:value-type="float" office:value="56.849974007858">
            <text:p>56.8499740079</text:p>
          </table:table-cell>
          <table:table-cell table:formula="of:=PI()*[.$A1152]" office:value-type="float" office:value="178.599460699857">
            <text:p>178.5994606999</text:p>
          </table:table-cell>
          <table:table-cell table:formula="of:=20*(500-499*COS([.$B1152]*(1+RAND())))" office:value-type="float" office:value="10029.5648040945">
            <text:p>10029.5648040945</text:p>
          </table:table-cell>
          <table:table-cell table:formula="of:=INT([.C1152])" office:value-type="float" office:value="10029">
            <text:p>10029</text:p>
          </table:table-cell>
          <table:table-cell table:formula="of:=[.D1152]-[.D1151]" office:value-type="float" office:value="9362">
            <text:p>9362</text:p>
          </table:table-cell>
          <table:table-cell table:number-columns-repeated="11"/>
        </table:table-row>
        <table:table-row table:style-name="ro1">
          <table:table-cell table:formula="of:=[.$A1152]+RAND()*0.1" office:value-type="float" office:value="56.9093905425165">
            <text:p>56.9093905425</text:p>
          </table:table-cell>
          <table:table-cell table:formula="of:=PI()*[.$A1153]" office:value-type="float" office:value="178.786123248642">
            <text:p>178.7861232486</text:p>
          </table:table-cell>
          <table:table-cell table:formula="of:=20*(500-499*COS([.$B1153]*(1+RAND())))" office:value-type="float" office:value="1409.59131571979">
            <text:p>1409.5913157198</text:p>
          </table:table-cell>
          <table:table-cell table:formula="of:=INT([.C1153])" office:value-type="float" office:value="1409">
            <text:p>1409</text:p>
          </table:table-cell>
          <table:table-cell table:formula="of:=[.D1153]-[.D1152]" office:value-type="float" office:value="-8620">
            <text:p>-8620</text:p>
          </table:table-cell>
          <table:table-cell table:number-columns-repeated="11"/>
        </table:table-row>
        <table:table-row table:style-name="ro1">
          <table:table-cell table:formula="of:=[.$A1153]+RAND()*0.1" office:value-type="float" office:value="56.9173931960017">
            <text:p>56.917393196</text:p>
          </table:table-cell>
          <table:table-cell table:formula="of:=PI()*[.$A1154]" office:value-type="float" office:value="178.811264326041">
            <text:p>178.811264326</text:p>
          </table:table-cell>
          <table:table-cell table:formula="of:=20*(500-499*COS([.$B1154]*(1+RAND())))" office:value-type="float" office:value="3031.05899477348">
            <text:p>3031.0589947735</text:p>
          </table:table-cell>
          <table:table-cell table:formula="of:=INT([.C1154])" office:value-type="float" office:value="3031">
            <text:p>3031</text:p>
          </table:table-cell>
          <table:table-cell table:formula="of:=[.D1154]-[.D1153]" office:value-type="float" office:value="1622">
            <text:p>1622</text:p>
          </table:table-cell>
          <table:table-cell table:number-columns-repeated="11"/>
        </table:table-row>
        <table:table-row table:style-name="ro1">
          <table:table-cell table:formula="of:=[.$A1154]+RAND()*0.1" office:value-type="float" office:value="56.9636255559046">
            <text:p>56.9636255559</text:p>
          </table:table-cell>
          <table:table-cell table:formula="of:=PI()*[.$A1155]" office:value-type="float" office:value="178.95650756827">
            <text:p>178.9565075683</text:p>
          </table:table-cell>
          <table:table-cell table:formula="of:=20*(500-499*COS([.$B1155]*(1+RAND())))" office:value-type="float" office:value="4512.04834615946">
            <text:p>4512.0483461595</text:p>
          </table:table-cell>
          <table:table-cell table:formula="of:=INT([.C1155])" office:value-type="float" office:value="4512">
            <text:p>4512</text:p>
          </table:table-cell>
          <table:table-cell table:formula="of:=[.D1155]-[.D1154]" office:value-type="float" office:value="1481">
            <text:p>1481</text:p>
          </table:table-cell>
          <table:table-cell table:number-columns-repeated="11"/>
        </table:table-row>
        <table:table-row table:style-name="ro1">
          <table:table-cell table:formula="of:=[.$A1155]+RAND()*0.1" office:value-type="float" office:value="57.0232287848834">
            <text:p>57.0232287849</text:p>
          </table:table-cell>
          <table:table-cell table:formula="of:=PI()*[.$A1156]" office:value-type="float" office:value="179.14375663456">
            <text:p>179.1437566346</text:p>
          </table:table-cell>
          <table:table-cell table:formula="of:=20*(500-499*COS([.$B1156]*(1+RAND())))" office:value-type="float" office:value="15034.9134866022">
            <text:p>15034.9134866022</text:p>
          </table:table-cell>
          <table:table-cell table:formula="of:=INT([.C1156])" office:value-type="float" office:value="15034">
            <text:p>15034</text:p>
          </table:table-cell>
          <table:table-cell table:formula="of:=[.D1156]-[.D1155]" office:value-type="float" office:value="10522">
            <text:p>10522</text:p>
          </table:table-cell>
          <table:table-cell table:number-columns-repeated="11"/>
        </table:table-row>
        <table:table-row table:style-name="ro1">
          <table:table-cell table:formula="of:=[.$A1156]+RAND()*0.1" office:value-type="float" office:value="57.1159951311071">
            <text:p>57.1159951311</text:p>
          </table:table-cell>
          <table:table-cell table:formula="of:=PI()*[.$A1157]" office:value-type="float" office:value="179.435190706356">
            <text:p>179.4351907064</text:p>
          </table:table-cell>
          <table:table-cell table:formula="of:=20*(500-499*COS([.$B1157]*(1+RAND())))" office:value-type="float" office:value="1068.15882911149">
            <text:p>1068.1588291115</text:p>
          </table:table-cell>
          <table:table-cell table:formula="of:=INT([.C1157])" office:value-type="float" office:value="1068">
            <text:p>1068</text:p>
          </table:table-cell>
          <table:table-cell table:formula="of:=[.D1157]-[.D1156]" office:value-type="float" office:value="-13966">
            <text:p>-13966</text:p>
          </table:table-cell>
          <table:table-cell table:number-columns-repeated="11"/>
        </table:table-row>
        <table:table-row table:style-name="ro1">
          <table:table-cell table:formula="of:=[.$A1157]+RAND()*0.1" office:value-type="float" office:value="57.1507065266371">
            <text:p>57.1507065266</text:p>
          </table:table-cell>
          <table:table-cell table:formula="of:=PI()*[.$A1158]" office:value-type="float" office:value="179.544239771549">
            <text:p>179.5442397716</text:p>
          </table:table-cell>
          <table:table-cell table:formula="of:=20*(500-499*COS([.$B1158]*(1+RAND())))" office:value-type="float" office:value="2890.93499683188">
            <text:p>2890.9349968319</text:p>
          </table:table-cell>
          <table:table-cell table:formula="of:=INT([.C1158])" office:value-type="float" office:value="2890">
            <text:p>2890</text:p>
          </table:table-cell>
          <table:table-cell table:formula="of:=[.D1158]-[.D1157]" office:value-type="float" office:value="1822">
            <text:p>1822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wandm </meta:initial-creator>
    <meta:creation-date>2013-05-30T18:46:26</meta:creation-date>
    <dc:date>2013-05-31T07:49:17</dc:date>
    <dc:creator>mawandm </dc:creator>
    <meta:editing-duration>PT8H15M43S</meta:editing-duration>
    <meta:editing-cycles>6</meta:editing-cycles>
    <meta:generator>LibreOffice/3.5$Linux_X86_64 LibreOffice_project/350m1$Build-202</meta:generator>
    <meta:document-statistic meta:table-count="3" meta:cell-count="57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68cm" svg:height="12.724cm" xlink:href=".." xlink:type="simple" chart:class="chart:line" chart:style-name="ch1">
        <chart:legend chart:legend-position="end" svg:x="15.816cm" svg:y="6.063cm" style:legend-expansion="high" chart:style-name="ch2"/>
        <chart:plot-area chart:style-name="ch3" table:cell-range-address="Sheet1.B1:Sheet1.C1000" chart:data-source-has-labels="column" svg:x="0.527cm" svg:y="1.181cm" svg:width="17.715cm" svg:height="12.148cm">
          <chartooo:coordinate-region svg:x="1.704cm" svg:y="1.381cm" svg:width="16.291cm" svg:height="10.903cm"/>
          <chart:axis chart:dimension="x" chart:name="primary-x" chart:style-name="ch4" chartooo:axis-type="auto">
            <chartooo:date-scale/>
            <chart:categories table:cell-range-address="Sheet1.B1:Sheet1.B10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1:Sheet1.B1000</svg:desc>
                </draw:g>
              </table:table-cell>
              <table:table-cell office:value-type="float" office:value="20">
                <text:p>20</text:p>
                <draw:g>
                  <svg:desc>Sheet1.C1:Sheet1.C1000</svg:desc>
                </draw:g>
              </table:table-cell>
            </table:table-row>
            <table:table-row>
              <table:table-cell office:value-type="float" office:value="0.113794737795019">
                <text:p>0</text:p>
              </table:table-cell>
              <table:table-cell office:value-type="float" office:value="125.53895535105">
                <text:p>125.53895535105</text:p>
              </table:table-cell>
            </table:table-row>
            <table:table-row>
              <table:table-cell office:value-type="float" office:value="0.263466339843155">
                <text:p>0</text:p>
              </table:table-cell>
              <table:table-cell office:value-type="float" office:value="662.837388878465">
                <text:p>662.837388878465</text:p>
              </table:table-cell>
            </table:table-row>
            <table:table-row>
              <table:table-cell office:value-type="float" office:value="0.517361692051686">
                <text:p>0</text:p>
              </table:table-cell>
              <table:table-cell office:value-type="float" office:value="1334.13710639849">
                <text:p>1334.13710639849</text:p>
              </table:table-cell>
            </table:table-row>
            <table:table-row>
              <table:table-cell office:value-type="float" office:value="0.553834609109938">
                <text:p>0</text:p>
              </table:table-cell>
              <table:table-cell office:value-type="float" office:value="2941.98228546282">
                <text:p>2941.98228546282</text:p>
              </table:table-cell>
            </table:table-row>
            <table:table-row>
              <table:table-cell office:value-type="float" office:value="0.775940524118525">
                <text:p>0</text:p>
              </table:table-cell>
              <table:table-cell office:value-type="float" office:value="5562.31716574795">
                <text:p>5562.31716574795</text:p>
              </table:table-cell>
            </table:table-row>
            <table:table-row>
              <table:table-cell office:value-type="float" office:value="0.888161886643577">
                <text:p>0</text:p>
              </table:table-cell>
              <table:table-cell office:value-type="float" office:value="6363.45330199606">
                <text:p>6363.45330199606</text:p>
              </table:table-cell>
            </table:table-row>
            <table:table-row>
              <table:table-cell office:value-type="float" office:value="1.18206638600625">
                <text:p/>
              </table:table-cell>
              <table:table-cell office:value-type="float" office:value="13088.7490445158">
                <text:p>13088.7490445158</text:p>
              </table:table-cell>
            </table:table-row>
            <table:table-row>
              <table:table-cell office:value-type="float" office:value="1.45371594945637">
                <text:p/>
              </table:table-cell>
              <table:table-cell office:value-type="float" office:value="19504.7239903201">
                <text:p>19504.7239903201</text:p>
              </table:table-cell>
            </table:table-row>
            <table:table-row>
              <table:table-cell office:value-type="float" office:value="1.59834550340297">
                <text:p/>
              </table:table-cell>
              <table:table-cell office:value-type="float" office:value="17528.0878198051">
                <text:p>17528.0878198051</text:p>
              </table:table-cell>
            </table:table-row>
            <table:table-row>
              <table:table-cell office:value-type="float" office:value="1.65583366496422">
                <text:p/>
              </table:table-cell>
              <table:table-cell office:value-type="float" office:value="17073.1316697168">
                <text:p>17073.1316697168</text:p>
              </table:table-cell>
            </table:table-row>
            <table:table-row>
              <table:table-cell office:value-type="float" office:value="1.7184818197639">
                <text:p/>
              </table:table-cell>
              <table:table-cell office:value-type="float" office:value="19836.5869738102">
                <text:p>19836.5869738102</text:p>
              </table:table-cell>
            </table:table-row>
            <table:table-row>
              <table:table-cell office:value-type="float" office:value="1.79227256850763">
                <text:p/>
              </table:table-cell>
              <table:table-cell office:value-type="float" office:value="19699.3278927367">
                <text:p>19699.3278927367</text:p>
              </table:table-cell>
            </table:table-row>
            <table:table-row>
              <table:table-cell office:value-type="float" office:value="1.83584398145702">
                <text:p/>
              </table:table-cell>
              <table:table-cell office:value-type="float" office:value="19426.0470151699">
                <text:p>19426.0470151699</text:p>
              </table:table-cell>
            </table:table-row>
            <table:table-row>
              <table:table-cell office:value-type="float" office:value="1.85494473886309">
                <text:p/>
              </table:table-cell>
              <table:table-cell office:value-type="float" office:value="19926.5313178309">
                <text:p>19926.5313178309</text:p>
              </table:table-cell>
            </table:table-row>
            <table:table-row>
              <table:table-cell office:value-type="float" office:value="1.96349265996313">
                <text:p/>
              </table:table-cell>
              <table:table-cell office:value-type="float" office:value="17887.960321863">
                <text:p>17887.960321863</text:p>
              </table:table-cell>
            </table:table-row>
            <table:table-row>
              <table:table-cell office:value-type="float" office:value="2.01916847317337">
                <text:p/>
              </table:table-cell>
              <table:table-cell office:value-type="float" office:value="18042.9200195372">
                <text:p>18042.9200195372</text:p>
              </table:table-cell>
            </table:table-row>
            <table:table-row>
              <table:table-cell office:value-type="float" office:value="2.18171492260544">
                <text:p/>
              </table:table-cell>
              <table:table-cell office:value-type="float" office:value="18119.2075400822">
                <text:p>18119.2075400822</text:p>
              </table:table-cell>
            </table:table-row>
            <table:table-row>
              <table:table-cell office:value-type="float" office:value="2.23474296907757">
                <text:p/>
              </table:table-cell>
              <table:table-cell office:value-type="float" office:value="18775.1866146588">
                <text:p>18775.1866146588</text:p>
              </table:table-cell>
            </table:table-row>
            <table:table-row>
              <table:table-cell office:value-type="float" office:value="2.49527600705235">
                <text:p/>
              </table:table-cell>
              <table:table-cell office:value-type="float" office:value="15230.3389446288">
                <text:p>15230.3389446288</text:p>
              </table:table-cell>
            </table:table-row>
            <table:table-row>
              <table:table-cell office:value-type="float" office:value="2.74076726135647">
                <text:p/>
              </table:table-cell>
              <table:table-cell office:value-type="float" office:value="17543.2194268694">
                <text:p>17543.2194268694</text:p>
              </table:table-cell>
            </table:table-row>
            <table:table-row>
              <table:table-cell office:value-type="float" office:value="2.77305205710095">
                <text:p/>
              </table:table-cell>
              <table:table-cell office:value-type="float" office:value="8598.25460660415">
                <text:p>8598.25460660415</text:p>
              </table:table-cell>
            </table:table-row>
            <table:table-row>
              <table:table-cell office:value-type="float" office:value="2.92046737601841">
                <text:p/>
              </table:table-cell>
              <table:table-cell office:value-type="float" office:value="4584.98897521159">
                <text:p>4584.98897521159</text:p>
              </table:table-cell>
            </table:table-row>
            <table:table-row>
              <table:table-cell office:value-type="float" office:value="2.92678472602768">
                <text:p/>
              </table:table-cell>
              <table:table-cell office:value-type="float" office:value="14474.7510701976">
                <text:p>14474.7510701976</text:p>
              </table:table-cell>
            </table:table-row>
            <table:table-row>
              <table:table-cell office:value-type="float" office:value="3.02593409174531">
                <text:p/>
              </table:table-cell>
              <table:table-cell office:value-type="float" office:value="15887.5670930195">
                <text:p>15887.5670930195</text:p>
              </table:table-cell>
            </table:table-row>
            <table:table-row>
              <table:table-cell office:value-type="float" office:value="3.3325796521466">
                <text:p/>
              </table:table-cell>
              <table:table-cell office:value-type="float" office:value="870.225696679031">
                <text:p>870.225696679031</text:p>
              </table:table-cell>
            </table:table-row>
            <table:table-row>
              <table:table-cell office:value-type="float" office:value="3.63886760895284">
                <text:p/>
              </table:table-cell>
              <table:table-cell office:value-type="float" office:value="878.703801147232">
                <text:p>878.703801147232</text:p>
              </table:table-cell>
            </table:table-row>
            <table:table-row>
              <table:table-cell office:value-type="float" office:value="3.85630668523515">
                <text:p/>
              </table:table-cell>
              <table:table-cell office:value-type="float" office:value="66.7431455713461">
                <text:p>66.7431455713461</text:p>
              </table:table-cell>
            </table:table-row>
            <table:table-row>
              <table:table-cell office:value-type="float" office:value="4.10693565238906">
                <text:p/>
              </table:table-cell>
              <table:table-cell office:value-type="float" office:value="13178.1249480832">
                <text:p>13178.1249480832</text:p>
              </table:table-cell>
            </table:table-row>
            <table:table-row>
              <table:table-cell office:value-type="float" office:value="4.32128766562794">
                <text:p/>
              </table:table-cell>
              <table:table-cell office:value-type="float" office:value="5451.57663213084">
                <text:p>5451.57663213084</text:p>
              </table:table-cell>
            </table:table-row>
            <table:table-row>
              <table:table-cell office:value-type="float" office:value="4.35968445352485">
                <text:p/>
              </table:table-cell>
              <table:table-cell office:value-type="float" office:value="11009.6662763619">
                <text:p>11009.6662763619</text:p>
              </table:table-cell>
            </table:table-row>
            <table:table-row>
              <table:table-cell office:value-type="float" office:value="4.40445185349875">
                <text:p/>
              </table:table-cell>
              <table:table-cell office:value-type="float" office:value="12333.0360433191">
                <text:p>12333.0360433191</text:p>
              </table:table-cell>
            </table:table-row>
            <table:table-row>
              <table:table-cell office:value-type="float" office:value="4.41843933931997">
                <text:p/>
              </table:table-cell>
              <table:table-cell office:value-type="float" office:value="17976.661247245">
                <text:p>17976.661247245</text:p>
              </table:table-cell>
            </table:table-row>
            <table:table-row>
              <table:table-cell office:value-type="float" office:value="4.60650772926501">
                <text:p/>
              </table:table-cell>
              <table:table-cell office:value-type="float" office:value="2910.86690867993">
                <text:p>2910.86690867993</text:p>
              </table:table-cell>
            </table:table-row>
            <table:table-row>
              <table:table-cell office:value-type="float" office:value="4.90517048144744">
                <text:p/>
              </table:table-cell>
              <table:table-cell office:value-type="float" office:value="19193.172187168">
                <text:p>19193.172187168</text:p>
              </table:table-cell>
            </table:table-row>
            <table:table-row>
              <table:table-cell office:value-type="float" office:value="4.95563088432691">
                <text:p/>
              </table:table-cell>
              <table:table-cell office:value-type="float" office:value="2235.57275264445">
                <text:p>2235.57275264445</text:p>
              </table:table-cell>
            </table:table-row>
            <table:table-row>
              <table:table-cell office:value-type="float" office:value="5.05164592392156">
                <text:p>10</text:p>
              </table:table-cell>
              <table:table-cell office:value-type="float" office:value="13468.5769608211">
                <text:p>13468.5769608211</text:p>
              </table:table-cell>
            </table:table-row>
            <table:table-row>
              <table:table-cell office:value-type="float" office:value="5.14837077327007">
                <text:p>10</text:p>
              </table:table-cell>
              <table:table-cell office:value-type="float" office:value="153.984130457927">
                <text:p>153.984130457927</text:p>
              </table:table-cell>
            </table:table-row>
            <table:table-row>
              <table:table-cell office:value-type="float" office:value="5.17857641015323">
                <text:p>10</text:p>
              </table:table-cell>
              <table:table-cell office:value-type="float" office:value="5513.19499961776">
                <text:p>5513.19499961776</text:p>
              </table:table-cell>
            </table:table-row>
            <table:table-row>
              <table:table-cell office:value-type="float" office:value="5.23208174798532">
                <text:p>10</text:p>
              </table:table-cell>
              <table:table-cell office:value-type="float" office:value="13662.1722788527">
                <text:p>13662.1722788527</text:p>
              </table:table-cell>
            </table:table-row>
            <table:table-row>
              <table:table-cell office:value-type="float" office:value="5.31802552072956">
                <text:p>10</text:p>
              </table:table-cell>
              <table:table-cell office:value-type="float" office:value="19932.6736770366">
                <text:p>19932.6736770366</text:p>
              </table:table-cell>
            </table:table-row>
            <table:table-row>
              <table:table-cell office:value-type="float" office:value="5.56229416889809">
                <text:p>10</text:p>
              </table:table-cell>
              <table:table-cell office:value-type="float" office:value="14886.9017309444">
                <text:p>14886.9017309444</text:p>
              </table:table-cell>
            </table:table-row>
            <table:table-row>
              <table:table-cell office:value-type="float" office:value="5.60160944537602">
                <text:p>10</text:p>
              </table:table-cell>
              <table:table-cell office:value-type="float" office:value="1166.4570556906">
                <text:p>1166.4570556906</text:p>
              </table:table-cell>
            </table:table-row>
            <table:table-row>
              <table:table-cell office:value-type="float" office:value="5.61666646943465">
                <text:p>10</text:p>
              </table:table-cell>
              <table:table-cell office:value-type="float" office:value="14690.3119001374">
                <text:p>14690.3119001374</text:p>
              </table:table-cell>
            </table:table-row>
            <table:table-row>
              <table:table-cell office:value-type="float" office:value="5.75051926560374">
                <text:p>10</text:p>
              </table:table-cell>
              <table:table-cell office:value-type="float" office:value="19704.1735052809">
                <text:p>19704.1735052809</text:p>
              </table:table-cell>
            </table:table-row>
            <table:table-row>
              <table:table-cell office:value-type="float" office:value="5.81792340072624">
                <text:p>10</text:p>
              </table:table-cell>
              <table:table-cell office:value-type="float" office:value="17416.7142479007">
                <text:p>17416.7142479007</text:p>
              </table:table-cell>
            </table:table-row>
            <table:table-row>
              <table:table-cell office:value-type="float" office:value="5.88947933334548">
                <text:p>10</text:p>
              </table:table-cell>
              <table:table-cell office:value-type="float" office:value="49.1723860505238">
                <text:p>49.1723860505238</text:p>
              </table:table-cell>
            </table:table-row>
            <table:table-row>
              <table:table-cell office:value-type="float" office:value="5.94231722241107">
                <text:p>10</text:p>
              </table:table-cell>
              <table:table-cell office:value-type="float" office:value="23.7423955476856">
                <text:p>23.7423955476856</text:p>
              </table:table-cell>
            </table:table-row>
            <table:table-row>
              <table:table-cell office:value-type="float" office:value="6.11219986529704">
                <text:p>10</text:p>
              </table:table-cell>
              <table:table-cell office:value-type="float" office:value="5257.87064351573">
                <text:p>5257.87064351573</text:p>
              </table:table-cell>
            </table:table-row>
            <table:table-row>
              <table:table-cell office:value-type="float" office:value="6.17156235553732">
                <text:p>10</text:p>
              </table:table-cell>
              <table:table-cell office:value-type="float" office:value="8851.63916997906">
                <text:p>8851.63916997906</text:p>
              </table:table-cell>
            </table:table-row>
            <table:table-row>
              <table:table-cell office:value-type="float" office:value="6.44142977287276">
                <text:p>10</text:p>
              </table:table-cell>
              <table:table-cell office:value-type="float" office:value="4434.91148855099">
                <text:p>4434.91148855099</text:p>
              </table:table-cell>
            </table:table-row>
            <table:table-row>
              <table:table-cell office:value-type="float" office:value="6.48265306303512">
                <text:p>10</text:p>
              </table:table-cell>
              <table:table-cell office:value-type="float" office:value="2257.05116632957">
                <text:p>2257.05116632957</text:p>
              </table:table-cell>
            </table:table-row>
            <table:table-row>
              <table:table-cell office:value-type="float" office:value="6.69819299676823">
                <text:p>10</text:p>
              </table:table-cell>
              <table:table-cell office:value-type="float" office:value="1816.50605550796">
                <text:p>1816.50605550796</text:p>
              </table:table-cell>
            </table:table-row>
            <table:table-row>
              <table:table-cell office:value-type="float" office:value="6.71381270651869">
                <text:p>10</text:p>
              </table:table-cell>
              <table:table-cell office:value-type="float" office:value="194.033492957218">
                <text:p>194.033492957218</text:p>
              </table:table-cell>
            </table:table-row>
            <table:table-row>
              <table:table-cell office:value-type="float" office:value="6.96495495720607">
                <text:p>10</text:p>
              </table:table-cell>
              <table:table-cell office:value-type="float" office:value="18605.5559112533">
                <text:p>18605.5559112533</text:p>
              </table:table-cell>
            </table:table-row>
            <table:table-row>
              <table:table-cell office:value-type="float" office:value="7.23305265445299">
                <text:p>10</text:p>
              </table:table-cell>
              <table:table-cell office:value-type="float" office:value="19587.8334393064">
                <text:p>19587.8334393064</text:p>
              </table:table-cell>
            </table:table-row>
            <table:table-row>
              <table:table-cell office:value-type="float" office:value="7.47762228411861">
                <text:p>10</text:p>
              </table:table-cell>
              <table:table-cell office:value-type="float" office:value="3289.94563604197">
                <text:p>3289.94563604197</text:p>
              </table:table-cell>
            </table:table-row>
            <table:table-row>
              <table:table-cell office:value-type="float" office:value="7.74636919866175">
                <text:p>10</text:p>
              </table:table-cell>
              <table:table-cell office:value-type="float" office:value="3177.04148889228">
                <text:p>3177.04148889228</text:p>
              </table:table-cell>
            </table:table-row>
            <table:table-row>
              <table:table-cell office:value-type="float" office:value="8.05563032229289">
                <text:p>10</text:p>
              </table:table-cell>
              <table:table-cell office:value-type="float" office:value="436.679208310077">
                <text:p>436.679208310077</text:p>
              </table:table-cell>
            </table:table-row>
            <table:table-row>
              <table:table-cell office:value-type="float" office:value="8.32265648983202">
                <text:p>10</text:p>
              </table:table-cell>
              <table:table-cell office:value-type="float" office:value="16250.3139300491">
                <text:p>16250.3139300491</text:p>
              </table:table-cell>
            </table:table-row>
            <table:table-row>
              <table:table-cell office:value-type="float" office:value="8.60524440952572">
                <text:p>10</text:p>
              </table:table-cell>
              <table:table-cell office:value-type="float" office:value="19975.0737737019">
                <text:p>19975.0737737019</text:p>
              </table:table-cell>
            </table:table-row>
            <table:table-row>
              <table:table-cell office:value-type="float" office:value="8.65669357196357">
                <text:p>10</text:p>
              </table:table-cell>
              <table:table-cell office:value-type="float" office:value="25.7681915388184">
                <text:p>25.7681915388184</text:p>
              </table:table-cell>
            </table:table-row>
            <table:table-row>
              <table:table-cell office:value-type="float" office:value="8.93522705238275">
                <text:p>10</text:p>
              </table:table-cell>
              <table:table-cell office:value-type="float" office:value="3375.25929823682">
                <text:p>3375.25929823682</text:p>
              </table:table-cell>
            </table:table-row>
            <table:table-row>
              <table:table-cell office:value-type="float" office:value="8.94674535631263">
                <text:p>10</text:p>
              </table:table-cell>
              <table:table-cell office:value-type="float" office:value="11176.5324559154">
                <text:p>11176.5324559154</text:p>
              </table:table-cell>
            </table:table-row>
            <table:table-row>
              <table:table-cell office:value-type="float" office:value="9.24370290163092">
                <text:p>10</text:p>
              </table:table-cell>
              <table:table-cell office:value-type="float" office:value="11619.0460126175">
                <text:p>11619.0460126175</text:p>
              </table:table-cell>
            </table:table-row>
            <table:table-row>
              <table:table-cell office:value-type="float" office:value="9.45702678789333">
                <text:p>10</text:p>
              </table:table-cell>
              <table:table-cell office:value-type="float" office:value="3618.06240183829">
                <text:p>3618.06240183829</text:p>
              </table:table-cell>
            </table:table-row>
            <table:table-row>
              <table:table-cell office:value-type="float" office:value="9.57575312274345">
                <text:p>10</text:p>
              </table:table-cell>
              <table:table-cell office:value-type="float" office:value="7595.33572541192">
                <text:p>7595.33572541192</text:p>
              </table:table-cell>
            </table:table-row>
            <table:table-row>
              <table:table-cell office:value-type="float" office:value="9.69448589911445">
                <text:p>10</text:p>
              </table:table-cell>
              <table:table-cell office:value-type="float" office:value="140.221611013009">
                <text:p>140.221611013009</text:p>
              </table:table-cell>
            </table:table-row>
            <table:table-row>
              <table:table-cell office:value-type="float" office:value="9.84814567712384">
                <text:p>10</text:p>
              </table:table-cell>
              <table:table-cell office:value-type="float" office:value="178.965970405342">
                <text:p>178.965970405342</text:p>
              </table:table-cell>
            </table:table-row>
            <table:table-row>
              <table:table-cell office:value-type="float" office:value="9.91952166613799">
                <text:p>10</text:p>
              </table:table-cell>
              <table:table-cell office:value-type="float" office:value="20.7550981845679">
                <text:p>20.7550981845679</text:p>
              </table:table-cell>
            </table:table-row>
            <table:table-row>
              <table:table-cell office:value-type="float" office:value="10.1012242940184">
                <text:p>10</text:p>
              </table:table-cell>
              <table:table-cell office:value-type="float" office:value="9404.00148498021">
                <text:p>9404.00148498021</text:p>
              </table:table-cell>
            </table:table-row>
            <table:table-row>
              <table:table-cell office:value-type="float" office:value="10.3408278449183">
                <text:p>10</text:p>
              </table:table-cell>
              <table:table-cell office:value-type="float" office:value="12164.3942313645">
                <text:p>12164.3942313645</text:p>
              </table:table-cell>
            </table:table-row>
            <table:table-row>
              <table:table-cell office:value-type="float" office:value="10.3423132168883">
                <text:p>10</text:p>
              </table:table-cell>
              <table:table-cell office:value-type="float" office:value="2012.44330356251">
                <text:p>2012.44330356251</text:p>
              </table:table-cell>
            </table:table-row>
            <table:table-row>
              <table:table-cell office:value-type="float" office:value="10.5633311212466">
                <text:p>10</text:p>
              </table:table-cell>
              <table:table-cell office:value-type="float" office:value="1952.20368343456">
                <text:p>1952.20368343456</text:p>
              </table:table-cell>
            </table:table-row>
            <table:table-row>
              <table:table-cell office:value-type="float" office:value="10.8179916962051">
                <text:p>10</text:p>
              </table:table-cell>
              <table:table-cell office:value-type="float" office:value="17375.753738789">
                <text:p>17375.753738789</text:p>
              </table:table-cell>
            </table:table-row>
            <table:table-row>
              <table:table-cell office:value-type="float" office:value="10.9533298643442">
                <text:p>10</text:p>
              </table:table-cell>
              <table:table-cell office:value-type="float" office:value="6624.46865233506">
                <text:p>6624.46865233506</text:p>
              </table:table-cell>
            </table:table-row>
            <table:table-row>
              <table:table-cell office:value-type="float" office:value="11.2417519039713">
                <text:p>10</text:p>
              </table:table-cell>
              <table:table-cell office:value-type="float" office:value="16161.7509136636">
                <text:p>16161.7509136636</text:p>
              </table:table-cell>
            </table:table-row>
            <table:table-row>
              <table:table-cell office:value-type="float" office:value="11.2538091461901">
                <text:p>10</text:p>
              </table:table-cell>
              <table:table-cell office:value-type="float" office:value="5775.35283170028">
                <text:p>5775.35283170028</text:p>
              </table:table-cell>
            </table:table-row>
            <table:table-row>
              <table:table-cell office:value-type="float" office:value="11.4419852035411">
                <text:p>10</text:p>
              </table:table-cell>
              <table:table-cell office:value-type="float" office:value="19126.3708137338">
                <text:p>19126.3708137338</text:p>
              </table:table-cell>
            </table:table-row>
            <table:table-row>
              <table:table-cell office:value-type="float" office:value="11.5861306206951">
                <text:p>10</text:p>
              </table:table-cell>
              <table:table-cell office:value-type="float" office:value="9208.90551706834">
                <text:p>9208.90551706834</text:p>
              </table:table-cell>
            </table:table-row>
            <table:table-row>
              <table:table-cell office:value-type="float" office:value="11.6575503531542">
                <text:p>10</text:p>
              </table:table-cell>
              <table:table-cell office:value-type="float" office:value="17762.648586919">
                <text:p>17762.648586919</text:p>
              </table:table-cell>
            </table:table-row>
            <table:table-row>
              <table:table-cell office:value-type="float" office:value="11.8014345624817">
                <text:p>10</text:p>
              </table:table-cell>
              <table:table-cell office:value-type="float" office:value="4851.48001367232">
                <text:p>4851.48001367232</text:p>
              </table:table-cell>
            </table:table-row>
            <table:table-row>
              <table:table-cell office:value-type="float" office:value="11.9868032697981">
                <text:p>10</text:p>
              </table:table-cell>
              <table:table-cell office:value-type="float" office:value="208.752800764468">
                <text:p>208.752800764468</text:p>
              </table:table-cell>
            </table:table-row>
            <table:table-row>
              <table:table-cell office:value-type="float" office:value="12.2737629359903">
                <text:p>10</text:p>
              </table:table-cell>
              <table:table-cell office:value-type="float" office:value="16930.7366077505">
                <text:p>16930.7366077505</text:p>
              </table:table-cell>
            </table:table-row>
            <table:table-row>
              <table:table-cell office:value-type="float" office:value="12.4332668550682">
                <text:p>10</text:p>
              </table:table-cell>
              <table:table-cell office:value-type="float" office:value="134.632475726468">
                <text:p>134.632475726468</text:p>
              </table:table-cell>
            </table:table-row>
            <table:table-row>
              <table:table-cell office:value-type="float" office:value="12.5556185478593">
                <text:p>10</text:p>
              </table:table-cell>
              <table:table-cell office:value-type="float" office:value="255.496346009883">
                <text:p>255.496346009883</text:p>
              </table:table-cell>
            </table:table-row>
            <table:table-row>
              <table:table-cell office:value-type="float" office:value="12.7965166459395">
                <text:p>10</text:p>
              </table:table-cell>
              <table:table-cell office:value-type="float" office:value="12093.6473668227">
                <text:p>12093.6473668227</text:p>
              </table:table-cell>
            </table:table-row>
            <table:table-row>
              <table:table-cell office:value-type="float" office:value="12.886430929324">
                <text:p>10</text:p>
              </table:table-cell>
              <table:table-cell office:value-type="float" office:value="12618.7503067409">
                <text:p>12618.7503067409</text:p>
              </table:table-cell>
            </table:table-row>
            <table:table-row>
              <table:table-cell office:value-type="float" office:value="12.9633702712993">
                <text:p>10</text:p>
              </table:table-cell>
              <table:table-cell office:value-type="float" office:value="5007.15809754197">
                <text:p>5007.15809754197</text:p>
              </table:table-cell>
            </table:table-row>
            <table:table-row>
              <table:table-cell office:value-type="float" office:value="13.1993702277979">
                <text:p>10</text:p>
              </table:table-cell>
              <table:table-cell office:value-type="float" office:value="17790.1901692045">
                <text:p>17790.1901692045</text:p>
              </table:table-cell>
            </table:table-row>
            <table:table-row>
              <table:table-cell office:value-type="float" office:value="13.2421514135088">
                <text:p>10</text:p>
              </table:table-cell>
              <table:table-cell office:value-type="float" office:value="12358.5991199182">
                <text:p>12358.5991199182</text:p>
              </table:table-cell>
            </table:table-row>
            <table:table-row>
              <table:table-cell office:value-type="float" office:value="13.2875194099651">
                <text:p>10</text:p>
              </table:table-cell>
              <table:table-cell office:value-type="float" office:value="19582.3516156083">
                <text:p>19582.3516156083</text:p>
              </table:table-cell>
            </table:table-row>
            <table:table-row>
              <table:table-cell office:value-type="float" office:value="13.5749685289016">
                <text:p>10</text:p>
              </table:table-cell>
              <table:table-cell office:value-type="float" office:value="19755.1481161178">
                <text:p>19755.1481161178</text:p>
              </table:table-cell>
            </table:table-row>
            <table:table-row>
              <table:table-cell office:value-type="float" office:value="13.5821239296728">
                <text:p>10</text:p>
              </table:table-cell>
              <table:table-cell office:value-type="float" office:value="442.022335306301">
                <text:p>442.022335306301</text:p>
              </table:table-cell>
            </table:table-row>
            <table:table-row>
              <table:table-cell office:value-type="float" office:value="13.6390102300589">
                <text:p>10</text:p>
              </table:table-cell>
              <table:table-cell office:value-type="float" office:value="62.7902840959246">
                <text:p>62.7902840959246</text:p>
              </table:table-cell>
            </table:table-row>
            <table:table-row>
              <table:table-cell office:value-type="float" office:value="13.909257629101">
                <text:p>10</text:p>
              </table:table-cell>
              <table:table-cell office:value-type="float" office:value="11111.9113650506">
                <text:p>11111.9113650506</text:p>
              </table:table-cell>
            </table:table-row>
            <table:table-row>
              <table:table-cell office:value-type="float" office:value="14.1297369161346">
                <text:p>10</text:p>
              </table:table-cell>
              <table:table-cell office:value-type="float" office:value="1617.52203375681">
                <text:p>1617.52203375681</text:p>
              </table:table-cell>
            </table:table-row>
            <table:table-row>
              <table:table-cell office:value-type="float" office:value="14.3053495513709">
                <text:p>10</text:p>
              </table:table-cell>
              <table:table-cell office:value-type="float" office:value="321.201796146686">
                <text:p>321.201796146686</text:p>
              </table:table-cell>
            </table:table-row>
            <table:table-row>
              <table:table-cell office:value-type="float" office:value="14.3801704614249">
                <text:p>10</text:p>
              </table:table-cell>
              <table:table-cell office:value-type="float" office:value="59.3567412653556">
                <text:p>59.3567412653556</text:p>
              </table:table-cell>
            </table:table-row>
            <table:table-row>
              <table:table-cell office:value-type="float" office:value="14.4401502612552">
                <text:p>10</text:p>
              </table:table-cell>
              <table:table-cell office:value-type="float" office:value="11045.5825101102">
                <text:p>11045.5825101102</text:p>
              </table:table-cell>
            </table:table-row>
            <table:table-row>
              <table:table-cell office:value-type="float" office:value="14.6871388855057">
                <text:p>10</text:p>
              </table:table-cell>
              <table:table-cell office:value-type="float" office:value="15001.9747081684">
                <text:p>15001.9747081684</text:p>
              </table:table-cell>
            </table:table-row>
            <table:table-row>
              <table:table-cell office:value-type="float" office:value="14.9436624234401">
                <text:p>10</text:p>
              </table:table-cell>
              <table:table-cell office:value-type="float" office:value="14670.4479439242">
                <text:p>14670.4479439242</text:p>
              </table:table-cell>
            </table:table-row>
            <table:table-row>
              <table:table-cell office:value-type="float" office:value="15.2432457741703">
                <text:p>20</text:p>
              </table:table-cell>
              <table:table-cell office:value-type="float" office:value="19692.6140493466">
                <text:p>19692.6140493466</text:p>
              </table:table-cell>
            </table:table-row>
            <table:table-row>
              <table:table-cell office:value-type="float" office:value="15.4917197703907">
                <text:p>20</text:p>
              </table:table-cell>
              <table:table-cell office:value-type="float" office:value="9638.98451515728">
                <text:p>9638.98451515728</text:p>
              </table:table-cell>
            </table:table-row>
            <table:table-row>
              <table:table-cell office:value-type="float" office:value="15.6551019473245">
                <text:p>20</text:p>
              </table:table-cell>
              <table:table-cell office:value-type="float" office:value="6376.72868339733">
                <text:p>6376.72868339733</text:p>
              </table:table-cell>
            </table:table-row>
            <table:table-row>
              <table:table-cell office:value-type="float" office:value="15.8951866076543">
                <text:p>20</text:p>
              </table:table-cell>
              <table:table-cell office:value-type="float" office:value="19258.4911040425">
                <text:p>19258.4911040425</text:p>
              </table:table-cell>
            </table:table-row>
            <table:table-row>
              <table:table-cell office:value-type="float" office:value="15.9648395068011">
                <text:p>20</text:p>
              </table:table-cell>
              <table:table-cell office:value-type="float" office:value="527.264705698011">
                <text:p>527.264705698011</text:p>
              </table:table-cell>
            </table:table-row>
            <table:table-row>
              <table:table-cell office:value-type="float" office:value="16.102484458003">
                <text:p>20</text:p>
              </table:table-cell>
              <table:table-cell office:value-type="float" office:value="18097.8023394037">
                <text:p>18097.8023394037</text:p>
              </table:table-cell>
            </table:table-row>
            <table:table-row>
              <table:table-cell office:value-type="float" office:value="16.3546263605516">
                <text:p>20</text:p>
              </table:table-cell>
              <table:table-cell office:value-type="float" office:value="235.543252357974">
                <text:p>235.543252357974</text:p>
              </table:table-cell>
            </table:table-row>
            <table:table-row>
              <table:table-cell office:value-type="float" office:value="16.6124553170494">
                <text:p>20</text:p>
              </table:table-cell>
              <table:table-cell office:value-type="float" office:value="6521.94539766809">
                <text:p>6521.94539766809</text:p>
              </table:table-cell>
            </table:table-row>
            <table:table-row>
              <table:table-cell office:value-type="float" office:value="16.8942456854053">
                <text:p>20</text:p>
              </table:table-cell>
              <table:table-cell office:value-type="float" office:value="2694.05571310987">
                <text:p>2694.05571310987</text:p>
              </table:table-cell>
            </table:table-row>
            <table:table-row>
              <table:table-cell office:value-type="float" office:value="16.903648055054">
                <text:p>20</text:p>
              </table:table-cell>
              <table:table-cell office:value-type="float" office:value="10643.9690718357">
                <text:p>10643.9690718357</text:p>
              </table:table-cell>
            </table:table-row>
            <table:table-row>
              <table:table-cell office:value-type="float" office:value="16.9912019555203">
                <text:p>20</text:p>
              </table:table-cell>
              <table:table-cell office:value-type="float" office:value="333.245907779382">
                <text:p>333.245907779382</text:p>
              </table:table-cell>
            </table:table-row>
            <table:table-row>
              <table:table-cell office:value-type="float" office:value="17.1442017659799">
                <text:p>20</text:p>
              </table:table-cell>
              <table:table-cell office:value-type="float" office:value="8627.49012525117">
                <text:p>8627.49012525117</text:p>
              </table:table-cell>
            </table:table-row>
            <table:table-row>
              <table:table-cell office:value-type="float" office:value="17.4405638019671">
                <text:p>20</text:p>
              </table:table-cell>
              <table:table-cell office:value-type="float" office:value="19972.3510400837">
                <text:p>19972.3510400837</text:p>
              </table:table-cell>
            </table:table-row>
            <table:table-row>
              <table:table-cell office:value-type="float" office:value="17.6876216216576">
                <text:p>20</text:p>
              </table:table-cell>
              <table:table-cell office:value-type="float" office:value="15780.9517904541">
                <text:p>15780.9517904541</text:p>
              </table:table-cell>
            </table:table-row>
            <table:table-row>
              <table:table-cell office:value-type="float" office:value="17.9629731249083">
                <text:p>20</text:p>
              </table:table-cell>
              <table:table-cell office:value-type="float" office:value="545.300993991571">
                <text:p>545.300993991571</text:p>
              </table:table-cell>
            </table:table-row>
            <table:table-row>
              <table:table-cell office:value-type="float" office:value="18.1860739936167">
                <text:p>20</text:p>
              </table:table-cell>
              <table:table-cell office:value-type="float" office:value="287.048244490849">
                <text:p>287.048244490849</text:p>
              </table:table-cell>
            </table:table-row>
            <table:table-row>
              <table:table-cell office:value-type="float" office:value="18.2088868313327">
                <text:p>20</text:p>
              </table:table-cell>
              <table:table-cell office:value-type="float" office:value="12064.209831757">
                <text:p>12064.209831757</text:p>
              </table:table-cell>
            </table:table-row>
            <table:table-row>
              <table:table-cell office:value-type="float" office:value="18.2470184111998">
                <text:p>20</text:p>
              </table:table-cell>
              <table:table-cell office:value-type="float" office:value="8079.58038981686">
                <text:p>8079.58038981686</text:p>
              </table:table-cell>
            </table:table-row>
            <table:table-row>
              <table:table-cell office:value-type="float" office:value="18.3919599710478">
                <text:p>20</text:p>
              </table:table-cell>
              <table:table-cell office:value-type="float" office:value="11014.5364240498">
                <text:p>11014.5364240498</text:p>
              </table:table-cell>
            </table:table-row>
            <table:table-row>
              <table:table-cell office:value-type="float" office:value="18.4575539944748">
                <text:p>20</text:p>
              </table:table-cell>
              <table:table-cell office:value-type="float" office:value="19978.6401165752">
                <text:p>19978.6401165752</text:p>
              </table:table-cell>
            </table:table-row>
            <table:table-row>
              <table:table-cell office:value-type="float" office:value="18.5410535707981">
                <text:p>20</text:p>
              </table:table-cell>
              <table:table-cell office:value-type="float" office:value="12375.6082436594">
                <text:p>12375.6082436594</text:p>
              </table:table-cell>
            </table:table-row>
            <table:table-row>
              <table:table-cell office:value-type="float" office:value="18.6592849843699">
                <text:p>20</text:p>
              </table:table-cell>
              <table:table-cell office:value-type="float" office:value="4580.39330869294">
                <text:p>4580.39330869294</text:p>
              </table:table-cell>
            </table:table-row>
            <table:table-row>
              <table:table-cell office:value-type="float" office:value="18.732034408568">
                <text:p>20</text:p>
              </table:table-cell>
              <table:table-cell office:value-type="float" office:value="6194.05438595883">
                <text:p>6194.05438595883</text:p>
              </table:table-cell>
            </table:table-row>
            <table:table-row>
              <table:table-cell office:value-type="float" office:value="18.8724202852776">
                <text:p>20</text:p>
              </table:table-cell>
              <table:table-cell office:value-type="float" office:value="16447.4323975753">
                <text:p>16447.4323975753</text:p>
              </table:table-cell>
            </table:table-row>
            <table:table-row>
              <table:table-cell office:value-type="float" office:value="18.9467398325325">
                <text:p>20</text:p>
              </table:table-cell>
              <table:table-cell office:value-type="float" office:value="41.4546512418553">
                <text:p>41.4546512418553</text:p>
              </table:table-cell>
            </table:table-row>
            <table:table-row>
              <table:table-cell office:value-type="float" office:value="19.2399685439104">
                <text:p>20</text:p>
              </table:table-cell>
              <table:table-cell office:value-type="float" office:value="6905.44294478081">
                <text:p>6905.44294478081</text:p>
              </table:table-cell>
            </table:table-row>
            <table:table-row>
              <table:table-cell office:value-type="float" office:value="19.2418077904973">
                <text:p>20</text:p>
              </table:table-cell>
              <table:table-cell office:value-type="float" office:value="14496.1482290038">
                <text:p>14496.1482290038</text:p>
              </table:table-cell>
            </table:table-row>
            <table:table-row>
              <table:table-cell office:value-type="float" office:value="19.3909482478062">
                <text:p>20</text:p>
              </table:table-cell>
              <table:table-cell office:value-type="float" office:value="445.892773458673">
                <text:p>445.892773458673</text:p>
              </table:table-cell>
            </table:table-row>
            <table:table-row>
              <table:table-cell office:value-type="float" office:value="19.4299974936555">
                <text:p>20</text:p>
              </table:table-cell>
              <table:table-cell office:value-type="float" office:value="4833.91567414858">
                <text:p>4833.91567414858</text:p>
              </table:table-cell>
            </table:table-row>
            <table:table-row>
              <table:table-cell office:value-type="float" office:value="19.6788253646391">
                <text:p>20</text:p>
              </table:table-cell>
              <table:table-cell office:value-type="float" office:value="5776.48737231213">
                <text:p>5776.48737231213</text:p>
              </table:table-cell>
            </table:table-row>
            <table:table-row>
              <table:table-cell office:value-type="float" office:value="19.7703300945235">
                <text:p>20</text:p>
              </table:table-cell>
              <table:table-cell office:value-type="float" office:value="11507.8526277481">
                <text:p>11507.8526277481</text:p>
              </table:table-cell>
            </table:table-row>
            <table:table-row>
              <table:table-cell office:value-type="float" office:value="19.794803425744">
                <text:p>20</text:p>
              </table:table-cell>
              <table:table-cell office:value-type="float" office:value="19261.9086760243">
                <text:p>19261.9086760243</text:p>
              </table:table-cell>
            </table:table-row>
            <table:table-row>
              <table:table-cell office:value-type="float" office:value="19.9779460275891">
                <text:p>20</text:p>
              </table:table-cell>
              <table:table-cell office:value-type="float" office:value="16983.1758870711">
                <text:p>16983.1758870711</text:p>
              </table:table-cell>
            </table:table-row>
            <table:table-row>
              <table:table-cell office:value-type="float" office:value="20.2328329344073">
                <text:p>20</text:p>
              </table:table-cell>
              <table:table-cell office:value-type="float" office:value="1163.59965062809">
                <text:p>1163.59965062809</text:p>
              </table:table-cell>
            </table:table-row>
            <table:table-row>
              <table:table-cell office:value-type="float" office:value="20.4973909259575">
                <text:p>20</text:p>
              </table:table-cell>
              <table:table-cell office:value-type="float" office:value="19623.8900085002">
                <text:p>19623.8900085002</text:p>
              </table:table-cell>
            </table:table-row>
            <table:table-row>
              <table:table-cell office:value-type="float" office:value="20.7501864269494">
                <text:p>20</text:p>
              </table:table-cell>
              <table:table-cell office:value-type="float" office:value="16951.2878148797">
                <text:p>16951.2878148797</text:p>
              </table:table-cell>
            </table:table-row>
            <table:table-row>
              <table:table-cell office:value-type="float" office:value="20.8285590197568">
                <text:p>20</text:p>
              </table:table-cell>
              <table:table-cell office:value-type="float" office:value="11974.0397098875">
                <text:p>11974.0397098875</text:p>
              </table:table-cell>
            </table:table-row>
            <table:table-row>
              <table:table-cell office:value-type="float" office:value="21.0310996484966">
                <text:p>20</text:p>
              </table:table-cell>
              <table:table-cell office:value-type="float" office:value="18519.2652028421">
                <text:p>18519.2652028421</text:p>
              </table:table-cell>
            </table:table-row>
            <table:table-row>
              <table:table-cell office:value-type="float" office:value="21.2275648406273">
                <text:p>20</text:p>
              </table:table-cell>
              <table:table-cell office:value-type="float" office:value="16990.890757542">
                <text:p>16990.890757542</text:p>
              </table:table-cell>
            </table:table-row>
            <table:table-row>
              <table:table-cell office:value-type="float" office:value="21.2735685364316">
                <text:p>20</text:p>
              </table:table-cell>
              <table:table-cell office:value-type="float" office:value="1402.3050365049">
                <text:p>1402.3050365049</text:p>
              </table:table-cell>
            </table:table-row>
            <table:table-row>
              <table:table-cell office:value-type="float" office:value="21.4855115348202">
                <text:p>20</text:p>
              </table:table-cell>
              <table:table-cell office:value-type="float" office:value="1623.65179044426">
                <text:p>1623.65179044426</text:p>
              </table:table-cell>
            </table:table-row>
            <table:table-row>
              <table:table-cell office:value-type="float" office:value="21.7695306275635">
                <text:p>20</text:p>
              </table:table-cell>
              <table:table-cell office:value-type="float" office:value="5456.30924666513">
                <text:p>5456.30924666513</text:p>
              </table:table-cell>
            </table:table-row>
            <table:table-row>
              <table:table-cell office:value-type="float" office:value="21.9685341338274">
                <text:p>20</text:p>
              </table:table-cell>
              <table:table-cell office:value-type="float" office:value="6783.79911518528">
                <text:p>6783.79911518528</text:p>
              </table:table-cell>
            </table:table-row>
            <table:table-row>
              <table:table-cell office:value-type="float" office:value="22.1626799028443">
                <text:p>20</text:p>
              </table:table-cell>
              <table:table-cell office:value-type="float" office:value="736.051106189647">
                <text:p>736.051106189647</text:p>
              </table:table-cell>
            </table:table-row>
            <table:table-row>
              <table:table-cell office:value-type="float" office:value="22.379597549919">
                <text:p>20</text:p>
              </table:table-cell>
              <table:table-cell office:value-type="float" office:value="1308.02589850398">
                <text:p>1308.02589850398</text:p>
              </table:table-cell>
            </table:table-row>
            <table:table-row>
              <table:table-cell office:value-type="float" office:value="22.5397932940747">
                <text:p>20</text:p>
              </table:table-cell>
              <table:table-cell office:value-type="float" office:value="690.18758031841">
                <text:p>690.18758031841</text:p>
              </table:table-cell>
            </table:table-row>
            <table:table-row>
              <table:table-cell office:value-type="float" office:value="22.6428806665873">
                <text:p>20</text:p>
              </table:table-cell>
              <table:table-cell office:value-type="float" office:value="2317.94616657534">
                <text:p>2317.94616657534</text:p>
              </table:table-cell>
            </table:table-row>
            <table:table-row>
              <table:table-cell office:value-type="float" office:value="22.882611151378">
                <text:p>20</text:p>
              </table:table-cell>
              <table:table-cell office:value-type="float" office:value="1077.68594254022">
                <text:p>1077.68594254022</text:p>
              </table:table-cell>
            </table:table-row>
            <table:table-row>
              <table:table-cell office:value-type="float" office:value="23.0809384755471">
                <text:p>20</text:p>
              </table:table-cell>
              <table:table-cell office:value-type="float" office:value="15152.9005303115">
                <text:p>15152.9005303115</text:p>
              </table:table-cell>
            </table:table-row>
            <table:table-row>
              <table:table-cell office:value-type="float" office:value="23.3289674079077">
                <text:p>20</text:p>
              </table:table-cell>
              <table:table-cell office:value-type="float" office:value="885.989298032487">
                <text:p>885.989298032487</text:p>
              </table:table-cell>
            </table:table-row>
            <table:table-row>
              <table:table-cell office:value-type="float" office:value="23.6342919162716">
                <text:p>20</text:p>
              </table:table-cell>
              <table:table-cell office:value-type="float" office:value="7622.40784348787">
                <text:p>7622.40784348787</text:p>
              </table:table-cell>
            </table:table-row>
            <table:table-row>
              <table:table-cell office:value-type="float" office:value="23.9161188167641">
                <text:p>20</text:p>
              </table:table-cell>
              <table:table-cell office:value-type="float" office:value="18517.3741672156">
                <text:p>18517.3741672156</text:p>
              </table:table-cell>
            </table:table-row>
            <table:table-row>
              <table:table-cell office:value-type="float" office:value="23.9682198973375">
                <text:p>20</text:p>
              </table:table-cell>
              <table:table-cell office:value-type="float" office:value="13946.4953287454">
                <text:p>13946.4953287454</text:p>
              </table:table-cell>
            </table:table-row>
            <table:table-row>
              <table:table-cell office:value-type="float" office:value="24.0321345645405">
                <text:p>20</text:p>
              </table:table-cell>
              <table:table-cell office:value-type="float" office:value="321.649987405179">
                <text:p>321.649987405179</text:p>
              </table:table-cell>
            </table:table-row>
            <table:table-row>
              <table:table-cell office:value-type="float" office:value="24.1401880765298">
                <text:p>20</text:p>
              </table:table-cell>
              <table:table-cell office:value-type="float" office:value="16037.2692600228">
                <text:p>16037.2692600228</text:p>
              </table:table-cell>
            </table:table-row>
            <table:table-row>
              <table:table-cell office:value-type="float" office:value="24.2666087043581">
                <text:p>20</text:p>
              </table:table-cell>
              <table:table-cell office:value-type="float" office:value="11375.5514225243">
                <text:p>11375.5514225243</text:p>
              </table:table-cell>
            </table:table-row>
            <table:table-row>
              <table:table-cell office:value-type="float" office:value="24.3095928175801">
                <text:p>20</text:p>
              </table:table-cell>
              <table:table-cell office:value-type="float" office:value="7711.72282934325">
                <text:p>7711.72282934325</text:p>
              </table:table-cell>
            </table:table-row>
            <table:table-row>
              <table:table-cell office:value-type="float" office:value="24.4194855761563">
                <text:p>20</text:p>
              </table:table-cell>
              <table:table-cell office:value-type="float" office:value="5808.9831565487">
                <text:p>5808.9831565487</text:p>
              </table:table-cell>
            </table:table-row>
            <table:table-row>
              <table:table-cell office:value-type="float" office:value="24.6950466612936">
                <text:p>20</text:p>
              </table:table-cell>
              <table:table-cell office:value-type="float" office:value="9395.61014524901">
                <text:p>9395.61014524901</text:p>
              </table:table-cell>
            </table:table-row>
            <table:table-row>
              <table:table-cell office:value-type="float" office:value="24.7770800203649">
                <text:p>20</text:p>
              </table:table-cell>
              <table:table-cell office:value-type="float" office:value="19840.466940916">
                <text:p>19840.466940916</text:p>
              </table:table-cell>
            </table:table-row>
            <table:table-row>
              <table:table-cell office:value-type="float" office:value="24.8216413845657">
                <text:p>20</text:p>
              </table:table-cell>
              <table:table-cell office:value-type="float" office:value="4990.36845870691">
                <text:p>4990.36845870691</text:p>
              </table:table-cell>
            </table:table-row>
            <table:table-row>
              <table:table-cell office:value-type="float" office:value="24.8745479342284">
                <text:p>20</text:p>
              </table:table-cell>
              <table:table-cell office:value-type="float" office:value="9825.27634381803">
                <text:p>9825.27634381803</text:p>
              </table:table-cell>
            </table:table-row>
            <table:table-row>
              <table:table-cell office:value-type="float" office:value="24.9810546245202">
                <text:p>20</text:p>
              </table:table-cell>
              <table:table-cell office:value-type="float" office:value="19262.3352165657">
                <text:p>19262.3352165657</text:p>
              </table:table-cell>
            </table:table-row>
            <table:table-row>
              <table:table-cell office:value-type="float" office:value="25.2087585907123">
                <text:p>30</text:p>
              </table:table-cell>
              <table:table-cell office:value-type="float" office:value="19146.4793165739">
                <text:p>19146.4793165739</text:p>
              </table:table-cell>
            </table:table-row>
            <table:table-row>
              <table:table-cell office:value-type="float" office:value="25.5165520473395">
                <text:p>30</text:p>
              </table:table-cell>
              <table:table-cell office:value-type="float" office:value="18659.2668844685">
                <text:p>18659.2668844685</text:p>
              </table:table-cell>
            </table:table-row>
            <table:table-row>
              <table:table-cell office:value-type="float" office:value="25.5734574638225">
                <text:p>30</text:p>
              </table:table-cell>
              <table:table-cell office:value-type="float" office:value="1313.06410601495">
                <text:p>1313.06410601495</text:p>
              </table:table-cell>
            </table:table-row>
            <table:table-row>
              <table:table-cell office:value-type="float" office:value="25.7397976656476">
                <text:p>30</text:p>
              </table:table-cell>
              <table:table-cell office:value-type="float" office:value="9353.3426884109">
                <text:p>9353.3426884109</text:p>
              </table:table-cell>
            </table:table-row>
            <table:table-row>
              <table:table-cell office:value-type="float" office:value="25.8118044497232">
                <text:p>30</text:p>
              </table:table-cell>
              <table:table-cell office:value-type="float" office:value="15009.3109838778">
                <text:p>15009.3109838778</text:p>
              </table:table-cell>
            </table:table-row>
            <table:table-row>
              <table:table-cell office:value-type="float" office:value="26.0712504949461">
                <text:p>30</text:p>
              </table:table-cell>
              <table:table-cell office:value-type="float" office:value="2497.26801852779">
                <text:p>2497.26801852779</text:p>
              </table:table-cell>
            </table:table-row>
            <table:table-row>
              <table:table-cell office:value-type="float" office:value="26.1198966236892">
                <text:p>30</text:p>
              </table:table-cell>
              <table:table-cell office:value-type="float" office:value="4762.60397989875">
                <text:p>4762.60397989875</text:p>
              </table:table-cell>
            </table:table-row>
            <table:table-row>
              <table:table-cell office:value-type="float" office:value="26.2379071035691">
                <text:p>30</text:p>
              </table:table-cell>
              <table:table-cell office:value-type="float" office:value="16057.2839331835">
                <text:p>16057.2839331835</text:p>
              </table:table-cell>
            </table:table-row>
            <table:table-row>
              <table:table-cell office:value-type="float" office:value="26.3951368819679">
                <text:p>30</text:p>
              </table:table-cell>
              <table:table-cell office:value-type="float" office:value="11385.2189307565">
                <text:p>11385.2189307565</text:p>
              </table:table-cell>
            </table:table-row>
            <table:table-row>
              <table:table-cell office:value-type="float" office:value="26.4136428380952">
                <text:p>30</text:p>
              </table:table-cell>
              <table:table-cell office:value-type="float" office:value="111.537400796922">
                <text:p>111.537400796922</text:p>
              </table:table-cell>
            </table:table-row>
            <table:table-row>
              <table:table-cell office:value-type="float" office:value="26.4164975590264">
                <text:p>30</text:p>
              </table:table-cell>
              <table:table-cell office:value-type="float" office:value="15204.4306775558">
                <text:p>15204.4306775558</text:p>
              </table:table-cell>
            </table:table-row>
            <table:table-row>
              <table:table-cell office:value-type="float" office:value="26.4537138410831">
                <text:p>30</text:p>
              </table:table-cell>
              <table:table-cell office:value-type="float" office:value="205.09719603373">
                <text:p>205.09719603373</text:p>
              </table:table-cell>
            </table:table-row>
            <table:table-row>
              <table:table-cell office:value-type="float" office:value="26.6891374442851">
                <text:p>30</text:p>
              </table:table-cell>
              <table:table-cell office:value-type="float" office:value="19133.7896315163">
                <text:p>19133.7896315163</text:p>
              </table:table-cell>
            </table:table-row>
            <table:table-row>
              <table:table-cell office:value-type="float" office:value="26.852187909372">
                <text:p>30</text:p>
              </table:table-cell>
              <table:table-cell office:value-type="float" office:value="19595.2880595796">
                <text:p>19595.2880595796</text:p>
              </table:table-cell>
            </table:table-row>
            <table:table-row>
              <table:table-cell office:value-type="float" office:value="26.9924915639413">
                <text:p>30</text:p>
              </table:table-cell>
              <table:table-cell office:value-type="float" office:value="12177.2270538453">
                <text:p>12177.2270538453</text:p>
              </table:table-cell>
            </table:table-row>
            <table:table-row>
              <table:table-cell office:value-type="float" office:value="27.153486386575">
                <text:p>30</text:p>
              </table:table-cell>
              <table:table-cell office:value-type="float" office:value="131.642250294452">
                <text:p>131.642250294452</text:p>
              </table:table-cell>
            </table:table-row>
            <table:table-row>
              <table:table-cell office:value-type="float" office:value="27.200704910472">
                <text:p>30</text:p>
              </table:table-cell>
              <table:table-cell office:value-type="float" office:value="19970.4976882968">
                <text:p>19970.4976882968</text:p>
              </table:table-cell>
            </table:table-row>
            <table:table-row>
              <table:table-cell office:value-type="float" office:value="27.2748782321892">
                <text:p>30</text:p>
              </table:table-cell>
              <table:table-cell office:value-type="float" office:value="520.353235428547">
                <text:p>520.353235428547</text:p>
              </table:table-cell>
            </table:table-row>
            <table:table-row>
              <table:table-cell office:value-type="float" office:value="27.4270382978278">
                <text:p>30</text:p>
              </table:table-cell>
              <table:table-cell office:value-type="float" office:value="1320.50939471569">
                <text:p>1320.50939471569</text:p>
              </table:table-cell>
            </table:table-row>
            <table:table-row>
              <table:table-cell office:value-type="float" office:value="27.4419244570047">
                <text:p>30</text:p>
              </table:table-cell>
              <table:table-cell office:value-type="float" office:value="19226.8995282277">
                <text:p>19226.8995282277</text:p>
              </table:table-cell>
            </table:table-row>
            <table:table-row>
              <table:table-cell office:value-type="float" office:value="27.5681988592952">
                <text:p>30</text:p>
              </table:table-cell>
              <table:table-cell office:value-type="float" office:value="2600.91346979661">
                <text:p>2600.91346979661</text:p>
              </table:table-cell>
            </table:table-row>
            <table:table-row>
              <table:table-cell office:value-type="float" office:value="27.7842735922832">
                <text:p>30</text:p>
              </table:table-cell>
              <table:table-cell office:value-type="float" office:value="11178.6662820187">
                <text:p>11178.6662820187</text:p>
              </table:table-cell>
            </table:table-row>
            <table:table-row>
              <table:table-cell office:value-type="float" office:value="27.9072132634494">
                <text:p>30</text:p>
              </table:table-cell>
              <table:table-cell office:value-type="float" office:value="19977.414581276">
                <text:p>19977.414581276</text:p>
              </table:table-cell>
            </table:table-row>
            <table:table-row>
              <table:table-cell office:value-type="float" office:value="28.1599082937145">
                <text:p>30</text:p>
              </table:table-cell>
              <table:table-cell office:value-type="float" office:value="10314.7341062222">
                <text:p>10314.7341062222</text:p>
              </table:table-cell>
            </table:table-row>
            <table:table-row>
              <table:table-cell office:value-type="float" office:value="28.4189671399244">
                <text:p>30</text:p>
              </table:table-cell>
              <table:table-cell office:value-type="float" office:value="15649.9187892994">
                <text:p>15649.9187892994</text:p>
              </table:table-cell>
            </table:table-row>
            <table:table-row>
              <table:table-cell office:value-type="float" office:value="28.6517995696669">
                <text:p>30</text:p>
              </table:table-cell>
              <table:table-cell office:value-type="float" office:value="121.672476669844">
                <text:p>121.672476669844</text:p>
              </table:table-cell>
            </table:table-row>
            <table:table-row>
              <table:table-cell office:value-type="float" office:value="28.8658964197103">
                <text:p>30</text:p>
              </table:table-cell>
              <table:table-cell office:value-type="float" office:value="6267.34336264551">
                <text:p>6267.34336264551</text:p>
              </table:table-cell>
            </table:table-row>
            <table:table-row>
              <table:table-cell office:value-type="float" office:value="28.8928293597788">
                <text:p>30</text:p>
              </table:table-cell>
              <table:table-cell office:value-type="float" office:value="5748.35435494832">
                <text:p>5748.35435494832</text:p>
              </table:table-cell>
            </table:table-row>
            <table:table-row>
              <table:table-cell office:value-type="float" office:value="29.1702231538683">
                <text:p>30</text:p>
              </table:table-cell>
              <table:table-cell office:value-type="float" office:value="2093.25361062065">
                <text:p>2093.25361062065</text:p>
              </table:table-cell>
            </table:table-row>
            <table:table-row>
              <table:table-cell office:value-type="float" office:value="29.4372265537208">
                <text:p>30</text:p>
              </table:table-cell>
              <table:table-cell office:value-type="float" office:value="10061.7831511925">
                <text:p>10061.7831511925</text:p>
              </table:table-cell>
            </table:table-row>
            <table:table-row>
              <table:table-cell office:value-type="float" office:value="29.570666184081">
                <text:p>30</text:p>
              </table:table-cell>
              <table:table-cell office:value-type="float" office:value="13740.0777114642">
                <text:p>13740.0777114642</text:p>
              </table:table-cell>
            </table:table-row>
            <table:table-row>
              <table:table-cell office:value-type="float" office:value="29.7616046790037">
                <text:p>30</text:p>
              </table:table-cell>
              <table:table-cell office:value-type="float" office:value="19942.7769609991">
                <text:p>19942.7769609991</text:p>
              </table:table-cell>
            </table:table-row>
            <table:table-row>
              <table:table-cell office:value-type="float" office:value="30.0222422701244">
                <text:p>30</text:p>
              </table:table-cell>
              <table:table-cell office:value-type="float" office:value="6090.0114498512">
                <text:p>6090.0114498512</text:p>
              </table:table-cell>
            </table:table-row>
            <table:table-row>
              <table:table-cell office:value-type="float" office:value="30.212587317114">
                <text:p>30</text:p>
              </table:table-cell>
              <table:table-cell office:value-type="float" office:value="8777.36467128974">
                <text:p>8777.36467128974</text:p>
              </table:table-cell>
            </table:table-row>
            <table:table-row>
              <table:table-cell office:value-type="float" office:value="30.2557067485028">
                <text:p>30</text:p>
              </table:table-cell>
              <table:table-cell office:value-type="float" office:value="7514.69732069227">
                <text:p>7514.69732069227</text:p>
              </table:table-cell>
            </table:table-row>
            <table:table-row>
              <table:table-cell office:value-type="float" office:value="30.2741918583401">
                <text:p>30</text:p>
              </table:table-cell>
              <table:table-cell office:value-type="float" office:value="2351.02007131055">
                <text:p>2351.02007131055</text:p>
              </table:table-cell>
            </table:table-row>
            <table:table-row>
              <table:table-cell office:value-type="float" office:value="30.4098236851935">
                <text:p>30</text:p>
              </table:table-cell>
              <table:table-cell office:value-type="float" office:value="19349.6812889715">
                <text:p>19349.6812889715</text:p>
              </table:table-cell>
            </table:table-row>
            <table:table-row>
              <table:table-cell office:value-type="float" office:value="30.5015892453254">
                <text:p>30</text:p>
              </table:table-cell>
              <table:table-cell office:value-type="float" office:value="6442.03487738371">
                <text:p>6442.03487738371</text:p>
              </table:table-cell>
            </table:table-row>
            <table:table-row>
              <table:table-cell office:value-type="float" office:value="30.6380848350426">
                <text:p>30</text:p>
              </table:table-cell>
              <table:table-cell office:value-type="float" office:value="20.0002547842303">
                <text:p>20.0002547842303</text:p>
              </table:table-cell>
            </table:table-row>
            <table:table-row>
              <table:table-cell office:value-type="float" office:value="30.9309464402949">
                <text:p>30</text:p>
              </table:table-cell>
              <table:table-cell office:value-type="float" office:value="682.161269733431">
                <text:p>682.161269733431</text:p>
              </table:table-cell>
            </table:table-row>
            <table:table-row>
              <table:table-cell office:value-type="float" office:value="31.0412179565541">
                <text:p>30</text:p>
              </table:table-cell>
              <table:table-cell office:value-type="float" office:value="19656.0711027962">
                <text:p>19656.0711027962</text:p>
              </table:table-cell>
            </table:table-row>
            <table:table-row>
              <table:table-cell office:value-type="float" office:value="31.1805682672025">
                <text:p>30</text:p>
              </table:table-cell>
              <table:table-cell office:value-type="float" office:value="14042.3462082681">
                <text:p>14042.3462082681</text:p>
              </table:table-cell>
            </table:table-row>
            <table:table-row>
              <table:table-cell office:value-type="float" office:value="31.1964868892987">
                <text:p>30</text:p>
              </table:table-cell>
              <table:table-cell office:value-type="float" office:value="13504.6402643575">
                <text:p>13504.6402643575</text:p>
              </table:table-cell>
            </table:table-row>
            <table:table-row>
              <table:table-cell office:value-type="float" office:value="31.228022743401">
                <text:p>30</text:p>
              </table:table-cell>
              <table:table-cell office:value-type="float" office:value="11362.3535822142">
                <text:p>11362.3535822142</text:p>
              </table:table-cell>
            </table:table-row>
            <table:table-row>
              <table:table-cell office:value-type="float" office:value="31.5304235192826">
                <text:p>30</text:p>
              </table:table-cell>
              <table:table-cell office:value-type="float" office:value="18665.9158431298">
                <text:p>18665.9158431298</text:p>
              </table:table-cell>
            </table:table-row>
            <table:table-row>
              <table:table-cell office:value-type="float" office:value="31.686645795948">
                <text:p>30</text:p>
              </table:table-cell>
              <table:table-cell office:value-type="float" office:value="17785.7620213121">
                <text:p>17785.7620213121</text:p>
              </table:table-cell>
            </table:table-row>
            <table:table-row>
              <table:table-cell office:value-type="float" office:value="31.8791764728304">
                <text:p>30</text:p>
              </table:table-cell>
              <table:table-cell office:value-type="float" office:value="10962.2628154774">
                <text:p>10962.2628154774</text:p>
              </table:table-cell>
            </table:table-row>
            <table:table-row>
              <table:table-cell office:value-type="float" office:value="31.91463650725">
                <text:p>30</text:p>
              </table:table-cell>
              <table:table-cell office:value-type="float" office:value="5840.33071981607">
                <text:p>5840.33071981607</text:p>
              </table:table-cell>
            </table:table-row>
            <table:table-row>
              <table:table-cell office:value-type="float" office:value="32.1450321056326">
                <text:p>30</text:p>
              </table:table-cell>
              <table:table-cell office:value-type="float" office:value="19979.9958795784">
                <text:p>19979.9958795784</text:p>
              </table:table-cell>
            </table:table-row>
            <table:table-row>
              <table:table-cell office:value-type="float" office:value="32.1755635827946">
                <text:p>30</text:p>
              </table:table-cell>
              <table:table-cell office:value-type="float" office:value="3076.66670595949">
                <text:p>3076.66670595949</text:p>
              </table:table-cell>
            </table:table-row>
            <table:table-row>
              <table:table-cell office:value-type="float" office:value="32.2259097763911">
                <text:p>30</text:p>
              </table:table-cell>
              <table:table-cell office:value-type="float" office:value="13459.5797260517">
                <text:p>13459.5797260517</text:p>
              </table:table-cell>
            </table:table-row>
            <table:table-row>
              <table:table-cell office:value-type="float" office:value="32.2684205118516">
                <text:p>30</text:p>
              </table:table-cell>
              <table:table-cell office:value-type="float" office:value="18371.1783367632">
                <text:p>18371.1783367632</text:p>
              </table:table-cell>
            </table:table-row>
            <table:table-row>
              <table:table-cell office:value-type="float" office:value="32.5150267220015">
                <text:p>30</text:p>
              </table:table-cell>
              <table:table-cell office:value-type="float" office:value="12634.4801769586">
                <text:p>12634.4801769586</text:p>
              </table:table-cell>
            </table:table-row>
            <table:table-row>
              <table:table-cell office:value-type="float" office:value="32.6883125867642">
                <text:p>30</text:p>
              </table:table-cell>
              <table:table-cell office:value-type="float" office:value="16441.0965940371">
                <text:p>16441.0965940371</text:p>
              </table:table-cell>
            </table:table-row>
            <table:table-row>
              <table:table-cell office:value-type="float" office:value="32.9835183524898">
                <text:p>30</text:p>
              </table:table-cell>
              <table:table-cell office:value-type="float" office:value="17632.180890504">
                <text:p>17632.180890504</text:p>
              </table:table-cell>
            </table:table-row>
            <table:table-row>
              <table:table-cell office:value-type="float" office:value="33.175024143637">
                <text:p>30</text:p>
              </table:table-cell>
              <table:table-cell office:value-type="float" office:value="19867.0653916845">
                <text:p>19867.0653916845</text:p>
              </table:table-cell>
            </table:table-row>
            <table:table-row>
              <table:table-cell office:value-type="float" office:value="33.2669831729294">
                <text:p>30</text:p>
              </table:table-cell>
              <table:table-cell office:value-type="float" office:value="18165.049172931">
                <text:p>18165.049172931</text:p>
              </table:table-cell>
            </table:table-row>
            <table:table-row>
              <table:table-cell office:value-type="float" office:value="33.4621265233395">
                <text:p>30</text:p>
              </table:table-cell>
              <table:table-cell office:value-type="float" office:value="468.974212314075">
                <text:p>468.974212314075</text:p>
              </table:table-cell>
            </table:table-row>
            <table:table-row>
              <table:table-cell office:value-type="float" office:value="33.6805652545552">
                <text:p>30</text:p>
              </table:table-cell>
              <table:table-cell office:value-type="float" office:value="20.3062636448715">
                <text:p>20.3062636448715</text:p>
              </table:table-cell>
            </table:table-row>
            <table:table-row>
              <table:table-cell office:value-type="float" office:value="33.7357588125781">
                <text:p>30</text:p>
              </table:table-cell>
              <table:table-cell office:value-type="float" office:value="5067.33801445615">
                <text:p>5067.33801445615</text:p>
              </table:table-cell>
            </table:table-row>
            <table:table-row>
              <table:table-cell office:value-type="float" office:value="33.8837462974818">
                <text:p>30</text:p>
              </table:table-cell>
              <table:table-cell office:value-type="float" office:value="1183.28782598457">
                <text:p>1183.28782598457</text:p>
              </table:table-cell>
            </table:table-row>
            <table:table-row>
              <table:table-cell office:value-type="float" office:value="33.9214653936987">
                <text:p>30</text:p>
              </table:table-cell>
              <table:table-cell office:value-type="float" office:value="1211.59300288735">
                <text:p>1211.59300288735</text:p>
              </table:table-cell>
            </table:table-row>
            <table:table-row>
              <table:table-cell office:value-type="float" office:value="34.1675974466443">
                <text:p>30</text:p>
              </table:table-cell>
              <table:table-cell office:value-type="float" office:value="1924.02089151853">
                <text:p>1924.02089151853</text:p>
              </table:table-cell>
            </table:table-row>
            <table:table-row>
              <table:table-cell office:value-type="float" office:value="34.2620632573097">
                <text:p>30</text:p>
              </table:table-cell>
              <table:table-cell office:value-type="float" office:value="6361.43402601726">
                <text:p>6361.43402601726</text:p>
              </table:table-cell>
            </table:table-row>
            <table:table-row>
              <table:table-cell office:value-type="float" office:value="34.4901274005161">
                <text:p>30</text:p>
              </table:table-cell>
              <table:table-cell office:value-type="float" office:value="15231.3947635652">
                <text:p>15231.3947635652</text:p>
              </table:table-cell>
            </table:table-row>
            <table:table-row>
              <table:table-cell office:value-type="float" office:value="34.7793788848506">
                <text:p>30</text:p>
              </table:table-cell>
              <table:table-cell office:value-type="float" office:value="12697.5128249558">
                <text:p>12697.5128249558</text:p>
              </table:table-cell>
            </table:table-row>
            <table:table-row>
              <table:table-cell office:value-type="float" office:value="34.8923298053532">
                <text:p>30</text:p>
              </table:table-cell>
              <table:table-cell office:value-type="float" office:value="18231.6955272247">
                <text:p>18231.6955272247</text:p>
              </table:table-cell>
            </table:table-row>
            <table:table-row>
              <table:table-cell office:value-type="float" office:value="34.9418665102004">
                <text:p>30</text:p>
              </table:table-cell>
              <table:table-cell office:value-type="float" office:value="3106.46597069926">
                <text:p>3106.46597069926</text:p>
              </table:table-cell>
            </table:table-row>
            <table:table-row>
              <table:table-cell office:value-type="float" office:value="35.0087242894541">
                <text:p>40</text:p>
              </table:table-cell>
              <table:table-cell office:value-type="float" office:value="14293.1578805459">
                <text:p>14293.1578805459</text:p>
              </table:table-cell>
            </table:table-row>
            <table:table-row>
              <table:table-cell office:value-type="float" office:value="35.2581707998202">
                <text:p>40</text:p>
              </table:table-cell>
              <table:table-cell office:value-type="float" office:value="17437.3066859161">
                <text:p>17437.3066859161</text:p>
              </table:table-cell>
            </table:table-row>
            <table:table-row>
              <table:table-cell office:value-type="float" office:value="35.2864098445606">
                <text:p>40</text:p>
              </table:table-cell>
              <table:table-cell office:value-type="float" office:value="780.153288607289">
                <text:p>780.153288607289</text:p>
              </table:table-cell>
            </table:table-row>
            <table:table-row>
              <table:table-cell office:value-type="float" office:value="35.4635391400736">
                <text:p>40</text:p>
              </table:table-cell>
              <table:table-cell office:value-type="float" office:value="6620.1945417169">
                <text:p>6620.1945417169</text:p>
              </table:table-cell>
            </table:table-row>
            <table:table-row>
              <table:table-cell office:value-type="float" office:value="35.5381766957291">
                <text:p>40</text:p>
              </table:table-cell>
              <table:table-cell office:value-type="float" office:value="143.518946391434">
                <text:p>143.518946391434</text:p>
              </table:table-cell>
            </table:table-row>
            <table:table-row>
              <table:table-cell office:value-type="float" office:value="35.5823343625658">
                <text:p>40</text:p>
              </table:table-cell>
              <table:table-cell office:value-type="float" office:value="103.663705291958">
                <text:p>103.663705291958</text:p>
              </table:table-cell>
            </table:table-row>
            <table:table-row>
              <table:table-cell office:value-type="float" office:value="35.7909995123274">
                <text:p>40</text:p>
              </table:table-cell>
              <table:table-cell office:value-type="float" office:value="5472.60716460627">
                <text:p>5472.60716460627</text:p>
              </table:table-cell>
            </table:table-row>
            <table:table-row>
              <table:table-cell office:value-type="float" office:value="35.8538785785055">
                <text:p>40</text:p>
              </table:table-cell>
              <table:table-cell office:value-type="float" office:value="201.598571365387">
                <text:p>201.598571365387</text:p>
              </table:table-cell>
            </table:table-row>
            <table:table-row>
              <table:table-cell office:value-type="float" office:value="36.0542585221539">
                <text:p>40</text:p>
              </table:table-cell>
              <table:table-cell office:value-type="float" office:value="16562.0891860845">
                <text:p>16562.0891860845</text:p>
              </table:table-cell>
            </table:table-row>
            <table:table-row>
              <table:table-cell office:value-type="float" office:value="36.1412950834388">
                <text:p>40</text:p>
              </table:table-cell>
              <table:table-cell office:value-type="float" office:value="5955.19945587864">
                <text:p>5955.19945587864</text:p>
              </table:table-cell>
            </table:table-row>
            <table:table-row>
              <table:table-cell office:value-type="float" office:value="36.2396341841828">
                <text:p>40</text:p>
              </table:table-cell>
              <table:table-cell office:value-type="float" office:value="8165.37139372065">
                <text:p>8165.37139372065</text:p>
              </table:table-cell>
            </table:table-row>
            <table:table-row>
              <table:table-cell office:value-type="float" office:value="36.3562504608548">
                <text:p>40</text:p>
              </table:table-cell>
              <table:table-cell office:value-type="float" office:value="19838.0311163275">
                <text:p>19838.0311163275</text:p>
              </table:table-cell>
            </table:table-row>
            <table:table-row>
              <table:table-cell office:value-type="float" office:value="36.4738184993018">
                <text:p>40</text:p>
              </table:table-cell>
              <table:table-cell office:value-type="float" office:value="16512.9805644628">
                <text:p>16512.9805644628</text:p>
              </table:table-cell>
            </table:table-row>
            <table:table-row>
              <table:table-cell office:value-type="float" office:value="36.6225037936423">
                <text:p>40</text:p>
              </table:table-cell>
              <table:table-cell office:value-type="float" office:value="2029.67507453575">
                <text:p>2029.67507453575</text:p>
              </table:table-cell>
            </table:table-row>
            <table:table-row>
              <table:table-cell office:value-type="float" office:value="36.7816308057748">
                <text:p>40</text:p>
              </table:table-cell>
              <table:table-cell office:value-type="float" office:value="19770.7924600364">
                <text:p>19770.7924600364</text:p>
              </table:table-cell>
            </table:table-row>
            <table:table-row>
              <table:table-cell office:value-type="float" office:value="36.831645789159">
                <text:p>40</text:p>
              </table:table-cell>
              <table:table-cell office:value-type="float" office:value="2923.33991905863">
                <text:p>2923.33991905863</text:p>
              </table:table-cell>
            </table:table-row>
            <table:table-row>
              <table:table-cell office:value-type="float" office:value="36.8394576830495">
                <text:p>40</text:p>
              </table:table-cell>
              <table:table-cell office:value-type="float" office:value="19432.5298917598">
                <text:p>19432.5298917598</text:p>
              </table:table-cell>
            </table:table-row>
            <table:table-row>
              <table:table-cell office:value-type="float" office:value="36.9796311955486">
                <text:p>40</text:p>
              </table:table-cell>
              <table:table-cell office:value-type="float" office:value="10789.8315900519">
                <text:p>10789.8315900519</text:p>
              </table:table-cell>
            </table:table-row>
            <table:table-row>
              <table:table-cell office:value-type="float" office:value="37.22115197008">
                <text:p>40</text:p>
              </table:table-cell>
              <table:table-cell office:value-type="float" office:value="19637.1294187557">
                <text:p>19637.1294187557</text:p>
              </table:table-cell>
            </table:table-row>
            <table:table-row>
              <table:table-cell office:value-type="float" office:value="37.3209228932629">
                <text:p>40</text:p>
              </table:table-cell>
              <table:table-cell office:value-type="float" office:value="15823.2045247412">
                <text:p>15823.2045247412</text:p>
              </table:table-cell>
            </table:table-row>
            <table:table-row>
              <table:table-cell office:value-type="float" office:value="37.3420804909595">
                <text:p>40</text:p>
              </table:table-cell>
              <table:table-cell office:value-type="float" office:value="3167.98126092458">
                <text:p>3167.98126092458</text:p>
              </table:table-cell>
            </table:table-row>
            <table:table-row>
              <table:table-cell office:value-type="float" office:value="37.4878807313476">
                <text:p>40</text:p>
              </table:table-cell>
              <table:table-cell office:value-type="float" office:value="19672.4090535856">
                <text:p>19672.4090535856</text:p>
              </table:table-cell>
            </table:table-row>
            <table:table-row>
              <table:table-cell office:value-type="float" office:value="37.6428452125534">
                <text:p>40</text:p>
              </table:table-cell>
              <table:table-cell office:value-type="float" office:value="7861.30066933856">
                <text:p>7861.30066933856</text:p>
              </table:table-cell>
            </table:table-row>
            <table:table-row>
              <table:table-cell office:value-type="float" office:value="37.8119902951536">
                <text:p>40</text:p>
              </table:table-cell>
              <table:table-cell office:value-type="float" office:value="14904.2551993731">
                <text:p>14904.2551993731</text:p>
              </table:table-cell>
            </table:table-row>
            <table:table-row>
              <table:table-cell office:value-type="float" office:value="37.9955096317586">
                <text:p>40</text:p>
              </table:table-cell>
              <table:table-cell office:value-type="float" office:value="18431.3999303507">
                <text:p>18431.3999303507</text:p>
              </table:table-cell>
            </table:table-row>
            <table:table-row>
              <table:table-cell office:value-type="float" office:value="38.0824469005511">
                <text:p>40</text:p>
              </table:table-cell>
              <table:table-cell office:value-type="float" office:value="19975.2346122274">
                <text:p>19975.2346122274</text:p>
              </table:table-cell>
            </table:table-row>
            <table:table-row>
              <table:table-cell office:value-type="float" office:value="38.3460577939629">
                <text:p>40</text:p>
              </table:table-cell>
              <table:table-cell office:value-type="float" office:value="15004.4175157373">
                <text:p>15004.4175157373</text:p>
              </table:table-cell>
            </table:table-row>
            <table:table-row>
              <table:table-cell office:value-type="float" office:value="38.4434820085616">
                <text:p>40</text:p>
              </table:table-cell>
              <table:table-cell office:value-type="float" office:value="7331.59557252708">
                <text:p>7331.59557252708</text:p>
              </table:table-cell>
            </table:table-row>
            <table:table-row>
              <table:table-cell office:value-type="float" office:value="38.5055114963296">
                <text:p>40</text:p>
              </table:table-cell>
              <table:table-cell office:value-type="float" office:value="16212.3431397903">
                <text:p>16212.3431397903</text:p>
              </table:table-cell>
            </table:table-row>
            <table:table-row>
              <table:table-cell office:value-type="float" office:value="38.5679140448851">
                <text:p>40</text:p>
              </table:table-cell>
              <table:table-cell office:value-type="float" office:value="18808.1244560579">
                <text:p>18808.1244560579</text:p>
              </table:table-cell>
            </table:table-row>
            <table:table-row>
              <table:table-cell office:value-type="float" office:value="38.714874964331">
                <text:p>40</text:p>
              </table:table-cell>
              <table:table-cell office:value-type="float" office:value="19697.2943055161">
                <text:p>19697.2943055161</text:p>
              </table:table-cell>
            </table:table-row>
            <table:table-row>
              <table:table-cell office:value-type="float" office:value="38.8437622313527">
                <text:p>40</text:p>
              </table:table-cell>
              <table:table-cell office:value-type="float" office:value="9354.48337748297">
                <text:p>9354.48337748297</text:p>
              </table:table-cell>
            </table:table-row>
            <table:table-row>
              <table:table-cell office:value-type="float" office:value="39.1556112902743">
                <text:p>40</text:p>
              </table:table-cell>
              <table:table-cell office:value-type="float" office:value="14170.5010196857">
                <text:p>14170.5010196857</text:p>
              </table:table-cell>
            </table:table-row>
            <table:table-row>
              <table:table-cell office:value-type="float" office:value="39.3308112544606">
                <text:p>40</text:p>
              </table:table-cell>
              <table:table-cell office:value-type="float" office:value="11064.2785946785">
                <text:p>11064.2785946785</text:p>
              </table:table-cell>
            </table:table-row>
            <table:table-row>
              <table:table-cell office:value-type="float" office:value="39.6368278171417">
                <text:p>40</text:p>
              </table:table-cell>
              <table:table-cell office:value-type="float" office:value="11708.5041530271">
                <text:p>11708.5041530271</text:p>
              </table:table-cell>
            </table:table-row>
            <table:table-row>
              <table:table-cell office:value-type="float" office:value="39.7091551665061">
                <text:p>40</text:p>
              </table:table-cell>
              <table:table-cell office:value-type="float" office:value="6248.65512269691">
                <text:p>6248.65512269691</text:p>
              </table:table-cell>
            </table:table-row>
            <table:table-row>
              <table:table-cell office:value-type="float" office:value="39.9285127976753">
                <text:p>40</text:p>
              </table:table-cell>
              <table:table-cell office:value-type="float" office:value="5512.97047923258">
                <text:p>5512.97047923258</text:p>
              </table:table-cell>
            </table:table-row>
            <table:table-row>
              <table:table-cell office:value-type="float" office:value="40.129035244759">
                <text:p>40</text:p>
              </table:table-cell>
              <table:table-cell office:value-type="float" office:value="6088.49292573564">
                <text:p>6088.49292573564</text:p>
              </table:table-cell>
            </table:table-row>
            <table:table-row>
              <table:table-cell office:value-type="float" office:value="40.2642416603015">
                <text:p>40</text:p>
              </table:table-cell>
              <table:table-cell office:value-type="float" office:value="1383.77610194205">
                <text:p>1383.77610194205</text:p>
              </table:table-cell>
            </table:table-row>
            <table:table-row>
              <table:table-cell office:value-type="float" office:value="40.3698199697601">
                <text:p>40</text:p>
              </table:table-cell>
              <table:table-cell office:value-type="float" office:value="16190.0042964065">
                <text:p>16190.0042964065</text:p>
              </table:table-cell>
            </table:table-row>
            <table:table-row>
              <table:table-cell office:value-type="float" office:value="40.6573789781288">
                <text:p>40</text:p>
              </table:table-cell>
              <table:table-cell office:value-type="float" office:value="18956.9897802762">
                <text:p>18956.9897802762</text:p>
              </table:table-cell>
            </table:table-row>
            <table:table-row>
              <table:table-cell office:value-type="float" office:value="40.8909244944152">
                <text:p>40</text:p>
              </table:table-cell>
              <table:table-cell office:value-type="float" office:value="18193.984787712">
                <text:p>18193.984787712</text:p>
              </table:table-cell>
            </table:table-row>
            <table:table-row>
              <table:table-cell office:value-type="float" office:value="41.1131190805459">
                <text:p>40</text:p>
              </table:table-cell>
              <table:table-cell office:value-type="float" office:value="12226.836454087">
                <text:p>12226.836454087</text:p>
              </table:table-cell>
            </table:table-row>
            <table:table-row>
              <table:table-cell office:value-type="float" office:value="41.2040868620026">
                <text:p>40</text:p>
              </table:table-cell>
              <table:table-cell office:value-type="float" office:value="6332.16875236321">
                <text:p>6332.16875236321</text:p>
              </table:table-cell>
            </table:table-row>
            <table:table-row>
              <table:table-cell office:value-type="float" office:value="41.2721584074168">
                <text:p>40</text:p>
              </table:table-cell>
              <table:table-cell office:value-type="float" office:value="11791.9280029036">
                <text:p>11791.9280029036</text:p>
              </table:table-cell>
            </table:table-row>
            <table:table-row>
              <table:table-cell office:value-type="float" office:value="41.3393207404673">
                <text:p>40</text:p>
              </table:table-cell>
              <table:table-cell office:value-type="float" office:value="19173.5601667461">
                <text:p>19173.5601667461</text:p>
              </table:table-cell>
            </table:table-row>
            <table:table-row>
              <table:table-cell office:value-type="float" office:value="41.4803035053082">
                <text:p>40</text:p>
              </table:table-cell>
              <table:table-cell office:value-type="float" office:value="14604.0862566477">
                <text:p>14604.0862566477</text:p>
              </table:table-cell>
            </table:table-row>
            <table:table-row>
              <table:table-cell office:value-type="float" office:value="41.5561869446129">
                <text:p>40</text:p>
              </table:table-cell>
              <table:table-cell office:value-type="float" office:value="15611.9460392862">
                <text:p>15611.9460392862</text:p>
              </table:table-cell>
            </table:table-row>
            <table:table-row>
              <table:table-cell office:value-type="float" office:value="41.7635227901625">
                <text:p>40</text:p>
              </table:table-cell>
              <table:table-cell office:value-type="float" office:value="1200.88040218696">
                <text:p>1200.88040218696</text:p>
              </table:table-cell>
            </table:table-row>
            <table:table-row>
              <table:table-cell office:value-type="float" office:value="41.8318670641758">
                <text:p>40</text:p>
              </table:table-cell>
              <table:table-cell office:value-type="float" office:value="481.703855035926">
                <text:p>481.703855035926</text:p>
              </table:table-cell>
            </table:table-row>
            <table:table-row>
              <table:table-cell office:value-type="float" office:value="42.0075214266634">
                <text:p>40</text:p>
              </table:table-cell>
              <table:table-cell office:value-type="float" office:value="4011.89298496018">
                <text:p>4011.89298496018</text:p>
              </table:table-cell>
            </table:table-row>
            <table:table-row>
              <table:table-cell office:value-type="float" office:value="42.2360148699096">
                <text:p>40</text:p>
              </table:table-cell>
              <table:table-cell office:value-type="float" office:value="19873.4889326508">
                <text:p>19873.4889326508</text:p>
              </table:table-cell>
            </table:table-row>
            <table:table-row>
              <table:table-cell office:value-type="float" office:value="42.450159384311">
                <text:p>40</text:p>
              </table:table-cell>
              <table:table-cell office:value-type="float" office:value="19722.2106082428">
                <text:p>19722.2106082428</text:p>
              </table:table-cell>
            </table:table-row>
            <table:table-row>
              <table:table-cell office:value-type="float" office:value="42.4666189626454">
                <text:p>40</text:p>
              </table:table-cell>
              <table:table-cell office:value-type="float" office:value="12636.3945708227">
                <text:p>12636.3945708227</text:p>
              </table:table-cell>
            </table:table-row>
            <table:table-row>
              <table:table-cell office:value-type="float" office:value="42.5500982232791">
                <text:p>40</text:p>
              </table:table-cell>
              <table:table-cell office:value-type="float" office:value="6377.52986655064">
                <text:p>6377.52986655064</text:p>
              </table:table-cell>
            </table:table-row>
            <table:table-row>
              <table:table-cell office:value-type="float" office:value="42.6336028090728">
                <text:p>40</text:p>
              </table:table-cell>
              <table:table-cell office:value-type="float" office:value="3827.09912185541">
                <text:p>3827.09912185541</text:p>
              </table:table-cell>
            </table:table-row>
            <table:table-row>
              <table:table-cell office:value-type="float" office:value="42.7369996561997">
                <text:p>40</text:p>
              </table:table-cell>
              <table:table-cell office:value-type="float" office:value="19284.0115990282">
                <text:p>19284.0115990282</text:p>
              </table:table-cell>
            </table:table-row>
            <table:table-row>
              <table:table-cell office:value-type="float" office:value="42.7699305448863">
                <text:p>40</text:p>
              </table:table-cell>
              <table:table-cell office:value-type="float" office:value="8899.01201299065">
                <text:p>8899.01201299065</text:p>
              </table:table-cell>
            </table:table-row>
            <table:table-row>
              <table:table-cell office:value-type="float" office:value="42.9508593452787">
                <text:p>40</text:p>
              </table:table-cell>
              <table:table-cell office:value-type="float" office:value="916.522752128778">
                <text:p>916.522752128778</text:p>
              </table:table-cell>
            </table:table-row>
            <table:table-row>
              <table:table-cell office:value-type="float" office:value="43.1162856801736">
                <text:p>40</text:p>
              </table:table-cell>
              <table:table-cell office:value-type="float" office:value="8684.72203968422">
                <text:p>8684.72203968422</text:p>
              </table:table-cell>
            </table:table-row>
            <table:table-row>
              <table:table-cell office:value-type="float" office:value="43.2116191174156">
                <text:p>40</text:p>
              </table:table-cell>
              <table:table-cell office:value-type="float" office:value="4147.47650816832">
                <text:p>4147.47650816832</text:p>
              </table:table-cell>
            </table:table-row>
            <table:table-row>
              <table:table-cell office:value-type="float" office:value="43.225349571895">
                <text:p>40</text:p>
              </table:table-cell>
              <table:table-cell office:value-type="float" office:value="19686.1915396863">
                <text:p>19686.1915396863</text:p>
              </table:table-cell>
            </table:table-row>
            <table:table-row>
              <table:table-cell office:value-type="float" office:value="43.5196631739579">
                <text:p>40</text:p>
              </table:table-cell>
              <table:table-cell office:value-type="float" office:value="19561.9400627375">
                <text:p>19561.9400627375</text:p>
              </table:table-cell>
            </table:table-row>
            <table:table-row>
              <table:table-cell office:value-type="float" office:value="43.6126864049089">
                <text:p>40</text:p>
              </table:table-cell>
              <table:table-cell office:value-type="float" office:value="5863.66007531777">
                <text:p>5863.66007531777</text:p>
              </table:table-cell>
            </table:table-row>
            <table:table-row>
              <table:table-cell office:value-type="float" office:value="43.8016168235746">
                <text:p>40</text:p>
              </table:table-cell>
              <table:table-cell office:value-type="float" office:value="1224.63094274725">
                <text:p>1224.63094274725</text:p>
              </table:table-cell>
            </table:table-row>
            <table:table-row>
              <table:table-cell office:value-type="float" office:value="44.0877877229595">
                <text:p>40</text:p>
              </table:table-cell>
              <table:table-cell office:value-type="float" office:value="13461.7367826743">
                <text:p>13461.7367826743</text:p>
              </table:table-cell>
            </table:table-row>
            <table:table-row>
              <table:table-cell office:value-type="float" office:value="44.2531383032748">
                <text:p>40</text:p>
              </table:table-cell>
              <table:table-cell office:value-type="float" office:value="9476.18063020201">
                <text:p>9476.18063020201</text:p>
              </table:table-cell>
            </table:table-row>
            <table:table-row>
              <table:table-cell office:value-type="float" office:value="44.3472670877508">
                <text:p>40</text:p>
              </table:table-cell>
              <table:table-cell office:value-type="float" office:value="3223.37698479337">
                <text:p>3223.37698479337</text:p>
              </table:table-cell>
            </table:table-row>
            <table:table-row>
              <table:table-cell office:value-type="float" office:value="44.5198011688604">
                <text:p>40</text:p>
              </table:table-cell>
              <table:table-cell office:value-type="float" office:value="9654.3075103951">
                <text:p>9654.3075103951</text:p>
              </table:table-cell>
            </table:table-row>
            <table:table-row>
              <table:table-cell office:value-type="float" office:value="44.8203581647183">
                <text:p>40</text:p>
              </table:table-cell>
              <table:table-cell office:value-type="float" office:value="7317.53055808932">
                <text:p>7317.53055808932</text:p>
              </table:table-cell>
            </table:table-row>
            <table:table-row>
              <table:table-cell office:value-type="float" office:value="45.0200652586529">
                <text:p>50</text:p>
              </table:table-cell>
              <table:table-cell office:value-type="float" office:value="19304.968949596">
                <text:p>19304.968949596</text:p>
              </table:table-cell>
            </table:table-row>
            <table:table-row>
              <table:table-cell office:value-type="float" office:value="45.1659990827722">
                <text:p>50</text:p>
              </table:table-cell>
              <table:table-cell office:value-type="float" office:value="17116.6856138262">
                <text:p>17116.6856138262</text:p>
              </table:table-cell>
            </table:table-row>
            <table:table-row>
              <table:table-cell office:value-type="float" office:value="45.3859423297038">
                <text:p>50</text:p>
              </table:table-cell>
              <table:table-cell office:value-type="float" office:value="15431.2110700109">
                <text:p>15431.2110700109</text:p>
              </table:table-cell>
            </table:table-row>
            <table:table-row>
              <table:table-cell office:value-type="float" office:value="45.4936847445564">
                <text:p>50</text:p>
              </table:table-cell>
              <table:table-cell office:value-type="float" office:value="2723.78193702892">
                <text:p>2723.78193702892</text:p>
              </table:table-cell>
            </table:table-row>
            <table:table-row>
              <table:table-cell office:value-type="float" office:value="45.7305863501323">
                <text:p>50</text:p>
              </table:table-cell>
              <table:table-cell office:value-type="float" office:value="18165.1152332209">
                <text:p>18165.1152332209</text:p>
              </table:table-cell>
            </table:table-row>
            <table:table-row>
              <table:table-cell office:value-type="float" office:value="46.0186011424782">
                <text:p>50</text:p>
              </table:table-cell>
              <table:table-cell office:value-type="float" office:value="163.028334286797">
                <text:p>163.028334286797</text:p>
              </table:table-cell>
            </table:table-row>
            <table:table-row>
              <table:table-cell office:value-type="float" office:value="46.1935058903813">
                <text:p>50</text:p>
              </table:table-cell>
              <table:table-cell office:value-type="float" office:value="623.088596878747">
                <text:p>623.088596878747</text:p>
              </table:table-cell>
            </table:table-row>
            <table:table-row>
              <table:table-cell office:value-type="float" office:value="46.2572309955854">
                <text:p>50</text:p>
              </table:table-cell>
              <table:table-cell office:value-type="float" office:value="12326.0332674155">
                <text:p>12326.0332674155</text:p>
              </table:table-cell>
            </table:table-row>
            <table:table-row>
              <table:table-cell office:value-type="float" office:value="46.306969961877">
                <text:p>50</text:p>
              </table:table-cell>
              <table:table-cell office:value-type="float" office:value="122.827717252219">
                <text:p>122.827717252219</text:p>
              </table:table-cell>
            </table:table-row>
            <table:table-row>
              <table:table-cell office:value-type="float" office:value="46.3750512899708">
                <text:p>50</text:p>
              </table:table-cell>
              <table:table-cell office:value-type="float" office:value="14507.62429436">
                <text:p>14507.62429436</text:p>
              </table:table-cell>
            </table:table-row>
            <table:table-row>
              <table:table-cell office:value-type="float" office:value="46.5071206691882">
                <text:p>50</text:p>
              </table:table-cell>
              <table:table-cell office:value-type="float" office:value="6570.06763604358">
                <text:p>6570.06763604358</text:p>
              </table:table-cell>
            </table:table-row>
            <table:table-row>
              <table:table-cell office:value-type="float" office:value="46.7325139979674">
                <text:p>50</text:p>
              </table:table-cell>
              <table:table-cell office:value-type="float" office:value="16757.6088304859">
                <text:p>16757.6088304859</text:p>
              </table:table-cell>
            </table:table-row>
            <table:table-row>
              <table:table-cell office:value-type="float" office:value="47.0290887694536">
                <text:p>50</text:p>
              </table:table-cell>
              <table:table-cell office:value-type="float" office:value="18930.761093575">
                <text:p>18930.761093575</text:p>
              </table:table-cell>
            </table:table-row>
            <table:table-row>
              <table:table-cell office:value-type="float" office:value="47.0611433978598">
                <text:p>50</text:p>
              </table:table-cell>
              <table:table-cell office:value-type="float" office:value="9991.04854349666">
                <text:p>9991.04854349666</text:p>
              </table:table-cell>
            </table:table-row>
            <table:table-row>
              <table:table-cell office:value-type="float" office:value="47.3029963049733">
                <text:p>50</text:p>
              </table:table-cell>
              <table:table-cell office:value-type="float" office:value="19876.0901798799">
                <text:p>19876.0901798799</text:p>
              </table:table-cell>
            </table:table-row>
            <table:table-row>
              <table:table-cell office:value-type="float" office:value="47.3688910717343">
                <text:p>50</text:p>
              </table:table-cell>
              <table:table-cell office:value-type="float" office:value="37.273075111259">
                <text:p>37.273075111259</text:p>
              </table:table-cell>
            </table:table-row>
            <table:table-row>
              <table:table-cell office:value-type="float" office:value="47.4844502859343">
                <text:p>50</text:p>
              </table:table-cell>
              <table:table-cell office:value-type="float" office:value="11103.4828710428">
                <text:p>11103.4828710428</text:p>
              </table:table-cell>
            </table:table-row>
            <table:table-row>
              <table:table-cell office:value-type="float" office:value="47.5155407748156">
                <text:p>50</text:p>
              </table:table-cell>
              <table:table-cell office:value-type="float" office:value="667.700686875594">
                <text:p>667.700686875594</text:p>
              </table:table-cell>
            </table:table-row>
            <table:table-row>
              <table:table-cell office:value-type="float" office:value="47.6143664302631">
                <text:p>50</text:p>
              </table:table-cell>
              <table:table-cell office:value-type="float" office:value="18589.1019726373">
                <text:p>18589.1019726373</text:p>
              </table:table-cell>
            </table:table-row>
            <table:table-row>
              <table:table-cell office:value-type="float" office:value="47.9108544448556">
                <text:p>50</text:p>
              </table:table-cell>
              <table:table-cell office:value-type="float" office:value="13654.3246384496">
                <text:p>13654.3246384496</text:p>
              </table:table-cell>
            </table:table-row>
            <table:table-row>
              <table:table-cell office:value-type="float" office:value="48.1073712686318">
                <text:p>50</text:p>
              </table:table-cell>
              <table:table-cell office:value-type="float" office:value="3936.01917868881">
                <text:p>3936.01917868881</text:p>
              </table:table-cell>
            </table:table-row>
            <table:table-row>
              <table:table-cell office:value-type="float" office:value="48.3015303613214">
                <text:p>50</text:p>
              </table:table-cell>
              <table:table-cell office:value-type="float" office:value="344.995674855106">
                <text:p>344.995674855106</text:p>
              </table:table-cell>
            </table:table-row>
            <table:table-row>
              <table:table-cell office:value-type="float" office:value="48.6117488303932">
                <text:p>50</text:p>
              </table:table-cell>
              <table:table-cell office:value-type="float" office:value="17816.8444255752">
                <text:p>17816.8444255752</text:p>
              </table:table-cell>
            </table:table-row>
            <table:table-row>
              <table:table-cell office:value-type="float" office:value="48.7884199908733">
                <text:p>50</text:p>
              </table:table-cell>
              <table:table-cell office:value-type="float" office:value="16385.0824142838">
                <text:p>16385.0824142838</text:p>
              </table:table-cell>
            </table:table-row>
            <table:table-row>
              <table:table-cell office:value-type="float" office:value="49.0756023145138">
                <text:p>50</text:p>
              </table:table-cell>
              <table:table-cell office:value-type="float" office:value="14851.0018130293">
                <text:p>14851.0018130293</text:p>
              </table:table-cell>
            </table:table-row>
            <table:table-row>
              <table:table-cell office:value-type="float" office:value="49.2605919368924">
                <text:p>50</text:p>
              </table:table-cell>
              <table:table-cell office:value-type="float" office:value="2733.17494895014">
                <text:p>2733.17494895014</text:p>
              </table:table-cell>
            </table:table-row>
            <table:table-row>
              <table:table-cell office:value-type="float" office:value="49.4092747313985">
                <text:p>50</text:p>
              </table:table-cell>
              <table:table-cell office:value-type="float" office:value="19690.1985174408">
                <text:p>19690.1985174408</text:p>
              </table:table-cell>
            </table:table-row>
            <table:table-row>
              <table:table-cell office:value-type="float" office:value="49.5476483699954">
                <text:p>50</text:p>
              </table:table-cell>
              <table:table-cell office:value-type="float" office:value="13088.330084384">
                <text:p>13088.330084384</text:p>
              </table:table-cell>
            </table:table-row>
            <table:table-row>
              <table:table-cell office:value-type="float" office:value="49.8267667769962">
                <text:p>50</text:p>
              </table:table-cell>
              <table:table-cell office:value-type="float" office:value="14790.4342577774">
                <text:p>14790.4342577774</text:p>
              </table:table-cell>
            </table:table-row>
            <table:table-row>
              <table:table-cell office:value-type="float" office:value="49.8338243872529">
                <text:p>50</text:p>
              </table:table-cell>
              <table:table-cell office:value-type="float" office:value="16206.7562593417">
                <text:p>16206.7562593417</text:p>
              </table:table-cell>
            </table:table-row>
            <table:table-row>
              <table:table-cell office:value-type="float" office:value="49.958595756495">
                <text:p>50</text:p>
              </table:table-cell>
              <table:table-cell office:value-type="float" office:value="4889.77108052541">
                <text:p>4889.77108052541</text:p>
              </table:table-cell>
            </table:table-row>
            <table:table-row>
              <table:table-cell office:value-type="float" office:value="50.1232619920715">
                <text:p>50</text:p>
              </table:table-cell>
              <table:table-cell office:value-type="float" office:value="8166.78892515046">
                <text:p>8166.78892515046</text:p>
              </table:table-cell>
            </table:table-row>
            <table:table-row>
              <table:table-cell office:value-type="float" office:value="50.2762534264474">
                <text:p>50</text:p>
              </table:table-cell>
              <table:table-cell office:value-type="float" office:value="531.216540660124">
                <text:p>531.216540660124</text:p>
              </table:table-cell>
            </table:table-row>
            <table:table-row>
              <table:table-cell office:value-type="float" office:value="50.3068087772621">
                <text:p>50</text:p>
              </table:table-cell>
              <table:table-cell office:value-type="float" office:value="3810.88712780069">
                <text:p>3810.88712780069</text:p>
              </table:table-cell>
            </table:table-row>
            <table:table-row>
              <table:table-cell office:value-type="float" office:value="50.5792174276913">
                <text:p>50</text:p>
              </table:table-cell>
              <table:table-cell office:value-type="float" office:value="2172.87422871756">
                <text:p>2172.87422871756</text:p>
              </table:table-cell>
            </table:table-row>
            <table:table-row>
              <table:table-cell office:value-type="float" office:value="50.6549512024304">
                <text:p>50</text:p>
              </table:table-cell>
              <table:table-cell office:value-type="float" office:value="12918.8654526014">
                <text:p>12918.8654526014</text:p>
              </table:table-cell>
            </table:table-row>
            <table:table-row>
              <table:table-cell office:value-type="float" office:value="50.659362080232">
                <text:p>50</text:p>
              </table:table-cell>
              <table:table-cell office:value-type="float" office:value="11666.4319059511">
                <text:p>11666.4319059511</text:p>
              </table:table-cell>
            </table:table-row>
            <table:table-row>
              <table:table-cell office:value-type="float" office:value="50.7925162132053">
                <text:p>50</text:p>
              </table:table-cell>
              <table:table-cell office:value-type="float" office:value="6881.16998219062">
                <text:p>6881.16998219062</text:p>
              </table:table-cell>
            </table:table-row>
            <table:table-row>
              <table:table-cell office:value-type="float" office:value="50.9319750931485">
                <text:p>50</text:p>
              </table:table-cell>
              <table:table-cell office:value-type="float" office:value="5166.65928547385">
                <text:p>5166.65928547385</text:p>
              </table:table-cell>
            </table:table-row>
            <table:table-row>
              <table:table-cell office:value-type="float" office:value="50.9861249372417">
                <text:p>50</text:p>
              </table:table-cell>
              <table:table-cell office:value-type="float" office:value="17890.8888090019">
                <text:p>17890.8888090019</text:p>
              </table:table-cell>
            </table:table-row>
            <table:table-row>
              <table:table-cell office:value-type="float" office:value="51.187360398455">
                <text:p>50</text:p>
              </table:table-cell>
              <table:table-cell office:value-type="float" office:value="19893.0918274856">
                <text:p>19893.0918274856</text:p>
              </table:table-cell>
            </table:table-row>
            <table:table-row>
              <table:table-cell office:value-type="float" office:value="51.4588886576158">
                <text:p>50</text:p>
              </table:table-cell>
              <table:table-cell office:value-type="float" office:value="9846.96125301958">
                <text:p>9846.96125301958</text:p>
              </table:table-cell>
            </table:table-row>
            <table:table-row>
              <table:table-cell office:value-type="float" office:value="51.7384318304881">
                <text:p>50</text:p>
              </table:table-cell>
              <table:table-cell office:value-type="float" office:value="9613.82506674223">
                <text:p>9613.82506674223</text:p>
              </table:table-cell>
            </table:table-row>
            <table:table-row>
              <table:table-cell office:value-type="float" office:value="51.9220827978286">
                <text:p>50</text:p>
              </table:table-cell>
              <table:table-cell office:value-type="float" office:value="5335.46359849121">
                <text:p>5335.46359849121</text:p>
              </table:table-cell>
            </table:table-row>
            <table:table-row>
              <table:table-cell office:value-type="float" office:value="52.2256656853956">
                <text:p>50</text:p>
              </table:table-cell>
              <table:table-cell office:value-type="float" office:value="16745.6798882264">
                <text:p>16745.6798882264</text:p>
              </table:table-cell>
            </table:table-row>
            <table:table-row>
              <table:table-cell office:value-type="float" office:value="52.4329025000225">
                <text:p>50</text:p>
              </table:table-cell>
              <table:table-cell office:value-type="float" office:value="19963.7043929186">
                <text:p>19963.7043929186</text:p>
              </table:table-cell>
            </table:table-row>
            <table:table-row>
              <table:table-cell office:value-type="float" office:value="52.6824482341239">
                <text:p>50</text:p>
              </table:table-cell>
              <table:table-cell office:value-type="float" office:value="19904.9882284749">
                <text:p>19904.9882284749</text:p>
              </table:table-cell>
            </table:table-row>
            <table:table-row>
              <table:table-cell office:value-type="float" office:value="52.7874310705319">
                <text:p>50</text:p>
              </table:table-cell>
              <table:table-cell office:value-type="float" office:value="975.162242860947">
                <text:p>975.162242860947</text:p>
              </table:table-cell>
            </table:table-row>
            <table:table-row>
              <table:table-cell office:value-type="float" office:value="53.0257583740401">
                <text:p>50</text:p>
              </table:table-cell>
              <table:table-cell office:value-type="float" office:value="3622.67941713828">
                <text:p>3622.67941713828</text:p>
              </table:table-cell>
            </table:table-row>
            <table:table-row>
              <table:table-cell office:value-type="float" office:value="53.0599704982302">
                <text:p>50</text:p>
              </table:table-cell>
              <table:table-cell office:value-type="float" office:value="19831.0886109601">
                <text:p>19831.0886109601</text:p>
              </table:table-cell>
            </table:table-row>
            <table:table-row>
              <table:table-cell office:value-type="float" office:value="53.1472820838716">
                <text:p>50</text:p>
              </table:table-cell>
              <table:table-cell office:value-type="float" office:value="8368.18743029065">
                <text:p>8368.18743029065</text:p>
              </table:table-cell>
            </table:table-row>
            <table:table-row>
              <table:table-cell office:value-type="float" office:value="53.2679669457971">
                <text:p>50</text:p>
              </table:table-cell>
              <table:table-cell office:value-type="float" office:value="16698.3743660886">
                <text:p>16698.3743660886</text:p>
              </table:table-cell>
            </table:table-row>
            <table:table-row>
              <table:table-cell office:value-type="float" office:value="53.4963381626766">
                <text:p>50</text:p>
              </table:table-cell>
              <table:table-cell office:value-type="float" office:value="3566.8645649025">
                <text:p>3566.8645649025</text:p>
              </table:table-cell>
            </table:table-row>
            <table:table-row>
              <table:table-cell office:value-type="float" office:value="53.5797089520309">
                <text:p>50</text:p>
              </table:table-cell>
              <table:table-cell office:value-type="float" office:value="7427.2447956645">
                <text:p>7427.2447956645</text:p>
              </table:table-cell>
            </table:table-row>
            <table:table-row>
              <table:table-cell office:value-type="float" office:value="53.8770649745828">
                <text:p>50</text:p>
              </table:table-cell>
              <table:table-cell office:value-type="float" office:value="4331.94022883082">
                <text:p>4331.94022883082</text:p>
              </table:table-cell>
            </table:table-row>
            <table:table-row>
              <table:table-cell office:value-type="float" office:value="54.0784592498902">
                <text:p>50</text:p>
              </table:table-cell>
              <table:table-cell office:value-type="float" office:value="227.502722425617">
                <text:p>227.502722425617</text:p>
              </table:table-cell>
            </table:table-row>
            <table:table-row>
              <table:table-cell office:value-type="float" office:value="54.3468196617694">
                <text:p>50</text:p>
              </table:table-cell>
              <table:table-cell office:value-type="float" office:value="87.1961361042747">
                <text:p>87.1961361042747</text:p>
              </table:table-cell>
            </table:table-row>
            <table:table-row>
              <table:table-cell office:value-type="float" office:value="54.4786992134684">
                <text:p>50</text:p>
              </table:table-cell>
              <table:table-cell office:value-type="float" office:value="2612.9581005368">
                <text:p>2612.9581005368</text:p>
              </table:table-cell>
            </table:table-row>
            <table:table-row>
              <table:table-cell office:value-type="float" office:value="54.5043078620136">
                <text:p>50</text:p>
              </table:table-cell>
              <table:table-cell office:value-type="float" office:value="1427.44052931225">
                <text:p>1427.44052931225</text:p>
              </table:table-cell>
            </table:table-row>
            <table:table-row>
              <table:table-cell office:value-type="float" office:value="54.7376274155347">
                <text:p>50</text:p>
              </table:table-cell>
              <table:table-cell office:value-type="float" office:value="12711.1816581901">
                <text:p>12711.1816581901</text:p>
              </table:table-cell>
            </table:table-row>
            <table:table-row>
              <table:table-cell office:value-type="float" office:value="54.8765645776366">
                <text:p>50</text:p>
              </table:table-cell>
              <table:table-cell office:value-type="float" office:value="4657.26939657396">
                <text:p>4657.26939657396</text:p>
              </table:table-cell>
            </table:table-row>
            <table:table-row>
              <table:table-cell office:value-type="float" office:value="55.026944595424">
                <text:p>60</text:p>
              </table:table-cell>
              <table:table-cell office:value-type="float" office:value="3308.18761183078">
                <text:p>3308.18761183078</text:p>
              </table:table-cell>
            </table:table-row>
            <table:table-row>
              <table:table-cell office:value-type="float" office:value="55.1107711191626">
                <text:p>60</text:p>
              </table:table-cell>
              <table:table-cell office:value-type="float" office:value="340.51131261636">
                <text:p>340.51131261636</text:p>
              </table:table-cell>
            </table:table-row>
            <table:table-row>
              <table:table-cell office:value-type="float" office:value="55.4026997156404">
                <text:p>60</text:p>
              </table:table-cell>
              <table:table-cell office:value-type="float" office:value="13895.0186945254">
                <text:p>13895.0186945254</text:p>
              </table:table-cell>
            </table:table-row>
            <table:table-row>
              <table:table-cell office:value-type="float" office:value="55.5836350842425">
                <text:p>60</text:p>
              </table:table-cell>
              <table:table-cell office:value-type="float" office:value="1080.66623605914">
                <text:p>1080.66623605914</text:p>
              </table:table-cell>
            </table:table-row>
            <table:table-row>
              <table:table-cell office:value-type="float" office:value="55.6257109931976">
                <text:p>60</text:p>
              </table:table-cell>
              <table:table-cell office:value-type="float" office:value="16414.9933880396">
                <text:p>16414.9933880396</text:p>
              </table:table-cell>
            </table:table-row>
            <table:table-row>
              <table:table-cell office:value-type="float" office:value="55.6792140990555">
                <text:p>60</text:p>
              </table:table-cell>
              <table:table-cell office:value-type="float" office:value="1044.49202789868">
                <text:p>1044.49202789868</text:p>
              </table:table-cell>
            </table:table-row>
            <table:table-row>
              <table:table-cell office:value-type="float" office:value="55.8645603454592">
                <text:p>60</text:p>
              </table:table-cell>
              <table:table-cell office:value-type="float" office:value="8267.72846872448">
                <text:p>8267.72846872448</text:p>
              </table:table-cell>
            </table:table-row>
            <table:table-row>
              <table:table-cell office:value-type="float" office:value="56.0397903873876">
                <text:p>60</text:p>
              </table:table-cell>
              <table:table-cell office:value-type="float" office:value="19064.596891655">
                <text:p>19064.596891655</text:p>
              </table:table-cell>
            </table:table-row>
            <table:table-row>
              <table:table-cell office:value-type="float" office:value="56.2327523731888">
                <text:p>60</text:p>
              </table:table-cell>
              <table:table-cell office:value-type="float" office:value="9987.16331411717">
                <text:p>9987.16331411717</text:p>
              </table:table-cell>
            </table:table-row>
            <table:table-row>
              <table:table-cell office:value-type="float" office:value="56.4722484636857">
                <text:p>60</text:p>
              </table:table-cell>
              <table:table-cell office:value-type="float" office:value="15162.7925075046">
                <text:p>15162.7925075046</text:p>
              </table:table-cell>
            </table:table-row>
            <table:table-row>
              <table:table-cell office:value-type="float" office:value="56.5345547014683">
                <text:p>60</text:p>
              </table:table-cell>
              <table:table-cell office:value-type="float" office:value="12283.3887862059">
                <text:p>12283.3887862059</text:p>
              </table:table-cell>
            </table:table-row>
            <table:table-row>
              <table:table-cell office:value-type="float" office:value="56.6848856812176">
                <text:p>60</text:p>
              </table:table-cell>
              <table:table-cell office:value-type="float" office:value="11442.483638936">
                <text:p>11442.483638936</text:p>
              </table:table-cell>
            </table:table-row>
            <table:table-row>
              <table:table-cell office:value-type="float" office:value="56.8897656792279">
                <text:p>60</text:p>
              </table:table-cell>
              <table:table-cell office:value-type="float" office:value="4563.14069604418">
                <text:p>4563.14069604418</text:p>
              </table:table-cell>
            </table:table-row>
            <table:table-row>
              <table:table-cell office:value-type="float" office:value="57.135722884351">
                <text:p>60</text:p>
              </table:table-cell>
              <table:table-cell office:value-type="float" office:value="323.916415145142">
                <text:p>323.916415145142</text:p>
              </table:table-cell>
            </table:table-row>
            <table:table-row>
              <table:table-cell office:value-type="float" office:value="57.2754774863083">
                <text:p>60</text:p>
              </table:table-cell>
              <table:table-cell office:value-type="float" office:value="17432.8611425357">
                <text:p>17432.8611425357</text:p>
              </table:table-cell>
            </table:table-row>
            <table:table-row>
              <table:table-cell office:value-type="float" office:value="57.3734350335865">
                <text:p>60</text:p>
              </table:table-cell>
              <table:table-cell office:value-type="float" office:value="19590.4111007223">
                <text:p>19590.4111007223</text:p>
              </table:table-cell>
            </table:table-row>
            <table:table-row>
              <table:table-cell office:value-type="float" office:value="57.5547787074521">
                <text:p>60</text:p>
              </table:table-cell>
              <table:table-cell office:value-type="float" office:value="15162.0128612144">
                <text:p>15162.0128612144</text:p>
              </table:table-cell>
            </table:table-row>
            <table:table-row>
              <table:table-cell office:value-type="float" office:value="57.7995161459636">
                <text:p>60</text:p>
              </table:table-cell>
              <table:table-cell office:value-type="float" office:value="18811.8509660474">
                <text:p>18811.8509660474</text:p>
              </table:table-cell>
            </table:table-row>
            <table:table-row>
              <table:table-cell office:value-type="float" office:value="57.8216417313911">
                <text:p>60</text:p>
              </table:table-cell>
              <table:table-cell office:value-type="float" office:value="15745.6653787634">
                <text:p>15745.6653787634</text:p>
              </table:table-cell>
            </table:table-row>
            <table:table-row>
              <table:table-cell office:value-type="float" office:value="58.0371975294467">
                <text:p>60</text:p>
              </table:table-cell>
              <table:table-cell office:value-type="float" office:value="7209.26395150332">
                <text:p>7209.26395150332</text:p>
              </table:table-cell>
            </table:table-row>
            <table:table-row>
              <table:table-cell office:value-type="float" office:value="58.0550872882407">
                <text:p>60</text:p>
              </table:table-cell>
              <table:table-cell office:value-type="float" office:value="2858.55527244388">
                <text:p>2858.55527244388</text:p>
              </table:table-cell>
            </table:table-row>
            <table:table-row>
              <table:table-cell office:value-type="float" office:value="58.1978977357399">
                <text:p>60</text:p>
              </table:table-cell>
              <table:table-cell office:value-type="float" office:value="5896.94587035914">
                <text:p>5896.94587035914</text:p>
              </table:table-cell>
            </table:table-row>
            <table:table-row>
              <table:table-cell office:value-type="float" office:value="58.3276654854624">
                <text:p>60</text:p>
              </table:table-cell>
              <table:table-cell office:value-type="float" office:value="12283.66104258">
                <text:p>12283.66104258</text:p>
              </table:table-cell>
            </table:table-row>
            <table:table-row>
              <table:table-cell office:value-type="float" office:value="58.428926033757">
                <text:p>60</text:p>
              </table:table-cell>
              <table:table-cell office:value-type="float" office:value="4408.88945452017">
                <text:p>4408.88945452017</text:p>
              </table:table-cell>
            </table:table-row>
            <table:table-row>
              <table:table-cell office:value-type="float" office:value="58.5549332384491">
                <text:p>60</text:p>
              </table:table-cell>
              <table:table-cell office:value-type="float" office:value="18229.2937688379">
                <text:p>18229.2937688379</text:p>
              </table:table-cell>
            </table:table-row>
            <table:table-row>
              <table:table-cell office:value-type="float" office:value="58.57193599812">
                <text:p>60</text:p>
              </table:table-cell>
              <table:table-cell office:value-type="float" office:value="18370.5603943351">
                <text:p>18370.5603943351</text:p>
              </table:table-cell>
            </table:table-row>
            <table:table-row>
              <table:table-cell office:value-type="float" office:value="58.6273976929348">
                <text:p>60</text:p>
              </table:table-cell>
              <table:table-cell office:value-type="float" office:value="11910.2621183838">
                <text:p>11910.2621183838</text:p>
              </table:table-cell>
            </table:table-row>
            <table:table-row>
              <table:table-cell office:value-type="float" office:value="58.8852844493259">
                <text:p>60</text:p>
              </table:table-cell>
              <table:table-cell office:value-type="float" office:value="8555.99306611222">
                <text:p>8555.99306611222</text:p>
              </table:table-cell>
            </table:table-row>
            <table:table-row>
              <table:table-cell office:value-type="float" office:value="58.9278958575421">
                <text:p>60</text:p>
              </table:table-cell>
              <table:table-cell office:value-type="float" office:value="7625.95936006521">
                <text:p>7625.95936006521</text:p>
              </table:table-cell>
            </table:table-row>
            <table:table-row>
              <table:table-cell office:value-type="float" office:value="59.216677105878">
                <text:p>60</text:p>
              </table:table-cell>
              <table:table-cell office:value-type="float" office:value="19458.298262995">
                <text:p>19458.298262995</text:p>
              </table:table-cell>
            </table:table-row>
            <table:table-row>
              <table:table-cell office:value-type="float" office:value="59.299341759012">
                <text:p>60</text:p>
              </table:table-cell>
              <table:table-cell office:value-type="float" office:value="7655.34789401898">
                <text:p>7655.34789401898</text:p>
              </table:table-cell>
            </table:table-row>
            <table:table-row>
              <table:table-cell office:value-type="float" office:value="59.4923331851618">
                <text:p>60</text:p>
              </table:table-cell>
              <table:table-cell office:value-type="float" office:value="444.284873476772">
                <text:p>444.284873476772</text:p>
              </table:table-cell>
            </table:table-row>
            <table:table-row>
              <table:table-cell office:value-type="float" office:value="59.5507816918773">
                <text:p>60</text:p>
              </table:table-cell>
              <table:table-cell office:value-type="float" office:value="4795.07908874485">
                <text:p>4795.07908874485</text:p>
              </table:table-cell>
            </table:table-row>
            <table:table-row>
              <table:table-cell office:value-type="float" office:value="59.6112156762765">
                <text:p>60</text:p>
              </table:table-cell>
              <table:table-cell office:value-type="float" office:value="7245.40545214736">
                <text:p>7245.40545214736</text:p>
              </table:table-cell>
            </table:table-row>
            <table:table-row>
              <table:table-cell office:value-type="float" office:value="59.6709832056694">
                <text:p>60</text:p>
              </table:table-cell>
              <table:table-cell office:value-type="float" office:value="6302.70136896492">
                <text:p>6302.70136896492</text:p>
              </table:table-cell>
            </table:table-row>
            <table:table-row>
              <table:table-cell office:value-type="float" office:value="59.77150762134">
                <text:p>60</text:p>
              </table:table-cell>
              <table:table-cell office:value-type="float" office:value="19971.249875806">
                <text:p>19971.249875806</text:p>
              </table:table-cell>
            </table:table-row>
            <table:table-row>
              <table:table-cell office:value-type="float" office:value="59.8854447115971">
                <text:p>60</text:p>
              </table:table-cell>
              <table:table-cell office:value-type="float" office:value="4330.71247696201">
                <text:p>4330.71247696201</text:p>
              </table:table-cell>
            </table:table-row>
            <table:table-row>
              <table:table-cell office:value-type="float" office:value="60.13055848754">
                <text:p>60</text:p>
              </table:table-cell>
              <table:table-cell office:value-type="float" office:value="19819.8301285669">
                <text:p>19819.8301285669</text:p>
              </table:table-cell>
            </table:table-row>
            <table:table-row>
              <table:table-cell office:value-type="float" office:value="60.4063129452852">
                <text:p>60</text:p>
              </table:table-cell>
              <table:table-cell office:value-type="float" office:value="19851.1786480389">
                <text:p>19851.1786480389</text:p>
              </table:table-cell>
            </table:table-row>
            <table:table-row>
              <table:table-cell office:value-type="float" office:value="60.7132120214899">
                <text:p>60</text:p>
              </table:table-cell>
              <table:table-cell office:value-type="float" office:value="3448.42601304554">
                <text:p>3448.42601304554</text:p>
              </table:table-cell>
            </table:table-row>
            <table:table-row>
              <table:table-cell office:value-type="float" office:value="60.8836626225707">
                <text:p>60</text:p>
              </table:table-cell>
              <table:table-cell office:value-type="float" office:value="19858.9890893756">
                <text:p>19858.9890893756</text:p>
              </table:table-cell>
            </table:table-row>
            <table:table-row>
              <table:table-cell office:value-type="float" office:value="60.9075640527395">
                <text:p>60</text:p>
              </table:table-cell>
              <table:table-cell office:value-type="float" office:value="16218.5026938999">
                <text:p>16218.5026938999</text:p>
              </table:table-cell>
            </table:table-row>
            <table:table-row>
              <table:table-cell office:value-type="float" office:value="61.0506348433345">
                <text:p>60</text:p>
              </table:table-cell>
              <table:table-cell office:value-type="float" office:value="1356.52988301688">
                <text:p>1356.52988301688</text:p>
              </table:table-cell>
            </table:table-row>
            <table:table-row>
              <table:table-cell office:value-type="float" office:value="61.1118061772129">
                <text:p>60</text:p>
              </table:table-cell>
              <table:table-cell office:value-type="float" office:value="19966.5175101713">
                <text:p>19966.5175101713</text:p>
              </table:table-cell>
            </table:table-row>
            <table:table-row>
              <table:table-cell office:value-type="float" office:value="61.3816648126511">
                <text:p>60</text:p>
              </table:table-cell>
              <table:table-cell office:value-type="float" office:value="9126.77305736607">
                <text:p>9126.77305736607</text:p>
              </table:table-cell>
            </table:table-row>
            <table:table-row>
              <table:table-cell office:value-type="float" office:value="61.6644902052034">
                <text:p>60</text:p>
              </table:table-cell>
              <table:table-cell office:value-type="float" office:value="38.5236531894361">
                <text:p>38.5236531894361</text:p>
              </table:table-cell>
            </table:table-row>
            <table:table-row>
              <table:table-cell office:value-type="float" office:value="61.82361908636">
                <text:p>60</text:p>
              </table:table-cell>
              <table:table-cell office:value-type="float" office:value="12286.976458209">
                <text:p>12286.976458209</text:p>
              </table:table-cell>
            </table:table-row>
            <table:table-row>
              <table:table-cell office:value-type="float" office:value="61.9606621303049">
                <text:p>60</text:p>
              </table:table-cell>
              <table:table-cell office:value-type="float" office:value="16951.7429110182">
                <text:p>16951.7429110182</text:p>
              </table:table-cell>
            </table:table-row>
            <table:table-row>
              <table:table-cell office:value-type="float" office:value="62.1740656960097">
                <text:p>60</text:p>
              </table:table-cell>
              <table:table-cell office:value-type="float" office:value="2929.06733148396">
                <text:p>2929.06733148396</text:p>
              </table:table-cell>
            </table:table-row>
            <table:table-row>
              <table:table-cell office:value-type="float" office:value="62.35532016274">
                <text:p>60</text:p>
              </table:table-cell>
              <table:table-cell office:value-type="float" office:value="14132.2631064911">
                <text:p>14132.2631064911</text:p>
              </table:table-cell>
            </table:table-row>
            <table:table-row>
              <table:table-cell office:value-type="float" office:value="62.3937597395279">
                <text:p>60</text:p>
              </table:table-cell>
              <table:table-cell office:value-type="float" office:value="16833.6512936515">
                <text:p>16833.6512936515</text:p>
              </table:table-cell>
            </table:table-row>
            <table:table-row>
              <table:table-cell office:value-type="float" office:value="62.6250530641729">
                <text:p>60</text:p>
              </table:table-cell>
              <table:table-cell office:value-type="float" office:value="10999.8661000845">
                <text:p>10999.8661000845</text:p>
              </table:table-cell>
            </table:table-row>
            <table:table-row>
              <table:table-cell office:value-type="float" office:value="62.6349587130435">
                <text:p>60</text:p>
              </table:table-cell>
              <table:table-cell office:value-type="float" office:value="3381.7307042115">
                <text:p>3381.7307042115</text:p>
              </table:table-cell>
            </table:table-row>
            <table:table-row>
              <table:table-cell office:value-type="float" office:value="62.8031660395538">
                <text:p>60</text:p>
              </table:table-cell>
              <table:table-cell office:value-type="float" office:value="13273.1879445505">
                <text:p>13273.1879445505</text:p>
              </table:table-cell>
            </table:table-row>
            <table:table-row>
              <table:table-cell office:value-type="float" office:value="62.8215606471345">
                <text:p>60</text:p>
              </table:table-cell>
              <table:table-cell office:value-type="float" office:value="16325.488208289">
                <text:p>16325.488208289</text:p>
              </table:table-cell>
            </table:table-row>
            <table:table-row>
              <table:table-cell office:value-type="float" office:value="62.9574735006973">
                <text:p>60</text:p>
              </table:table-cell>
              <table:table-cell office:value-type="float" office:value="2482.88911532362">
                <text:p>2482.88911532362</text:p>
              </table:table-cell>
            </table:table-row>
            <table:table-row>
              <table:table-cell office:value-type="float" office:value="63.1426835868785">
                <text:p>60</text:p>
              </table:table-cell>
              <table:table-cell office:value-type="float" office:value="19624.0433617127">
                <text:p>19624.0433617127</text:p>
              </table:table-cell>
            </table:table-row>
            <table:table-row>
              <table:table-cell office:value-type="float" office:value="63.2165398892739">
                <text:p>60</text:p>
              </table:table-cell>
              <table:table-cell office:value-type="float" office:value="19452.5530383209">
                <text:p>19452.5530383209</text:p>
              </table:table-cell>
            </table:table-row>
            <table:table-row>
              <table:table-cell office:value-type="float" office:value="63.2961802338688">
                <text:p>60</text:p>
              </table:table-cell>
              <table:table-cell office:value-type="float" office:value="9677.93406451151">
                <text:p>9677.93406451151</text:p>
              </table:table-cell>
            </table:table-row>
            <table:table-row>
              <table:table-cell office:value-type="float" office:value="63.5240017282662">
                <text:p>60</text:p>
              </table:table-cell>
              <table:table-cell office:value-type="float" office:value="2206.80736677451">
                <text:p>2206.80736677451</text:p>
              </table:table-cell>
            </table:table-row>
            <table:table-row>
              <table:table-cell office:value-type="float" office:value="63.5724800136385">
                <text:p>60</text:p>
              </table:table-cell>
              <table:table-cell office:value-type="float" office:value="366.611974075952">
                <text:p>366.611974075952</text:p>
              </table:table-cell>
            </table:table-row>
            <table:table-row>
              <table:table-cell office:value-type="float" office:value="63.7347850115137">
                <text:p>60</text:p>
              </table:table-cell>
              <table:table-cell office:value-type="float" office:value="649.73879930866">
                <text:p>649.73879930866</text:p>
              </table:table-cell>
            </table:table-row>
            <table:table-row>
              <table:table-cell office:value-type="float" office:value="63.841438666702">
                <text:p>60</text:p>
              </table:table-cell>
              <table:table-cell office:value-type="float" office:value="7802.06868861424">
                <text:p>7802.06868861424</text:p>
              </table:table-cell>
            </table:table-row>
            <table:table-row>
              <table:table-cell office:value-type="float" office:value="63.9483654587898">
                <text:p>60</text:p>
              </table:table-cell>
              <table:table-cell office:value-type="float" office:value="19920.6659240439">
                <text:p>19920.6659240439</text:p>
              </table:table-cell>
            </table:table-row>
            <table:table-row>
              <table:table-cell office:value-type="float" office:value="64.1711044410642">
                <text:p>60</text:p>
              </table:table-cell>
              <table:table-cell office:value-type="float" office:value="19649.761724402">
                <text:p>19649.761724402</text:p>
              </table:table-cell>
            </table:table-row>
            <table:table-row>
              <table:table-cell office:value-type="float" office:value="64.3375256257917">
                <text:p>60</text:p>
              </table:table-cell>
              <table:table-cell office:value-type="float" office:value="9748.41039210931">
                <text:p>9748.41039210931</text:p>
              </table:table-cell>
            </table:table-row>
            <table:table-row>
              <table:table-cell office:value-type="float" office:value="64.5449768336963">
                <text:p>60</text:p>
              </table:table-cell>
              <table:table-cell office:value-type="float" office:value="14687.1078274928">
                <text:p>14687.1078274928</text:p>
              </table:table-cell>
            </table:table-row>
            <table:table-row>
              <table:table-cell office:value-type="float" office:value="64.5674936408688">
                <text:p>60</text:p>
              </table:table-cell>
              <table:table-cell office:value-type="float" office:value="268.276503815136">
                <text:p>268.276503815136</text:p>
              </table:table-cell>
            </table:table-row>
            <table:table-row>
              <table:table-cell office:value-type="float" office:value="64.6648693361803">
                <text:p>60</text:p>
              </table:table-cell>
              <table:table-cell office:value-type="float" office:value="19864.7457420323">
                <text:p>19864.7457420323</text:p>
              </table:table-cell>
            </table:table-row>
            <table:table-row>
              <table:table-cell office:value-type="float" office:value="64.8339157364711">
                <text:p>60</text:p>
              </table:table-cell>
              <table:table-cell office:value-type="float" office:value="2864.15315674022">
                <text:p>2864.15315674022</text:p>
              </table:table-cell>
            </table:table-row>
            <table:table-row>
              <table:table-cell office:value-type="float" office:value="64.8491723544893">
                <text:p>60</text:p>
              </table:table-cell>
              <table:table-cell office:value-type="float" office:value="19727.6671224409">
                <text:p>19727.6671224409</text:p>
              </table:table-cell>
            </table:table-row>
            <table:table-row>
              <table:table-cell office:value-type="float" office:value="65.1169986508816">
                <text:p>70</text:p>
              </table:table-cell>
              <table:table-cell office:value-type="float" office:value="17521.8571788636">
                <text:p>17521.8571788636</text:p>
              </table:table-cell>
            </table:table-row>
            <table:table-row>
              <table:table-cell office:value-type="float" office:value="65.3099464813412">
                <text:p>70</text:p>
              </table:table-cell>
              <table:table-cell office:value-type="float" office:value="17526.0787436289">
                <text:p>17526.0787436289</text:p>
              </table:table-cell>
            </table:table-row>
            <table:table-row>
              <table:table-cell office:value-type="float" office:value="65.4682738899544">
                <text:p>70</text:p>
              </table:table-cell>
              <table:table-cell office:value-type="float" office:value="128.823805957369">
                <text:p>128.823805957369</text:p>
              </table:table-cell>
            </table:table-row>
            <table:table-row>
              <table:table-cell office:value-type="float" office:value="65.4831122548662">
                <text:p>70</text:p>
              </table:table-cell>
              <table:table-cell office:value-type="float" office:value="17983.1575532902">
                <text:p>17983.1575532902</text:p>
              </table:table-cell>
            </table:table-row>
            <table:table-row>
              <table:table-cell office:value-type="float" office:value="65.631759455405">
                <text:p>70</text:p>
              </table:table-cell>
              <table:table-cell office:value-type="float" office:value="17406.6295136419">
                <text:p>17406.6295136419</text:p>
              </table:table-cell>
            </table:table-row>
            <table:table-row>
              <table:table-cell office:value-type="float" office:value="65.7587529913578">
                <text:p>70</text:p>
              </table:table-cell>
              <table:table-cell office:value-type="float" office:value="13548.5805765966">
                <text:p>13548.5805765966</text:p>
              </table:table-cell>
            </table:table-row>
            <table:table-row>
              <table:table-cell office:value-type="float" office:value="65.9327202375725">
                <text:p>70</text:p>
              </table:table-cell>
              <table:table-cell office:value-type="float" office:value="19541.6085996618">
                <text:p>19541.6085996618</text:p>
              </table:table-cell>
            </table:table-row>
            <table:table-row>
              <table:table-cell office:value-type="float" office:value="66.2184104822025">
                <text:p>70</text:p>
              </table:table-cell>
              <table:table-cell office:value-type="float" office:value="1380.08046920503">
                <text:p>1380.08046920503</text:p>
              </table:table-cell>
            </table:table-row>
            <table:table-row>
              <table:table-cell office:value-type="float" office:value="66.2446483185011">
                <text:p>70</text:p>
              </table:table-cell>
              <table:table-cell office:value-type="float" office:value="286.230264761506">
                <text:p>286.230264761506</text:p>
              </table:table-cell>
            </table:table-row>
            <table:table-row>
              <table:table-cell office:value-type="float" office:value="66.2857107660872">
                <text:p>70</text:p>
              </table:table-cell>
              <table:table-cell office:value-type="float" office:value="19979.9002663834">
                <text:p>19979.9002663834</text:p>
              </table:table-cell>
            </table:table-row>
            <table:table-row>
              <table:table-cell office:value-type="float" office:value="66.295681322146">
                <text:p>70</text:p>
              </table:table-cell>
              <table:table-cell office:value-type="float" office:value="4033.58524379865">
                <text:p>4033.58524379865</text:p>
              </table:table-cell>
            </table:table-row>
            <table:table-row>
              <table:table-cell office:value-type="float" office:value="66.5532124830897">
                <text:p>70</text:p>
              </table:table-cell>
              <table:table-cell office:value-type="float" office:value="7312.44453789846">
                <text:p>7312.44453789846</text:p>
              </table:table-cell>
            </table:table-row>
            <table:table-row>
              <table:table-cell office:value-type="float" office:value="66.6041805795463">
                <text:p>70</text:p>
              </table:table-cell>
              <table:table-cell office:value-type="float" office:value="19970.704397031">
                <text:p>19970.704397031</text:p>
              </table:table-cell>
            </table:table-row>
            <table:table-row>
              <table:table-cell office:value-type="float" office:value="66.7823584621155">
                <text:p>70</text:p>
              </table:table-cell>
              <table:table-cell office:value-type="float" office:value="14376.9835223917">
                <text:p>14376.9835223917</text:p>
              </table:table-cell>
            </table:table-row>
            <table:table-row>
              <table:table-cell office:value-type="float" office:value="67.0582842306399">
                <text:p>70</text:p>
              </table:table-cell>
              <table:table-cell office:value-type="float" office:value="203.72156035377">
                <text:p>203.72156035377</text:p>
              </table:table-cell>
            </table:table-row>
            <table:table-row>
              <table:table-cell office:value-type="float" office:value="67.2451651806593">
                <text:p>70</text:p>
              </table:table-cell>
              <table:table-cell office:value-type="float" office:value="4435.4358304034">
                <text:p>4435.4358304034</text:p>
              </table:table-cell>
            </table:table-row>
            <table:table-row>
              <table:table-cell office:value-type="float" office:value="67.2943938840506">
                <text:p>70</text:p>
              </table:table-cell>
              <table:table-cell office:value-type="float" office:value="1340.34913389103">
                <text:p>1340.34913389103</text:p>
              </table:table-cell>
            </table:table-row>
            <table:table-row>
              <table:table-cell office:value-type="float" office:value="67.3300166896115">
                <text:p>70</text:p>
              </table:table-cell>
              <table:table-cell office:value-type="float" office:value="9591.10046886035">
                <text:p>9591.10046886035</text:p>
              </table:table-cell>
            </table:table-row>
            <table:table-row>
              <table:table-cell office:value-type="float" office:value="67.5965379842257">
                <text:p>70</text:p>
              </table:table-cell>
              <table:table-cell office:value-type="float" office:value="2539.52185616531">
                <text:p>2539.52185616531</text:p>
              </table:table-cell>
            </table:table-row>
            <table:table-row>
              <table:table-cell office:value-type="float" office:value="67.8735881820145">
                <text:p>70</text:p>
              </table:table-cell>
              <table:table-cell office:value-type="float" office:value="17344.6019846111">
                <text:p>17344.6019846111</text:p>
              </table:table-cell>
            </table:table-row>
            <table:table-row>
              <table:table-cell office:value-type="float" office:value="67.9576892729477">
                <text:p>70</text:p>
              </table:table-cell>
              <table:table-cell office:value-type="float" office:value="12090.4519638906">
                <text:p>12090.4519638906</text:p>
              </table:table-cell>
            </table:table-row>
            <table:table-row>
              <table:table-cell office:value-type="float" office:value="68.0723563000782">
                <text:p>70</text:p>
              </table:table-cell>
              <table:table-cell office:value-type="float" office:value="422.65374090376">
                <text:p>422.65374090376</text:p>
              </table:table-cell>
            </table:table-row>
            <table:table-row>
              <table:table-cell office:value-type="float" office:value="68.1419008878426">
                <text:p>70</text:p>
              </table:table-cell>
              <table:table-cell office:value-type="float" office:value="14708.6446087486">
                <text:p>14708.6446087486</text:p>
              </table:table-cell>
            </table:table-row>
            <table:table-row>
              <table:table-cell office:value-type="float" office:value="68.3329287710098">
                <text:p>70</text:p>
              </table:table-cell>
              <table:table-cell office:value-type="float" office:value="4840.50696966785">
                <text:p>4840.50696966785</text:p>
              </table:table-cell>
            </table:table-row>
            <table:table-row>
              <table:table-cell office:value-type="float" office:value="68.3561755150558">
                <text:p>70</text:p>
              </table:table-cell>
              <table:table-cell office:value-type="float" office:value="19502.6056253958">
                <text:p>19502.6056253958</text:p>
              </table:table-cell>
            </table:table-row>
            <table:table-row>
              <table:table-cell office:value-type="float" office:value="68.5921412875476">
                <text:p>70</text:p>
              </table:table-cell>
              <table:table-cell office:value-type="float" office:value="11989.6802460713">
                <text:p>11989.6802460713</text:p>
              </table:table-cell>
            </table:table-row>
            <table:table-row>
              <table:table-cell office:value-type="float" office:value="68.6764611132605">
                <text:p>70</text:p>
              </table:table-cell>
              <table:table-cell office:value-type="float" office:value="17355.6472185477">
                <text:p>17355.6472185477</text:p>
              </table:table-cell>
            </table:table-row>
            <table:table-row>
              <table:table-cell office:value-type="float" office:value="68.7222246646253">
                <text:p>70</text:p>
              </table:table-cell>
              <table:table-cell office:value-type="float" office:value="19319.9619482535">
                <text:p>19319.9619482535</text:p>
              </table:table-cell>
            </table:table-row>
            <table:table-row>
              <table:table-cell office:value-type="float" office:value="68.7414068670696">
                <text:p>70</text:p>
              </table:table-cell>
              <table:table-cell office:value-type="float" office:value="10002.0160773409">
                <text:p>10002.0160773409</text:p>
              </table:table-cell>
            </table:table-row>
            <table:table-row>
              <table:table-cell office:value-type="float" office:value="68.9947730930733">
                <text:p>70</text:p>
              </table:table-cell>
              <table:table-cell office:value-type="float" office:value="12166.4346036903">
                <text:p>12166.4346036903</text:p>
              </table:table-cell>
            </table:table-row>
            <table:table-row>
              <table:table-cell office:value-type="float" office:value="69.0557932624563">
                <text:p>70</text:p>
              </table:table-cell>
              <table:table-cell office:value-type="float" office:value="835.226331961166">
                <text:p>835.226331961166</text:p>
              </table:table-cell>
            </table:table-row>
            <table:table-row>
              <table:table-cell office:value-type="float" office:value="69.3428017612929">
                <text:p>70</text:p>
              </table:table-cell>
              <table:table-cell office:value-type="float" office:value="707.403222896094">
                <text:p>707.403222896094</text:p>
              </table:table-cell>
            </table:table-row>
            <table:table-row>
              <table:table-cell office:value-type="float" office:value="69.4749565523972">
                <text:p>70</text:p>
              </table:table-cell>
              <table:table-cell office:value-type="float" office:value="4457.35800381694">
                <text:p>4457.35800381694</text:p>
              </table:table-cell>
            </table:table-row>
            <table:table-row>
              <table:table-cell office:value-type="float" office:value="69.6943041305397">
                <text:p>70</text:p>
              </table:table-cell>
              <table:table-cell office:value-type="float" office:value="8887.68768538412">
                <text:p>8887.68768538412</text:p>
              </table:table-cell>
            </table:table-row>
            <table:table-row>
              <table:table-cell office:value-type="float" office:value="69.9961509944343">
                <text:p>70</text:p>
              </table:table-cell>
              <table:table-cell office:value-type="float" office:value="11584.4059230972">
                <text:p>11584.4059230972</text:p>
              </table:table-cell>
            </table:table-row>
            <table:table-row>
              <table:table-cell office:value-type="float" office:value="70.2769529862238">
                <text:p>70</text:p>
              </table:table-cell>
              <table:table-cell office:value-type="float" office:value="16226.02368841">
                <text:p>16226.02368841</text:p>
              </table:table-cell>
            </table:table-row>
            <table:table-row>
              <table:table-cell office:value-type="float" office:value="70.3091348349601">
                <text:p>70</text:p>
              </table:table-cell>
              <table:table-cell office:value-type="float" office:value="7546.95014235754">
                <text:p>7546.95014235754</text:p>
              </table:table-cell>
            </table:table-row>
            <table:table-row>
              <table:table-cell office:value-type="float" office:value="70.4707896797104">
                <text:p>70</text:p>
              </table:table-cell>
              <table:table-cell office:value-type="float" office:value="8931.48781013213">
                <text:p>8931.48781013213</text:p>
              </table:table-cell>
            </table:table-row>
            <table:table-row>
              <table:table-cell office:value-type="float" office:value="70.7231226507709">
                <text:p>70</text:p>
              </table:table-cell>
              <table:table-cell office:value-type="float" office:value="15185.1404867525">
                <text:p>15185.1404867525</text:p>
              </table:table-cell>
            </table:table-row>
            <table:table-row>
              <table:table-cell office:value-type="float" office:value="70.7815423358059">
                <text:p>70</text:p>
              </table:table-cell>
              <table:table-cell office:value-type="float" office:value="10089.4187482498">
                <text:p>10089.4187482498</text:p>
              </table:table-cell>
            </table:table-row>
            <table:table-row>
              <table:table-cell office:value-type="float" office:value="70.9842596281422">
                <text:p>70</text:p>
              </table:table-cell>
              <table:table-cell office:value-type="float" office:value="480.165280177181">
                <text:p>480.165280177181</text:p>
              </table:table-cell>
            </table:table-row>
            <table:table-row>
              <table:table-cell office:value-type="float" office:value="71.2465631552616">
                <text:p>70</text:p>
              </table:table-cell>
              <table:table-cell office:value-type="float" office:value="7166.0550017118">
                <text:p>7166.0550017118</text:p>
              </table:table-cell>
            </table:table-row>
            <table:table-row>
              <table:table-cell office:value-type="float" office:value="71.2483547360275">
                <text:p>70</text:p>
              </table:table-cell>
              <table:table-cell office:value-type="float" office:value="18799.1649624515">
                <text:p>18799.1649624515</text:p>
              </table:table-cell>
            </table:table-row>
            <table:table-row>
              <table:table-cell office:value-type="float" office:value="71.5020401248205">
                <text:p>70</text:p>
              </table:table-cell>
              <table:table-cell office:value-type="float" office:value="18958.0809433927">
                <text:p>18958.0809433927</text:p>
              </table:table-cell>
            </table:table-row>
            <table:table-row>
              <table:table-cell office:value-type="float" office:value="71.62836226915">
                <text:p>70</text:p>
              </table:table-cell>
              <table:table-cell office:value-type="float" office:value="12302.1617896949">
                <text:p>12302.1617896949</text:p>
              </table:table-cell>
            </table:table-row>
            <table:table-row>
              <table:table-cell office:value-type="float" office:value="71.9060796184404">
                <text:p>70</text:p>
              </table:table-cell>
              <table:table-cell office:value-type="float" office:value="30.4034651675431">
                <text:p>30.4034651675431</text:p>
              </table:table-cell>
            </table:table-row>
            <table:table-row>
              <table:table-cell office:value-type="float" office:value="72.0324866918938">
                <text:p>70</text:p>
              </table:table-cell>
              <table:table-cell office:value-type="float" office:value="21.6060894046257">
                <text:p>21.6060894046257</text:p>
              </table:table-cell>
            </table:table-row>
            <table:table-row>
              <table:table-cell office:value-type="float" office:value="72.2080375396147">
                <text:p>70</text:p>
              </table:table-cell>
              <table:table-cell office:value-type="float" office:value="5222.76939864079">
                <text:p>5222.76939864079</text:p>
              </table:table-cell>
            </table:table-row>
            <table:table-row>
              <table:table-cell office:value-type="float" office:value="72.5213776946121">
                <text:p>70</text:p>
              </table:table-cell>
              <table:table-cell office:value-type="float" office:value="54.951121082097">
                <text:p>54.951121082097</text:p>
              </table:table-cell>
            </table:table-row>
            <table:table-row>
              <table:table-cell office:value-type="float" office:value="72.6001467973209">
                <text:p>70</text:p>
              </table:table-cell>
              <table:table-cell office:value-type="float" office:value="17588.9699410601">
                <text:p>17588.9699410601</text:p>
              </table:table-cell>
            </table:table-row>
            <table:table-row>
              <table:table-cell office:value-type="float" office:value="72.7385885774716">
                <text:p>70</text:p>
              </table:table-cell>
              <table:table-cell office:value-type="float" office:value="3176.21919535432">
                <text:p>3176.21919535432</text:p>
              </table:table-cell>
            </table:table-row>
            <table:table-row>
              <table:table-cell office:value-type="float" office:value="72.8218705580432">
                <text:p>70</text:p>
              </table:table-cell>
              <table:table-cell office:value-type="float" office:value="1371.42311138448">
                <text:p>1371.42311138448</text:p>
              </table:table-cell>
            </table:table-row>
            <table:table-row>
              <table:table-cell office:value-type="float" office:value="73.0153066880287">
                <text:p>70</text:p>
              </table:table-cell>
              <table:table-cell office:value-type="float" office:value="766.762066391099">
                <text:p>766.762066391099</text:p>
              </table:table-cell>
            </table:table-row>
            <table:table-row>
              <table:table-cell office:value-type="float" office:value="73.2232930559438">
                <text:p>70</text:p>
              </table:table-cell>
              <table:table-cell office:value-type="float" office:value="11537.3586185575">
                <text:p>11537.3586185575</text:p>
              </table:table-cell>
            </table:table-row>
            <table:table-row>
              <table:table-cell office:value-type="float" office:value="73.4976029196826">
                <text:p>70</text:p>
              </table:table-cell>
              <table:table-cell office:value-type="float" office:value="27.1044632746145">
                <text:p>27.1044632746145</text:p>
              </table:table-cell>
            </table:table-row>
            <table:table-row>
              <table:table-cell office:value-type="float" office:value="73.7142857937141">
                <text:p>70</text:p>
              </table:table-cell>
              <table:table-cell office:value-type="float" office:value="19695.5784736723">
                <text:p>19695.5784736723</text:p>
              </table:table-cell>
            </table:table-row>
            <table:table-row>
              <table:table-cell office:value-type="float" office:value="73.844078668762">
                <text:p>70</text:p>
              </table:table-cell>
              <table:table-cell office:value-type="float" office:value="19444.3947720133">
                <text:p>19444.3947720133</text:p>
              </table:table-cell>
            </table:table-row>
            <table:table-row>
              <table:table-cell office:value-type="float" office:value="73.8885490928548">
                <text:p>70</text:p>
              </table:table-cell>
              <table:table-cell office:value-type="float" office:value="4627.72969482025">
                <text:p>4627.72969482025</text:p>
              </table:table-cell>
            </table:table-row>
            <table:table-row>
              <table:table-cell office:value-type="float" office:value="74.150995518251">
                <text:p>70</text:p>
              </table:table-cell>
              <table:table-cell office:value-type="float" office:value="713.18504119246">
                <text:p>713.18504119246</text:p>
              </table:table-cell>
            </table:table-row>
            <table:table-row>
              <table:table-cell office:value-type="float" office:value="74.2999705957433">
                <text:p>70</text:p>
              </table:table-cell>
              <table:table-cell office:value-type="float" office:value="2729.20308802455">
                <text:p>2729.20308802455</text:p>
              </table:table-cell>
            </table:table-row>
            <table:table-row>
              <table:table-cell office:value-type="float" office:value="74.5978072458398">
                <text:p>70</text:p>
              </table:table-cell>
              <table:table-cell office:value-type="float" office:value="17628.2111259611">
                <text:p>17628.2111259611</text:p>
              </table:table-cell>
            </table:table-row>
            <table:table-row>
              <table:table-cell office:value-type="float" office:value="74.6071145754063">
                <text:p>70</text:p>
              </table:table-cell>
              <table:table-cell office:value-type="float" office:value="1800.52987406068">
                <text:p>1800.52987406068</text:p>
              </table:table-cell>
            </table:table-row>
            <table:table-row>
              <table:table-cell office:value-type="float" office:value="74.7289388865224">
                <text:p>70</text:p>
              </table:table-cell>
              <table:table-cell office:value-type="float" office:value="10341.9914724709">
                <text:p>10341.9914724709</text:p>
              </table:table-cell>
            </table:table-row>
            <table:table-row>
              <table:table-cell office:value-type="float" office:value="74.8447710625107">
                <text:p>70</text:p>
              </table:table-cell>
              <table:table-cell office:value-type="float" office:value="8142.114544734">
                <text:p>8142.114544734</text:p>
              </table:table-cell>
            </table:table-row>
            <table:table-row>
              <table:table-cell office:value-type="float" office:value="75.0734259702197">
                <text:p>80</text:p>
              </table:table-cell>
              <table:table-cell office:value-type="float" office:value="884.649362629443">
                <text:p>884.649362629443</text:p>
              </table:table-cell>
            </table:table-row>
            <table:table-row>
              <table:table-cell office:value-type="float" office:value="75.1829378798714">
                <text:p>80</text:p>
              </table:table-cell>
              <table:table-cell office:value-type="float" office:value="15037.2943353549">
                <text:p>15037.2943353549</text:p>
              </table:table-cell>
            </table:table-row>
            <table:table-row>
              <table:table-cell office:value-type="float" office:value="75.2654127822901">
                <text:p>80</text:p>
              </table:table-cell>
              <table:table-cell office:value-type="float" office:value="5595.75394406305">
                <text:p>5595.75394406305</text:p>
              </table:table-cell>
            </table:table-row>
            <table:table-row>
              <table:table-cell office:value-type="float" office:value="75.5262495387354">
                <text:p>80</text:p>
              </table:table-cell>
              <table:table-cell office:value-type="float" office:value="277.741639054894">
                <text:p>277.741639054894</text:p>
              </table:table-cell>
            </table:table-row>
            <table:table-row>
              <table:table-cell office:value-type="float" office:value="75.7974162931375">
                <text:p>80</text:p>
              </table:table-cell>
              <table:table-cell office:value-type="float" office:value="1874.33168538504">
                <text:p>1874.33168538504</text:p>
              </table:table-cell>
            </table:table-row>
            <table:table-row>
              <table:table-cell office:value-type="float" office:value="75.8180649012577">
                <text:p>80</text:p>
              </table:table-cell>
              <table:table-cell office:value-type="float" office:value="19933.4592115693">
                <text:p>19933.4592115693</text:p>
              </table:table-cell>
            </table:table-row>
            <table:table-row>
              <table:table-cell office:value-type="float" office:value="75.823162077379">
                <text:p>80</text:p>
              </table:table-cell>
              <table:table-cell office:value-type="float" office:value="11954.0774195664">
                <text:p>11954.0774195664</text:p>
              </table:table-cell>
            </table:table-row>
            <table:table-row>
              <table:table-cell office:value-type="float" office:value="75.9828868587584">
                <text:p>80</text:p>
              </table:table-cell>
              <table:table-cell office:value-type="float" office:value="327.646522234375">
                <text:p>327.646522234375</text:p>
              </table:table-cell>
            </table:table-row>
            <table:table-row>
              <table:table-cell office:value-type="float" office:value="76.265838993998">
                <text:p>80</text:p>
              </table:table-cell>
              <table:table-cell office:value-type="float" office:value="19942.790573666">
                <text:p>19942.790573666</text:p>
              </table:table-cell>
            </table:table-row>
            <table:table-row>
              <table:table-cell office:value-type="float" office:value="76.2727277508853">
                <text:p>80</text:p>
              </table:table-cell>
              <table:table-cell office:value-type="float" office:value="13009.9216232467">
                <text:p>13009.9216232467</text:p>
              </table:table-cell>
            </table:table-row>
            <table:table-row>
              <table:table-cell office:value-type="float" office:value="76.3719786556987">
                <text:p>80</text:p>
              </table:table-cell>
              <table:table-cell office:value-type="float" office:value="3035.26003902032">
                <text:p>3035.26003902032</text:p>
              </table:table-cell>
            </table:table-row>
            <table:table-row>
              <table:table-cell office:value-type="float" office:value="76.4670936699088">
                <text:p>80</text:p>
              </table:table-cell>
              <table:table-cell office:value-type="float" office:value="13341.9347566535">
                <text:p>13341.9347566535</text:p>
              </table:table-cell>
            </table:table-row>
            <table:table-row>
              <table:table-cell office:value-type="float" office:value="76.7516997762327">
                <text:p>80</text:p>
              </table:table-cell>
              <table:table-cell office:value-type="float" office:value="9102.54768199769">
                <text:p>9102.54768199769</text:p>
              </table:table-cell>
            </table:table-row>
            <table:table-row>
              <table:table-cell office:value-type="float" office:value="76.9773577544995">
                <text:p>80</text:p>
              </table:table-cell>
              <table:table-cell office:value-type="float" office:value="1455.93843430671">
                <text:p>1455.93843430671</text:p>
              </table:table-cell>
            </table:table-row>
            <table:table-row>
              <table:table-cell office:value-type="float" office:value="77.2480236164305">
                <text:p>80</text:p>
              </table:table-cell>
              <table:table-cell office:value-type="float" office:value="2264.461464949">
                <text:p>2264.461464949</text:p>
              </table:table-cell>
            </table:table-row>
            <table:table-row>
              <table:table-cell office:value-type="float" office:value="77.5318106123928">
                <text:p>80</text:p>
              </table:table-cell>
              <table:table-cell office:value-type="float" office:value="5792.27736727236">
                <text:p>5792.27736727236</text:p>
              </table:table-cell>
            </table:table-row>
            <table:table-row>
              <table:table-cell office:value-type="float" office:value="77.8362376933684">
                <text:p>80</text:p>
              </table:table-cell>
              <table:table-cell office:value-type="float" office:value="19902.9373198568">
                <text:p>19902.9373198568</text:p>
              </table:table-cell>
            </table:table-row>
            <table:table-row>
              <table:table-cell office:value-type="float" office:value="77.9311860700912">
                <text:p>80</text:p>
              </table:table-cell>
              <table:table-cell office:value-type="float" office:value="19063.5865147613">
                <text:p>19063.5865147613</text:p>
              </table:table-cell>
            </table:table-row>
            <table:table-row>
              <table:table-cell office:value-type="float" office:value="77.9840957812661">
                <text:p>80</text:p>
              </table:table-cell>
              <table:table-cell office:value-type="float" office:value="23.7862516311179">
                <text:p>23.7862516311179</text:p>
              </table:table-cell>
            </table:table-row>
            <table:table-row>
              <table:table-cell office:value-type="float" office:value="78.1677997268683">
                <text:p>80</text:p>
              </table:table-cell>
              <table:table-cell office:value-type="float" office:value="11223.0565500577">
                <text:p>11223.0565500577</text:p>
              </table:table-cell>
            </table:table-row>
            <table:table-row>
              <table:table-cell office:value-type="float" office:value="78.4707344716523">
                <text:p>80</text:p>
              </table:table-cell>
              <table:table-cell office:value-type="float" office:value="7651.56019433311">
                <text:p>7651.56019433311</text:p>
              </table:table-cell>
            </table:table-row>
            <table:table-row>
              <table:table-cell office:value-type="float" office:value="78.4837947813535">
                <text:p>80</text:p>
              </table:table-cell>
              <table:table-cell office:value-type="float" office:value="19951.6515409107">
                <text:p>19951.6515409107</text:p>
              </table:table-cell>
            </table:table-row>
            <table:table-row>
              <table:table-cell office:value-type="float" office:value="78.5700223357744">
                <text:p>80</text:p>
              </table:table-cell>
              <table:table-cell office:value-type="float" office:value="18070.5460785357">
                <text:p>18070.5460785357</text:p>
              </table:table-cell>
            </table:table-row>
            <table:table-row>
              <table:table-cell office:value-type="float" office:value="78.6885906902474">
                <text:p>80</text:p>
              </table:table-cell>
              <table:table-cell office:value-type="float" office:value="7951.80826576604">
                <text:p>7951.80826576604</text:p>
              </table:table-cell>
            </table:table-row>
            <table:table-row>
              <table:table-cell office:value-type="float" office:value="78.7461214240414">
                <text:p>80</text:p>
              </table:table-cell>
              <table:table-cell office:value-type="float" office:value="7770.99116651203">
                <text:p>7770.99116651203</text:p>
              </table:table-cell>
            </table:table-row>
            <table:table-row>
              <table:table-cell office:value-type="float" office:value="78.7806361384996">
                <text:p>80</text:p>
              </table:table-cell>
              <table:table-cell office:value-type="float" office:value="3681.53433708236">
                <text:p>3681.53433708236</text:p>
              </table:table-cell>
            </table:table-row>
            <table:table-row>
              <table:table-cell office:value-type="float" office:value="79.0481795706111">
                <text:p>80</text:p>
              </table:table-cell>
              <table:table-cell office:value-type="float" office:value="1145.6506869513">
                <text:p>1145.6506869513</text:p>
              </table:table-cell>
            </table:table-row>
            <table:table-row>
              <table:table-cell office:value-type="float" office:value="79.0893876892889">
                <text:p>80</text:p>
              </table:table-cell>
              <table:table-cell office:value-type="float" office:value="2858.81749432295">
                <text:p>2858.81749432295</text:p>
              </table:table-cell>
            </table:table-row>
            <table:table-row>
              <table:table-cell office:value-type="float" office:value="79.1332097333135">
                <text:p>80</text:p>
              </table:table-cell>
              <table:table-cell office:value-type="float" office:value="11051.2985162986">
                <text:p>11051.2985162986</text:p>
              </table:table-cell>
            </table:table-row>
            <table:table-row>
              <table:table-cell office:value-type="float" office:value="79.2084182111822">
                <text:p>80</text:p>
              </table:table-cell>
              <table:table-cell office:value-type="float" office:value="13898.9782699326">
                <text:p>13898.9782699326</text:p>
              </table:table-cell>
            </table:table-row>
            <table:table-row>
              <table:table-cell office:value-type="float" office:value="79.3654585058483">
                <text:p>80</text:p>
              </table:table-cell>
              <table:table-cell office:value-type="float" office:value="18285.4336177088">
                <text:p>18285.4336177088</text:p>
              </table:table-cell>
            </table:table-row>
            <table:table-row>
              <table:table-cell office:value-type="float" office:value="79.6379354575819">
                <text:p>80</text:p>
              </table:table-cell>
              <table:table-cell office:value-type="float" office:value="10426.8840328104">
                <text:p>10426.8840328104</text:p>
              </table:table-cell>
            </table:table-row>
            <table:table-row>
              <table:table-cell office:value-type="float" office:value="79.8226558451023">
                <text:p>80</text:p>
              </table:table-cell>
              <table:table-cell office:value-type="float" office:value="164.711168083342">
                <text:p>164.711168083342</text:p>
              </table:table-cell>
            </table:table-row>
            <table:table-row>
              <table:table-cell office:value-type="float" office:value="80.0621710421871">
                <text:p>80</text:p>
              </table:table-cell>
              <table:table-cell office:value-type="float" office:value="14539.6931746357">
                <text:p>14539.6931746357</text:p>
              </table:table-cell>
            </table:table-row>
            <table:table-row>
              <table:table-cell office:value-type="float" office:value="80.281325485007">
                <text:p>80</text:p>
              </table:table-cell>
              <table:table-cell office:value-type="float" office:value="8550.33945657148">
                <text:p>8550.33945657148</text:p>
              </table:table-cell>
            </table:table-row>
            <table:table-row>
              <table:table-cell office:value-type="float" office:value="80.4230533615705">
                <text:p>80</text:p>
              </table:table-cell>
              <table:table-cell office:value-type="float" office:value="14207.4126169706">
                <text:p>14207.4126169706</text:p>
              </table:table-cell>
            </table:table-row>
            <table:table-row>
              <table:table-cell office:value-type="float" office:value="80.6832171667756">
                <text:p>80</text:p>
              </table:table-cell>
              <table:table-cell office:value-type="float" office:value="40.3195656318428">
                <text:p>40.3195656318428</text:p>
              </table:table-cell>
            </table:table-row>
            <table:table-row>
              <table:table-cell office:value-type="float" office:value="80.9074687858631">
                <text:p>80</text:p>
              </table:table-cell>
              <table:table-cell office:value-type="float" office:value="9927.16089806856">
                <text:p>9927.16089806856</text:p>
              </table:table-cell>
            </table:table-row>
            <table:table-row>
              <table:table-cell office:value-type="float" office:value="81.208921443806">
                <text:p>80</text:p>
              </table:table-cell>
              <table:table-cell office:value-type="float" office:value="3133.41410440835">
                <text:p>3133.41410440835</text:p>
              </table:table-cell>
            </table:table-row>
            <table:table-row>
              <table:table-cell office:value-type="float" office:value="81.4378781188917">
                <text:p>80</text:p>
              </table:table-cell>
              <table:table-cell office:value-type="float" office:value="4510.02649431857">
                <text:p>4510.02649431857</text:p>
              </table:table-cell>
            </table:table-row>
            <table:table-row>
              <table:table-cell office:value-type="float" office:value="81.6690184948664">
                <text:p>80</text:p>
              </table:table-cell>
              <table:table-cell office:value-type="float" office:value="9773.13953268321">
                <text:p>9773.13953268321</text:p>
              </table:table-cell>
            </table:table-row>
            <table:table-row>
              <table:table-cell office:value-type="float" office:value="81.7555627922637">
                <text:p>80</text:p>
              </table:table-cell>
              <table:table-cell office:value-type="float" office:value="16565.5957597969">
                <text:p>16565.5957597969</text:p>
              </table:table-cell>
            </table:table-row>
            <table:table-row>
              <table:table-cell office:value-type="float" office:value="81.7654752162006">
                <text:p>80</text:p>
              </table:table-cell>
              <table:table-cell office:value-type="float" office:value="11244.6956093227">
                <text:p>11244.6956093227</text:p>
              </table:table-cell>
            </table:table-row>
            <table:table-row>
              <table:table-cell office:value-type="float" office:value="81.9670624331402">
                <text:p>80</text:p>
              </table:table-cell>
              <table:table-cell office:value-type="float" office:value="3203.20497586817">
                <text:p>3203.20497586817</text:p>
              </table:table-cell>
            </table:table-row>
            <table:table-row>
              <table:table-cell office:value-type="float" office:value="82.2792647088044">
                <text:p>80</text:p>
              </table:table-cell>
              <table:table-cell office:value-type="float" office:value="4104.1283898121">
                <text:p>4104.1283898121</text:p>
              </table:table-cell>
            </table:table-row>
            <table:table-row>
              <table:table-cell office:value-type="float" office:value="82.5598429946722">
                <text:p>80</text:p>
              </table:table-cell>
              <table:table-cell office:value-type="float" office:value="10581.8494756362">
                <text:p>10581.8494756362</text:p>
              </table:table-cell>
            </table:table-row>
            <table:table-row>
              <table:table-cell office:value-type="float" office:value="82.7310579422151">
                <text:p>80</text:p>
              </table:table-cell>
              <table:table-cell office:value-type="float" office:value="5534.48606809907">
                <text:p>5534.48606809907</text:p>
              </table:table-cell>
            </table:table-row>
            <table:table-row>
              <table:table-cell office:value-type="float" office:value="83.033528033496">
                <text:p>80</text:p>
              </table:table-cell>
              <table:table-cell office:value-type="float" office:value="13681.2509212282">
                <text:p>13681.2509212282</text:p>
              </table:table-cell>
            </table:table-row>
            <table:table-row>
              <table:table-cell office:value-type="float" office:value="83.0948954307275">
                <text:p>80</text:p>
              </table:table-cell>
              <table:table-cell office:value-type="float" office:value="683.281976861125">
                <text:p>683.281976861125</text:p>
              </table:table-cell>
            </table:table-row>
            <table:table-row>
              <table:table-cell office:value-type="float" office:value="83.3190200895918">
                <text:p>80</text:p>
              </table:table-cell>
              <table:table-cell office:value-type="float" office:value="12353.4189645566">
                <text:p>12353.4189645566</text:p>
              </table:table-cell>
            </table:table-row>
            <table:table-row>
              <table:table-cell office:value-type="float" office:value="83.491034861262">
                <text:p>80</text:p>
              </table:table-cell>
              <table:table-cell office:value-type="float" office:value="19555.7082519858">
                <text:p>19555.7082519858</text:p>
              </table:table-cell>
            </table:table-row>
            <table:table-row>
              <table:table-cell office:value-type="float" office:value="83.5411777379187">
                <text:p>80</text:p>
              </table:table-cell>
              <table:table-cell office:value-type="float" office:value="11793.9454886158">
                <text:p>11793.9454886158</text:p>
              </table:table-cell>
            </table:table-row>
            <table:table-row>
              <table:table-cell office:value-type="float" office:value="83.7783627064841">
                <text:p>80</text:p>
              </table:table-cell>
              <table:table-cell office:value-type="float" office:value="8450.64224223665">
                <text:p>8450.64224223665</text:p>
              </table:table-cell>
            </table:table-row>
            <table:table-row>
              <table:table-cell office:value-type="float" office:value="84.0366050325753">
                <text:p>80</text:p>
              </table:table-cell>
              <table:table-cell office:value-type="float" office:value="2596.55555140227">
                <text:p>2596.55555140227</text:p>
              </table:table-cell>
            </table:table-row>
            <table:table-row>
              <table:table-cell office:value-type="float" office:value="84.2053162638512">
                <text:p>80</text:p>
              </table:table-cell>
              <table:table-cell office:value-type="float" office:value="18523.5516456715">
                <text:p>18523.5516456715</text:p>
              </table:table-cell>
            </table:table-row>
            <table:table-row>
              <table:table-cell office:value-type="float" office:value="84.5000319662106">
                <text:p>80</text:p>
              </table:table-cell>
              <table:table-cell office:value-type="float" office:value="2614.78794181638">
                <text:p>2614.78794181638</text:p>
              </table:table-cell>
            </table:table-row>
            <table:table-row>
              <table:table-cell office:value-type="float" office:value="84.7927890067599">
                <text:p>80</text:p>
              </table:table-cell>
              <table:table-cell office:value-type="float" office:value="6868.76945349887">
                <text:p>6868.76945349887</text:p>
              </table:table-cell>
            </table:table-row>
            <table:table-row>
              <table:table-cell office:value-type="float" office:value="84.9148844047885">
                <text:p>80</text:p>
              </table:table-cell>
              <table:table-cell office:value-type="float" office:value="7192.21137812169">
                <text:p>7192.21137812169</text:p>
              </table:table-cell>
            </table:table-row>
            <table:table-row>
              <table:table-cell office:value-type="float" office:value="84.9366489604667">
                <text:p>80</text:p>
              </table:table-cell>
              <table:table-cell office:value-type="float" office:value="10491.5442427157">
                <text:p>10491.5442427157</text:p>
              </table:table-cell>
            </table:table-row>
            <table:table-row>
              <table:table-cell office:value-type="float" office:value="84.9590687798279">
                <text:p>80</text:p>
              </table:table-cell>
              <table:table-cell office:value-type="float" office:value="3166.33887620524">
                <text:p>3166.33887620524</text:p>
              </table:table-cell>
            </table:table-row>
            <table:table-row>
              <table:table-cell office:value-type="float" office:value="85.1563726557251">
                <text:p>90</text:p>
              </table:table-cell>
              <table:table-cell office:value-type="float" office:value="8706.51853875237">
                <text:p>8706.51853875237</text:p>
              </table:table-cell>
            </table:table-row>
            <table:table-row>
              <table:table-cell office:value-type="float" office:value="85.3351775060694">
                <text:p>90</text:p>
              </table:table-cell>
              <table:table-cell office:value-type="float" office:value="17609.7104088961">
                <text:p>17609.7104088961</text:p>
              </table:table-cell>
            </table:table-row>
            <table:table-row>
              <table:table-cell office:value-type="float" office:value="85.6300742771642">
                <text:p>90</text:p>
              </table:table-cell>
              <table:table-cell office:value-type="float" office:value="6611.97201612422">
                <text:p>6611.97201612422</text:p>
              </table:table-cell>
            </table:table-row>
            <table:table-row>
              <table:table-cell office:value-type="float" office:value="85.6979392752229">
                <text:p>90</text:p>
              </table:table-cell>
              <table:table-cell office:value-type="float" office:value="14290.9487798637">
                <text:p>14290.9487798637</text:p>
              </table:table-cell>
            </table:table-row>
            <table:table-row>
              <table:table-cell office:value-type="float" office:value="85.802100057293">
                <text:p>90</text:p>
              </table:table-cell>
              <table:table-cell office:value-type="float" office:value="15975.3331550415">
                <text:p>15975.3331550415</text:p>
              </table:table-cell>
            </table:table-row>
            <table:table-row>
              <table:table-cell office:value-type="float" office:value="86.001992005995">
                <text:p>90</text:p>
              </table:table-cell>
              <table:table-cell office:value-type="float" office:value="16749.7036695039">
                <text:p>16749.7036695039</text:p>
              </table:table-cell>
            </table:table-row>
            <table:table-row>
              <table:table-cell office:value-type="float" office:value="86.2115848806172">
                <text:p>90</text:p>
              </table:table-cell>
              <table:table-cell office:value-type="float" office:value="8872.34693876217">
                <text:p>8872.34693876217</text:p>
              </table:table-cell>
            </table:table-row>
            <table:table-row>
              <table:table-cell office:value-type="float" office:value="86.2617502025334">
                <text:p>90</text:p>
              </table:table-cell>
              <table:table-cell office:value-type="float" office:value="324.430460289531">
                <text:p>324.430460289531</text:p>
              </table:table-cell>
            </table:table-row>
            <table:table-row>
              <table:table-cell office:value-type="float" office:value="86.3717345049639">
                <text:p>90</text:p>
              </table:table-cell>
              <table:table-cell office:value-type="float" office:value="2271.57828122214">
                <text:p>2271.57828122214</text:p>
              </table:table-cell>
            </table:table-row>
            <table:table-row>
              <table:table-cell office:value-type="float" office:value="86.5686207721701">
                <text:p>90</text:p>
              </table:table-cell>
              <table:table-cell office:value-type="float" office:value="19015.3264777243">
                <text:p>19015.3264777243</text:p>
              </table:table-cell>
            </table:table-row>
            <table:table-row>
              <table:table-cell office:value-type="float" office:value="86.8477427691719">
                <text:p>90</text:p>
              </table:table-cell>
              <table:table-cell office:value-type="float" office:value="18743.469262976">
                <text:p>18743.469262976</text:p>
              </table:table-cell>
            </table:table-row>
            <table:table-row>
              <table:table-cell office:value-type="float" office:value="86.8747081822182">
                <text:p>90</text:p>
              </table:table-cell>
              <table:table-cell office:value-type="float" office:value="296.982027867028">
                <text:p>296.982027867028</text:p>
              </table:table-cell>
            </table:table-row>
            <table:table-row>
              <table:table-cell office:value-type="float" office:value="87.1581387468217">
                <text:p>90</text:p>
              </table:table-cell>
              <table:table-cell office:value-type="float" office:value="18111.2437384652">
                <text:p>18111.2437384652</text:p>
              </table:table-cell>
            </table:table-row>
            <table:table-row>
              <table:table-cell office:value-type="float" office:value="87.4471731677604">
                <text:p>90</text:p>
              </table:table-cell>
              <table:table-cell office:value-type="float" office:value="18031.6033727325">
                <text:p>18031.6033727325</text:p>
              </table:table-cell>
            </table:table-row>
            <table:table-row>
              <table:table-cell office:value-type="float" office:value="87.6757257978925">
                <text:p>90</text:p>
              </table:table-cell>
              <table:table-cell office:value-type="float" office:value="1921.34252850662">
                <text:p>1921.34252850662</text:p>
              </table:table-cell>
            </table:table-row>
            <table:table-row>
              <table:table-cell office:value-type="float" office:value="87.9571993728013">
                <text:p>90</text:p>
              </table:table-cell>
              <table:table-cell office:value-type="float" office:value="1539.81940696567">
                <text:p>1539.81940696567</text:p>
              </table:table-cell>
            </table:table-row>
            <table:table-row>
              <table:table-cell office:value-type="float" office:value="88.2126528142488">
                <text:p>90</text:p>
              </table:table-cell>
              <table:table-cell office:value-type="float" office:value="20.0705611976286">
                <text:p>20.0705611976286</text:p>
              </table:table-cell>
            </table:table-row>
            <table:table-row>
              <table:table-cell office:value-type="float" office:value="88.2982611265649">
                <text:p>90</text:p>
              </table:table-cell>
              <table:table-cell office:value-type="float" office:value="19448.1184273463">
                <text:p>19448.1184273463</text:p>
              </table:table-cell>
            </table:table-row>
            <table:table-row>
              <table:table-cell office:value-type="float" office:value="88.5680455273955">
                <text:p>90</text:p>
              </table:table-cell>
              <table:table-cell office:value-type="float" office:value="10555.8647524621">
                <text:p>10555.8647524621</text:p>
              </table:table-cell>
            </table:table-row>
            <table:table-row>
              <table:table-cell office:value-type="float" office:value="88.5707071008619">
                <text:p>90</text:p>
              </table:table-cell>
              <table:table-cell office:value-type="float" office:value="19639.7904192322">
                <text:p>19639.7904192322</text:p>
              </table:table-cell>
            </table:table-row>
            <table:table-row>
              <table:table-cell office:value-type="float" office:value="88.8804400720422">
                <text:p>90</text:p>
              </table:table-cell>
              <table:table-cell office:value-type="float" office:value="13077.1118297691">
                <text:p>13077.1118297691</text:p>
              </table:table-cell>
            </table:table-row>
            <table:table-row>
              <table:table-cell office:value-type="float" office:value="89.0080799791841">
                <text:p>90</text:p>
              </table:table-cell>
              <table:table-cell office:value-type="float" office:value="1913.09596376774">
                <text:p>1913.09596376774</text:p>
              </table:table-cell>
            </table:table-row>
            <table:table-row>
              <table:table-cell office:value-type="float" office:value="89.0608844293071">
                <text:p>90</text:p>
              </table:table-cell>
              <table:table-cell office:value-type="float" office:value="12618.3179727551">
                <text:p>12618.3179727551</text:p>
              </table:table-cell>
            </table:table-row>
            <table:table-row>
              <table:table-cell office:value-type="float" office:value="89.2936431036939">
                <text:p>90</text:p>
              </table:table-cell>
              <table:table-cell office:value-type="float" office:value="16504.8717002951">
                <text:p>16504.8717002951</text:p>
              </table:table-cell>
            </table:table-row>
            <table:table-row>
              <table:table-cell office:value-type="float" office:value="89.365366071568">
                <text:p>90</text:p>
              </table:table-cell>
              <table:table-cell office:value-type="float" office:value="12429.3101137045">
                <text:p>12429.3101137045</text:p>
              </table:table-cell>
            </table:table-row>
            <table:table-row>
              <table:table-cell office:value-type="float" office:value="89.586881752967">
                <text:p>90</text:p>
              </table:table-cell>
              <table:table-cell office:value-type="float" office:value="1535.21357839105">
                <text:p>1535.21357839105</text:p>
              </table:table-cell>
            </table:table-row>
            <table:table-row>
              <table:table-cell office:value-type="float" office:value="89.8001968645005">
                <text:p>90</text:p>
              </table:table-cell>
              <table:table-cell office:value-type="float" office:value="19965.2582836243">
                <text:p>19965.2582836243</text:p>
              </table:table-cell>
            </table:table-row>
            <table:table-row>
              <table:table-cell office:value-type="float" office:value="89.8505176077111">
                <text:p>90</text:p>
              </table:table-cell>
              <table:table-cell office:value-type="float" office:value="15472.0460612304">
                <text:p>15472.0460612304</text:p>
              </table:table-cell>
            </table:table-row>
            <table:table-row>
              <table:table-cell office:value-type="float" office:value="89.8799694217797">
                <text:p>90</text:p>
              </table:table-cell>
              <table:table-cell office:value-type="float" office:value="10715.9488044285">
                <text:p>10715.9488044285</text:p>
              </table:table-cell>
            </table:table-row>
            <table:table-row>
              <table:table-cell office:value-type="float" office:value="90.1150490889914">
                <text:p>90</text:p>
              </table:table-cell>
              <table:table-cell office:value-type="float" office:value="17654.8978242789">
                <text:p>17654.8978242789</text:p>
              </table:table-cell>
            </table:table-row>
            <table:table-row>
              <table:table-cell office:value-type="float" office:value="90.1877896515632">
                <text:p>90</text:p>
              </table:table-cell>
              <table:table-cell office:value-type="float" office:value="409.746715953312">
                <text:p>409.746715953312</text:p>
              </table:table-cell>
            </table:table-row>
            <table:table-row>
              <table:table-cell office:value-type="float" office:value="90.414545341529">
                <text:p>90</text:p>
              </table:table-cell>
              <table:table-cell office:value-type="float" office:value="12157.3542040638">
                <text:p>12157.3542040638</text:p>
              </table:table-cell>
            </table:table-row>
            <table:table-row>
              <table:table-cell office:value-type="float" office:value="90.5142705938724">
                <text:p>90</text:p>
              </table:table-cell>
              <table:table-cell office:value-type="float" office:value="9944.73544052584">
                <text:p>9944.73544052584</text:p>
              </table:table-cell>
            </table:table-row>
            <table:table-row>
              <table:table-cell office:value-type="float" office:value="90.56774866218">
                <text:p>90</text:p>
              </table:table-cell>
              <table:table-cell office:value-type="float" office:value="13774.1863392432">
                <text:p>13774.1863392432</text:p>
              </table:table-cell>
            </table:table-row>
            <table:table-row>
              <table:table-cell office:value-type="float" office:value="90.8623693502045">
                <text:p>90</text:p>
              </table:table-cell>
              <table:table-cell office:value-type="float" office:value="17896.8762185571">
                <text:p>17896.8762185571</text:p>
              </table:table-cell>
            </table:table-row>
            <table:table-row>
              <table:table-cell office:value-type="float" office:value="91.0662553846179">
                <text:p>90</text:p>
              </table:table-cell>
              <table:table-cell office:value-type="float" office:value="1466.64337350388">
                <text:p>1466.64337350388</text:p>
              </table:table-cell>
            </table:table-row>
            <table:table-row>
              <table:table-cell office:value-type="float" office:value="91.3196254016276">
                <text:p>90</text:p>
              </table:table-cell>
              <table:table-cell office:value-type="float" office:value="11753.2467699044">
                <text:p>11753.2467699044</text:p>
              </table:table-cell>
            </table:table-row>
            <table:table-row>
              <table:table-cell office:value-type="float" office:value="91.5096796989154">
                <text:p>90</text:p>
              </table:table-cell>
              <table:table-cell office:value-type="float" office:value="16977.2086406596">
                <text:p>16977.2086406596</text:p>
              </table:table-cell>
            </table:table-row>
            <table:table-row>
              <table:table-cell office:value-type="float" office:value="91.7637310553912">
                <text:p>90</text:p>
              </table:table-cell>
              <table:table-cell office:value-type="float" office:value="17503.645377475">
                <text:p>17503.645377475</text:p>
              </table:table-cell>
            </table:table-row>
            <table:table-row>
              <table:table-cell office:value-type="float" office:value="91.8129261094724">
                <text:p>90</text:p>
              </table:table-cell>
              <table:table-cell office:value-type="float" office:value="646.118319965063">
                <text:p>646.118319965063</text:p>
              </table:table-cell>
            </table:table-row>
            <table:table-row>
              <table:table-cell office:value-type="float" office:value="91.8857074086074">
                <text:p>90</text:p>
              </table:table-cell>
              <table:table-cell office:value-type="float" office:value="14186.4621237451">
                <text:p>14186.4621237451</text:p>
              </table:table-cell>
            </table:table-row>
            <table:table-row>
              <table:table-cell office:value-type="float" office:value="92.1047214967261">
                <text:p>90</text:p>
              </table:table-cell>
              <table:table-cell office:value-type="float" office:value="14239.0077474639">
                <text:p>14239.0077474639</text:p>
              </table:table-cell>
            </table:table-row>
            <table:table-row>
              <table:table-cell office:value-type="float" office:value="92.1808819639998">
                <text:p>90</text:p>
              </table:table-cell>
              <table:table-cell office:value-type="float" office:value="19614.4078099044">
                <text:p>19614.4078099044</text:p>
              </table:table-cell>
            </table:table-row>
            <table:table-row>
              <table:table-cell office:value-type="float" office:value="92.2229345623794">
                <text:p>90</text:p>
              </table:table-cell>
              <table:table-cell office:value-type="float" office:value="1635.85863244824">
                <text:p>1635.85863244824</text:p>
              </table:table-cell>
            </table:table-row>
            <table:table-row>
              <table:table-cell office:value-type="float" office:value="92.416823806224">
                <text:p>90</text:p>
              </table:table-cell>
              <table:table-cell office:value-type="float" office:value="19903.3562630348">
                <text:p>19903.3562630348</text:p>
              </table:table-cell>
            </table:table-row>
            <table:table-row>
              <table:table-cell office:value-type="float" office:value="92.7215369036299">
                <text:p>90</text:p>
              </table:table-cell>
              <table:table-cell office:value-type="float" office:value="6129.35958509017">
                <text:p>6129.35958509017</text:p>
              </table:table-cell>
            </table:table-row>
            <table:table-row>
              <table:table-cell office:value-type="float" office:value="92.7309038115592">
                <text:p>90</text:p>
              </table:table-cell>
              <table:table-cell office:value-type="float" office:value="551.831861344147">
                <text:p>551.831861344147</text:p>
              </table:table-cell>
            </table:table-row>
            <table:table-row>
              <table:table-cell office:value-type="float" office:value="92.8660872314924">
                <text:p>90</text:p>
              </table:table-cell>
              <table:table-cell office:value-type="float" office:value="15642.962983296">
                <text:p>15642.962983296</text:p>
              </table:table-cell>
            </table:table-row>
            <table:table-row>
              <table:table-cell office:value-type="float" office:value="92.9422493758554">
                <text:p>90</text:p>
              </table:table-cell>
              <table:table-cell office:value-type="float" office:value="1224.25441326378">
                <text:p>1224.25441326378</text:p>
              </table:table-cell>
            </table:table-row>
            <table:table-row>
              <table:table-cell office:value-type="float" office:value="93.2214006847617">
                <text:p>90</text:p>
              </table:table-cell>
              <table:table-cell office:value-type="float" office:value="7702.99494872153">
                <text:p>7702.99494872153</text:p>
              </table:table-cell>
            </table:table-row>
            <table:table-row>
              <table:table-cell office:value-type="float" office:value="93.3592456781612">
                <text:p>90</text:p>
              </table:table-cell>
              <table:table-cell office:value-type="float" office:value="20.3363974975366">
                <text:p>20.3363974975366</text:p>
              </table:table-cell>
            </table:table-row>
            <table:table-row>
              <table:table-cell office:value-type="float" office:value="93.4309815284919">
                <text:p>90</text:p>
              </table:table-cell>
              <table:table-cell office:value-type="float" office:value="38.1828193796832">
                <text:p>38.1828193796832</text:p>
              </table:table-cell>
            </table:table-row>
            <table:table-row>
              <table:table-cell office:value-type="float" office:value="93.523613479181">
                <text:p>90</text:p>
              </table:table-cell>
              <table:table-cell office:value-type="float" office:value="19243.0983220921">
                <text:p>19243.0983220921</text:p>
              </table:table-cell>
            </table:table-row>
            <table:table-row>
              <table:table-cell office:value-type="float" office:value="93.7142629228499">
                <text:p>90</text:p>
              </table:table-cell>
              <table:table-cell office:value-type="float" office:value="16978.8160235883">
                <text:p>16978.8160235883</text:p>
              </table:table-cell>
            </table:table-row>
            <table:table-row>
              <table:table-cell office:value-type="float" office:value="94.0187574475674">
                <text:p>90</text:p>
              </table:table-cell>
              <table:table-cell office:value-type="float" office:value="1457.94779568654">
                <text:p>1457.94779568654</text:p>
              </table:table-cell>
            </table:table-row>
            <table:table-row>
              <table:table-cell office:value-type="float" office:value="94.1831123662769">
                <text:p>90</text:p>
              </table:table-cell>
              <table:table-cell office:value-type="float" office:value="19259.3442640897">
                <text:p>19259.3442640897</text:p>
              </table:table-cell>
            </table:table-row>
            <table:table-row>
              <table:table-cell office:value-type="float" office:value="94.2811182259857">
                <text:p>90</text:p>
              </table:table-cell>
              <table:table-cell office:value-type="float" office:value="16367.5764477632">
                <text:p>16367.5764477632</text:p>
              </table:table-cell>
            </table:table-row>
            <table:table-row>
              <table:table-cell office:value-type="float" office:value="94.4847685968777">
                <text:p>90</text:p>
              </table:table-cell>
              <table:table-cell office:value-type="float" office:value="8082.89728448066">
                <text:p>8082.89728448066</text:p>
              </table:table-cell>
            </table:table-row>
            <table:table-row>
              <table:table-cell office:value-type="float" office:value="94.6994442587979">
                <text:p>90</text:p>
              </table:table-cell>
              <table:table-cell office:value-type="float" office:value="17532.1656244068">
                <text:p>17532.1656244068</text:p>
              </table:table-cell>
            </table:table-row>
            <table:table-row>
              <table:table-cell office:value-type="float" office:value="94.8269019327216">
                <text:p>90</text:p>
              </table:table-cell>
              <table:table-cell office:value-type="float" office:value="19006.1914324923">
                <text:p>19006.1914324923</text:p>
              </table:table-cell>
            </table:table-row>
            <table:table-row>
              <table:table-cell office:value-type="float" office:value="94.9514727056125">
                <text:p>90</text:p>
              </table:table-cell>
              <table:table-cell office:value-type="float" office:value="1107.72514194648">
                <text:p>1107.72514194648</text:p>
              </table:table-cell>
            </table:table-row>
            <table:table-row>
              <table:table-cell office:value-type="float" office:value="95.2388889301045">
                <text:p>100</text:p>
              </table:table-cell>
              <table:table-cell office:value-type="float" office:value="14927.7035526266">
                <text:p>14927.7035526266</text:p>
              </table:table-cell>
            </table:table-row>
            <table:table-row>
              <table:table-cell office:value-type="float" office:value="95.2789430286351">
                <text:p>100</text:p>
              </table:table-cell>
              <table:table-cell office:value-type="float" office:value="18750.4201265662">
                <text:p>18750.4201265662</text:p>
              </table:table-cell>
            </table:table-row>
            <table:table-row>
              <table:table-cell office:value-type="float" office:value="95.5032390538694">
                <text:p>100</text:p>
              </table:table-cell>
              <table:table-cell office:value-type="float" office:value="26.50236877476">
                <text:p>26.50236877476</text:p>
              </table:table-cell>
            </table:table-row>
            <table:table-row>
              <table:table-cell office:value-type="float" office:value="95.52997408131">
                <text:p>100</text:p>
              </table:table-cell>
              <table:table-cell office:value-type="float" office:value="19532.2344995535">
                <text:p>19532.2344995535</text:p>
              </table:table-cell>
            </table:table-row>
            <table:table-row>
              <table:table-cell office:value-type="float" office:value="95.5504896026524">
                <text:p>100</text:p>
              </table:table-cell>
              <table:table-cell office:value-type="float" office:value="6363.40437570299">
                <text:p>6363.40437570299</text:p>
              </table:table-cell>
            </table:table-row>
            <table:table-row>
              <table:table-cell office:value-type="float" office:value="95.6645123969412">
                <text:p>100</text:p>
              </table:table-cell>
              <table:table-cell office:value-type="float" office:value="2321.65032550719">
                <text:p>2321.65032550719</text:p>
              </table:table-cell>
            </table:table-row>
            <table:table-row>
              <table:table-cell office:value-type="float" office:value="95.9446174415378">
                <text:p>100</text:p>
              </table:table-cell>
              <table:table-cell office:value-type="float" office:value="1114.23249247373">
                <text:p>1114.23249247373</text:p>
              </table:table-cell>
            </table:table-row>
            <table:table-row>
              <table:table-cell office:value-type="float" office:value="96.1551872601679">
                <text:p>100</text:p>
              </table:table-cell>
              <table:table-cell office:value-type="float" office:value="325.730198099164">
                <text:p>325.730198099164</text:p>
              </table:table-cell>
            </table:table-row>
            <table:table-row>
              <table:table-cell office:value-type="float" office:value="96.2091021455736">
                <text:p>100</text:p>
              </table:table-cell>
              <table:table-cell office:value-type="float" office:value="12861.2972771767">
                <text:p>12861.2972771767</text:p>
              </table:table-cell>
            </table:table-row>
            <table:table-row>
              <table:table-cell office:value-type="float" office:value="96.2242429788924">
                <text:p>100</text:p>
              </table:table-cell>
              <table:table-cell office:value-type="float" office:value="19903.0371948132">
                <text:p>19903.0371948132</text:p>
              </table:table-cell>
            </table:table-row>
            <table:table-row>
              <table:table-cell office:value-type="float" office:value="96.5075940968038">
                <text:p>100</text:p>
              </table:table-cell>
              <table:table-cell office:value-type="float" office:value="528.50174345063">
                <text:p>528.50174345063</text:p>
              </table:table-cell>
            </table:table-row>
            <table:table-row>
              <table:table-cell office:value-type="float" office:value="96.7805230704745">
                <text:p>100</text:p>
              </table:table-cell>
              <table:table-cell office:value-type="float" office:value="60.1780444286055">
                <text:p>60.1780444286055</text:p>
              </table:table-cell>
            </table:table-row>
            <table:table-row>
              <table:table-cell office:value-type="float" office:value="96.871824371067">
                <text:p>100</text:p>
              </table:table-cell>
              <table:table-cell office:value-type="float" office:value="8409.30282579732">
                <text:p>8409.30282579732</text:p>
              </table:table-cell>
            </table:table-row>
            <table:table-row>
              <table:table-cell office:value-type="float" office:value="96.8830688219989">
                <text:p>100</text:p>
              </table:table-cell>
              <table:table-cell office:value-type="float" office:value="3835.31760153408">
                <text:p>3835.31760153408</text:p>
              </table:table-cell>
            </table:table-row>
            <table:table-row>
              <table:table-cell office:value-type="float" office:value="97.0357277741553">
                <text:p>100</text:p>
              </table:table-cell>
              <table:table-cell office:value-type="float" office:value="168.152849789284">
                <text:p>168.152849789284</text:p>
              </table:table-cell>
            </table:table-row>
            <table:table-row>
              <table:table-cell office:value-type="float" office:value="97.1175829067947">
                <text:p>100</text:p>
              </table:table-cell>
              <table:table-cell office:value-type="float" office:value="48.4796178322381">
                <text:p>48.4796178322381</text:p>
              </table:table-cell>
            </table:table-row>
            <table:table-row>
              <table:table-cell office:value-type="float" office:value="97.1381942658023">
                <text:p>100</text:p>
              </table:table-cell>
              <table:table-cell office:value-type="float" office:value="14739.8005999843">
                <text:p>14739.8005999843</text:p>
              </table:table-cell>
            </table:table-row>
            <table:table-row>
              <table:table-cell office:value-type="float" office:value="97.4260366378919">
                <text:p>100</text:p>
              </table:table-cell>
              <table:table-cell office:value-type="float" office:value="179.478802888395">
                <text:p>179.478802888395</text:p>
              </table:table-cell>
            </table:table-row>
            <table:table-row>
              <table:table-cell office:value-type="float" office:value="97.5840539150406">
                <text:p>100</text:p>
              </table:table-cell>
              <table:table-cell office:value-type="float" office:value="15461.2438623992">
                <text:p>15461.2438623992</text:p>
              </table:table-cell>
            </table:table-row>
            <table:table-row>
              <table:table-cell office:value-type="float" office:value="97.8838165829543">
                <text:p>100</text:p>
              </table:table-cell>
              <table:table-cell office:value-type="float" office:value="18584.6895402496">
                <text:p>18584.6895402496</text:p>
              </table:table-cell>
            </table:table-row>
            <table:table-row>
              <table:table-cell office:value-type="float" office:value="97.9953446832308">
                <text:p>100</text:p>
              </table:table-cell>
              <table:table-cell office:value-type="float" office:value="4831.02936554019">
                <text:p>4831.02936554019</text:p>
              </table:table-cell>
            </table:table-row>
            <table:table-row>
              <table:table-cell office:value-type="float" office:value="98.2250978107102">
                <text:p>100</text:p>
              </table:table-cell>
              <table:table-cell office:value-type="float" office:value="3667.11846952324">
                <text:p>3667.11846952324</text:p>
              </table:table-cell>
            </table:table-row>
            <table:table-row>
              <table:table-cell office:value-type="float" office:value="98.3033331639541">
                <text:p>100</text:p>
              </table:table-cell>
              <table:table-cell office:value-type="float" office:value="18623.7443654893">
                <text:p>18623.7443654893</text:p>
              </table:table-cell>
            </table:table-row>
            <table:table-row>
              <table:table-cell office:value-type="float" office:value="98.6055107078994">
                <text:p>100</text:p>
              </table:table-cell>
              <table:table-cell office:value-type="float" office:value="17215.1296033289">
                <text:p>17215.1296033289</text:p>
              </table:table-cell>
            </table:table-row>
            <table:table-row>
              <table:table-cell office:value-type="float" office:value="98.8255990947373">
                <text:p>100</text:p>
              </table:table-cell>
              <table:table-cell office:value-type="float" office:value="485.619094035636">
                <text:p>485.619094035636</text:p>
              </table:table-cell>
            </table:table-row>
            <table:table-row>
              <table:table-cell office:value-type="float" office:value="99.0681893666907">
                <text:p>100</text:p>
              </table:table-cell>
              <table:table-cell office:value-type="float" office:value="632.730613851899">
                <text:p>632.730613851899</text:p>
              </table:table-cell>
            </table:table-row>
            <table:table-row>
              <table:table-cell office:value-type="float" office:value="99.154213504986">
                <text:p>100</text:p>
              </table:table-cell>
              <table:table-cell office:value-type="float" office:value="10359.8792608217">
                <text:p>10359.8792608217</text:p>
              </table:table-cell>
            </table:table-row>
            <table:table-row>
              <table:table-cell office:value-type="float" office:value="99.2637929975031">
                <text:p>100</text:p>
              </table:table-cell>
              <table:table-cell office:value-type="float" office:value="6932.82187555704">
                <text:p>6932.82187555704</text:p>
              </table:table-cell>
            </table:table-row>
            <table:table-row>
              <table:table-cell office:value-type="float" office:value="99.4068996660177">
                <text:p>100</text:p>
              </table:table-cell>
              <table:table-cell office:value-type="float" office:value="2125.45764878857">
                <text:p>2125.45764878857</text:p>
              </table:table-cell>
            </table:table-row>
            <table:table-row>
              <table:table-cell office:value-type="float" office:value="99.6203814782366">
                <text:p>100</text:p>
              </table:table-cell>
              <table:table-cell office:value-type="float" office:value="15836.1834106105">
                <text:p>15836.1834106105</text:p>
              </table:table-cell>
            </table:table-row>
            <table:table-row>
              <table:table-cell office:value-type="float" office:value="99.8545317436448">
                <text:p>100</text:p>
              </table:table-cell>
              <table:table-cell office:value-type="float" office:value="661.167510685156">
                <text:p>661.167510685156</text:p>
              </table:table-cell>
            </table:table-row>
            <table:table-row>
              <table:table-cell office:value-type="float" office:value="99.9708953712923">
                <text:p>100</text:p>
              </table:table-cell>
              <table:table-cell office:value-type="float" office:value="19967.006926058">
                <text:p>19967.006926058</text:p>
              </table:table-cell>
            </table:table-row>
            <table:table-row>
              <table:table-cell office:value-type="float" office:value="100.224431282188">
                <text:p>100</text:p>
              </table:table-cell>
              <table:table-cell office:value-type="float" office:value="18293.5447138402">
                <text:p>18293.5447138402</text:p>
              </table:table-cell>
            </table:table-row>
            <table:table-row>
              <table:table-cell office:value-type="float" office:value="100.368718307472">
                <text:p>100</text:p>
              </table:table-cell>
              <table:table-cell office:value-type="float" office:value="393.500682695985">
                <text:p>393.500682695985</text:p>
              </table:table-cell>
            </table:table-row>
            <table:table-row>
              <table:table-cell office:value-type="float" office:value="100.511816962706">
                <text:p>100</text:p>
              </table:table-cell>
              <table:table-cell office:value-type="float" office:value="14458.1772380842">
                <text:p>14458.1772380842</text:p>
              </table:table-cell>
            </table:table-row>
            <table:table-row>
              <table:table-cell office:value-type="float" office:value="100.785868394944">
                <text:p>100</text:p>
              </table:table-cell>
              <table:table-cell office:value-type="float" office:value="406.065223527457">
                <text:p>406.065223527457</text:p>
              </table:table-cell>
            </table:table-row>
            <table:table-row>
              <table:table-cell office:value-type="float" office:value="101.044178214517">
                <text:p>100</text:p>
              </table:table-cell>
              <table:table-cell office:value-type="float" office:value="15985.4145397038">
                <text:p>15985.4145397038</text:p>
              </table:table-cell>
            </table:table-row>
            <table:table-row>
              <table:table-cell office:value-type="float" office:value="101.153222648989">
                <text:p>100</text:p>
              </table:table-cell>
              <table:table-cell office:value-type="float" office:value="15875.2210582683">
                <text:p>15875.2210582683</text:p>
              </table:table-cell>
            </table:table-row>
            <table:table-row>
              <table:table-cell office:value-type="float" office:value="101.323684634498">
                <text:p>100</text:p>
              </table:table-cell>
              <table:table-cell office:value-type="float" office:value="10097.7321373537">
                <text:p>10097.7321373537</text:p>
              </table:table-cell>
            </table:table-row>
            <table:table-row>
              <table:table-cell office:value-type="float" office:value="101.635909339622">
                <text:p>100</text:p>
              </table:table-cell>
              <table:table-cell office:value-type="float" office:value="754.243933900438">
                <text:p>754.243933900438</text:p>
              </table:table-cell>
            </table:table-row>
            <table:table-row>
              <table:table-cell office:value-type="float" office:value="101.760094607413">
                <text:p>100</text:p>
              </table:table-cell>
              <table:table-cell office:value-type="float" office:value="3265.55505141675">
                <text:p>3265.55505141675</text:p>
              </table:table-cell>
            </table:table-row>
            <table:table-row>
              <table:table-cell office:value-type="float" office:value="101.899748445475">
                <text:p>100</text:p>
              </table:table-cell>
              <table:table-cell office:value-type="float" office:value="18431.9371958286">
                <text:p>18431.9371958286</text:p>
              </table:table-cell>
            </table:table-row>
            <table:table-row>
              <table:table-cell office:value-type="float" office:value="102.170742858911">
                <text:p>100</text:p>
              </table:table-cell>
              <table:table-cell office:value-type="float" office:value="7770.69457957821">
                <text:p>7770.69457957821</text:p>
              </table:table-cell>
            </table:table-row>
            <table:table-row>
              <table:table-cell office:value-type="float" office:value="102.38622942744">
                <text:p>100</text:p>
              </table:table-cell>
              <table:table-cell office:value-type="float" office:value="14637.384266652">
                <text:p>14637.384266652</text:p>
              </table:table-cell>
            </table:table-row>
            <table:table-row>
              <table:table-cell office:value-type="float" office:value="102.53712771658">
                <text:p>100</text:p>
              </table:table-cell>
              <table:table-cell office:value-type="float" office:value="459.765327930113">
                <text:p>459.765327930113</text:p>
              </table:table-cell>
            </table:table-row>
            <table:table-row>
              <table:table-cell office:value-type="float" office:value="102.646621816814">
                <text:p>100</text:p>
              </table:table-cell>
              <table:table-cell office:value-type="float" office:value="3502.33378416072">
                <text:p>3502.33378416072</text:p>
              </table:table-cell>
            </table:table-row>
            <table:table-row>
              <table:table-cell office:value-type="float" office:value="102.943963517983">
                <text:p>100</text:p>
              </table:table-cell>
              <table:table-cell office:value-type="float" office:value="7590.97734273523">
                <text:p>7590.97734273523</text:p>
              </table:table-cell>
            </table:table-row>
            <table:table-row>
              <table:table-cell office:value-type="float" office:value="103.11547316613">
                <text:p>100</text:p>
              </table:table-cell>
              <table:table-cell office:value-type="float" office:value="7948.06748992102">
                <text:p>7948.06748992102</text:p>
              </table:table-cell>
            </table:table-row>
            <table:table-row>
              <table:table-cell office:value-type="float" office:value="103.198650373094">
                <text:p>100</text:p>
              </table:table-cell>
              <table:table-cell office:value-type="float" office:value="8081.73031823073">
                <text:p>8081.73031823073</text:p>
              </table:table-cell>
            </table:table-row>
            <table:table-row>
              <table:table-cell office:value-type="float" office:value="103.339850086053">
                <text:p>100</text:p>
              </table:table-cell>
              <table:table-cell office:value-type="float" office:value="6113.29528346453">
                <text:p>6113.29528346453</text:p>
              </table:table-cell>
            </table:table-row>
            <table:table-row>
              <table:table-cell office:value-type="float" office:value="103.496963136756">
                <text:p>100</text:p>
              </table:table-cell>
              <table:table-cell office:value-type="float" office:value="19855.2122404286">
                <text:p>19855.2122404286</text:p>
              </table:table-cell>
            </table:table-row>
            <table:table-row>
              <table:table-cell office:value-type="float" office:value="103.691668443996">
                <text:p>100</text:p>
              </table:table-cell>
              <table:table-cell office:value-type="float" office:value="75.5314424534993">
                <text:p>75.5314424534993</text:p>
              </table:table-cell>
            </table:table-row>
            <table:table-row>
              <table:table-cell office:value-type="float" office:value="103.748462019075">
                <text:p>100</text:p>
              </table:table-cell>
              <table:table-cell office:value-type="float" office:value="552.464278248738">
                <text:p>552.464278248738</text:p>
              </table:table-cell>
            </table:table-row>
            <table:table-row>
              <table:table-cell office:value-type="float" office:value="103.983810423021">
                <text:p>100</text:p>
              </table:table-cell>
              <table:table-cell office:value-type="float" office:value="13612.1086879708">
                <text:p>13612.1086879708</text:p>
              </table:table-cell>
            </table:table-row>
            <table:table-row>
              <table:table-cell office:value-type="float" office:value="104.166534008848">
                <text:p>100</text:p>
              </table:table-cell>
              <table:table-cell office:value-type="float" office:value="1692.04997497165">
                <text:p>1692.04997497165</text:p>
              </table:table-cell>
            </table:table-row>
            <table:table-row>
              <table:table-cell office:value-type="float" office:value="104.443415970912">
                <text:p>100</text:p>
              </table:table-cell>
              <table:table-cell office:value-type="float" office:value="386.757701935645">
                <text:p>386.757701935645</text:p>
              </table:table-cell>
            </table:table-row>
            <table:table-row>
              <table:table-cell office:value-type="float" office:value="104.607195381599">
                <text:p>100</text:p>
              </table:table-cell>
              <table:table-cell office:value-type="float" office:value="8600.9627864879">
                <text:p>8600.9627864879</text:p>
              </table:table-cell>
            </table:table-row>
            <table:table-row>
              <table:table-cell office:value-type="float" office:value="104.875943105867">
                <text:p>100</text:p>
              </table:table-cell>
              <table:table-cell office:value-type="float" office:value="1429.554147952">
                <text:p>1429.554147952</text:p>
              </table:table-cell>
            </table:table-row>
            <table:table-row>
              <table:table-cell office:value-type="float" office:value="104.948245295088">
                <text:p>100</text:p>
              </table:table-cell>
              <table:table-cell office:value-type="float" office:value="510.37346366234">
                <text:p>510.37346366234</text:p>
              </table:table-cell>
            </table:table-row>
            <table:table-row>
              <table:table-cell office:value-type="float" office:value="105.25513137429">
                <text:p>110</text:p>
              </table:table-cell>
              <table:table-cell office:value-type="float" office:value="18550.0657674124">
                <text:p>18550.0657674124</text:p>
              </table:table-cell>
            </table:table-row>
            <table:table-row>
              <table:table-cell office:value-type="float" office:value="105.423201645418">
                <text:p>110</text:p>
              </table:table-cell>
              <table:table-cell office:value-type="float" office:value="2273.43990657659">
                <text:p>2273.43990657659</text:p>
              </table:table-cell>
            </table:table-row>
            <table:table-row>
              <table:table-cell office:value-type="float" office:value="105.729654100048">
                <text:p>110</text:p>
              </table:table-cell>
              <table:table-cell office:value-type="float" office:value="2526.87915328806">
                <text:p>2526.87915328806</text:p>
              </table:table-cell>
            </table:table-row>
            <table:table-row>
              <table:table-cell office:value-type="float" office:value="105.838744541684">
                <text:p>110</text:p>
              </table:table-cell>
              <table:table-cell office:value-type="float" office:value="5787.3978734362">
                <text:p>5787.3978734362</text:p>
              </table:table-cell>
            </table:table-row>
            <table:table-row>
              <table:table-cell office:value-type="float" office:value="105.94619145835">
                <text:p>110</text:p>
              </table:table-cell>
              <table:table-cell office:value-type="float" office:value="2945.24845474891">
                <text:p>2945.24845474891</text:p>
              </table:table-cell>
            </table:table-row>
            <table:table-row>
              <table:table-cell office:value-type="float" office:value="106.082771672904">
                <text:p>110</text:p>
              </table:table-cell>
              <table:table-cell office:value-type="float" office:value="905.720442776481">
                <text:p>905.720442776481</text:p>
              </table:table-cell>
            </table:table-row>
            <table:table-row>
              <table:table-cell office:value-type="float" office:value="106.334960769775">
                <text:p>110</text:p>
              </table:table-cell>
              <table:table-cell office:value-type="float" office:value="7800.34739088149">
                <text:p>7800.34739088149</text:p>
              </table:table-cell>
            </table:table-row>
            <table:table-row>
              <table:table-cell office:value-type="float" office:value="106.402299853319">
                <text:p>110</text:p>
              </table:table-cell>
              <table:table-cell office:value-type="float" office:value="154.110803640172">
                <text:p>154.110803640172</text:p>
              </table:table-cell>
            </table:table-row>
            <table:table-row>
              <table:table-cell office:value-type="float" office:value="106.483030622086">
                <text:p>110</text:p>
              </table:table-cell>
              <table:table-cell office:value-type="float" office:value="1109.30090490414">
                <text:p>1109.30090490414</text:p>
              </table:table-cell>
            </table:table-row>
            <table:table-row>
              <table:table-cell office:value-type="float" office:value="106.53010488807">
                <text:p>110</text:p>
              </table:table-cell>
              <table:table-cell office:value-type="float" office:value="16147.6179193115">
                <text:p>16147.6179193115</text:p>
              </table:table-cell>
            </table:table-row>
            <table:table-row>
              <table:table-cell office:value-type="float" office:value="106.76790595727">
                <text:p>110</text:p>
              </table:table-cell>
              <table:table-cell office:value-type="float" office:value="9339.28980533679">
                <text:p>9339.28980533679</text:p>
              </table:table-cell>
            </table:table-row>
            <table:table-row>
              <table:table-cell office:value-type="float" office:value="106.846702165803">
                <text:p>110</text:p>
              </table:table-cell>
              <table:table-cell office:value-type="float" office:value="19739.0241813966">
                <text:p>19739.0241813966</text:p>
              </table:table-cell>
            </table:table-row>
            <table:table-row>
              <table:table-cell office:value-type="float" office:value="107.017961699578">
                <text:p>110</text:p>
              </table:table-cell>
              <table:table-cell office:value-type="float" office:value="19061.6499575048">
                <text:p>19061.6499575048</text:p>
              </table:table-cell>
            </table:table-row>
            <table:table-row>
              <table:table-cell office:value-type="float" office:value="107.081257341481">
                <text:p>110</text:p>
              </table:table-cell>
              <table:table-cell office:value-type="float" office:value="6365.91015591595">
                <text:p>6365.91015591595</text:p>
              </table:table-cell>
            </table:table-row>
            <table:table-row>
              <table:table-cell office:value-type="float" office:value="107.11688869809">
                <text:p>110</text:p>
              </table:table-cell>
              <table:table-cell office:value-type="float" office:value="806.257543426491">
                <text:p>806.257543426491</text:p>
              </table:table-cell>
            </table:table-row>
            <table:table-row>
              <table:table-cell office:value-type="float" office:value="107.189475535036">
                <text:p>110</text:p>
              </table:table-cell>
              <table:table-cell office:value-type="float" office:value="3468.56360867653">
                <text:p>3468.56360867653</text:p>
              </table:table-cell>
            </table:table-row>
            <table:table-row>
              <table:table-cell office:value-type="float" office:value="107.403669466079">
                <text:p>110</text:p>
              </table:table-cell>
              <table:table-cell office:value-type="float" office:value="2430.55979925984">
                <text:p>2430.55979925984</text:p>
              </table:table-cell>
            </table:table-row>
            <table:table-row>
              <table:table-cell office:value-type="float" office:value="107.548794922922">
                <text:p>110</text:p>
              </table:table-cell>
              <table:table-cell office:value-type="float" office:value="1099.61751328428">
                <text:p>1099.61751328428</text:p>
              </table:table-cell>
            </table:table-row>
            <table:table-row>
              <table:table-cell office:value-type="float" office:value="107.604564195824">
                <text:p>110</text:p>
              </table:table-cell>
              <table:table-cell office:value-type="float" office:value="109.54878402864">
                <text:p>109.54878402864</text:p>
              </table:table-cell>
            </table:table-row>
            <table:table-row>
              <table:table-cell office:value-type="float" office:value="107.676108509655">
                <text:p>110</text:p>
              </table:table-cell>
              <table:table-cell office:value-type="float" office:value="151.762519079076">
                <text:p>151.762519079076</text:p>
              </table:table-cell>
            </table:table-row>
            <table:table-row>
              <table:table-cell office:value-type="float" office:value="107.904411173608">
                <text:p>110</text:p>
              </table:table-cell>
              <table:table-cell office:value-type="float" office:value="17499.1718055422">
                <text:p>17499.1718055422</text:p>
              </table:table-cell>
            </table:table-row>
            <table:table-row>
              <table:table-cell office:value-type="float" office:value="108.101380159469">
                <text:p>110</text:p>
              </table:table-cell>
              <table:table-cell office:value-type="float" office:value="1475.85554907821">
                <text:p>1475.85554907821</text:p>
              </table:table-cell>
            </table:table-row>
            <table:table-row>
              <table:table-cell office:value-type="float" office:value="108.330037524003">
                <text:p>110</text:p>
              </table:table-cell>
              <table:table-cell office:value-type="float" office:value="18036.6893501822">
                <text:p>18036.6893501822</text:p>
              </table:table-cell>
            </table:table-row>
            <table:table-row>
              <table:table-cell office:value-type="float" office:value="108.438886229837">
                <text:p>110</text:p>
              </table:table-cell>
              <table:table-cell office:value-type="float" office:value="19401.7189115953">
                <text:p>19401.7189115953</text:p>
              </table:table-cell>
            </table:table-row>
            <table:table-row>
              <table:table-cell office:value-type="float" office:value="108.692648790924">
                <text:p>110</text:p>
              </table:table-cell>
              <table:table-cell office:value-type="float" office:value="11864.9373830988">
                <text:p>11864.9373830988</text:p>
              </table:table-cell>
            </table:table-row>
            <table:table-row>
              <table:table-cell office:value-type="float" office:value="108.842495294191">
                <text:p>110</text:p>
              </table:table-cell>
              <table:table-cell office:value-type="float" office:value="466.615759466293">
                <text:p>466.615759466293</text:p>
              </table:table-cell>
            </table:table-row>
            <table:table-row>
              <table:table-cell office:value-type="float" office:value="109.134067585999">
                <text:p>110</text:p>
              </table:table-cell>
              <table:table-cell office:value-type="float" office:value="18261.8127964312">
                <text:p>18261.8127964312</text:p>
              </table:table-cell>
            </table:table-row>
            <table:table-row>
              <table:table-cell office:value-type="float" office:value="109.350552843789">
                <text:p>110</text:p>
              </table:table-cell>
              <table:table-cell office:value-type="float" office:value="19754.5485081399">
                <text:p>19754.5485081399</text:p>
              </table:table-cell>
            </table:table-row>
            <table:table-row>
              <table:table-cell office:value-type="float" office:value="109.664178757744">
                <text:p>110</text:p>
              </table:table-cell>
              <table:table-cell office:value-type="float" office:value="5040.62404497609">
                <text:p>5040.62404497609</text:p>
              </table:table-cell>
            </table:table-row>
            <table:table-row>
              <table:table-cell office:value-type="float" office:value="109.910339508461">
                <text:p>110</text:p>
              </table:table-cell>
              <table:table-cell office:value-type="float" office:value="522.855098307674">
                <text:p>522.855098307674</text:p>
              </table:table-cell>
            </table:table-row>
            <table:table-row>
              <table:table-cell office:value-type="float" office:value="110.199126955473">
                <text:p>110</text:p>
              </table:table-cell>
              <table:table-cell office:value-type="float" office:value="8710.48232011388">
                <text:p>8710.48232011388</text:p>
              </table:table-cell>
            </table:table-row>
            <table:table-row>
              <table:table-cell office:value-type="float" office:value="110.50547968327">
                <text:p>110</text:p>
              </table:table-cell>
              <table:table-cell office:value-type="float" office:value="563.591994943508">
                <text:p>563.591994943508</text:p>
              </table:table-cell>
            </table:table-row>
            <table:table-row>
              <table:table-cell office:value-type="float" office:value="110.605551439756">
                <text:p>110</text:p>
              </table:table-cell>
              <table:table-cell office:value-type="float" office:value="2974.20882824498">
                <text:p>2974.20882824498</text:p>
              </table:table-cell>
            </table:table-row>
            <table:table-row>
              <table:table-cell office:value-type="float" office:value="110.886632076039">
                <text:p>110</text:p>
              </table:table-cell>
              <table:table-cell office:value-type="float" office:value="11171.5889656074">
                <text:p>11171.5889656074</text:p>
              </table:table-cell>
            </table:table-row>
            <table:table-row>
              <table:table-cell office:value-type="float" office:value="110.987915980113">
                <text:p>110</text:p>
              </table:table-cell>
              <table:table-cell office:value-type="float" office:value="19309.8225405707">
                <text:p>19309.8225405707</text:p>
              </table:table-cell>
            </table:table-row>
            <table:table-row>
              <table:table-cell office:value-type="float" office:value="111.195434653411">
                <text:p>110</text:p>
              </table:table-cell>
              <table:table-cell office:value-type="float" office:value="711.09390395587">
                <text:p>711.09390395587</text:p>
              </table:table-cell>
            </table:table-row>
            <table:table-row>
              <table:table-cell office:value-type="float" office:value="111.298936238889">
                <text:p>110</text:p>
              </table:table-cell>
              <table:table-cell office:value-type="float" office:value="3992.40193380245">
                <text:p>3992.40193380245</text:p>
              </table:table-cell>
            </table:table-row>
            <table:table-row>
              <table:table-cell office:value-type="float" office:value="111.338249974476">
                <text:p>110</text:p>
              </table:table-cell>
              <table:table-cell office:value-type="float" office:value="11268.3236524906">
                <text:p>11268.3236524906</text:p>
              </table:table-cell>
            </table:table-row>
            <table:table-row>
              <table:table-cell office:value-type="float" office:value="111.613107731318">
                <text:p>110</text:p>
              </table:table-cell>
              <table:table-cell office:value-type="float" office:value="1372.91026046071">
                <text:p>1372.91026046071</text:p>
              </table:table-cell>
            </table:table-row>
            <table:table-row>
              <table:table-cell office:value-type="float" office:value="111.797340085563">
                <text:p>110</text:p>
              </table:table-cell>
              <table:table-cell office:value-type="float" office:value="15284.4573779997">
                <text:p>15284.4573779997</text:p>
              </table:table-cell>
            </table:table-row>
            <table:table-row>
              <table:table-cell office:value-type="float" office:value="111.883728087134">
                <text:p>110</text:p>
              </table:table-cell>
              <table:table-cell office:value-type="float" office:value="21.8408553520965">
                <text:p>21.8408553520965</text:p>
              </table:table-cell>
            </table:table-row>
            <table:table-row>
              <table:table-cell office:value-type="float" office:value="112.082227647817">
                <text:p>110</text:p>
              </table:table-cell>
              <table:table-cell office:value-type="float" office:value="18467.3472671617">
                <text:p>18467.3472671617</text:p>
              </table:table-cell>
            </table:table-row>
            <table:table-row>
              <table:table-cell office:value-type="float" office:value="112.345256210741">
                <text:p>110</text:p>
              </table:table-cell>
              <table:table-cell office:value-type="float" office:value="1773.18903828157">
                <text:p>1773.18903828157</text:p>
              </table:table-cell>
            </table:table-row>
            <table:table-row>
              <table:table-cell office:value-type="float" office:value="112.602903746233">
                <text:p>110</text:p>
              </table:table-cell>
              <table:table-cell office:value-type="float" office:value="5754.5628776868">
                <text:p>5754.5628776868</text:p>
              </table:table-cell>
            </table:table-row>
            <table:table-row>
              <table:table-cell office:value-type="float" office:value="112.864698948965">
                <text:p>110</text:p>
              </table:table-cell>
              <table:table-cell office:value-type="float" office:value="20.1060992608109">
                <text:p>20.1060992608109</text:p>
              </table:table-cell>
            </table:table-row>
            <table:table-row>
              <table:table-cell office:value-type="float" office:value="113.163358868499">
                <text:p>110</text:p>
              </table:table-cell>
              <table:table-cell office:value-type="float" office:value="19612.9365072191">
                <text:p>19612.9365072191</text:p>
              </table:table-cell>
            </table:table-row>
            <table:table-row>
              <table:table-cell office:value-type="float" office:value="113.179433975577">
                <text:p>110</text:p>
              </table:table-cell>
              <table:table-cell office:value-type="float" office:value="16992.1005016983">
                <text:p>16992.1005016983</text:p>
              </table:table-cell>
            </table:table-row>
            <table:table-row>
              <table:table-cell office:value-type="float" office:value="113.341263843993">
                <text:p>110</text:p>
              </table:table-cell>
              <table:table-cell office:value-type="float" office:value="12085.8527010034">
                <text:p>12085.8527010034</text:p>
              </table:table-cell>
            </table:table-row>
            <table:table-row>
              <table:table-cell office:value-type="float" office:value="113.470889955157">
                <text:p>110</text:p>
              </table:table-cell>
              <table:table-cell office:value-type="float" office:value="14311.8967087999">
                <text:p>14311.8967087999</text:p>
              </table:table-cell>
            </table:table-row>
            <table:table-row>
              <table:table-cell office:value-type="float" office:value="113.542734335138">
                <text:p>110</text:p>
              </table:table-cell>
              <table:table-cell office:value-type="float" office:value="18910.1309009906">
                <text:p>18910.1309009906</text:p>
              </table:table-cell>
            </table:table-row>
            <table:table-row>
              <table:table-cell office:value-type="float" office:value="113.776108517531">
                <text:p>110</text:p>
              </table:table-cell>
              <table:table-cell office:value-type="float" office:value="36.3191176949078">
                <text:p>36.3191176949078</text:p>
              </table:table-cell>
            </table:table-row>
            <table:table-row>
              <table:table-cell office:value-type="float" office:value="113.81987802729">
                <text:p>110</text:p>
              </table:table-cell>
              <table:table-cell office:value-type="float" office:value="7149.14974879609">
                <text:p>7149.14974879609</text:p>
              </table:table-cell>
            </table:table-row>
            <table:table-row>
              <table:table-cell office:value-type="float" office:value="114.088691393277">
                <text:p>110</text:p>
              </table:table-cell>
              <table:table-cell office:value-type="float" office:value="3630.15465061085">
                <text:p>3630.15465061085</text:p>
              </table:table-cell>
            </table:table-row>
            <table:table-row>
              <table:table-cell office:value-type="float" office:value="114.236563674845">
                <text:p>110</text:p>
              </table:table-cell>
              <table:table-cell office:value-type="float" office:value="2311.33183545128">
                <text:p>2311.33183545128</text:p>
              </table:table-cell>
            </table:table-row>
            <table:table-row>
              <table:table-cell office:value-type="float" office:value="114.389181890438">
                <text:p>110</text:p>
              </table:table-cell>
              <table:table-cell office:value-type="float" office:value="4628.91592549589">
                <text:p>4628.91592549589</text:p>
              </table:table-cell>
            </table:table-row>
            <table:table-row>
              <table:table-cell office:value-type="float" office:value="114.597598552154">
                <text:p>110</text:p>
              </table:table-cell>
              <table:table-cell office:value-type="float" office:value="4874.84811218089">
                <text:p>4874.84811218089</text:p>
              </table:table-cell>
            </table:table-row>
            <table:table-row>
              <table:table-cell office:value-type="float" office:value="114.895317336988">
                <text:p>110</text:p>
              </table:table-cell>
              <table:table-cell office:value-type="float" office:value="19040.8581825004">
                <text:p>19040.8581825004</text:p>
              </table:table-cell>
            </table:table-row>
            <table:table-row>
              <table:table-cell office:value-type="float" office:value="115.02534857903">
                <text:p>120</text:p>
              </table:table-cell>
              <table:table-cell office:value-type="float" office:value="14459.8334403673">
                <text:p>14459.8334403673</text:p>
              </table:table-cell>
            </table:table-row>
            <table:table-row>
              <table:table-cell office:value-type="float" office:value="115.136091233177">
                <text:p>120</text:p>
              </table:table-cell>
              <table:table-cell office:value-type="float" office:value="3477.05269720823">
                <text:p>3477.05269720823</text:p>
              </table:table-cell>
            </table:table-row>
            <table:table-row>
              <table:table-cell office:value-type="float" office:value="115.433276666608">
                <text:p>120</text:p>
              </table:table-cell>
              <table:table-cell office:value-type="float" office:value="65.7502462173034">
                <text:p>65.7502462173034</text:p>
              </table:table-cell>
            </table:table-row>
            <table:table-row>
              <table:table-cell office:value-type="float" office:value="115.495309394008">
                <text:p>120</text:p>
              </table:table-cell>
              <table:table-cell office:value-type="float" office:value="25.2969413582161">
                <text:p>25.2969413582161</text:p>
              </table:table-cell>
            </table:table-row>
            <table:table-row>
              <table:table-cell office:value-type="float" office:value="115.580680229808">
                <text:p>120</text:p>
              </table:table-cell>
              <table:table-cell office:value-type="float" office:value="2135.52910980459">
                <text:p>2135.52910980459</text:p>
              </table:table-cell>
            </table:table-row>
            <table:table-row>
              <table:table-cell office:value-type="float" office:value="115.870059125822">
                <text:p>120</text:p>
              </table:table-cell>
              <table:table-cell office:value-type="float" office:value="19761.9038039156">
                <text:p>19761.9038039156</text:p>
              </table:table-cell>
            </table:table-row>
            <table:table-row>
              <table:table-cell office:value-type="float" office:value="116.032163609855">
                <text:p>120</text:p>
              </table:table-cell>
              <table:table-cell office:value-type="float" office:value="11014.9470532597">
                <text:p>11014.9470532597</text:p>
              </table:table-cell>
            </table:table-row>
            <table:table-row>
              <table:table-cell office:value-type="float" office:value="116.084455816579">
                <text:p>120</text:p>
              </table:table-cell>
              <table:table-cell office:value-type="float" office:value="19675.8959598755">
                <text:p>19675.8959598755</text:p>
              </table:table-cell>
            </table:table-row>
            <table:table-row>
              <table:table-cell office:value-type="float" office:value="116.160959351309">
                <text:p>120</text:p>
              </table:table-cell>
              <table:table-cell office:value-type="float" office:value="8416.49158321569">
                <text:p>8416.49158321569</text:p>
              </table:table-cell>
            </table:table-row>
            <table:table-row>
              <table:table-cell office:value-type="float" office:value="116.21642324328">
                <text:p>120</text:p>
              </table:table-cell>
              <table:table-cell office:value-type="float" office:value="12796.1429630471">
                <text:p>12796.1429630471</text:p>
              </table:table-cell>
            </table:table-row>
            <table:table-row>
              <table:table-cell office:value-type="float" office:value="116.372217035483">
                <text:p>120</text:p>
              </table:table-cell>
              <table:table-cell office:value-type="float" office:value="17813.8742329159">
                <text:p>17813.8742329159</text:p>
              </table:table-cell>
            </table:table-row>
            <table:table-row>
              <table:table-cell office:value-type="float" office:value="116.488034305945">
                <text:p>120</text:p>
              </table:table-cell>
              <table:table-cell office:value-type="float" office:value="1179.00761233994">
                <text:p>1179.00761233994</text:p>
              </table:table-cell>
            </table:table-row>
            <table:table-row>
              <table:table-cell office:value-type="float" office:value="116.504196689399">
                <text:p>120</text:p>
              </table:table-cell>
              <table:table-cell office:value-type="float" office:value="6940.07006145985">
                <text:p>6940.07006145985</text:p>
              </table:table-cell>
            </table:table-row>
            <table:table-row>
              <table:table-cell office:value-type="float" office:value="116.530063570489">
                <text:p>120</text:p>
              </table:table-cell>
              <table:table-cell office:value-type="float" office:value="18479.481987054">
                <text:p>18479.481987054</text:p>
              </table:table-cell>
            </table:table-row>
            <table:table-row>
              <table:table-cell office:value-type="float" office:value="116.732268842521">
                <text:p>120</text:p>
              </table:table-cell>
              <table:table-cell office:value-type="float" office:value="18944.1439531459">
                <text:p>18944.1439531459</text:p>
              </table:table-cell>
            </table:table-row>
            <table:table-row>
              <table:table-cell office:value-type="float" office:value="116.946930786805">
                <text:p>120</text:p>
              </table:table-cell>
              <table:table-cell office:value-type="float" office:value="1310.75120771789">
                <text:p>1310.75120771789</text:p>
              </table:table-cell>
            </table:table-row>
            <table:table-row>
              <table:table-cell office:value-type="float" office:value="117.235826230818">
                <text:p>120</text:p>
              </table:table-cell>
              <table:table-cell office:value-type="float" office:value="17976.9814435789">
                <text:p>17976.9814435789</text:p>
              </table:table-cell>
            </table:table-row>
            <table:table-row>
              <table:table-cell office:value-type="float" office:value="117.381519772984">
                <text:p>120</text:p>
              </table:table-cell>
              <table:table-cell office:value-type="float" office:value="5714.61427622051">
                <text:p>5714.61427622051</text:p>
              </table:table-cell>
            </table:table-row>
            <table:table-row>
              <table:table-cell office:value-type="float" office:value="117.54381765464">
                <text:p>120</text:p>
              </table:table-cell>
              <table:table-cell office:value-type="float" office:value="518.448505530993">
                <text:p>518.448505530993</text:p>
              </table:table-cell>
            </table:table-row>
            <table:table-row>
              <table:table-cell office:value-type="float" office:value="117.817213752976">
                <text:p>120</text:p>
              </table:table-cell>
              <table:table-cell office:value-type="float" office:value="3904.09023766584">
                <text:p>3904.09023766584</text:p>
              </table:table-cell>
            </table:table-row>
            <table:table-row>
              <table:table-cell office:value-type="float" office:value="117.978982402366">
                <text:p>120</text:p>
              </table:table-cell>
              <table:table-cell office:value-type="float" office:value="12411.8601066884">
                <text:p>12411.8601066884</text:p>
              </table:table-cell>
            </table:table-row>
            <table:table-row>
              <table:table-cell office:value-type="float" office:value="117.988950887079">
                <text:p>120</text:p>
              </table:table-cell>
              <table:table-cell office:value-type="float" office:value="17870.795229061">
                <text:p>17870.795229061</text:p>
              </table:table-cell>
            </table:table-row>
            <table:table-row>
              <table:table-cell office:value-type="float" office:value="118.077813831219">
                <text:p>120</text:p>
              </table:table-cell>
              <table:table-cell office:value-type="float" office:value="19840.0609280227">
                <text:p>19840.0609280227</text:p>
              </table:table-cell>
            </table:table-row>
            <table:table-row>
              <table:table-cell office:value-type="float" office:value="118.31142686059">
                <text:p>120</text:p>
              </table:table-cell>
              <table:table-cell office:value-type="float" office:value="18071.6026360216">
                <text:p>18071.6026360216</text:p>
              </table:table-cell>
            </table:table-row>
            <table:table-row>
              <table:table-cell office:value-type="float" office:value="118.554769527696">
                <text:p>120</text:p>
              </table:table-cell>
              <table:table-cell office:value-type="float" office:value="11429.6880173293">
                <text:p>11429.6880173293</text:p>
              </table:table-cell>
            </table:table-row>
            <table:table-row>
              <table:table-cell office:value-type="float" office:value="118.687401981596">
                <text:p>120</text:p>
              </table:table-cell>
              <table:table-cell office:value-type="float" office:value="14307.0314266567">
                <text:p>14307.0314266567</text:p>
              </table:table-cell>
            </table:table-row>
            <table:table-row>
              <table:table-cell office:value-type="float" office:value="118.875669111595">
                <text:p>120</text:p>
              </table:table-cell>
              <table:table-cell office:value-type="float" office:value="18405.1391611415">
                <text:p>18405.1391611415</text:p>
              </table:table-cell>
            </table:table-row>
            <table:table-row>
              <table:table-cell office:value-type="float" office:value="118.952724795056">
                <text:p>120</text:p>
              </table:table-cell>
              <table:table-cell office:value-type="float" office:value="8511.87585332785">
                <text:p>8511.87585332785</text:p>
              </table:table-cell>
            </table:table-row>
            <table:table-row>
              <table:table-cell office:value-type="float" office:value="119.237975464549">
                <text:p>120</text:p>
              </table:table-cell>
              <table:table-cell office:value-type="float" office:value="6890.00089479927">
                <text:p>6890.00089479927</text:p>
              </table:table-cell>
            </table:table-row>
            <table:table-row>
              <table:table-cell office:value-type="float" office:value="119.320499990904">
                <text:p>120</text:p>
              </table:table-cell>
              <table:table-cell office:value-type="float" office:value="6323.5562266527">
                <text:p>6323.5562266527</text:p>
              </table:table-cell>
            </table:table-row>
            <table:table-row>
              <table:table-cell office:value-type="float" office:value="119.381115193842">
                <text:p>120</text:p>
              </table:table-cell>
              <table:table-cell office:value-type="float" office:value="18195.2964018976">
                <text:p>18195.2964018976</text:p>
              </table:table-cell>
            </table:table-row>
            <table:table-row>
              <table:table-cell office:value-type="float" office:value="119.482237840163">
                <text:p>120</text:p>
              </table:table-cell>
              <table:table-cell office:value-type="float" office:value="15759.4668373463">
                <text:p>15759.4668373463</text:p>
              </table:table-cell>
            </table:table-row>
            <table:table-row>
              <table:table-cell office:value-type="float" office:value="119.675505020666">
                <text:p>120</text:p>
              </table:table-cell>
              <table:table-cell office:value-type="float" office:value="14296.4050198059">
                <text:p>14296.4050198059</text:p>
              </table:table-cell>
            </table:table-row>
            <table:table-row>
              <table:table-cell office:value-type="float" office:value="119.719146391821">
                <text:p>120</text:p>
              </table:table-cell>
              <table:table-cell office:value-type="float" office:value="19852.5258754757">
                <text:p>19852.5258754757</text:p>
              </table:table-cell>
            </table:table-row>
            <table:table-row>
              <table:table-cell office:value-type="float" office:value="119.882301765543">
                <text:p>120</text:p>
              </table:table-cell>
              <table:table-cell office:value-type="float" office:value="19260.8050493563">
                <text:p>19260.8050493563</text:p>
              </table:table-cell>
            </table:table-row>
            <table:table-row>
              <table:table-cell office:value-type="float" office:value="120.160939781845">
                <text:p>120</text:p>
              </table:table-cell>
              <table:table-cell office:value-type="float" office:value="3869.86253285885">
                <text:p>3869.86253285885</text:p>
              </table:table-cell>
            </table:table-row>
            <table:table-row>
              <table:table-cell office:value-type="float" office:value="120.179800783655">
                <text:p>120</text:p>
              </table:table-cell>
              <table:table-cell office:value-type="float" office:value="15265.6540487852">
                <text:p>15265.6540487852</text:p>
              </table:table-cell>
            </table:table-row>
            <table:table-row>
              <table:table-cell office:value-type="float" office:value="120.190901376051">
                <text:p>120</text:p>
              </table:table-cell>
              <table:table-cell office:value-type="float" office:value="5689.657462358">
                <text:p>5689.657462358</text:p>
              </table:table-cell>
            </table:table-row>
            <table:table-row>
              <table:table-cell office:value-type="float" office:value="120.207672333719">
                <text:p>120</text:p>
              </table:table-cell>
              <table:table-cell office:value-type="float" office:value="19968.8511514055">
                <text:p>19968.8511514055</text:p>
              </table:table-cell>
            </table:table-row>
            <table:table-row>
              <table:table-cell office:value-type="float" office:value="120.303036870259">
                <text:p>120</text:p>
              </table:table-cell>
              <table:table-cell office:value-type="float" office:value="11513.3647916854">
                <text:p>11513.3647916854</text:p>
              </table:table-cell>
            </table:table-row>
            <table:table-row>
              <table:table-cell office:value-type="float" office:value="120.369601354626">
                <text:p>120</text:p>
              </table:table-cell>
              <table:table-cell office:value-type="float" office:value="7727.07579470164">
                <text:p>7727.07579470164</text:p>
              </table:table-cell>
            </table:table-row>
            <table:table-row>
              <table:table-cell office:value-type="float" office:value="120.542166104496">
                <text:p>120</text:p>
              </table:table-cell>
              <table:table-cell office:value-type="float" office:value="19947.9472135693">
                <text:p>19947.9472135693</text:p>
              </table:table-cell>
            </table:table-row>
            <table:table-row>
              <table:table-cell office:value-type="float" office:value="120.753347911498">
                <text:p>120</text:p>
              </table:table-cell>
              <table:table-cell office:value-type="float" office:value="12963.6617120112">
                <text:p>12963.6617120112</text:p>
              </table:table-cell>
            </table:table-row>
            <table:table-row>
              <table:table-cell office:value-type="float" office:value="120.836074779466">
                <text:p>120</text:p>
              </table:table-cell>
              <table:table-cell office:value-type="float" office:value="6137.67376573177">
                <text:p>6137.67376573177</text:p>
              </table:table-cell>
            </table:table-row>
            <table:table-row>
              <table:table-cell office:value-type="float" office:value="121.034506410572">
                <text:p>120</text:p>
              </table:table-cell>
              <table:table-cell office:value-type="float" office:value="15120.1447087558">
                <text:p>15120.1447087558</text:p>
              </table:table-cell>
            </table:table-row>
            <table:table-row>
              <table:table-cell office:value-type="float" office:value="121.133734224394">
                <text:p>120</text:p>
              </table:table-cell>
              <table:table-cell office:value-type="float" office:value="39.5311163659233">
                <text:p>39.5311163659233</text:p>
              </table:table-cell>
            </table:table-row>
            <table:table-row>
              <table:table-cell office:value-type="float" office:value="121.431123036645">
                <text:p>120</text:p>
              </table:table-cell>
              <table:table-cell office:value-type="float" office:value="729.008668030262">
                <text:p>729.008668030262</text:p>
              </table:table-cell>
            </table:table-row>
            <table:table-row>
              <table:table-cell office:value-type="float" office:value="121.604290846406">
                <text:p>120</text:p>
              </table:table-cell>
              <table:table-cell office:value-type="float" office:value="16151.6283929848">
                <text:p>16151.6283929848</text:p>
              </table:table-cell>
            </table:table-row>
            <table:table-row>
              <table:table-cell office:value-type="float" office:value="121.849212202393">
                <text:p>120</text:p>
              </table:table-cell>
              <table:table-cell office:value-type="float" office:value="13354.5855711131">
                <text:p>13354.5855711131</text:p>
              </table:table-cell>
            </table:table-row>
            <table:table-row>
              <table:table-cell office:value-type="float" office:value="121.994739630942">
                <text:p>120</text:p>
              </table:table-cell>
              <table:table-cell office:value-type="float" office:value="11173.8456819931">
                <text:p>11173.8456819931</text:p>
              </table:table-cell>
            </table:table-row>
            <table:table-row>
              <table:table-cell office:value-type="float" office:value="122.127144273679">
                <text:p>120</text:p>
              </table:table-cell>
              <table:table-cell office:value-type="float" office:value="17389.8303028598">
                <text:p>17389.8303028598</text:p>
              </table:table-cell>
            </table:table-row>
            <table:table-row>
              <table:table-cell office:value-type="float" office:value="122.219675013698">
                <text:p>120</text:p>
              </table:table-cell>
              <table:table-cell office:value-type="float" office:value="19460.0954233808">
                <text:p>19460.0954233808</text:p>
              </table:table-cell>
            </table:table-row>
            <table:table-row>
              <table:table-cell office:value-type="float" office:value="122.37517092696">
                <text:p>120</text:p>
              </table:table-cell>
              <table:table-cell office:value-type="float" office:value="8935.00236699521">
                <text:p>8935.00236699521</text:p>
              </table:table-cell>
            </table:table-row>
            <table:table-row>
              <table:table-cell office:value-type="float" office:value="122.596438513837">
                <text:p>120</text:p>
              </table:table-cell>
              <table:table-cell office:value-type="float" office:value="927.337981174076">
                <text:p>927.337981174076</text:p>
              </table:table-cell>
            </table:table-row>
            <table:table-row>
              <table:table-cell office:value-type="float" office:value="122.608423018014">
                <text:p>120</text:p>
              </table:table-cell>
              <table:table-cell office:value-type="float" office:value="15250.5549077545">
                <text:p>15250.5549077545</text:p>
              </table:table-cell>
            </table:table-row>
            <table:table-row>
              <table:table-cell office:value-type="float" office:value="122.693102333169">
                <text:p>120</text:p>
              </table:table-cell>
              <table:table-cell office:value-type="float" office:value="14479.3367477465">
                <text:p>14479.3367477465</text:p>
              </table:table-cell>
            </table:table-row>
            <table:table-row>
              <table:table-cell office:value-type="float" office:value="122.732843108587">
                <text:p>120</text:p>
              </table:table-cell>
              <table:table-cell office:value-type="float" office:value="18067.3444336876">
                <text:p>18067.3444336876</text:p>
              </table:table-cell>
            </table:table-row>
            <table:table-row>
              <table:table-cell office:value-type="float" office:value="122.933094742763">
                <text:p>120</text:p>
              </table:table-cell>
              <table:table-cell office:value-type="float" office:value="10355.4557777044">
                <text:p>10355.4557777044</text:p>
              </table:table-cell>
            </table:table-row>
            <table:table-row>
              <table:table-cell office:value-type="float" office:value="123.09482974138">
                <text:p>120</text:p>
              </table:table-cell>
              <table:table-cell office:value-type="float" office:value="19745.4148356031">
                <text:p>19745.4148356031</text:p>
              </table:table-cell>
            </table:table-row>
            <table:table-row>
              <table:table-cell office:value-type="float" office:value="123.105661921077">
                <text:p>120</text:p>
              </table:table-cell>
              <table:table-cell office:value-type="float" office:value="5694.42970309449">
                <text:p>5694.42970309449</text:p>
              </table:table-cell>
            </table:table-row>
            <table:table-row>
              <table:table-cell office:value-type="float" office:value="123.388438081755">
                <text:p>120</text:p>
              </table:table-cell>
              <table:table-cell office:value-type="float" office:value="2896.0714054675">
                <text:p>2896.0714054675</text:p>
              </table:table-cell>
            </table:table-row>
            <table:table-row>
              <table:table-cell office:value-type="float" office:value="123.610788283309">
                <text:p>120</text:p>
              </table:table-cell>
              <table:table-cell office:value-type="float" office:value="1101.40538466405">
                <text:p>1101.40538466405</text:p>
              </table:table-cell>
            </table:table-row>
            <table:table-row>
              <table:table-cell office:value-type="float" office:value="123.722743109328">
                <text:p>120</text:p>
              </table:table-cell>
              <table:table-cell office:value-type="float" office:value="18415.1798901728">
                <text:p>18415.1798901728</text:p>
              </table:table-cell>
            </table:table-row>
            <table:table-row>
              <table:table-cell office:value-type="float" office:value="123.884627185149">
                <text:p>120</text:p>
              </table:table-cell>
              <table:table-cell office:value-type="float" office:value="19942.2025455507">
                <text:p>19942.2025455507</text:p>
              </table:table-cell>
            </table:table-row>
            <table:table-row>
              <table:table-cell office:value-type="float" office:value="124.150618757859">
                <text:p>120</text:p>
              </table:table-cell>
              <table:table-cell office:value-type="float" office:value="3259.98139179021">
                <text:p>3259.98139179021</text:p>
              </table:table-cell>
            </table:table-row>
            <table:table-row>
              <table:table-cell office:value-type="float" office:value="124.4257289576">
                <text:p>120</text:p>
              </table:table-cell>
              <table:table-cell office:value-type="float" office:value="19975.1031132644">
                <text:p>19975.1031132644</text:p>
              </table:table-cell>
            </table:table-row>
            <table:table-row>
              <table:table-cell office:value-type="float" office:value="124.552091784511">
                <text:p>120</text:p>
              </table:table-cell>
              <table:table-cell office:value-type="float" office:value="16970.9563757888">
                <text:p>16970.9563757888</text:p>
              </table:table-cell>
            </table:table-row>
            <table:table-row>
              <table:table-cell office:value-type="float" office:value="124.83694435903">
                <text:p>120</text:p>
              </table:table-cell>
              <table:table-cell office:value-type="float" office:value="4848.45386622544">
                <text:p>4848.45386622544</text:p>
              </table:table-cell>
            </table:table-row>
            <table:table-row>
              <table:table-cell office:value-type="float" office:value="125.123155151313">
                <text:p>130</text:p>
              </table:table-cell>
              <table:table-cell office:value-type="float" office:value="19873.6801441869">
                <text:p>19873.6801441869</text:p>
              </table:table-cell>
            </table:table-row>
            <table:table-row>
              <table:table-cell office:value-type="float" office:value="125.266288935892">
                <text:p>130</text:p>
              </table:table-cell>
              <table:table-cell office:value-type="float" office:value="10884.3835426847">
                <text:p>10884.3835426847</text:p>
              </table:table-cell>
            </table:table-row>
            <table:table-row>
              <table:table-cell office:value-type="float" office:value="125.332346781739">
                <text:p>130</text:p>
              </table:table-cell>
              <table:table-cell office:value-type="float" office:value="8951.4006552122">
                <text:p>8951.4006552122</text:p>
              </table:table-cell>
            </table:table-row>
            <table:table-row>
              <table:table-cell office:value-type="float" office:value="125.37096279303">
                <text:p>130</text:p>
              </table:table-cell>
              <table:table-cell office:value-type="float" office:value="19733.6760820788">
                <text:p>19733.6760820788</text:p>
              </table:table-cell>
            </table:table-row>
            <table:table-row>
              <table:table-cell office:value-type="float" office:value="125.372502062267">
                <text:p>130</text:p>
              </table:table-cell>
              <table:table-cell office:value-type="float" office:value="78.1290387669401">
                <text:p>78.1290387669401</text:p>
              </table:table-cell>
            </table:table-row>
            <table:table-row>
              <table:table-cell office:value-type="float" office:value="125.649741715115">
                <text:p>130</text:p>
              </table:table-cell>
              <table:table-cell office:value-type="float" office:value="1959.31278392379">
                <text:p>1959.31278392379</text:p>
              </table:table-cell>
            </table:table-row>
            <table:table-row>
              <table:table-cell office:value-type="float" office:value="125.771084594374">
                <text:p>130</text:p>
              </table:table-cell>
              <table:table-cell office:value-type="float" office:value="7824.03421766078">
                <text:p>7824.03421766078</text:p>
              </table:table-cell>
            </table:table-row>
            <table:table-row>
              <table:table-cell office:value-type="float" office:value="125.971055494717">
                <text:p>130</text:p>
              </table:table-cell>
              <table:table-cell office:value-type="float" office:value="16110.8751558368">
                <text:p>16110.8751558368</text:p>
              </table:table-cell>
            </table:table-row>
            <table:table-row>
              <table:table-cell office:value-type="float" office:value="126.033363696028">
                <text:p>130</text:p>
              </table:table-cell>
              <table:table-cell office:value-type="float" office:value="5300.30739090478">
                <text:p>5300.30739090478</text:p>
              </table:table-cell>
            </table:table-row>
            <table:table-row>
              <table:table-cell office:value-type="float" office:value="126.13793612218">
                <text:p>130</text:p>
              </table:table-cell>
              <table:table-cell office:value-type="float" office:value="129.576520235559">
                <text:p>129.576520235559</text:p>
              </table:table-cell>
            </table:table-row>
            <table:table-row>
              <table:table-cell office:value-type="float" office:value="126.196915566924">
                <text:p>130</text:p>
              </table:table-cell>
              <table:table-cell office:value-type="float" office:value="8513.92055005297">
                <text:p>8513.92055005297</text:p>
              </table:table-cell>
            </table:table-row>
            <table:table-row>
              <table:table-cell office:value-type="float" office:value="126.504145124369">
                <text:p>130</text:p>
              </table:table-cell>
              <table:table-cell office:value-type="float" office:value="431.087337928756">
                <text:p>431.087337928756</text:p>
              </table:table-cell>
            </table:table-row>
            <table:table-row>
              <table:table-cell office:value-type="float" office:value="126.754244979069">
                <text:p>130</text:p>
              </table:table-cell>
              <table:table-cell office:value-type="float" office:value="3141.20112202866">
                <text:p>3141.20112202866</text:p>
              </table:table-cell>
            </table:table-row>
            <table:table-row>
              <table:table-cell office:value-type="float" office:value="126.945629066697">
                <text:p>130</text:p>
              </table:table-cell>
              <table:table-cell office:value-type="float" office:value="13472.7434288272">
                <text:p>13472.7434288272</text:p>
              </table:table-cell>
            </table:table-row>
            <table:table-row>
              <table:table-cell office:value-type="float" office:value="127.031230098801">
                <text:p>130</text:p>
              </table:table-cell>
              <table:table-cell office:value-type="float" office:value="19857.937137656">
                <text:p>19857.937137656</text:p>
              </table:table-cell>
            </table:table-row>
            <table:table-row>
              <table:table-cell office:value-type="float" office:value="127.122666601551">
                <text:p>130</text:p>
              </table:table-cell>
              <table:table-cell office:value-type="float" office:value="4849.04195730867">
                <text:p>4849.04195730867</text:p>
              </table:table-cell>
            </table:table-row>
            <table:table-row>
              <table:table-cell office:value-type="float" office:value="127.221159010697">
                <text:p>130</text:p>
              </table:table-cell>
              <table:table-cell office:value-type="float" office:value="6530.97153819724">
                <text:p>6530.97153819724</text:p>
              </table:table-cell>
            </table:table-row>
            <table:table-row>
              <table:table-cell office:value-type="float" office:value="127.318744546978">
                <text:p>130</text:p>
              </table:table-cell>
              <table:table-cell office:value-type="float" office:value="17014.9813861467">
                <text:p>17014.9813861467</text:p>
              </table:table-cell>
            </table:table-row>
            <table:table-row>
              <table:table-cell office:value-type="float" office:value="127.494860364883">
                <text:p>130</text:p>
              </table:table-cell>
              <table:table-cell office:value-type="float" office:value="4723.45992888428">
                <text:p>4723.45992888428</text:p>
              </table:table-cell>
            </table:table-row>
            <table:table-row>
              <table:table-cell office:value-type="float" office:value="127.633093549593">
                <text:p>130</text:p>
              </table:table-cell>
              <table:table-cell office:value-type="float" office:value="6450.73888816163">
                <text:p>6450.73888816163</text:p>
              </table:table-cell>
            </table:table-row>
            <table:table-row>
              <table:table-cell office:value-type="float" office:value="127.930930720196">
                <text:p>130</text:p>
              </table:table-cell>
              <table:table-cell office:value-type="float" office:value="2661.77967958523">
                <text:p>2661.77967958523</text:p>
              </table:table-cell>
            </table:table-row>
            <table:table-row>
              <table:table-cell office:value-type="float" office:value="127.95462227136">
                <text:p>130</text:p>
              </table:table-cell>
              <table:table-cell office:value-type="float" office:value="17911.2345747894">
                <text:p>17911.2345747894</text:p>
              </table:table-cell>
            </table:table-row>
            <table:table-row>
              <table:table-cell office:value-type="float" office:value="128.103687635767">
                <text:p>130</text:p>
              </table:table-cell>
              <table:table-cell office:value-type="float" office:value="10155.6391404954">
                <text:p>10155.6391404954</text:p>
              </table:table-cell>
            </table:table-row>
            <table:table-row>
              <table:table-cell office:value-type="float" office:value="128.370141701688">
                <text:p>130</text:p>
              </table:table-cell>
              <table:table-cell office:value-type="float" office:value="2499.05594102812">
                <text:p>2499.05594102812</text:p>
              </table:table-cell>
            </table:table-row>
            <table:table-row>
              <table:table-cell office:value-type="float" office:value="128.616183454406">
                <text:p>130</text:p>
              </table:table-cell>
              <table:table-cell office:value-type="float" office:value="13392.1901326455">
                <text:p>13392.1901326455</text:p>
              </table:table-cell>
            </table:table-row>
            <table:table-row>
              <table:table-cell office:value-type="float" office:value="128.877203644833">
                <text:p>130</text:p>
              </table:table-cell>
              <table:table-cell office:value-type="float" office:value="11997.7391887817">
                <text:p>11997.7391887817</text:p>
              </table:table-cell>
            </table:table-row>
            <table:table-row>
              <table:table-cell office:value-type="float" office:value="128.991382521216">
                <text:p>130</text:p>
              </table:table-cell>
              <table:table-cell office:value-type="float" office:value="2655.37133484237">
                <text:p>2655.37133484237</text:p>
              </table:table-cell>
            </table:table-row>
            <table:table-row>
              <table:table-cell office:value-type="float" office:value="129.189256581431">
                <text:p>130</text:p>
              </table:table-cell>
              <table:table-cell office:value-type="float" office:value="90.1916947988173">
                <text:p>90.1916947988173</text:p>
              </table:table-cell>
            </table:table-row>
            <table:table-row>
              <table:table-cell office:value-type="float" office:value="129.41122770624">
                <text:p>130</text:p>
              </table:table-cell>
              <table:table-cell office:value-type="float" office:value="13727.4468420184">
                <text:p>13727.4468420184</text:p>
              </table:table-cell>
            </table:table-row>
            <table:table-row>
              <table:table-cell office:value-type="float" office:value="129.651769409534">
                <text:p>130</text:p>
              </table:table-cell>
              <table:table-cell office:value-type="float" office:value="3012.27986366562">
                <text:p>3012.27986366562</text:p>
              </table:table-cell>
            </table:table-row>
            <table:table-row>
              <table:table-cell office:value-type="float" office:value="129.820336778909">
                <text:p>130</text:p>
              </table:table-cell>
              <table:table-cell office:value-type="float" office:value="15648.3870058055">
                <text:p>15648.3870058055</text:p>
              </table:table-cell>
            </table:table-row>
            <table:table-row>
              <table:table-cell office:value-type="float" office:value="130.014359430642">
                <text:p>130</text:p>
              </table:table-cell>
              <table:table-cell office:value-type="float" office:value="19962.205001553">
                <text:p>19962.205001553</text:p>
              </table:table-cell>
            </table:table-row>
            <table:table-row>
              <table:table-cell office:value-type="float" office:value="130.083875653303">
                <text:p>130</text:p>
              </table:table-cell>
              <table:table-cell office:value-type="float" office:value="19921.5722263879">
                <text:p>19921.5722263879</text:p>
              </table:table-cell>
            </table:table-row>
            <table:table-row>
              <table:table-cell office:value-type="float" office:value="130.318500868524">
                <text:p>130</text:p>
              </table:table-cell>
              <table:table-cell office:value-type="float" office:value="19954.0722251547">
                <text:p>19954.0722251547</text:p>
              </table:table-cell>
            </table:table-row>
            <table:table-row>
              <table:table-cell office:value-type="float" office:value="130.551139531695">
                <text:p>130</text:p>
              </table:table-cell>
              <table:table-cell office:value-type="float" office:value="17096.411644255">
                <text:p>17096.411644255</text:p>
              </table:table-cell>
            </table:table-row>
            <table:table-row>
              <table:table-cell office:value-type="float" office:value="130.622195023592">
                <text:p>130</text:p>
              </table:table-cell>
              <table:table-cell office:value-type="float" office:value="38.1283051343689">
                <text:p>38.1283051343689</text:p>
              </table:table-cell>
            </table:table-row>
            <table:table-row>
              <table:table-cell office:value-type="float" office:value="130.819900626449">
                <text:p>130</text:p>
              </table:table-cell>
              <table:table-cell office:value-type="float" office:value="13516.9277351205">
                <text:p>13516.9277351205</text:p>
              </table:table-cell>
            </table:table-row>
            <table:table-row>
              <table:table-cell office:value-type="float" office:value="130.85972290352">
                <text:p>130</text:p>
              </table:table-cell>
              <table:table-cell office:value-type="float" office:value="938.139505949595">
                <text:p>938.139505949595</text:p>
              </table:table-cell>
            </table:table-row>
            <table:table-row>
              <table:table-cell office:value-type="float" office:value="131.13074929576">
                <text:p>130</text:p>
              </table:table-cell>
              <table:table-cell office:value-type="float" office:value="9735.76499602587">
                <text:p>9735.76499602587</text:p>
              </table:table-cell>
            </table:table-row>
            <table:table-row>
              <table:table-cell office:value-type="float" office:value="131.390763099928">
                <text:p>130</text:p>
              </table:table-cell>
              <table:table-cell office:value-type="float" office:value="3721.14891935181">
                <text:p>3721.14891935181</text:p>
              </table:table-cell>
            </table:table-row>
            <table:table-row>
              <table:table-cell office:value-type="float" office:value="131.535157803297">
                <text:p>130</text:p>
              </table:table-cell>
              <table:table-cell office:value-type="float" office:value="19978.3803871496">
                <text:p>19978.3803871496</text:p>
              </table:table-cell>
            </table:table-row>
            <table:table-row>
              <table:table-cell office:value-type="float" office:value="131.551004374922">
                <text:p>130</text:p>
              </table:table-cell>
              <table:table-cell office:value-type="float" office:value="4116.65761610317">
                <text:p>4116.65761610317</text:p>
              </table:table-cell>
            </table:table-row>
            <table:table-row>
              <table:table-cell office:value-type="float" office:value="131.804088471176">
                <text:p>130</text:p>
              </table:table-cell>
              <table:table-cell office:value-type="float" office:value="4190.28003946852">
                <text:p>4190.28003946852</text:p>
              </table:table-cell>
            </table:table-row>
            <table:table-row>
              <table:table-cell office:value-type="float" office:value="131.884423763887">
                <text:p>130</text:p>
              </table:table-cell>
              <table:table-cell office:value-type="float" office:value="21.093948843145">
                <text:p>21.093948843145</text:p>
              </table:table-cell>
            </table:table-row>
            <table:table-row>
              <table:table-cell office:value-type="float" office:value="132.091654423139">
                <text:p>130</text:p>
              </table:table-cell>
              <table:table-cell office:value-type="float" office:value="5182.38258502016">
                <text:p>5182.38258502016</text:p>
              </table:table-cell>
            </table:table-row>
            <table:table-row>
              <table:table-cell office:value-type="float" office:value="132.116180286285">
                <text:p>130</text:p>
              </table:table-cell>
              <table:table-cell office:value-type="float" office:value="13935.9239193382">
                <text:p>13935.9239193382</text:p>
              </table:table-cell>
            </table:table-row>
            <table:table-row>
              <table:table-cell office:value-type="float" office:value="132.287952081745">
                <text:p>130</text:p>
              </table:table-cell>
              <table:table-cell office:value-type="float" office:value="14551.8809012853">
                <text:p>14551.8809012853</text:p>
              </table:table-cell>
            </table:table-row>
            <table:table-row>
              <table:table-cell office:value-type="float" office:value="132.59367515029">
                <text:p>130</text:p>
              </table:table-cell>
              <table:table-cell office:value-type="float" office:value="15860.5963380224">
                <text:p>15860.5963380224</text:p>
              </table:table-cell>
            </table:table-row>
            <table:table-row>
              <table:table-cell office:value-type="float" office:value="132.715786549717">
                <text:p>130</text:p>
              </table:table-cell>
              <table:table-cell office:value-type="float" office:value="1479.08447731444">
                <text:p>1479.08447731444</text:p>
              </table:table-cell>
            </table:table-row>
            <table:table-row>
              <table:table-cell office:value-type="float" office:value="132.749514897724">
                <text:p>130</text:p>
              </table:table-cell>
              <table:table-cell office:value-type="float" office:value="763.47216643589">
                <text:p>763.47216643589</text:p>
              </table:table-cell>
            </table:table-row>
            <table:table-row>
              <table:table-cell office:value-type="float" office:value="132.879311885619">
                <text:p>130</text:p>
              </table:table-cell>
              <table:table-cell office:value-type="float" office:value="1405.66198527633">
                <text:p>1405.66198527633</text:p>
              </table:table-cell>
            </table:table-row>
            <table:table-row>
              <table:table-cell office:value-type="float" office:value="132.98510119029">
                <text:p>130</text:p>
              </table:table-cell>
              <table:table-cell office:value-type="float" office:value="518.289418464968">
                <text:p>518.289418464968</text:p>
              </table:table-cell>
            </table:table-row>
            <table:table-row>
              <table:table-cell office:value-type="float" office:value="133.04252108946">
                <text:p>130</text:p>
              </table:table-cell>
              <table:table-cell office:value-type="float" office:value="5508.48925136067">
                <text:p>5508.48925136067</text:p>
              </table:table-cell>
            </table:table-row>
            <table:table-row>
              <table:table-cell office:value-type="float" office:value="133.321383441763">
                <text:p>130</text:p>
              </table:table-cell>
              <table:table-cell office:value-type="float" office:value="5484.8671019634">
                <text:p>5484.8671019634</text:p>
              </table:table-cell>
            </table:table-row>
            <table:table-row>
              <table:table-cell office:value-type="float" office:value="133.379467546996">
                <text:p>130</text:p>
              </table:table-cell>
              <table:table-cell office:value-type="float" office:value="138.595239260095">
                <text:p>138.595239260095</text:p>
              </table:table-cell>
            </table:table-row>
            <table:table-row>
              <table:table-cell office:value-type="float" office:value="133.682929199031">
                <text:p>130</text:p>
              </table:table-cell>
              <table:table-cell office:value-type="float" office:value="18039.6102309492">
                <text:p>18039.6102309492</text:p>
              </table:table-cell>
            </table:table-row>
            <table:table-row>
              <table:table-cell office:value-type="float" office:value="133.908652476402">
                <text:p>130</text:p>
              </table:table-cell>
              <table:table-cell office:value-type="float" office:value="19964.440296989">
                <text:p>19964.440296989</text:p>
              </table:table-cell>
            </table:table-row>
            <table:table-row>
              <table:table-cell office:value-type="float" office:value="134.080915458164">
                <text:p>130</text:p>
              </table:table-cell>
              <table:table-cell office:value-type="float" office:value="7567.47441737098">
                <text:p>7567.47441737098</text:p>
              </table:table-cell>
            </table:table-row>
            <table:table-row>
              <table:table-cell office:value-type="float" office:value="134.268091905054">
                <text:p>130</text:p>
              </table:table-cell>
              <table:table-cell office:value-type="float" office:value="17134.4143815791">
                <text:p>17134.4143815791</text:p>
              </table:table-cell>
            </table:table-row>
            <table:table-row>
              <table:table-cell office:value-type="float" office:value="134.401627041875">
                <text:p>130</text:p>
              </table:table-cell>
              <table:table-cell office:value-type="float" office:value="11256.1701415932">
                <text:p>11256.1701415932</text:p>
              </table:table-cell>
            </table:table-row>
            <table:table-row>
              <table:table-cell office:value-type="float" office:value="134.500272461573">
                <text:p>130</text:p>
              </table:table-cell>
              <table:table-cell office:value-type="float" office:value="11303.671525911">
                <text:p>11303.671525911</text:p>
              </table:table-cell>
            </table:table-row>
            <table:table-row>
              <table:table-cell office:value-type="float" office:value="134.541857012479">
                <text:p>130</text:p>
              </table:table-cell>
              <table:table-cell office:value-type="float" office:value="19813.4419505708">
                <text:p>19813.4419505708</text:p>
              </table:table-cell>
            </table:table-row>
            <table:table-row>
              <table:table-cell office:value-type="float" office:value="134.55525553582">
                <text:p>130</text:p>
              </table:table-cell>
              <table:table-cell office:value-type="float" office:value="7807.32938025871">
                <text:p>7807.32938025871</text:p>
              </table:table-cell>
            </table:table-row>
            <table:table-row>
              <table:table-cell office:value-type="float" office:value="134.723417178178">
                <text:p>130</text:p>
              </table:table-cell>
              <table:table-cell office:value-type="float" office:value="18423.7494749753">
                <text:p>18423.7494749753</text:p>
              </table:table-cell>
            </table:table-row>
            <table:table-row>
              <table:table-cell office:value-type="float" office:value="134.999626944452">
                <text:p>130</text:p>
              </table:table-cell>
              <table:table-cell office:value-type="float" office:value="19371.0186224595">
                <text:p>19371.0186224595</text:p>
              </table:table-cell>
            </table:table-row>
            <table:table-row>
              <table:table-cell office:value-type="float" office:value="135.245664130964">
                <text:p>140</text:p>
              </table:table-cell>
              <table:table-cell office:value-type="float" office:value="6849.26608712735">
                <text:p>6849.26608712735</text:p>
              </table:table-cell>
            </table:table-row>
            <table:table-row>
              <table:table-cell office:value-type="float" office:value="135.48488126522">
                <text:p>140</text:p>
              </table:table-cell>
              <table:table-cell office:value-type="float" office:value="12082.0077944179">
                <text:p>12082.0077944179</text:p>
              </table:table-cell>
            </table:table-row>
            <table:table-row>
              <table:table-cell office:value-type="float" office:value="135.644637368992">
                <text:p>140</text:p>
              </table:table-cell>
              <table:table-cell office:value-type="float" office:value="9370.56739429026">
                <text:p>9370.56739429026</text:p>
              </table:table-cell>
            </table:table-row>
            <table:table-row>
              <table:table-cell office:value-type="float" office:value="135.930496832575">
                <text:p>140</text:p>
              </table:table-cell>
              <table:table-cell office:value-type="float" office:value="15608.806689232">
                <text:p>15608.806689232</text:p>
              </table:table-cell>
            </table:table-row>
            <table:table-row>
              <table:table-cell office:value-type="float" office:value="136.126581093711">
                <text:p>140</text:p>
              </table:table-cell>
              <table:table-cell office:value-type="float" office:value="13866.112327966">
                <text:p>13866.112327966</text:p>
              </table:table-cell>
            </table:table-row>
            <table:table-row>
              <table:table-cell office:value-type="float" office:value="136.232191736293">
                <text:p>140</text:p>
              </table:table-cell>
              <table:table-cell office:value-type="float" office:value="20.0003738634916">
                <text:p>20.0003738634916</text:p>
              </table:table-cell>
            </table:table-row>
            <table:table-row>
              <table:table-cell office:value-type="float" office:value="136.348286637885">
                <text:p>140</text:p>
              </table:table-cell>
              <table:table-cell office:value-type="float" office:value="483.045330659913">
                <text:p>483.045330659913</text:p>
              </table:table-cell>
            </table:table-row>
            <table:table-row>
              <table:table-cell office:value-type="float" office:value="136.560217470793">
                <text:p>140</text:p>
              </table:table-cell>
              <table:table-cell office:value-type="float" office:value="16680.3207425347">
                <text:p>16680.3207425347</text:p>
              </table:table-cell>
            </table:table-row>
            <table:table-row>
              <table:table-cell office:value-type="float" office:value="136.604752944416">
                <text:p>140</text:p>
              </table:table-cell>
              <table:table-cell office:value-type="float" office:value="15280.7036431054">
                <text:p>15280.7036431054</text:p>
              </table:table-cell>
            </table:table-row>
            <table:table-row>
              <table:table-cell office:value-type="float" office:value="136.801183138865">
                <text:p>140</text:p>
              </table:table-cell>
              <table:table-cell office:value-type="float" office:value="14630.8039936403">
                <text:p>14630.8039936403</text:p>
              </table:table-cell>
            </table:table-row>
            <table:table-row>
              <table:table-cell office:value-type="float" office:value="136.906185365667">
                <text:p>140</text:p>
              </table:table-cell>
              <table:table-cell office:value-type="float" office:value="5053.05228171727">
                <text:p>5053.05228171727</text:p>
              </table:table-cell>
            </table:table-row>
            <table:table-row>
              <table:table-cell office:value-type="float" office:value="136.975246702436">
                <text:p>140</text:p>
              </table:table-cell>
              <table:table-cell office:value-type="float" office:value="8942.36939004211">
                <text:p>8942.36939004211</text:p>
              </table:table-cell>
            </table:table-row>
            <table:table-row>
              <table:table-cell office:value-type="float" office:value="137.029289426986">
                <text:p>140</text:p>
              </table:table-cell>
              <table:table-cell office:value-type="float" office:value="846.066239788214">
                <text:p>846.066239788214</text:p>
              </table:table-cell>
            </table:table-row>
            <table:table-row>
              <table:table-cell office:value-type="float" office:value="137.125855456974">
                <text:p>140</text:p>
              </table:table-cell>
              <table:table-cell office:value-type="float" office:value="17748.5255279828">
                <text:p>17748.5255279828</text:p>
              </table:table-cell>
            </table:table-row>
            <table:table-row>
              <table:table-cell office:value-type="float" office:value="137.317028193169">
                <text:p>140</text:p>
              </table:table-cell>
              <table:table-cell office:value-type="float" office:value="18190.2539275323">
                <text:p>18190.2539275323</text:p>
              </table:table-cell>
            </table:table-row>
            <table:table-row>
              <table:table-cell office:value-type="float" office:value="137.404799265872">
                <text:p>140</text:p>
              </table:table-cell>
              <table:table-cell office:value-type="float" office:value="18560.5041246155">
                <text:p>18560.5041246155</text:p>
              </table:table-cell>
            </table:table-row>
            <table:table-row>
              <table:table-cell office:value-type="float" office:value="137.631162283756">
                <text:p>140</text:p>
              </table:table-cell>
              <table:table-cell office:value-type="float" office:value="4994.3144679796">
                <text:p>4994.3144679796</text:p>
              </table:table-cell>
            </table:table-row>
            <table:table-row>
              <table:table-cell office:value-type="float" office:value="137.928124324768">
                <text:p>140</text:p>
              </table:table-cell>
              <table:table-cell office:value-type="float" office:value="19707.0683540661">
                <text:p>19707.0683540661</text:p>
              </table:table-cell>
            </table:table-row>
            <table:table-row>
              <table:table-cell office:value-type="float" office:value="138.073315296641">
                <text:p>140</text:p>
              </table:table-cell>
              <table:table-cell office:value-type="float" office:value="19657.8337713426">
                <text:p>19657.8337713426</text:p>
              </table:table-cell>
            </table:table-row>
            <table:table-row>
              <table:table-cell office:value-type="float" office:value="138.264381401469">
                <text:p>140</text:p>
              </table:table-cell>
              <table:table-cell office:value-type="float" office:value="5455.86118931947">
                <text:p>5455.86118931947</text:p>
              </table:table-cell>
            </table:table-row>
            <table:table-row>
              <table:table-cell office:value-type="float" office:value="138.305268282355">
                <text:p>140</text:p>
              </table:table-cell>
              <table:table-cell office:value-type="float" office:value="17410.6430574627">
                <text:p>17410.6430574627</text:p>
              </table:table-cell>
            </table:table-row>
            <table:table-row>
              <table:table-cell office:value-type="float" office:value="138.439761640904">
                <text:p>140</text:p>
              </table:table-cell>
              <table:table-cell office:value-type="float" office:value="19890.2459293173">
                <text:p>19890.2459293173</text:p>
              </table:table-cell>
            </table:table-row>
            <table:table-row>
              <table:table-cell office:value-type="float" office:value="138.542391757744">
                <text:p>140</text:p>
              </table:table-cell>
              <table:table-cell office:value-type="float" office:value="3923.97013935943">
                <text:p>3923.97013935943</text:p>
              </table:table-cell>
            </table:table-row>
            <table:table-row>
              <table:table-cell office:value-type="float" office:value="138.755541620392">
                <text:p>140</text:p>
              </table:table-cell>
              <table:table-cell office:value-type="float" office:value="19807.7366264444">
                <text:p>19807.7366264444</text:p>
              </table:table-cell>
            </table:table-row>
            <table:table-row>
              <table:table-cell office:value-type="float" office:value="138.763052160472">
                <text:p>140</text:p>
              </table:table-cell>
              <table:table-cell office:value-type="float" office:value="18348.7802880305">
                <text:p>18348.7802880305</text:p>
              </table:table-cell>
            </table:table-row>
            <table:table-row>
              <table:table-cell office:value-type="float" office:value="138.999217414279">
                <text:p>140</text:p>
              </table:table-cell>
              <table:table-cell office:value-type="float" office:value="18050.3399236448">
                <text:p>18050.3399236448</text:p>
              </table:table-cell>
            </table:table-row>
            <table:table-row>
              <table:table-cell office:value-type="float" office:value="139.311012696771">
                <text:p>140</text:p>
              </table:table-cell>
              <table:table-cell office:value-type="float" office:value="19421.3467769067">
                <text:p>19421.3467769067</text:p>
              </table:table-cell>
            </table:table-row>
            <table:table-row>
              <table:table-cell office:value-type="float" office:value="139.360107787904">
                <text:p>140</text:p>
              </table:table-cell>
              <table:table-cell office:value-type="float" office:value="5519.1397149371">
                <text:p>5519.1397149371</text:p>
              </table:table-cell>
            </table:table-row>
            <table:table-row>
              <table:table-cell office:value-type="float" office:value="139.609671565052">
                <text:p>140</text:p>
              </table:table-cell>
              <table:table-cell office:value-type="float" office:value="658.80550696266">
                <text:p>658.80550696266</text:p>
              </table:table-cell>
            </table:table-row>
            <table:table-row>
              <table:table-cell office:value-type="float" office:value="139.775469224543">
                <text:p>140</text:p>
              </table:table-cell>
              <table:table-cell office:value-type="float" office:value="13390.585083339">
                <text:p>13390.585083339</text:p>
              </table:table-cell>
            </table:table-row>
            <table:table-row>
              <table:table-cell office:value-type="float" office:value="139.786614816592">
                <text:p>140</text:p>
              </table:table-cell>
              <table:table-cell office:value-type="float" office:value="13528.3692008009">
                <text:p>13528.3692008009</text:p>
              </table:table-cell>
            </table:table-row>
            <table:table-row>
              <table:table-cell office:value-type="float" office:value="139.968056514893">
                <text:p>140</text:p>
              </table:table-cell>
              <table:table-cell office:value-type="float" office:value="4795.08021717566">
                <text:p>4795.08021717566</text:p>
              </table:table-cell>
            </table:table-row>
            <table:table-row>
              <table:table-cell office:value-type="float" office:value="140.058912043427">
                <text:p>140</text:p>
              </table:table-cell>
              <table:table-cell office:value-type="float" office:value="4404.08582952714">
                <text:p>4404.08582952714</text:p>
              </table:table-cell>
            </table:table-row>
            <table:table-row>
              <table:table-cell office:value-type="float" office:value="140.229813739247">
                <text:p>140</text:p>
              </table:table-cell>
              <table:table-cell office:value-type="float" office:value="18114.8160633899">
                <text:p>18114.8160633899</text:p>
              </table:table-cell>
            </table:table-row>
            <table:table-row>
              <table:table-cell office:value-type="float" office:value="140.382955635771">
                <text:p>140</text:p>
              </table:table-cell>
              <table:table-cell office:value-type="float" office:value="10409.1759534643">
                <text:p>10409.1759534643</text:p>
              </table:table-cell>
            </table:table-row>
            <table:table-row>
              <table:table-cell office:value-type="float" office:value="140.669895425442">
                <text:p>140</text:p>
              </table:table-cell>
              <table:table-cell office:value-type="float" office:value="13519.5883003759">
                <text:p>13519.5883003759</text:p>
              </table:table-cell>
            </table:table-row>
            <table:table-row>
              <table:table-cell office:value-type="float" office:value="140.946407763844">
                <text:p>140</text:p>
              </table:table-cell>
              <table:table-cell office:value-type="float" office:value="4308.52165760697">
                <text:p>4308.52165760697</text:p>
              </table:table-cell>
            </table:table-row>
            <table:table-row>
              <table:table-cell office:value-type="float" office:value="141.215644562107">
                <text:p>140</text:p>
              </table:table-cell>
              <table:table-cell office:value-type="float" office:value="19548.9500142048">
                <text:p>19548.9500142048</text:p>
              </table:table-cell>
            </table:table-row>
            <table:table-row>
              <table:table-cell office:value-type="float" office:value="141.400355919327">
                <text:p>140</text:p>
              </table:table-cell>
              <table:table-cell office:value-type="float" office:value="6691.41631440603">
                <text:p>6691.41631440603</text:p>
              </table:table-cell>
            </table:table-row>
            <table:table-row>
              <table:table-cell office:value-type="float" office:value="141.407244465993">
                <text:p>140</text:p>
              </table:table-cell>
              <table:table-cell office:value-type="float" office:value="978.286242206517">
                <text:p>978.286242206517</text:p>
              </table:table-cell>
            </table:table-row>
            <table:table-row>
              <table:table-cell office:value-type="float" office:value="141.558752193346">
                <text:p>140</text:p>
              </table:table-cell>
              <table:table-cell office:value-type="float" office:value="18085.141649386">
                <text:p>18085.141649386</text:p>
              </table:table-cell>
            </table:table-row>
            <table:table-row>
              <table:table-cell office:value-type="float" office:value="141.848465777514">
                <text:p>140</text:p>
              </table:table-cell>
              <table:table-cell office:value-type="float" office:value="1167.95400139372">
                <text:p>1167.95400139372</text:p>
              </table:table-cell>
            </table:table-row>
            <table:table-row>
              <table:table-cell office:value-type="float" office:value="141.924415660948">
                <text:p>140</text:p>
              </table:table-cell>
              <table:table-cell office:value-type="float" office:value="9132.51934725047">
                <text:p>9132.51934725047</text:p>
              </table:table-cell>
            </table:table-row>
            <table:table-row>
              <table:table-cell office:value-type="float" office:value="142.129966112851">
                <text:p>140</text:p>
              </table:table-cell>
              <table:table-cell office:value-type="float" office:value="6728.09581142639">
                <text:p>6728.09581142639</text:p>
              </table:table-cell>
            </table:table-row>
            <table:table-row>
              <table:table-cell office:value-type="float" office:value="142.202086461648">
                <text:p>140</text:p>
              </table:table-cell>
              <table:table-cell office:value-type="float" office:value="8253.39866532648">
                <text:p>8253.39866532648</text:p>
              </table:table-cell>
            </table:table-row>
            <table:table-row>
              <table:table-cell office:value-type="float" office:value="142.469209081424">
                <text:p>140</text:p>
              </table:table-cell>
              <table:table-cell office:value-type="float" office:value="19933.1447153612">
                <text:p>19933.1447153612</text:p>
              </table:table-cell>
            </table:table-row>
            <table:table-row>
              <table:table-cell office:value-type="float" office:value="142.762530606031">
                <text:p>140</text:p>
              </table:table-cell>
              <table:table-cell office:value-type="float" office:value="17943.7917365299">
                <text:p>17943.7917365299</text:p>
              </table:table-cell>
            </table:table-row>
            <table:table-row>
              <table:table-cell office:value-type="float" office:value="143.061013972857">
                <text:p>140</text:p>
              </table:table-cell>
              <table:table-cell office:value-type="float" office:value="13919.8216277076">
                <text:p>13919.8216277076</text:p>
              </table:table-cell>
            </table:table-row>
            <table:table-row>
              <table:table-cell office:value-type="float" office:value="143.310939368287">
                <text:p>140</text:p>
              </table:table-cell>
              <table:table-cell office:value-type="float" office:value="17948.8547818306">
                <text:p>17948.8547818306</text:p>
              </table:table-cell>
            </table:table-row>
            <table:table-row>
              <table:table-cell office:value-type="float" office:value="143.435292599554">
                <text:p>140</text:p>
              </table:table-cell>
              <table:table-cell office:value-type="float" office:value="19973.4499722686">
                <text:p>19973.4499722686</text:p>
              </table:table-cell>
            </table:table-row>
            <table:table-row>
              <table:table-cell office:value-type="float" office:value="143.61068280585">
                <text:p>140</text:p>
              </table:table-cell>
              <table:table-cell office:value-type="float" office:value="14938.4420160022">
                <text:p>14938.4420160022</text:p>
              </table:table-cell>
            </table:table-row>
            <table:table-row>
              <table:table-cell office:value-type="float" office:value="143.901495082164">
                <text:p>140</text:p>
              </table:table-cell>
              <table:table-cell office:value-type="float" office:value="10172.1847220938">
                <text:p>10172.1847220938</text:p>
              </table:table-cell>
            </table:table-row>
            <table:table-row>
              <table:table-cell office:value-type="float" office:value="144.160341671981">
                <text:p>140</text:p>
              </table:table-cell>
              <table:table-cell office:value-type="float" office:value="7792.32263680749">
                <text:p>7792.32263680749</text:p>
              </table:table-cell>
            </table:table-row>
            <table:table-row>
              <table:table-cell office:value-type="float" office:value="144.438361995263">
                <text:p>140</text:p>
              </table:table-cell>
              <table:table-cell office:value-type="float" office:value="6533.83705953684">
                <text:p>6533.83705953684</text:p>
              </table:table-cell>
            </table:table-row>
            <table:table-row>
              <table:table-cell office:value-type="float" office:value="144.628164869012">
                <text:p>140</text:p>
              </table:table-cell>
              <table:table-cell office:value-type="float" office:value="3830.21464906242">
                <text:p>3830.21464906242</text:p>
              </table:table-cell>
            </table:table-row>
            <table:table-row>
              <table:table-cell office:value-type="float" office:value="144.894521999056">
                <text:p>140</text:p>
              </table:table-cell>
              <table:table-cell office:value-type="float" office:value="19979.9796376241">
                <text:p>19979.9796376241</text:p>
              </table:table-cell>
            </table:table-row>
            <table:table-row>
              <table:table-cell office:value-type="float" office:value="145.094548310786">
                <text:p>150</text:p>
              </table:table-cell>
              <table:table-cell office:value-type="float" office:value="19944.0784832472">
                <text:p>19944.0784832472</text:p>
              </table:table-cell>
            </table:table-row>
            <table:table-row>
              <table:table-cell office:value-type="float" office:value="145.281987201668">
                <text:p>150</text:p>
              </table:table-cell>
              <table:table-cell office:value-type="float" office:value="5594.21881706683">
                <text:p>5594.21881706683</text:p>
              </table:table-cell>
            </table:table-row>
            <table:table-row>
              <table:table-cell office:value-type="float" office:value="145.283280157486">
                <text:p>150</text:p>
              </table:table-cell>
              <table:table-cell office:value-type="float" office:value="19478.506766514">
                <text:p>19478.506766514</text:p>
              </table:table-cell>
            </table:table-row>
            <table:table-row>
              <table:table-cell office:value-type="float" office:value="145.418710981005">
                <text:p>150</text:p>
              </table:table-cell>
              <table:table-cell office:value-type="float" office:value="13939.5371499158">
                <text:p>13939.5371499158</text:p>
              </table:table-cell>
            </table:table-row>
            <table:table-row>
              <table:table-cell office:value-type="float" office:value="145.45778826602">
                <text:p>150</text:p>
              </table:table-cell>
              <table:table-cell office:value-type="float" office:value="17250.1422866268">
                <text:p>17250.1422866268</text:p>
              </table:table-cell>
            </table:table-row>
            <table:table-row>
              <table:table-cell office:value-type="float" office:value="145.470226813886">
                <text:p>150</text:p>
              </table:table-cell>
              <table:table-cell office:value-type="float" office:value="10388.3944046906">
                <text:p>10388.3944046906</text:p>
              </table:table-cell>
            </table:table-row>
            <table:table-row>
              <table:table-cell office:value-type="float" office:value="145.472940070346">
                <text:p>150</text:p>
              </table:table-cell>
              <table:table-cell office:value-type="float" office:value="16278.2009462365">
                <text:p>16278.2009462365</text:p>
              </table:table-cell>
            </table:table-row>
            <table:table-row>
              <table:table-cell office:value-type="float" office:value="145.602872883895">
                <text:p>150</text:p>
              </table:table-cell>
              <table:table-cell office:value-type="float" office:value="13509.3047688523">
                <text:p>13509.3047688523</text:p>
              </table:table-cell>
            </table:table-row>
            <table:table-row>
              <table:table-cell office:value-type="float" office:value="145.786213127582">
                <text:p>150</text:p>
              </table:table-cell>
              <table:table-cell office:value-type="float" office:value="14570.1335543578">
                <text:p>14570.1335543578</text:p>
              </table:table-cell>
            </table:table-row>
            <table:table-row>
              <table:table-cell office:value-type="float" office:value="145.942068280567">
                <text:p>150</text:p>
              </table:table-cell>
              <table:table-cell office:value-type="float" office:value="2731.81957789229">
                <text:p>2731.81957789229</text:p>
              </table:table-cell>
            </table:table-row>
            <table:table-row>
              <table:table-cell office:value-type="float" office:value="146.044781618574">
                <text:p>150</text:p>
              </table:table-cell>
              <table:table-cell office:value-type="float" office:value="16983.8307903965">
                <text:p>16983.8307903965</text:p>
              </table:table-cell>
            </table:table-row>
            <table:table-row>
              <table:table-cell office:value-type="float" office:value="146.190474935303">
                <text:p>150</text:p>
              </table:table-cell>
              <table:table-cell office:value-type="float" office:value="9727.37117708224">
                <text:p>9727.37117708224</text:p>
              </table:table-cell>
            </table:table-row>
            <table:table-row>
              <table:table-cell office:value-type="float" office:value="146.301407621192">
                <text:p>150</text:p>
              </table:table-cell>
              <table:table-cell office:value-type="float" office:value="15537.3726093483">
                <text:p>15537.3726093483</text:p>
              </table:table-cell>
            </table:table-row>
            <table:table-row>
              <table:table-cell office:value-type="float" office:value="146.588832316419">
                <text:p>150</text:p>
              </table:table-cell>
              <table:table-cell office:value-type="float" office:value="19646.5591867083">
                <text:p>19646.5591867083</text:p>
              </table:table-cell>
            </table:table-row>
            <table:table-row>
              <table:table-cell office:value-type="float" office:value="146.741414179961">
                <text:p>150</text:p>
              </table:table-cell>
              <table:table-cell office:value-type="float" office:value="11011.7105406324">
                <text:p>11011.7105406324</text:p>
              </table:table-cell>
            </table:table-row>
            <table:table-row>
              <table:table-cell office:value-type="float" office:value="147.003854593202">
                <text:p>150</text:p>
              </table:table-cell>
              <table:table-cell office:value-type="float" office:value="680.643294252284">
                <text:p>680.643294252284</text:p>
              </table:table-cell>
            </table:table-row>
            <table:table-row>
              <table:table-cell office:value-type="float" office:value="147.266833607238">
                <text:p>150</text:p>
              </table:table-cell>
              <table:table-cell office:value-type="float" office:value="17534.0246729009">
                <text:p>17534.0246729009</text:p>
              </table:table-cell>
            </table:table-row>
            <table:table-row>
              <table:table-cell office:value-type="float" office:value="147.495365354214">
                <text:p>150</text:p>
              </table:table-cell>
              <table:table-cell office:value-type="float" office:value="10677.9252403182">
                <text:p>10677.9252403182</text:p>
              </table:table-cell>
            </table:table-row>
            <table:table-row>
              <table:table-cell office:value-type="float" office:value="147.649196954147">
                <text:p>150</text:p>
              </table:table-cell>
              <table:table-cell office:value-type="float" office:value="427.757775587826">
                <text:p>427.757775587826</text:p>
              </table:table-cell>
            </table:table-row>
            <table:table-row>
              <table:table-cell office:value-type="float" office:value="147.670137051766">
                <text:p>150</text:p>
              </table:table-cell>
              <table:table-cell office:value-type="float" office:value="4593.15081146981">
                <text:p>4593.15081146981</text:p>
              </table:table-cell>
            </table:table-row>
            <table:table-row>
              <table:table-cell office:value-type="float" office:value="147.85163215316">
                <text:p>150</text:p>
              </table:table-cell>
              <table:table-cell office:value-type="float" office:value="11916.4253928071">
                <text:p>11916.4253928071</text:p>
              </table:table-cell>
            </table:table-row>
            <table:table-row>
              <table:table-cell office:value-type="float" office:value="147.98462601234">
                <text:p>150</text:p>
              </table:table-cell>
              <table:table-cell office:value-type="float" office:value="151.280685358112">
                <text:p>151.280685358112</text:p>
              </table:table-cell>
            </table:table-row>
            <table:table-row>
              <table:table-cell office:value-type="float" office:value="147.989890211427">
                <text:p>150</text:p>
              </table:table-cell>
              <table:table-cell office:value-type="float" office:value="18264.5125693193">
                <text:p>18264.5125693193</text:p>
              </table:table-cell>
            </table:table-row>
            <table:table-row>
              <table:table-cell office:value-type="float" office:value="148.107151442891">
                <text:p>150</text:p>
              </table:table-cell>
              <table:table-cell office:value-type="float" office:value="775.501237834876">
                <text:p>775.501237834876</text:p>
              </table:table-cell>
            </table:table-row>
            <table:table-row>
              <table:table-cell office:value-type="float" office:value="148.364498533338">
                <text:p>150</text:p>
              </table:table-cell>
              <table:table-cell office:value-type="float" office:value="19964.6635526644">
                <text:p>19964.6635526644</text:p>
              </table:table-cell>
            </table:table-row>
            <table:table-row>
              <table:table-cell office:value-type="float" office:value="148.545152938721">
                <text:p>150</text:p>
              </table:table-cell>
              <table:table-cell office:value-type="float" office:value="18368.7372655702">
                <text:p>18368.7372655702</text:p>
              </table:table-cell>
            </table:table-row>
            <table:table-row>
              <table:table-cell office:value-type="float" office:value="148.639067181287">
                <text:p>150</text:p>
              </table:table-cell>
              <table:table-cell office:value-type="float" office:value="11531.8240545701">
                <text:p>11531.8240545701</text:p>
              </table:table-cell>
            </table:table-row>
            <table:table-row>
              <table:table-cell office:value-type="float" office:value="148.841101596337">
                <text:p>150</text:p>
              </table:table-cell>
              <table:table-cell office:value-type="float" office:value="5593.14980133731">
                <text:p>5593.14980133731</text:p>
              </table:table-cell>
            </table:table-row>
            <table:table-row>
              <table:table-cell office:value-type="float" office:value="148.985617059644">
                <text:p>150</text:p>
              </table:table-cell>
              <table:table-cell office:value-type="float" office:value="15306.4774421245">
                <text:p>15306.4774421245</text:p>
              </table:table-cell>
            </table:table-row>
            <table:table-row>
              <table:table-cell office:value-type="float" office:value="149.269334175959">
                <text:p>150</text:p>
              </table:table-cell>
              <table:table-cell office:value-type="float" office:value="8977.99700378657">
                <text:p>8977.99700378657</text:p>
              </table:table-cell>
            </table:table-row>
            <table:table-row>
              <table:table-cell office:value-type="float" office:value="149.423566455695">
                <text:p>150</text:p>
              </table:table-cell>
              <table:table-cell office:value-type="float" office:value="38.4973974764478">
                <text:p>38.4973974764478</text:p>
              </table:table-cell>
            </table:table-row>
            <table:table-row>
              <table:table-cell office:value-type="float" office:value="149.453948965371">
                <text:p>150</text:p>
              </table:table-cell>
              <table:table-cell office:value-type="float" office:value="19083.1512234488">
                <text:p>19083.1512234488</text:p>
              </table:table-cell>
            </table:table-row>
            <table:table-row>
              <table:table-cell office:value-type="float" office:value="149.610945707211">
                <text:p>150</text:p>
              </table:table-cell>
              <table:table-cell office:value-type="float" office:value="19736.8298970676">
                <text:p>19736.8298970676</text:p>
              </table:table-cell>
            </table:table-row>
            <table:table-row>
              <table:table-cell office:value-type="float" office:value="149.766470942764">
                <text:p>150</text:p>
              </table:table-cell>
              <table:table-cell office:value-type="float" office:value="4620.01816278906">
                <text:p>4620.01816278906</text:p>
              </table:table-cell>
            </table:table-row>
            <table:table-row>
              <table:table-cell office:value-type="float" office:value="149.932284275959">
                <text:p>150</text:p>
              </table:table-cell>
              <table:table-cell office:value-type="float" office:value="18897.9655076163">
                <text:p>18897.9655076163</text:p>
              </table:table-cell>
            </table:table-row>
            <table:table-row>
              <table:table-cell office:value-type="float" office:value="150.128358302814">
                <text:p>150</text:p>
              </table:table-cell>
              <table:table-cell office:value-type="float" office:value="1731.45571139925">
                <text:p>1731.45571139925</text:p>
              </table:table-cell>
            </table:table-row>
            <table:table-row>
              <table:table-cell office:value-type="float" office:value="150.296322086233">
                <text:p>150</text:p>
              </table:table-cell>
              <table:table-cell office:value-type="float" office:value="19634.1485267254">
                <text:p>19634.1485267254</text:p>
              </table:table-cell>
            </table:table-row>
            <table:table-row>
              <table:table-cell office:value-type="float" office:value="150.464848675889">
                <text:p>150</text:p>
              </table:table-cell>
              <table:table-cell office:value-type="float" office:value="1914.1772194008">
                <text:p>1914.1772194008</text:p>
              </table:table-cell>
            </table:table-row>
            <table:table-row>
              <table:table-cell office:value-type="float" office:value="150.476696251079">
                <text:p>150</text:p>
              </table:table-cell>
              <table:table-cell office:value-type="float" office:value="12818.7247614152">
                <text:p>12818.7247614152</text:p>
              </table:table-cell>
            </table:table-row>
            <table:table-row>
              <table:table-cell office:value-type="float" office:value="150.513841012827">
                <text:p>150</text:p>
              </table:table-cell>
              <table:table-cell office:value-type="float" office:value="19834.4036213123">
                <text:p>19834.4036213123</text:p>
              </table:table-cell>
            </table:table-row>
            <table:table-row>
              <table:table-cell office:value-type="float" office:value="150.524063490254">
                <text:p>150</text:p>
              </table:table-cell>
              <table:table-cell office:value-type="float" office:value="18637.4033771716">
                <text:p>18637.4033771716</text:p>
              </table:table-cell>
            </table:table-row>
            <table:table-row>
              <table:table-cell office:value-type="float" office:value="150.638624403452">
                <text:p>150</text:p>
              </table:table-cell>
              <table:table-cell office:value-type="float" office:value="14600.7208957251">
                <text:p>14600.7208957251</text:p>
              </table:table-cell>
            </table:table-row>
            <table:table-row>
              <table:table-cell office:value-type="float" office:value="150.821462481929">
                <text:p>150</text:p>
              </table:table-cell>
              <table:table-cell office:value-type="float" office:value="1969.41858673637">
                <text:p>1969.41858673637</text:p>
              </table:table-cell>
            </table:table-row>
            <table:table-row>
              <table:table-cell office:value-type="float" office:value="150.942617645245">
                <text:p>150</text:p>
              </table:table-cell>
              <table:table-cell office:value-type="float" office:value="738.260221811069">
                <text:p>738.260221811069</text:p>
              </table:table-cell>
            </table:table-row>
            <table:table-row>
              <table:table-cell office:value-type="float" office:value="151.03044398831">
                <text:p>150</text:p>
              </table:table-cell>
              <table:table-cell office:value-type="float" office:value="193.359148084886">
                <text:p>193.359148084886</text:p>
              </table:table-cell>
            </table:table-row>
            <table:table-row>
              <table:table-cell office:value-type="float" office:value="151.05170466497">
                <text:p>150</text:p>
              </table:table-cell>
              <table:table-cell office:value-type="float" office:value="15904.6029501417">
                <text:p>15904.6029501417</text:p>
              </table:table-cell>
            </table:table-row>
            <table:table-row>
              <table:table-cell office:value-type="float" office:value="151.121140976316">
                <text:p>150</text:p>
              </table:table-cell>
              <table:table-cell office:value-type="float" office:value="541.547130083811">
                <text:p>541.547130083811</text:p>
              </table:table-cell>
            </table:table-row>
            <table:table-row>
              <table:table-cell office:value-type="float" office:value="151.157787068204">
                <text:p>150</text:p>
              </table:table-cell>
              <table:table-cell office:value-type="float" office:value="19728.171278986">
                <text:p>19728.171278986</text:p>
              </table:table-cell>
            </table:table-row>
            <table:table-row>
              <table:table-cell office:value-type="float" office:value="151.407579491986">
                <text:p>150</text:p>
              </table:table-cell>
              <table:table-cell office:value-type="float" office:value="9270.71060488879">
                <text:p>9270.71060488879</text:p>
              </table:table-cell>
            </table:table-row>
            <table:table-row>
              <table:table-cell office:value-type="float" office:value="151.630847403264">
                <text:p>150</text:p>
              </table:table-cell>
              <table:table-cell office:value-type="float" office:value="9483.73688329967">
                <text:p>9483.73688329967</text:p>
              </table:table-cell>
            </table:table-row>
            <table:table-row>
              <table:table-cell office:value-type="float" office:value="151.688433592771">
                <text:p>150</text:p>
              </table:table-cell>
              <table:table-cell office:value-type="float" office:value="18586.0803172842">
                <text:p>18586.0803172842</text:p>
              </table:table-cell>
            </table:table-row>
            <table:table-row>
              <table:table-cell office:value-type="float" office:value="151.805561852589">
                <text:p>150</text:p>
              </table:table-cell>
              <table:table-cell office:value-type="float" office:value="91.2993603734844">
                <text:p>91.2993603734844</text:p>
              </table:table-cell>
            </table:table-row>
            <table:table-row>
              <table:table-cell office:value-type="float" office:value="151.847664357687">
                <text:p>150</text:p>
              </table:table-cell>
              <table:table-cell office:value-type="float" office:value="13090.9825804649">
                <text:p>13090.9825804649</text:p>
              </table:table-cell>
            </table:table-row>
            <table:table-row>
              <table:table-cell office:value-type="float" office:value="151.910514746282">
                <text:p>150</text:p>
              </table:table-cell>
              <table:table-cell office:value-type="float" office:value="12267.3306674452">
                <text:p>12267.3306674452</text:p>
              </table:table-cell>
            </table:table-row>
            <table:table-row>
              <table:table-cell office:value-type="float" office:value="152.14490423771">
                <text:p>150</text:p>
              </table:table-cell>
              <table:table-cell office:value-type="float" office:value="239.902057673711">
                <text:p>239.902057673711</text:p>
              </table:table-cell>
            </table:table-row>
            <table:table-row>
              <table:table-cell office:value-type="float" office:value="152.444353833401">
                <text:p>150</text:p>
              </table:table-cell>
              <table:table-cell office:value-type="float" office:value="6827.64015202219">
                <text:p>6827.64015202219</text:p>
              </table:table-cell>
            </table:table-row>
            <table:table-row>
              <table:table-cell office:value-type="float" office:value="152.68785862738">
                <text:p>150</text:p>
              </table:table-cell>
              <table:table-cell office:value-type="float" office:value="260.344419031552">
                <text:p>260.344419031552</text:p>
              </table:table-cell>
            </table:table-row>
            <table:table-row>
              <table:table-cell office:value-type="float" office:value="152.702003096014">
                <text:p>150</text:p>
              </table:table-cell>
              <table:table-cell office:value-type="float" office:value="2018.18998669301">
                <text:p>2018.18998669301</text:p>
              </table:table-cell>
            </table:table-row>
            <table:table-row>
              <table:table-cell office:value-type="float" office:value="152.889327841397">
                <text:p>150</text:p>
              </table:table-cell>
              <table:table-cell office:value-type="float" office:value="19034.4643234557">
                <text:p>19034.4643234557</text:p>
              </table:table-cell>
            </table:table-row>
            <table:table-row>
              <table:table-cell office:value-type="float" office:value="152.963188833469">
                <text:p>150</text:p>
              </table:table-cell>
              <table:table-cell office:value-type="float" office:value="3947.64391002179">
                <text:p>3947.64391002179</text:p>
              </table:table-cell>
            </table:table-row>
            <table:table-row>
              <table:table-cell office:value-type="float" office:value="153.261050418419">
                <text:p>150</text:p>
              </table:table-cell>
              <table:table-cell office:value-type="float" office:value="262.376918581861">
                <text:p>262.376918581861</text:p>
              </table:table-cell>
            </table:table-row>
            <table:table-row>
              <table:table-cell office:value-type="float" office:value="153.288448178178">
                <text:p>150</text:p>
              </table:table-cell>
              <table:table-cell office:value-type="float" office:value="3886.01970979468">
                <text:p>3886.01970979468</text:p>
              </table:table-cell>
            </table:table-row>
            <table:table-row>
              <table:table-cell office:value-type="float" office:value="153.392691679927">
                <text:p>150</text:p>
              </table:table-cell>
              <table:table-cell office:value-type="float" office:value="7262.92323634174">
                <text:p>7262.92323634174</text:p>
              </table:table-cell>
            </table:table-row>
            <table:table-row>
              <table:table-cell office:value-type="float" office:value="153.533390741358">
                <text:p>150</text:p>
              </table:table-cell>
              <table:table-cell office:value-type="float" office:value="9324.63097338649">
                <text:p>9324.63097338649</text:p>
              </table:table-cell>
            </table:table-row>
            <table:table-row>
              <table:table-cell office:value-type="float" office:value="153.71631373667">
                <text:p>150</text:p>
              </table:table-cell>
              <table:table-cell office:value-type="float" office:value="18446.9574713955">
                <text:p>18446.9574713955</text:p>
              </table:table-cell>
            </table:table-row>
            <table:table-row>
              <table:table-cell office:value-type="float" office:value="153.986370571761">
                <text:p>150</text:p>
              </table:table-cell>
              <table:table-cell office:value-type="float" office:value="11225.2485947634">
                <text:p>11225.2485947634</text:p>
              </table:table-cell>
            </table:table-row>
            <table:table-row>
              <table:table-cell office:value-type="float" office:value="154.008984394686">
                <text:p>150</text:p>
              </table:table-cell>
              <table:table-cell office:value-type="float" office:value="3926.19905697688">
                <text:p>3926.19905697688</text:p>
              </table:table-cell>
            </table:table-row>
            <table:table-row>
              <table:table-cell office:value-type="float" office:value="154.045711908059">
                <text:p>150</text:p>
              </table:table-cell>
              <table:table-cell office:value-type="float" office:value="461.853947981216">
                <text:p>461.853947981216</text:p>
              </table:table-cell>
            </table:table-row>
            <table:table-row>
              <table:table-cell office:value-type="float" office:value="154.170136067447">
                <text:p>150</text:p>
              </table:table-cell>
              <table:table-cell office:value-type="float" office:value="492.072565887554">
                <text:p>492.072565887554</text:p>
              </table:table-cell>
            </table:table-row>
            <table:table-row>
              <table:table-cell office:value-type="float" office:value="154.204597465563">
                <text:p>150</text:p>
              </table:table-cell>
              <table:table-cell office:value-type="float" office:value="15041.6386710319">
                <text:p>15041.6386710319</text:p>
              </table:table-cell>
            </table:table-row>
            <table:table-row>
              <table:table-cell office:value-type="float" office:value="154.278469740683">
                <text:p>150</text:p>
              </table:table-cell>
              <table:table-cell office:value-type="float" office:value="2054.48164636235">
                <text:p>2054.48164636235</text:p>
              </table:table-cell>
            </table:table-row>
            <table:table-row>
              <table:table-cell office:value-type="float" office:value="154.413116377498">
                <text:p>150</text:p>
              </table:table-cell>
              <table:table-cell office:value-type="float" office:value="19023.4740047779">
                <text:p>19023.4740047779</text:p>
              </table:table-cell>
            </table:table-row>
            <table:table-row>
              <table:table-cell office:value-type="float" office:value="154.562138688812">
                <text:p>150</text:p>
              </table:table-cell>
              <table:table-cell office:value-type="float" office:value="4372.73215923785">
                <text:p>4372.73215923785</text:p>
              </table:table-cell>
            </table:table-row>
            <table:table-row>
              <table:table-cell office:value-type="float" office:value="154.818849042409">
                <text:p>150</text:p>
              </table:table-cell>
              <table:table-cell office:value-type="float" office:value="2021.472300917">
                <text:p>2021.472300917</text:p>
              </table:table-cell>
            </table:table-row>
            <table:table-row>
              <table:table-cell office:value-type="float" office:value="155.074650842687">
                <text:p>160</text:p>
              </table:table-cell>
              <table:table-cell office:value-type="float" office:value="16849.6447820058">
                <text:p>16849.6447820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